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15">
      <style:paragraph-properties fo:margin-top="0in" fo:margin-bottom="0in"/>
    </style:style>
    <style:style style:name="P18" style:family="paragraph" style:parent-style-name="Text_20_body" style:list-style-name="L16">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7">
      <style:paragraph-properties fo:margin-top="0in" fo:margin-bottom="0in"/>
    </style:style>
    <style:style style:name="P26" style:family="paragraph" style:parent-style-name="Text_20_body" style:list-style-name="L18">
      <style:paragraph-properties fo:margin-top="0in" fo:margin-bottom="0in"/>
    </style:style>
    <style:style style:name="P27" style:family="paragraph" style:parent-style-name="Text_20_body" style:list-style-name="L19">
      <style:paragraph-properties fo:margin-top="0in" fo:margin-bottom="0in"/>
    </style:style>
    <style:style style:name="P28" style:family="paragraph" style:parent-style-name="Preformatted_20_Text">
    </style:style>
    <style:style style:name="P29" style:family="paragraph" style:parent-style-name="Text_20_body" style:list-style-name="L20">
      <style:paragraph-properties fo:margin-top="0in" fo:margin-bottom="0in"/>
    </style:style>
    <style:style style:name="P30" style:family="paragraph" style:parent-style-name="Text_20_body" style:list-style-name="L21">
      <style:paragraph-properties fo:margin-top="0in" fo:margin-bottom="0in"/>
    </style:style>
    <style:style style:name="P31" style:family="paragraph" style:parent-style-name="Preformatted_20_Text">
    </style:style>
    <style:style style:name="P32" style:family="paragraph" style:parent-style-name="Text_20_body" style:list-style-name="L22">
      <style:paragraph-properties fo:margin-top="0in" fo:margin-bottom="0in"/>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3">
      <style:paragraph-properties fo:margin-top="0in" fo:margin-bottom="0in"/>
    </style:style>
    <style:style style:name="P36" style:family="paragraph" style:parent-style-name="Text_20_body" style:list-style-name="L24">
      <style:paragraph-properties fo:margin-top="0in" fo:margin-bottom="0in"/>
    </style:style>
    <style:style style:name="P37" style:family="paragraph" style:parent-style-name="Text_20_body" style:list-style-name="L25">
      <style:paragraph-properties fo:margin-top="0in" fo:margin-bottom="0in"/>
    </style:style>
    <style:style style:name="P38" style:family="paragraph" style:parent-style-name="Text_20_body" style:list-style-name="L26">
      <style:paragraph-properties fo:margin-top="0in" fo:margin-bottom="0in"/>
    </style:style>
    <style:style style:name="P39" style:family="paragraph" style:parent-style-name="Text_20_body" style:list-style-name="L27">
      <style:paragraph-properties fo:margin-top="0in" fo:margin-bottom="0in"/>
    </style:style>
    <style:style style:name="P40" style:family="paragraph" style:parent-style-name="Text_20_body" style:list-style-name="L28">
      <style:paragraph-properties fo:margin-top="0in" fo:margin-bottom="0in"/>
    </style:style>
    <style:style style:name="P41" style:family="paragraph" style:parent-style-name="Text_20_body" style:list-style-name="L29">
      <style:paragraph-properties fo:margin-top="0in" fo:margin-bottom="0in"/>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a-summary-of-research-and-reviews-of-game-making-from-a-constructionist-framework" office:name=""><text:span text:style-name="Definition">A summary of research and reviews of game making from a constructionist framework</text:span></text:a></text:p>
              <text:list text:style-name="L3">
                <text:list-item>
                  <text:p text:style-name="P3"><text:a xlink:type="simple" xlink:href="#alignment-of-constructionist-gaming-with-pbl" office:name=""><text:span text:style-name="Definition">Alignment of constructionist gaming with PBL</text:span></text:a></text:p>
                </text:list-item>
                <text:list-item>
                  <text:p text:style-name="P3"><text:a xlink:type="simple" xlink:href="#how-games-are-special" office:name=""><text:span text:style-name="Definition">How games are special</text:span></text:a></text:p>
                </text:list-item>
                <text:list-item>
                  <text:p text:style-name="P3"><text:a xlink:type="simple" xlink:href="#limits-and-critiques-of-constructionist-game-making" office:name=""><text:span text:style-name="Definition">Limits and critiques of constructionist game making</text:span></text:a></text:p>
                </text:list-item>
              </text:list>
            </text:list-item>
            <text:list-item>
              <text:p text:style-name="P2"><text:a xlink:type="simple" xlink:href="#context-of-game-making-and-digital-projects-at-home-and-other-informal-settings" office:name=""><text:span text:style-name="Definition">Context of game making and digital projects at home and other informal settings</text:span></text:a></text:p>
              <text:list text:style-name="L4">
                <text:list-item>
                  <text:p text:style-name="P4"><text:a xlink:type="simple" xlink:href="#home-eduction-contextual-factors-relevant-to-this-study" office:name=""><text:span text:style-name="Definition">Home eduction contextual factors relevant to this study</text:span></text:a></text:p>
                </text:list-item>
                <text:list-item>
                  <text:p text:style-name="P4"><text:a xlink:type="simple" xlink:href="#defining-informal" office:name=""><text:span text:style-name="Definition">Defining informal</text:span></text:a></text:p>
                </text:list-item>
                <text:list-item>
                  <text:p text:style-name="P4"><text:a xlink:type="simple" xlink:href="#game-and-media-making-in-informal-communities" office:name=""><text:span text:style-name="Definition">Game and media making in informal communities</text:span></text:a></text:p>
                </text:list-item>
              </text:list>
            </text:list-item>
            <text:list-item>
              <text:p text:style-name="P2"><text:a xlink:type="simple" xlink:href="#barriers-to-participation-in-game-making" office:name=""><text:span text:style-name="Definition">Barriers to participation in game making</text:span></text:a></text:p>
              <text:list text:style-name="L5">
                <text:list-item>
                  <text:p text:style-name="P5"><text:a xlink:type="simple" xlink:href="#barriers-linked-to-identity-and-values" office:name=""><text:span text:style-name="Definition">Barriers linked to identity and values</text:span></text:a></text:p>
                </text:list-item>
                <text:list-item>
                  <text:p text:style-name="P5"><text:a xlink:type="simple" xlink:href="#technical-barriers--" office:name=""><text:span text:style-name="Definition">Technical barriers -</text:span></text:a></text:p>
                  <text:list text:style-name="L6">
                    <text:list-item>
                      <text:p text:style-name="P6"><text:a xlink:type="simple" xlink:href="#difficulty-of-computer-programming-via-coding" office:name=""><text:span text:style-name="Definition">Difficulty of computer programming via coding</text:span></text:a></text:p>
                    </text:list-item>
                  </text:list>
                </text:list-item>
                <text:list-item>
                  <text:p text:style-name="P5"><text:a xlink:type="simple" xlink:href="#other-barriers-to-making-games" office:name=""><text:span text:style-name="Definition">Other barriers to making games</text:span></text:a></text:p>
                </text:list-item>
              </text:list>
            </text:list-item>
            <text:list-item>
              <text:p text:style-name="P2"><text:a xlink:type="simple" xlink:href="#programmes-working-to-address-challenge" office:name=""><text:span text:style-name="Definition">Programmes working to address challenge</text:span></text:a></text:p>
              <text:list text:style-name="L7">
                <text:list-item>
                  <text:p text:style-name="P7"><text:a xlink:type="simple" xlink:href="#game-competitions" office:name=""><text:span text:style-name="Definition">Game competitions</text:span></text:a></text:p>
                </text:list-item>
                <text:list-item>
                  <text:p text:style-name="P7"><text:a xlink:type="simple" xlink:href="#educational-game-jams" office:name=""><text:span text:style-name="Definition">Educational Game Jams</text:span></text:a></text:p>
                </text:list-item>
                <text:list-item>
                  <text:p text:style-name="P7"><text:a xlink:type="simple" xlink:href="#coding-clubhouses-grass-roots-community-responses" office:name=""><text:span text:style-name="Definition">Coding club(houses) &amp; Grass Roots community responses</text:span></text:a></text:p>
                  <text:list text:style-name="L8">
                    <text:list-item>
                      <text:p text:style-name="P8"><text:a xlink:type="simple" xlink:href="#code-club-coder-dojo-and-raspberry-jam---a-community-responses-to-the-needs-of-informal" office:name=""><text:span text:style-name="Definition">Code Club, Coder Dojo and Raspberry Jam - a community responses to the needs of informal</text:span></text:a></text:p>
                    </text:list-item>
                  </text:list>
                </text:list-item>
                <text:list-item>
                  <text:p text:style-name="P7"><text:a xlink:type="simple" xlink:href="#creative-family-learning---roque" office:name=""><text:span text:style-name="Definition">Creative Family Learning - Roque</text:span></text:a></text:p>
                </text:list-item>
                <text:list-item>
                  <text:p text:style-name="P7"><text:a xlink:type="simple" xlink:href="#link-to-next-section---pedagogies-exist-but-more-are-needed" office:name=""><text:span text:style-name="Definition">Link to next section - pedagogies exist but more are needed</text:span></text:a></text:p>
                </text:list-item>
              </text:list>
            </text:list-item>
            <text:list-item>
              <text:p text:style-name="P2"><text:a xlink:type="simple" xlink:href="#pedagogies-to-support-game-making-via-coding" office:name=""><text:span text:style-name="Definition">Pedagogies to support game making via coding</text:span></text:a></text:p>
              <text:list text:style-name="L9">
                <text:list-item>
                  <text:p text:style-name="P9"><text:a xlink:type="simple" xlink:href="#curricular-concepts-semantic-waves-and-primm" office:name=""><text:span text:style-name="Definition">Curricular concepts, semantic waves and PRIMM</text:span></text:a></text:p>
                  <text:list text:style-name="L10">
                    <text:list-item>
                      <text:p text:style-name="P10"><text:a xlink:type="simple" xlink:href="#semantic-profiles-and-waves" office:name=""><text:span text:style-name="Definition">Semantic Profiles and Waves</text:span></text:a></text:p>
                    </text:list-item>
                    <text:list-item>
                      <text:p text:style-name="P10"><text:a xlink:type="simple" xlink:href="#primm" office:name=""><text:span text:style-name="Definition">PRIMM</text:span></text:a></text:p>
                    </text:list-item>
                  </text:list>
                </text:list-item>
                <text:list-item>
                  <text:p text:style-name="P9"><text:a xlink:type="simple" xlink:href="#use-modify-create" office:name=""><text:span text:style-name="Definition">Use Modify Create</text:span></text:a></text:p>
                </text:list-item>
                <text:list-item>
                  <text:p text:style-name="P9"><text:a xlink:type="simple" xlink:href="#microworlds" office:name=""><text:span text:style-name="Definition">Microworlds</text:span></text:a></text:p>
                  <text:list text:style-name="L11">
                    <text:list-item>
                      <text:p text:style-name="P11"><text:a xlink:type="simple" xlink:href="#microworlds-as-an-embodiment-of-umc-and-other-constructionist-design-principles" office:name=""><text:span text:style-name="Definition">Microworlds as an embodiment of UMC and other constructionist design principles</text:span></text:a></text:p>
                    </text:list-item>
                    <text:list-item>
                      <text:p text:style-name="P11"><text:a xlink:type="simple" xlink:href="#half-baked-games-as-microworlds" office:name=""><text:span text:style-name="Definition">Half-baked games as Microworlds</text:span></text:a></text:p>
                    </text:list-item>
                  </text:list>
                </text:list-item>
                <text:list-item>
                  <text:p text:style-name="P9"><text:a xlink:type="simple" xlink:href="#pair-programming-socialcollaborative-coding" office:name=""><text:span text:style-name="Definition">Pair programming &amp; social/collaborative coding</text:span></text:a></text:p>
                </text:list-item>
                <text:list-item>
                  <text:p text:style-name="P9"><text:a xlink:type="simple" xlink:href="#design-steps-frameworks-via-stages" office:name=""><text:span text:style-name="Definition">Design steps frameworks via stages</text:span></text:a></text:p>
                </text:list-item>
                <text:list-item>
                  <text:p text:style-name="P9"><text:a xlink:type="simple" xlink:href="#design-patterns" office:name=""><text:span text:style-name="Definition">Design patterns</text:span></text:a></text:p>
                  <text:list text:style-name="L12">
                    <text:list-item>
                      <text:p text:style-name="P12"><text:a xlink:type="simple" xlink:href="#gameplay-design-patterns" office:name=""><text:span text:style-name="Definition">Game(play) design patterns</text:span></text:a></text:p>
                    </text:list-item>
                  </text:list>
                </text:list-item>
              </text:list>
            </text:list-item>
            <text:list-item>
              <text:p text:style-name="P2"><text:a xlink:type="simple" xlink:href="#conclusion" office:name=""><text:span text:style-name="Definition">Conclusion</text:span></text:a></text:p>
              <text:list text:style-name="L13">
                <text:list-item>
                  <text:p text:style-name="P13"><text:a xlink:type="simple" xlink:href="#synthesis-of-chapter-discussion" office:name=""><text:span text:style-name="Definition">Synthesis of chapter / discussion</text:span></text:a></text:p>
                </text:list-item>
                <text:list-item>
                  <text:p text:style-name="P13"><text:a xlink:type="simple" xlink:href="#the-problem-statement-of-the-thesis" office:name=""><text:span text:style-name="Definition">The problem statement of the thesis</text:span></text:a></text:p>
                </text:list-item>
                <text:list-item>
                  <text:p text:style-name="P13"><text:a xlink:type="simple" xlink:href="#link-to-the-next-chapter" office:name=""><text:span text:style-name="Definition">Link to the next chapter</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14">
        <text:list-item>
          <text:p text:style-name="P14">What contradictions arose in participation in this research’s game coding processes and what pedagogical tools and processes are available to address these contradictions?</text:p>
        </text:list-item>
        <text:list-item>
          <text:p text:style-name="P14">How can game design patterns support the development of computational fluency in novices?</text:p>
        </text:list-item>
        <text:list-item>
          <text:p text:style-name="P14">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undertakes a review of the literature around key areas relevant to situating and providing contextual information to answer the research questions of this study. To do this it explores several broad themes on inquiry. Firstly, as its dominance in this domain, I examine the findings of research and reviews in the areas of constructionist approach to game making. Following this, I focus in particular characteristics of relevant settings for game making, focusing in particular on the barriers to participation to game making. This literature review then explores key pedagogies of game making, and digital making where relevant. One key pedagogy addressed is the use of game design patterns. Here I assess the current potential explored in studies and highlight existing gaps in the current research, particularly in the area of developing notice coding practices. This aspect of the review supports the proposed problem statement of this thesis that game making processes in both formal and informal settings can benefit from more research involving novel pedagogies.</text:p>
      <text:p text:style-name="Text_20_body">My final research questions involves the development of agency. This focus guides both the way in which I review current research on game making pedagogies, and how I describe current responses to current limits to the potential of game making in the final part of the chapter. I conclude by noting that the exploration of agency continues as part of Chapter 3 which outlines the the theoretical framework of the study.</text:p>
      <text:h text:style-name="Heading_20_2" text:outline-level="2"><text:bookmark-start text:name="a-summary-of-research-and-reviews-of-game-making-from-a-constructionist-framework"/>A summary of research and reviews of game making from a constructionist framework<text:bookmark-end text:name="a-summary-of-research-and-reviews-of-game-making-from-a-constructionist-framework"/></text:h>
      <text:p text:style-name="First_20_paragraph">There are several notable reviews exploring the broad motivations and impact of making games for learning , a field termed computer game design and programming (CGD&amp;P) by that Denner and colleagues <text:reference-mark-start text:name="ZOTERO_ITEM CSL_CITATION {&quot;properties&quot;:{&quot;formattedCitation&quot;:&quot;[@denner_does_2019; @earp_game_2015; @hayes_making_2008; @kafai_constructionist_2015-1]&quot;,&quot;noteIndex&quot;:0},&quot;citationID&quot;:&quot;kuuxfith&quot;,&quot;citationItems&quot;:[{&quot;uris&quot;:[&quot;http://zotero.org/users/1913249/items/5GJGG89A&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d&quot;:&quot;denner_does_2019&quot;,&quot;author&quot;:[{&quot;family&quot;:&quot;Denner&quot;,&quot;given&quot;:&quot;Jill&quot;},{&quot;family&quot;:&quot;Campe&quot;,&quot;given&quot;:&quot;Shannon&quot;},{&quot;family&quot;:&quot;Werner&quot;,&quot;given&quot;:&quot;Linda&quot;}],&quot;ISSN&quot;:&quot;1946-6226&quot;,&quot;page&quot;:&quot;1-35&quot;,&quot;title-short&quot;:&quot;Does Computer Game Design and Programming Benefit Children?&quot;,&quot;volume&quot;:&quot;19&quot;,&quot;URL&quot;:&quot;https://dl.acm.org/doi/10.1145/3277565&quot;,&quot;issue&quot;:&quot;3&quot;,&quot;type&quot;:&quot;article-journal&quot;,&quot;source&quot;:&quot;DOI.org (Crossref)&quot;,&quot;title&quot;:&quot;Does Computer Game Design and Programming Benefit Children? A Meta-Synthesis of Research&quot;,&quot;container-title-short&quot;:&quot;ACM Trans. Comput. Educ.&quot;,&quot;issued&quot;:{&quot;date-parts&quot;:[[&quot;2019&quot;,6,28]]},&quot;accessed&quot;:{&quot;date-parts&quot;:[[&quot;2022&quot;,1,30]]},&quot;language&quot;:&quot;en&quot;,&quot;citation-key&quot;:&quot;denner_does_2019&quot;},&quot;id&quot;:3934,&quot;uri&quot;:[&quot;http://zotero.org/users/1913249/items/5GJGG89A&quot;],&quot;suffix&quot;:&quot;&quot;,&quot;prefix&quot;:&quot;&quot;},{&quot;uris&quot;:[&quot;http://zotero.org/users/1913249/items/GF2XMQBJ&quot;],&quot;itemData&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short&quot;:&quot;Game Making for Learning&quot;,&quot;source&quot;:&quot;ResearchGate&quot;,&quot;type&quot;:&quot;paper-conference&quot;,&quot;issued&quot;:{&quot;date-parts&quot;:[[&quot;2015&quot;,11,17]]},&quot;title&quot;:&quot;Game Making for Learning: A Systematic Review of the Research Literature&quot;,&quot;author&quot;:[{&quot;family&quot;:&quot;Earp&quot;,&quot;given&quot;:&quot;Jeffrey&quot;}],&quot;id&quot;:&quot;earp_game_2015&quot;,&quot;citation-key&quot;:&quot;earp_game_2015&quot;},&quot;id&quot;:283,&quot;uri&quot;:[&quot;http://zotero.org/users/1913249/items/GF2XMQBJ&quot;],&quot;suffix&quot;:&quot;&quot;,&quot;prefix&quot;:&quot;&quot;},{&quot;uris&quot;:[&quot;http://zotero.org/users/1913249/items/TN54K9Y3&quot;],&quot;itemData&quot;:{&quot;container-title&quot;:&quot;Games and Culture&quot;,&quot;DOI&quot;:&quot;10.1177/1555412008317312&quot;,&quot;id&quot;:&quot;hayes_making_2008&quot;,&quot;author&quot;:[{&quot;family&quot;:&quot;Hayes&quot;,&quot;given&quot;:&quot;Elisabeth R.&quot;},{&quot;family&quot;:&quot;Games&quot;,&quot;given&quot;:&quot;Ivan Alex&quot;}],&quot;ISSN&quot;:&quot;1555-4120, 1555-4139&quot;,&quot;page&quot;:&quot;309-332&quot;,&quot;title-short&quot;:&quot;Making Computer Games and Design Thinking&quot;,&quot;volume&quot;:&quot;3&quot;,&quot;issue&quot;:&quot;3-4&quot;,&quot;URL&quot;:&quot;http://journals.sagepub.com/doi/10.1177/1555412008317312&quot;,&quot;source&quot;:&quot;Crossref&quot;,&quot;type&quot;:&quot;article-journal&quot;,&quot;title&quot;:&quot;Making Computer Games and Design Thinking: A Review of Current Software and Strategies&quot;,&quot;accessed&quot;:{&quot;date-parts&quot;:[[&quot;2018&quot;,4,21]]},&quot;language&quot;:&quot;en&quot;,&quot;issued&quot;:{&quot;date-parts&quot;:[[&quot;2008&quot;,7]]},&quot;citation-key&quot;:&quot;hayes_making_2008&quot;},&quot;id&quot;:281,&quot;uri&quot;:[&quot;http://zotero.org/users/1913249/items/TN54K9Y3&quot;],&quot;suffix&quot;:&quot;&quot;,&quot;prefix&quot;:&quot;&quot;},{&quot;uris&quot;:[&quot;http://zotero.org/users/1913249/items/Q7JCMQ3N&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d&quot;:&quot;kafai_constructionist_2015-1&quot;,&quot;author&quot;:[{&quot;family&quot;:&quot;Kafai&quot;,&quot;given&quot;:&quot;Yasmin&quot;},{&quot;family&quot;:&quot;Burke&quot;,&quot;given&quot;:&quot;Quinn&quot;}],&quot;ISSN&quot;:&quot;0046-1520&quot;,&quot;page&quot;:&quot;313-334&quot;,&quot;title-short&quot;:&quot;Constructionist gaming&quot;,&quot;volume&quot;:&quot;50&quot;,&quot;PMCID&quot;:&quot;PMC4784508&quot;,&quot;URL&quot;:&quot;https://www.ncbi.nlm.nih.gov/pmc/articles/PMC4784508/&quot;,&quot;issue&quot;:&quot;4&quot;,&quot;type&quot;:&quot;article-journal&quot;,&quot;source&quot;:&quot;PubMed Central&quot;,&quot;title&quot;:&quot;Constructionist gaming: understanding the benefits of making games for learning&quot;,&quot;container-title-short&quot;:&quot;Educ Psychol&quot;,&quot;issued&quot;:{&quot;date-parts&quot;:[[&quot;2015&quot;]]},&quot;PMID&quot;:&quot;27019536&quot;,&quot;accessed&quot;:{&quot;date-parts&quot;:[[&quot;2017&quot;,10,16]]},&quot;citation-key&quot;:&quot;kafai_constructionist_2015-1&quot;},&quot;id&quot;:3761,&quot;uri&quot;:[&quot;http://zotero.org/users/1913249/items/Q7JCMQ3N&quot;],&quot;suffix&quot;:&quot;&quot;,&quot;prefix&quot;:&quot;&quot;}],&quot;schema&quot;:&quot;https://github.com/citation-style-language/schema/raw/master/csl-citation.json&quot;} RNDomqjnyxqsd"/>&lt;Do Zotero Refresh: [@denner_does_2019; @earp_game_2015; @hayes_making_2008; @kafai_constructionist_2015-1]&gt;<text:reference-mark-end text:name="ZOTERO_ITEM CSL_CITATION {&quot;properties&quot;:{&quot;formattedCitation&quot;:&quot;[@denner_does_2019; @earp_game_2015; @hayes_making_2008; @kafai_constructionist_2015-1]&quot;,&quot;noteIndex&quot;:0},&quot;citationID&quot;:&quot;kuuxfith&quot;,&quot;citationItems&quot;:[{&quot;uris&quot;:[&quot;http://zotero.org/users/1913249/items/5GJGG89A&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d&quot;:&quot;denner_does_2019&quot;,&quot;author&quot;:[{&quot;family&quot;:&quot;Denner&quot;,&quot;given&quot;:&quot;Jill&quot;},{&quot;family&quot;:&quot;Campe&quot;,&quot;given&quot;:&quot;Shannon&quot;},{&quot;family&quot;:&quot;Werner&quot;,&quot;given&quot;:&quot;Linda&quot;}],&quot;ISSN&quot;:&quot;1946-6226&quot;,&quot;page&quot;:&quot;1-35&quot;,&quot;title-short&quot;:&quot;Does Computer Game Design and Programming Benefit Children?&quot;,&quot;volume&quot;:&quot;19&quot;,&quot;URL&quot;:&quot;https://dl.acm.org/doi/10.1145/3277565&quot;,&quot;issue&quot;:&quot;3&quot;,&quot;type&quot;:&quot;article-journal&quot;,&quot;source&quot;:&quot;DOI.org (Crossref)&quot;,&quot;title&quot;:&quot;Does Computer Game Design and Programming Benefit Children? A Meta-Synthesis of Research&quot;,&quot;container-title-short&quot;:&quot;ACM Trans. Comput. Educ.&quot;,&quot;issued&quot;:{&quot;date-parts&quot;:[[&quot;2019&quot;,6,28]]},&quot;accessed&quot;:{&quot;date-parts&quot;:[[&quot;2022&quot;,1,30]]},&quot;language&quot;:&quot;en&quot;,&quot;citation-key&quot;:&quot;denner_does_2019&quot;},&quot;id&quot;:3934,&quot;uri&quot;:[&quot;http://zotero.org/users/1913249/items/5GJGG89A&quot;],&quot;suffix&quot;:&quot;&quot;,&quot;prefix&quot;:&quot;&quot;},{&quot;uris&quot;:[&quot;http://zotero.org/users/1913249/items/GF2XMQBJ&quot;],&quot;itemData&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short&quot;:&quot;Game Making for Learning&quot;,&quot;source&quot;:&quot;ResearchGate&quot;,&quot;type&quot;:&quot;paper-conference&quot;,&quot;issued&quot;:{&quot;date-parts&quot;:[[&quot;2015&quot;,11,17]]},&quot;title&quot;:&quot;Game Making for Learning: A Systematic Review of the Research Literature&quot;,&quot;author&quot;:[{&quot;family&quot;:&quot;Earp&quot;,&quot;given&quot;:&quot;Jeffrey&quot;}],&quot;id&quot;:&quot;earp_game_2015&quot;,&quot;citation-key&quot;:&quot;earp_game_2015&quot;},&quot;id&quot;:283,&quot;uri&quot;:[&quot;http://zotero.org/users/1913249/items/GF2XMQBJ&quot;],&quot;suffix&quot;:&quot;&quot;,&quot;prefix&quot;:&quot;&quot;},{&quot;uris&quot;:[&quot;http://zotero.org/users/1913249/items/TN54K9Y3&quot;],&quot;itemData&quot;:{&quot;container-title&quot;:&quot;Games and Culture&quot;,&quot;DOI&quot;:&quot;10.1177/1555412008317312&quot;,&quot;id&quot;:&quot;hayes_making_2008&quot;,&quot;author&quot;:[{&quot;family&quot;:&quot;Hayes&quot;,&quot;given&quot;:&quot;Elisabeth R.&quot;},{&quot;family&quot;:&quot;Games&quot;,&quot;given&quot;:&quot;Ivan Alex&quot;}],&quot;ISSN&quot;:&quot;1555-4120, 1555-4139&quot;,&quot;page&quot;:&quot;309-332&quot;,&quot;title-short&quot;:&quot;Making Computer Games and Design Thinking&quot;,&quot;volume&quot;:&quot;3&quot;,&quot;issue&quot;:&quot;3-4&quot;,&quot;URL&quot;:&quot;http://journals.sagepub.com/doi/10.1177/1555412008317312&quot;,&quot;source&quot;:&quot;Crossref&quot;,&quot;type&quot;:&quot;article-journal&quot;,&quot;title&quot;:&quot;Making Computer Games and Design Thinking: A Review of Current Software and Strategies&quot;,&quot;accessed&quot;:{&quot;date-parts&quot;:[[&quot;2018&quot;,4,21]]},&quot;language&quot;:&quot;en&quot;,&quot;issued&quot;:{&quot;date-parts&quot;:[[&quot;2008&quot;,7]]},&quot;citation-key&quot;:&quot;hayes_making_2008&quot;},&quot;id&quot;:281,&quot;uri&quot;:[&quot;http://zotero.org/users/1913249/items/TN54K9Y3&quot;],&quot;suffix&quot;:&quot;&quot;,&quot;prefix&quot;:&quot;&quot;},{&quot;uris&quot;:[&quot;http://zotero.org/users/1913249/items/Q7JCMQ3N&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d&quot;:&quot;kafai_constructionist_2015-1&quot;,&quot;author&quot;:[{&quot;family&quot;:&quot;Kafai&quot;,&quot;given&quot;:&quot;Yasmin&quot;},{&quot;family&quot;:&quot;Burke&quot;,&quot;given&quot;:&quot;Quinn&quot;}],&quot;ISSN&quot;:&quot;0046-1520&quot;,&quot;page&quot;:&quot;313-334&quot;,&quot;title-short&quot;:&quot;Constructionist gaming&quot;,&quot;volume&quot;:&quot;50&quot;,&quot;PMCID&quot;:&quot;PMC4784508&quot;,&quot;URL&quot;:&quot;https://www.ncbi.nlm.nih.gov/pmc/articles/PMC4784508/&quot;,&quot;issue&quot;:&quot;4&quot;,&quot;type&quot;:&quot;article-journal&quot;,&quot;source&quot;:&quot;PubMed Central&quot;,&quot;title&quot;:&quot;Constructionist gaming: understanding the benefits of making games for learning&quot;,&quot;container-title-short&quot;:&quot;Educ Psychol&quot;,&quot;issued&quot;:{&quot;date-parts&quot;:[[&quot;2015&quot;]]},&quot;PMID&quot;:&quot;27019536&quot;,&quot;accessed&quot;:{&quot;date-parts&quot;:[[&quot;2017&quot;,10,16]]},&quot;citation-key&quot;:&quot;kafai_constructionist_2015-1&quot;},&quot;id&quot;:3761,&quot;uri&quot;:[&quot;http://zotero.org/users/1913249/items/Q7JCMQ3N&quot;],&quot;suffix&quot;:&quot;&quot;,&quot;prefix&quot;:&quot;&quot;}],&quot;schema&quot;:&quot;https://github.com/citation-style-language/schema/raw/master/csl-citation.json&quot;} RNDomqjnyxqsd"/>. Some reviews focus on key areas of CGD&amp;P while others take a broader approach. For instance, Bermingham et al <text:reference-mark-start text:name="ZOTERO_ITEM CSL_CITATION {&quot;properties&quot;:{&quot;formattedCitation&quot;:&quot;[@bermingham_approaches_2013]&quot;,&quot;noteIndex&quot;:0},&quot;citationID&quot;:&quot;pagduekd&quot;,&quot;citationItems&quot;:[{&quot;uris&quot;:[&quot;http://zotero.org/users/1913249/items/ZZI6D7CC&quot;],&quot;itemData&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volume&quot;:&quot;1&quot;,&quot;source&quot;:&quot;ResearchGate&quot;,&quot;type&quot;:&quot;paper-conference&quot;,&quot;issued&quot;:{&quot;date-parts&quot;:[[&quot;2013&quot;,10,3]]},&quot;title&quot;:&quot;Approaches to Collaborative Game-Making for Fostering 21st Century Skills&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d&quot;:&quot;bermingham_approaches_2013&quot;,&quot;citation-key&quot;:&quot;bermingham_approaches_2013&quot;},&quot;id&quot;:2927,&quot;uri&quot;:[&quot;http://zotero.org/users/1913249/items/ZZI6D7CC&quot;],&quot;suffix&quot;:&quot;&quot;,&quot;prefix&quot;:&quot;&quot;}],&quot;schema&quot;:&quot;https://github.com/citation-style-language/schema/raw/master/csl-citation.json&quot;} RNDczfnvphqnm"/>&lt;Do Zotero Refresh: [@bermingham_approaches_2013]&gt;<text:reference-mark-end text:name="ZOTERO_ITEM CSL_CITATION {&quot;properties&quot;:{&quot;formattedCitation&quot;:&quot;[@bermingham_approaches_2013]&quot;,&quot;noteIndex&quot;:0},&quot;citationID&quot;:&quot;pagduekd&quot;,&quot;citationItems&quot;:[{&quot;uris&quot;:[&quot;http://zotero.org/users/1913249/items/ZZI6D7CC&quot;],&quot;itemData&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volume&quot;:&quot;1&quot;,&quot;source&quot;:&quot;ResearchGate&quot;,&quot;type&quot;:&quot;paper-conference&quot;,&quot;issued&quot;:{&quot;date-parts&quot;:[[&quot;2013&quot;,10,3]]},&quot;title&quot;:&quot;Approaches to Collaborative Game-Making for Fostering 21st Century Skills&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d&quot;:&quot;bermingham_approaches_2013&quot;,&quot;citation-key&quot;:&quot;bermingham_approaches_2013&quot;},&quot;id&quot;:2927,&quot;uri&quot;:[&quot;http://zotero.org/users/1913249/items/ZZI6D7CC&quot;],&quot;suffix&quot;:&quot;&quot;,&quot;prefix&quot;:&quot;&quot;}],&quot;schema&quot;:&quot;https://github.com/citation-style-language/schema/raw/master/csl-citation.json&quot;} RNDczfnvphqnm"/> emphasise 21st Century skills, while Gee and Tran discuss the diverse tools available for game design <text:reference-mark-start text:name="ZOTERO_ITEM CSL_CITATION {&quot;properties&quot;:{&quot;formattedCitation&quot;:&quot;[-@gee_video_2016]&quot;,&quot;noteIndex&quot;:0},&quot;citationID&quot;:&quot;zhunukxh&quot;,&quot;citationItems&quot;:[{&quot;suppress-author&quot;:true,&quot;uris&quot;:[&quot;http://zotero.org/users/1913249/items/CENDC7Q4&quot;],&quot;id&quot;:1844,&quot;uri&quot;:[&quot;http://zotero.org/users/1913249/items/CENDC7Q4&quot;],&quot;itemData&quot;:{&quot;URL&quot;:&quot;http://betsydisalvo.com/wp-content/uploads/2017/07/Gee_GLS11-Proceedings-2015.pdf&quot;,&quot;type&quot;:&quot;chapter&quot;,&quot;container-title&quot;:&quot;Handbook of Research on the Societal Impact of Digital Media:&quot;,&quot;title-short&quot;:&quot;Video Game Making &amp; Modding in the Wild&quot;,&quot;title&quot;:&quot;Video Game Making &amp; Modding&quot;,&quot;event-place&quot;:&quot;Hershey PA&quot;,&quot;accessed&quot;:{&quot;date-parts&quot;:[[&quot;2017&quot;,8,18]]},&quot;collection-title&quot;:&quot;Advances in Media, Entertainment, and the Arts&quot;,&quot;source&quot;:&quot;Google Scholar&quot;,&quot;publisher-place&quot;:&quot;Hershey PA&quot;,&quot;id&quot;:&quot;gee_video_2016&quot;,&quot;publisher&quot;:&quot;IGI Global&quot;,&quot;author&quot;:[{&quot;family&quot;:&quot;Gee&quot;,&quot;given&quot;:&quot;Elisabeth&quot;},{&quot;family&quot;:&quot;Tran&quot;,&quot;given&quot;:&quot;Kelly&quot;}],&quot;issued&quot;:{&quot;date-parts&quot;:[[&quot;2016&quot;]]},&quot;citation-key&quot;:&quot;gee_video_2016&quot;},&quot;suffix&quot;:&quot;&quot;,&quot;prefix&quot;:&quot;&quot;}],&quot;schema&quot;:&quot;https://github.com/citation-style-language/schema/raw/master/csl-citation.json&quot;} RNDjvxbyncerx"/>&lt;Do Zotero Refresh: [-@gee_video_2016]&gt;<text:reference-mark-end text:name="ZOTERO_ITEM CSL_CITATION {&quot;properties&quot;:{&quot;formattedCitation&quot;:&quot;[-@gee_video_2016]&quot;,&quot;noteIndex&quot;:0},&quot;citationID&quot;:&quot;zhunukxh&quot;,&quot;citationItems&quot;:[{&quot;suppress-author&quot;:true,&quot;uris&quot;:[&quot;http://zotero.org/users/1913249/items/CENDC7Q4&quot;],&quot;id&quot;:1844,&quot;uri&quot;:[&quot;http://zotero.org/users/1913249/items/CENDC7Q4&quot;],&quot;itemData&quot;:{&quot;URL&quot;:&quot;http://betsydisalvo.com/wp-content/uploads/2017/07/Gee_GLS11-Proceedings-2015.pdf&quot;,&quot;type&quot;:&quot;chapter&quot;,&quot;container-title&quot;:&quot;Handbook of Research on the Societal Impact of Digital Media:&quot;,&quot;title-short&quot;:&quot;Video Game Making &amp; Modding in the Wild&quot;,&quot;title&quot;:&quot;Video Game Making &amp; Modding&quot;,&quot;event-place&quot;:&quot;Hershey PA&quot;,&quot;accessed&quot;:{&quot;date-parts&quot;:[[&quot;2017&quot;,8,18]]},&quot;collection-title&quot;:&quot;Advances in Media, Entertainment, and the Arts&quot;,&quot;source&quot;:&quot;Google Scholar&quot;,&quot;publisher-place&quot;:&quot;Hershey PA&quot;,&quot;id&quot;:&quot;gee_video_2016&quot;,&quot;publisher&quot;:&quot;IGI Global&quot;,&quot;author&quot;:[{&quot;family&quot;:&quot;Gee&quot;,&quot;given&quot;:&quot;Elisabeth&quot;},{&quot;family&quot;:&quot;Tran&quot;,&quot;given&quot;:&quot;Kelly&quot;}],&quot;issued&quot;:{&quot;date-parts&quot;:[[&quot;2016&quot;]]},&quot;citation-key&quot;:&quot;gee_video_2016&quot;},&quot;suffix&quot;:&quot;&quot;,&quot;prefix&quot;:&quot;&quot;}],&quot;schema&quot;:&quot;https://github.com/citation-style-language/schema/raw/master/csl-citation.json&quot;} RNDjvxbyncerx"/>. Hayes and Games <text:reference-mark-start text:name="ZOTERO_ITEM CSL_CITATION {&quot;properties&quot;:{&quot;formattedCitation&quot;:&quot;[-@hayes_making_2008]&quot;,&quot;noteIndex&quot;:0},&quot;citationID&quot;:&quot;jbalbgzx&quot;,&quot;citationItems&quot;:[{&quot;suppress-author&quot;:true,&quot;uris&quot;:[&quot;http://zotero.org/users/1913249/items/TN54K9Y3&quot;],&quot;id&quot;:281,&quot;uri&quot;:[&quot;http://zotero.org/users/1913249/items/TN54K9Y3&quot;],&quot;itemData&quot;:{&quot;container-title&quot;:&quot;Games and Culture&quot;,&quot;DOI&quot;:&quot;10.1177/1555412008317312&quot;,&quot;id&quot;:&quot;hayes_making_2008&quot;,&quot;author&quot;:[{&quot;family&quot;:&quot;Hayes&quot;,&quot;given&quot;:&quot;Elisabeth R.&quot;},{&quot;family&quot;:&quot;Games&quot;,&quot;given&quot;:&quot;Ivan Alex&quot;}],&quot;ISSN&quot;:&quot;1555-4120, 1555-4139&quot;,&quot;page&quot;:&quot;309-332&quot;,&quot;title-short&quot;:&quot;Making Computer Games and Design Thinking&quot;,&quot;volume&quot;:&quot;3&quot;,&quot;issue&quot;:&quot;3-4&quot;,&quot;URL&quot;:&quot;http://journals.sagepub.com/doi/10.1177/1555412008317312&quot;,&quot;source&quot;:&quot;Crossref&quot;,&quot;type&quot;:&quot;article-journal&quot;,&quot;title&quot;:&quot;Making Computer Games and Design Thinking: A Review of Current Software and Strategies&quot;,&quot;accessed&quot;:{&quot;date-parts&quot;:[[&quot;2018&quot;,4,21]]},&quot;language&quot;:&quot;en&quot;,&quot;issued&quot;:{&quot;date-parts&quot;:[[&quot;2008&quot;,7]]},&quot;citation-key&quot;:&quot;hayes_making_2008&quot;},&quot;suffix&quot;:&quot;&quot;,&quot;prefix&quot;:&quot;&quot;}],&quot;schema&quot;:&quot;https://github.com/citation-style-language/schema/raw/master/csl-citation.json&quot;} RNDwgojtnrnbl"/>&lt;Do Zotero Refresh: [-@hayes_making_2008]&gt;<text:reference-mark-end text:name="ZOTERO_ITEM CSL_CITATION {&quot;properties&quot;:{&quot;formattedCitation&quot;:&quot;[-@hayes_making_2008]&quot;,&quot;noteIndex&quot;:0},&quot;citationID&quot;:&quot;jbalbgzx&quot;,&quot;citationItems&quot;:[{&quot;suppress-author&quot;:true,&quot;uris&quot;:[&quot;http://zotero.org/users/1913249/items/TN54K9Y3&quot;],&quot;id&quot;:281,&quot;uri&quot;:[&quot;http://zotero.org/users/1913249/items/TN54K9Y3&quot;],&quot;itemData&quot;:{&quot;container-title&quot;:&quot;Games and Culture&quot;,&quot;DOI&quot;:&quot;10.1177/1555412008317312&quot;,&quot;id&quot;:&quot;hayes_making_2008&quot;,&quot;author&quot;:[{&quot;family&quot;:&quot;Hayes&quot;,&quot;given&quot;:&quot;Elisabeth R.&quot;},{&quot;family&quot;:&quot;Games&quot;,&quot;given&quot;:&quot;Ivan Alex&quot;}],&quot;ISSN&quot;:&quot;1555-4120, 1555-4139&quot;,&quot;page&quot;:&quot;309-332&quot;,&quot;title-short&quot;:&quot;Making Computer Games and Design Thinking&quot;,&quot;volume&quot;:&quot;3&quot;,&quot;issue&quot;:&quot;3-4&quot;,&quot;URL&quot;:&quot;http://journals.sagepub.com/doi/10.1177/1555412008317312&quot;,&quot;source&quot;:&quot;Crossref&quot;,&quot;type&quot;:&quot;article-journal&quot;,&quot;title&quot;:&quot;Making Computer Games and Design Thinking: A Review of Current Software and Strategies&quot;,&quot;accessed&quot;:{&quot;date-parts&quot;:[[&quot;2018&quot;,4,21]]},&quot;language&quot;:&quot;en&quot;,&quot;issued&quot;:{&quot;date-parts&quot;:[[&quot;2008&quot;,7]]},&quot;citation-key&quot;:&quot;hayes_making_2008&quot;},&quot;suffix&quot;:&quot;&quot;,&quot;prefix&quot;:&quot;&quot;}],&quot;schema&quot;:&quot;https://github.com/citation-style-language/schema/raw/master/csl-citation.json&quot;} RNDwgojtnrnbl"/>, identify four main motivations for CGD&amp;P: learn computer programming skills, deepening subject knowledge of other curricular subject, involving more girls in computer programming, and using game design to understand design concepts. Kafai and Burke’s review<text:reference-mark-start text:name="ZOTERO_ITEM CSL_CITATION {&quot;properties&quot;:{&quot;formattedCitation&quot;:&quot;[-@kafai_constructionist_2015-1]&quot;,&quot;noteIndex&quot;:0},&quot;citationID&quot;:&quot;yyshtqjr&quot;,&quot;citationItems&quot;:[{&quot;suppress-author&quot;:true,&quot;uris&quot;:[&quot;http://zotero.org/users/1913249/items/Q7JCMQ3N&quot;],&quot;id&quot;:3761,&quot;uri&quot;:[&quot;http://zotero.org/users/1913249/items/Q7JCMQ3N&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d&quot;:&quot;kafai_constructionist_2015-1&quot;,&quot;author&quot;:[{&quot;family&quot;:&quot;Kafai&quot;,&quot;given&quot;:&quot;Yasmin&quot;},{&quot;family&quot;:&quot;Burke&quot;,&quot;given&quot;:&quot;Quinn&quot;}],&quot;ISSN&quot;:&quot;0046-1520&quot;,&quot;page&quot;:&quot;313-334&quot;,&quot;title-short&quot;:&quot;Constructionist gaming&quot;,&quot;volume&quot;:&quot;50&quot;,&quot;PMCID&quot;:&quot;PMC4784508&quot;,&quot;URL&quot;:&quot;https://www.ncbi.nlm.nih.gov/pmc/articles/PMC4784508/&quot;,&quot;issue&quot;:&quot;4&quot;,&quot;type&quot;:&quot;article-journal&quot;,&quot;source&quot;:&quot;PubMed Central&quot;,&quot;title&quot;:&quot;Constructionist gaming: understanding the benefits of making games for learning&quot;,&quot;container-title-short&quot;:&quot;Educ Psychol&quot;,&quot;issued&quot;:{&quot;date-parts&quot;:[[&quot;2015&quot;]]},&quot;PMID&quot;:&quot;27019536&quot;,&quot;accessed&quot;:{&quot;date-parts&quot;:[[&quot;2017&quot;,10,16]]},&quot;citation-key&quot;:&quot;kafai_constructionist_2015-1&quot;},&quot;suffix&quot;:&quot;&quot;,&quot;prefix&quot;:&quot;&quot;}],&quot;schema&quot;:&quot;https://github.com/citation-style-language/schema/raw/master/csl-citation.json&quot;} RNDelwvifxjry"/>&lt;Do Zotero Refresh: [-@kafai_constructionist_2015-1]&gt;<text:reference-mark-end text:name="ZOTERO_ITEM CSL_CITATION {&quot;properties&quot;:{&quot;formattedCitation&quot;:&quot;[-@kafai_constructionist_2015-1]&quot;,&quot;noteIndex&quot;:0},&quot;citationID&quot;:&quot;yyshtqjr&quot;,&quot;citationItems&quot;:[{&quot;suppress-author&quot;:true,&quot;uris&quot;:[&quot;http://zotero.org/users/1913249/items/Q7JCMQ3N&quot;],&quot;id&quot;:3761,&quot;uri&quot;:[&quot;http://zotero.org/users/1913249/items/Q7JCMQ3N&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d&quot;:&quot;kafai_constructionist_2015-1&quot;,&quot;author&quot;:[{&quot;family&quot;:&quot;Kafai&quot;,&quot;given&quot;:&quot;Yasmin&quot;},{&quot;family&quot;:&quot;Burke&quot;,&quot;given&quot;:&quot;Quinn&quot;}],&quot;ISSN&quot;:&quot;0046-1520&quot;,&quot;page&quot;:&quot;313-334&quot;,&quot;title-short&quot;:&quot;Constructionist gaming&quot;,&quot;volume&quot;:&quot;50&quot;,&quot;PMCID&quot;:&quot;PMC4784508&quot;,&quot;URL&quot;:&quot;https://www.ncbi.nlm.nih.gov/pmc/articles/PMC4784508/&quot;,&quot;issue&quot;:&quot;4&quot;,&quot;type&quot;:&quot;article-journal&quot;,&quot;source&quot;:&quot;PubMed Central&quot;,&quot;title&quot;:&quot;Constructionist gaming: understanding the benefits of making games for learning&quot;,&quot;container-title-short&quot;:&quot;Educ Psychol&quot;,&quot;issued&quot;:{&quot;date-parts&quot;:[[&quot;2015&quot;]]},&quot;PMID&quot;:&quot;27019536&quot;,&quot;accessed&quot;:{&quot;date-parts&quot;:[[&quot;2017&quot;,10,16]]},&quot;citation-key&quot;:&quot;kafai_constructionist_2015-1&quot;},&quot;suffix&quot;:&quot;&quot;,&quot;prefix&quot;:&quot;&quot;}],&quot;schema&quot;:&quot;https://github.com/citation-style-language/schema/raw/master/csl-citation.json&quot;} RNDelwvifxjry"/> synthesising 55 relevant papers, and framing CGD&amp;P as <text:span text:style-name="T1">constructionist gaming</text:span> , mostly maintains these categories but add some new dimensions. These include studies addressing race-related barriers to participation and those addressing social dimensions such as pair programming, social skills, self-reflection, cultural awareness and a range of technical abilities that allow participation in information society. These competencies are commonly known as 21st Century Skills.</text:p>
      <text:p text:style-name="Text_20_body">While this study does not address aspects of efficacy of developing coding or subject knowledge, it is of value to review studies on the social dimensions of CGD&amp;P. While studies on pair programming techniques in CGD&amp;P <text:reference-mark-start text:name="ZOTERO_ITEM CSL_CITATION {&quot;properties&quot;:{&quot;formattedCitation&quot;:&quot;[@denner_computer_2007; @werner_can_2009]&quot;,&quot;noteIndex&quot;:0},&quot;citationID&quot;:&quot;prwlykvr&quot;,&quot;citationItems&quot;:[{&quot;uris&quot;:[&quot;http://zotero.org/users/1913249/items/5TGSF3WE&quot;],&quot;itemData&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d&quot;:&quot;denner_computer_2007&quot;,&quot;author&quot;:[{&quot;family&quot;:&quot;Denner&quot;,&quot;given&quot;:&quot;Jill&quot;},{&quot;family&quot;:&quot;Werner&quot;,&quot;given&quot;:&quot;Linda&quot;}],&quot;ISSN&quot;:&quot;0735-6331, 1541-4140&quot;,&quot;page&quot;:&quot;131-150&quot;,&quot;title-short&quot;:&quot;Computer Programming in Middle School&quot;,&quot;volume&quot;:&quot;37&quot;,&quot;issue&quot;:&quot;2&quot;,&quot;URL&quot;:&quot;http://journals.sagepub.com/doi/10.2190/12T6-41L2-6765-G3T2&quot;,&quot;source&quot;:&quot;Crossref&quot;,&quot;type&quot;:&quot;article-journal&quot;,&quot;title&quot;:&quot;Computer Programming in Middle School: How Pairs Respond to Challenges&quot;,&quot;language&quot;:&quot;en&quot;,&quot;accessed&quot;:{&quot;date-parts&quot;:[[&quot;2018&quot;,7,16]]},&quot;issued&quot;:{&quot;date-parts&quot;:[[&quot;2007&quot;,9]]},&quot;citation-key&quot;:&quot;denner_computer_2007&quot;},&quot;id&quot;:2656,&quot;uri&quot;:[&quot;http://zotero.org/users/1913249/items/5TGSF3WE&quot;],&quot;suffix&quot;:&quot;&quot;,&quot;prefix&quot;:&quot;&quot;},{&quot;uris&quot;:[&quot;http://zotero.org/users/1913249/items/VAAYVRAR&quot;],&quot;itemData&quot;:{&quot;ISBN&quot;:&quot;978-1-60558-437-9&quot;,&quot;container-title&quot;:&quot;Proceedings of the 4th International Conference on Foundations of Digital Games&quot;,&quot;DOI&quot;:&quot;10.1145/1536513.1536552&quot;,&quot;event-place&quot;:&quot;New York, NY, USA&quot;,&quot;collection-title&quot;:&quot;FDG '09&quot;,&quot;issued&quot;:{&quot;date-parts&quot;:[[&quot;2009&quot;]]},&quot;author&quot;:[{&quot;family&quot;:&quot;Werner&quot;,&quot;given&quot;:&quot;Linda&quot;},{&quot;family&quot;:&quot;Denner&quot;,&quot;given&quot;:&quot;Jill&quot;},{&quot;family&quot;:&quot;Bliesner&quot;,&quot;given&quot;:&quot;Michelle&quot;},{&quot;family&quot;:&quot;Rex&quot;,&quot;given&quot;:&quot;Pat&quot;}],&quot;page&quot;:&quot;207–214&quot;,&quot;title-short&quot;:&quot;Can Middle-schoolers Use Storytelling Alice to Make Games?&quot;,&quot;URL&quot;:&quot;http://doi.acm.org/10.1145/1536513.1536552&quot;,&quot;accessed&quot;:{&quot;date-parts&quot;:[[&quot;2018&quot;,7,18]]},&quot;type&quot;:&quot;paper-conference&quot;,&quot;source&quot;:&quot;ACM Digital Library&quot;,&quot;abstract&quot;:&quot;In this paper we share experiences from two 2-week summer courses for middle-school students in game programming using Storytelling Alice (SA). The students spent 20 hours learning SA and creating their own 'games' alone and in pairs. We discuss problems and preliminary findings regarding game programming by middle-school students. Our findings suggest that middle-school students can use SA to make games, and that this activity can be used to build information technology fluency.&quot;,&quot;title&quot;:&quot;Can Middle-schoolers Use Storytelling Alice to Make Games?: Results of a Pilot Study&quot;,&quot;publisher&quot;:&quot;ACM&quot;,&quot;publisher-place&quot;:&quot;New York, NY, USA&quot;,&quot;id&quot;:&quot;werner_can_2009&quot;,&quot;citation-key&quot;:&quot;werner_can_2009&quot;},&quot;id&quot;:2604,&quot;uri&quot;:[&quot;http://zotero.org/users/1913249/items/VAAYVRAR&quot;],&quot;suffix&quot;:&quot;&quot;,&quot;prefix&quot;:&quot;&quot;}],&quot;schema&quot;:&quot;https://github.com/citation-style-language/schema/raw/master/csl-citation.json&quot;} RNDxmfyxdwqlq"/>&lt;Do Zotero Refresh: [@denner_computer_2007; @werner_can_2009]&gt;<text:reference-mark-end text:name="ZOTERO_ITEM CSL_CITATION {&quot;properties&quot;:{&quot;formattedCitation&quot;:&quot;[@denner_computer_2007; @werner_can_2009]&quot;,&quot;noteIndex&quot;:0},&quot;citationID&quot;:&quot;prwlykvr&quot;,&quot;citationItems&quot;:[{&quot;uris&quot;:[&quot;http://zotero.org/users/1913249/items/5TGSF3WE&quot;],&quot;itemData&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d&quot;:&quot;denner_computer_2007&quot;,&quot;author&quot;:[{&quot;family&quot;:&quot;Denner&quot;,&quot;given&quot;:&quot;Jill&quot;},{&quot;family&quot;:&quot;Werner&quot;,&quot;given&quot;:&quot;Linda&quot;}],&quot;ISSN&quot;:&quot;0735-6331, 1541-4140&quot;,&quot;page&quot;:&quot;131-150&quot;,&quot;title-short&quot;:&quot;Computer Programming in Middle School&quot;,&quot;volume&quot;:&quot;37&quot;,&quot;issue&quot;:&quot;2&quot;,&quot;URL&quot;:&quot;http://journals.sagepub.com/doi/10.2190/12T6-41L2-6765-G3T2&quot;,&quot;source&quot;:&quot;Crossref&quot;,&quot;type&quot;:&quot;article-journal&quot;,&quot;title&quot;:&quot;Computer Programming in Middle School: How Pairs Respond to Challenges&quot;,&quot;language&quot;:&quot;en&quot;,&quot;accessed&quot;:{&quot;date-parts&quot;:[[&quot;2018&quot;,7,16]]},&quot;issued&quot;:{&quot;date-parts&quot;:[[&quot;2007&quot;,9]]},&quot;citation-key&quot;:&quot;denner_computer_2007&quot;},&quot;id&quot;:2656,&quot;uri&quot;:[&quot;http://zotero.org/users/1913249/items/5TGSF3WE&quot;],&quot;suffix&quot;:&quot;&quot;,&quot;prefix&quot;:&quot;&quot;},{&quot;uris&quot;:[&quot;http://zotero.org/users/1913249/items/VAAYVRAR&quot;],&quot;itemData&quot;:{&quot;ISBN&quot;:&quot;978-1-60558-437-9&quot;,&quot;container-title&quot;:&quot;Proceedings of the 4th International Conference on Foundations of Digital Games&quot;,&quot;DOI&quot;:&quot;10.1145/1536513.1536552&quot;,&quot;event-place&quot;:&quot;New York, NY, USA&quot;,&quot;collection-title&quot;:&quot;FDG '09&quot;,&quot;issued&quot;:{&quot;date-parts&quot;:[[&quot;2009&quot;]]},&quot;author&quot;:[{&quot;family&quot;:&quot;Werner&quot;,&quot;given&quot;:&quot;Linda&quot;},{&quot;family&quot;:&quot;Denner&quot;,&quot;given&quot;:&quot;Jill&quot;},{&quot;family&quot;:&quot;Bliesner&quot;,&quot;given&quot;:&quot;Michelle&quot;},{&quot;family&quot;:&quot;Rex&quot;,&quot;given&quot;:&quot;Pat&quot;}],&quot;page&quot;:&quot;207–214&quot;,&quot;title-short&quot;:&quot;Can Middle-schoolers Use Storytelling Alice to Make Games?&quot;,&quot;URL&quot;:&quot;http://doi.acm.org/10.1145/1536513.1536552&quot;,&quot;accessed&quot;:{&quot;date-parts&quot;:[[&quot;2018&quot;,7,18]]},&quot;type&quot;:&quot;paper-conference&quot;,&quot;source&quot;:&quot;ACM Digital Library&quot;,&quot;abstract&quot;:&quot;In this paper we share experiences from two 2-week summer courses for middle-school students in game programming using Storytelling Alice (SA). The students spent 20 hours learning SA and creating their own 'games' alone and in pairs. We discuss problems and preliminary findings regarding game programming by middle-school students. Our findings suggest that middle-school students can use SA to make games, and that this activity can be used to build information technology fluency.&quot;,&quot;title&quot;:&quot;Can Middle-schoolers Use Storytelling Alice to Make Games?: Results of a Pilot Study&quot;,&quot;publisher&quot;:&quot;ACM&quot;,&quot;publisher-place&quot;:&quot;New York, NY, USA&quot;,&quot;id&quot;:&quot;werner_can_2009&quot;,&quot;citation-key&quot;:&quot;werner_can_2009&quot;},&quot;id&quot;:2604,&quot;uri&quot;:[&quot;http://zotero.org/users/1913249/items/VAAYVRAR&quot;],&quot;suffix&quot;:&quot;&quot;,&quot;prefix&quot;:&quot;&quot;}],&quot;schema&quot;:&quot;https://github.com/citation-style-language/schema/raw/master/csl-citation.json&quot;} RNDxmfyxdwqlq"/> yield positive results, including increased confidence in coding and articulation of problems arising, Kafai and Burke note the lack of studies addressing collaborative approaches in research on CGD&amp;P. Similarly, while studies on the community use of game making, in after-school and online settings exist <text:reference-mark-start text:name="ZOTERO_ITEM CSL_CITATION {&quot;properties&quot;:{&quot;formattedCitation&quot;:&quot;[@kafai2012collaborative; @peppler_computer_2009; @luther_leadership_2011]&quot;,&quot;noteIndex&quot;:0},&quot;citationID&quot;:&quot;huhlfeho&quot;,&quot;citationItems&quot;:[{&quot;uris&quot;:[&quot;http://zotero.org/users/1913249/items/KG3GGNSC&quot;],&quot;itemData&quot;:{&quot;page&quot;:&quot;63–87&quot;,&quot;container-title&quot;:&quot;Research and Practice in Technology Enhanced Learning&quot;,&quot;volume&quot;:&quot;7&quot;,&quot;issue&quot;:&quot;2&quot;,&quot;type&quot;:&quot;article-journal&quot;,&quot;id&quot;:&quot;kafai2012collaborative&quot;,&quot;title&quot;:&quot;Collaborative agency in youth online and offline creative production in Scratch&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id&quot;:8835,&quot;uri&quot;:[&quot;http://zotero.org/users/1913249/items/KG3GGNSC&quot;],&quot;suffix&quot;:&quot;&quot;,&quot;prefix&quot;:&quot;&quot;},{&quot;uris&quot;:[&quot;http://zotero.org/users/1913249/items/MWUKHFAS&quot;],&quot;itemData&quot;:{&quot;edition&quot;:&quot;50045th edition&quot;,&quot;ISBN&quot;:&quot;978-0-8077-4989-0&quot;,&quot;type&quot;:&quot;book&quot;,&quot;publisher&quot;:&quot;Teachers College Press&quot;,&quot;title-short&quot;:&quot;The Computer Clubhouse&quot;,&quot;title&quot;:&quot;The Computer Clubhouse: Constructionism and Creativity in Youth Communities&quot;,&quot;event-place&quot;:&quot;New York&quot;,&quot;publisher-place&quot;:&quot;New York&quot;,&quot;number-of-pages&quot;:&quot;192&quot;,&quot;source&quot;:&quot;Amazon&quot;,&quot;language&quot;:&quot;English&quot;,&quot;id&quot;:&quot;peppler_computer_2009&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id&quot;:278,&quot;uri&quot;:[&quot;http://zotero.org/users/1913249/items/MWUKHFAS&quot;],&quot;suffix&quot;:&quot;&quot;,&quot;prefix&quot;:&quot;&quot;},{&quot;uris&quot;:[&quot;http://zotero.org/users/1913249/items/WNJTKDDR&quot;],&quot;itemData&quot;:{&quot;container-title&quot;:&quot;IEEE Potentials&quot;,&quot;DOI&quot;:&quot;10.1109/MPOT.2011.941499&quot;,&quot;id&quot;:&quot;luther_leadership_2011&quot;,&quot;author&quot;:[{&quot;family&quot;:&quot;Luther&quot;,&quot;given&quot;:&quot;Kurt&quot;},{&quot;family&quot;:&quot;Bruckman&quot;,&quot;given&quot;:&quot;Amy&quot;}],&quot;ISSN&quot;:&quot;0278-6648&quot;,&quot;page&quot;:&quot;27-32&quot;,&quot;volume&quot;:&quot;30&quot;,&quot;URL&quot;:&quot;http://ieeexplore.ieee.org/document/6009127/&quot;,&quot;type&quot;:&quot;article-journal&quot;,&quot;issue&quot;:&quot;5&quot;,&quot;title&quot;:&quot;Leadership and Success Factors in Online Creative Collaboration&quot;,&quot;source&quot;:&quot;DOI.org (Crossref)&quot;,&quot;issued&quot;:{&quot;date-parts&quot;:[[&quot;2011&quot;,9]]},&quot;container-title-short&quot;:&quot;IEEE Potentials&quot;,&quot;license&quot;:&quot;https://ieeexplore.ieee.org/Xplorehelp/downloads/license-information/IEEE.html&quot;,&quot;accessed&quot;:{&quot;date-parts&quot;:[[&quot;2024&quot;,7,23]]},&quot;language&quot;:&quot;en&quot;,&quot;citation-key&quot;:&quot;luther_leadership_2011&quot;},&quot;id&quot;:9689,&quot;uri&quot;:[&quot;http://zotero.org/users/1913249/items/WNJTKDDR&quot;],&quot;suffix&quot;:&quot;&quot;,&quot;prefix&quot;:&quot;&quot;}],&quot;schema&quot;:&quot;https://github.com/citation-style-language/schema/raw/master/csl-citation.json&quot;} RNDkexcdmtzyr"/>&lt;Do Zotero Refresh: [@kafai2012collaborative; @peppler_computer_2009; @luther_leadership_2011]&gt;<text:reference-mark-end text:name="ZOTERO_ITEM CSL_CITATION {&quot;properties&quot;:{&quot;formattedCitation&quot;:&quot;[@kafai2012collaborative; @peppler_computer_2009; @luther_leadership_2011]&quot;,&quot;noteIndex&quot;:0},&quot;citationID&quot;:&quot;huhlfeho&quot;,&quot;citationItems&quot;:[{&quot;uris&quot;:[&quot;http://zotero.org/users/1913249/items/KG3GGNSC&quot;],&quot;itemData&quot;:{&quot;page&quot;:&quot;63–87&quot;,&quot;container-title&quot;:&quot;Research and Practice in Technology Enhanced Learning&quot;,&quot;volume&quot;:&quot;7&quot;,&quot;issue&quot;:&quot;2&quot;,&quot;type&quot;:&quot;article-journal&quot;,&quot;id&quot;:&quot;kafai2012collaborative&quot;,&quot;title&quot;:&quot;Collaborative agency in youth online and offline creative production in Scratch&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id&quot;:8835,&quot;uri&quot;:[&quot;http://zotero.org/users/1913249/items/KG3GGNSC&quot;],&quot;suffix&quot;:&quot;&quot;,&quot;prefix&quot;:&quot;&quot;},{&quot;uris&quot;:[&quot;http://zotero.org/users/1913249/items/MWUKHFAS&quot;],&quot;itemData&quot;:{&quot;edition&quot;:&quot;50045th edition&quot;,&quot;ISBN&quot;:&quot;978-0-8077-4989-0&quot;,&quot;type&quot;:&quot;book&quot;,&quot;publisher&quot;:&quot;Teachers College Press&quot;,&quot;title-short&quot;:&quot;The Computer Clubhouse&quot;,&quot;title&quot;:&quot;The Computer Clubhouse: Constructionism and Creativity in Youth Communities&quot;,&quot;event-place&quot;:&quot;New York&quot;,&quot;publisher-place&quot;:&quot;New York&quot;,&quot;number-of-pages&quot;:&quot;192&quot;,&quot;source&quot;:&quot;Amazon&quot;,&quot;language&quot;:&quot;English&quot;,&quot;id&quot;:&quot;peppler_computer_2009&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id&quot;:278,&quot;uri&quot;:[&quot;http://zotero.org/users/1913249/items/MWUKHFAS&quot;],&quot;suffix&quot;:&quot;&quot;,&quot;prefix&quot;:&quot;&quot;},{&quot;uris&quot;:[&quot;http://zotero.org/users/1913249/items/WNJTKDDR&quot;],&quot;itemData&quot;:{&quot;container-title&quot;:&quot;IEEE Potentials&quot;,&quot;DOI&quot;:&quot;10.1109/MPOT.2011.941499&quot;,&quot;id&quot;:&quot;luther_leadership_2011&quot;,&quot;author&quot;:[{&quot;family&quot;:&quot;Luther&quot;,&quot;given&quot;:&quot;Kurt&quot;},{&quot;family&quot;:&quot;Bruckman&quot;,&quot;given&quot;:&quot;Amy&quot;}],&quot;ISSN&quot;:&quot;0278-6648&quot;,&quot;page&quot;:&quot;27-32&quot;,&quot;volume&quot;:&quot;30&quot;,&quot;URL&quot;:&quot;http://ieeexplore.ieee.org/document/6009127/&quot;,&quot;type&quot;:&quot;article-journal&quot;,&quot;issue&quot;:&quot;5&quot;,&quot;title&quot;:&quot;Leadership and Success Factors in Online Creative Collaboration&quot;,&quot;source&quot;:&quot;DOI.org (Crossref)&quot;,&quot;issued&quot;:{&quot;date-parts&quot;:[[&quot;2011&quot;,9]]},&quot;container-title-short&quot;:&quot;IEEE Potentials&quot;,&quot;license&quot;:&quot;https://ieeexplore.ieee.org/Xplorehelp/downloads/license-information/IEEE.html&quot;,&quot;accessed&quot;:{&quot;date-parts&quot;:[[&quot;2024&quot;,7,23]]},&quot;language&quot;:&quot;en&quot;,&quot;citation-key&quot;:&quot;luther_leadership_2011&quot;},&quot;id&quot;:9689,&quot;uri&quot;:[&quot;http://zotero.org/users/1913249/items/WNJTKDDR&quot;],&quot;suffix&quot;:&quot;&quot;,&quot;prefix&quot;:&quot;&quot;}],&quot;schema&quot;:&quot;https://github.com/citation-style-language/schema/raw/master/csl-citation.json&quot;} RNDkexcdmtzyr"/>, details of pedagogies to develop community participation, as explored later in this chapter, are often scant or expressed in only generalised terms.</text:p>
      <text:p text:style-name="Text_20_body">This deficit in addressing and assessing pedagogies used, is reflective of a comparatively weakness of concepts of pedagogy within the wider constructionist movement.</text:p>
      <text:p text:style-name="Text_20_body">Writing on constructionism as an educational approach often focuses on designing software tools and communities which promote an open ended, child-led approach to designing engaging and relatable objects of interest. Within this perspective, a design approach is advocated in general terms.</text:p>
      <text:p text:style-name="Text_20_body">IS THIS THE RIGHT PLACE FOR GENERAL DESIGN APPROACH OR SHOULD IT GO UNDER DESIGN IN PEDAGOGIES?</text:p>
      <text:p text:style-name="Text_20_body">Resnick <text:reference-mark-start text:name="ZOTERO_ITEM CSL_CITATION {&quot;properties&quot;:{&quot;formattedCitation&quot;:&quot;[-@resnick_scratched_2012]&quot;,&quot;noteIndex&quot;:0},&quot;citationID&quot;:&quot;jtjhgpgd&quot;,&quot;citationItems&quot;:[{&quot;suppress-author&quot;:true,&quot;uris&quot;:[&quot;http://zotero.org/users/1913249/items/4VXD9NUT&quot;],&quot;id&quot;:3961,&quot;uri&quot;:[&quot;http://zotero.org/users/1913249/items/4VXD9NUT&quot;],&quot;itemData&quot;:{&quot;URL&quot;:&quot;https://web.media.mit.edu/~mres/proposals/NSF-ScratchEd.pdf&quot;,&quot;publisher&quot;:&quot;MIT&quot;,&quot;accessed&quot;:{&quot;date-parts&quot;:[[&quot;2021&quot;,7,30]]},&quot;type&quot;:&quot;report&quot;,&quot;issued&quot;:{&quot;date-parts&quot;:[[&quot;2012&quot;]]},&quot;title&quot;:&quot;ScratchEd: Working with teachers to develop design-based  approaches to the cultivation of computational thinking&quot;,&quot;author&quot;:[{&quot;family&quot;:&quot;Resnick&quot;,&quot;given&quot;:&quot;Mitchel&quot;}],&quot;id&quot;:&quot;resnick_scratched_2012&quot;,&quot;citation-key&quot;:&quot;resnick_scratched_2012&quot;},&quot;suffix&quot;:&quot;&quot;,&quot;prefix&quot;:&quot;&quot;}],&quot;schema&quot;:&quot;https://github.com/citation-style-language/schema/raw/master/csl-citation.json&quot;} RNDtduetbybne"/>&lt;Do Zotero Refresh: [-@resnick_scratched_2012]&gt;<text:reference-mark-end text:name="ZOTERO_ITEM CSL_CITATION {&quot;properties&quot;:{&quot;formattedCitation&quot;:&quot;[-@resnick_scratched_2012]&quot;,&quot;noteIndex&quot;:0},&quot;citationID&quot;:&quot;jtjhgpgd&quot;,&quot;citationItems&quot;:[{&quot;suppress-author&quot;:true,&quot;uris&quot;:[&quot;http://zotero.org/users/1913249/items/4VXD9NUT&quot;],&quot;id&quot;:3961,&quot;uri&quot;:[&quot;http://zotero.org/users/1913249/items/4VXD9NUT&quot;],&quot;itemData&quot;:{&quot;URL&quot;:&quot;https://web.media.mit.edu/~mres/proposals/NSF-ScratchEd.pdf&quot;,&quot;publisher&quot;:&quot;MIT&quot;,&quot;accessed&quot;:{&quot;date-parts&quot;:[[&quot;2021&quot;,7,30]]},&quot;type&quot;:&quot;report&quot;,&quot;issued&quot;:{&quot;date-parts&quot;:[[&quot;2012&quot;]]},&quot;title&quot;:&quot;ScratchEd: Working with teachers to develop design-based  approaches to the cultivation of computational thinking&quot;,&quot;author&quot;:[{&quot;family&quot;:&quot;Resnick&quot;,&quot;given&quot;:&quot;Mitchel&quot;}],&quot;id&quot;:&quot;resnick_scratched_2012&quot;,&quot;citation-key&quot;:&quot;resnick_scratched_2012&quot;},&quot;suffix&quot;:&quot;&quot;,&quot;prefix&quot;:&quot;&quot;}],&quot;schema&quot;:&quot;https://github.com/citation-style-language/schema/raw/master/csl-citation.json&quot;} RNDtduetbybne"/>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 To illustrate this design-based approach Resnick advocates a <text:span text:style-name="T1">creative cycle model</text:span> <text:reference-mark-start text:name="ZOTERO_ITEM CSL_CITATION {&quot;properties&quot;:{&quot;formattedCitation&quot;:&quot;[@resnick_lifelong_2017]&quot;,&quot;noteIndex&quot;:0},&quot;citationID&quot;:&quot;gutrzqtc&quot;,&quot;citationItems&quot;:[{&quot;uris&quot;:[&quot;http://zotero.org/users/1913249/items/QBMDH4UX&quot;],&quot;itemData&quot;:{&quot;type&quot;:&quot;book&quot;,&quot;ISBN&quot;:&quot;978-0-262-03729-7&quot;,&quot;title-short&quot;:&quot;Lifelong Kindergarten&quot;,&quot;publisher&quot;:&quot;MIT Press&quot;,&quot;title&quot;:&quot;Lifelong Kindergarten: Cultivating Creativity Through Projects, Passion, Peers, and Play&quot;,&quot;language&quot;:&quot;English&quot;,&quot;event-place&quot;:&quot;Cambridge, Massachusetts&quot;,&quot;publisher-place&quot;:&quot;Cambridge, Massachusetts&quot;,&quot;number-of-pages&quot;:&quot;208&quot;,&quot;source&quot;:&quot;Amazon&quot;,&quot;issued&quot;:{&quot;date-parts&quot;:[[&quot;2017&quot;,9,29]]},&quot;id&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family&quot;:&quot;Resnick&quot;,&quot;given&quot;:&quot;Mitchel&quot;}],&quot;contributor&quot;:[{&quot;family&quot;:&quot;Robinson&quot;,&quot;given&quot;:&quot;Ken&quot;}],&quot;citation-key&quot;:&quot;resnick_lifelong_2017&quot;},&quot;id&quot;:86,&quot;uri&quot;:[&quot;http://zotero.org/users/1913249/items/QBMDH4UX&quot;],&quot;suffix&quot;:&quot;&quot;,&quot;prefix&quot;:&quot;&quot;}],&quot;schema&quot;:&quot;https://github.com/citation-style-language/schema/raw/master/csl-citation.json&quot;} RNDdncbflvotb"/>&lt;Do Zotero Refresh: [@resnick_lifelong_2017]&gt;<text:reference-mark-end text:name="ZOTERO_ITEM CSL_CITATION {&quot;properties&quot;:{&quot;formattedCitation&quot;:&quot;[@resnick_lifelong_2017]&quot;,&quot;noteIndex&quot;:0},&quot;citationID&quot;:&quot;gutrzqtc&quot;,&quot;citationItems&quot;:[{&quot;uris&quot;:[&quot;http://zotero.org/users/1913249/items/QBMDH4UX&quot;],&quot;itemData&quot;:{&quot;type&quot;:&quot;book&quot;,&quot;ISBN&quot;:&quot;978-0-262-03729-7&quot;,&quot;title-short&quot;:&quot;Lifelong Kindergarten&quot;,&quot;publisher&quot;:&quot;MIT Press&quot;,&quot;title&quot;:&quot;Lifelong Kindergarten: Cultivating Creativity Through Projects, Passion, Peers, and Play&quot;,&quot;language&quot;:&quot;English&quot;,&quot;event-place&quot;:&quot;Cambridge, Massachusetts&quot;,&quot;publisher-place&quot;:&quot;Cambridge, Massachusetts&quot;,&quot;number-of-pages&quot;:&quot;208&quot;,&quot;source&quot;:&quot;Amazon&quot;,&quot;issued&quot;:{&quot;date-parts&quot;:[[&quot;2017&quot;,9,29]]},&quot;id&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family&quot;:&quot;Resnick&quot;,&quot;given&quot;:&quot;Mitchel&quot;}],&quot;contributor&quot;:[{&quot;family&quot;:&quot;Robinson&quot;,&quot;given&quot;:&quot;Ken&quot;}],&quot;citation-key&quot;:&quot;resnick_lifelong_2017&quot;},&quot;id&quot;:86,&quot;uri&quot;:[&quot;http://zotero.org/users/1913249/items/QBMDH4UX&quot;],&quot;suffix&quot;:&quot;&quot;,&quot;prefix&quot;:&quot;&quot;}],&quot;schema&quot;:&quot;https://github.com/citation-style-language/schema/raw/master/csl-citation.json&quot;} RNDdncbflvotb"/>. The five circular stages are; Imagine, Create, Play, Share, Reflect and returning to Imagine once more.</text:p>
      <text:p text:style-name="Text_20_body"><text:span text:style-name="T1">creative spiral image</text:span> Figure 8.1. Diagram of five circular stages; Imagine - Create - Play - Share - Reflect - Imagine<text:line-break/>Diagram <text:reference-mark-start text:name="ZOTERO_ITEM CSL_CITATION {&quot;properties&quot;:{&quot;formattedCitation&quot;:&quot;[@resnick_lifelong_2017]&quot;,&quot;noteIndex&quot;:0},&quot;citationID&quot;:&quot;ezfxdzbw&quot;,&quot;citationItems&quot;:[{&quot;uris&quot;:[&quot;http://zotero.org/users/1913249/items/QBMDH4UX&quot;],&quot;itemData&quot;:{&quot;type&quot;:&quot;book&quot;,&quot;ISBN&quot;:&quot;978-0-262-03729-7&quot;,&quot;title-short&quot;:&quot;Lifelong Kindergarten&quot;,&quot;publisher&quot;:&quot;MIT Press&quot;,&quot;title&quot;:&quot;Lifelong Kindergarten: Cultivating Creativity Through Projects, Passion, Peers, and Play&quot;,&quot;language&quot;:&quot;English&quot;,&quot;event-place&quot;:&quot;Cambridge, Massachusetts&quot;,&quot;publisher-place&quot;:&quot;Cambridge, Massachusetts&quot;,&quot;number-of-pages&quot;:&quot;208&quot;,&quot;source&quot;:&quot;Amazon&quot;,&quot;issued&quot;:{&quot;date-parts&quot;:[[&quot;2017&quot;,9,29]]},&quot;id&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family&quot;:&quot;Resnick&quot;,&quot;given&quot;:&quot;Mitchel&quot;}],&quot;contributor&quot;:[{&quot;family&quot;:&quot;Robinson&quot;,&quot;given&quot;:&quot;Ken&quot;}],&quot;citation-key&quot;:&quot;resnick_lifelong_2017&quot;},&quot;id&quot;:86,&quot;uri&quot;:[&quot;http://zotero.org/users/1913249/items/QBMDH4UX&quot;],&quot;suffix&quot;:&quot;&quot;,&quot;prefix&quot;:&quot;&quot;}],&quot;schema&quot;:&quot;https://github.com/citation-style-language/schema/raw/master/csl-citation.json&quot;} RNDbaxpeekxvj"/>&lt;Do Zotero Refresh: [@resnick_lifelong_2017]&gt;<text:reference-mark-end text:name="ZOTERO_ITEM CSL_CITATION {&quot;properties&quot;:{&quot;formattedCitation&quot;:&quot;[@resnick_lifelong_2017]&quot;,&quot;noteIndex&quot;:0},&quot;citationID&quot;:&quot;ezfxdzbw&quot;,&quot;citationItems&quot;:[{&quot;uris&quot;:[&quot;http://zotero.org/users/1913249/items/QBMDH4UX&quot;],&quot;itemData&quot;:{&quot;type&quot;:&quot;book&quot;,&quot;ISBN&quot;:&quot;978-0-262-03729-7&quot;,&quot;title-short&quot;:&quot;Lifelong Kindergarten&quot;,&quot;publisher&quot;:&quot;MIT Press&quot;,&quot;title&quot;:&quot;Lifelong Kindergarten: Cultivating Creativity Through Projects, Passion, Peers, and Play&quot;,&quot;language&quot;:&quot;English&quot;,&quot;event-place&quot;:&quot;Cambridge, Massachusetts&quot;,&quot;publisher-place&quot;:&quot;Cambridge, Massachusetts&quot;,&quot;number-of-pages&quot;:&quot;208&quot;,&quot;source&quot;:&quot;Amazon&quot;,&quot;issued&quot;:{&quot;date-parts&quot;:[[&quot;2017&quot;,9,29]]},&quot;id&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author&quot;:[{&quot;family&quot;:&quot;Resnick&quot;,&quot;given&quot;:&quot;Mitchel&quot;}],&quot;contributor&quot;:[{&quot;family&quot;:&quot;Robinson&quot;,&quot;given&quot;:&quot;Ken&quot;}],&quot;citation-key&quot;:&quot;resnick_lifelong_2017&quot;},&quot;id&quot;:86,&quot;uri&quot;:[&quot;http://zotero.org/users/1913249/items/QBMDH4UX&quot;],&quot;suffix&quot;:&quot;&quot;,&quot;prefix&quot;:&quot;&quot;}],&quot;schema&quot;:&quot;https://github.com/citation-style-language/schema/raw/master/csl-citation.json&quot;} RNDbaxpeekxvj"/></text:p>
      <text:p text:style-name="Text_20_body">Resnick’s writing around this model encourages teachers to create a supportive environment for creativity. Contructionism’s long-standing focus on interest-driven projects creating shareable outcomes is an early example of a progressive, hands-on, active learning approach.</text:p>
      <text:p text:style-name="Text_20_body">However, while the ethos and benefits of this approach is communicated in a convincing way, what is not clear however is who this framework is for (either for designers, facilitators or participants) or how it can be activated in the process of facilitating project work. In addition, a focus on these elements of pedagogy are not limited to the school of constructionism. The same principles are are articulated clearly in extensive research on project-based learning processes. Given this wide uptake it is important to draw on the use of pedagogy within PBL to further explore the topic of RQ1 addressing what different pedagogies are available to overcome barriers to STEM project work.</text:p>
      <text:h text:style-name="Heading_20_4" text:outline-level="4"><text:bookmark-start text:name="alignment-of-constructionist-gaming-with-pbl"/>Alignment of constructionist gaming with PBL<text:bookmark-end text:name="alignment-of-constructionist-gaming-with-pbl"/></text:h>
      <text:p text:style-name="First_20_paragraph">There is a clear alignment between the potential of making games and other media products as an educational activity and the agenda of project-based learning, particularly in the to develop skills suited to the modern workplace (21st Century skills). Games making as a project can provide: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P15">&lt;!-- Encourage Student Choice: Darling-Hammond et al. (2008), Larmer and Mergen- doller (2015a), Ravitz (2010), and Thomas (2000) all noted the importance of student choice, autonomy, and authority. [@kokotsaki_project-based_2016, p. 9] --&gt;</text:p>
      <text:p text:style-name="First_20_paragraph">In addition, studies on PBL provides useful evidence for its effectiveness in diverse fields of practice including: inclusive pedagogies <text:reference-mark-start text:name="ZOTERO_ITEM CSL_CITATION {&quot;properties&quot;:{&quot;formattedCitation&quot;:&quot;[@leggett_impact_2021]&quot;,&quot;noteIndex&quot;:0},&quot;citationID&quot;:&quot;oplrcnth&quot;,&quot;citationItems&quot;:[{&quot;uris&quot;:[&quot;http://zotero.org/users/1913249/items/UTDFYGE4&quot;],&quot;itemData&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publisher&quot;:&quot;Routledge&quot;,&quot;DOI&quot;:&quot;10.1080/13603116.2019.1609101&quot;,&quot;id&quot;:&quot;leggett_impact_2021&quot;,&quot;author&quot;:[{&quot;family&quot;:&quot;Leggett&quot;,&quot;given&quot;:&quot;Grace&quot;},{&quot;family&quot;:&quot;Harrington&quot;,&quot;given&quot;:&quot;Ingrid&quot;}],&quot;ISSN&quot;:&quot;1360-3116&quot;,&quot;page&quot;:&quot;1270-1286&quot;,&quot;title-short&quot;:&quot;The impact of Project Based Learning (PBL) on students from low socio economic statuses&quot;,&quot;volume&quot;:&quot;25&quot;,&quot;issue&quot;:&quot;11&quot;,&quot;URL&quot;:&quot;https://doi.org/10.1080/13603116.2019.1609101&quot;,&quot;source&quot;:&quot;Taylor and Francis+NEJM&quot;,&quot;type&quot;:&quot;article-journal&quot;,&quot;title&quot;:&quot;The impact of Project Based Learning (PBL) on students from low socio economic statuses: a review&quot;,&quot;container-title&quot;:&quot;International Journal of Inclusive Education&quot;,&quot;accessed&quot;:{&quot;date-parts&quot;:[[&quot;2024&quot;,7,18]]},&quot;issued&quot;:{&quot;date-parts&quot;:[[&quot;2021&quot;,9,19]]},&quot;citation-key&quot;:&quot;leggett_impact_2021&quot;},&quot;id&quot;:9677,&quot;uri&quot;:[&quot;http://zotero.org/users/1913249/items/UTDFYGE4&quot;],&quot;suffix&quot;:&quot;&quot;,&quot;prefix&quot;:&quot;&quot;}],&quot;schema&quot;:&quot;https://github.com/citation-style-language/schema/raw/master/csl-citation.json&quot;} RNDzpwtqatvyw"/>&lt;Do Zotero Refresh: [@leggett_impact_2021]&gt;<text:reference-mark-end text:name="ZOTERO_ITEM CSL_CITATION {&quot;properties&quot;:{&quot;formattedCitation&quot;:&quot;[@leggett_impact_2021]&quot;,&quot;noteIndex&quot;:0},&quot;citationID&quot;:&quot;oplrcnth&quot;,&quot;citationItems&quot;:[{&quot;uris&quot;:[&quot;http://zotero.org/users/1913249/items/UTDFYGE4&quot;],&quot;itemData&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publisher&quot;:&quot;Routledge&quot;,&quot;DOI&quot;:&quot;10.1080/13603116.2019.1609101&quot;,&quot;id&quot;:&quot;leggett_impact_2021&quot;,&quot;author&quot;:[{&quot;family&quot;:&quot;Leggett&quot;,&quot;given&quot;:&quot;Grace&quot;},{&quot;family&quot;:&quot;Harrington&quot;,&quot;given&quot;:&quot;Ingrid&quot;}],&quot;ISSN&quot;:&quot;1360-3116&quot;,&quot;page&quot;:&quot;1270-1286&quot;,&quot;title-short&quot;:&quot;The impact of Project Based Learning (PBL) on students from low socio economic statuses&quot;,&quot;volume&quot;:&quot;25&quot;,&quot;issue&quot;:&quot;11&quot;,&quot;URL&quot;:&quot;https://doi.org/10.1080/13603116.2019.1609101&quot;,&quot;source&quot;:&quot;Taylor and Francis+NEJM&quot;,&quot;type&quot;:&quot;article-journal&quot;,&quot;title&quot;:&quot;The impact of Project Based Learning (PBL) on students from low socio economic statuses: a review&quot;,&quot;container-title&quot;:&quot;International Journal of Inclusive Education&quot;,&quot;accessed&quot;:{&quot;date-parts&quot;:[[&quot;2024&quot;,7,18]]},&quot;issued&quot;:{&quot;date-parts&quot;:[[&quot;2021&quot;,9,19]]},&quot;citation-key&quot;:&quot;leggett_impact_2021&quot;},&quot;id&quot;:9677,&quot;uri&quot;:[&quot;http://zotero.org/users/1913249/items/UTDFYGE4&quot;],&quot;suffix&quot;:&quot;&quot;,&quot;prefix&quot;:&quot;&quot;}],&quot;schema&quot;:&quot;https://github.com/citation-style-language/schema/raw/master/csl-citation.json&quot;} RNDzpwtqatvyw"/>, and the use of appropriate “learning scaffolds” <text:reference-mark-start text:name="ZOTERO_ITEM CSL_CITATION {&quot;properties&quot;:{&quot;formattedCitation&quot;:&quot;[@kokotsaki_project-based_2016, p. 8]&quot;,&quot;noteIndex&quot;:0},&quot;citationID&quot;:&quot;vztxzrme&quot;,&quot;citationItems&quot;:[{&quot;uris&quot;:[&quot;http://zotero.org/users/1913249/items/XAHE5GYH&quot;],&quot;locator&quot;:&quot; 8&quot;,&quot;itemData&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d&quot;:&quot;kokotsaki_project-based_2016&quot;,&quot;author&quot;:[{&quot;family&quot;:&quot;Kokotsaki&quot;,&quot;given&quot;:&quot;Dimitra&quot;},{&quot;family&quot;:&quot;Menzies&quot;,&quot;given&quot;:&quot;Victoria&quot;},{&quot;family&quot;:&quot;Wiggins&quot;,&quot;given&quot;:&quot;Andy&quot;}],&quot;ISSN&quot;:&quot;1365-4802, 1475-7583&quot;,&quot;page&quot;:&quot;267-277&quot;,&quot;title-short&quot;:&quot;Project-based learning&quot;,&quot;volume&quot;:&quot;19&quot;,&quot;URL&quot;:&quot;http://journals.sagepub.com/doi/10.1177/1365480216659733&quot;,&quot;issue&quot;:&quot;3&quot;,&quot;type&quot;:&quot;article-journal&quot;,&quot;source&quot;:&quot;DOI.org (Crossref)&quot;,&quot;title&quot;:&quot;Project-based learning: A review of the literature&quot;,&quot;container-title-short&quot;:&quot;Improving Schools&quot;,&quot;issued&quot;:{&quot;date-parts&quot;:[[&quot;2016&quot;,11]]},&quot;accessed&quot;:{&quot;date-parts&quot;:[[&quot;2020&quot;,10,19]]},&quot;language&quot;:&quot;en&quot;,&quot;citation-key&quot;:&quot;kokotsaki_project-based_2016&quot;},&quot;id&quot;:3629,&quot;uri&quot;:[&quot;http://zotero.org/users/1913249/items/XAHE5GYH&quot;],&quot;prefix&quot;:&quot;&quot;}],&quot;schema&quot;:&quot;https://github.com/citation-style-language/schema/raw/master/csl-citation.json&quot;} RNDvxcqgqfsii"/>&lt;Do Zotero Refresh: [@kokotsaki_project-based_2016, p. 8]&gt;<text:reference-mark-end text:name="ZOTERO_ITEM CSL_CITATION {&quot;properties&quot;:{&quot;formattedCitation&quot;:&quot;[@kokotsaki_project-based_2016, p. 8]&quot;,&quot;noteIndex&quot;:0},&quot;citationID&quot;:&quot;vztxzrme&quot;,&quot;citationItems&quot;:[{&quot;uris&quot;:[&quot;http://zotero.org/users/1913249/items/XAHE5GYH&quot;],&quot;locator&quot;:&quot; 8&quot;,&quot;itemData&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d&quot;:&quot;kokotsaki_project-based_2016&quot;,&quot;author&quot;:[{&quot;family&quot;:&quot;Kokotsaki&quot;,&quot;given&quot;:&quot;Dimitra&quot;},{&quot;family&quot;:&quot;Menzies&quot;,&quot;given&quot;:&quot;Victoria&quot;},{&quot;family&quot;:&quot;Wiggins&quot;,&quot;given&quot;:&quot;Andy&quot;}],&quot;ISSN&quot;:&quot;1365-4802, 1475-7583&quot;,&quot;page&quot;:&quot;267-277&quot;,&quot;title-short&quot;:&quot;Project-based learning&quot;,&quot;volume&quot;:&quot;19&quot;,&quot;URL&quot;:&quot;http://journals.sagepub.com/doi/10.1177/1365480216659733&quot;,&quot;issue&quot;:&quot;3&quot;,&quot;type&quot;:&quot;article-journal&quot;,&quot;source&quot;:&quot;DOI.org (Crossref)&quot;,&quot;title&quot;:&quot;Project-based learning: A review of the literature&quot;,&quot;container-title-short&quot;:&quot;Improving Schools&quot;,&quot;issued&quot;:{&quot;date-parts&quot;:[[&quot;2016&quot;,11]]},&quot;accessed&quot;:{&quot;date-parts&quot;:[[&quot;2020&quot;,10,19]]},&quot;language&quot;:&quot;en&quot;,&quot;citation-key&quot;:&quot;kokotsaki_project-based_2016&quot;},&quot;id&quot;:3629,&quot;uri&quot;:[&quot;http://zotero.org/users/1913249/items/XAHE5GYH&quot;],&quot;prefix&quot;:&quot;&quot;}],&quot;schema&quot;:&quot;https://github.com/citation-style-language/schema/raw/master/csl-citation.json&quot;} RNDvxcqgqfsii"/>,</text:p>
      <text:p text:style-name="Text_20_body">The authors of the reviews above describe the constructivist base for PBL, highlighting the need of a learning environment and activities that allow for an active construction of knowledge by learners rather than one dominated by instruction. So how does this compare to activity theory interpretation of PBL? Certainly there is a strong alignment with how change or learning happens in both approaches, and the use of artefacts use in a community is key to both <text:reference-mark-start text:name="ZOTERO_ITEM CSL_CITATION {&quot;properties&quot;:{&quot;formattedCitation&quot;:&quot;[@gibbes_project-based_2014; @hung_activity_2000]&quot;,&quot;noteIndex&quot;:0},&quot;citationID&quot;:&quot;gbqfqnzh&quot;,&quot;citationItems&quot;:[{&quot;uris&quot;:[&quot;http://zotero.org/users/1913249/items/HEL28E5L&quot;],&quot;itemData&quot;:{&quot;container-title&quot;:&quot;Innovation in Language Learning and Teaching&quot;,&quot;DOI&quot;:&quot;10.1080/17501229.2013.793689&quot;,&quot;id&quot;:&quot;gibbes_project-based_2014&quot;,&quot;author&quot;:[{&quot;family&quot;:&quot;Gibbes&quot;,&quot;given&quot;:&quot;Marina&quot;},{&quot;family&quot;:&quot;Carson&quot;,&quot;given&quot;:&quot;Lorna&quot;}],&quot;ISSN&quot;:&quot;1750-1229, 1750-1237&quot;,&quot;page&quot;:&quot;171-189&quot;,&quot;title-short&quot;:&quot;Project-based language learning&quot;,&quot;volume&quot;:&quot;8&quot;,&quot;URL&quot;:&quot;http://www.tandfonline.com/doi/abs/10.1080/17501229.2013.793689&quot;,&quot;issue&quot;:&quot;2&quot;,&quot;type&quot;:&quot;article-journal&quot;,&quot;source&quot;:&quot;DOI.org (Crossref)&quot;,&quot;title&quot;:&quot;Project-based language learning: an activity theory analysis&quot;,&quot;container-title-short&quot;:&quot;Innovation in Language Learning and Teaching&quot;,&quot;issued&quot;:{&quot;date-parts&quot;:[[&quot;2014&quot;,5,4]]},&quot;accessed&quot;:{&quot;date-parts&quot;:[[&quot;2024&quot;,7,18]]},&quot;language&quot;:&quot;en&quot;,&quot;citation-key&quot;:&quot;gibbes_project-based_2014&quot;},&quot;id&quot;:9681,&quot;uri&quot;:[&quot;http://zotero.org/users/1913249/items/HEL28E5L&quot;],&quot;suffix&quot;:&quot;&quot;,&quot;prefix&quot;:&quot;&quot;},{&quot;uris&quot;:[&quot;http://zotero.org/users/1913249/items/KKSMVGEK&quot;],&quot;itemData&quot;:{&quot;page&quot;:&quot;33-37&quot;,&quot;URL&quot;:&quot;https://www.jstor.org/stable/44428589&quot;,&quot;container-title&quot;:&quot;Educational Technology&quot;,&quot;volume&quot;:&quot;40&quot;,&quot;type&quot;:&quot;article-journal&quot;,&quot;title&quot;:&quot;Activity Theory as a Framework for Project Work in Learning Environments&quot;,&quot;accessed&quot;:{&quot;date-parts&quot;:[[&quot;2024&quot;,7,19]]},&quot;publisher&quot;:&quot;Educational Technology Publications, Inc.&quot;,&quot;source&quot;:&quot;JSTOR&quot;,&quot;issued&quot;:{&quot;date-parts&quot;:[[&quot;2000&quot;]]},&quot;id&quot;:&quot;hung_activity_2000&quot;,&quot;issue&quot;:&quot;2&quot;,&quot;author&quot;:[{&quot;family&quot;:&quot;Hung&quot;,&quot;given&quot;:&quot;David W. L.&quot;},{&quot;family&quot;:&quot;Wong&quot;,&quot;given&quot;:&quot;Angela F. L.&quot;}],&quot;ISSN&quot;:&quot;0013-1962&quot;,&quot;citation-key&quot;:&quot;hung_activity_2000&quot;},&quot;id&quot;:9682,&quot;uri&quot;:[&quot;http://zotero.org/users/1913249/items/KKSMVGEK&quot;],&quot;suffix&quot;:&quot;&quot;,&quot;prefix&quot;:&quot;&quot;}],&quot;schema&quot;:&quot;https://github.com/citation-style-language/schema/raw/master/csl-citation.json&quot;} RNDoscmpyliwl"/>&lt;Do Zotero Refresh: [@gibbes_project-based_2014; @hung_activity_2000]&gt;<text:reference-mark-end text:name="ZOTERO_ITEM CSL_CITATION {&quot;properties&quot;:{&quot;formattedCitation&quot;:&quot;[@gibbes_project-based_2014; @hung_activity_2000]&quot;,&quot;noteIndex&quot;:0},&quot;citationID&quot;:&quot;gbqfqnzh&quot;,&quot;citationItems&quot;:[{&quot;uris&quot;:[&quot;http://zotero.org/users/1913249/items/HEL28E5L&quot;],&quot;itemData&quot;:{&quot;container-title&quot;:&quot;Innovation in Language Learning and Teaching&quot;,&quot;DOI&quot;:&quot;10.1080/17501229.2013.793689&quot;,&quot;id&quot;:&quot;gibbes_project-based_2014&quot;,&quot;author&quot;:[{&quot;family&quot;:&quot;Gibbes&quot;,&quot;given&quot;:&quot;Marina&quot;},{&quot;family&quot;:&quot;Carson&quot;,&quot;given&quot;:&quot;Lorna&quot;}],&quot;ISSN&quot;:&quot;1750-1229, 1750-1237&quot;,&quot;page&quot;:&quot;171-189&quot;,&quot;title-short&quot;:&quot;Project-based language learning&quot;,&quot;volume&quot;:&quot;8&quot;,&quot;URL&quot;:&quot;http://www.tandfonline.com/doi/abs/10.1080/17501229.2013.793689&quot;,&quot;issue&quot;:&quot;2&quot;,&quot;type&quot;:&quot;article-journal&quot;,&quot;source&quot;:&quot;DOI.org (Crossref)&quot;,&quot;title&quot;:&quot;Project-based language learning: an activity theory analysis&quot;,&quot;container-title-short&quot;:&quot;Innovation in Language Learning and Teaching&quot;,&quot;issued&quot;:{&quot;date-parts&quot;:[[&quot;2014&quot;,5,4]]},&quot;accessed&quot;:{&quot;date-parts&quot;:[[&quot;2024&quot;,7,18]]},&quot;language&quot;:&quot;en&quot;,&quot;citation-key&quot;:&quot;gibbes_project-based_2014&quot;},&quot;id&quot;:9681,&quot;uri&quot;:[&quot;http://zotero.org/users/1913249/items/HEL28E5L&quot;],&quot;suffix&quot;:&quot;&quot;,&quot;prefix&quot;:&quot;&quot;},{&quot;uris&quot;:[&quot;http://zotero.org/users/1913249/items/KKSMVGEK&quot;],&quot;itemData&quot;:{&quot;page&quot;:&quot;33-37&quot;,&quot;URL&quot;:&quot;https://www.jstor.org/stable/44428589&quot;,&quot;container-title&quot;:&quot;Educational Technology&quot;,&quot;volume&quot;:&quot;40&quot;,&quot;type&quot;:&quot;article-journal&quot;,&quot;title&quot;:&quot;Activity Theory as a Framework for Project Work in Learning Environments&quot;,&quot;accessed&quot;:{&quot;date-parts&quot;:[[&quot;2024&quot;,7,19]]},&quot;publisher&quot;:&quot;Educational Technology Publications, Inc.&quot;,&quot;source&quot;:&quot;JSTOR&quot;,&quot;issued&quot;:{&quot;date-parts&quot;:[[&quot;2000&quot;]]},&quot;id&quot;:&quot;hung_activity_2000&quot;,&quot;issue&quot;:&quot;2&quot;,&quot;author&quot;:[{&quot;family&quot;:&quot;Hung&quot;,&quot;given&quot;:&quot;David W. L.&quot;},{&quot;family&quot;:&quot;Wong&quot;,&quot;given&quot;:&quot;Angela F. L.&quot;}],&quot;ISSN&quot;:&quot;0013-1962&quot;,&quot;citation-key&quot;:&quot;hung_activity_2000&quot;},&quot;id&quot;:9682,&quot;uri&quot;:[&quot;http://zotero.org/users/1913249/items/KKSMVGEK&quot;],&quot;suffix&quot;:&quot;&quot;,&quot;prefix&quot;:&quot;&quot;}],&quot;schema&quot;:&quot;https://github.com/citation-style-language/schema/raw/master/csl-citation.json&quot;} RNDoscmpyliwl"/>.</text:p>
      <text:p text:style-name="Text_20_body">To align with the areas of this study, it is of value to examine PBL literature detailing structure and pedagogical approaches in the area of digital product production and language learning.</text:p>
      <text:p text:style-name="Text_20_body">Gibbes et al’s review of PBL in language learning from an activity theory perspective provides good foundational material for this study <text:reference-mark-start text:name="ZOTERO_ITEM CSL_CITATION {&quot;properties&quot;:{&quot;formattedCitation&quot;:&quot;[@gibbes_project-based_2014]&quot;,&quot;noteIndex&quot;:0},&quot;citationID&quot;:&quot;aipvgrmm&quot;,&quot;citationItems&quot;:[{&quot;uris&quot;:[&quot;http://zotero.org/users/1913249/items/HEL28E5L&quot;],&quot;itemData&quot;:{&quot;container-title&quot;:&quot;Innovation in Language Learning and Teaching&quot;,&quot;DOI&quot;:&quot;10.1080/17501229.2013.793689&quot;,&quot;id&quot;:&quot;gibbes_project-based_2014&quot;,&quot;author&quot;:[{&quot;family&quot;:&quot;Gibbes&quot;,&quot;given&quot;:&quot;Marina&quot;},{&quot;family&quot;:&quot;Carson&quot;,&quot;given&quot;:&quot;Lorna&quot;}],&quot;ISSN&quot;:&quot;1750-1229, 1750-1237&quot;,&quot;page&quot;:&quot;171-189&quot;,&quot;title-short&quot;:&quot;Project-based language learning&quot;,&quot;volume&quot;:&quot;8&quot;,&quot;URL&quot;:&quot;http://www.tandfonline.com/doi/abs/10.1080/17501229.2013.793689&quot;,&quot;issue&quot;:&quot;2&quot;,&quot;type&quot;:&quot;article-journal&quot;,&quot;source&quot;:&quot;DOI.org (Crossref)&quot;,&quot;title&quot;:&quot;Project-based language learning: an activity theory analysis&quot;,&quot;container-title-short&quot;:&quot;Innovation in Language Learning and Teaching&quot;,&quot;issued&quot;:{&quot;date-parts&quot;:[[&quot;2014&quot;,5,4]]},&quot;accessed&quot;:{&quot;date-parts&quot;:[[&quot;2024&quot;,7,18]]},&quot;language&quot;:&quot;en&quot;,&quot;citation-key&quot;:&quot;gibbes_project-based_2014&quot;},&quot;id&quot;:9681,&quot;uri&quot;:[&quot;http://zotero.org/users/1913249/items/HEL28E5L&quot;],&quot;suffix&quot;:&quot;&quot;,&quot;prefix&quot;:&quot;&quot;}],&quot;schema&quot;:&quot;https://github.com/citation-style-language/schema/raw/master/csl-citation.json&quot;} RNDhseqbksrqj"/>&lt;Do Zotero Refresh: [@gibbes_project-based_2014]&gt;<text:reference-mark-end text:name="ZOTERO_ITEM CSL_CITATION {&quot;properties&quot;:{&quot;formattedCitation&quot;:&quot;[@gibbes_project-based_2014]&quot;,&quot;noteIndex&quot;:0},&quot;citationID&quot;:&quot;aipvgrmm&quot;,&quot;citationItems&quot;:[{&quot;uris&quot;:[&quot;http://zotero.org/users/1913249/items/HEL28E5L&quot;],&quot;itemData&quot;:{&quot;container-title&quot;:&quot;Innovation in Language Learning and Teaching&quot;,&quot;DOI&quot;:&quot;10.1080/17501229.2013.793689&quot;,&quot;id&quot;:&quot;gibbes_project-based_2014&quot;,&quot;author&quot;:[{&quot;family&quot;:&quot;Gibbes&quot;,&quot;given&quot;:&quot;Marina&quot;},{&quot;family&quot;:&quot;Carson&quot;,&quot;given&quot;:&quot;Lorna&quot;}],&quot;ISSN&quot;:&quot;1750-1229, 1750-1237&quot;,&quot;page&quot;:&quot;171-189&quot;,&quot;title-short&quot;:&quot;Project-based language learning&quot;,&quot;volume&quot;:&quot;8&quot;,&quot;URL&quot;:&quot;http://www.tandfonline.com/doi/abs/10.1080/17501229.2013.793689&quot;,&quot;issue&quot;:&quot;2&quot;,&quot;type&quot;:&quot;article-journal&quot;,&quot;source&quot;:&quot;DOI.org (Crossref)&quot;,&quot;title&quot;:&quot;Project-based language learning: an activity theory analysis&quot;,&quot;container-title-short&quot;:&quot;Innovation in Language Learning and Teaching&quot;,&quot;issued&quot;:{&quot;date-parts&quot;:[[&quot;2014&quot;,5,4]]},&quot;accessed&quot;:{&quot;date-parts&quot;:[[&quot;2024&quot;,7,18]]},&quot;language&quot;:&quot;en&quot;,&quot;citation-key&quot;:&quot;gibbes_project-based_2014&quot;},&quot;id&quot;:9681,&quot;uri&quot;:[&quot;http://zotero.org/users/1913249/items/HEL28E5L&quot;],&quot;suffix&quot;:&quot;&quot;,&quot;prefix&quot;:&quot;&quot;}],&quot;schema&quot;:&quot;https://github.com/citation-style-language/schema/raw/master/csl-citation.json&quot;} RNDhseqbksrqj"/>.</text:p>
      <text:p text:style-name="Text_20_body">Research in the area of digital media production using a PBL methodology exists ADD DETAILS HERE.</text:p>
      <text:p text:style-name="Text_20_body">Given then broad benefits of PBL to make media, and returning to the claims around Kafai on constructionist games, it invites the question, is there anything particularly special about the use of games as a project?</text:p>
      <text:h text:style-name="Heading_20_4" text:outline-level="4"><text:bookmark-start text:name="how-games-are-special"/>How games are special<text:bookmark-end text:name="how-games-are-special"/></text:h>
      <text:p text:style-name="First_20_paragraph">While, the reviews of studies are convincing of the benefits of making games for diverse educational purposes, they are limited in the extent to which they explore how game making is special or different from digital making as a project-based approach. IS THIS TRUE? </text:p>
      <text:p text:style-name="Text_20_body">Kafai and Burke note the benefits to exploring games over other types of media projects, including their inherent interactivity and rules based systems, which facilitate the exploration of systems thinking and design approaches <text:reference-mark-start text:name="ZOTERO_ITEM CSL_CITATION {&quot;properties&quot;:{&quot;formattedCitation&quot;:&quot;[@games_gamestar_2010; @tekinbas_gaming_2014; @games_design_2008]&quot;,&quot;noteIndex&quot;:0},&quot;citationID&quot;:&quot;epqsitfx&quot;,&quot;citationItems&quot;:[{&quot;uris&quot;:[&quot;http://zotero.org/users/1913249/items/24UDMQK9&quot;],&quot;itemData&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d&quot;:&quot;games_gamestar_2010&quot;,&quot;author&quot;:[{&quot;family&quot;:&quot;Games&quot;,&quot;given&quot;:&quot;Ivan Alex&quot;}],&quot;ISSN&quot;:&quot;1743-9884&quot;,&quot;page&quot;:&quot;31-52&quot;,&quot;title-short&quot;:&quot;Gamestar Mechanic&quot;,&quot;volume&quot;:&quot;35&quot;,&quot;issue&quot;:&quot;1&quot;,&quot;source&quot;:&quot;Taylor and Francis+NEJM&quot;,&quot;URL&quot;:&quot;https://doi.org/10.1080/17439880903567774&quot;,&quot;title&quot;:&quot;Gamestar Mechanic: learning a designer mindset through communicational competence with the language of games&quot;,&quot;type&quot;:&quot;article-journal&quot;,&quot;accessed&quot;:{&quot;date-parts&quot;:[[&quot;2018&quot;,9,16]]},&quot;issued&quot;:{&quot;date-parts&quot;:[[&quot;2010&quot;,3,1]]},&quot;citation-key&quot;:&quot;games_gamestar_2010&quot;},&quot;id&quot;:2719,&quot;uri&quot;:[&quot;http://zotero.org/users/1913249/items/24UDMQK9&quot;],&quot;suffix&quot;:&quot;&quot;,&quot;prefix&quot;:&quot;&quot;},{&quot;uris&quot;:[&quot;http://zotero.org/users/1913249/items/4MPYQYG9&quot;],&quot;itemData&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publisher&quot;:&quot;The MIT Press&quot;,&quot;event-place&quot;:&quot;Cambridge, Massachusetts&quot;,&quot;collection-title&quot;:&quot;The John D. and Catherine T. Macarthur Foundation series on digital media and learning&quot;,&quot;call-number&quot;:&quot;QA76.76.C672 T45 2014&quot;,&quot;issued&quot;:{&quot;date-parts&quot;:[[&quot;2014&quot;]]},&quot;author&quot;:[{&quot;family&quot;:&quot;Tekinbaş&quot;,&quot;given&quot;:&quot;Katie Salen&quot;},{&quot;family&quot;:&quot;Gresalfi&quot;,&quot;given&quot;:&quot;Melissa&quot;},{&quot;family&quot;:&quot;Peppler&quot;,&quot;given&quot;:&quot;Kylie A.&quot;},{&quot;family&quot;:&quot;Santo&quot;,&quot;given&quot;:&quot;Rafi&quot;}],&quot;title-short&quot;:&quot;Gaming the system&quot;,&quot;type&quot;:&quot;book&quot;,&quot;ISBN&quot;:&quot;978-0-262-02781-6&quot;,&quot;source&quot;:&quot;Library of Congress ISBN&quot;,&quot;language&quot;:&quot;en&quot;,&quot;title&quot;:&quot;Gaming the system: designing with Gamestar mechanic&quot;,&quot;number-of-pages&quot;:&quot;266&quot;,&quot;publisher-place&quot;:&quot;Cambridge, Massachusetts&quot;,&quot;id&quot;:&quot;tekinbas_gaming_2014&quot;,&quot;citation-key&quot;:&quot;tekinbas_gaming_2014&quot;},&quot;id&quot;:2710,&quot;uri&quot;:[&quot;http://zotero.org/users/1913249/items/4MPYQYG9&quot;],&quot;suffix&quot;:&quot;&quot;,&quot;prefix&quot;:&quot;&quot;},{&quot;uris&quot;:[&quot;http://zotero.org/users/1913249/items/36KJKZU2&quot;],&quot;itemData&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ublisher&quot;:&quot;International Society of the Learning Sciences&quot;,&quot;event-place&quot;:&quot;Utrecht, The Netherlands&quot;,&quot;collection-title&quot;:&quot;ICLS'08&quot;,&quot;issued&quot;:{&quot;date-parts&quot;:[[&quot;2008&quot;]]},&quot;author&quot;:[{&quot;family&quot;:&quot;Games&quot;,&quot;given&quot;:&quot;Ivan Alex&quot;},{&quot;family&quot;:&quot;Squire&quot;,&quot;given&quot;:&quot;Kurt&quot;}],&quot;page&quot;:&quot;257–264&quot;,&quot;title-short&quot;:&quot;Design Thinking in Gamestar Mechanic&quot;,&quot;accessed&quot;:{&quot;date-parts&quot;:[[&quot;2018&quot;,7,16]]},&quot;URL&quot;:&quot;http://dl.acm.org/citation.cfm?id=1599812.1599842&quot;,&quot;source&quot;:&quot;ACM Digital Library&quot;,&quot;type&quot;:&quot;paper-conference&quot;,&quot;title&quot;:&quot;Design Thinking in Gamestar Mechanic: The Role of Gamer Experience on the Appropriation of the Discourse Practices of Game Designers&quot;,&quot;container-title&quot;:&quot;Proceedings of the 8th International Conference on International Conference for the Learning Sciences - Volume 1&quot;,&quot;publisher-place&quot;:&quot;Utrecht, The Netherlands&quot;,&quot;id&quot;:&quot;games_design_2008&quot;,&quot;citation-key&quot;:&quot;games_design_2008&quot;},&quot;id&quot;:2654,&quot;uri&quot;:[&quot;http://zotero.org/users/1913249/items/36KJKZU2&quot;],&quot;suffix&quot;:&quot;&quot;,&quot;prefix&quot;:&quot;&quot;}],&quot;schema&quot;:&quot;https://github.com/citation-style-language/schema/raw/master/csl-citation.json&quot;} RNDrqgncgwrcc"/>&lt;Do Zotero Refresh: [@games_gamestar_2010; @tekinbas_gaming_2014; @games_design_2008]&gt;<text:reference-mark-end text:name="ZOTERO_ITEM CSL_CITATION {&quot;properties&quot;:{&quot;formattedCitation&quot;:&quot;[@games_gamestar_2010; @tekinbas_gaming_2014; @games_design_2008]&quot;,&quot;noteIndex&quot;:0},&quot;citationID&quot;:&quot;epqsitfx&quot;,&quot;citationItems&quot;:[{&quot;uris&quot;:[&quot;http://zotero.org/users/1913249/items/24UDMQK9&quot;],&quot;itemData&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d&quot;:&quot;games_gamestar_2010&quot;,&quot;author&quot;:[{&quot;family&quot;:&quot;Games&quot;,&quot;given&quot;:&quot;Ivan Alex&quot;}],&quot;ISSN&quot;:&quot;1743-9884&quot;,&quot;page&quot;:&quot;31-52&quot;,&quot;title-short&quot;:&quot;Gamestar Mechanic&quot;,&quot;volume&quot;:&quot;35&quot;,&quot;issue&quot;:&quot;1&quot;,&quot;source&quot;:&quot;Taylor and Francis+NEJM&quot;,&quot;URL&quot;:&quot;https://doi.org/10.1080/17439880903567774&quot;,&quot;title&quot;:&quot;Gamestar Mechanic: learning a designer mindset through communicational competence with the language of games&quot;,&quot;type&quot;:&quot;article-journal&quot;,&quot;accessed&quot;:{&quot;date-parts&quot;:[[&quot;2018&quot;,9,16]]},&quot;issued&quot;:{&quot;date-parts&quot;:[[&quot;2010&quot;,3,1]]},&quot;citation-key&quot;:&quot;games_gamestar_2010&quot;},&quot;id&quot;:2719,&quot;uri&quot;:[&quot;http://zotero.org/users/1913249/items/24UDMQK9&quot;],&quot;suffix&quot;:&quot;&quot;,&quot;prefix&quot;:&quot;&quot;},{&quot;uris&quot;:[&quot;http://zotero.org/users/1913249/items/4MPYQYG9&quot;],&quot;itemData&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publisher&quot;:&quot;The MIT Press&quot;,&quot;event-place&quot;:&quot;Cambridge, Massachusetts&quot;,&quot;collection-title&quot;:&quot;The John D. and Catherine T. Macarthur Foundation series on digital media and learning&quot;,&quot;call-number&quot;:&quot;QA76.76.C672 T45 2014&quot;,&quot;issued&quot;:{&quot;date-parts&quot;:[[&quot;2014&quot;]]},&quot;author&quot;:[{&quot;family&quot;:&quot;Tekinbaş&quot;,&quot;given&quot;:&quot;Katie Salen&quot;},{&quot;family&quot;:&quot;Gresalfi&quot;,&quot;given&quot;:&quot;Melissa&quot;},{&quot;family&quot;:&quot;Peppler&quot;,&quot;given&quot;:&quot;Kylie A.&quot;},{&quot;family&quot;:&quot;Santo&quot;,&quot;given&quot;:&quot;Rafi&quot;}],&quot;title-short&quot;:&quot;Gaming the system&quot;,&quot;type&quot;:&quot;book&quot;,&quot;ISBN&quot;:&quot;978-0-262-02781-6&quot;,&quot;source&quot;:&quot;Library of Congress ISBN&quot;,&quot;language&quot;:&quot;en&quot;,&quot;title&quot;:&quot;Gaming the system: designing with Gamestar mechanic&quot;,&quot;number-of-pages&quot;:&quot;266&quot;,&quot;publisher-place&quot;:&quot;Cambridge, Massachusetts&quot;,&quot;id&quot;:&quot;tekinbas_gaming_2014&quot;,&quot;citation-key&quot;:&quot;tekinbas_gaming_2014&quot;},&quot;id&quot;:2710,&quot;uri&quot;:[&quot;http://zotero.org/users/1913249/items/4MPYQYG9&quot;],&quot;suffix&quot;:&quot;&quot;,&quot;prefix&quot;:&quot;&quot;},{&quot;uris&quot;:[&quot;http://zotero.org/users/1913249/items/36KJKZU2&quot;],&quot;itemData&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ublisher&quot;:&quot;International Society of the Learning Sciences&quot;,&quot;event-place&quot;:&quot;Utrecht, The Netherlands&quot;,&quot;collection-title&quot;:&quot;ICLS'08&quot;,&quot;issued&quot;:{&quot;date-parts&quot;:[[&quot;2008&quot;]]},&quot;author&quot;:[{&quot;family&quot;:&quot;Games&quot;,&quot;given&quot;:&quot;Ivan Alex&quot;},{&quot;family&quot;:&quot;Squire&quot;,&quot;given&quot;:&quot;Kurt&quot;}],&quot;page&quot;:&quot;257–264&quot;,&quot;title-short&quot;:&quot;Design Thinking in Gamestar Mechanic&quot;,&quot;accessed&quot;:{&quot;date-parts&quot;:[[&quot;2018&quot;,7,16]]},&quot;URL&quot;:&quot;http://dl.acm.org/citation.cfm?id=1599812.1599842&quot;,&quot;source&quot;:&quot;ACM Digital Library&quot;,&quot;type&quot;:&quot;paper-conference&quot;,&quot;title&quot;:&quot;Design Thinking in Gamestar Mechanic: The Role of Gamer Experience on the Appropriation of the Discourse Practices of Game Designers&quot;,&quot;container-title&quot;:&quot;Proceedings of the 8th International Conference on International Conference for the Learning Sciences - Volume 1&quot;,&quot;publisher-place&quot;:&quot;Utrecht, The Netherlands&quot;,&quot;id&quot;:&quot;games_design_2008&quot;,&quot;citation-key&quot;:&quot;games_design_2008&quot;},&quot;id&quot;:2654,&quot;uri&quot;:[&quot;http://zotero.org/users/1913249/items/36KJKZU2&quot;],&quot;suffix&quot;:&quot;&quot;,&quot;prefix&quot;:&quot;&quot;}],&quot;schema&quot;:&quot;https://github.com/citation-style-language/schema/raw/master/csl-citation.json&quot;} RNDrqgncgwrcc"/>.</text:p>
      <text:p text:style-name="Text_20_body">Another strength of the use of games in leaning aligns with a playful approach which can have significant benefits for nurturing a positive attitude of participants <text:reference-mark-start text:name="ZOTERO_ITEM CSL_CITATION {&quot;properties&quot;:{&quot;formattedCitation&quot;:&quot;[@klopfer_moving_2009]&quot;,&quot;noteIndex&quot;:0},&quot;citationID&quot;:&quot;joprhuhi&quot;,&quot;citationItems&quot;:[{&quot;uris&quot;:[&quot;http://zotero.org/users/1913249/items/42QTGIQD&quot;],&quot;itemData&quot;:{&quot;URL&quot;:&quot;http://citeseerx.ist.psu.edu/viewdoc/download?doi=10.1.1.687.5017&amp;rep=rep1&amp;type=pdf&quot;,&quot;container-title&quot;:&quot;Cambridge, MA: The Education Arcade&quot;,&quot;accessed&quot;:{&quot;date-parts&quot;:[[&quot;2017&quot;,5,3]]},&quot;source&quot;:&quot;Google Scholar&quot;,&quot;type&quot;:&quot;article-journal&quot;,&quot;id&quot;:&quot;klopfer_moving_2009&quot;,&quot;title&quot;:&quot;Moving learning games forward&quot;,&quot;author&quot;:[{&quot;family&quot;:&quot;Klopfer&quot;,&quot;given&quot;:&quot;Eric&quot;},{&quot;family&quot;:&quot;Osterweil&quot;,&quot;given&quot;:&quot;Scot&quot;},{&quot;family&quot;:&quot;Salen&quot;,&quot;given&quot;:&quot;Katie&quot;},{&quot;literal&quot;:&quot;others&quot;}],&quot;issued&quot;:{&quot;date-parts&quot;:[[&quot;2009&quot;]]},&quot;citation-key&quot;:&quot;klopfer_moving_2009&quot;},&quot;id&quot;:1570,&quot;uri&quot;:[&quot;http://zotero.org/users/1913249/items/42QTGIQD&quot;],&quot;suffix&quot;:&quot;&quot;,&quot;prefix&quot;:&quot;&quot;}],&quot;schema&quot;:&quot;https://github.com/citation-style-language/schema/raw/master/csl-citation.json&quot;} RNDezavielyxt"/>&lt;Do Zotero Refresh: [@klopfer_moving_2009]&gt;<text:reference-mark-end text:name="ZOTERO_ITEM CSL_CITATION {&quot;properties&quot;:{&quot;formattedCitation&quot;:&quot;[@klopfer_moving_2009]&quot;,&quot;noteIndex&quot;:0},&quot;citationID&quot;:&quot;joprhuhi&quot;,&quot;citationItems&quot;:[{&quot;uris&quot;:[&quot;http://zotero.org/users/1913249/items/42QTGIQD&quot;],&quot;itemData&quot;:{&quot;URL&quot;:&quot;http://citeseerx.ist.psu.edu/viewdoc/download?doi=10.1.1.687.5017&amp;rep=rep1&amp;type=pdf&quot;,&quot;container-title&quot;:&quot;Cambridge, MA: The Education Arcade&quot;,&quot;accessed&quot;:{&quot;date-parts&quot;:[[&quot;2017&quot;,5,3]]},&quot;source&quot;:&quot;Google Scholar&quot;,&quot;type&quot;:&quot;article-journal&quot;,&quot;id&quot;:&quot;klopfer_moving_2009&quot;,&quot;title&quot;:&quot;Moving learning games forward&quot;,&quot;author&quot;:[{&quot;family&quot;:&quot;Klopfer&quot;,&quot;given&quot;:&quot;Eric&quot;},{&quot;family&quot;:&quot;Osterweil&quot;,&quot;given&quot;:&quot;Scot&quot;},{&quot;family&quot;:&quot;Salen&quot;,&quot;given&quot;:&quot;Katie&quot;},{&quot;literal&quot;:&quot;others&quot;}],&quot;issued&quot;:{&quot;date-parts&quot;:[[&quot;2009&quot;]]},&quot;citation-key&quot;:&quot;klopfer_moving_2009&quot;},&quot;id&quot;:1570,&quot;uri&quot;:[&quot;http://zotero.org/users/1913249/items/42QTGIQD&quot;],&quot;suffix&quot;:&quot;&quot;,&quot;prefix&quot;:&quot;&quot;}],&quot;schema&quot;:&quot;https://github.com/citation-style-language/schema/raw/master/csl-citation.json&quot;} RNDezavielyxt"/></text:p>
      <text:p text:style-name="Text_20_body">While gaming culture has previously raised concerns regarding inclusion, the broad uptake of casual and retro gaming has helped address this concern. Additionally, the widespread proliferation of retro games in particular into popular culture provides a rich fund of knowledge which can be drawn upon in diverse ways. FIND SUPPORT</text:p>
      <text:p text:style-name="Text_20_body"/>
      <text:h text:style-name="Heading_20_3" text:outline-level="3"><text:bookmark-start text:name="limits-and-critiques-of-constructionist-game-making"/>Limits and critiques of constructionist game making<text:bookmark-end text:name="limits-and-critiques-of-constructionist-game-making"/></text:h>
      <text:p text:style-name="First_20_paragraph">HOW DOES THIS BUILD ON THE INTRODUCTION’S CRITIQUE OF CONSTRUCTIONISM MORE BROADLY?</text:p>
      <text:p text:style-name="Text_20_body">This alignment of approach also extends to some of the limits of PBL approach. The critique of PBL as ‘pure discovery’ learning is often misjudged, missing some of the less visible scaffolds often in place to support learner to access learning, and to reflect on learning that has taken place. However, the range of applications of PBL creates significant challenges in communicating the types and specific details of appropriate scaffolding. The situated nature of the learning makes representation of practice difficult.</text:p>
      <text:p text:style-name="Text_20_body">While some of the studies outlined above do mention scaffolding in place, many do not. FIND RELEVANT RESEARCH HERE ON PBL AND SCAFFOLDING.</text:p>
      <text:p text:style-name="Text_20_body">In their review and a critique constructionist approaches to game making, Thumlert et al agree with the potential of a constructionist approach to develop 21st century skills, but also caution against the potential subsuming of a constructionist approach into instruction-based approaches limited to curricular concerns <text:reference-mark-start text:name="ZOTERO_ITEM CSL_CITATION {&quot;properties&quot;:{&quot;formattedCitation&quot;:&quot;[@thumlert2018learning]&quot;,&quot;noteIndex&quot;:0},&quot;citationID&quot;:&quot;sdrjuyxw&quot;,&quot;citationItems&quot;:[{&quot;uris&quot;:[&quot;http://zotero.org/users/1913249/items/NUD3E4DL&quot;],&quot;itemData&quot;:{&quot;type&quot;:&quot;paper-conference&quot;,&quot;title&quot;:&quot;Learning through game design: A production pedagogy&quot;,&quot;id&quot;:&quot;thumlert2018learning&quot;,&quot;issued&quot;:{&quot;date-parts&quot;:[[&quot;2018&quot;]]},&quot;author&quot;:[{&quot;family&quot;:&quot;Thumlert&quot;,&quot;given&quot;:&quot;Kurt&quot;},{&quot;given&quot;:&quot;Suzanne&quot;,&quot;family&quot;:&quot;Castell&quot;,&quot;non-dropping-particle&quot;:&quot;de&quot;},{&quot;family&quot;:&quot;Jenson&quot;,&quot;given&quot;:&quot;Jennifer&quot;}],&quot;container-title&quot;:&quot;Proceedings of the 12th european conference on game-based learning ECGBL, publisher: ACPI&quot;,&quot;citation-key&quot;:&quot;thumlert2018learning&quot;},&quot;id&quot;:9650,&quot;uri&quot;:[&quot;http://zotero.org/users/1913249/items/NUD3E4DL&quot;],&quot;suffix&quot;:&quot;&quot;,&quot;prefix&quot;:&quot;&quot;}],&quot;schema&quot;:&quot;https://github.com/citation-style-language/schema/raw/master/csl-citation.json&quot;} RNDfuohxxwmoe"/>&lt;Do Zotero Refresh: [@thumlert2018learning]&gt;<text:reference-mark-end text:name="ZOTERO_ITEM CSL_CITATION {&quot;properties&quot;:{&quot;formattedCitation&quot;:&quot;[@thumlert2018learning]&quot;,&quot;noteIndex&quot;:0},&quot;citationID&quot;:&quot;sdrjuyxw&quot;,&quot;citationItems&quot;:[{&quot;uris&quot;:[&quot;http://zotero.org/users/1913249/items/NUD3E4DL&quot;],&quot;itemData&quot;:{&quot;type&quot;:&quot;paper-conference&quot;,&quot;title&quot;:&quot;Learning through game design: A production pedagogy&quot;,&quot;id&quot;:&quot;thumlert2018learning&quot;,&quot;issued&quot;:{&quot;date-parts&quot;:[[&quot;2018&quot;]]},&quot;author&quot;:[{&quot;family&quot;:&quot;Thumlert&quot;,&quot;given&quot;:&quot;Kurt&quot;},{&quot;given&quot;:&quot;Suzanne&quot;,&quot;family&quot;:&quot;Castell&quot;,&quot;non-dropping-particle&quot;:&quot;de&quot;},{&quot;family&quot;:&quot;Jenson&quot;,&quot;given&quot;:&quot;Jennifer&quot;}],&quot;container-title&quot;:&quot;Proceedings of the 12th european conference on game-based learning ECGBL, publisher: ACPI&quot;,&quot;citation-key&quot;:&quot;thumlert2018learning&quot;},&quot;id&quot;:9650,&quot;uri&quot;:[&quot;http://zotero.org/users/1913249/items/NUD3E4DL&quot;],&quot;suffix&quot;:&quot;&quot;,&quot;prefix&quot;:&quot;&quot;}],&quot;schema&quot;:&quot;https://github.com/citation-style-language/schema/raw/master/csl-citation.json&quot;} RNDfuohxxwmoe"/>.</text:p>
      <text:p text:style-name="Text_20_body">It behoves us to revisit the purpose of game making. Critics <text:reference-mark-start text:name="ZOTERO_ITEM CSL_CITATION {&quot;properties&quot;:{&quot;formattedCitation&quot;:&quot;[@thumlert2018learning; @vossoughi_making_2016]&quot;,&quot;noteIndex&quot;:0},&quot;citationID&quot;:&quot;hwmmwmhe&quot;,&quot;citationItems&quot;:[{&quot;uris&quot;:[&quot;http://zotero.org/users/1913249/items/NUD3E4DL&quot;],&quot;itemData&quot;:{&quot;type&quot;:&quot;paper-conference&quot;,&quot;title&quot;:&quot;Learning through game design: A production pedagogy&quot;,&quot;id&quot;:&quot;thumlert2018learning&quot;,&quot;issued&quot;:{&quot;date-parts&quot;:[[&quot;2018&quot;]]},&quot;author&quot;:[{&quot;family&quot;:&quot;Thumlert&quot;,&quot;given&quot;:&quot;Kurt&quot;},{&quot;given&quot;:&quot;Suzanne&quot;,&quot;family&quot;:&quot;Castell&quot;,&quot;non-dropping-particle&quot;:&quot;de&quot;},{&quot;family&quot;:&quot;Jenson&quot;,&quot;given&quot;:&quot;Jennifer&quot;}],&quot;container-title&quot;:&quot;Proceedings of the 12th european conference on game-based learning ECGBL, publisher: ACPI&quot;,&quot;citation-key&quot;:&quot;thumlert2018learning&quot;},&quot;id&quot;:9650,&quot;uri&quot;:[&quot;http://zotero.org/users/1913249/items/NUD3E4DL&quot;],&quot;suffix&quot;:&quot;&quot;,&quot;prefix&quot;:&quot;&quot;},{&quot;uris&quot;:[&quot;http://zotero.org/users/1913249/items/E7EXZNJ2&quot;],&quot;itemData&quot;:{&quot;page&quot;:&quot;206–232&quot;,&quot;container-title&quot;:&quot;Harvard Educational Review&quot;,&quot;volume&quot;:&quot;86&quot;,&quot;URL&quot;:&quot;http://www.hepgjournals.org/doi/abs/10.17763/0017-8055.86.2.206&quot;,&quot;type&quot;:&quot;article-journal&quot;,&quot;accessed&quot;:{&quot;date-parts&quot;:[[&quot;2017&quot;,10,14]]},&quot;title-short&quot;:&quot;Making through the lens of culture and power&quot;,&quot;source&quot;:&quot;Google Scholar&quot;,&quot;title&quot;:&quot;Making through the lens of culture and power: Toward transformative visions for educational equity&quot;,&quot;id&quot;:&quot;vossoughi_making_2016&quot;,&quot;issued&quot;:{&quot;date-parts&quot;:[[&quot;2016&quot;]]},&quot;author&quot;:[{&quot;family&quot;:&quot;Vossoughi&quot;,&quot;given&quot;:&quot;Shirin&quot;},{&quot;family&quot;:&quot;Hooper&quot;,&quot;given&quot;:&quot;Paula K.&quot;},{&quot;family&quot;:&quot;Escudé&quot;,&quot;given&quot;:&quot;Meg&quot;}],&quot;issue&quot;:&quot;2&quot;,&quot;citation-key&quot;:&quot;vossoughi_making_2016&quot;},&quot;id&quot;:1756,&quot;uri&quot;:[&quot;http://zotero.org/users/1913249/items/E7EXZNJ2&quot;],&quot;suffix&quot;:&quot;&quot;,&quot;prefix&quot;:&quot;&quot;}],&quot;schema&quot;:&quot;https://github.com/citation-style-language/schema/raw/master/csl-citation.json&quot;} RNDrsdpmvsefm"/>&lt;Do Zotero Refresh: [@thumlert2018learning; @vossoughi_making_2016]&gt;<text:reference-mark-end text:name="ZOTERO_ITEM CSL_CITATION {&quot;properties&quot;:{&quot;formattedCitation&quot;:&quot;[@thumlert2018learning; @vossoughi_making_2016]&quot;,&quot;noteIndex&quot;:0},&quot;citationID&quot;:&quot;hwmmwmhe&quot;,&quot;citationItems&quot;:[{&quot;uris&quot;:[&quot;http://zotero.org/users/1913249/items/NUD3E4DL&quot;],&quot;itemData&quot;:{&quot;type&quot;:&quot;paper-conference&quot;,&quot;title&quot;:&quot;Learning through game design: A production pedagogy&quot;,&quot;id&quot;:&quot;thumlert2018learning&quot;,&quot;issued&quot;:{&quot;date-parts&quot;:[[&quot;2018&quot;]]},&quot;author&quot;:[{&quot;family&quot;:&quot;Thumlert&quot;,&quot;given&quot;:&quot;Kurt&quot;},{&quot;given&quot;:&quot;Suzanne&quot;,&quot;family&quot;:&quot;Castell&quot;,&quot;non-dropping-particle&quot;:&quot;de&quot;},{&quot;family&quot;:&quot;Jenson&quot;,&quot;given&quot;:&quot;Jennifer&quot;}],&quot;container-title&quot;:&quot;Proceedings of the 12th european conference on game-based learning ECGBL, publisher: ACPI&quot;,&quot;citation-key&quot;:&quot;thumlert2018learning&quot;},&quot;id&quot;:9650,&quot;uri&quot;:[&quot;http://zotero.org/users/1913249/items/NUD3E4DL&quot;],&quot;suffix&quot;:&quot;&quot;,&quot;prefix&quot;:&quot;&quot;},{&quot;uris&quot;:[&quot;http://zotero.org/users/1913249/items/E7EXZNJ2&quot;],&quot;itemData&quot;:{&quot;page&quot;:&quot;206–232&quot;,&quot;container-title&quot;:&quot;Harvard Educational Review&quot;,&quot;volume&quot;:&quot;86&quot;,&quot;URL&quot;:&quot;http://www.hepgjournals.org/doi/abs/10.17763/0017-8055.86.2.206&quot;,&quot;type&quot;:&quot;article-journal&quot;,&quot;accessed&quot;:{&quot;date-parts&quot;:[[&quot;2017&quot;,10,14]]},&quot;title-short&quot;:&quot;Making through the lens of culture and power&quot;,&quot;source&quot;:&quot;Google Scholar&quot;,&quot;title&quot;:&quot;Making through the lens of culture and power: Toward transformative visions for educational equity&quot;,&quot;id&quot;:&quot;vossoughi_making_2016&quot;,&quot;issued&quot;:{&quot;date-parts&quot;:[[&quot;2016&quot;]]},&quot;author&quot;:[{&quot;family&quot;:&quot;Vossoughi&quot;,&quot;given&quot;:&quot;Shirin&quot;},{&quot;family&quot;:&quot;Hooper&quot;,&quot;given&quot;:&quot;Paula K.&quot;},{&quot;family&quot;:&quot;Escudé&quot;,&quot;given&quot;:&quot;Meg&quot;}],&quot;issue&quot;:&quot;2&quot;,&quot;citation-key&quot;:&quot;vossoughi_making_2016&quot;},&quot;id&quot;:1756,&quot;uri&quot;:[&quot;http://zotero.org/users/1913249/items/E7EXZNJ2&quot;],&quot;suffix&quot;:&quot;&quot;,&quot;prefix&quot;:&quot;&quot;}],&quot;schema&quot;:&quot;https://github.com/citation-style-language/schema/raw/master/csl-citation.json&quot;} RNDrsdpmvsefm"/> , position a constructionist approach as implicitly favouring the following: coding to progress to join the computer programming industry, developing a deeper understanding of curricular concepts, and develop employability (21st Century) skills in young people. Thumlert cautions against the appropriation of such skills as “creativity and ‘design thinking’ are similarly colonized by market-driven agendas and discourses.”<text:reference-mark-start text:name="ZOTERO_ITEM CSL_CITATION {&quot;properties&quot;:{&quot;formattedCitation&quot;:&quot;[@thumlert2018learning, p.4]&quot;,&quot;noteIndex&quot;:0},&quot;citationID&quot;:&quot;ddjiyxqv&quot;,&quot;citationItems&quot;:[{&quot;uris&quot;:[&quot;http://zotero.org/users/1913249/items/NUD3E4DL&quot;],&quot;locator&quot;:&quot;4&quot;,&quot;itemData&quot;:{&quot;type&quot;:&quot;paper-conference&quot;,&quot;title&quot;:&quot;Learning through game design: A production pedagogy&quot;,&quot;id&quot;:&quot;thumlert2018learning&quot;,&quot;issued&quot;:{&quot;date-parts&quot;:[[&quot;2018&quot;]]},&quot;author&quot;:[{&quot;family&quot;:&quot;Thumlert&quot;,&quot;given&quot;:&quot;Kurt&quot;},{&quot;given&quot;:&quot;Suzanne&quot;,&quot;family&quot;:&quot;Castell&quot;,&quot;non-dropping-particle&quot;:&quot;de&quot;},{&quot;family&quot;:&quot;Jenson&quot;,&quot;given&quot;:&quot;Jennifer&quot;}],&quot;container-title&quot;:&quot;Proceedings of the 12th european conference on game-based learning ECGBL, publisher: ACPI&quot;,&quot;citation-key&quot;:&quot;thumlert2018learning&quot;},&quot;id&quot;:9650,&quot;uri&quot;:[&quot;http://zotero.org/users/1913249/items/NUD3E4DL&quot;],&quot;prefix&quot;:&quot;&quot;}],&quot;schema&quot;:&quot;https://github.com/citation-style-language/schema/raw/master/csl-citation.json&quot;} RNDvmikrpgdbc"/>&lt;Do Zotero Refresh: [@thumlert2018learning, p.4]&gt;<text:reference-mark-end text:name="ZOTERO_ITEM CSL_CITATION {&quot;properties&quot;:{&quot;formattedCitation&quot;:&quot;[@thumlert2018learning, p.4]&quot;,&quot;noteIndex&quot;:0},&quot;citationID&quot;:&quot;ddjiyxqv&quot;,&quot;citationItems&quot;:[{&quot;uris&quot;:[&quot;http://zotero.org/users/1913249/items/NUD3E4DL&quot;],&quot;locator&quot;:&quot;4&quot;,&quot;itemData&quot;:{&quot;type&quot;:&quot;paper-conference&quot;,&quot;title&quot;:&quot;Learning through game design: A production pedagogy&quot;,&quot;id&quot;:&quot;thumlert2018learning&quot;,&quot;issued&quot;:{&quot;date-parts&quot;:[[&quot;2018&quot;]]},&quot;author&quot;:[{&quot;family&quot;:&quot;Thumlert&quot;,&quot;given&quot;:&quot;Kurt&quot;},{&quot;given&quot;:&quot;Suzanne&quot;,&quot;family&quot;:&quot;Castell&quot;,&quot;non-dropping-particle&quot;:&quot;de&quot;},{&quot;family&quot;:&quot;Jenson&quot;,&quot;given&quot;:&quot;Jennifer&quot;}],&quot;container-title&quot;:&quot;Proceedings of the 12th european conference on game-based learning ECGBL, publisher: ACPI&quot;,&quot;citation-key&quot;:&quot;thumlert2018learning&quot;},&quot;id&quot;:9650,&quot;uri&quot;:[&quot;http://zotero.org/users/1913249/items/NUD3E4DL&quot;],&quot;prefix&quot;:&quot;&quot;}],&quot;schema&quot;:&quot;https://github.com/citation-style-language/schema/raw/master/csl-citation.json&quot;} RNDvmikrpgdbc"/>, rather than being mobilised for critical and emancipatory reasons.</text:p>
      <text:p text:style-name="Text_20_body">It is important, in the interests of balance, to separate out some of the positives from the limits here. The school has done good work (tools, design principles) that can be built on.</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h text:style-name="Heading_20_3" text:outline-level="3"><text:bookmark-start text:name="home-eduction-contextual-factors-relevant-to-this-study"/>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properties&quot;:{&quot;formattedCitation&quot;:&quot;[@fensham-smith_invisible_2021]&quot;,&quot;noteIndex&quot;:0},&quot;citationID&quot;:&quot;qjhiclyp&quot;,&quot;citationItems&quot;:[{&quot;uris&quot;:[&quot;http://zotero.org/users/1913249/items/F748Z3W8&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d&quot;:&quot;fensham-smith_invisible_2021&quot;,&quot;author&quot;:[{&quot;family&quot;:&quot;Fensham-Smith&quot;,&quot;given&quot;:&quot;Amber Joy&quot;}],&quot;ISSN&quot;:&quot;1338-1563&quot;,&quot;page&quot;:&quot;5-27&quot;,&quot;title-short&quot;:&quot;Invisible pedagogies in home education&quot;,&quot;volume&quot;:&quot;12&quot;,&quot;issue&quot;:&quot;1&quot;,&quot;URL&quot;:&quot;https://www.sciendo.com/article/10.2478/jped-2021-0001&quot;,&quot;source&quot;:&quot;DOI.org (Crossref)&quot;,&quot;type&quot;:&quot;article-journal&quot;,&quot;title&quot;:&quot;Invisible pedagogies in home education: Freedom, power and control&quot;,&quot;language&quot;:&quot;en&quot;,&quot;accessed&quot;:{&quot;date-parts&quot;:[[&quot;2023&quot;,10,2]]},&quot;issued&quot;:{&quot;date-parts&quot;:[[&quot;2021&quot;,6,1]]},&quot;citation-key&quot;:&quot;fensham-smith_invisible_2021&quot;},&quot;id&quot;:8983,&quot;uri&quot;:[&quot;http://zotero.org/users/1913249/items/F748Z3W8&quot;],&quot;suffix&quot;:&quot;&quot;,&quot;prefix&quot;:&quot;&quot;}],&quot;schema&quot;:&quot;https://github.com/citation-style-language/schema/raw/master/csl-citation.json&quot;} RNDgrtmewqnfo"/>&lt;Do Zotero Refresh: [@fensham-smith_invisible_2021]&gt;<text:reference-mark-end text:name="ZOTERO_ITEM CSL_CITATION {&quot;properties&quot;:{&quot;formattedCitation&quot;:&quot;[@fensham-smith_invisible_2021]&quot;,&quot;noteIndex&quot;:0},&quot;citationID&quot;:&quot;qjhiclyp&quot;,&quot;citationItems&quot;:[{&quot;uris&quot;:[&quot;http://zotero.org/users/1913249/items/F748Z3W8&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d&quot;:&quot;fensham-smith_invisible_2021&quot;,&quot;author&quot;:[{&quot;family&quot;:&quot;Fensham-Smith&quot;,&quot;given&quot;:&quot;Amber Joy&quot;}],&quot;ISSN&quot;:&quot;1338-1563&quot;,&quot;page&quot;:&quot;5-27&quot;,&quot;title-short&quot;:&quot;Invisible pedagogies in home education&quot;,&quot;volume&quot;:&quot;12&quot;,&quot;issue&quot;:&quot;1&quot;,&quot;URL&quot;:&quot;https://www.sciendo.com/article/10.2478/jped-2021-0001&quot;,&quot;source&quot;:&quot;DOI.org (Crossref)&quot;,&quot;type&quot;:&quot;article-journal&quot;,&quot;title&quot;:&quot;Invisible pedagogies in home education: Freedom, power and control&quot;,&quot;language&quot;:&quot;en&quot;,&quot;accessed&quot;:{&quot;date-parts&quot;:[[&quot;2023&quot;,10,2]]},&quot;issued&quot;:{&quot;date-parts&quot;:[[&quot;2021&quot;,6,1]]},&quot;citation-key&quot;:&quot;fensham-smith_invisible_2021&quot;},&quot;id&quot;:8983,&quot;uri&quot;:[&quot;http://zotero.org/users/1913249/items/F748Z3W8&quot;],&quot;suffix&quot;:&quot;&quot;,&quot;prefix&quot;:&quot;&quot;}],&quot;schema&quot;:&quot;https://github.com/citation-style-language/schema/raw/master/csl-citation.json&quot;} RNDgrtmewqnfo"/>. Two broad streams are sometimes framed as pedagogy and ideology <text:reference-mark-start text:name="ZOTERO_ITEM CSL_CITATION {&quot;properties&quot;:{&quot;formattedCitation&quot;:&quot;[@galen_home_1991]&quot;,&quot;noteIndex&quot;:0},&quot;citationID&quot;:&quot;lvkgisqz&quot;,&quot;citationItems&quot;:[{&quot;uris&quot;:[&quot;http://zotero.org/users/1913249/items/ZQHZ2GU8&quot;],&quot;itemData&quot;:{&quot;ISBN&quot;:&quot;978-0-313-38882-8&quot;,&quot;publisher&quot;:&quot;Bloomsbury Publishing USA&quot;,&quot;type&quot;:&quot;book&quot;,&quot;title-short&quot;:&quot;Home Schooling&quot;,&quot;title&quot;:&quot;Home Schooling: Political, Historical, and Pedagogical Perspectives&quot;,&quot;number-of-pages&quot;:&quot;224&quot;,&quot;source&quot;:&quot;Google Books&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language&quot;:&quot;en&quot;,&quot;author&quot;:[{&quot;family&quot;:&quot;Galen&quot;,&quot;given&quot;:&quot;Jane Van&quot;},{&quot;family&quot;:&quot;Pitman&quot;,&quot;given&quot;:&quot;Mary Anne&quot;}],&quot;id&quot;:&quot;galen_home_1991&quot;,&quot;citation-key&quot;:&quot;galen_home_1991&quot;},&quot;id&quot;:8975,&quot;uri&quot;:[&quot;http://zotero.org/users/1913249/items/ZQHZ2GU8&quot;],&quot;suffix&quot;:&quot;&quot;,&quot;prefix&quot;:&quot;&quot;}],&quot;schema&quot;:&quot;https://github.com/citation-style-language/schema/raw/master/csl-citation.json&quot;} RNDixdkauuhcw"/>&lt;Do Zotero Refresh: [@galen_home_1991]&gt;<text:reference-mark-end text:name="ZOTERO_ITEM CSL_CITATION {&quot;properties&quot;:{&quot;formattedCitation&quot;:&quot;[@galen_home_1991]&quot;,&quot;noteIndex&quot;:0},&quot;citationID&quot;:&quot;lvkgisqz&quot;,&quot;citationItems&quot;:[{&quot;uris&quot;:[&quot;http://zotero.org/users/1913249/items/ZQHZ2GU8&quot;],&quot;itemData&quot;:{&quot;ISBN&quot;:&quot;978-0-313-38882-8&quot;,&quot;publisher&quot;:&quot;Bloomsbury Publishing USA&quot;,&quot;type&quot;:&quot;book&quot;,&quot;title-short&quot;:&quot;Home Schooling&quot;,&quot;title&quot;:&quot;Home Schooling: Political, Historical, and Pedagogical Perspectives&quot;,&quot;number-of-pages&quot;:&quot;224&quot;,&quot;source&quot;:&quot;Google Books&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language&quot;:&quot;en&quot;,&quot;author&quot;:[{&quot;family&quot;:&quot;Galen&quot;,&quot;given&quot;:&quot;Jane Van&quot;},{&quot;family&quot;:&quot;Pitman&quot;,&quot;given&quot;:&quot;Mary Anne&quot;}],&quot;id&quot;:&quot;galen_home_1991&quot;,&quot;citation-key&quot;:&quot;galen_home_1991&quot;},&quot;id&quot;:8975,&quot;uri&quot;:[&quot;http://zotero.org/users/1913249/items/ZQHZ2GU8&quot;],&quot;suffix&quot;:&quot;&quot;,&quot;prefix&quot;:&quot;&quot;}],&quot;schema&quot;:&quot;https://github.com/citation-style-language/schema/raw/master/csl-citation.json&quot;} RNDixdkauuhcw"/> <text:reference-mark-start text:name="ZOTERO_ITEM CSL_CITATION {&quot;properties&quot;:{&quot;formattedCitation&quot;:&quot;[@rothermel_can_2003]&quot;,&quot;noteIndex&quot;:0},&quot;citationID&quot;:&quot;sblzsfmw&quot;,&quot;citationItems&quot;:[{&quot;uris&quot;:[&quot;http://zotero.org/users/1913249/items/AKHEZBKX&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ublisher&quot;:&quot;Routledge&quot;,&quot;DOI&quot;:&quot;10.1080/09500790308668293&quot;,&quot;id&quot;:&quot;rothermel_can_2003&quot;,&quot;author&quot;:[{&quot;family&quot;:&quot;Rothermel&quot;,&quot;given&quot;:&quot;Paula&quot;}],&quot;ISSN&quot;:&quot;0950-0790&quot;,&quot;page&quot;:&quot;74-89&quot;,&quot;volume&quot;:&quot;17&quot;,&quot;issue&quot;:&quot;2-3&quot;,&quot;URL&quot;:&quot;https://doi.org/10.1080/09500790308668293&quot;,&quot;source&quot;:&quot;Taylor and Francis+NEJM&quot;,&quot;type&quot;:&quot;article-journal&quot;,&quot;title&quot;:&quot;Can We Classify Motives for Home Education?&quot;,&quot;container-title&quot;:&quot;Evaluation &amp; Research in Education&quot;,&quot;accessed&quot;:{&quot;date-parts&quot;:[[&quot;2023&quot;,10,2]]},&quot;issued&quot;:{&quot;date-parts&quot;:[[&quot;2003&quot;,5,15]]},&quot;citation-key&quot;:&quot;rothermel_can_2003&quot;},&quot;id&quot;:8977,&quot;uri&quot;:[&quot;http://zotero.org/users/1913249/items/AKHEZBKX&quot;],&quot;suffix&quot;:&quot;&quot;,&quot;prefix&quot;:&quot;&quot;}],&quot;schema&quot;:&quot;https://github.com/citation-style-language/schema/raw/master/csl-citation.json&quot;} RNDccjhrvdbbl"/>&lt;Do Zotero Refresh: [@rothermel_can_2003]&gt;<text:reference-mark-end text:name="ZOTERO_ITEM CSL_CITATION {&quot;properties&quot;:{&quot;formattedCitation&quot;:&quot;[@rothermel_can_2003]&quot;,&quot;noteIndex&quot;:0},&quot;citationID&quot;:&quot;sblzsfmw&quot;,&quot;citationItems&quot;:[{&quot;uris&quot;:[&quot;http://zotero.org/users/1913249/items/AKHEZBKX&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ublisher&quot;:&quot;Routledge&quot;,&quot;DOI&quot;:&quot;10.1080/09500790308668293&quot;,&quot;id&quot;:&quot;rothermel_can_2003&quot;,&quot;author&quot;:[{&quot;family&quot;:&quot;Rothermel&quot;,&quot;given&quot;:&quot;Paula&quot;}],&quot;ISSN&quot;:&quot;0950-0790&quot;,&quot;page&quot;:&quot;74-89&quot;,&quot;volume&quot;:&quot;17&quot;,&quot;issue&quot;:&quot;2-3&quot;,&quot;URL&quot;:&quot;https://doi.org/10.1080/09500790308668293&quot;,&quot;source&quot;:&quot;Taylor and Francis+NEJM&quot;,&quot;type&quot;:&quot;article-journal&quot;,&quot;title&quot;:&quot;Can We Classify Motives for Home Education?&quot;,&quot;container-title&quot;:&quot;Evaluation &amp; Research in Education&quot;,&quot;accessed&quot;:{&quot;date-parts&quot;:[[&quot;2023&quot;,10,2]]},&quot;issued&quot;:{&quot;date-parts&quot;:[[&quot;2003&quot;,5,15]]},&quot;citation-key&quot;:&quot;rothermel_can_2003&quot;},&quot;id&quot;:8977,&quot;uri&quot;:[&quot;http://zotero.org/users/1913249/items/AKHEZBKX&quot;],&quot;suffix&quot;:&quot;&quot;,&quot;prefix&quot;:&quot;&quot;}],&quot;schema&quot;:&quot;https://github.com/citation-style-language/schema/raw/master/csl-citation.json&quot;} RNDccjhrvdbbl"/>. In terms of pedagogy, popular concepts in home ed circles include unschooling and deschooling. Holt’s concept of unschooling <text:reference-mark-start text:name="ZOTERO_ITEM CSL_CITATION {&quot;properties&quot;:{&quot;formattedCitation&quot;:&quot;[@gray_challenges_2013]&quot;,&quot;noteIndex&quot;:0},&quot;citationID&quot;:&quot;urldppnp&quot;,&quot;citationItems&quot;:[{&quot;uris&quot;:[&quot;http://zotero.org/users/1913249/items/CUNAU5ZC&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volume&quot;:&quot;7&quot;,&quot;issue&quot;:&quot;14&quot;,&quot;type&quot;:&quot;article-journal&quot;,&quot;source&quot;:&quot;Zotero&quot;,&quot;title&quot;:&quot;The Challenges and Benefits of Unschooling, According to 232 Families Who Have Chosen that Route&quot;,&quot;issued&quot;:{&quot;date-parts&quot;:[[&quot;2013&quot;]]},&quot;language&quot;:&quot;en&quot;,&quot;author&quot;:[{&quot;family&quot;:&quot;Gray&quot;,&quot;given&quot;:&quot;Peter&quot;},{&quot;family&quot;:&quot;Riley&quot;,&quot;given&quot;:&quot;Gina&quot;}],&quot;id&quot;:&quot;gray_challenges_2013&quot;,&quot;citation-key&quot;:&quot;gray_challenges_2013&quot;},&quot;id&quot;:8982,&quot;uri&quot;:[&quot;http://zotero.org/users/1913249/items/CUNAU5ZC&quot;],&quot;suffix&quot;:&quot;&quot;,&quot;prefix&quot;:&quot;&quot;}],&quot;schema&quot;:&quot;https://github.com/citation-style-language/schema/raw/master/csl-citation.json&quot;} RNDjhxmepnqpg"/>&lt;Do Zotero Refresh: [@gray_challenges_2013]&gt;<text:reference-mark-end text:name="ZOTERO_ITEM CSL_CITATION {&quot;properties&quot;:{&quot;formattedCitation&quot;:&quot;[@gray_challenges_2013]&quot;,&quot;noteIndex&quot;:0},&quot;citationID&quot;:&quot;urldppnp&quot;,&quot;citationItems&quot;:[{&quot;uris&quot;:[&quot;http://zotero.org/users/1913249/items/CUNAU5ZC&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volume&quot;:&quot;7&quot;,&quot;issue&quot;:&quot;14&quot;,&quot;type&quot;:&quot;article-journal&quot;,&quot;source&quot;:&quot;Zotero&quot;,&quot;title&quot;:&quot;The Challenges and Benefits of Unschooling, According to 232 Families Who Have Chosen that Route&quot;,&quot;issued&quot;:{&quot;date-parts&quot;:[[&quot;2013&quot;]]},&quot;language&quot;:&quot;en&quot;,&quot;author&quot;:[{&quot;family&quot;:&quot;Gray&quot;,&quot;given&quot;:&quot;Peter&quot;},{&quot;family&quot;:&quot;Riley&quot;,&quot;given&quot;:&quot;Gina&quot;}],&quot;id&quot;:&quot;gray_challenges_2013&quot;,&quot;citation-key&quot;:&quot;gray_challenges_2013&quot;},&quot;id&quot;:8982,&quot;uri&quot;:[&quot;http://zotero.org/users/1913249/items/CUNAU5ZC&quot;],&quot;suffix&quot;:&quot;&quot;,&quot;prefix&quot;:&quot;&quot;}],&quot;schema&quot;:&quot;https://github.com/citation-style-language/schema/raw/master/csl-citation.json&quot;} RNDjhxmepnqpg"/>,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text:reference-mark-start text:name="ZOTERO_ITEM CSL_CITATION {&quot;properties&quot;:{&quot;formattedCitation&quot;:&quot;[@illich_deschooling_1971]&quot;,&quot;noteIndex&quot;:0},&quot;citationID&quot;:&quot;vbcyemfv&quot;,&quot;citationItems&quot;:[{&quot;uris&quot;:[&quot;http://zotero.org/users/1913249/items/6IH2ZXKT&quot;],&quot;itemData&quot;:{&quot;edition&quot;:&quot;1st ed.&quot;,&quot;ISBN&quot;:&quot;0-06-012139-4&quot;,&quot;publisher&quot;:&quot;Harper &amp; Row&quot;,&quot;type&quot;:&quot;book&quot;,&quot;title&quot;:&quot;Deschooling society&quot;,&quot;event-place&quot;:&quot;New York&quot;,&quot;source&quot;:&quot;Library of Congress ISBN&quot;,&quot;collection-title&quot;:&quot;World perspectives, v. 44&quot;,&quot;call-number&quot;:&quot;LA210 .I4 1971&quot;,&quot;publisher-place&quot;:&quot;New York&quot;,&quot;id&quot;:&quot;illich_deschooling_1971&quot;,&quot;number-of-pages&quot;:&quot;116&quot;,&quot;author&quot;:[{&quot;family&quot;:&quot;Illich&quot;,&quot;given&quot;:&quot;Ivan&quot;}],&quot;issued&quot;:{&quot;date-parts&quot;:[[&quot;1971&quot;]]},&quot;citation-key&quot;:&quot;illich_deschooling_1971&quot;},&quot;id&quot;:1115,&quot;uri&quot;:[&quot;http://zotero.org/users/1913249/items/6IH2ZXKT&quot;],&quot;suffix&quot;:&quot;&quot;,&quot;prefix&quot;:&quot;&quot;}],&quot;schema&quot;:&quot;https://github.com/citation-style-language/schema/raw/master/csl-citation.json&quot;} RNDhjwivraguq"/>&lt;Do Zotero Refresh: [@illich_deschooling_1971]&gt;<text:reference-mark-end text:name="ZOTERO_ITEM CSL_CITATION {&quot;properties&quot;:{&quot;formattedCitation&quot;:&quot;[@illich_deschooling_1971]&quot;,&quot;noteIndex&quot;:0},&quot;citationID&quot;:&quot;vbcyemfv&quot;,&quot;citationItems&quot;:[{&quot;uris&quot;:[&quot;http://zotero.org/users/1913249/items/6IH2ZXKT&quot;],&quot;itemData&quot;:{&quot;edition&quot;:&quot;1st ed.&quot;,&quot;ISBN&quot;:&quot;0-06-012139-4&quot;,&quot;publisher&quot;:&quot;Harper &amp; Row&quot;,&quot;type&quot;:&quot;book&quot;,&quot;title&quot;:&quot;Deschooling society&quot;,&quot;event-place&quot;:&quot;New York&quot;,&quot;source&quot;:&quot;Library of Congress ISBN&quot;,&quot;collection-title&quot;:&quot;World perspectives, v. 44&quot;,&quot;call-number&quot;:&quot;LA210 .I4 1971&quot;,&quot;publisher-place&quot;:&quot;New York&quot;,&quot;id&quot;:&quot;illich_deschooling_1971&quot;,&quot;number-of-pages&quot;:&quot;116&quot;,&quot;author&quot;:[{&quot;family&quot;:&quot;Illich&quot;,&quot;given&quot;:&quot;Ivan&quot;}],&quot;issued&quot;:{&quot;date-parts&quot;:[[&quot;1971&quot;]]},&quot;citation-key&quot;:&quot;illich_deschooling_1971&quot;},&quot;id&quot;:1115,&quot;uri&quot;:[&quot;http://zotero.org/users/1913249/items/6IH2ZXKT&quot;],&quot;suffix&quot;:&quot;&quot;,&quot;prefix&quot;:&quot;&quot;}],&quot;schema&quot;:&quot;https://github.com/citation-style-language/schema/raw/master/csl-citation.json&quot;} RNDhjwivraguq"/>. Many home educating families are active in identifying networks to tap into <text:reference-mark-start text:name="ZOTERO_ITEM CSL_CITATION {&quot;properties&quot;:{&quot;formattedCitation&quot;:&quot;[@doroudi_relevance_2023]&quot;,&quot;noteIndex&quot;:0},&quot;citationID&quot;:&quot;viffpcru&quot;,&quot;citationItems&quot;:[{&quot;uris&quot;:[&quot;http://zotero.org/users/1913249/items/CR7JKY94&quot;],&quot;itemData&quot;:{&quot;ISBN&quot;:&quot;9798400700255&quot;,&quot;container-title&quot;:&quot;Proceedings of the Tenth ACM Conference on Learning @ Scale&quot;,&quot;DOI&quot;:&quot;10.1145/3573051.3593386&quot;,&quot;event-place&quot;:&quot;New York, NY, USA&quot;,&quot;collection-title&quot;:&quot;L@S '23&quot;,&quot;issued&quot;:{&quot;date-parts&quot;:[[&quot;2023&quot;,7,20]]},&quot;author&quot;:[{&quot;family&quot;:&quot;Doroudi&quot;,&quot;given&quot;:&quot;Shayan&quot;},{&quot;family&quot;:&quot;Ahmad&quot;,&quot;given&quot;:&quot;Yusuf&quot;}],&quot;page&quot;:&quot;99–109&quot;,&quot;URL&quot;:&quot;https://dl.acm.org/doi/10.1145/3573051.3593386&quot;,&quot;accessed&quot;:{&quot;date-parts&quot;:[[&quot;2023&quot;,10,2]]},&quot;type&quot;:&quot;paper-conference&quot;,&quot;source&quot;:&quot;ACM Digital Libra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title&quot;:&quot;The Relevance of Ivan Illich's Learning Webs 50 Years On&quot;,&quot;publisher&quot;:&quot;Association for Computing Machinery&quot;,&quot;publisher-place&quot;:&quot;New York, NY, USA&quot;,&quot;id&quot;:&quot;doroudi_relevance_2023&quot;,&quot;citation-key&quot;:&quot;doroudi_relevance_2023&quot;},&quot;id&quot;:8980,&quot;uri&quot;:[&quot;http://zotero.org/users/1913249/items/CR7JKY94&quot;],&quot;suffix&quot;:&quot;&quot;,&quot;prefix&quot;:&quot;&quot;}],&quot;schema&quot;:&quot;https://github.com/citation-style-language/schema/raw/master/csl-citation.json&quot;} RNDsfkilgkneo"/>&lt;Do Zotero Refresh: [@doroudi_relevance_2023]&gt;<text:reference-mark-end text:name="ZOTERO_ITEM CSL_CITATION {&quot;properties&quot;:{&quot;formattedCitation&quot;:&quot;[@doroudi_relevance_2023]&quot;,&quot;noteIndex&quot;:0},&quot;citationID&quot;:&quot;viffpcru&quot;,&quot;citationItems&quot;:[{&quot;uris&quot;:[&quot;http://zotero.org/users/1913249/items/CR7JKY94&quot;],&quot;itemData&quot;:{&quot;ISBN&quot;:&quot;9798400700255&quot;,&quot;container-title&quot;:&quot;Proceedings of the Tenth ACM Conference on Learning @ Scale&quot;,&quot;DOI&quot;:&quot;10.1145/3573051.3593386&quot;,&quot;event-place&quot;:&quot;New York, NY, USA&quot;,&quot;collection-title&quot;:&quot;L@S '23&quot;,&quot;issued&quot;:{&quot;date-parts&quot;:[[&quot;2023&quot;,7,20]]},&quot;author&quot;:[{&quot;family&quot;:&quot;Doroudi&quot;,&quot;given&quot;:&quot;Shayan&quot;},{&quot;family&quot;:&quot;Ahmad&quot;,&quot;given&quot;:&quot;Yusuf&quot;}],&quot;page&quot;:&quot;99–109&quot;,&quot;URL&quot;:&quot;https://dl.acm.org/doi/10.1145/3573051.3593386&quot;,&quot;accessed&quot;:{&quot;date-parts&quot;:[[&quot;2023&quot;,10,2]]},&quot;type&quot;:&quot;paper-conference&quot;,&quot;source&quot;:&quot;ACM Digital Libra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title&quot;:&quot;The Relevance of Ivan Illich's Learning Webs 50 Years On&quot;,&quot;publisher&quot;:&quot;Association for Computing Machinery&quot;,&quot;publisher-place&quot;:&quot;New York, NY, USA&quot;,&quot;id&quot;:&quot;doroudi_relevance_2023&quot;,&quot;citation-key&quot;:&quot;doroudi_relevance_2023&quot;},&quot;id&quot;:8980,&quot;uri&quot;:[&quot;http://zotero.org/users/1913249/items/CR7JKY94&quot;],&quot;suffix&quot;:&quot;&quot;,&quot;prefix&quot;:&quot;&quot;}],&quot;schema&quot;:&quot;https://github.com/citation-style-language/schema/raw/master/csl-citation.json&quot;} RNDsfkilgkneo"/> using friendship and social networking groups and email to share opportunities and collaborate on learning activities.</text:p>
      <text:h text:style-name="Heading_20_3" text:outline-level="3"><text:bookmark-start text:name="defining-informal"/>Defining informal<text:bookmark-end text:name="defining-informal"/></text:h>
      <text:p text:style-name="First_20_paragraph">While definitions of informal education are complex, the term generally refers to learning that occurs outside a traditional school environment <text:reference-mark-start text:name="ZOTERO_ITEM CSL_CITATION {&quot;properties&quot;:{&quot;formattedCitation&quot;:&quot;[@erstad_identity_2012]&quot;,&quot;noteIndex&quot;:0},&quot;citationID&quot;:&quot;ajjhtgqo&quot;,&quot;citationItems&quot;:[{&quot;uris&quot;:[&quot;http://zotero.org/users/1913249/items/TE57K2KN&quot;],&quot;itemData&quot;:{&quot;edition&quot;:&quot;1&quot;,&quot;ISBN&quot;:&quot;978-1-139-02623-9 978-1-107-00591-4 978-1-107-50727-2&quot;,&quot;publisher&quot;:&quot;Cambridge University Press&quot;,&quot;DOI&quot;:&quot;10.1017/CBO9781139026239.001&quot;,&quot;issued&quot;:{&quot;date-parts&quot;:[[&quot;2012&quot;,10,22]]},&quot;author&quot;:[{&quot;family&quot;:&quot;Sefton-Green&quot;,&quot;given&quot;:&quot;Julian&quot;},{&quot;family&quot;:&quot;Erstad&quot;,&quot;given&quot;:&quot;Ola&quot;}],&quot;page&quot;:&quot;1-20&quot;,&quot;URL&quot;:&quot;https://www.cambridge.org/core/product/identifier/9781139026239%23c00591-8/type/book_part&quot;,&quot;accessed&quot;:{&quot;date-parts&quot;:[[&quot;2022&quot;,8,9]]},&quot;type&quot;:&quot;chapter&quot;,&quot;source&quot;:&quot;DOI.org (Crossref)&quot;,&quot;container-title&quot;:&quot;Identity, Community, and Learning Lives in the Digital Age&quot;,&quot;editor&quot;:[{&quot;family&quot;:&quot;Erstad&quot;,&quot;given&quot;:&quot;Ola&quot;},{&quot;family&quot;:&quot;Sefton-Green&quot;,&quot;given&quot;:&quot;Julian&quot;}],&quot;title&quot;:&quot;Identity, Community, and Learning Lives in the Digital Age&quot;,&quot;language&quot;:&quot;en&quot;,&quot;id&quot;:&quot;erstad_identity_2012&quot;,&quot;citation-key&quot;:&quot;erstad_identity_2012&quot;},&quot;id&quot;:3752,&quot;uri&quot;:[&quot;http://zotero.org/users/1913249/items/TE57K2KN&quot;],&quot;suffix&quot;:&quot;&quot;,&quot;prefix&quot;:&quot;&quot;}],&quot;schema&quot;:&quot;https://github.com/citation-style-language/schema/raw/master/csl-citation.json&quot;} RNDxrvsiqanvq"/>&lt;Do Zotero Refresh: [@erstad_identity_2012]&gt;<text:reference-mark-end text:name="ZOTERO_ITEM CSL_CITATION {&quot;properties&quot;:{&quot;formattedCitation&quot;:&quot;[@erstad_identity_2012]&quot;,&quot;noteIndex&quot;:0},&quot;citationID&quot;:&quot;ajjhtgqo&quot;,&quot;citationItems&quot;:[{&quot;uris&quot;:[&quot;http://zotero.org/users/1913249/items/TE57K2KN&quot;],&quot;itemData&quot;:{&quot;edition&quot;:&quot;1&quot;,&quot;ISBN&quot;:&quot;978-1-139-02623-9 978-1-107-00591-4 978-1-107-50727-2&quot;,&quot;publisher&quot;:&quot;Cambridge University Press&quot;,&quot;DOI&quot;:&quot;10.1017/CBO9781139026239.001&quot;,&quot;issued&quot;:{&quot;date-parts&quot;:[[&quot;2012&quot;,10,22]]},&quot;author&quot;:[{&quot;family&quot;:&quot;Sefton-Green&quot;,&quot;given&quot;:&quot;Julian&quot;},{&quot;family&quot;:&quot;Erstad&quot;,&quot;given&quot;:&quot;Ola&quot;}],&quot;page&quot;:&quot;1-20&quot;,&quot;URL&quot;:&quot;https://www.cambridge.org/core/product/identifier/9781139026239%23c00591-8/type/book_part&quot;,&quot;accessed&quot;:{&quot;date-parts&quot;:[[&quot;2022&quot;,8,9]]},&quot;type&quot;:&quot;chapter&quot;,&quot;source&quot;:&quot;DOI.org (Crossref)&quot;,&quot;container-title&quot;:&quot;Identity, Community, and Learning Lives in the Digital Age&quot;,&quot;editor&quot;:[{&quot;family&quot;:&quot;Erstad&quot;,&quot;given&quot;:&quot;Ola&quot;},{&quot;family&quot;:&quot;Sefton-Green&quot;,&quot;given&quot;:&quot;Julian&quot;}],&quot;title&quot;:&quot;Identity, Community, and Learning Lives in the Digital Age&quot;,&quot;language&quot;:&quot;en&quot;,&quot;id&quot;:&quot;erstad_identity_2012&quot;,&quot;citation-key&quot;:&quot;erstad_identity_2012&quot;},&quot;id&quot;:3752,&quot;uri&quot;:[&quot;http://zotero.org/users/1913249/items/TE57K2KN&quot;],&quot;suffix&quot;:&quot;&quot;,&quot;prefix&quot;:&quot;&quot;}],&quot;schema&quot;:&quot;https://github.com/citation-style-language/schema/raw/master/csl-citation.json&quot;} RNDxrvsiqanvq"/>. However, as Sefton-Green (<text:span text:style-name="T2">sefton-green_literature_2004?</text:span>) notes, formally structured learning can take place in informal settings, and vice-versa. Others writers <text:reference-mark-start text:name="ZOTERO_ITEM CSL_CITATION {&quot;properties&quot;:{&quot;formattedCitation&quot;:&quot;[@eshach_bridging_2007, p. 173; @werquin_recognition_2009]&quot;,&quot;noteIndex&quot;:0},&quot;citationID&quot;:&quot;abreqsoa&quot;,&quot;citationItems&quot;:[{&quot;uris&quot;:[&quot;http://zotero.org/users/1913249/items/CKARKKW9&quot;],&quot;locator&quot;:&quot; 173&quot;,&quot;itemData&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d&quot;:&quot;eshach_bridging_2007&quot;,&quot;author&quot;:[{&quot;family&quot;:&quot;Eshach&quot;,&quot;given&quot;:&quot;Haim&quot;}],&quot;ISSN&quot;:&quot;1573-1839&quot;,&quot;page&quot;:&quot;171-190&quot;,&quot;title-short&quot;:&quot;Bridging In-school and Out-of-school Learning&quot;,&quot;volume&quot;:&quot;16&quot;,&quot;URL&quot;:&quot;https://doi.org/10.1007/s10956-006-9027-1&quot;,&quot;issue&quot;:&quot;2&quot;,&quot;type&quot;:&quot;article-journal&quot;,&quot;source&quot;:&quot;Springer Link&quot;,&quot;title&quot;:&quot;Bridging In-school and Out-of-school Learning: Formal, Non-Formal, and Informal Education&quot;,&quot;container-title-short&quot;:&quot;J Sci Educ Technol&quot;,&quot;issued&quot;:{&quot;date-parts&quot;:[[&quot;2007&quot;,4,1]]},&quot;accessed&quot;:{&quot;date-parts&quot;:[[&quot;2019&quot;,4,24]]},&quot;language&quot;:&quot;en&quot;,&quot;citation-key&quot;:&quot;eshach_bridging_2007&quot;},&quot;id&quot;:3302,&quot;uri&quot;:[&quot;http://zotero.org/users/1913249/items/CKARKKW9&quot;],&quot;prefix&quot;:&quot;&quot;},{&quot;uris&quot;:[&quot;http://zotero.org/users/1913249/items/WJMQLNPY&quot;],&quot;itemData&quot;:{&quot;URL&quot;:&quot;http://doi.org/10.3278/REP0903W011&quot;,&quot;type&quot;:&quot;article-journal&quot;,&quot;container-title&quot;:&quot;Recognition of Non-formal and Informal Learning in OECD Countries: an Overview of Some Key Issues&quot;,&quot;title-short&quot;:&quot;Recognition of Non-formal and Informal Learning in OECD Countries&quot;,&quot;DOI&quot;:&quot;10.3278/REP0903W011&quot;,&quot;title&quot;:&quot;Recognition of Non-formal and Informal Learning in OECD Countries: an Overview of Some Key Issues&quot;,&quot;accessed&quot;:{&quot;date-parts&quot;:[[&quot;2019&quot;,4,24]]},&quot;language&quot;:&quot;en&quot;,&quot;source&quot;:&quot;DOI.org (CSL JSON)&quot;,&quot;issued&quot;:{&quot;date-parts&quot;:[[&quot;2009&quot;,3,1]]},&quot;id&quot;:&quot;werquin_recognition_2009&quot;,&quot;issue&quot;:&quot;03/2009&quot;,&quot;author&quot;:[{&quot;family&quot;:&quot;Werquin&quot;,&quot;given&quot;:&quot;Patrick&quot;}],&quot;ISSN&quot;:&quot;0177-4166&quot;,&quot;citation-key&quot;:&quot;werquin_recognition_2009&quot;},&quot;id&quot;:3306,&quot;uri&quot;:[&quot;http://zotero.org/users/1913249/items/WJMQLNPY&quot;],&quot;suffix&quot;:&quot;&quot;,&quot;prefix&quot;:&quot;&quot;}],&quot;schema&quot;:&quot;https://github.com/citation-style-language/schema/raw/master/csl-citation.json&quot;} RNDahgrweirwq"/>&lt;Do Zotero Refresh: [@eshach_bridging_2007, p. 173; @werquin_recognition_2009]&gt;<text:reference-mark-end text:name="ZOTERO_ITEM CSL_CITATION {&quot;properties&quot;:{&quot;formattedCitation&quot;:&quot;[@eshach_bridging_2007, p. 173; @werquin_recognition_2009]&quot;,&quot;noteIndex&quot;:0},&quot;citationID&quot;:&quot;abreqsoa&quot;,&quot;citationItems&quot;:[{&quot;uris&quot;:[&quot;http://zotero.org/users/1913249/items/CKARKKW9&quot;],&quot;locator&quot;:&quot; 173&quot;,&quot;itemData&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d&quot;:&quot;eshach_bridging_2007&quot;,&quot;author&quot;:[{&quot;family&quot;:&quot;Eshach&quot;,&quot;given&quot;:&quot;Haim&quot;}],&quot;ISSN&quot;:&quot;1573-1839&quot;,&quot;page&quot;:&quot;171-190&quot;,&quot;title-short&quot;:&quot;Bridging In-school and Out-of-school Learning&quot;,&quot;volume&quot;:&quot;16&quot;,&quot;URL&quot;:&quot;https://doi.org/10.1007/s10956-006-9027-1&quot;,&quot;issue&quot;:&quot;2&quot;,&quot;type&quot;:&quot;article-journal&quot;,&quot;source&quot;:&quot;Springer Link&quot;,&quot;title&quot;:&quot;Bridging In-school and Out-of-school Learning: Formal, Non-Formal, and Informal Education&quot;,&quot;container-title-short&quot;:&quot;J Sci Educ Technol&quot;,&quot;issued&quot;:{&quot;date-parts&quot;:[[&quot;2007&quot;,4,1]]},&quot;accessed&quot;:{&quot;date-parts&quot;:[[&quot;2019&quot;,4,24]]},&quot;language&quot;:&quot;en&quot;,&quot;citation-key&quot;:&quot;eshach_bridging_2007&quot;},&quot;id&quot;:3302,&quot;uri&quot;:[&quot;http://zotero.org/users/1913249/items/CKARKKW9&quot;],&quot;prefix&quot;:&quot;&quot;},{&quot;uris&quot;:[&quot;http://zotero.org/users/1913249/items/WJMQLNPY&quot;],&quot;itemData&quot;:{&quot;URL&quot;:&quot;http://doi.org/10.3278/REP0903W011&quot;,&quot;type&quot;:&quot;article-journal&quot;,&quot;container-title&quot;:&quot;Recognition of Non-formal and Informal Learning in OECD Countries: an Overview of Some Key Issues&quot;,&quot;title-short&quot;:&quot;Recognition of Non-formal and Informal Learning in OECD Countries&quot;,&quot;DOI&quot;:&quot;10.3278/REP0903W011&quot;,&quot;title&quot;:&quot;Recognition of Non-formal and Informal Learning in OECD Countries: an Overview of Some Key Issues&quot;,&quot;accessed&quot;:{&quot;date-parts&quot;:[[&quot;2019&quot;,4,24]]},&quot;language&quot;:&quot;en&quot;,&quot;source&quot;:&quot;DOI.org (CSL JSON)&quot;,&quot;issued&quot;:{&quot;date-parts&quot;:[[&quot;2009&quot;,3,1]]},&quot;id&quot;:&quot;werquin_recognition_2009&quot;,&quot;issue&quot;:&quot;03/2009&quot;,&quot;author&quot;:[{&quot;family&quot;:&quot;Werquin&quot;,&quot;given&quot;:&quot;Patrick&quot;}],&quot;ISSN&quot;:&quot;0177-4166&quot;,&quot;citation-key&quot;:&quot;werquin_recognition_2009&quot;},&quot;id&quot;:3306,&quot;uri&quot;:[&quot;http://zotero.org/users/1913249/items/WJMQLNPY&quot;],&quot;suffix&quot;:&quot;&quot;,&quot;prefix&quot;:&quot;&quot;}],&quot;schema&quot;:&quot;https://github.com/citation-style-language/schema/raw/master/csl-citation.json&quot;} RNDahgrweirwq"/>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h text:style-name="Heading_20_3" text:outline-level="3"><text:bookmark-start text:name="game-and-media-making-in-informal-communities"/>Game and media making in informal communities<text:bookmark-end text:name="game-and-media-making-in-informal-communities"/></text:h>
      <text:p text:style-name="First_20_paragraph">Researcher Ito’s ethnographic approach to studies of informal digital consumption and making in the home (<text:span text:style-name="T2">ito_connected_2013-1?</text:span>; <text:span text:style-name="T2">ito_hanging_2010?</text:span>; <text:span text:style-name="T2">ito_living_2009?</text:span>), deconstructs the progression of proficient young makers of digital products in online communities</text:p>
      <text:p text:style-name="Text_20_body">Gee frames the informal, often online communities as affinity spaces <text:reference-mark-start text:name="ZOTERO_ITEM CSL_CITATION {&quot;properties&quot;:{&quot;formattedCitation&quot;:&quot;[@gee_what_2004]&quot;,&quot;noteIndex&quot;:0},&quot;citationID&quot;:&quot;ekswotyg&quot;,&quot;citationItems&quot;:[{&quot;uris&quot;:[&quot;http://zotero.org/users/1913249/items/M6377K76&quot;],&quot;itemData&quot;:{&quot;edition&quot;:&quot;1. paperback ed&quot;,&quot;ISBN&quot;:&quot;978-1-4039-6538-7&quot;,&quot;type&quot;:&quot;book&quot;,&quot;publisher&quot;:&quot;Palgrave Macmillan&quot;,&quot;title&quot;:&quot;What video games have to teach us about learning and literacy&quot;,&quot;number-of-pages&quot;:&quot;225&quot;,&quot;event-place&quot;:&quot;New York, NY&quot;,&quot;publisher-place&quot;:&quot;New York, NY&quot;,&quot;collection-title&quot;:&quot;Education&quot;,&quot;source&quot;:&quot;Gemeinsamer Bibliotheksverbund ISBN&quot;,&quot;note&quot;:&quot;OCLC: 255334132&quot;,&quot;id&quot;:&quot;gee_what_2004&quot;,&quot;language&quot;:&quot;eng&quot;,&quot;author&quot;:[{&quot;family&quot;:&quot;Gee&quot;,&quot;given&quot;:&quot;James Paul&quot;}],&quot;issued&quot;:{&quot;date-parts&quot;:[[&quot;2004&quot;]]},&quot;citation-key&quot;:&quot;gee_what_2004&quot;},&quot;id&quot;:1584,&quot;uri&quot;:[&quot;http://zotero.org/users/1913249/items/M6377K76&quot;],&quot;suffix&quot;:&quot;&quot;,&quot;prefix&quot;:&quot;&quot;}],&quot;schema&quot;:&quot;https://github.com/citation-style-language/schema/raw/master/csl-citation.json&quot;} RNDyoymoyuvpr"/>&lt;Do Zotero Refresh: [@gee_what_2004]&gt;<text:reference-mark-end text:name="ZOTERO_ITEM CSL_CITATION {&quot;properties&quot;:{&quot;formattedCitation&quot;:&quot;[@gee_what_2004]&quot;,&quot;noteIndex&quot;:0},&quot;citationID&quot;:&quot;ekswotyg&quot;,&quot;citationItems&quot;:[{&quot;uris&quot;:[&quot;http://zotero.org/users/1913249/items/M6377K76&quot;],&quot;itemData&quot;:{&quot;edition&quot;:&quot;1. paperback ed&quot;,&quot;ISBN&quot;:&quot;978-1-4039-6538-7&quot;,&quot;type&quot;:&quot;book&quot;,&quot;publisher&quot;:&quot;Palgrave Macmillan&quot;,&quot;title&quot;:&quot;What video games have to teach us about learning and literacy&quot;,&quot;number-of-pages&quot;:&quot;225&quot;,&quot;event-place&quot;:&quot;New York, NY&quot;,&quot;publisher-place&quot;:&quot;New York, NY&quot;,&quot;collection-title&quot;:&quot;Education&quot;,&quot;source&quot;:&quot;Gemeinsamer Bibliotheksverbund ISBN&quot;,&quot;note&quot;:&quot;OCLC: 255334132&quot;,&quot;id&quot;:&quot;gee_what_2004&quot;,&quot;language&quot;:&quot;eng&quot;,&quot;author&quot;:[{&quot;family&quot;:&quot;Gee&quot;,&quot;given&quot;:&quot;James Paul&quot;}],&quot;issued&quot;:{&quot;date-parts&quot;:[[&quot;2004&quot;]]},&quot;citation-key&quot;:&quot;gee_what_2004&quot;},&quot;id&quot;:1584,&quot;uri&quot;:[&quot;http://zotero.org/users/1913249/items/M6377K76&quot;],&quot;suffix&quot;:&quot;&quot;,&quot;prefix&quot;:&quot;&quot;}],&quot;schema&quot;:&quot;https://github.com/citation-style-language/schema/raw/master/csl-citation.json&quot;} RNDyoymoyuvpr"/> and the activities and culture created around games as metagaming, examining how shared discourses and emerging identities develop within these spaces. The work of the these scholars is well represented in a broad pedagogical approach described as Connected Learning <text:reference-mark-start text:name="ZOTERO_ITEM CSL_CITATION {&quot;properties&quot;:{&quot;formattedCitation&quot;:&quot;[@ito2013connected]&quot;,&quot;noteIndex&quot;:0},&quot;citationID&quot;:&quot;zyiwpqtu&quot;,&quot;citationItems&quot;:[{&quot;uris&quot;:[&quot;http://zotero.org/users/1913249/items/4ULZ9S6U&quot;],&quot;itemData&quot;:{&quot;type&quot;:&quot;book&quot;,&quot;title&quot;:&quot;Connected learning: An agenda for research and design&quot;,&quot;id&quot;:&quot;ito2013connected&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id&quot;:9654,&quot;uri&quot;:[&quot;http://zotero.org/users/1913249/items/4ULZ9S6U&quot;],&quot;suffix&quot;:&quot;&quot;,&quot;prefix&quot;:&quot;&quot;}],&quot;schema&quot;:&quot;https://github.com/citation-style-language/schema/raw/master/csl-citation.json&quot;} RNDugpmeuwwrk"/>&lt;Do Zotero Refresh: [@ito2013connected]&gt;<text:reference-mark-end text:name="ZOTERO_ITEM CSL_CITATION {&quot;properties&quot;:{&quot;formattedCitation&quot;:&quot;[@ito2013connected]&quot;,&quot;noteIndex&quot;:0},&quot;citationID&quot;:&quot;zyiwpqtu&quot;,&quot;citationItems&quot;:[{&quot;uris&quot;:[&quot;http://zotero.org/users/1913249/items/4ULZ9S6U&quot;],&quot;itemData&quot;:{&quot;type&quot;:&quot;book&quot;,&quot;title&quot;:&quot;Connected learning: An agenda for research and design&quot;,&quot;id&quot;:&quot;ito2013connected&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id&quot;:9654,&quot;uri&quot;:[&quot;http://zotero.org/users/1913249/items/4ULZ9S6U&quot;],&quot;suffix&quot;:&quot;&quot;,&quot;prefix&quot;:&quot;&quot;}],&quot;schema&quot;:&quot;https://github.com/citation-style-language/schema/raw/master/csl-citation.json&quot;} RNDugpmeuwwrk"/>. This book connects the ethos of varied case studies and design approaches, to the sociocultural approach of viewing learning as embedded within social and cultural contexts.</text:p>
      <text:p text:style-name="Text_20_body">Sefton Green <text:reference-mark-start text:name="ZOTERO_ITEM CSL_CITATION {&quot;properties&quot;:{&quot;formattedCitation&quot;:&quot;[@sefton-green_mapping_2013; @erstad_identity_2012]&quot;,&quot;noteIndex&quot;:0},&quot;citationID&quot;:&quot;ppqodpas&quot;,&quot;citationItems&quot;:[{&quot;uris&quot;:[&quot;http://zotero.org/users/1913249/items/9LI3EL4F&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accessed&quot;:{&quot;date-parts&quot;:[[&quot;2018&quot;,12,18]]},&quot;genre&quot;:&quot;Monograph&quot;,&quot;type&quot;:&quot;webpage&quot;,&quot;URL&quot;:&quot;http://www.nominettrust.org.uk/&quot;,&quot;issued&quot;:{&quot;date-parts&quot;:[[&quot;2013&quot;,3]]},&quot;title&quot;:&quot;Mapping digital makers: a review exploring everyday creativity, learning lives and the digital&quot;,&quot;author&quot;:[{&quot;family&quot;:&quot;Sefton-Green&quot;,&quot;given&quot;:&quot;Julian&quot;}],&quot;id&quot;:&quot;sefton-green_mapping_2013&quot;,&quot;citation-key&quot;:&quot;sefton-green_mapping_2013&quot;},&quot;id&quot;:195,&quot;uri&quot;:[&quot;http://zotero.org/users/1913249/items/9LI3EL4F&quot;],&quot;suffix&quot;:&quot;&quot;,&quot;prefix&quot;:&quot;&quot;},{&quot;uris&quot;:[&quot;http://zotero.org/users/1913249/items/TE57K2KN&quot;],&quot;itemData&quot;:{&quot;edition&quot;:&quot;1&quot;,&quot;ISBN&quot;:&quot;978-1-139-02623-9 978-1-107-00591-4 978-1-107-50727-2&quot;,&quot;publisher&quot;:&quot;Cambridge University Press&quot;,&quot;DOI&quot;:&quot;10.1017/CBO9781139026239.001&quot;,&quot;issued&quot;:{&quot;date-parts&quot;:[[&quot;2012&quot;,10,22]]},&quot;author&quot;:[{&quot;family&quot;:&quot;Sefton-Green&quot;,&quot;given&quot;:&quot;Julian&quot;},{&quot;family&quot;:&quot;Erstad&quot;,&quot;given&quot;:&quot;Ola&quot;}],&quot;page&quot;:&quot;1-20&quot;,&quot;URL&quot;:&quot;https://www.cambridge.org/core/product/identifier/9781139026239%23c00591-8/type/book_part&quot;,&quot;accessed&quot;:{&quot;date-parts&quot;:[[&quot;2022&quot;,8,9]]},&quot;type&quot;:&quot;chapter&quot;,&quot;source&quot;:&quot;DOI.org (Crossref)&quot;,&quot;container-title&quot;:&quot;Identity, Community, and Learning Lives in the Digital Age&quot;,&quot;editor&quot;:[{&quot;family&quot;:&quot;Erstad&quot;,&quot;given&quot;:&quot;Ola&quot;},{&quot;family&quot;:&quot;Sefton-Green&quot;,&quot;given&quot;:&quot;Julian&quot;}],&quot;title&quot;:&quot;Identity, Community, and Learning Lives in the Digital Age&quot;,&quot;language&quot;:&quot;en&quot;,&quot;id&quot;:&quot;erstad_identity_2012&quot;,&quot;citation-key&quot;:&quot;erstad_identity_2012&quot;},&quot;id&quot;:3752,&quot;uri&quot;:[&quot;http://zotero.org/users/1913249/items/TE57K2KN&quot;],&quot;suffix&quot;:&quot;&quot;,&quot;prefix&quot;:&quot;&quot;}],&quot;schema&quot;:&quot;https://github.com/citation-style-language/schema/raw/master/csl-citation.json&quot;} RNDnvncmnbvkq"/>&lt;Do Zotero Refresh: [@sefton-green_mapping_2013; @erstad_identity_2012]&gt;<text:reference-mark-end text:name="ZOTERO_ITEM CSL_CITATION {&quot;properties&quot;:{&quot;formattedCitation&quot;:&quot;[@sefton-green_mapping_2013; @erstad_identity_2012]&quot;,&quot;noteIndex&quot;:0},&quot;citationID&quot;:&quot;ppqodpas&quot;,&quot;citationItems&quot;:[{&quot;uris&quot;:[&quot;http://zotero.org/users/1913249/items/9LI3EL4F&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accessed&quot;:{&quot;date-parts&quot;:[[&quot;2018&quot;,12,18]]},&quot;genre&quot;:&quot;Monograph&quot;,&quot;type&quot;:&quot;webpage&quot;,&quot;URL&quot;:&quot;http://www.nominettrust.org.uk/&quot;,&quot;issued&quot;:{&quot;date-parts&quot;:[[&quot;2013&quot;,3]]},&quot;title&quot;:&quot;Mapping digital makers: a review exploring everyday creativity, learning lives and the digital&quot;,&quot;author&quot;:[{&quot;family&quot;:&quot;Sefton-Green&quot;,&quot;given&quot;:&quot;Julian&quot;}],&quot;id&quot;:&quot;sefton-green_mapping_2013&quot;,&quot;citation-key&quot;:&quot;sefton-green_mapping_2013&quot;},&quot;id&quot;:195,&quot;uri&quot;:[&quot;http://zotero.org/users/1913249/items/9LI3EL4F&quot;],&quot;suffix&quot;:&quot;&quot;,&quot;prefix&quot;:&quot;&quot;},{&quot;uris&quot;:[&quot;http://zotero.org/users/1913249/items/TE57K2KN&quot;],&quot;itemData&quot;:{&quot;edition&quot;:&quot;1&quot;,&quot;ISBN&quot;:&quot;978-1-139-02623-9 978-1-107-00591-4 978-1-107-50727-2&quot;,&quot;publisher&quot;:&quot;Cambridge University Press&quot;,&quot;DOI&quot;:&quot;10.1017/CBO9781139026239.001&quot;,&quot;issued&quot;:{&quot;date-parts&quot;:[[&quot;2012&quot;,10,22]]},&quot;author&quot;:[{&quot;family&quot;:&quot;Sefton-Green&quot;,&quot;given&quot;:&quot;Julian&quot;},{&quot;family&quot;:&quot;Erstad&quot;,&quot;given&quot;:&quot;Ola&quot;}],&quot;page&quot;:&quot;1-20&quot;,&quot;URL&quot;:&quot;https://www.cambridge.org/core/product/identifier/9781139026239%23c00591-8/type/book_part&quot;,&quot;accessed&quot;:{&quot;date-parts&quot;:[[&quot;2022&quot;,8,9]]},&quot;type&quot;:&quot;chapter&quot;,&quot;source&quot;:&quot;DOI.org (Crossref)&quot;,&quot;container-title&quot;:&quot;Identity, Community, and Learning Lives in the Digital Age&quot;,&quot;editor&quot;:[{&quot;family&quot;:&quot;Erstad&quot;,&quot;given&quot;:&quot;Ola&quot;},{&quot;family&quot;:&quot;Sefton-Green&quot;,&quot;given&quot;:&quot;Julian&quot;}],&quot;title&quot;:&quot;Identity, Community, and Learning Lives in the Digital Age&quot;,&quot;language&quot;:&quot;en&quot;,&quot;id&quot;:&quot;erstad_identity_2012&quot;,&quot;citation-key&quot;:&quot;erstad_identity_2012&quot;},&quot;id&quot;:3752,&quot;uri&quot;:[&quot;http://zotero.org/users/1913249/items/TE57K2KN&quot;],&quot;suffix&quot;:&quot;&quot;,&quot;prefix&quot;:&quot;&quot;}],&quot;schema&quot;:&quot;https://github.com/citation-style-language/schema/raw/master/csl-citation.json&quot;} RNDnvncmnbvkq"/> explores the wider context of digital making including the anxiety around the use of digital technology by young people and, it’s alignment with valued digital skills required by the workforce. The author also notes the potential of, but also a lack of research on, transfer of learning opportunities, and learner trajectories between informal experiences, formal learning settings and professional destinations.</text:p>
      <text:p text:style-name="Text_20_body">Sefton outlines the use of Mozilla webmaker tools as a bridge between informal practices of web based making and professional tools. He contrasts these tools to Scratch and similar block based systems which obfuscate learners from authentic code languages.</text:p>
      <text:p text:style-name="Text_20_body">The practical and and cultural difficulties of undertaking a project-based approach within the curriculum are significant. Factors of difficulties associated with technology projects compound difficulties. SUPPLEMENT THIS WIHT POINTS FROM SEFTON GREEN.</text:p>
      <text:h text:style-name="Heading_20_2" text:outline-level="2"><text:bookmark-start text:name="barriers-to-participation-in-game-making"/>Barriers to participation in game making<text:bookmark-end text:name="barriers-to-participation-in-game-making"/></text:h>
      <text:h text:style-name="Heading_20_3" text:outline-level="3"><text:bookmark-start text:name="barriers-linked-to-identity-and-values"/>Barriers linked to identity and values<text:bookmark-end text:name="barriers-linked-to-identity-and-values"/></text:h>
      <text:p text:style-name="First_20_paragraph">A key advantage of viewing the domain from a contextual point of view is allowing a more nuanced exploration of the motivations for participating or not participating in game making. There is a danger that lack of participation in computer science can be viewed from a deficit perspective, e.g. what skills or confidence to students lack. Studies from a sociocultural perspective allow for a deeper exploration of interests, values, and practices from outside of the immediate learning environment. In their critique of digital making cultures, Vossoughi et al <text:reference-mark-start text:name="ZOTERO_ITEM CSL_CITATION {&quot;properties&quot;:{&quot;formattedCitation&quot;:&quot;[-@vossoughi_making_2016]&quot;,&quot;noteIndex&quot;:0},&quot;citationID&quot;:&quot;ldkgkaso&quot;,&quot;citationItems&quot;:[{&quot;suppress-author&quot;:true,&quot;uris&quot;:[&quot;http://zotero.org/users/1913249/items/E7EXZNJ2&quot;],&quot;id&quot;:1756,&quot;uri&quot;:[&quot;http://zotero.org/users/1913249/items/E7EXZNJ2&quot;],&quot;itemData&quot;:{&quot;page&quot;:&quot;206–232&quot;,&quot;container-title&quot;:&quot;Harvard Educational Review&quot;,&quot;volume&quot;:&quot;86&quot;,&quot;URL&quot;:&quot;http://www.hepgjournals.org/doi/abs/10.17763/0017-8055.86.2.206&quot;,&quot;type&quot;:&quot;article-journal&quot;,&quot;accessed&quot;:{&quot;date-parts&quot;:[[&quot;2017&quot;,10,14]]},&quot;title-short&quot;:&quot;Making through the lens of culture and power&quot;,&quot;source&quot;:&quot;Google Scholar&quot;,&quot;title&quot;:&quot;Making through the lens of culture and power: Toward transformative visions for educational equity&quot;,&quot;id&quot;:&quot;vossoughi_making_2016&quot;,&quot;issued&quot;:{&quot;date-parts&quot;:[[&quot;2016&quot;]]},&quot;author&quot;:[{&quot;family&quot;:&quot;Vossoughi&quot;,&quot;given&quot;:&quot;Shirin&quot;},{&quot;family&quot;:&quot;Hooper&quot;,&quot;given&quot;:&quot;Paula K.&quot;},{&quot;family&quot;:&quot;Escudé&quot;,&quot;given&quot;:&quot;Meg&quot;}],&quot;issue&quot;:&quot;2&quot;,&quot;citation-key&quot;:&quot;vossoughi_making_2016&quot;},&quot;suffix&quot;:&quot;&quot;,&quot;prefix&quot;:&quot;&quot;}],&quot;schema&quot;:&quot;https://github.com/citation-style-language/schema/raw/master/csl-citation.json&quot;} RNDvplmzbbqpf"/>&lt;Do Zotero Refresh: [-@vossoughi_making_2016]&gt;<text:reference-mark-end text:name="ZOTERO_ITEM CSL_CITATION {&quot;properties&quot;:{&quot;formattedCitation&quot;:&quot;[-@vossoughi_making_2016]&quot;,&quot;noteIndex&quot;:0},&quot;citationID&quot;:&quot;ldkgkaso&quot;,&quot;citationItems&quot;:[{&quot;suppress-author&quot;:true,&quot;uris&quot;:[&quot;http://zotero.org/users/1913249/items/E7EXZNJ2&quot;],&quot;id&quot;:1756,&quot;uri&quot;:[&quot;http://zotero.org/users/1913249/items/E7EXZNJ2&quot;],&quot;itemData&quot;:{&quot;page&quot;:&quot;206–232&quot;,&quot;container-title&quot;:&quot;Harvard Educational Review&quot;,&quot;volume&quot;:&quot;86&quot;,&quot;URL&quot;:&quot;http://www.hepgjournals.org/doi/abs/10.17763/0017-8055.86.2.206&quot;,&quot;type&quot;:&quot;article-journal&quot;,&quot;accessed&quot;:{&quot;date-parts&quot;:[[&quot;2017&quot;,10,14]]},&quot;title-short&quot;:&quot;Making through the lens of culture and power&quot;,&quot;source&quot;:&quot;Google Scholar&quot;,&quot;title&quot;:&quot;Making through the lens of culture and power: Toward transformative visions for educational equity&quot;,&quot;id&quot;:&quot;vossoughi_making_2016&quot;,&quot;issued&quot;:{&quot;date-parts&quot;:[[&quot;2016&quot;]]},&quot;author&quot;:[{&quot;family&quot;:&quot;Vossoughi&quot;,&quot;given&quot;:&quot;Shirin&quot;},{&quot;family&quot;:&quot;Hooper&quot;,&quot;given&quot;:&quot;Paula K.&quot;},{&quot;family&quot;:&quot;Escudé&quot;,&quot;given&quot;:&quot;Meg&quot;}],&quot;issue&quot;:&quot;2&quot;,&quot;citation-key&quot;:&quot;vossoughi_making_2016&quot;},&quot;suffix&quot;:&quot;&quot;,&quot;prefix&quot;:&quot;&quot;}],&quot;schema&quot;:&quot;https://github.com/citation-style-language/schema/raw/master/csl-citation.json&quot;} RNDvplmzbbqpf"/> stress the need to explore and incorporate not only the values of but also cultural experiences of working-class students and students of colour into the making process.</text:p>
      <text:p text:style-name="Text_20_body">Margolis et al [(<text:span text:style-name="T2">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properties&quot;:{&quot;formattedCitation&quot;:&quot;[@disalvo_saving_2014; @disalvo_glitch_2009-1; @disalvo_learning_2008]&quot;,&quot;noteIndex&quot;:0},&quot;citationID&quot;:&quot;yxtinfmy&quot;,&quot;citationItems&quot;:[{&quot;uris&quot;:[&quot;http://zotero.org/users/1913249/items/HKBNN53C&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d&quot;:&quot;disalvo_saving_2014&quot;,&quot;author&quot;:[{&quot;family&quot;:&quot;DiSalvo&quot;,&quot;given&quot;:&quot;Betsy&quot;},{&quot;family&quot;:&quot;Guzdial&quot;,&quot;given&quot;:&quot;Mark&quot;},{&quot;family&quot;:&quot;Bruckman&quot;,&quot;given&quot;:&quot;Amy&quot;},{&quot;family&quot;:&quot;McKlin&quot;,&quot;given&quot;:&quot;Tom&quot;}],&quot;ISSN&quot;:&quot;1050-8406&quot;,&quot;page&quot;:&quot;272-315&quot;,&quot;title-short&quot;:&quot;Saving Face While Geeking Out&quot;,&quot;volume&quot;:&quot;23&quot;,&quot;issue&quot;:&quot;3&quot;,&quot;source&quot;:&quot;Taylor and Francis+NEJM&quot;,&quot;URL&quot;:&quot;https://doi.org/10.1080/10508406.2014.893434&quot;,&quot;title&quot;:&quot;Saving Face While Geeking Out: Video Game Testing as a Justification for Learning Computer Science&quot;,&quot;type&quot;:&quot;article-journal&quot;,&quot;accessed&quot;:{&quot;date-parts&quot;:[[&quot;2018&quot;,7,16]]},&quot;issued&quot;:{&quot;date-parts&quot;:[[&quot;2014&quot;,7,3]]},&quot;citation-key&quot;:&quot;disalvo_saving_2014&quot;},&quot;id&quot;:2650,&quot;uri&quot;:[&quot;http://zotero.org/users/1913249/items/HKBNN53C&quot;],&quot;suffix&quot;:&quot;&quot;,&quot;prefix&quot;:&quot;&quot;},{&quot;uris&quot;:[&quot;http://zotero.org/users/1913249/items/9GLLZLMB&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type&quot;:&quot;paper-conference&quot;,&quot;title&quot;:&quot;Glitch Game Testers: African American Men Breaking Open the Console&quot;,&quot;source&quot;:&quot;Zotero&quot;,&quot;page&quot;:&quot;7&quot;,&quot;id&quot;:&quot;disalvo_glitch_2009-1&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id&quot;:2670,&quot;uri&quot;:[&quot;http://zotero.org/users/1913249/items/9GLLZLMB&quot;],&quot;suffix&quot;:&quot;&quot;,&quot;prefix&quot;:&quot;&quot;},{&quot;uris&quot;:[&quot;http://zotero.org/users/1913249/items/XMLVAMHU&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d&quot;:&quot;disalvo_learning_2008&quot;,&quot;author&quot;:[{&quot;family&quot;:&quot;DiSalvo&quot;,&quot;given&quot;:&quot;Betsy James&quot;},{&quot;family&quot;:&quot;Crowley&quot;,&quot;given&quot;:&quot;Kevin&quot;},{&quot;family&quot;:&quot;Norwood&quot;,&quot;given&quot;:&quot;Roy&quot;}],&quot;ISSN&quot;:&quot;1555-4120&quot;,&quot;page&quot;:&quot;131-141&quot;,&quot;title-short&quot;:&quot;Learning in Context                                                    ,                                                             Learning in Context&quot;,&quot;volume&quot;:&quot;3&quot;,&quot;URL&quot;:&quot;http://journals.sagepub.com/doi/abs/10.1177/1555412008314130&quot;,&quot;issue&quot;:&quot;2&quot;,&quot;type&quot;:&quot;article-journal&quot;,&quot;source&quot;:&quot;SAGE Journals&quot;,&quot;title&quot;:&quot;Learning in Context                                                    ,                                                             Learning in Context: Digital Games and Young Black Men             ,                      Digital Games and Young Black Men&quot;,&quot;container-title-short&quot;:&quot;Games and Culture&quot;,&quot;issued&quot;:{&quot;date-parts&quot;:[[&quot;2008&quot;,4,1]]},&quot;accessed&quot;:{&quot;date-parts&quot;:[[&quot;2018&quot;,7,16]]},&quot;language&quot;:&quot;en&quot;,&quot;citation-key&quot;:&quot;disalvo_learning_2008&quot;},&quot;id&quot;:2651,&quot;uri&quot;:[&quot;http://zotero.org/users/1913249/items/XMLVAMHU&quot;],&quot;suffix&quot;:&quot;&quot;,&quot;prefix&quot;:&quot;&quot;}],&quot;schema&quot;:&quot;https://github.com/citation-style-language/schema/raw/master/csl-citation.json&quot;} RNDmwzelutxgt"/>&lt;Do Zotero Refresh: [@disalvo_saving_2014; @disalvo_glitch_2009-1; @disalvo_learning_2008]&gt;<text:reference-mark-end text:name="ZOTERO_ITEM CSL_CITATION {&quot;properties&quot;:{&quot;formattedCitation&quot;:&quot;[@disalvo_saving_2014; @disalvo_glitch_2009-1; @disalvo_learning_2008]&quot;,&quot;noteIndex&quot;:0},&quot;citationID&quot;:&quot;yxtinfmy&quot;,&quot;citationItems&quot;:[{&quot;uris&quot;:[&quot;http://zotero.org/users/1913249/items/HKBNN53C&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d&quot;:&quot;disalvo_saving_2014&quot;,&quot;author&quot;:[{&quot;family&quot;:&quot;DiSalvo&quot;,&quot;given&quot;:&quot;Betsy&quot;},{&quot;family&quot;:&quot;Guzdial&quot;,&quot;given&quot;:&quot;Mark&quot;},{&quot;family&quot;:&quot;Bruckman&quot;,&quot;given&quot;:&quot;Amy&quot;},{&quot;family&quot;:&quot;McKlin&quot;,&quot;given&quot;:&quot;Tom&quot;}],&quot;ISSN&quot;:&quot;1050-8406&quot;,&quot;page&quot;:&quot;272-315&quot;,&quot;title-short&quot;:&quot;Saving Face While Geeking Out&quot;,&quot;volume&quot;:&quot;23&quot;,&quot;issue&quot;:&quot;3&quot;,&quot;source&quot;:&quot;Taylor and Francis+NEJM&quot;,&quot;URL&quot;:&quot;https://doi.org/10.1080/10508406.2014.893434&quot;,&quot;title&quot;:&quot;Saving Face While Geeking Out: Video Game Testing as a Justification for Learning Computer Science&quot;,&quot;type&quot;:&quot;article-journal&quot;,&quot;accessed&quot;:{&quot;date-parts&quot;:[[&quot;2018&quot;,7,16]]},&quot;issued&quot;:{&quot;date-parts&quot;:[[&quot;2014&quot;,7,3]]},&quot;citation-key&quot;:&quot;disalvo_saving_2014&quot;},&quot;id&quot;:2650,&quot;uri&quot;:[&quot;http://zotero.org/users/1913249/items/HKBNN53C&quot;],&quot;suffix&quot;:&quot;&quot;,&quot;prefix&quot;:&quot;&quot;},{&quot;uris&quot;:[&quot;http://zotero.org/users/1913249/items/9GLLZLMB&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type&quot;:&quot;paper-conference&quot;,&quot;title&quot;:&quot;Glitch Game Testers: African American Men Breaking Open the Console&quot;,&quot;source&quot;:&quot;Zotero&quot;,&quot;page&quot;:&quot;7&quot;,&quot;id&quot;:&quot;disalvo_glitch_2009-1&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id&quot;:2670,&quot;uri&quot;:[&quot;http://zotero.org/users/1913249/items/9GLLZLMB&quot;],&quot;suffix&quot;:&quot;&quot;,&quot;prefix&quot;:&quot;&quot;},{&quot;uris&quot;:[&quot;http://zotero.org/users/1913249/items/XMLVAMHU&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d&quot;:&quot;disalvo_learning_2008&quot;,&quot;author&quot;:[{&quot;family&quot;:&quot;DiSalvo&quot;,&quot;given&quot;:&quot;Betsy James&quot;},{&quot;family&quot;:&quot;Crowley&quot;,&quot;given&quot;:&quot;Kevin&quot;},{&quot;family&quot;:&quot;Norwood&quot;,&quot;given&quot;:&quot;Roy&quot;}],&quot;ISSN&quot;:&quot;1555-4120&quot;,&quot;page&quot;:&quot;131-141&quot;,&quot;title-short&quot;:&quot;Learning in Context                                                    ,                                                             Learning in Context&quot;,&quot;volume&quot;:&quot;3&quot;,&quot;URL&quot;:&quot;http://journals.sagepub.com/doi/abs/10.1177/1555412008314130&quot;,&quot;issue&quot;:&quot;2&quot;,&quot;type&quot;:&quot;article-journal&quot;,&quot;source&quot;:&quot;SAGE Journals&quot;,&quot;title&quot;:&quot;Learning in Context                                                    ,                                                             Learning in Context: Digital Games and Young Black Men             ,                      Digital Games and Young Black Men&quot;,&quot;container-title-short&quot;:&quot;Games and Culture&quot;,&quot;issued&quot;:{&quot;date-parts&quot;:[[&quot;2008&quot;,4,1]]},&quot;accessed&quot;:{&quot;date-parts&quot;:[[&quot;2018&quot;,7,16]]},&quot;language&quot;:&quot;en&quot;,&quot;citation-key&quot;:&quot;disalvo_learning_2008&quot;},&quot;id&quot;:2651,&quot;uri&quot;:[&quot;http://zotero.org/users/1913249/items/XMLVAMHU&quot;],&quot;suffix&quot;:&quot;&quot;,&quot;prefix&quot;:&quot;&quot;}],&quot;schema&quot;:&quot;https://github.com/citation-style-language/schema/raw/master/csl-citation.json&quot;} RNDmwzelutxgt"/>. The results highlighted that activities should be not only interesting but also align to the underlying values of the program’s young, African American males.</text:p>
      <text:p text:style-name="Text_20_body">Addressing gender-based barriers to participation, Papert and Turkle <text:reference-mark-start text:name="ZOTERO_ITEM CSL_CITATION {&quot;properties&quot;:{&quot;formattedCitation&quot;:&quot;[@papert_epistemological_1990]&quot;,&quot;noteIndex&quot;:0},&quot;citationID&quot;:&quot;zikooqem&quot;,&quot;citationItems&quot;:[{&quot;uris&quot;:[&quot;http://zotero.org/users/1913249/items/PN46846P&quot;],&quot;itemData&quot;:{&quot;URL&quot;:&quot;http://www.papert.org/articles/EpistemologicalPluralism.html&quot;,&quot;container-title&quot;:&quot;Signs&quot;,&quot;volume&quot;:&quot;16&quot;,&quot;accessed&quot;:{&quot;date-parts&quot;:[[&quot;2017&quot;,11,1]]},&quot;type&quot;:&quot;article-journal&quot;,&quot;title&quot;:&quot;Epistemological Pluralism and the Revaluation of the Concrete&quot;,&quot;id&quot;:&quot;papert_epistemological_1990&quot;,&quot;issued&quot;:{&quot;date-parts&quot;:[[&quot;1990&quot;]]},&quot;author&quot;:[{&quot;family&quot;:&quot;Papert&quot;,&quot;given&quot;:&quot;Seymour&quot;},{&quot;family&quot;:&quot;Turkle&quot;,&quot;given&quot;:&quot;Sherry&quot;}],&quot;issue&quot;:&quot;1&quot;,&quot;citation-key&quot;:&quot;papert_epistemological_1990&quot;},&quot;id&quot;:2017,&quot;uri&quot;:[&quot;http://zotero.org/users/1913249/items/PN46846P&quot;],&quot;suffix&quot;:&quot;&quot;,&quot;prefix&quot;:&quot;&quot;}],&quot;schema&quot;:&quot;https://github.com/citation-style-language/schema/raw/master/csl-citation.json&quot;} RNDjrxfpwcjfq"/>&lt;Do Zotero Refresh: [@papert_epistemological_1990]&gt;<text:reference-mark-end text:name="ZOTERO_ITEM CSL_CITATION {&quot;properties&quot;:{&quot;formattedCitation&quot;:&quot;[@papert_epistemological_1990]&quot;,&quot;noteIndex&quot;:0},&quot;citationID&quot;:&quot;zikooqem&quot;,&quot;citationItems&quot;:[{&quot;uris&quot;:[&quot;http://zotero.org/users/1913249/items/PN46846P&quot;],&quot;itemData&quot;:{&quot;URL&quot;:&quot;http://www.papert.org/articles/EpistemologicalPluralism.html&quot;,&quot;container-title&quot;:&quot;Signs&quot;,&quot;volume&quot;:&quot;16&quot;,&quot;accessed&quot;:{&quot;date-parts&quot;:[[&quot;2017&quot;,11,1]]},&quot;type&quot;:&quot;article-journal&quot;,&quot;title&quot;:&quot;Epistemological Pluralism and the Revaluation of the Concrete&quot;,&quot;id&quot;:&quot;papert_epistemological_1990&quot;,&quot;issued&quot;:{&quot;date-parts&quot;:[[&quot;1990&quot;]]},&quot;author&quot;:[{&quot;family&quot;:&quot;Papert&quot;,&quot;given&quot;:&quot;Seymour&quot;},{&quot;family&quot;:&quot;Turkle&quot;,&quot;given&quot;:&quot;Sherry&quot;}],&quot;issue&quot;:&quot;1&quot;,&quot;citation-key&quot;:&quot;papert_epistemological_1990&quot;},&quot;id&quot;:2017,&quot;uri&quot;:[&quot;http://zotero.org/users/1913249/items/PN46846P&quot;],&quot;suffix&quot;:&quot;&quot;,&quot;prefix&quot;:&quot;&quot;}],&quot;schema&quot;:&quot;https://github.com/citation-style-language/schema/raw/master/csl-citation.json&quot;} RNDjrxfpwcjfq"/> identified some girls’ alienation with abstract approaches to computing. They highlighted the need for diversity of teaching and learning styles to address issues surrounding the early socialisation of women and girls to value personal and concrete styles of working. Denner and colleagues<text:reference-mark-start text:name="ZOTERO_ITEM CSL_CITATION {&quot;properties&quot;:{&quot;formattedCitation&quot;:&quot;[@denner_what_2008; @angelides_beyond_2014]&quot;,&quot;noteIndex&quot;:0},&quot;citationID&quot;:&quot;prpbooga&quot;,&quot;citationItems&quot;:[{&quot;uris&quot;:[&quot;http://zotero.org/users/1913249/items/HF2UTF38&quot;],&quot;itemData&quot;:{&quot;type&quot;:&quot;article-journal&quot;,&quot;page&quot;:&quot;128–144&quot;,&quot;title&quot;:&quot;What do girls want? What games made by girls can tell us&quot;,&quot;id&quot;:&quot;denner_what_2008&quot;,&quot;issued&quot;:{&quot;date-parts&quot;:[[&quot;2008&quot;]]},&quot;author&quot;:[{&quot;family&quot;:&quot;Denner&quot;,&quot;given&quot;:&quot;Jill&quot;},{&quot;family&quot;:&quot;Campe&quot;,&quot;given&quot;:&quot;Shannon&quot;}],&quot;container-title&quot;:&quot;Beyond Barbie and Mortal Kombat: New perspectives on gender and gaming&quot;,&quot;citation-key&quot;:&quot;denner_what_2008&quot;},&quot;id&quot;:2676,&quot;uri&quot;:[&quot;http://zotero.org/users/1913249/items/HF2UTF38&quot;],&quot;suffix&quot;:&quot;&quot;,&quot;prefix&quot;:&quot;&quot;},{&quot;uris&quot;:[&quot;http://zotero.org/users/1913249/items/GABBTVL8&quot;],&quot;itemData&quot;:{&quot;ISBN&quot;:&quot;978-1-118-79644-3 978-1-118-32803-3&quot;,&quot;publisher&quot;:&quot;John Wiley &amp; Sons, Inc.&quot;,&quot;DOI&quot;:&quot;10.1002/9781118796443.ch25&quot;,&quot;event-place&quot;:&quot;Hoboken, NJ, USA&quot;,&quot;issued&quot;:{&quot;date-parts&quot;:[[&quot;2014&quot;,3,7]]},&quot;author&quot;:[{&quot;family&quot;:&quot;Denner&quot;,&quot;given&quot;:&quot;Jill&quot;},{&quot;family&quot;:&quot;Ortiz&quot;,&quot;given&quot;:&quot;Eloy&quot;},{&quot;family&quot;:&quot;Campe&quot;,&quot;given&quot;:&quot;Shannon&quot;},{&quot;family&quot;:&quot;Werner&quot;,&quot;given&quot;:&quot;Linda&quot;}],&quot;page&quot;:&quot;667-688&quot;,&quot;title-short&quot;:&quot;Beyond Stereotypes of Gender and Gaming&quot;,&quot;URL&quot;:&quot;http://doi.wiley.com/10.1002/9781118796443.ch25&quot;,&quot;type&quot;:&quot;chapter&quot;,&quot;accessed&quot;:{&quot;date-parts&quot;:[[&quot;2018&quot;,10,10]]},&quot;title&quot;:&quot;Beyond Stereotypes of Gender and Gaming: Video Games Made by Middle School Students&quot;,&quot;source&quot;:&quot;Crossref&quot;,&quot;container-title&quot;:&quot;Handbook of Digital Games&quot;,&quot;editor&quot;:[{&quot;family&quot;:&quot;Angelides&quot;,&quot;given&quot;:&quot;Marios C.&quot;},{&quot;family&quot;:&quot;Agius&quot;,&quot;given&quot;:&quot;Harry&quot;}],&quot;language&quot;:&quot;en&quot;,&quot;publisher-place&quot;:&quot;Hoboken, NJ, USA&quot;,&quot;id&quot;:&quot;angelides_beyond_2014&quot;,&quot;citation-key&quot;:&quot;angelides_beyond_2014&quot;},&quot;id&quot;:2850,&quot;uri&quot;:[&quot;http://zotero.org/users/1913249/items/GABBTVL8&quot;],&quot;suffix&quot;:&quot;&quot;,&quot;prefix&quot;:&quot;&quot;}],&quot;schema&quot;:&quot;https://github.com/citation-style-language/schema/raw/master/csl-citation.json&quot;} RNDiaypuxyelm"/>&lt;Do Zotero Refresh: [@denner_what_2008; @angelides_beyond_2014]&gt;<text:reference-mark-end text:name="ZOTERO_ITEM CSL_CITATION {&quot;properties&quot;:{&quot;formattedCitation&quot;:&quot;[@denner_what_2008; @angelides_beyond_2014]&quot;,&quot;noteIndex&quot;:0},&quot;citationID&quot;:&quot;prpbooga&quot;,&quot;citationItems&quot;:[{&quot;uris&quot;:[&quot;http://zotero.org/users/1913249/items/HF2UTF38&quot;],&quot;itemData&quot;:{&quot;type&quot;:&quot;article-journal&quot;,&quot;page&quot;:&quot;128–144&quot;,&quot;title&quot;:&quot;What do girls want? What games made by girls can tell us&quot;,&quot;id&quot;:&quot;denner_what_2008&quot;,&quot;issued&quot;:{&quot;date-parts&quot;:[[&quot;2008&quot;]]},&quot;author&quot;:[{&quot;family&quot;:&quot;Denner&quot;,&quot;given&quot;:&quot;Jill&quot;},{&quot;family&quot;:&quot;Campe&quot;,&quot;given&quot;:&quot;Shannon&quot;}],&quot;container-title&quot;:&quot;Beyond Barbie and Mortal Kombat: New perspectives on gender and gaming&quot;,&quot;citation-key&quot;:&quot;denner_what_2008&quot;},&quot;id&quot;:2676,&quot;uri&quot;:[&quot;http://zotero.org/users/1913249/items/HF2UTF38&quot;],&quot;suffix&quot;:&quot;&quot;,&quot;prefix&quot;:&quot;&quot;},{&quot;uris&quot;:[&quot;http://zotero.org/users/1913249/items/GABBTVL8&quot;],&quot;itemData&quot;:{&quot;ISBN&quot;:&quot;978-1-118-79644-3 978-1-118-32803-3&quot;,&quot;publisher&quot;:&quot;John Wiley &amp; Sons, Inc.&quot;,&quot;DOI&quot;:&quot;10.1002/9781118796443.ch25&quot;,&quot;event-place&quot;:&quot;Hoboken, NJ, USA&quot;,&quot;issued&quot;:{&quot;date-parts&quot;:[[&quot;2014&quot;,3,7]]},&quot;author&quot;:[{&quot;family&quot;:&quot;Denner&quot;,&quot;given&quot;:&quot;Jill&quot;},{&quot;family&quot;:&quot;Ortiz&quot;,&quot;given&quot;:&quot;Eloy&quot;},{&quot;family&quot;:&quot;Campe&quot;,&quot;given&quot;:&quot;Shannon&quot;},{&quot;family&quot;:&quot;Werner&quot;,&quot;given&quot;:&quot;Linda&quot;}],&quot;page&quot;:&quot;667-688&quot;,&quot;title-short&quot;:&quot;Beyond Stereotypes of Gender and Gaming&quot;,&quot;URL&quot;:&quot;http://doi.wiley.com/10.1002/9781118796443.ch25&quot;,&quot;type&quot;:&quot;chapter&quot;,&quot;accessed&quot;:{&quot;date-parts&quot;:[[&quot;2018&quot;,10,10]]},&quot;title&quot;:&quot;Beyond Stereotypes of Gender and Gaming: Video Games Made by Middle School Students&quot;,&quot;source&quot;:&quot;Crossref&quot;,&quot;container-title&quot;:&quot;Handbook of Digital Games&quot;,&quot;editor&quot;:[{&quot;family&quot;:&quot;Angelides&quot;,&quot;given&quot;:&quot;Marios C.&quot;},{&quot;family&quot;:&quot;Agius&quot;,&quot;given&quot;:&quot;Harry&quot;}],&quot;language&quot;:&quot;en&quot;,&quot;publisher-place&quot;:&quot;Hoboken, NJ, USA&quot;,&quot;id&quot;:&quot;angelides_beyond_2014&quot;,&quot;citation-key&quot;:&quot;angelides_beyond_2014&quot;},&quot;id&quot;:2850,&quot;uri&quot;:[&quot;http://zotero.org/users/1913249/items/GABBTVL8&quot;],&quot;suffix&quot;:&quot;&quot;,&quot;prefix&quot;:&quot;&quot;}],&quot;schema&quot;:&quot;https://github.com/citation-style-language/schema/raw/master/csl-citation.json&quot;} RNDiaypuxyelm"/>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properties&quot;:{&quot;formattedCitation&quot;:&quot;[@pelletier_gaming_2008]&quot;,&quot;noteIndex&quot;:0},&quot;citationID&quot;:&quot;uqzehwjx&quot;,&quot;citationItems&quot;:[{&quot;uris&quot;:[&quot;http://zotero.org/users/1913249/items/CI3UYB78&quot;],&quot;itemData&quot;:{&quot;abstract&quot;:&quot;UCL Discovery is UCL's open access repository, showcasing and providing access to UCL research outputs from all UCL disciplines.&quot;,&quot;publisher&quot;:&quot;MIT Press&quot;,&quot;event-place&quot;:&quot;Cambridge, MA&quot;,&quot;issued&quot;:{&quot;date-parts&quot;:[[&quot;2008&quot;]]},&quot;author&quot;:[{&quot;family&quot;:&quot;Pelletier&quot;,&quot;given&quot;:&quot;C.&quot;}],&quot;page&quot;:&quot;145-159&quot;,&quot;title-short&quot;:&quot;Gaming in Context&quot;,&quot;URL&quot;:&quot;http://discovery.ucl.ac.uk/1561023/&quot;,&quot;accessed&quot;:{&quot;date-parts&quot;:[[&quot;2018&quot;,7,19]]},&quot;type&quot;:&quot;chapter&quot;,&quot;source&quot;:&quot;discovery.ucl.ac.uk&quot;,&quot;container-title&quot;:&quot;Beyond Barbie and Mortal Kombat: New Perspectives on Gender and Gaming&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itle&quot;:&quot;Gaming in Context: How Young People Construct Their Gendered Identities in Playing and Making Games&quot;,&quot;publisher-place&quot;:&quot;Cambridge, MA&quot;,&quot;id&quot;:&quot;pelletier_gaming_2008&quot;,&quot;citation-key&quot;:&quot;pelletier_gaming_2008&quot;},&quot;id&quot;:2943,&quot;uri&quot;:[&quot;http://zotero.org/users/1913249/items/CI3UYB78&quot;],&quot;suffix&quot;:&quot;&quot;,&quot;prefix&quot;:&quot;&quot;}],&quot;schema&quot;:&quot;https://github.com/citation-style-language/schema/raw/master/csl-citation.json&quot;} RNDtmhydwqsye"/>&lt;Do Zotero Refresh: [@pelletier_gaming_2008]&gt;<text:reference-mark-end text:name="ZOTERO_ITEM CSL_CITATION {&quot;properties&quot;:{&quot;formattedCitation&quot;:&quot;[@pelletier_gaming_2008]&quot;,&quot;noteIndex&quot;:0},&quot;citationID&quot;:&quot;uqzehwjx&quot;,&quot;citationItems&quot;:[{&quot;uris&quot;:[&quot;http://zotero.org/users/1913249/items/CI3UYB78&quot;],&quot;itemData&quot;:{&quot;abstract&quot;:&quot;UCL Discovery is UCL's open access repository, showcasing and providing access to UCL research outputs from all UCL disciplines.&quot;,&quot;publisher&quot;:&quot;MIT Press&quot;,&quot;event-place&quot;:&quot;Cambridge, MA&quot;,&quot;issued&quot;:{&quot;date-parts&quot;:[[&quot;2008&quot;]]},&quot;author&quot;:[{&quot;family&quot;:&quot;Pelletier&quot;,&quot;given&quot;:&quot;C.&quot;}],&quot;page&quot;:&quot;145-159&quot;,&quot;title-short&quot;:&quot;Gaming in Context&quot;,&quot;URL&quot;:&quot;http://discovery.ucl.ac.uk/1561023/&quot;,&quot;accessed&quot;:{&quot;date-parts&quot;:[[&quot;2018&quot;,7,19]]},&quot;type&quot;:&quot;chapter&quot;,&quot;source&quot;:&quot;discovery.ucl.ac.uk&quot;,&quot;container-title&quot;:&quot;Beyond Barbie and Mortal Kombat: New Perspectives on Gender and Gaming&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itle&quot;:&quot;Gaming in Context: How Young People Construct Their Gendered Identities in Playing and Making Games&quot;,&quot;publisher-place&quot;:&quot;Cambridge, MA&quot;,&quot;id&quot;:&quot;pelletier_gaming_2008&quot;,&quot;citation-key&quot;:&quot;pelletier_gaming_2008&quot;},&quot;id&quot;:2943,&quot;uri&quot;:[&quot;http://zotero.org/users/1913249/items/CI3UYB78&quot;],&quot;suffix&quot;:&quot;&quot;,&quot;prefix&quot;:&quot;&quot;}],&quot;schema&quot;:&quot;https://github.com/citation-style-language/schema/raw/master/csl-citation.json&quot;} RNDtmhydwqsye"/>. Kafai and Burke <text:reference-mark-start text:name="ZOTERO_ITEM CSL_CITATION {&quot;properties&quot;:{&quot;formattedCitation&quot;:&quot;[@kafai_beyond_2014]&quot;,&quot;noteIndex&quot;:0},&quot;citationID&quot;:&quot;hefqedfy&quot;,&quot;citationItems&quot;:[{&quot;uris&quot;:[&quot;http://zotero.org/users/1913249/items/XCATBQNK&quot;],&quot;itemData&quot;:{&quot;ISBN&quot;:&quot;978-1-4503-2105-1&quot;,&quot;publisher&quot;:&quot;European Society for Socially Embedded Technologies&quot;,&quot;event-place&quot;:&quot;Siegen, Germany, Germany&quot;,&quot;collection-title&quot;:&quot;Gender IT '14&quot;,&quot;issued&quot;:{&quot;date-parts&quot;:[[&quot;2014&quot;]]},&quot;author&quot;:[{&quot;family&quot;:&quot;Kafai&quot;,&quot;given&quot;:&quot;Yasmin&quot;},{&quot;family&quot;:&quot;Burke&quot;,&quot;given&quot;:&quot;Quinn&quot;}],&quot;page&quot;:&quot;21:21–21:28&quot;,&quot;title-short&quot;:&quot;Beyond game design for broadening participation&quot;,&quot;URL&quot;:&quot;http://dl.acm.org/citation.cfm?id=2670296.2670301&quot;,&quot;accessed&quot;:{&quot;date-parts&quot;:[[&quot;2018&quot;,7,18]]},&quot;type&quot;:&quot;paper-conference&quot;,&quot;source&quot;:&quot;ACM Digital Librar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container-title&quot;:&quot;Proceedings of Gender and IT Appropriation. Science and Practice on Dialogue - Forum for Interdisciplinary Exchange&quot;,&quot;publisher-place&quot;:&quot;Siegen, Germany, Germany&quot;,&quot;id&quot;:&quot;kafai_beyond_2014&quot;,&quot;citation-key&quot;:&quot;kafai_beyond_2014&quot;},&quot;id&quot;:3759,&quot;uri&quot;:[&quot;http://zotero.org/users/1913249/items/XCATBQNK&quot;],&quot;suffix&quot;:&quot;&quot;,&quot;prefix&quot;:&quot;&quot;}],&quot;schema&quot;:&quot;https://github.com/citation-style-language/schema/raw/master/csl-citation.json&quot;} RNDaedmqxcpbk"/>&lt;Do Zotero Refresh: [@kafai_beyond_2014]&gt;<text:reference-mark-end text:name="ZOTERO_ITEM CSL_CITATION {&quot;properties&quot;:{&quot;formattedCitation&quot;:&quot;[@kafai_beyond_2014]&quot;,&quot;noteIndex&quot;:0},&quot;citationID&quot;:&quot;hefqedfy&quot;,&quot;citationItems&quot;:[{&quot;uris&quot;:[&quot;http://zotero.org/users/1913249/items/XCATBQNK&quot;],&quot;itemData&quot;:{&quot;ISBN&quot;:&quot;978-1-4503-2105-1&quot;,&quot;publisher&quot;:&quot;European Society for Socially Embedded Technologies&quot;,&quot;event-place&quot;:&quot;Siegen, Germany, Germany&quot;,&quot;collection-title&quot;:&quot;Gender IT '14&quot;,&quot;issued&quot;:{&quot;date-parts&quot;:[[&quot;2014&quot;]]},&quot;author&quot;:[{&quot;family&quot;:&quot;Kafai&quot;,&quot;given&quot;:&quot;Yasmin&quot;},{&quot;family&quot;:&quot;Burke&quot;,&quot;given&quot;:&quot;Quinn&quot;}],&quot;page&quot;:&quot;21:21–21:28&quot;,&quot;title-short&quot;:&quot;Beyond game design for broadening participation&quot;,&quot;URL&quot;:&quot;http://dl.acm.org/citation.cfm?id=2670296.2670301&quot;,&quot;accessed&quot;:{&quot;date-parts&quot;:[[&quot;2018&quot;,7,18]]},&quot;type&quot;:&quot;paper-conference&quot;,&quot;source&quot;:&quot;ACM Digital Librar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container-title&quot;:&quot;Proceedings of Gender and IT Appropriation. Science and Practice on Dialogue - Forum for Interdisciplinary Exchange&quot;,&quot;publisher-place&quot;:&quot;Siegen, Germany, Germany&quot;,&quot;id&quot;:&quot;kafai_beyond_2014&quot;,&quot;citation-key&quot;:&quot;kafai_beyond_2014&quot;},&quot;id&quot;:3759,&quot;uri&quot;:[&quot;http://zotero.org/users/1913249/items/XCATBQNK&quot;],&quot;suffix&quot;:&quot;&quot;,&quot;prefix&quot;:&quot;&quot;}],&quot;schema&quot;:&quot;https://github.com/citation-style-language/schema/raw/master/csl-citation.json&quot;} RNDaedmqxcpbk"/> address the issues of gender identities within game design by advocating the creation of new communities and learning environments which align with values of participants rather than trying to lure girls in to existing, male-gendered spaces. Similarly Buechley et al <text:reference-mark-start text:name="ZOTERO_ITEM CSL_CITATION {&quot;properties&quot;:{&quot;formattedCitation&quot;:&quot;[@buechley_lilypad_2008, p. 431]&quot;,&quot;noteIndex&quot;:0},&quot;citationID&quot;:&quot;mlhgxoea&quot;,&quot;citationItems&quot;:[{&quot;uris&quot;:[&quot;http://zotero.org/users/1913249/items/DZ9J8VZZ&quot;],&quot;locator&quot;:&quot; 431&quot;,&quot;itemData&quot;:{&quot;ISBN&quot;:&quot;978-1-60558-011-1&quot;,&quot;publisher&quot;:&quot;ACM&quot;,&quot;DOI&quot;:&quot;10.1145/1357054.1357123&quot;,&quot;event-place&quot;:&quot;Florence Italy&quot;,&quot;id&quot;:&quot;buechley_lilypad_2008&quot;,&quot;author&quot;:[{&quot;family&quot;:&quot;Buechley&quot;,&quot;given&quot;:&quot;Leah&quot;},{&quot;family&quot;:&quot;Eisenberg&quot;,&quot;given&quot;:&quot;Mike&quot;},{&quot;family&quot;:&quot;Catchen&quot;,&quot;given&quot;:&quot;Jaime&quot;},{&quot;family&quot;:&quot;Crockett&quot;,&quot;given&quot;:&quot;Ali&quot;}],&quot;page&quot;:&quot;423-432&quot;,&quot;title-short&quot;:&quot;The LilyPad Arduino&quot;,&quot;URL&quot;:&quot;https://dl.acm.org/doi/10.1145/1357054.1357123&quot;,&quot;type&quot;:&quot;paper-conference&quot;,&quot;event-title&quot;:&quot;CHI '08: CHI Conference on Human Factors in Computing Systems&quot;,&quot;accessed&quot;:{&quot;date-parts&quot;:[[&quot;2024&quot;,7,12]]},&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source&quot;:&quot;DOI.org (Crossref)&quot;,&quot;language&quot;:&quot;en&quot;,&quot;title&quot;:&quot;The LilyPad Arduino: using computational textiles to investigate engagement, aesthetics, and diversity in computer science education&quot;,&quot;container-title&quot;:&quot;Proceedings of the SIGCHI Conference on Human Factors in Computing Systems&quot;,&quot;publisher-place&quot;:&quot;Florence Italy&quot;,&quot;issued&quot;:{&quot;date-parts&quot;:[[&quot;2008&quot;,4,6]]},&quot;citation-key&quot;:&quot;buechley_lilypad_2008&quot;},&quot;id&quot;:9629,&quot;uri&quot;:[&quot;http://zotero.org/users/1913249/items/DZ9J8VZZ&quot;],&quot;prefix&quot;:&quot;&quot;}],&quot;schema&quot;:&quot;https://github.com/citation-style-language/schema/raw/master/csl-citation.json&quot;} RNDlvtjzanfrs"/>&lt;Do Zotero Refresh: [@buechley_lilypad_2008, p. 431]&gt;<text:reference-mark-end text:name="ZOTERO_ITEM CSL_CITATION {&quot;properties&quot;:{&quot;formattedCitation&quot;:&quot;[@buechley_lilypad_2008, p. 431]&quot;,&quot;noteIndex&quot;:0},&quot;citationID&quot;:&quot;mlhgxoea&quot;,&quot;citationItems&quot;:[{&quot;uris&quot;:[&quot;http://zotero.org/users/1913249/items/DZ9J8VZZ&quot;],&quot;locator&quot;:&quot; 431&quot;,&quot;itemData&quot;:{&quot;ISBN&quot;:&quot;978-1-60558-011-1&quot;,&quot;publisher&quot;:&quot;ACM&quot;,&quot;DOI&quot;:&quot;10.1145/1357054.1357123&quot;,&quot;event-place&quot;:&quot;Florence Italy&quot;,&quot;id&quot;:&quot;buechley_lilypad_2008&quot;,&quot;author&quot;:[{&quot;family&quot;:&quot;Buechley&quot;,&quot;given&quot;:&quot;Leah&quot;},{&quot;family&quot;:&quot;Eisenberg&quot;,&quot;given&quot;:&quot;Mike&quot;},{&quot;family&quot;:&quot;Catchen&quot;,&quot;given&quot;:&quot;Jaime&quot;},{&quot;family&quot;:&quot;Crockett&quot;,&quot;given&quot;:&quot;Ali&quot;}],&quot;page&quot;:&quot;423-432&quot;,&quot;title-short&quot;:&quot;The LilyPad Arduino&quot;,&quot;URL&quot;:&quot;https://dl.acm.org/doi/10.1145/1357054.1357123&quot;,&quot;type&quot;:&quot;paper-conference&quot;,&quot;event-title&quot;:&quot;CHI '08: CHI Conference on Human Factors in Computing Systems&quot;,&quot;accessed&quot;:{&quot;date-parts&quot;:[[&quot;2024&quot;,7,12]]},&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source&quot;:&quot;DOI.org (Crossref)&quot;,&quot;language&quot;:&quot;en&quot;,&quot;title&quot;:&quot;The LilyPad Arduino: using computational textiles to investigate engagement, aesthetics, and diversity in computer science education&quot;,&quot;container-title&quot;:&quot;Proceedings of the SIGCHI Conference on Human Factors in Computing Systems&quot;,&quot;publisher-place&quot;:&quot;Florence Italy&quot;,&quot;issued&quot;:{&quot;date-parts&quot;:[[&quot;2008&quot;,4,6]]},&quot;citation-key&quot;:&quot;buechley_lilypad_2008&quot;},&quot;id&quot;:9629,&quot;uri&quot;:[&quot;http://zotero.org/users/1913249/items/DZ9J8VZZ&quot;],&quot;prefix&quot;:&quot;&quot;}],&quot;schema&quot;:&quot;https://github.com/citation-style-language/schema/raw/master/csl-citation.json&quot;} RNDlvtjzanfrs"/> ask “how can we integrate computer science with activities and communities that girls and women are already engaged in?”,</text:p>
      <text:h text:style-name="Heading_20_3" text:outline-level="3"><text:bookmark-start text:name="technical-barriers--"/>Technical barriers -<text:bookmark-end text:name="technical-barriers--"/></text:h>
      <text:p text:style-name="First_20_paragraph">Techie stuff - perhaps in intro? Or signpost to start of Chapter 4.</text:p>
      <text:h text:style-name="Heading_20_4" text:outline-level="4"><text:bookmark-start text:name="difficulty-of-computer-programming-via-coding"/>Difficulty of computer programming via coding<text:bookmark-end text:name="difficulty-of-computer-programming-via-coding"/></text:h>
      <text:p text:style-name="First_20_paragraph">Summary here <text:reference-mark-start text:name="ZOTERO_ITEM CSL_CITATION {&quot;properties&quot;:{&quot;formattedCitation&quot;:&quot;[@gomes2007learning]&quot;,&quot;noteIndex&quot;:0},&quot;citationID&quot;:&quot;ixqibtus&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rxithvepbc"/>&lt;Do Zotero Refresh: [@gomes2007learning]&gt;<text:reference-mark-end text:name="ZOTERO_ITEM CSL_CITATION {&quot;properties&quot;:{&quot;formattedCitation&quot;:&quot;[@gomes2007learning]&quot;,&quot;noteIndex&quot;:0},&quot;citationID&quot;:&quot;ixqibtus&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rxithvepbc"/> <text:reference-mark-start text:name="ZOTERO_ITEM CSL_CITATION {&quot;properties&quot;:{&quot;formattedCitation&quot;:&quot;[@joao_cross-analysis_2019]&quot;,&quot;noteIndex&quot;:0},&quot;citationID&quot;:&quot;egdpbxyb&quot;,&quot;citationItems&quot;:[{&quot;uris&quot;:[&quot;http://zotero.org/users/1913249/items/C7CNB5XA&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ISSN&quot;:&quot;2227-7102&quot;,&quot;number&quot;:&quot;3&quot;,&quot;URL&quot;:&quot;https://www.mdpi.com/2227-7102/9/3/181&quot;,&quot;volume&quot;:&quot;9&quot;,&quot;type&quot;:&quot;article-journal&quot;,&quot;page&quot;:&quot;181&quot;,&quot;issue&quot;:&quot;3&quot;,&quot;language&quot;:&quot;en&quot;,&quot;source&quot;:&quot;www.mdpi.com&quot;,&quot;publisher&quot;:&quot;Multidisciplinary Digital Publishing Institute&quot;,&quot;title&quot;:&quot;A Cross-analysis of Block-based and Visual Programming Apps with Computer Science Student-Teachers&quot;,&quot;accessed&quot;:{&quot;date-parts&quot;:[[&quot;2023&quot;,12,3]]},&quot;license&quot;:&quot;http://creativecommons.org/licenses/by/3.0/&quot;,&quot;issued&quot;:{&quot;date-parts&quot;:[[&quot;2019&quot;,9]]},&quot;citation-key&quot;:&quot;joao_cross-analysis_2019&quot;},&quot;id&quot;:9093,&quot;uri&quot;:[&quot;http://zotero.org/users/1913249/items/C7CNB5XA&quot;],&quot;suffix&quot;:&quot;&quot;,&quot;prefix&quot;:&quot;&quot;}],&quot;schema&quot;:&quot;https://github.com/citation-style-language/schema/raw/master/csl-citation.json&quot;} RNDymgpepmvyn"/>&lt;Do Zotero Refresh: [@joao_cross-analysis_2019]&gt;<text:reference-mark-end text:name="ZOTERO_ITEM CSL_CITATION {&quot;properties&quot;:{&quot;formattedCitation&quot;:&quot;[@joao_cross-analysis_2019]&quot;,&quot;noteIndex&quot;:0},&quot;citationID&quot;:&quot;egdpbxyb&quot;,&quot;citationItems&quot;:[{&quot;uris&quot;:[&quot;http://zotero.org/users/1913249/items/C7CNB5XA&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ISSN&quot;:&quot;2227-7102&quot;,&quot;number&quot;:&quot;3&quot;,&quot;URL&quot;:&quot;https://www.mdpi.com/2227-7102/9/3/181&quot;,&quot;volume&quot;:&quot;9&quot;,&quot;type&quot;:&quot;article-journal&quot;,&quot;page&quot;:&quot;181&quot;,&quot;issue&quot;:&quot;3&quot;,&quot;language&quot;:&quot;en&quot;,&quot;source&quot;:&quot;www.mdpi.com&quot;,&quot;publisher&quot;:&quot;Multidisciplinary Digital Publishing Institute&quot;,&quot;title&quot;:&quot;A Cross-analysis of Block-based and Visual Programming Apps with Computer Science Student-Teachers&quot;,&quot;accessed&quot;:{&quot;date-parts&quot;:[[&quot;2023&quot;,12,3]]},&quot;license&quot;:&quot;http://creativecommons.org/licenses/by/3.0/&quot;,&quot;issued&quot;:{&quot;date-parts&quot;:[[&quot;2019&quot;,9]]},&quot;citation-key&quot;:&quot;joao_cross-analysis_2019&quot;},&quot;id&quot;:9093,&quot;uri&quot;:[&quot;http://zotero.org/users/1913249/items/C7CNB5XA&quot;],&quot;suffix&quot;:&quot;&quot;,&quot;prefix&quot;:&quot;&quot;}],&quot;schema&quot;:&quot;https://github.com/citation-style-language/schema/raw/master/csl-citation.json&quot;} RNDymgpepmvyn"/>. and here</text:p>
      <text:p text:style-name="P16">&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properties&quot;:{&quot;formattedCitation&quot;:&quot;[@joao_cross-analysis_2019]&quot;,&quot;noteIndex&quot;:0},&quot;citationID&quot;:&quot;psfgqnay&quot;,&quot;citationItems&quot;:[{&quot;uris&quot;:[&quot;http://zotero.org/users/1913249/items/C7CNB5XA&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ISSN&quot;:&quot;2227-7102&quot;,&quot;number&quot;:&quot;3&quot;,&quot;URL&quot;:&quot;https://www.mdpi.com/2227-7102/9/3/181&quot;,&quot;volume&quot;:&quot;9&quot;,&quot;type&quot;:&quot;article-journal&quot;,&quot;page&quot;:&quot;181&quot;,&quot;issue&quot;:&quot;3&quot;,&quot;language&quot;:&quot;en&quot;,&quot;source&quot;:&quot;www.mdpi.com&quot;,&quot;publisher&quot;:&quot;Multidisciplinary Digital Publishing Institute&quot;,&quot;title&quot;:&quot;A Cross-analysis of Block-based and Visual Programming Apps with Computer Science Student-Teachers&quot;,&quot;accessed&quot;:{&quot;date-parts&quot;:[[&quot;2023&quot;,12,3]]},&quot;license&quot;:&quot;http://creativecommons.org/licenses/by/3.0/&quot;,&quot;issued&quot;:{&quot;date-parts&quot;:[[&quot;2019&quot;,9]]},&quot;citation-key&quot;:&quot;joao_cross-analysis_2019&quot;},&quot;id&quot;:9093,&quot;uri&quot;:[&quot;http://zotero.org/users/1913249/items/C7CNB5XA&quot;],&quot;suffix&quot;:&quot;&quot;,&quot;prefix&quot;:&quot;&quot;}],&quot;schema&quot;:&quot;https://github.com/citation-style-language/schema/raw/master/csl-citation.json&quot;} RNDjfnkhrqlgs"/>&lt;Do Zotero Refresh: [@joao_cross-analysis_2019]&gt;<text:reference-mark-end text:name="ZOTERO_ITEM CSL_CITATION {&quot;properties&quot;:{&quot;formattedCitation&quot;:&quot;[@joao_cross-analysis_2019]&quot;,&quot;noteIndex&quot;:0},&quot;citationID&quot;:&quot;psfgqnay&quot;,&quot;citationItems&quot;:[{&quot;uris&quot;:[&quot;http://zotero.org/users/1913249/items/C7CNB5XA&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ISSN&quot;:&quot;2227-7102&quot;,&quot;number&quot;:&quot;3&quot;,&quot;URL&quot;:&quot;https://www.mdpi.com/2227-7102/9/3/181&quot;,&quot;volume&quot;:&quot;9&quot;,&quot;type&quot;:&quot;article-journal&quot;,&quot;page&quot;:&quot;181&quot;,&quot;issue&quot;:&quot;3&quot;,&quot;language&quot;:&quot;en&quot;,&quot;source&quot;:&quot;www.mdpi.com&quot;,&quot;publisher&quot;:&quot;Multidisciplinary Digital Publishing Institute&quot;,&quot;title&quot;:&quot;A Cross-analysis of Block-based and Visual Programming Apps with Computer Science Student-Teachers&quot;,&quot;accessed&quot;:{&quot;date-parts&quot;:[[&quot;2023&quot;,12,3]]},&quot;license&quot;:&quot;http://creativecommons.org/licenses/by/3.0/&quot;,&quot;issued&quot;:{&quot;date-parts&quot;:[[&quot;2019&quot;,9]]},&quot;citation-key&quot;:&quot;joao_cross-analysis_2019&quot;},&quot;id&quot;:9093,&quot;uri&quot;:[&quot;http://zotero.org/users/1913249/items/C7CNB5XA&quot;],&quot;suffix&quot;:&quot;&quot;,&quot;prefix&quot;:&quot;&quot;}],&quot;schema&quot;:&quot;https://github.com/citation-style-language/schema/raw/master/csl-citation.json&quot;} RNDjfnkhrqlgs"/>.</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properties&quot;:{&quot;formattedCitation&quot;:&quot;[@gomes2007learning]&quot;,&quot;noteIndex&quot;:0},&quot;citationID&quot;:&quot;iftgravw&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pirnwggbnx"/>&lt;Do Zotero Refresh: [@gomes2007learning]&gt;<text:reference-mark-end text:name="ZOTERO_ITEM CSL_CITATION {&quot;properties&quot;:{&quot;formattedCitation&quot;:&quot;[@gomes2007learning]&quot;,&quot;noteIndex&quot;:0},&quot;citationID&quot;:&quot;iftgravw&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pirnwggbnx"/></text:p>
      <text:p text:style-name="Text_20_body">Issues of needing levels of abstraction in learning programming <text:reference-mark-start text:name="ZOTERO_ITEM CSL_CITATION {&quot;properties&quot;:{&quot;formattedCitation&quot;:&quot;[@gomes2007learning]&quot;,&quot;noteIndex&quot;:0},&quot;citationID&quot;:&quot;pnvytijb&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aamhsvnmce"/>&lt;Do Zotero Refresh: [@gomes2007learning]&gt;<text:reference-mark-end text:name="ZOTERO_ITEM CSL_CITATION {&quot;properties&quot;:{&quot;formattedCitation&quot;:&quot;[@gomes2007learning]&quot;,&quot;noteIndex&quot;:0},&quot;citationID&quot;:&quot;pnvytijb&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aamhsvnmce"/>.</text:p>
      <text:p text:style-name="Text_20_body">Addressing technical barriers <text:span text:style-name="T1">Specialist coding tools and computational kits</text:span></text:p>
      <text:p text:style-name="Text_20_body">There may software and hardware kits aimed at novice coders and in particular younger audience <text:reference-mark-start text:name="ZOTERO_ITEM CSL_CITATION {&quot;properties&quot;:{&quot;formattedCitation&quot;:&quot;[@yu_survey_2018]&quot;,&quot;noteIndex&quot;:0},&quot;citationID&quot;:&quot;mybcgspc&quot;,&quot;citationItems&quot;:[{&quot;uris&quot;:[&quot;http://zotero.org/users/1913249/items/FC7LF8E6&quot;],&quot;itemData&quot;:{&quot;ISBN&quot;:&quot;978-1-4503-5152-2&quot;,&quot;publisher&quot;:&quot;ACM Press&quot;,&quot;DOI&quot;:&quot;10.1145/3202185.3202738&quot;,&quot;event-place&quot;:&quot;Trondheim, Norway&quot;,&quot;id&quot;:&quot;yu_survey_2018&quot;,&quot;author&quot;:[{&quot;family&quot;:&quot;Yu&quot;,&quot;given&quot;:&quot;Junnan&quot;},{&quot;family&quot;:&quot;Roque&quot;,&quot;given&quot;:&quot;Ricarose&quot;}],&quot;page&quot;:&quot;289-299&quot;,&quot;URL&quot;:&quot;http://dl.acm.org/citation.cfm?doid=3202185.3202738&quot;,&quot;type&quot;:&quot;paper-conference&quot;,&quot;event-title&quot;:&quot;the 17th ACM Conference&quot;,&quot;accessed&quot;:{&quot;date-parts&quot;:[[&quot;2018&quot;,10,30]]},&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source&quot;:&quot;Crossref&quot;,&quot;language&quot;:&quot;en&quot;,&quot;title&quot;:&quot;A survey of computational kits for young children&quot;,&quot;container-title&quot;:&quot;Proceedings of the 17th ACM Conference on Interaction Design and Children  - IDC '18&quot;,&quot;publisher-place&quot;:&quot;Trondheim, Norway&quot;,&quot;issued&quot;:{&quot;date-parts&quot;:[[&quot;2018&quot;]]},&quot;citation-key&quot;:&quot;yu_survey_2018&quot;},&quot;id&quot;:2837,&quot;uri&quot;:[&quot;http://zotero.org/users/1913249/items/FC7LF8E6&quot;],&quot;suffix&quot;:&quot;&quot;,&quot;prefix&quot;:&quot;&quot;}],&quot;schema&quot;:&quot;https://github.com/citation-style-language/schema/raw/master/csl-citation.json&quot;} RNDzwemtuaptt"/>&lt;Do Zotero Refresh: [@yu_survey_2018]&gt;<text:reference-mark-end text:name="ZOTERO_ITEM CSL_CITATION {&quot;properties&quot;:{&quot;formattedCitation&quot;:&quot;[@yu_survey_2018]&quot;,&quot;noteIndex&quot;:0},&quot;citationID&quot;:&quot;mybcgspc&quot;,&quot;citationItems&quot;:[{&quot;uris&quot;:[&quot;http://zotero.org/users/1913249/items/FC7LF8E6&quot;],&quot;itemData&quot;:{&quot;ISBN&quot;:&quot;978-1-4503-5152-2&quot;,&quot;publisher&quot;:&quot;ACM Press&quot;,&quot;DOI&quot;:&quot;10.1145/3202185.3202738&quot;,&quot;event-place&quot;:&quot;Trondheim, Norway&quot;,&quot;id&quot;:&quot;yu_survey_2018&quot;,&quot;author&quot;:[{&quot;family&quot;:&quot;Yu&quot;,&quot;given&quot;:&quot;Junnan&quot;},{&quot;family&quot;:&quot;Roque&quot;,&quot;given&quot;:&quot;Ricarose&quot;}],&quot;page&quot;:&quot;289-299&quot;,&quot;URL&quot;:&quot;http://dl.acm.org/citation.cfm?doid=3202185.3202738&quot;,&quot;type&quot;:&quot;paper-conference&quot;,&quot;event-title&quot;:&quot;the 17th ACM Conference&quot;,&quot;accessed&quot;:{&quot;date-parts&quot;:[[&quot;2018&quot;,10,30]]},&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source&quot;:&quot;Crossref&quot;,&quot;language&quot;:&quot;en&quot;,&quot;title&quot;:&quot;A survey of computational kits for young children&quot;,&quot;container-title&quot;:&quot;Proceedings of the 17th ACM Conference on Interaction Design and Children  - IDC '18&quot;,&quot;publisher-place&quot;:&quot;Trondheim, Norway&quot;,&quot;issued&quot;:{&quot;date-parts&quot;:[[&quot;2018&quot;]]},&quot;citation-key&quot;:&quot;yu_survey_2018&quot;},&quot;id&quot;:2837,&quot;uri&quot;:[&quot;http://zotero.org/users/1913249/items/FC7LF8E6&quot;],&quot;suffix&quot;:&quot;&quot;,&quot;prefix&quot;:&quot;&quot;}],&quot;schema&quot;:&quot;https://github.com/citation-style-language/schema/raw/master/csl-citation.json&quot;} RNDzwemtuaptt"/>.</text:p>
      <text:p text:style-name="Text_20_body"><text:span text:style-name="T2">The use of non-coding tools to make games</text:span></text:p>
      <text:p text:style-name="Text_20_body">To address</text:p>
      <text:p text:style-name="Text_20_body">GSM Unity Game Maker</text:p>
      <text:h text:style-name="Heading_20_3" text:outline-level="3"><text:bookmark-start text:name="other-barriers-to-making-games"/>Other barriers to making games<text:bookmark-end text:name="other-barriers-to-making-games"/></text:h>
      <text:p text:style-name="First_20_paragraph">Other barriers are not limited to the use of computer coding, or identity.</text:p>
      <text:list text:style-name="L15">
        <text:list-item>
          <text:p text:style-name="P17">Lack of what is needed to make a good game.</text:p>
        </text:list-item>
      </text:list>
      <text:p text:style-name="First_20_paragraph"><text:span text:style-name="T3">Inequality of access to participatory culture communities (Barrier)</text:span></text:p>
      <text:p text:style-name="Text_20_body">In these more naturalistic settings, Ito and colleagues note that generative activities are the exception rather than norm even in expressly creative communities <text:reference-mark-start text:name="ZOTERO_ITEM CSL_CITATION {&quot;properties&quot;:{&quot;formattedCitation&quot;:&quot;[-@ito_hanging_2010]&quot;,&quot;noteIndex&quot;:0},&quot;citationID&quot;:&quot;xcuychgv&quot;,&quot;citationItems&quot;:[{&quot;suppress-author&quot;:true,&quot;uris&quot;:[&quot;http://zotero.org/users/1913249/items/URKI7FTD&quot;],&quot;id&quot;:1939,&quot;uri&quot;:[&quot;http://zotero.org/users/1913249/items/URKI7FTD&quot;],&quot;itemData&quot;:{&quot;type&quot;:&quot;book&quot;,&quot;ISBN&quot;:&quot;978-0-262-01336-9 978-0-262-51854-3&quot;,&quot;title-short&quot;:&quot;Hanging out, messing around, and geeking out&quot;,&quot;publisher&quot;:&quot;MIT Press&quot;,&quot;title&quot;:&quot;Hanging out, messing around, and geeking out: kids living and learning with new media&quot;,&quot;number-of-pages&quot;:&quot;419&quot;,&quot;event-place&quot;:&quot;Cambridge, Mass.&quot;,&quot;id&quot;:&quot;ito_hanging_2010&quot;,&quot;collection-title&quot;:&quot;The John D. and Catherine T. MacArthur Foundation series on digital media and learning&quot;,&quot;source&quot;:&quot;Gemeinsamer Bibliotheksverbund ISBN&quot;,&quot;note&quot;:&quot;OCLC: 699713878&quot;,&quot;editor&quot;:[{&quot;family&quot;:&quot;Itō&quot;,&quot;given&quot;:&quot;Mizuko&quot;},{&quot;family&quot;:&quot;Baumer&quot;,&quot;given&quot;:&quot;Sonja&quot;},{&quot;family&quot;:&quot;Bittanti&quot;,&quot;given&quot;:&quot;Matteo&quot;},{&quot;family&quot;:&quot;Antin&quot;,&quot;given&quot;:&quot;Judd&quot;}],&quot;language&quot;:&quot;eng&quot;,&quot;publisher-place&quot;:&quot;Cambridge, Mass.&quot;,&quot;issued&quot;:{&quot;date-parts&quot;:[[&quot;2010&quot;]]},&quot;citation-key&quot;:&quot;ito_hanging_2010&quot;},&quot;suffix&quot;:&quot;&quot;,&quot;prefix&quot;:&quot;&quot;}],&quot;schema&quot;:&quot;https://github.com/citation-style-language/schema/raw/master/csl-citation.json&quot;} RNDctheytczvi"/>&lt;Do Zotero Refresh: [-@ito_hanging_2010]&gt;<text:reference-mark-end text:name="ZOTERO_ITEM CSL_CITATION {&quot;properties&quot;:{&quot;formattedCitation&quot;:&quot;[-@ito_hanging_2010]&quot;,&quot;noteIndex&quot;:0},&quot;citationID&quot;:&quot;xcuychgv&quot;,&quot;citationItems&quot;:[{&quot;suppress-author&quot;:true,&quot;uris&quot;:[&quot;http://zotero.org/users/1913249/items/URKI7FTD&quot;],&quot;id&quot;:1939,&quot;uri&quot;:[&quot;http://zotero.org/users/1913249/items/URKI7FTD&quot;],&quot;itemData&quot;:{&quot;type&quot;:&quot;book&quot;,&quot;ISBN&quot;:&quot;978-0-262-01336-9 978-0-262-51854-3&quot;,&quot;title-short&quot;:&quot;Hanging out, messing around, and geeking out&quot;,&quot;publisher&quot;:&quot;MIT Press&quot;,&quot;title&quot;:&quot;Hanging out, messing around, and geeking out: kids living and learning with new media&quot;,&quot;number-of-pages&quot;:&quot;419&quot;,&quot;event-place&quot;:&quot;Cambridge, Mass.&quot;,&quot;id&quot;:&quot;ito_hanging_2010&quot;,&quot;collection-title&quot;:&quot;The John D. and Catherine T. MacArthur Foundation series on digital media and learning&quot;,&quot;source&quot;:&quot;Gemeinsamer Bibliotheksverbund ISBN&quot;,&quot;note&quot;:&quot;OCLC: 699713878&quot;,&quot;editor&quot;:[{&quot;family&quot;:&quot;Itō&quot;,&quot;given&quot;:&quot;Mizuko&quot;},{&quot;family&quot;:&quot;Baumer&quot;,&quot;given&quot;:&quot;Sonja&quot;},{&quot;family&quot;:&quot;Bittanti&quot;,&quot;given&quot;:&quot;Matteo&quot;},{&quot;family&quot;:&quot;Antin&quot;,&quot;given&quot;:&quot;Judd&quot;}],&quot;language&quot;:&quot;eng&quot;,&quot;publisher-place&quot;:&quot;Cambridge, Mass.&quot;,&quot;issued&quot;:{&quot;date-parts&quot;:[[&quot;2010&quot;]]},&quot;citation-key&quot;:&quot;ito_hanging_2010&quot;},&quot;suffix&quot;:&quot;&quot;,&quot;prefix&quot;:&quot;&quot;}],&quot;schema&quot;:&quot;https://github.com/citation-style-language/schema/raw/master/csl-citation.json&quot;} RNDctheytczvi"/>. Productive partnerships in communities like Scratch are extremely rare compared to false starts. Studies of the New Grounds site which has a similar aim of creating media collaborations, via collabs, showed a 80 percent failure rate of collaborative projects <text:reference-mark-start text:name="ZOTERO_ITEM CSL_CITATION {&quot;properties&quot;:{&quot;formattedCitation&quot;:&quot;[@luther_why_2010]&quot;,&quot;noteIndex&quot;:0},&quot;citationID&quot;:&quot;sllripdc&quot;,&quot;citationItems&quot;:[{&quot;uris&quot;:[&quot;http://zotero.org/users/1913249/items/9XTYDSSZ&quot;],&quot;itemData&quot;:{&quot;ISBN&quot;:&quot;978-1-4503-0387-3&quot;,&quot;container-title&quot;:&quot;Proceedings of the 16th ACM International Conference on Supporting Group Work&quot;,&quot;DOI&quot;:&quot;10.1145/1880071.1880073&quot;,&quot;event-place&quot;:&quot;New York, NY, USA&quot;,&quot;collection-title&quot;:&quot;GROUP '10&quot;,&quot;issued&quot;:{&quot;date-parts&quot;:[[&quot;2010&quot;]]},&quot;author&quot;:[{&quot;family&quot;:&quot;Luther&quot;,&quot;given&quot;:&quot;Kurt&quot;},{&quot;family&quot;:&quot;Caine&quot;,&quot;given&quot;:&quot;Kelly&quot;},{&quot;family&quot;:&quot;Ziegler&quot;,&quot;given&quot;:&quot;Kevin&quot;},{&quot;family&quot;:&quot;Bruckman&quot;,&quot;given&quot;:&quot;Amy&quot;}],&quot;page&quot;:&quot;1–10&quot;,&quot;title-short&quot;:&quot;Why It Works (when It Works)&quot;,&quot;URL&quot;:&quot;http://doi.acm.org/10.1145/1880071.1880073&quot;,&quot;accessed&quot;:{&quot;date-parts&quot;:[[&quot;2018&quot;,11,20]]},&quot;type&quot;:&quot;paper-conference&quot;,&quot;source&quot;:&quot;ACM Digital Library&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title&quot;:&quot;Why It Works (when It Works): Success Factors in Online Creative Collaboration&quot;,&quot;publisher&quot;:&quot;ACM&quot;,&quot;publisher-place&quot;:&quot;New York, NY, USA&quot;,&quot;id&quot;:&quot;luther_why_2010&quot;,&quot;citation-key&quot;:&quot;luther_why_2010&quot;},&quot;id&quot;:2775,&quot;uri&quot;:[&quot;http://zotero.org/users/1913249/items/9XTYDSSZ&quot;],&quot;suffix&quot;:&quot;&quot;,&quot;prefix&quot;:&quot;&quot;}],&quot;schema&quot;:&quot;https://github.com/citation-style-language/schema/raw/master/csl-citation.json&quot;} RNDjdrcwpfrni"/>&lt;Do Zotero Refresh: [@luther_why_2010]&gt;<text:reference-mark-end text:name="ZOTERO_ITEM CSL_CITATION {&quot;properties&quot;:{&quot;formattedCitation&quot;:&quot;[@luther_why_2010]&quot;,&quot;noteIndex&quot;:0},&quot;citationID&quot;:&quot;sllripdc&quot;,&quot;citationItems&quot;:[{&quot;uris&quot;:[&quot;http://zotero.org/users/1913249/items/9XTYDSSZ&quot;],&quot;itemData&quot;:{&quot;ISBN&quot;:&quot;978-1-4503-0387-3&quot;,&quot;container-title&quot;:&quot;Proceedings of the 16th ACM International Conference on Supporting Group Work&quot;,&quot;DOI&quot;:&quot;10.1145/1880071.1880073&quot;,&quot;event-place&quot;:&quot;New York, NY, USA&quot;,&quot;collection-title&quot;:&quot;GROUP '10&quot;,&quot;issued&quot;:{&quot;date-parts&quot;:[[&quot;2010&quot;]]},&quot;author&quot;:[{&quot;family&quot;:&quot;Luther&quot;,&quot;given&quot;:&quot;Kurt&quot;},{&quot;family&quot;:&quot;Caine&quot;,&quot;given&quot;:&quot;Kelly&quot;},{&quot;family&quot;:&quot;Ziegler&quot;,&quot;given&quot;:&quot;Kevin&quot;},{&quot;family&quot;:&quot;Bruckman&quot;,&quot;given&quot;:&quot;Amy&quot;}],&quot;page&quot;:&quot;1–10&quot;,&quot;title-short&quot;:&quot;Why It Works (when It Works)&quot;,&quot;URL&quot;:&quot;http://doi.acm.org/10.1145/1880071.1880073&quot;,&quot;accessed&quot;:{&quot;date-parts&quot;:[[&quot;2018&quot;,11,20]]},&quot;type&quot;:&quot;paper-conference&quot;,&quot;source&quot;:&quot;ACM Digital Library&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title&quot;:&quot;Why It Works (when It Works): Success Factors in Online Creative Collaboration&quot;,&quot;publisher&quot;:&quot;ACM&quot;,&quot;publisher-place&quot;:&quot;New York, NY, USA&quot;,&quot;id&quot;:&quot;luther_why_2010&quot;,&quot;citation-key&quot;:&quot;luther_why_2010&quot;},&quot;id&quot;:2775,&quot;uri&quot;:[&quot;http://zotero.org/users/1913249/items/9XTYDSSZ&quot;],&quot;suffix&quot;:&quot;&quot;,&quot;prefix&quot;:&quot;&quot;}],&quot;schema&quot;:&quot;https://github.com/citation-style-language/schema/raw/master/csl-citation.json&quot;} RNDjdrcwpfrni"/>.</text:p>
      <text:p text:style-name="Text_20_body">To address issues of confidence interacting in online communities, Roque’s FCL study aimed to move online community interaction into a face to face settings <text:reference-mark-start text:name="ZOTERO_ITEM CSL_CITATION {&quot;properties&quot;:{&quot;formattedCitation&quot;:&quot;[-@roque_family_2016]&quot;,&quot;noteIndex&quot;:0},&quot;citationID&quot;:&quot;ytdankfl&quot;,&quot;citationItems&quot;:[{&quot;suppress-author&quot;:true,&quot;uris&quot;:[&quot;http://zotero.org/users/1913249/items/4F43N9TP&quot;],&quot;id&quot;:2834,&quot;uri&quot;:[&quot;http://zotero.org/users/1913249/items/4F43N9TP&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publisher&quot;:&quot;Massachusetts Institute of Technology&quot;,&quot;type&quot;:&quot;thesis&quot;,&quot;title-short&quot;:&quot;Family creative learning&quot;,&quot;title&quot;:&quot;Family creative learning : designing structures to engage kids and parents as computational creators&quot;,&quot;accessed&quot;:{&quot;date-parts&quot;:[[&quot;2018&quot;,10,30]]},&quot;genre&quot;:&quot;Thesis&quot;,&quot;source&quot;:&quot;dspace.mit.edu&quot;,&quot;license&quot;:&quot;http://dspace.mit.edu/handle/1721.1/7582&quot;,&quot;issued&quot;:{&quot;date-parts&quot;:[[&quot;2016&quot;]]},&quot;language&quot;:&quot;eng&quot;,&quot;author&quot;:[{&quot;family&quot;:&quot;Roque&quot;,&quot;given&quot;:&quot;Ricarose Vallarta&quot;}],&quot;id&quot;:&quot;roque_family_2016&quot;,&quot;citation-key&quot;:&quot;roque_family_2016&quot;},&quot;suffix&quot;:&quot;&quot;,&quot;prefix&quot;:&quot;&quot;}],&quot;schema&quot;:&quot;https://github.com/citation-style-language/schema/raw/master/csl-citation.json&quot;} RNDeilaqdmcuu"/>&lt;Do Zotero Refresh: [-@roque_family_2016]&gt;<text:reference-mark-end text:name="ZOTERO_ITEM CSL_CITATION {&quot;properties&quot;:{&quot;formattedCitation&quot;:&quot;[-@roque_family_2016]&quot;,&quot;noteIndex&quot;:0},&quot;citationID&quot;:&quot;ytdankfl&quot;,&quot;citationItems&quot;:[{&quot;suppress-author&quot;:true,&quot;uris&quot;:[&quot;http://zotero.org/users/1913249/items/4F43N9TP&quot;],&quot;id&quot;:2834,&quot;uri&quot;:[&quot;http://zotero.org/users/1913249/items/4F43N9TP&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publisher&quot;:&quot;Massachusetts Institute of Technology&quot;,&quot;type&quot;:&quot;thesis&quot;,&quot;title-short&quot;:&quot;Family creative learning&quot;,&quot;title&quot;:&quot;Family creative learning : designing structures to engage kids and parents as computational creators&quot;,&quot;accessed&quot;:{&quot;date-parts&quot;:[[&quot;2018&quot;,10,30]]},&quot;genre&quot;:&quot;Thesis&quot;,&quot;source&quot;:&quot;dspace.mit.edu&quot;,&quot;license&quot;:&quot;http://dspace.mit.edu/handle/1721.1/7582&quot;,&quot;issued&quot;:{&quot;date-parts&quot;:[[&quot;2016&quot;]]},&quot;language&quot;:&quot;eng&quot;,&quot;author&quot;:[{&quot;family&quot;:&quot;Roque&quot;,&quot;given&quot;:&quot;Ricarose Vallarta&quot;}],&quot;id&quot;:&quot;roque_family_2016&quot;,&quot;citation-key&quot;:&quot;roque_family_2016&quot;},&quot;suffix&quot;:&quot;&quot;,&quot;prefix&quot;:&quot;&quot;}],&quot;schema&quot;:&quot;https://github.com/citation-style-language/schema/raw/master/csl-citation.json&quot;} RNDeilaqdmcuu"/>. The use of facilitators who were trained to recognise the helping behaviours of parents.</text:p>
      <text:h text:style-name="Heading_20_2" text:outline-level="2"><text:bookmark-start text:name="programmes-working-to-address-challenge"/>Programmes working to address challenge<text:bookmark-end text:name="programmes-working-to-address-challenge"/></text:h>
      <text:p text:style-name="First_20_paragraph">Specifically barriers - concerning identity, and including a structure of pedagog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properties&quot;:{&quot;formattedCitation&quot;:&quot;[@kafai_motivating_2014; @kafai2011collaboration]&quot;,&quot;noteIndex&quot;:0},&quot;citationID&quot;:&quot;rxwbbney&quot;,&quot;citationItems&quot;:[{&quot;uris&quot;:[&quot;http://zotero.org/users/1913249/items/CEVYEB7V&quot;],&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ype&quot;:&quot;article-journal&quot;,&quot;source&quot;:&quot;Zotero&quot;,&quot;title&quot;:&quot;Motivating and Broadening Participation: Competitions, Contests, Challenges, and Circles for Supporting STEM Learning&quot;,&quot;issued&quot;:{&quot;date-parts&quot;:[[&quot;2014&quot;]]},&quot;id&quot;:&quot;kafai_motivating_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language&quot;:&quot;en&quot;,&quot;citation-key&quot;:&quot;kafai_motivating_2014&quot;},&quot;id&quot;:9656,&quot;uri&quot;:[&quot;http://zotero.org/users/1913249/items/CEVYEB7V&quot;],&quot;suffix&quot;:&quot;&quot;,&quot;prefix&quot;:&quot;&quot;},{&quot;uris&quot;:[&quot;http://zotero.org/users/1913249/items/WVLL4N7Z&quot;],&quot;itemData&quot;:{&quot;type&quot;:&quot;paper-conference&quot;,&quot;page&quot;:&quot;189–193&quot;,&quot;title&quot;:&quot;Collaboration by choice: Youth online creative collabs in Scratch&quot;,&quot;id&quot;:&quot;kafai2011collaboration&quot;,&quot;issued&quot;:{&quot;date-parts&quot;:[[&quot;2011&quot;]]},&quot;author&quot;:[{&quot;family&quot;:&quot;Kafai&quot;,&quot;given&quot;:&quot;Yasmin&quot;},{&quot;family&quot;:&quot;Roque&quot;,&quot;given&quot;:&quot;Ricarose&quot;},{&quot;family&quot;:&quot;Fields&quot;,&quot;given&quot;:&quot;Deborah&quot;},{&quot;family&quot;:&quot;Monroy-Hernandez&quot;,&quot;given&quot;:&quot;Andres&quot;}],&quot;container-title&quot;:&quot;Proceedings of the 19th international conference on computers in education&quot;,&quot;citation-key&quot;:&quot;kafai2011collaboration&quot;},&quot;id&quot;:9659,&quot;uri&quot;:[&quot;http://zotero.org/users/1913249/items/WVLL4N7Z&quot;],&quot;suffix&quot;:&quot;&quot;,&quot;prefix&quot;:&quot;&quot;}],&quot;schema&quot;:&quot;https://github.com/citation-style-language/schema/raw/master/csl-citation.json&quot;} RNDckpqsokvpx"/>&lt;Do Zotero Refresh: [@kafai_motivating_2014; @kafai2011collaboration]&gt;<text:reference-mark-end text:name="ZOTERO_ITEM CSL_CITATION {&quot;properties&quot;:{&quot;formattedCitation&quot;:&quot;[@kafai_motivating_2014; @kafai2011collaboration]&quot;,&quot;noteIndex&quot;:0},&quot;citationID&quot;:&quot;rxwbbney&quot;,&quot;citationItems&quot;:[{&quot;uris&quot;:[&quot;http://zotero.org/users/1913249/items/CEVYEB7V&quot;],&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ype&quot;:&quot;article-journal&quot;,&quot;source&quot;:&quot;Zotero&quot;,&quot;title&quot;:&quot;Motivating and Broadening Participation: Competitions, Contests, Challenges, and Circles for Supporting STEM Learning&quot;,&quot;issued&quot;:{&quot;date-parts&quot;:[[&quot;2014&quot;]]},&quot;id&quot;:&quot;kafai_motivating_2014&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language&quot;:&quot;en&quot;,&quot;citation-key&quot;:&quot;kafai_motivating_2014&quot;},&quot;id&quot;:9656,&quot;uri&quot;:[&quot;http://zotero.org/users/1913249/items/CEVYEB7V&quot;],&quot;suffix&quot;:&quot;&quot;,&quot;prefix&quot;:&quot;&quot;},{&quot;uris&quot;:[&quot;http://zotero.org/users/1913249/items/WVLL4N7Z&quot;],&quot;itemData&quot;:{&quot;type&quot;:&quot;paper-conference&quot;,&quot;page&quot;:&quot;189–193&quot;,&quot;title&quot;:&quot;Collaboration by choice: Youth online creative collabs in Scratch&quot;,&quot;id&quot;:&quot;kafai2011collaboration&quot;,&quot;issued&quot;:{&quot;date-parts&quot;:[[&quot;2011&quot;]]},&quot;author&quot;:[{&quot;family&quot;:&quot;Kafai&quot;,&quot;given&quot;:&quot;Yasmin&quot;},{&quot;family&quot;:&quot;Roque&quot;,&quot;given&quot;:&quot;Ricarose&quot;},{&quot;family&quot;:&quot;Fields&quot;,&quot;given&quot;:&quot;Deborah&quot;},{&quot;family&quot;:&quot;Monroy-Hernandez&quot;,&quot;given&quot;:&quot;Andres&quot;}],&quot;container-title&quot;:&quot;Proceedings of the 19th international conference on computers in education&quot;,&quot;citation-key&quot;:&quot;kafai2011collaboration&quot;},&quot;id&quot;:9659,&quot;uri&quot;:[&quot;http://zotero.org/users/1913249/items/WVLL4N7Z&quot;],&quot;suffix&quot;:&quot;&quot;,&quot;prefix&quot;:&quot;&quot;}],&quot;schema&quot;:&quot;https://github.com/citation-style-language/schema/raw/master/csl-citation.json&quot;} RNDckpqsokvpx"/> - Games for change https://gamesforchange.org/studentchallenge/</text:p>
      <text:p text:style-name="Text_20_body">And themed games for change competitions. And via</text:p>
      <text:p text:style-name="Text_20_body">Critique of competitions <text:reference-mark-start text:name="ZOTERO_ITEM CSL_CITATION {&quot;properties&quot;:{&quot;formattedCitation&quot;:&quot;[@thumlert2018learning]&quot;,&quot;noteIndex&quot;:0},&quot;citationID&quot;:&quot;fujjcvkt&quot;,&quot;citationItems&quot;:[{&quot;uris&quot;:[&quot;http://zotero.org/users/1913249/items/NUD3E4DL&quot;],&quot;itemData&quot;:{&quot;type&quot;:&quot;paper-conference&quot;,&quot;title&quot;:&quot;Learning through game design: A production pedagogy&quot;,&quot;id&quot;:&quot;thumlert2018learning&quot;,&quot;issued&quot;:{&quot;date-parts&quot;:[[&quot;2018&quot;]]},&quot;author&quot;:[{&quot;family&quot;:&quot;Thumlert&quot;,&quot;given&quot;:&quot;Kurt&quot;},{&quot;given&quot;:&quot;Suzanne&quot;,&quot;family&quot;:&quot;Castell&quot;,&quot;non-dropping-particle&quot;:&quot;de&quot;},{&quot;family&quot;:&quot;Jenson&quot;,&quot;given&quot;:&quot;Jennifer&quot;}],&quot;container-title&quot;:&quot;Proceedings of the 12th european conference on game-based learning ECGBL, publisher: ACPI&quot;,&quot;citation-key&quot;:&quot;thumlert2018learning&quot;},&quot;id&quot;:9650,&quot;uri&quot;:[&quot;http://zotero.org/users/1913249/items/NUD3E4DL&quot;],&quot;suffix&quot;:&quot;&quot;,&quot;prefix&quot;:&quot;&quot;}],&quot;schema&quot;:&quot;https://github.com/citation-style-language/schema/raw/master/csl-citation.json&quot;} RNDywvsqnqnpr"/>&lt;Do Zotero Refresh: [@thumlert2018learning]&gt;<text:reference-mark-end text:name="ZOTERO_ITEM CSL_CITATION {&quot;properties&quot;:{&quot;formattedCitation&quot;:&quot;[@thumlert2018learning]&quot;,&quot;noteIndex&quot;:0},&quot;citationID&quot;:&quot;fujjcvkt&quot;,&quot;citationItems&quot;:[{&quot;uris&quot;:[&quot;http://zotero.org/users/1913249/items/NUD3E4DL&quot;],&quot;itemData&quot;:{&quot;type&quot;:&quot;paper-conference&quot;,&quot;title&quot;:&quot;Learning through game design: A production pedagogy&quot;,&quot;id&quot;:&quot;thumlert2018learning&quot;,&quot;issued&quot;:{&quot;date-parts&quot;:[[&quot;2018&quot;]]},&quot;author&quot;:[{&quot;family&quot;:&quot;Thumlert&quot;,&quot;given&quot;:&quot;Kurt&quot;},{&quot;given&quot;:&quot;Suzanne&quot;,&quot;family&quot;:&quot;Castell&quot;,&quot;non-dropping-particle&quot;:&quot;de&quot;},{&quot;family&quot;:&quot;Jenson&quot;,&quot;given&quot;:&quot;Jennifer&quot;}],&quot;container-title&quot;:&quot;Proceedings of the 12th european conference on game-based learning ECGBL, publisher: ACPI&quot;,&quot;citation-key&quot;:&quot;thumlert2018learning&quot;},&quot;id&quot;:9650,&quot;uri&quot;:[&quot;http://zotero.org/users/1913249/items/NUD3E4DL&quot;],&quot;suffix&quot;:&quot;&quot;,&quot;prefix&quot;:&quot;&quot;}],&quot;schema&quot;:&quot;https://github.com/citation-style-language/schema/raw/master/csl-citation.json&quot;} RNDywvsqnqnpr"/>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properties&quot;:{&quot;formattedCitation&quot;:&quot;[@arya_international_2013; @gabler2005prototype]&quot;,&quot;noteIndex&quot;:0},&quot;citationID&quot;:&quot;atpddfuv&quot;,&quot;citationItems&quot;:[{&quot;uris&quot;:[&quot;http://zotero.org/users/1913249/items/IJSV76G7&quot;],&quot;itemData&quot;:{&quot;container-title&quot;:&quot;International Journal of Game-Based Learning&quot;,&quot;DOI&quot;:&quot;10.4018/ijgbl.2013100103&quot;,&quot;id&quot;:&quot;arya_international_2013&quot;,&quot;author&quot;:[{&quot;family&quot;:&quot;Arya&quot;,&quot;given&quot;:&quot;Ali&quot;},{&quot;family&quot;:&quot;Chastine&quot;,&quot;given&quot;:&quot;Jeff&quot;},{&quot;family&quot;:&quot;Preston&quot;,&quot;given&quot;:&quot;Jon&quot;},{&quot;family&quot;:&quot;Fowler&quot;,&quot;given&quot;:&quot;Allan&quot;}],&quot;ISSN&quot;:&quot;2155-6849, 2155-6857&quot;,&quot;page&quot;:&quot;27-46&quot;,&quot;title-short&quot;:&quot;An International Study on Learning and Process Choices in the Global Game Jam&quot;,&quot;volume&quot;:&quot;3&quot;,&quot;issue&quot;:&quot;4&quot;,&quot;URL&quot;:&quot;http://services.igi-global.com/resolvedoi/resolve.aspx?doi=10.4018/ijgbl.2013100103&quot;,&quot;source&quot;:&quot;CrossRef&quot;,&quot;type&quot;:&quot;article-journal&quot;,&quot;title&quot;:&quot;An International Study on Learning and Process Choices in the Global Game Jam:&quot;,&quot;accessed&quot;:{&quot;date-parts&quot;:[[&quot;2017&quot;,10,30]]},&quot;language&quot;:&quot;en&quot;,&quot;issued&quot;:{&quot;date-parts&quot;:[[&quot;2013&quot;,10]]},&quot;citation-key&quot;:&quot;arya_international_2013&quot;},&quot;id&quot;:1861,&quot;uri&quot;:[&quot;http://zotero.org/users/1913249/items/IJSV76G7&quot;],&quot;suffix&quot;:&quot;&quot;,&quot;prefix&quot;:&quot;&quot;},{&quot;uris&quot;:[&quot;http://zotero.org/users/1913249/items/S9CUYZL4&quot;],&quot;itemData&quot;:{&quot;issued&quot;:{&quot;date-parts&quot;:[[&quot;2005&quot;]]},&quot;type&quot;:&quot;article-journal&quot;,&quot;title&quot;:&quot;How to prototype a game in under 7 days&quot;,&quot;id&quot;:&quot;gabler2005prototype&quot;,&quot;volume&quot;:&quot;26&quot;,&quot;author&quot;:[{&quot;family&quot;:&quot;Gabler&quot;,&quot;given&quot;:&quot;Kyle&quot;},{&quot;family&quot;:&quot;Gray&quot;,&quot;given&quot;:&quot;Kyle&quot;},{&quot;family&quot;:&quot;Shodhan&quot;,&quot;given&quot;:&quot;S&quot;},{&quot;family&quot;:&quot;Kucic&quot;,&quot;given&quot;:&quot;Matt&quot;}],&quot;container-title&quot;:&quot;Gamasutra, October&quot;,&quot;citation-key&quot;:&quot;gabler2005prototype&quot;},&quot;id&quot;:8847,&quot;uri&quot;:[&quot;http://zotero.org/users/1913249/items/S9CUYZL4&quot;],&quot;suffix&quot;:&quot;&quot;,&quot;prefix&quot;:&quot;&quot;}],&quot;schema&quot;:&quot;https://github.com/citation-style-language/schema/raw/master/csl-citation.json&quot;} RNDtericxcmhf"/>&lt;Do Zotero Refresh: [@arya_international_2013; @gabler2005prototype]&gt;<text:reference-mark-end text:name="ZOTERO_ITEM CSL_CITATION {&quot;properties&quot;:{&quot;formattedCitation&quot;:&quot;[@arya_international_2013; @gabler2005prototype]&quot;,&quot;noteIndex&quot;:0},&quot;citationID&quot;:&quot;atpddfuv&quot;,&quot;citationItems&quot;:[{&quot;uris&quot;:[&quot;http://zotero.org/users/1913249/items/IJSV76G7&quot;],&quot;itemData&quot;:{&quot;container-title&quot;:&quot;International Journal of Game-Based Learning&quot;,&quot;DOI&quot;:&quot;10.4018/ijgbl.2013100103&quot;,&quot;id&quot;:&quot;arya_international_2013&quot;,&quot;author&quot;:[{&quot;family&quot;:&quot;Arya&quot;,&quot;given&quot;:&quot;Ali&quot;},{&quot;family&quot;:&quot;Chastine&quot;,&quot;given&quot;:&quot;Jeff&quot;},{&quot;family&quot;:&quot;Preston&quot;,&quot;given&quot;:&quot;Jon&quot;},{&quot;family&quot;:&quot;Fowler&quot;,&quot;given&quot;:&quot;Allan&quot;}],&quot;ISSN&quot;:&quot;2155-6849, 2155-6857&quot;,&quot;page&quot;:&quot;27-46&quot;,&quot;title-short&quot;:&quot;An International Study on Learning and Process Choices in the Global Game Jam&quot;,&quot;volume&quot;:&quot;3&quot;,&quot;issue&quot;:&quot;4&quot;,&quot;URL&quot;:&quot;http://services.igi-global.com/resolvedoi/resolve.aspx?doi=10.4018/ijgbl.2013100103&quot;,&quot;source&quot;:&quot;CrossRef&quot;,&quot;type&quot;:&quot;article-journal&quot;,&quot;title&quot;:&quot;An International Study on Learning and Process Choices in the Global Game Jam:&quot;,&quot;accessed&quot;:{&quot;date-parts&quot;:[[&quot;2017&quot;,10,30]]},&quot;language&quot;:&quot;en&quot;,&quot;issued&quot;:{&quot;date-parts&quot;:[[&quot;2013&quot;,10]]},&quot;citation-key&quot;:&quot;arya_international_2013&quot;},&quot;id&quot;:1861,&quot;uri&quot;:[&quot;http://zotero.org/users/1913249/items/IJSV76G7&quot;],&quot;suffix&quot;:&quot;&quot;,&quot;prefix&quot;:&quot;&quot;},{&quot;uris&quot;:[&quot;http://zotero.org/users/1913249/items/S9CUYZL4&quot;],&quot;itemData&quot;:{&quot;issued&quot;:{&quot;date-parts&quot;:[[&quot;2005&quot;]]},&quot;type&quot;:&quot;article-journal&quot;,&quot;title&quot;:&quot;How to prototype a game in under 7 days&quot;,&quot;id&quot;:&quot;gabler2005prototype&quot;,&quot;volume&quot;:&quot;26&quot;,&quot;author&quot;:[{&quot;family&quot;:&quot;Gabler&quot;,&quot;given&quot;:&quot;Kyle&quot;},{&quot;family&quot;:&quot;Gray&quot;,&quot;given&quot;:&quot;Kyle&quot;},{&quot;family&quot;:&quot;Shodhan&quot;,&quot;given&quot;:&quot;S&quot;},{&quot;family&quot;:&quot;Kucic&quot;,&quot;given&quot;:&quot;Matt&quot;}],&quot;container-title&quot;:&quot;Gamasutra, October&quot;,&quot;citation-key&quot;:&quot;gabler2005prototype&quot;},&quot;id&quot;:8847,&quot;uri&quot;:[&quot;http://zotero.org/users/1913249/items/S9CUYZL4&quot;],&quot;suffix&quot;:&quot;&quot;,&quot;prefix&quot;:&quot;&quot;}],&quot;schema&quot;:&quot;https://github.com/citation-style-language/schema/raw/master/csl-citation.json&quot;} RNDtericxcmhf"/>. participants create games individually or in teams in a time-constrained period, typically 24 or 48 hours. Team events often take place in physical venues which may be part of a wider global Jams <text:reference-mark-start text:name="ZOTERO_ITEM CSL_CITATION {&quot;properties&quot;:{&quot;formattedCitation&quot;:&quot;[@arya_international_2013]&quot;,&quot;noteIndex&quot;:0},&quot;citationID&quot;:&quot;hryfnuyd&quot;,&quot;citationItems&quot;:[{&quot;uris&quot;:[&quot;http://zotero.org/users/1913249/items/IJSV76G7&quot;],&quot;itemData&quot;:{&quot;container-title&quot;:&quot;International Journal of Game-Based Learning&quot;,&quot;DOI&quot;:&quot;10.4018/ijgbl.2013100103&quot;,&quot;id&quot;:&quot;arya_international_2013&quot;,&quot;author&quot;:[{&quot;family&quot;:&quot;Arya&quot;,&quot;given&quot;:&quot;Ali&quot;},{&quot;family&quot;:&quot;Chastine&quot;,&quot;given&quot;:&quot;Jeff&quot;},{&quot;family&quot;:&quot;Preston&quot;,&quot;given&quot;:&quot;Jon&quot;},{&quot;family&quot;:&quot;Fowler&quot;,&quot;given&quot;:&quot;Allan&quot;}],&quot;ISSN&quot;:&quot;2155-6849, 2155-6857&quot;,&quot;page&quot;:&quot;27-46&quot;,&quot;title-short&quot;:&quot;An International Study on Learning and Process Choices in the Global Game Jam&quot;,&quot;volume&quot;:&quot;3&quot;,&quot;issue&quot;:&quot;4&quot;,&quot;URL&quot;:&quot;http://services.igi-global.com/resolvedoi/resolve.aspx?doi=10.4018/ijgbl.2013100103&quot;,&quot;source&quot;:&quot;CrossRef&quot;,&quot;type&quot;:&quot;article-journal&quot;,&quot;title&quot;:&quot;An International Study on Learning and Process Choices in the Global Game Jam:&quot;,&quot;accessed&quot;:{&quot;date-parts&quot;:[[&quot;2017&quot;,10,30]]},&quot;language&quot;:&quot;en&quot;,&quot;issued&quot;:{&quot;date-parts&quot;:[[&quot;2013&quot;,10]]},&quot;citation-key&quot;:&quot;arya_international_2013&quot;},&quot;id&quot;:1861,&quot;uri&quot;:[&quot;http://zotero.org/users/1913249/items/IJSV76G7&quot;],&quot;suffix&quot;:&quot;&quot;,&quot;prefix&quot;:&quot;&quot;}],&quot;schema&quot;:&quot;https://github.com/citation-style-language/schema/raw/master/csl-citation.json&quot;} RNDhoqwgrqvvu"/>&lt;Do Zotero Refresh: [@arya_international_2013]&gt;<text:reference-mark-end text:name="ZOTERO_ITEM CSL_CITATION {&quot;properties&quot;:{&quot;formattedCitation&quot;:&quot;[@arya_international_2013]&quot;,&quot;noteIndex&quot;:0},&quot;citationID&quot;:&quot;hryfnuyd&quot;,&quot;citationItems&quot;:[{&quot;uris&quot;:[&quot;http://zotero.org/users/1913249/items/IJSV76G7&quot;],&quot;itemData&quot;:{&quot;container-title&quot;:&quot;International Journal of Game-Based Learning&quot;,&quot;DOI&quot;:&quot;10.4018/ijgbl.2013100103&quot;,&quot;id&quot;:&quot;arya_international_2013&quot;,&quot;author&quot;:[{&quot;family&quot;:&quot;Arya&quot;,&quot;given&quot;:&quot;Ali&quot;},{&quot;family&quot;:&quot;Chastine&quot;,&quot;given&quot;:&quot;Jeff&quot;},{&quot;family&quot;:&quot;Preston&quot;,&quot;given&quot;:&quot;Jon&quot;},{&quot;family&quot;:&quot;Fowler&quot;,&quot;given&quot;:&quot;Allan&quot;}],&quot;ISSN&quot;:&quot;2155-6849, 2155-6857&quot;,&quot;page&quot;:&quot;27-46&quot;,&quot;title-short&quot;:&quot;An International Study on Learning and Process Choices in the Global Game Jam&quot;,&quot;volume&quot;:&quot;3&quot;,&quot;issue&quot;:&quot;4&quot;,&quot;URL&quot;:&quot;http://services.igi-global.com/resolvedoi/resolve.aspx?doi=10.4018/ijgbl.2013100103&quot;,&quot;source&quot;:&quot;CrossRef&quot;,&quot;type&quot;:&quot;article-journal&quot;,&quot;title&quot;:&quot;An International Study on Learning and Process Choices in the Global Game Jam:&quot;,&quot;accessed&quot;:{&quot;date-parts&quot;:[[&quot;2017&quot;,10,30]]},&quot;language&quot;:&quot;en&quot;,&quot;issued&quot;:{&quot;date-parts&quot;:[[&quot;2013&quot;,10]]},&quot;citation-key&quot;:&quot;arya_international_2013&quot;},&quot;id&quot;:1861,&quot;uri&quot;:[&quot;http://zotero.org/users/1913249/items/IJSV76G7&quot;],&quot;suffix&quot;:&quot;&quot;,&quot;prefix&quot;:&quot;&quot;}],&quot;schema&quot;:&quot;https://github.com/citation-style-language/schema/raw/master/csl-citation.json&quot;} RNDhoqwgrqvvu"/>. Eberhardt <text:reference-mark-start text:name="ZOTERO_ITEM CSL_CITATION {&quot;properties&quot;:{&quot;formattedCitation&quot;:&quot;[-@eberhardt_no_2016, p. 3]&quot;,&quot;noteIndex&quot;:0},&quot;citationID&quot;:&quot;apqtuhbw&quot;,&quot;citationItems&quot;:[{&quot;suppress-author&quot;:true,&quot;locator&quot;:&quot; 3&quot;,&quot;id&quot;:1865,&quot;uri&quot;:[&quot;http://zotero.org/users/1913249/items/3WB7QB43&quot;],&quot;uris&quot;:[&quot;http://zotero.org/users/1913249/items/3WB7QB43&quot;],&quot;itemData&quot;:{&quot;ISBN&quot;:&quot;978-1-4503-4083-0&quot;,&quot;URL&quot;:&quot;http://dl.acm.org/citation.cfm?doid=2897167.2897181&quot;,&quot;publisher&quot;:&quot;ACM Press&quot;,&quot;type&quot;:&quot;paper-conference&quot;,&quot;DOI&quot;:&quot;10.1145/2897167.2897181&quot;,&quot;title-short&quot;:&quot;No One Way to Jam&quot;,&quot;accessed&quot;:{&quot;date-parts&quot;:[[&quot;2017&quot;,10,30]]},&quot;title&quot;:&quot;No One Way to Jam: Game Jams for Creativity, Learning, Entertainment, and Research&quot;,&quot;source&quot;:&quot;CrossRef&quot;,&quot;page&quot;:&quot;34-37&quot;,&quot;id&quot;:&quot;eberhardt_no_2016&quot;,&quot;language&quot;:&quot;en&quot;,&quot;author&quot;:[{&quot;family&quot;:&quot;Eberhardt&quot;,&quot;given&quot;:&quot;Richard&quot;}],&quot;issued&quot;:{&quot;date-parts&quot;:[[&quot;2016&quot;]]},&quot;citation-key&quot;:&quot;eberhardt_no_2016&quot;},&quot;prefix&quot;:&quot;&quot;}],&quot;schema&quot;:&quot;https://github.com/citation-style-language/schema/raw/master/csl-citation.json&quot;} RNDeejljqciwp"/>&lt;Do Zotero Refresh: [-@eberhardt_no_2016, p. 3]&gt;<text:reference-mark-end text:name="ZOTERO_ITEM CSL_CITATION {&quot;properties&quot;:{&quot;formattedCitation&quot;:&quot;[-@eberhardt_no_2016, p. 3]&quot;,&quot;noteIndex&quot;:0},&quot;citationID&quot;:&quot;apqtuhbw&quot;,&quot;citationItems&quot;:[{&quot;suppress-author&quot;:true,&quot;locator&quot;:&quot; 3&quot;,&quot;id&quot;:1865,&quot;uri&quot;:[&quot;http://zotero.org/users/1913249/items/3WB7QB43&quot;],&quot;uris&quot;:[&quot;http://zotero.org/users/1913249/items/3WB7QB43&quot;],&quot;itemData&quot;:{&quot;ISBN&quot;:&quot;978-1-4503-4083-0&quot;,&quot;URL&quot;:&quot;http://dl.acm.org/citation.cfm?doid=2897167.2897181&quot;,&quot;publisher&quot;:&quot;ACM Press&quot;,&quot;type&quot;:&quot;paper-conference&quot;,&quot;DOI&quot;:&quot;10.1145/2897167.2897181&quot;,&quot;title-short&quot;:&quot;No One Way to Jam&quot;,&quot;accessed&quot;:{&quot;date-parts&quot;:[[&quot;2017&quot;,10,30]]},&quot;title&quot;:&quot;No One Way to Jam: Game Jams for Creativity, Learning, Entertainment, and Research&quot;,&quot;source&quot;:&quot;CrossRef&quot;,&quot;page&quot;:&quot;34-37&quot;,&quot;id&quot;:&quot;eberhardt_no_2016&quot;,&quot;language&quot;:&quot;en&quot;,&quot;author&quot;:[{&quot;family&quot;:&quot;Eberhardt&quot;,&quot;given&quot;:&quot;Richard&quot;}],&quot;issued&quot;:{&quot;date-parts&quot;:[[&quot;2016&quot;]]},&quot;citation-key&quot;:&quot;eberhardt_no_2016&quot;},&quot;prefix&quot;:&quot;&quot;}],&quot;schema&quot;:&quot;https://github.com/citation-style-language/schema/raw/master/csl-citation.json&quot;} RNDeejljqciwp"/>,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properties&quot;:{&quot;formattedCitation&quot;:&quot;[-@goddard_playful_2014]&quot;,&quot;noteIndex&quot;:0},&quot;citationID&quot;:&quot;cutkjkhp&quot;,&quot;citationItems&quot;:[{&quot;suppress-author&quot;:true,&quot;uris&quot;:[&quot;http://zotero.org/users/1913249/items/K73FBC2G&quot;],&quot;id&quot;:1672,&quot;uri&quot;:[&quot;http://zotero.org/users/1913249/items/K73FBC2G&quot;],&quot;itemData&quot;:{&quot;ISBN&quot;:&quot;978-1-4503-2790-9&quot;,&quot;URL&quot;:&quot;http://dl.acm.org/citation.cfm?doid=2677758.2677778&quot;,&quot;publisher&quot;:&quot;ACM Press&quot;,&quot;type&quot;:&quot;paper-conference&quot;,&quot;DOI&quot;:&quot;10.1145/2677758.2677778&quot;,&quot;title-short&quot;:&quot;Playful Game Jams&quot;,&quot;accessed&quot;:{&quot;date-parts&quot;:[[&quot;2017&quot;,10,30]]},&quot;title&quot;:&quot;Playful Game Jams: Guidelines for Designed Outcomes&quot;,&quot;source&quot;:&quot;CrossRef&quot;,&quot;page&quot;:&quot;1-10&quot;,&quot;id&quot;:&quot;goddard_playful_2014&quot;,&quot;language&quot;:&quot;en&quot;,&quot;author&quot;:[{&quot;family&quot;:&quot;Goddard&quot;,&quot;given&quot;:&quot;William&quot;},{&quot;family&quot;:&quot;Byrne&quot;,&quot;given&quot;:&quot;Richard&quot;},{&quot;family&quot;:&quot;Mueller&quot;,&quot;given&quot;:&quot;Florian 'Floyd'&quot;}],&quot;issued&quot;:{&quot;date-parts&quot;:[[&quot;2014&quot;]]},&quot;citation-key&quot;:&quot;goddard_playful_2014&quot;},&quot;suffix&quot;:&quot;&quot;,&quot;prefix&quot;:&quot;&quot;}],&quot;schema&quot;:&quot;https://github.com/citation-style-language/schema/raw/master/csl-citation.json&quot;} RNDbxlwrlmhfg"/>&lt;Do Zotero Refresh: [-@goddard_playful_2014]&gt;<text:reference-mark-end text:name="ZOTERO_ITEM CSL_CITATION {&quot;properties&quot;:{&quot;formattedCitation&quot;:&quot;[-@goddard_playful_2014]&quot;,&quot;noteIndex&quot;:0},&quot;citationID&quot;:&quot;cutkjkhp&quot;,&quot;citationItems&quot;:[{&quot;suppress-author&quot;:true,&quot;uris&quot;:[&quot;http://zotero.org/users/1913249/items/K73FBC2G&quot;],&quot;id&quot;:1672,&quot;uri&quot;:[&quot;http://zotero.org/users/1913249/items/K73FBC2G&quot;],&quot;itemData&quot;:{&quot;ISBN&quot;:&quot;978-1-4503-2790-9&quot;,&quot;URL&quot;:&quot;http://dl.acm.org/citation.cfm?doid=2677758.2677778&quot;,&quot;publisher&quot;:&quot;ACM Press&quot;,&quot;type&quot;:&quot;paper-conference&quot;,&quot;DOI&quot;:&quot;10.1145/2677758.2677778&quot;,&quot;title-short&quot;:&quot;Playful Game Jams&quot;,&quot;accessed&quot;:{&quot;date-parts&quot;:[[&quot;2017&quot;,10,30]]},&quot;title&quot;:&quot;Playful Game Jams: Guidelines for Designed Outcomes&quot;,&quot;source&quot;:&quot;CrossRef&quot;,&quot;page&quot;:&quot;1-10&quot;,&quot;id&quot;:&quot;goddard_playful_2014&quot;,&quot;language&quot;:&quot;en&quot;,&quot;author&quot;:[{&quot;family&quot;:&quot;Goddard&quot;,&quot;given&quot;:&quot;William&quot;},{&quot;family&quot;:&quot;Byrne&quot;,&quot;given&quot;:&quot;Richard&quot;},{&quot;family&quot;:&quot;Mueller&quot;,&quot;given&quot;:&quot;Florian 'Floyd'&quot;}],&quot;issued&quot;:{&quot;date-parts&quot;:[[&quot;2014&quot;]]},&quot;citation-key&quot;:&quot;goddard_playful_2014&quot;},&quot;suffix&quot;:&quot;&quot;,&quot;prefix&quot;:&quot;&quot;}],&quot;schema&quot;:&quot;https://github.com/citation-style-language/schema/raw/master/csl-citation.json&quot;} RNDbxlwrlmhfg"/>, using a playful vs. gameful spectrum from Caillois <text:reference-mark-start text:name="ZOTERO_ITEM CSL_CITATION {&quot;properties&quot;:{&quot;formattedCitation&quot;:&quot;[-@caillois_man_2001]&quot;,&quot;noteIndex&quot;:0},&quot;citationID&quot;:&quot;ohdtmmfw&quot;,&quot;citationItems&quot;:[{&quot;suppress-author&quot;:true,&quot;uris&quot;:[&quot;http://zotero.org/users/1913249/items/BZQ5ZKMH&quot;],&quot;id&quot;:1862,&quot;uri&quot;:[&quot;http://zotero.org/users/1913249/items/BZQ5ZKMH&quot;],&quot;itemData&quot;:{&quot;edition&quot;:&quot;Reprint edition&quot;,&quot;ISBN&quot;:&quot;978-0-252-07033-4&quot;,&quot;publisher&quot;:&quot;University of Illinois Press&quot;,&quot;type&quot;:&quot;book&quot;,&quot;title&quot;:&quot;Man, Play and Games&quot;,&quot;event-place&quot;:&quot;Urbana&quot;,&quot;publisher-place&quot;:&quot;Urbana&quot;,&quot;number-of-pages&quot;:&quot;224&quot;,&quot;source&quot;:&quot;Amazon&quot;,&quot;language&quot;:&quot;English&quot;,&quot;id&quot;:&quot;caillois_man_2001&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author&quot;:[{&quot;family&quot;:&quot;Caillois&quot;,&quot;given&quot;:&quot;Roger&quot;}],&quot;issued&quot;:{&quot;date-parts&quot;:[[&quot;2001&quot;,8,31]]},&quot;citation-key&quot;:&quot;caillois_man_2001&quot;},&quot;suffix&quot;:&quot;&quot;,&quot;prefix&quot;:&quot;&quot;}],&quot;schema&quot;:&quot;https://github.com/citation-style-language/schema/raw/master/csl-citation.json&quot;} RNDdheaxhvqre"/>&lt;Do Zotero Refresh: [-@caillois_man_2001]&gt;<text:reference-mark-end text:name="ZOTERO_ITEM CSL_CITATION {&quot;properties&quot;:{&quot;formattedCitation&quot;:&quot;[-@caillois_man_2001]&quot;,&quot;noteIndex&quot;:0},&quot;citationID&quot;:&quot;ohdtmmfw&quot;,&quot;citationItems&quot;:[{&quot;suppress-author&quot;:true,&quot;uris&quot;:[&quot;http://zotero.org/users/1913249/items/BZQ5ZKMH&quot;],&quot;id&quot;:1862,&quot;uri&quot;:[&quot;http://zotero.org/users/1913249/items/BZQ5ZKMH&quot;],&quot;itemData&quot;:{&quot;edition&quot;:&quot;Reprint edition&quot;,&quot;ISBN&quot;:&quot;978-0-252-07033-4&quot;,&quot;publisher&quot;:&quot;University of Illinois Press&quot;,&quot;type&quot;:&quot;book&quot;,&quot;title&quot;:&quot;Man, Play and Games&quot;,&quot;event-place&quot;:&quot;Urbana&quot;,&quot;publisher-place&quot;:&quot;Urbana&quot;,&quot;number-of-pages&quot;:&quot;224&quot;,&quot;source&quot;:&quot;Amazon&quot;,&quot;language&quot;:&quot;English&quot;,&quot;id&quot;:&quot;caillois_man_2001&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author&quot;:[{&quot;family&quot;:&quot;Caillois&quot;,&quot;given&quot;:&quot;Roger&quot;}],&quot;issued&quot;:{&quot;date-parts&quot;:[[&quot;2001&quot;,8,31]]},&quot;citation-key&quot;:&quot;caillois_man_2001&quot;},&quot;suffix&quot;:&quot;&quot;,&quot;prefix&quot;:&quot;&quot;}],&quot;schema&quot;:&quot;https://github.com/citation-style-language/schema/raw/master/csl-citation.json&quot;} RNDdheaxhvqre"/>.</text:p>
      <text:p text:style-name="Text_20_body">The Moveable Game Jam <text:reference-mark-start text:name="ZOTERO_ITEM CSL_CITATION {&quot;properties&quot;:{&quot;formattedCitation&quot;:&quot;[@games_for_change_get_2017]&quot;,&quot;noteIndex&quot;:0},&quot;citationID&quot;:&quot;byucwfzn&quot;,&quot;citationItems&quot;:[{&quot;uris&quot;:[&quot;http://zotero.org/users/1913249/items/9MHZ3WF9&quot;],&quot;itemData&quot;:{&quot;abstract&quot;:&quot;Download 20+ flexible lesson plans and new ideas from experts who led game jams in NYC that were focused on real-world issues&quot;,&quot;container-title&quot;:&quot;Games for Change&quot;,&quot;accessed&quot;:{&quot;date-parts&quot;:[[&quot;2017&quot;,10,30]]},&quot;type&quot;:&quot;webpage&quot;,&quot;URL&quot;:&quot;http://www.gamesforchange.org/2017/08/get-your-copy-of-the-the-game-jam-guide/&quot;,&quot;id&quot;:&quot;games_for_change_get_2017&quot;,&quot;title&quot;:&quot;Get your copy of The Game Jam Guide&quot;,&quot;author&quot;:[{&quot;literal&quot;:&quot;Games for Change&quot;}],&quot;issued&quot;:{&quot;date-parts&quot;:[[&quot;2017&quot;]]},&quot;citation-key&quot;:&quot;games_for_change_get_2017&quot;},&quot;id&quot;:1860,&quot;uri&quot;:[&quot;http://zotero.org/users/1913249/items/9MHZ3WF9&quot;],&quot;suffix&quot;:&quot;&quot;,&quot;prefix&quot;:&quot;&quot;}],&quot;schema&quot;:&quot;https://github.com/citation-style-language/schema/raw/master/csl-citation.json&quot;} RNDrmvxskfver"/>&lt;Do Zotero Refresh: [@games_for_change_get_2017]&gt;<text:reference-mark-end text:name="ZOTERO_ITEM CSL_CITATION {&quot;properties&quot;:{&quot;formattedCitation&quot;:&quot;[@games_for_change_get_2017]&quot;,&quot;noteIndex&quot;:0},&quot;citationID&quot;:&quot;byucwfzn&quot;,&quot;citationItems&quot;:[{&quot;uris&quot;:[&quot;http://zotero.org/users/1913249/items/9MHZ3WF9&quot;],&quot;itemData&quot;:{&quot;abstract&quot;:&quot;Download 20+ flexible lesson plans and new ideas from experts who led game jams in NYC that were focused on real-world issues&quot;,&quot;container-title&quot;:&quot;Games for Change&quot;,&quot;accessed&quot;:{&quot;date-parts&quot;:[[&quot;2017&quot;,10,30]]},&quot;type&quot;:&quot;webpage&quot;,&quot;URL&quot;:&quot;http://www.gamesforchange.org/2017/08/get-your-copy-of-the-the-game-jam-guide/&quot;,&quot;id&quot;:&quot;games_for_change_get_2017&quot;,&quot;title&quot;:&quot;Get your copy of The Game Jam Guide&quot;,&quot;author&quot;:[{&quot;literal&quot;:&quot;Games for Change&quot;}],&quot;issued&quot;:{&quot;date-parts&quot;:[[&quot;2017&quot;]]},&quot;citation-key&quot;:&quot;games_for_change_get_2017&quot;},&quot;id&quot;:1860,&quot;uri&quot;:[&quot;http://zotero.org/users/1913249/items/9MHZ3WF9&quot;],&quot;suffix&quot;:&quot;&quot;,&quot;prefix&quot;:&quot;&quot;}],&quot;schema&quot;:&quot;https://github.com/citation-style-language/schema/raw/master/csl-citation.json&quot;} RNDrmvxskfver"/>,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oding-clubhouses-grass-roots-community-responses"/>Coding club(houses) &amp; Grass Roots community responses<text:bookmark-end text:name="coding-clubhouses-grass-roots-community-responses"/></text:h>
      <text:p text:style-name="First_20_paragraph">Work in informal settings has been an important strand of constructionist research based at MIT <text:reference-mark-start text:name="ZOTERO_ITEM CSL_CITATION {&quot;properties&quot;:{&quot;formattedCitation&quot;:&quot;[@resnick_computer_1996; @peppler_computer_2009]&quot;,&quot;noteIndex&quot;:0},&quot;citationID&quot;:&quot;ijnlqslo&quot;,&quot;citationItems&quot;:[{&quot;uris&quot;:[&quot;http://zotero.org/users/1913249/items/DFLJW3BA&quot;],&quot;itemData&quot;:{&quot;container-title&quot;:&quot;IBM Systems Journal&quot;,&quot;DOI&quot;:&quot;10.1147/sj.353.0431&quot;,&quot;id&quot;:&quot;resnick_computer_1996&quot;,&quot;author&quot;:[{&quot;family&quot;:&quot;Resnick&quot;,&quot;given&quot;:&quot;M.&quot;},{&quot;family&quot;:&quot;Rusk&quot;,&quot;given&quot;:&quot;N.&quot;}],&quot;ISSN&quot;:&quot;0018-8670&quot;,&quot;page&quot;:&quot;431-439&quot;,&quot;title-short&quot;:&quot;The Computer Clubhouse&quot;,&quot;volume&quot;:&quot;35&quot;,&quot;issue&quot;:&quot;3.4&quot;,&quot;URL&quot;:&quot;http://ieeexplore.ieee.org/document/5387217/&quot;,&quot;source&quot;:&quot;Crossref&quot;,&quot;type&quot;:&quot;article-journal&quot;,&quot;title&quot;:&quot;The Computer Clubhouse: Preparing for life in a digital world&quot;,&quot;accessed&quot;:{&quot;date-parts&quot;:[[&quot;2018&quot;,4,28]]},&quot;language&quot;:&quot;en&quot;,&quot;issued&quot;:{&quot;date-parts&quot;:[[&quot;1996&quot;]]},&quot;citation-key&quot;:&quot;resnick_computer_1996&quot;},&quot;id&quot;:245,&quot;uri&quot;:[&quot;http://zotero.org/users/1913249/items/DFLJW3BA&quot;],&quot;suffix&quot;:&quot;&quot;,&quot;prefix&quot;:&quot;&quot;},{&quot;uris&quot;:[&quot;http://zotero.org/users/1913249/items/MWUKHFAS&quot;],&quot;itemData&quot;:{&quot;edition&quot;:&quot;50045th edition&quot;,&quot;ISBN&quot;:&quot;978-0-8077-4989-0&quot;,&quot;type&quot;:&quot;book&quot;,&quot;publisher&quot;:&quot;Teachers College Press&quot;,&quot;title-short&quot;:&quot;The Computer Clubhouse&quot;,&quot;title&quot;:&quot;The Computer Clubhouse: Constructionism and Creativity in Youth Communities&quot;,&quot;event-place&quot;:&quot;New York&quot;,&quot;publisher-place&quot;:&quot;New York&quot;,&quot;number-of-pages&quot;:&quot;192&quot;,&quot;source&quot;:&quot;Amazon&quot;,&quot;language&quot;:&quot;English&quot;,&quot;id&quot;:&quot;peppler_computer_2009&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id&quot;:278,&quot;uri&quot;:[&quot;http://zotero.org/users/1913249/items/MWUKHFAS&quot;],&quot;suffix&quot;:&quot;&quot;,&quot;prefix&quot;:&quot;&quot;}],&quot;schema&quot;:&quot;https://github.com/citation-style-language/schema/raw/master/csl-citation.json&quot;} RNDageslgqfjn"/>&lt;Do Zotero Refresh: [@resnick_computer_1996; @peppler_computer_2009]&gt;<text:reference-mark-end text:name="ZOTERO_ITEM CSL_CITATION {&quot;properties&quot;:{&quot;formattedCitation&quot;:&quot;[@resnick_computer_1996; @peppler_computer_2009]&quot;,&quot;noteIndex&quot;:0},&quot;citationID&quot;:&quot;ijnlqslo&quot;,&quot;citationItems&quot;:[{&quot;uris&quot;:[&quot;http://zotero.org/users/1913249/items/DFLJW3BA&quot;],&quot;itemData&quot;:{&quot;container-title&quot;:&quot;IBM Systems Journal&quot;,&quot;DOI&quot;:&quot;10.1147/sj.353.0431&quot;,&quot;id&quot;:&quot;resnick_computer_1996&quot;,&quot;author&quot;:[{&quot;family&quot;:&quot;Resnick&quot;,&quot;given&quot;:&quot;M.&quot;},{&quot;family&quot;:&quot;Rusk&quot;,&quot;given&quot;:&quot;N.&quot;}],&quot;ISSN&quot;:&quot;0018-8670&quot;,&quot;page&quot;:&quot;431-439&quot;,&quot;title-short&quot;:&quot;The Computer Clubhouse&quot;,&quot;volume&quot;:&quot;35&quot;,&quot;issue&quot;:&quot;3.4&quot;,&quot;URL&quot;:&quot;http://ieeexplore.ieee.org/document/5387217/&quot;,&quot;source&quot;:&quot;Crossref&quot;,&quot;type&quot;:&quot;article-journal&quot;,&quot;title&quot;:&quot;The Computer Clubhouse: Preparing for life in a digital world&quot;,&quot;accessed&quot;:{&quot;date-parts&quot;:[[&quot;2018&quot;,4,28]]},&quot;language&quot;:&quot;en&quot;,&quot;issued&quot;:{&quot;date-parts&quot;:[[&quot;1996&quot;]]},&quot;citation-key&quot;:&quot;resnick_computer_1996&quot;},&quot;id&quot;:245,&quot;uri&quot;:[&quot;http://zotero.org/users/1913249/items/DFLJW3BA&quot;],&quot;suffix&quot;:&quot;&quot;,&quot;prefix&quot;:&quot;&quot;},{&quot;uris&quot;:[&quot;http://zotero.org/users/1913249/items/MWUKHFAS&quot;],&quot;itemData&quot;:{&quot;edition&quot;:&quot;50045th edition&quot;,&quot;ISBN&quot;:&quot;978-0-8077-4989-0&quot;,&quot;type&quot;:&quot;book&quot;,&quot;publisher&quot;:&quot;Teachers College Press&quot;,&quot;title-short&quot;:&quot;The Computer Clubhouse&quot;,&quot;title&quot;:&quot;The Computer Clubhouse: Constructionism and Creativity in Youth Communities&quot;,&quot;event-place&quot;:&quot;New York&quot;,&quot;publisher-place&quot;:&quot;New York&quot;,&quot;number-of-pages&quot;:&quot;192&quot;,&quot;source&quot;:&quot;Amazon&quot;,&quot;language&quot;:&quot;English&quot;,&quot;id&quot;:&quot;peppler_computer_2009&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id&quot;:278,&quot;uri&quot;:[&quot;http://zotero.org/users/1913249/items/MWUKHFAS&quot;],&quot;suffix&quot;:&quot;&quot;,&quot;prefix&quot;:&quot;&quot;}],&quot;schema&quot;:&quot;https://github.com/citation-style-language/schema/raw/master/csl-citation.json&quot;} RNDageslgqfjn"/>.</text:p>
      <text:p text:style-name="Text_20_body">The work of Roque is also of note in the way that family members are brought directly into the making process.</text:p>
      <text:h text:style-name="Heading_20_4" text:outline-level="4"><text:bookmark-start text:name="code-club-coder-dojo-and-raspberry-jam---a-community-responses-to-the-needs-of-informal"/>Code Club, Coder Dojo and Raspberry Jam - a community responses to the needs of informal<text:bookmark-end text:name="code-club-coder-dojo-and-raspberry-jam---a-community-responses-to-the-needs-of-informal"/></text:h>
      <text:p text:style-name="First_20_paragraph">A grass roots approach drawing on enthusiasts.</text:p>
      <text:p text:style-name="Text_20_body">A large take up of enthusiastic community activity in response to a model encouraging others to organise their own events.</text:p>
      <text:p text:style-name="Text_20_body">In terms of the aims of this literature review to identify pedagogical approaches, while the setting and espoused ethos of the club is towards informal approaches, the resources provided to support clubs, are nearly exclusively instructional in design.</text:p>
      <text:p text:style-name="Text_20_body">Although research shows that only a small number of code club respondents used such resources <text:reference-mark-start text:name="ZOTERO_ITEM CSL_CITATION {&quot;properties&quot;:{&quot;formattedCitation&quot;:&quot;[@aivaloglou_how_2019]&quot;,&quot;noteIndex&quot;:0},&quot;citationID&quot;:&quot;libcvwzn&quot;,&quot;citationItems&quot;:[{&quot;uris&quot;:[&quot;http://zotero.org/users/1913249/items/XB98VRSN&quot;],&quot;itemData&quot;:{&quot;ISBN&quot;:&quot;978-1-4503-7715-7&quot;,&quot;publisher&quot;:&quot;ACM&quot;,&quot;DOI&quot;:&quot;10.1145/3364510.3364514&quot;,&quot;event-place&quot;:&quot;Koli Finland&quot;,&quot;id&quot;:&quot;aivaloglou_how_2019&quot;,&quot;author&quot;:[{&quot;family&quot;:&quot;Aivaloglou&quot;,&quot;given&quot;:&quot;Efthimia&quot;},{&quot;family&quot;:&quot;Hermans&quot;,&quot;given&quot;:&quot;Felienne&quot;}],&quot;page&quot;:&quot;1-10&quot;,&quot;title-short&quot;:&quot;How is programming taught in code clubs?&quot;,&quot;URL&quot;:&quot;https://dl.acm.org/doi/10.1145/3364510.3364514&quot;,&quot;type&quot;:&quot;paper-conference&quot;,&quot;event-title&quot;:&quot;Koli Calling '19: 19th Koli Calling International Conference on Computing Education Research&quot;,&quot;accessed&quot;:{&quot;date-parts&quot;:[[&quot;2020&quot;,6,13]]},&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source&quot;:&quot;DOI.org (Crossref)&quot;,&quot;language&quot;:&quot;en&quot;,&quot;title&quot;:&quot;How is programming taught in code clubs? Exploring the experiences and gender perceptions of code club teachers&quot;,&quot;container-title&quot;:&quot;Proceedings of the 19th Koli Calling International Conference on Computing Education Research&quot;,&quot;publisher-place&quot;:&quot;Koli Finland&quot;,&quot;issued&quot;:{&quot;date-parts&quot;:[[&quot;2019&quot;,11,21]]},&quot;citation-key&quot;:&quot;aivaloglou_how_2019&quot;},&quot;id&quot;:3539,&quot;uri&quot;:[&quot;http://zotero.org/users/1913249/items/XB98VRSN&quot;],&quot;suffix&quot;:&quot;&quot;,&quot;prefix&quot;:&quot;&quot;}],&quot;schema&quot;:&quot;https://github.com/citation-style-language/schema/raw/master/csl-citation.json&quot;} RNDhejlwrukdl"/>&lt;Do Zotero Refresh: [@aivaloglou_how_2019]&gt;<text:reference-mark-end text:name="ZOTERO_ITEM CSL_CITATION {&quot;properties&quot;:{&quot;formattedCitation&quot;:&quot;[@aivaloglou_how_2019]&quot;,&quot;noteIndex&quot;:0},&quot;citationID&quot;:&quot;libcvwzn&quot;,&quot;citationItems&quot;:[{&quot;uris&quot;:[&quot;http://zotero.org/users/1913249/items/XB98VRSN&quot;],&quot;itemData&quot;:{&quot;ISBN&quot;:&quot;978-1-4503-7715-7&quot;,&quot;publisher&quot;:&quot;ACM&quot;,&quot;DOI&quot;:&quot;10.1145/3364510.3364514&quot;,&quot;event-place&quot;:&quot;Koli Finland&quot;,&quot;id&quot;:&quot;aivaloglou_how_2019&quot;,&quot;author&quot;:[{&quot;family&quot;:&quot;Aivaloglou&quot;,&quot;given&quot;:&quot;Efthimia&quot;},{&quot;family&quot;:&quot;Hermans&quot;,&quot;given&quot;:&quot;Felienne&quot;}],&quot;page&quot;:&quot;1-10&quot;,&quot;title-short&quot;:&quot;How is programming taught in code clubs?&quot;,&quot;URL&quot;:&quot;https://dl.acm.org/doi/10.1145/3364510.3364514&quot;,&quot;type&quot;:&quot;paper-conference&quot;,&quot;event-title&quot;:&quot;Koli Calling '19: 19th Koli Calling International Conference on Computing Education Research&quot;,&quot;accessed&quot;:{&quot;date-parts&quot;:[[&quot;2020&quot;,6,13]]},&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source&quot;:&quot;DOI.org (Crossref)&quot;,&quot;language&quot;:&quot;en&quot;,&quot;title&quot;:&quot;How is programming taught in code clubs? Exploring the experiences and gender perceptions of code club teachers&quot;,&quot;container-title&quot;:&quot;Proceedings of the 19th Koli Calling International Conference on Computing Education Research&quot;,&quot;publisher-place&quot;:&quot;Koli Finland&quot;,&quot;issued&quot;:{&quot;date-parts&quot;:[[&quot;2019&quot;,11,21]]},&quot;citation-key&quot;:&quot;aivaloglou_how_2019&quot;},&quot;id&quot;:3539,&quot;uri&quot;:[&quot;http://zotero.org/users/1913249/items/XB98VRSN&quot;],&quot;suffix&quot;:&quot;&quot;,&quot;prefix&quot;:&quot;&quot;}],&quot;schema&quot;:&quot;https://github.com/citation-style-language/schema/raw/master/csl-citation.json&quot;} RNDhejlwrukdl"/>, preferring an less-structured approach, which is therefore not supported.</text:p>
      <text:p text:style-name="Text_20_body">All three projects have been subsumed into the RPI foundation raising issues of how much it is optimal for support to be concentrated in one organisation.</text:p>
      <text:h text:style-name="Heading_20_3" text:outline-level="3"><text:bookmark-start text:name="creative-family-learning---roque"/>Creative Family Learning - Roque<text:bookmark-end text:name="creative-family-learning---roque"/></text:h>
      <text:p text:style-name="First_20_paragraph">There is limited research on how to create learning communities making games for educational purposes. Existing research <text:reference-mark-start text:name="ZOTERO_ITEM CSL_CITATION {&quot;properties&quot;:{&quot;formattedCitation&quot;:&quot;[@xiao_fostering_2007]&quot;,&quot;noteIndex&quot;:0},&quot;citationID&quot;:&quot;cpzcweui&quot;,&quot;citationItems&quot;:[{&quot;uris&quot;:[&quot;http://zotero.org/users/1913249/items/5MPFI3YK&quot;],&quot;itemData&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publisher&quot;:&quot;Taylor &amp; Francis&quot;,&quot;DOI&quot;:&quot;10.1080/01449290600811511&quot;,&quot;id&quot;:&quot;xiao_fostering_2007&quot;,&quot;author&quot;:[{&quot;family&quot;:&quot;Xiao&quot;,&quot;given&quot;:&quot;Lu&quot;},{&quot;family&quot;:&quot;Carroll&quot;,&quot;given&quot;:&quot;John M.&quot;}],&quot;ISSN&quot;:&quot;0144-929X&quot;,&quot;page&quot;:&quot;23-36&quot;,&quot;volume&quot;:&quot;26&quot;,&quot;issue&quot;:&quot;1&quot;,&quot;URL&quot;:&quot;https://doi.org/10.1080/01449290600811511&quot;,&quot;source&quot;:&quot;Taylor and Francis+NEJM&quot;,&quot;type&quot;:&quot;article-journal&quot;,&quot;title&quot;:&quot;Fostering an informal learning community of computer technologies at school&quot;,&quot;container-title&quot;:&quot;Behaviour &amp; Information Technology&quot;,&quot;accessed&quot;:{&quot;date-parts&quot;:[[&quot;2023&quot;,6,13]]},&quot;issued&quot;:{&quot;date-parts&quot;:[[&quot;2007&quot;,1,1]]},&quot;citation-key&quot;:&quot;xiao_fostering_2007&quot;},&quot;id&quot;:8729,&quot;uri&quot;:[&quot;http://zotero.org/users/1913249/items/5MPFI3YK&quot;],&quot;suffix&quot;:&quot;&quot;,&quot;prefix&quot;:&quot;&quot;}],&quot;schema&quot;:&quot;https://github.com/citation-style-language/schema/raw/master/csl-citation.json&quot;} RNDklntzycabx"/>&lt;Do Zotero Refresh: [@xiao_fostering_2007]&gt;<text:reference-mark-end text:name="ZOTERO_ITEM CSL_CITATION {&quot;properties&quot;:{&quot;formattedCitation&quot;:&quot;[@xiao_fostering_2007]&quot;,&quot;noteIndex&quot;:0},&quot;citationID&quot;:&quot;cpzcweui&quot;,&quot;citationItems&quot;:[{&quot;uris&quot;:[&quot;http://zotero.org/users/1913249/items/5MPFI3YK&quot;],&quot;itemData&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publisher&quot;:&quot;Taylor &amp; Francis&quot;,&quot;DOI&quot;:&quot;10.1080/01449290600811511&quot;,&quot;id&quot;:&quot;xiao_fostering_2007&quot;,&quot;author&quot;:[{&quot;family&quot;:&quot;Xiao&quot;,&quot;given&quot;:&quot;Lu&quot;},{&quot;family&quot;:&quot;Carroll&quot;,&quot;given&quot;:&quot;John M.&quot;}],&quot;ISSN&quot;:&quot;0144-929X&quot;,&quot;page&quot;:&quot;23-36&quot;,&quot;volume&quot;:&quot;26&quot;,&quot;issue&quot;:&quot;1&quot;,&quot;URL&quot;:&quot;https://doi.org/10.1080/01449290600811511&quot;,&quot;source&quot;:&quot;Taylor and Francis+NEJM&quot;,&quot;type&quot;:&quot;article-journal&quot;,&quot;title&quot;:&quot;Fostering an informal learning community of computer technologies at school&quot;,&quot;container-title&quot;:&quot;Behaviour &amp; Information Technology&quot;,&quot;accessed&quot;:{&quot;date-parts&quot;:[[&quot;2023&quot;,6,13]]},&quot;issued&quot;:{&quot;date-parts&quot;:[[&quot;2007&quot;,1,1]]},&quot;citation-key&quot;:&quot;xiao_fostering_2007&quot;},&quot;id&quot;:8729,&quot;uri&quot;:[&quot;http://zotero.org/users/1913249/items/5MPFI3YK&quot;],&quot;suffix&quot;:&quot;&quot;,&quot;prefix&quot;:&quot;&quot;}],&quot;schema&quot;:&quot;https://github.com/citation-style-language/schema/raw/master/csl-citation.json&quot;} RNDklntzycabx"/> has close parallels with project approaches and has a focus on fostering online collaboration and resources sharing. Many popular and well researched online communities exist <text:a xlink:type="simple" xlink:href="Bruckman" office:name=""><text:span text:style-name="Definition">scratch, itch.io, new grounds</text:span></text:a>. However researchers <text:reference-mark-start text:name="ZOTERO_ITEM CSL_CITATION {&quot;properties&quot;:{&quot;formattedCitation&quot;:&quot;[@roque_family_2016]&quot;,&quot;noteIndex&quot;:0},&quot;citationID&quot;:&quot;xbkefuqb&quot;,&quot;citationItems&quot;:[{&quot;uris&quot;:[&quot;http://zotero.org/users/1913249/items/4F43N9TP&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publisher&quot;:&quot;Massachusetts Institute of Technology&quot;,&quot;type&quot;:&quot;thesis&quot;,&quot;title-short&quot;:&quot;Family creative learning&quot;,&quot;title&quot;:&quot;Family creative learning : designing structures to engage kids and parents as computational creators&quot;,&quot;accessed&quot;:{&quot;date-parts&quot;:[[&quot;2018&quot;,10,30]]},&quot;genre&quot;:&quot;Thesis&quot;,&quot;source&quot;:&quot;dspace.mit.edu&quot;,&quot;license&quot;:&quot;http://dspace.mit.edu/handle/1721.1/7582&quot;,&quot;issued&quot;:{&quot;date-parts&quot;:[[&quot;2016&quot;]]},&quot;language&quot;:&quot;eng&quot;,&quot;author&quot;:[{&quot;family&quot;:&quot;Roque&quot;,&quot;given&quot;:&quot;Ricarose Vallarta&quot;}],&quot;id&quot;:&quot;roque_family_2016&quot;,&quot;citation-key&quot;:&quot;roque_family_2016&quot;},&quot;id&quot;:2834,&quot;uri&quot;:[&quot;http://zotero.org/users/1913249/items/4F43N9TP&quot;],&quot;suffix&quot;:&quot;&quot;,&quot;prefix&quot;:&quot;&quot;}],&quot;schema&quot;:&quot;https://github.com/citation-style-language/schema/raw/master/csl-citation.json&quot;} RNDlklpvofurb"/>&lt;Do Zotero Refresh: [@roque_family_2016]&gt;<text:reference-mark-end text:name="ZOTERO_ITEM CSL_CITATION {&quot;properties&quot;:{&quot;formattedCitation&quot;:&quot;[@roque_family_2016]&quot;,&quot;noteIndex&quot;:0},&quot;citationID&quot;:&quot;xbkefuqb&quot;,&quot;citationItems&quot;:[{&quot;uris&quot;:[&quot;http://zotero.org/users/1913249/items/4F43N9TP&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publisher&quot;:&quot;Massachusetts Institute of Technology&quot;,&quot;type&quot;:&quot;thesis&quot;,&quot;title-short&quot;:&quot;Family creative learning&quot;,&quot;title&quot;:&quot;Family creative learning : designing structures to engage kids and parents as computational creators&quot;,&quot;accessed&quot;:{&quot;date-parts&quot;:[[&quot;2018&quot;,10,30]]},&quot;genre&quot;:&quot;Thesis&quot;,&quot;source&quot;:&quot;dspace.mit.edu&quot;,&quot;license&quot;:&quot;http://dspace.mit.edu/handle/1721.1/7582&quot;,&quot;issued&quot;:{&quot;date-parts&quot;:[[&quot;2016&quot;]]},&quot;language&quot;:&quot;eng&quot;,&quot;author&quot;:[{&quot;family&quot;:&quot;Roque&quot;,&quot;given&quot;:&quot;Ricarose Vallarta&quot;}],&quot;id&quot;:&quot;roque_family_2016&quot;,&quot;citation-key&quot;:&quot;roque_family_2016&quot;},&quot;id&quot;:2834,&quot;uri&quot;:[&quot;http://zotero.org/users/1913249/items/4F43N9TP&quot;],&quot;suffix&quot;:&quot;&quot;,&quot;prefix&quot;:&quot;&quot;}],&quot;schema&quot;:&quot;https://github.com/citation-style-language/schema/raw/master/csl-citation.json&quot;} RNDlklpvofurb"/> highlighted the limitations of accessibility of online participatory culture. In response Roque <text:reference-mark-start text:name="ZOTERO_ITEM CSL_CITATION {&quot;properties&quot;:{&quot;formattedCitation&quot;:&quot;[@roque_family_2016]&quot;,&quot;noteIndex&quot;:0},&quot;citationID&quot;:&quot;zmjjyxcx&quot;,&quot;citationItems&quot;:[{&quot;uris&quot;:[&quot;http://zotero.org/users/1913249/items/4F43N9TP&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publisher&quot;:&quot;Massachusetts Institute of Technology&quot;,&quot;type&quot;:&quot;thesis&quot;,&quot;title-short&quot;:&quot;Family creative learning&quot;,&quot;title&quot;:&quot;Family creative learning : designing structures to engage kids and parents as computational creators&quot;,&quot;accessed&quot;:{&quot;date-parts&quot;:[[&quot;2018&quot;,10,30]]},&quot;genre&quot;:&quot;Thesis&quot;,&quot;source&quot;:&quot;dspace.mit.edu&quot;,&quot;license&quot;:&quot;http://dspace.mit.edu/handle/1721.1/7582&quot;,&quot;issued&quot;:{&quot;date-parts&quot;:[[&quot;2016&quot;]]},&quot;language&quot;:&quot;eng&quot;,&quot;author&quot;:[{&quot;family&quot;:&quot;Roque&quot;,&quot;given&quot;:&quot;Ricarose Vallarta&quot;}],&quot;id&quot;:&quot;roque_family_2016&quot;,&quot;citation-key&quot;:&quot;roque_family_2016&quot;},&quot;id&quot;:2834,&quot;uri&quot;:[&quot;http://zotero.org/users/1913249/items/4F43N9TP&quot;],&quot;suffix&quot;:&quot;&quot;,&quot;prefix&quot;:&quot;&quot;}],&quot;schema&quot;:&quot;https://github.com/citation-style-language/schema/raw/master/csl-citation.json&quot;} RNDwexycvznae"/>&lt;Do Zotero Refresh: [@roque_family_2016]&gt;<text:reference-mark-end text:name="ZOTERO_ITEM CSL_CITATION {&quot;properties&quot;:{&quot;formattedCitation&quot;:&quot;[@roque_family_2016]&quot;,&quot;noteIndex&quot;:0},&quot;citationID&quot;:&quot;zmjjyxcx&quot;,&quot;citationItems&quot;:[{&quot;uris&quot;:[&quot;http://zotero.org/users/1913249/items/4F43N9TP&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URL&quot;:&quot;http://dspace.mit.edu/handle/1721.1/107577&quot;,&quot;publisher&quot;:&quot;Massachusetts Institute of Technology&quot;,&quot;type&quot;:&quot;thesis&quot;,&quot;title-short&quot;:&quot;Family creative learning&quot;,&quot;title&quot;:&quot;Family creative learning : designing structures to engage kids and parents as computational creators&quot;,&quot;accessed&quot;:{&quot;date-parts&quot;:[[&quot;2018&quot;,10,30]]},&quot;genre&quot;:&quot;Thesis&quot;,&quot;source&quot;:&quot;dspace.mit.edu&quot;,&quot;license&quot;:&quot;http://dspace.mit.edu/handle/1721.1/7582&quot;,&quot;issued&quot;:{&quot;date-parts&quot;:[[&quot;2016&quot;]]},&quot;language&quot;:&quot;eng&quot;,&quot;author&quot;:[{&quot;family&quot;:&quot;Roque&quot;,&quot;given&quot;:&quot;Ricarose Vallarta&quot;}],&quot;id&quot;:&quot;roque_family_2016&quot;,&quot;citation-key&quot;:&quot;roque_family_2016&quot;},&quot;id&quot;:2834,&quot;uri&quot;:[&quot;http://zotero.org/users/1913249/items/4F43N9TP&quot;],&quot;suffix&quot;:&quot;&quot;,&quot;prefix&quot;:&quot;&quot;}],&quot;schema&quot;:&quot;https://github.com/citation-style-language/schema/raw/master/csl-citation.json&quot;} RNDwexycvznae"/> FCL study addressed it with face to face session with help from family members. In asking is how can facilitators help develop participation in community activities (<text:span text:style-name="T2">roqueBecomingFacilitatorsCreative2018?</text:span>), Roque operationalise Barron’s work on parental roles in a making. The research team created a detailed guide to replicate the programme <text:reference-mark-start text:name="ZOTERO_ITEM CSL_CITATION {&quot;properties&quot;:{&quot;formattedCitation&quot;:&quot;[@leggett_family_2017]&quot;,&quot;noteIndex&quot;:0},&quot;citationID&quot;:&quot;horyqqla&quot;,&quot;citationItems&quot;:[{&quot;uris&quot;:[&quot;http://zotero.org/users/1913249/items/Z4HCQIST&quot;],&quot;itemData&quot;:{&quot;URL&quot;:&quot;https://www.familycreativelearning.org/s/Family-Creative-Learning-Guide-2017.pdf&quot;,&quot;publisher&quot;:&quot;familycreativelearning.org&quot;,&quot;accessed&quot;:{&quot;date-parts&quot;:[[&quot;2018&quot;,10,30]]},&quot;type&quot;:&quot;report&quot;,&quot;issued&quot;:{&quot;date-parts&quot;:[[&quot;2017&quot;]]},&quot;title&quot;:&quot;Family Creative Learning - Faciliators Guide&quot;,&quot;author&quot;:[{&quot;family&quot;:&quot;Leggett&quot;,&quot;given&quot;:&quot;Saskia&quot;},{&quot;family&quot;:&quot;Roque&quot;,&quot;given&quot;:&quot;Ricarosa&quot;}],&quot;id&quot;:&quot;leggett_family_2017&quot;,&quot;citation-key&quot;:&quot;leggett_family_2017&quot;},&quot;id&quot;:9661,&quot;uri&quot;:[&quot;http://zotero.org/users/1913249/items/Z4HCQIST&quot;],&quot;suffix&quot;:&quot;&quot;,&quot;prefix&quot;:&quot;&quot;}],&quot;schema&quot;:&quot;https://github.com/citation-style-language/schema/raw/master/csl-citation.json&quot;} RNDzjycguhesj"/>&lt;Do Zotero Refresh: [@leggett_family_2017]&gt;<text:reference-mark-end text:name="ZOTERO_ITEM CSL_CITATION {&quot;properties&quot;:{&quot;formattedCitation&quot;:&quot;[@leggett_family_2017]&quot;,&quot;noteIndex&quot;:0},&quot;citationID&quot;:&quot;horyqqla&quot;,&quot;citationItems&quot;:[{&quot;uris&quot;:[&quot;http://zotero.org/users/1913249/items/Z4HCQIST&quot;],&quot;itemData&quot;:{&quot;URL&quot;:&quot;https://www.familycreativelearning.org/s/Family-Creative-Learning-Guide-2017.pdf&quot;,&quot;publisher&quot;:&quot;familycreativelearning.org&quot;,&quot;accessed&quot;:{&quot;date-parts&quot;:[[&quot;2018&quot;,10,30]]},&quot;type&quot;:&quot;report&quot;,&quot;issued&quot;:{&quot;date-parts&quot;:[[&quot;2017&quot;]]},&quot;title&quot;:&quot;Family Creative Learning - Faciliators Guide&quot;,&quot;author&quot;:[{&quot;family&quot;:&quot;Leggett&quot;,&quot;given&quot;:&quot;Saskia&quot;},{&quot;family&quot;:&quot;Roque&quot;,&quot;given&quot;:&quot;Ricarosa&quot;}],&quot;id&quot;:&quot;leggett_family_2017&quot;,&quot;citation-key&quot;:&quot;leggett_family_2017&quot;},&quot;id&quot;:9661,&quot;uri&quot;:[&quot;http://zotero.org/users/1913249/items/Z4HCQIST&quot;],&quot;suffix&quot;:&quot;&quot;,&quot;prefix&quot;:&quot;&quot;}],&quot;schema&quot;:&quot;https://github.com/citation-style-language/schema/raw/master/csl-citation.json&quot;} RNDzjycguhesj"/>.</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 We can compare the difficulties of scaling of this hybrid setting (FCL) with more structured, and more naturalistic learning environments as explored by Ito above.</text:p>
      <text:p text:style-name="Text_20_body">It did Both invite a question, how best to structure activities.</text:p>
      <text:h text:style-name="Heading_20_3" text:outline-level="3"><text:bookmark-start text:name="link-to-next-section---pedagogies-exist-but-more-are-needed"/>Link to next section - pedagogies exist but more are needed<text:bookmark-end text:name="link-to-next-section---pedagogies-exist-but-more-are-needed"/></text:h>
      <text:p text:style-name="First_20_paragraph"><text:span text:style-name="T2">Lack of specific pedagogies (for informal spaces) - via a case study / research ?</text:span></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address what pedagogies are available in to help coding, in relation to RQ1. Following activity theory terms pedagogy can be reframed as pedagogical tools and processes and can be viewed as a kind of meditational strategy.</text:p>
      <text:h text:style-name="Heading_20_3" text:outline-level="3"><text:bookmark-start text:name="curricular-concepts-semantic-waves-and-primm"/>Curricular concepts, semantic waves and PRIMM<text:bookmark-end text:name="curricular-concepts-semantic-waves-and-primm"/></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properties&quot;:{&quot;formattedCitation&quot;:&quot;[-@tedre_long_2016]&quot;,&quot;noteIndex&quot;:0},&quot;citationID&quot;:&quot;asxaxeqd&quot;,&quot;citationItems&quot;:[{&quot;suppress-author&quot;:true,&quot;uris&quot;:[&quot;http://zotero.org/users/1913249/items/D6IF6PH5&quot;],&quot;id&quot;:83,&quot;uri&quot;:[&quot;http://zotero.org/users/1913249/items/D6IF6PH5&quot;],&quot;itemData&quot;:{&quot;ISBN&quot;:&quot;978-1-4503-4770-9&quot;,&quot;publisher&quot;:&quot;ACM&quot;,&quot;DOI&quot;:&quot;10.1145/2999541.2999542&quot;,&quot;event-place&quot;:&quot;Koli Finland&quot;,&quot;id&quot;:&quot;tedre_long_2016&quot;,&quot;author&quot;:[{&quot;family&quot;:&quot;Tedre&quot;,&quot;given&quot;:&quot;Matti&quot;},{&quot;family&quot;:&quot;Denning&quot;,&quot;given&quot;:&quot;Peter J.&quot;}],&quot;page&quot;:&quot;120-129&quot;,&quot;URL&quot;:&quot;https://dl.acm.org/doi/10.1145/2999541.2999542&quot;,&quot;type&quot;:&quot;paper-conference&quot;,&quot;event-title&quot;:&quot;Koli Calling 2016: 16th Koli Calling International Conference on Computing Education Research&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source&quot;:&quot;DOI.org (Crossref)&quot;,&quot;language&quot;:&quot;en&quot;,&quot;title&quot;:&quot;The long quest for computational thinking&quot;,&quot;container-title&quot;:&quot;Proceedings of the 16th Koli Calling International Conference on Computing Education Research&quot;,&quot;publisher-place&quot;:&quot;Koli Finland&quot;,&quot;issued&quot;:{&quot;date-parts&quot;:[[&quot;2016&quot;,11,24]]},&quot;citation-key&quot;:&quot;tedre_long_2016&quot;},&quot;suffix&quot;:&quot;&quot;,&quot;prefix&quot;:&quot;&quot;}],&quot;schema&quot;:&quot;https://github.com/citation-style-language/schema/raw/master/csl-citation.json&quot;} RNDyrwhoevfcl"/>&lt;Do Zotero Refresh: [-@tedre_long_2016]&gt;<text:reference-mark-end text:name="ZOTERO_ITEM CSL_CITATION {&quot;properties&quot;:{&quot;formattedCitation&quot;:&quot;[-@tedre_long_2016]&quot;,&quot;noteIndex&quot;:0},&quot;citationID&quot;:&quot;asxaxeqd&quot;,&quot;citationItems&quot;:[{&quot;suppress-author&quot;:true,&quot;uris&quot;:[&quot;http://zotero.org/users/1913249/items/D6IF6PH5&quot;],&quot;id&quot;:83,&quot;uri&quot;:[&quot;http://zotero.org/users/1913249/items/D6IF6PH5&quot;],&quot;itemData&quot;:{&quot;ISBN&quot;:&quot;978-1-4503-4770-9&quot;,&quot;publisher&quot;:&quot;ACM&quot;,&quot;DOI&quot;:&quot;10.1145/2999541.2999542&quot;,&quot;event-place&quot;:&quot;Koli Finland&quot;,&quot;id&quot;:&quot;tedre_long_2016&quot;,&quot;author&quot;:[{&quot;family&quot;:&quot;Tedre&quot;,&quot;given&quot;:&quot;Matti&quot;},{&quot;family&quot;:&quot;Denning&quot;,&quot;given&quot;:&quot;Peter J.&quot;}],&quot;page&quot;:&quot;120-129&quot;,&quot;URL&quot;:&quot;https://dl.acm.org/doi/10.1145/2999541.2999542&quot;,&quot;type&quot;:&quot;paper-conference&quot;,&quot;event-title&quot;:&quot;Koli Calling 2016: 16th Koli Calling International Conference on Computing Education Research&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source&quot;:&quot;DOI.org (Crossref)&quot;,&quot;language&quot;:&quot;en&quot;,&quot;title&quot;:&quot;The long quest for computational thinking&quot;,&quot;container-title&quot;:&quot;Proceedings of the 16th Koli Calling International Conference on Computing Education Research&quot;,&quot;publisher-place&quot;:&quot;Koli Finland&quot;,&quot;issued&quot;:{&quot;date-parts&quot;:[[&quot;2016&quot;,11,24]]},&quot;citation-key&quot;:&quot;tedre_long_2016&quot;},&quot;suffix&quot;:&quot;&quot;,&quot;prefix&quot;:&quot;&quot;}],&quot;schema&quot;:&quot;https://github.com/citation-style-language/schema/raw/master/csl-citation.json&quot;} RNDyrwhoevfcl"/> review of CT cautions against a too narrow definition of CT that highlights formal abstractions as represented by Wing’s take on CT <text:reference-mark-start text:name="ZOTERO_ITEM CSL_CITATION {&quot;properties&quot;:{&quot;formattedCitation&quot;:&quot;[-@wing_computational_2008]&quot;,&quot;noteIndex&quot;:0},&quot;citationID&quot;:&quot;wolwxkye&quot;,&quot;citationItems&quot;:[{&quot;suppress-author&quot;:true,&quot;uris&quot;:[&quot;http://zotero.org/users/1913249/items/CQ6F79QS&quot;],&quot;id&quot;:1293,&quot;uri&quot;:[&quot;http://zotero.org/users/1913249/items/CQ6F79QS&quot;],&quot;itemData&quot;:{&quot;type&quot;:&quot;article-journal&quot;,&quot;page&quot;:&quot;3717-3725&quot;,&quot;URL&quot;:&quot;http://rsta.royalsocietypublishing.org/cgi/doi/10.1098/rsta.2008.0118&quot;,&quot;container-title&quot;:&quot;Philosophical Transactions of the Royal Society A: Mathematical, Physical and Engineering Sciences&quot;,&quot;volume&quot;:&quot;366&quot;,&quot;DOI&quot;:&quot;10.1098/rsta.2008.0118&quot;,&quot;title&quot;:&quot;Computational thinking and thinking about computing&quot;,&quot;accessed&quot;:{&quot;date-parts&quot;:[[&quot;2016&quot;,8,8]]},&quot;language&quot;:&quot;en&quot;,&quot;source&quot;:&quot;CrossRef&quot;,&quot;issued&quot;:{&quot;date-parts&quot;:[[&quot;2008&quot;,10,28]]},&quot;id&quot;:&quot;wing_computational_2008&quot;,&quot;issue&quot;:&quot;1881&quot;,&quot;author&quot;:[{&quot;family&quot;:&quot;Wing&quot;,&quot;given&quot;:&quot;J. M&quot;}],&quot;ISSN&quot;:&quot;1364-503X, 1471-2962&quot;,&quot;citation-key&quot;:&quot;wing_computational_2008&quot;},&quot;suffix&quot;:&quot;&quot;,&quot;prefix&quot;:&quot;&quot;}],&quot;schema&quot;:&quot;https://github.com/citation-style-language/schema/raw/master/csl-citation.json&quot;} RNDegjxqjqnjn"/>&lt;Do Zotero Refresh: [-@wing_computational_2008]&gt;<text:reference-mark-end text:name="ZOTERO_ITEM CSL_CITATION {&quot;properties&quot;:{&quot;formattedCitation&quot;:&quot;[-@wing_computational_2008]&quot;,&quot;noteIndex&quot;:0},&quot;citationID&quot;:&quot;wolwxkye&quot;,&quot;citationItems&quot;:[{&quot;suppress-author&quot;:true,&quot;uris&quot;:[&quot;http://zotero.org/users/1913249/items/CQ6F79QS&quot;],&quot;id&quot;:1293,&quot;uri&quot;:[&quot;http://zotero.org/users/1913249/items/CQ6F79QS&quot;],&quot;itemData&quot;:{&quot;type&quot;:&quot;article-journal&quot;,&quot;page&quot;:&quot;3717-3725&quot;,&quot;URL&quot;:&quot;http://rsta.royalsocietypublishing.org/cgi/doi/10.1098/rsta.2008.0118&quot;,&quot;container-title&quot;:&quot;Philosophical Transactions of the Royal Society A: Mathematical, Physical and Engineering Sciences&quot;,&quot;volume&quot;:&quot;366&quot;,&quot;DOI&quot;:&quot;10.1098/rsta.2008.0118&quot;,&quot;title&quot;:&quot;Computational thinking and thinking about computing&quot;,&quot;accessed&quot;:{&quot;date-parts&quot;:[[&quot;2016&quot;,8,8]]},&quot;language&quot;:&quot;en&quot;,&quot;source&quot;:&quot;CrossRef&quot;,&quot;issued&quot;:{&quot;date-parts&quot;:[[&quot;2008&quot;,10,28]]},&quot;id&quot;:&quot;wing_computational_2008&quot;,&quot;issue&quot;:&quot;1881&quot;,&quot;author&quot;:[{&quot;family&quot;:&quot;Wing&quot;,&quot;given&quot;:&quot;J. M&quot;}],&quot;ISSN&quot;:&quot;1364-503X, 1471-2962&quot;,&quot;citation-key&quot;:&quot;wing_computational_2008&quot;},&quot;suffix&quot;:&quot;&quot;,&quot;prefix&quot;:&quot;&quot;}],&quot;schema&quot;:&quot;https://github.com/citation-style-language/schema/raw/master/csl-citation.json&quot;} RNDegjxqjqnjn"/>. This is not to argue that Wing’s approach to CT is without technical merit <text:reference-mark-start text:name="ZOTERO_ITEM CSL_CITATION {&quot;properties&quot;:{&quot;formattedCitation&quot;:&quot;[@lodi_computational_2021]&quot;,&quot;noteIndex&quot;:0},&quot;citationID&quot;:&quot;saqqsnxg&quot;,&quot;citationItems&quot;:[{&quot;uris&quot;:[&quot;http://zotero.org/users/1913249/items/SZW59GAB&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d&quot;:&quot;lodi_computational_2021&quot;,&quot;author&quot;:[{&quot;family&quot;:&quot;Lodi&quot;,&quot;given&quot;:&quot;Michael&quot;},{&quot;family&quot;:&quot;Martini&quot;,&quot;given&quot;:&quot;Simone&quot;}],&quot;ISSN&quot;:&quot;1573-1901&quot;,&quot;page&quot;:&quot;883-908&quot;,&quot;volume&quot;:&quot;30&quot;,&quot;URL&quot;:&quot;https://doi.org/10.1007/s11191-021-00202-5&quot;,&quot;issue&quot;:&quot;4&quot;,&quot;type&quot;:&quot;article-journal&quot;,&quot;source&quot;:&quot;Springer Link&quot;,&quot;title&quot;:&quot;Computational Thinking, Between Papert and Wing&quot;,&quot;container-title-short&quot;:&quot;Sci &amp; Educ&quot;,&quot;issued&quot;:{&quot;date-parts&quot;:[[&quot;2021&quot;,8,1]]},&quot;accessed&quot;:{&quot;date-parts&quot;:[[&quot;2023&quot;,3,14]]},&quot;language&quot;:&quot;en&quot;,&quot;citation-key&quot;:&quot;lodi_computational_2021&quot;},&quot;id&quot;:3696,&quot;uri&quot;:[&quot;http://zotero.org/users/1913249/items/SZW59GAB&quot;],&quot;suffix&quot;:&quot;&quot;,&quot;prefix&quot;:&quot;&quot;}],&quot;schema&quot;:&quot;https://github.com/citation-style-language/schema/raw/master/csl-citation.json&quot;} RNDrsmueiiqeg"/>&lt;Do Zotero Refresh: [@lodi_computational_2021]&gt;<text:reference-mark-end text:name="ZOTERO_ITEM CSL_CITATION {&quot;properties&quot;:{&quot;formattedCitation&quot;:&quot;[@lodi_computational_2021]&quot;,&quot;noteIndex&quot;:0},&quot;citationID&quot;:&quot;saqqsnxg&quot;,&quot;citationItems&quot;:[{&quot;uris&quot;:[&quot;http://zotero.org/users/1913249/items/SZW59GAB&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d&quot;:&quot;lodi_computational_2021&quot;,&quot;author&quot;:[{&quot;family&quot;:&quot;Lodi&quot;,&quot;given&quot;:&quot;Michael&quot;},{&quot;family&quot;:&quot;Martini&quot;,&quot;given&quot;:&quot;Simone&quot;}],&quot;ISSN&quot;:&quot;1573-1901&quot;,&quot;page&quot;:&quot;883-908&quot;,&quot;volume&quot;:&quot;30&quot;,&quot;URL&quot;:&quot;https://doi.org/10.1007/s11191-021-00202-5&quot;,&quot;issue&quot;:&quot;4&quot;,&quot;type&quot;:&quot;article-journal&quot;,&quot;source&quot;:&quot;Springer Link&quot;,&quot;title&quot;:&quot;Computational Thinking, Between Papert and Wing&quot;,&quot;container-title-short&quot;:&quot;Sci &amp; Educ&quot;,&quot;issued&quot;:{&quot;date-parts&quot;:[[&quot;2021&quot;,8,1]]},&quot;accessed&quot;:{&quot;date-parts&quot;:[[&quot;2023&quot;,3,14]]},&quot;language&quot;:&quot;en&quot;,&quot;citation-key&quot;:&quot;lodi_computational_2021&quot;},&quot;id&quot;:3696,&quot;uri&quot;:[&quot;http://zotero.org/users/1913249/items/SZW59GAB&quot;],&quot;suffix&quot;:&quot;&quot;,&quot;prefix&quot;:&quot;&quot;}],&quot;schema&quot;:&quot;https://github.com/citation-style-language/schema/raw/master/csl-citation.json&quot;} RNDrsmueiiqeg"/>,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properties&quot;:{&quot;formattedCitation&quot;:&quot;[@resnick_coding_2020]&quot;,&quot;noteIndex&quot;:0},&quot;citationID&quot;:&quot;adkfkuda&quot;,&quot;citationItems&quot;:[{&quot;uris&quot;:[&quot;http://zotero.org/users/1913249/items/VYS48CXK&quot;],&quot;itemData&quot;:{&quot;abstract&quot;:&quot;While millions of students worldwide have enjoyed coding experiences over the last decade, the next challenge is spreading educational values and approaches.&quot;,&quot;container-title&quot;:&quot;Communications of the ACM&quot;,&quot;DOI&quot;:&quot;10.1145/3375546&quot;,&quot;id&quot;:&quot;resnick_coding_2020&quot;,&quot;author&quot;:[{&quot;family&quot;:&quot;Resnick&quot;,&quot;given&quot;:&quot;Mitchel&quot;},{&quot;family&quot;:&quot;Rusk&quot;,&quot;given&quot;:&quot;Natalie&quot;}],&quot;ISSN&quot;:&quot;0001-0782, 1557-7317&quot;,&quot;page&quot;:&quot;120-127&quot;,&quot;volume&quot;:&quot;63&quot;,&quot;URL&quot;:&quot;https://dl.acm.org/doi/10.1145/3375546&quot;,&quot;issue&quot;:&quot;11&quot;,&quot;type&quot;:&quot;article-journal&quot;,&quot;source&quot;:&quot;DOI.org (Crossref)&quot;,&quot;title&quot;:&quot;Coding at a crossroads&quot;,&quot;container-title-short&quot;:&quot;Commun. ACM&quot;,&quot;issued&quot;:{&quot;date-parts&quot;:[[&quot;2020&quot;,10,22]]},&quot;accessed&quot;:{&quot;date-parts&quot;:[[&quot;2021&quot;,12,21]]},&quot;language&quot;:&quot;en&quot;,&quot;citation-key&quot;:&quot;resnick_coding_2020&quot;},&quot;id&quot;:3,&quot;uri&quot;:[&quot;http://zotero.org/users/1913249/items/VYS48CXK&quot;],&quot;suffix&quot;:&quot;&quot;,&quot;prefix&quot;:&quot;&quot;}],&quot;schema&quot;:&quot;https://github.com/citation-style-language/schema/raw/master/csl-citation.json&quot;} RNDdtnngfoxvg"/>&lt;Do Zotero Refresh: [@resnick_coding_2020]&gt;<text:reference-mark-end text:name="ZOTERO_ITEM CSL_CITATION {&quot;properties&quot;:{&quot;formattedCitation&quot;:&quot;[@resnick_coding_2020]&quot;,&quot;noteIndex&quot;:0},&quot;citationID&quot;:&quot;adkfkuda&quot;,&quot;citationItems&quot;:[{&quot;uris&quot;:[&quot;http://zotero.org/users/1913249/items/VYS48CXK&quot;],&quot;itemData&quot;:{&quot;abstract&quot;:&quot;While millions of students worldwide have enjoyed coding experiences over the last decade, the next challenge is spreading educational values and approaches.&quot;,&quot;container-title&quot;:&quot;Communications of the ACM&quot;,&quot;DOI&quot;:&quot;10.1145/3375546&quot;,&quot;id&quot;:&quot;resnick_coding_2020&quot;,&quot;author&quot;:[{&quot;family&quot;:&quot;Resnick&quot;,&quot;given&quot;:&quot;Mitchel&quot;},{&quot;family&quot;:&quot;Rusk&quot;,&quot;given&quot;:&quot;Natalie&quot;}],&quot;ISSN&quot;:&quot;0001-0782, 1557-7317&quot;,&quot;page&quot;:&quot;120-127&quot;,&quot;volume&quot;:&quot;63&quot;,&quot;URL&quot;:&quot;https://dl.acm.org/doi/10.1145/3375546&quot;,&quot;issue&quot;:&quot;11&quot;,&quot;type&quot;:&quot;article-journal&quot;,&quot;source&quot;:&quot;DOI.org (Crossref)&quot;,&quot;title&quot;:&quot;Coding at a crossroads&quot;,&quot;container-title-short&quot;:&quot;Commun. ACM&quot;,&quot;issued&quot;:{&quot;date-parts&quot;:[[&quot;2020&quot;,10,22]]},&quot;accessed&quot;:{&quot;date-parts&quot;:[[&quot;2021&quot;,12,21]]},&quot;language&quot;:&quot;en&quot;,&quot;citation-key&quot;:&quot;resnick_coding_2020&quot;},&quot;id&quot;:3,&quot;uri&quot;:[&quot;http://zotero.org/users/1913249/items/VYS48CXK&quot;],&quot;suffix&quot;:&quot;&quot;,&quot;prefix&quot;:&quot;&quot;}],&quot;schema&quot;:&quot;https://github.com/citation-style-language/schema/raw/master/csl-citation.json&quot;} RNDdtnngfoxvg"/>.</text:p>
      <text:p text:style-name="Text_20_body">In teaching computing pedagogy the concept of levels of abstraction can be taught to students to help them understand the level of abstraction that they are working at <text:reference-mark-start text:name="ZOTERO_ITEM CSL_CITATION {&quot;properties&quot;:{&quot;formattedCitation&quot;:&quot;[@statter_teaching_2016; @waite_abstraction_2016; @waite_abstraction_2018-1]&quot;,&quot;noteIndex&quot;:0},&quot;citationID&quot;:&quot;ktmcmywq&quot;,&quot;citationItems&quot;:[{&quot;uris&quot;:[&quot;http://zotero.org/users/1913249/items/94B8KBTT&quot;],&quot;itemData&quot;:{&quot;ISBN&quot;:&quot;978-1-4503-4223-0&quot;,&quot;publisher&quot;:&quot;ACM Press&quot;,&quot;DOI&quot;:&quot;10.1145/2978249.2978261&quot;,&quot;event-place&quot;:&quot;M&amp;#252;nster, Germany&quot;,&quot;id&quot;:&quot;statter_teaching_2016&quot;,&quot;author&quot;:[{&quot;family&quot;:&quot;Statter&quot;,&quot;given&quot;:&quot;David&quot;},{&quot;family&quot;:&quot;Armoni&quot;,&quot;given&quot;:&quot;Michal&quot;}],&quot;page&quot;:&quot;80-83&quot;,&quot;URL&quot;:&quot;http://dl.acm.org/citation.cfm?doid=2978249.2978261&quot;,&quot;type&quot;:&quot;paper-conference&quot;,&quot;event-title&quot;:&quot;the 11th Workshop in Primary and Secondary Computing Education&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language&quot;:&quot;en&quot;,&quot;title&quot;:&quot;Teaching Abstract Thinking in Introduction to Computer Science for 7th Graders&quot;,&quot;container-title&quot;:&quot;Proceedings of the 11th Workshop in Primary and Secondary Computing Education on ZZZ - WiPSCE '16&quot;,&quot;publisher-place&quot;:&quot;M&amp;#252;nster, Germany&quot;,&quot;issued&quot;:{&quot;date-parts&quot;:[[&quot;2016&quot;]]},&quot;citation-key&quot;:&quot;statter_teaching_2016&quot;},&quot;id&quot;:3583,&quot;uri&quot;:[&quot;http://zotero.org/users/1913249/items/94B8KBTT&quot;],&quot;suffix&quot;:&quot;&quot;,&quot;prefix&quot;:&quot;&quot;},{&quot;uris&quot;:[&quot;http://zotero.org/users/1913249/items/39JH9QJG&quot;],&quot;itemData&quot;:{&quot;ISBN&quot;:&quot;978-1-4503-4223-0&quot;,&quot;publisher&quot;:&quot;ACM Press&quot;,&quot;DOI&quot;:&quot;10.1145/2978249.2978272&quot;,&quot;event-place&quot;:&quot;M&amp;#252;nster, Germany&quot;,&quot;id&quot;:&quot;waite_abstraction_2016&quot;,&quot;author&quot;:[{&quot;family&quot;:&quot;Waite&quot;,&quot;given&quot;:&quot;Jane&quot;},{&quot;family&quot;:&quot;Curzon&quot;,&quot;given&quot;:&quot;Paul&quot;},{&quot;family&quot;:&quot;Marsh&quot;,&quot;given&quot;:&quot;William&quot;},{&quot;family&quot;:&quot;Sentance&quot;,&quot;given&quot;:&quot;Sue&quot;}],&quot;page&quot;:&quot;112-113&quot;,&quot;URL&quot;:&quot;http://dl.acm.org/citation.cfm?doid=2978249.2978272&quot;,&quot;type&quot;:&quot;paper-conference&quot;,&quot;event-title&quot;:&quot;the 11th Workshop in Primary and Secondary Computing Education&quot;,&quot;accessed&quot;:{&quot;date-parts&quot;:[[&quot;2020&quot;,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language&quot;:&quot;en&quot;,&quot;title&quot;:&quot;Abstraction and common classroom activities&quot;,&quot;container-title&quot;:&quot;Proceedings of the 11th Workshop in Primary and Secondary Computing Education on ZZZ - WiPSCE '16&quot;,&quot;publisher-place&quot;:&quot;M&amp;#252;nster, Germany&quot;,&quot;issued&quot;:{&quot;date-parts&quot;:[[&quot;2016&quot;]]},&quot;citation-key&quot;:&quot;waite_abstraction_2016&quot;},&quot;id&quot;:3588,&quot;uri&quot;:[&quot;http://zotero.org/users/1913249/items/39JH9QJG&quot;],&quot;suffix&quot;:&quot;&quot;,&quot;prefix&quot;:&quot;&quot;},{&quot;uris&quot;:[&quot;http://zotero.org/users/1913249/items/8KSA6TV2&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d&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number&quot;:&quot;1&quot;,&quot;title-short&quot;:&quot;Abstraction in action&quot;,&quot;volume&quot;:&quot;2&quot;,&quot;URL&quot;:&quot;https://ijcses.org/index.php/ijcses/article/view/23&quot;,&quot;type&quot;:&quot;article-journal&quot;,&quot;issue&quot;:&quot;1&quot;,&quot;page&quot;:&quot;14-40&quot;,&quot;source&quot;:&quot;ijcses.org&quot;,&quot;language&quot;:&quot;en&quot;,&quot;title&quot;:&quot;Abstraction in action: K-5 teachers' uses of levels of abstraction, particularly the design level, in teaching programming.&quot;,&quot;accessed&quot;:{&quot;date-parts&quot;:[[&quot;2020&quot;,10,17]]},&quot;license&quot;:&quot;Copyright (c) 2018 Jane Lisa Waite, Paul Curzon, William Marsh, Sue Sentance, Alex Hadwen-Bennett&quot;,&quot;issued&quot;:{&quot;date-parts&quot;:[[&quot;2018&quot;,1,31]]},&quot;citation-key&quot;:&quot;waite_abstraction_2018-1&quot;},&quot;id&quot;:3663,&quot;uri&quot;:[&quot;http://zotero.org/users/1913249/items/8KSA6TV2&quot;],&quot;suffix&quot;:&quot;&quot;,&quot;prefix&quot;:&quot;&quot;}],&quot;schema&quot;:&quot;https://github.com/citation-style-language/schema/raw/master/csl-citation.json&quot;} RNDgfhllhpwnz"/>&lt;Do Zotero Refresh: [@statter_teaching_2016; @waite_abstraction_2016; @waite_abstraction_2018-1]&gt;<text:reference-mark-end text:name="ZOTERO_ITEM CSL_CITATION {&quot;properties&quot;:{&quot;formattedCitation&quot;:&quot;[@statter_teaching_2016; @waite_abstraction_2016; @waite_abstraction_2018-1]&quot;,&quot;noteIndex&quot;:0},&quot;citationID&quot;:&quot;ktmcmywq&quot;,&quot;citationItems&quot;:[{&quot;uris&quot;:[&quot;http://zotero.org/users/1913249/items/94B8KBTT&quot;],&quot;itemData&quot;:{&quot;ISBN&quot;:&quot;978-1-4503-4223-0&quot;,&quot;publisher&quot;:&quot;ACM Press&quot;,&quot;DOI&quot;:&quot;10.1145/2978249.2978261&quot;,&quot;event-place&quot;:&quot;M&amp;#252;nster, Germany&quot;,&quot;id&quot;:&quot;statter_teaching_2016&quot;,&quot;author&quot;:[{&quot;family&quot;:&quot;Statter&quot;,&quot;given&quot;:&quot;David&quot;},{&quot;family&quot;:&quot;Armoni&quot;,&quot;given&quot;:&quot;Michal&quot;}],&quot;page&quot;:&quot;80-83&quot;,&quot;URL&quot;:&quot;http://dl.acm.org/citation.cfm?doid=2978249.2978261&quot;,&quot;type&quot;:&quot;paper-conference&quot;,&quot;event-title&quot;:&quot;the 11th Workshop in Primary and Secondary Computing Education&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language&quot;:&quot;en&quot;,&quot;title&quot;:&quot;Teaching Abstract Thinking in Introduction to Computer Science for 7th Graders&quot;,&quot;container-title&quot;:&quot;Proceedings of the 11th Workshop in Primary and Secondary Computing Education on ZZZ - WiPSCE '16&quot;,&quot;publisher-place&quot;:&quot;M&amp;#252;nster, Germany&quot;,&quot;issued&quot;:{&quot;date-parts&quot;:[[&quot;2016&quot;]]},&quot;citation-key&quot;:&quot;statter_teaching_2016&quot;},&quot;id&quot;:3583,&quot;uri&quot;:[&quot;http://zotero.org/users/1913249/items/94B8KBTT&quot;],&quot;suffix&quot;:&quot;&quot;,&quot;prefix&quot;:&quot;&quot;},{&quot;uris&quot;:[&quot;http://zotero.org/users/1913249/items/39JH9QJG&quot;],&quot;itemData&quot;:{&quot;ISBN&quot;:&quot;978-1-4503-4223-0&quot;,&quot;publisher&quot;:&quot;ACM Press&quot;,&quot;DOI&quot;:&quot;10.1145/2978249.2978272&quot;,&quot;event-place&quot;:&quot;M&amp;#252;nster, Germany&quot;,&quot;id&quot;:&quot;waite_abstraction_2016&quot;,&quot;author&quot;:[{&quot;family&quot;:&quot;Waite&quot;,&quot;given&quot;:&quot;Jane&quot;},{&quot;family&quot;:&quot;Curzon&quot;,&quot;given&quot;:&quot;Paul&quot;},{&quot;family&quot;:&quot;Marsh&quot;,&quot;given&quot;:&quot;William&quot;},{&quot;family&quot;:&quot;Sentance&quot;,&quot;given&quot;:&quot;Sue&quot;}],&quot;page&quot;:&quot;112-113&quot;,&quot;URL&quot;:&quot;http://dl.acm.org/citation.cfm?doid=2978249.2978272&quot;,&quot;type&quot;:&quot;paper-conference&quot;,&quot;event-title&quot;:&quot;the 11th Workshop in Primary and Secondary Computing Education&quot;,&quot;accessed&quot;:{&quot;date-parts&quot;:[[&quot;2020&quot;,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language&quot;:&quot;en&quot;,&quot;title&quot;:&quot;Abstraction and common classroom activities&quot;,&quot;container-title&quot;:&quot;Proceedings of the 11th Workshop in Primary and Secondary Computing Education on ZZZ - WiPSCE '16&quot;,&quot;publisher-place&quot;:&quot;M&amp;#252;nster, Germany&quot;,&quot;issued&quot;:{&quot;date-parts&quot;:[[&quot;2016&quot;]]},&quot;citation-key&quot;:&quot;waite_abstraction_2016&quot;},&quot;id&quot;:3588,&quot;uri&quot;:[&quot;http://zotero.org/users/1913249/items/39JH9QJG&quot;],&quot;suffix&quot;:&quot;&quot;,&quot;prefix&quot;:&quot;&quot;},{&quot;uris&quot;:[&quot;http://zotero.org/users/1913249/items/8KSA6TV2&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d&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number&quot;:&quot;1&quot;,&quot;title-short&quot;:&quot;Abstraction in action&quot;,&quot;volume&quot;:&quot;2&quot;,&quot;URL&quot;:&quot;https://ijcses.org/index.php/ijcses/article/view/23&quot;,&quot;type&quot;:&quot;article-journal&quot;,&quot;issue&quot;:&quot;1&quot;,&quot;page&quot;:&quot;14-40&quot;,&quot;source&quot;:&quot;ijcses.org&quot;,&quot;language&quot;:&quot;en&quot;,&quot;title&quot;:&quot;Abstraction in action: K-5 teachers' uses of levels of abstraction, particularly the design level, in teaching programming.&quot;,&quot;accessed&quot;:{&quot;date-parts&quot;:[[&quot;2020&quot;,10,17]]},&quot;license&quot;:&quot;Copyright (c) 2018 Jane Lisa Waite, Paul Curzon, William Marsh, Sue Sentance, Alex Hadwen-Bennett&quot;,&quot;issued&quot;:{&quot;date-parts&quot;:[[&quot;2018&quot;,1,31]]},&quot;citation-key&quot;:&quot;waite_abstraction_2018-1&quot;},&quot;id&quot;:3663,&quot;uri&quot;:[&quot;http://zotero.org/users/1913249/items/8KSA6TV2&quot;],&quot;suffix&quot;:&quot;&quot;,&quot;prefix&quot;:&quot;&quot;}],&quot;schema&quot;:&quot;https://github.com/citation-style-language/schema/raw/master/csl-citation.json&quot;} RNDgfhllhpwnz"/>.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formattedCitation&quot;:&quot;[@waite_abstraction_2018]&quot;,&quot;noteIndex&quot;:0},&quot;citationID&quot;:&quot;qqzukniq&quot;,&quot;citationItems&quot;:[{&quot;uris&quot;:[&quot;http://zotero.org/users/1913249/items/5QGUDFAX&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d&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page&quot;:&quot;14&quot;,&quot;title-short&quot;:&quot;Abstraction in action&quot;,&quot;volume&quot;:&quot;2&quot;,&quot;URL&quot;:&quot;http://ijcses.org/index.php/ijcses/article/view/23&quot;,&quot;issue&quot;:&quot;1&quot;,&quot;type&quot;:&quot;article-journal&quot;,&quot;source&quot;:&quot;DOI.org (Crossref)&quot;,&quot;title&quot;:&quot;Abstraction in action: K-5 teachers' uses of levels of abstraction, particularly the design level, in teaching programming.&quot;,&quot;container-title-short&quot;:&quot;IJCSES&quot;,&quot;issued&quot;:{&quot;date-parts&quot;:[[&quot;2018&quot;,1,31]]},&quot;accessed&quot;:{&quot;date-parts&quot;:[[&quot;2019&quot;,12,10]]},&quot;language&quot;:&quot;en&quot;,&quot;citation-key&quot;:&quot;waite_abstraction_2018&quot;},&quot;id&quot;:3132,&quot;uri&quot;:[&quot;http://zotero.org/users/1913249/items/5QGUDFAX&quot;],&quot;suffix&quot;:&quot;&quot;,&quot;prefix&quot;:&quot;&quot;}],&quot;schema&quot;:&quot;https://github.com/citation-style-language/schema/raw/master/csl-citation.json&quot;} RNDtwnpcyiobu"/>&lt;Do Zotero Refresh: [@waite_abstraction_2018]&gt;<text:reference-mark-end text:name="ZOTERO_ITEM CSL_CITATION {&quot;properties&quot;:{&quot;formattedCitation&quot;:&quot;[@waite_abstraction_2018]&quot;,&quot;noteIndex&quot;:0},&quot;citationID&quot;:&quot;qqzukniq&quot;,&quot;citationItems&quot;:[{&quot;uris&quot;:[&quot;http://zotero.org/users/1913249/items/5QGUDFAX&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d&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page&quot;:&quot;14&quot;,&quot;title-short&quot;:&quot;Abstraction in action&quot;,&quot;volume&quot;:&quot;2&quot;,&quot;URL&quot;:&quot;http://ijcses.org/index.php/ijcses/article/view/23&quot;,&quot;issue&quot;:&quot;1&quot;,&quot;type&quot;:&quot;article-journal&quot;,&quot;source&quot;:&quot;DOI.org (Crossref)&quot;,&quot;title&quot;:&quot;Abstraction in action: K-5 teachers' uses of levels of abstraction, particularly the design level, in teaching programming.&quot;,&quot;container-title-short&quot;:&quot;IJCSES&quot;,&quot;issued&quot;:{&quot;date-parts&quot;:[[&quot;2018&quot;,1,31]]},&quot;accessed&quot;:{&quot;date-parts&quot;:[[&quot;2019&quot;,12,10]]},&quot;language&quot;:&quot;en&quot;,&quot;citation-key&quot;:&quot;waite_abstraction_2018&quot;},&quot;id&quot;:3132,&quot;uri&quot;:[&quot;http://zotero.org/users/1913249/items/5QGUDFAX&quot;],&quot;suffix&quot;:&quot;&quot;,&quot;prefix&quot;:&quot;&quot;}],&quot;schema&quot;:&quot;https://github.com/citation-style-language/schema/raw/master/csl-citation.json&quot;} RNDtwnpcyiobu"/></text:p>
      <text:h text:style-name="Heading_20_4" text:outline-level="4"><text:bookmark-start text:name="semantic-profiles-and-waves"/>Semantic Profiles and Waves<text:bookmark-end text:name="semantic-profiles-and-waves"/></text:h>
      <text:p text:style-name="First_20_paragraph">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properties&quot;:{&quot;formattedCitation&quot;:&quot;[@macnaught_jointly_2013]&quot;,&quot;noteIndex&quot;:0},&quot;citationID&quot;:&quot;nyludsgp&quot;,&quot;citationItems&quot;:[{&quot;uris&quot;:[&quot;http://zotero.org/users/1913249/items/8KA63FXV&quot;],&quot;itemData&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quot;:&quot;Linguistics and Education&quot;,&quot;DOI&quot;:&quot;10.1016/j.linged.2012.11.008&quot;,&quot;collection-title&quot;:&quot;Cumulative knowledge-building in secondary schooling&quot;,&quot;id&quot;:&quot;macnaught_jointly_2013&quot;,&quot;author&quot;:[{&quot;family&quot;:&quot;Macnaught&quot;,&quot;given&quot;:&quot;Lucy&quot;},{&quot;family&quot;:&quot;Maton&quot;,&quot;given&quot;:&quot;Karl&quot;},{&quot;family&quot;:&quot;Martin&quot;,&quot;given&quot;:&quot;J. R.&quot;},{&quot;family&quot;:&quot;Matruglio&quot;,&quot;given&quot;:&quot;Erika&quot;}],&quot;ISSN&quot;:&quot;0898-5898&quot;,&quot;page&quot;:&quot;50-63&quot;,&quot;title-short&quot;:&quot;Jointly constructing semantic waves&quot;,&quot;volume&quot;:&quot;24&quot;,&quot;URL&quot;:&quot;http://www.sciencedirect.com/science/article/pii/S0898589812000708&quot;,&quot;issue&quot;:&quot;1&quot;,&quot;type&quot;:&quot;article-journal&quot;,&quot;source&quot;:&quot;ScienceDirect&quot;,&quot;title&quot;:&quot;Jointly constructing semantic waves: Implications for teacher training&quot;,&quot;container-title-short&quot;:&quot;Linguistics and Education&quot;,&quot;issued&quot;:{&quot;date-parts&quot;:[[&quot;2013&quot;,4,1]]},&quot;language&quot;:&quot;en&quot;,&quot;accessed&quot;:{&quot;date-parts&quot;:[[&quot;2020&quot;,10,22]]},&quot;citation-key&quot;:&quot;macnaught_jointly_2013&quot;},&quot;id&quot;:3624,&quot;uri&quot;:[&quot;http://zotero.org/users/1913249/items/8KA63FXV&quot;],&quot;suffix&quot;:&quot;&quot;,&quot;prefix&quot;:&quot;&quot;}],&quot;schema&quot;:&quot;https://github.com/citation-style-language/schema/raw/master/csl-citation.json&quot;} RNDavmnudeuyo"/>&lt;Do Zotero Refresh: [@macnaught_jointly_2013]&gt;<text:reference-mark-end text:name="ZOTERO_ITEM CSL_CITATION {&quot;properties&quot;:{&quot;formattedCitation&quot;:&quot;[@macnaught_jointly_2013]&quot;,&quot;noteIndex&quot;:0},&quot;citationID&quot;:&quot;nyludsgp&quot;,&quot;citationItems&quot;:[{&quot;uris&quot;:[&quot;http://zotero.org/users/1913249/items/8KA63FXV&quot;],&quot;itemData&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quot;:&quot;Linguistics and Education&quot;,&quot;DOI&quot;:&quot;10.1016/j.linged.2012.11.008&quot;,&quot;collection-title&quot;:&quot;Cumulative knowledge-building in secondary schooling&quot;,&quot;id&quot;:&quot;macnaught_jointly_2013&quot;,&quot;author&quot;:[{&quot;family&quot;:&quot;Macnaught&quot;,&quot;given&quot;:&quot;Lucy&quot;},{&quot;family&quot;:&quot;Maton&quot;,&quot;given&quot;:&quot;Karl&quot;},{&quot;family&quot;:&quot;Martin&quot;,&quot;given&quot;:&quot;J. R.&quot;},{&quot;family&quot;:&quot;Matruglio&quot;,&quot;given&quot;:&quot;Erika&quot;}],&quot;ISSN&quot;:&quot;0898-5898&quot;,&quot;page&quot;:&quot;50-63&quot;,&quot;title-short&quot;:&quot;Jointly constructing semantic waves&quot;,&quot;volume&quot;:&quot;24&quot;,&quot;URL&quot;:&quot;http://www.sciencedirect.com/science/article/pii/S0898589812000708&quot;,&quot;issue&quot;:&quot;1&quot;,&quot;type&quot;:&quot;article-journal&quot;,&quot;source&quot;:&quot;ScienceDirect&quot;,&quot;title&quot;:&quot;Jointly constructing semantic waves: Implications for teacher training&quot;,&quot;container-title-short&quot;:&quot;Linguistics and Education&quot;,&quot;issued&quot;:{&quot;date-parts&quot;:[[&quot;2013&quot;,4,1]]},&quot;language&quot;:&quot;en&quot;,&quot;accessed&quot;:{&quot;date-parts&quot;:[[&quot;2020&quot;,10,22]]},&quot;citation-key&quot;:&quot;macnaught_jointly_2013&quot;},&quot;id&quot;:3624,&quot;uri&quot;:[&quot;http://zotero.org/users/1913249/items/8KA63FXV&quot;],&quot;suffix&quot;:&quot;&quot;,&quot;prefix&quot;:&quot;&quot;}],&quot;schema&quot;:&quot;https://github.com/citation-style-language/schema/raw/master/csl-citation.json&quot;} RNDavmnudeuyo"/>.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properties&quot;:{&quot;formattedCitation&quot;:&quot;[-@curzon_using_2020]&quot;,&quot;noteIndex&quot;:0},&quot;citationID&quot;:&quot;hgfacsqf&quot;,&quot;citationItems&quot;:[{&quot;suppress-author&quot;:true,&quot;uris&quot;:[&quot;http://zotero.org/users/1913249/items/IHTMF2WC&quot;],&quot;id&quot;:3944,&quot;uri&quot;:[&quot;http://zotero.org/users/1913249/items/IHTMF2WC&quot;],&quot;itemData&quot;:{&quot;ISBN&quot;:&quot;978-1-4503-8759-0&quot;,&quot;container-title&quot;:&quot;Proceedings of the 15th Workshop on Primary and Secondary Computing Education&quot;,&quot;DOI&quot;:&quot;10.1145/3421590.3421606&quot;,&quot;event-place&quot;:&quot;New York, NY, USA&quot;,&quot;collection-title&quot;:&quot;WiPSCE '20&quot;,&quot;issued&quot;:{&quot;date-parts&quot;:[[&quot;2020&quot;,10,28]]},&quot;author&quot;:[{&quot;family&quot;:&quot;Curzon&quot;,&quot;given&quot;:&quot;Paul&quot;},{&quot;family&quot;:&quot;Waite&quot;,&quot;given&quot;:&quot;Jane&quot;},{&quot;family&quot;:&quot;Maton&quot;,&quot;given&quot;:&quot;Karl&quot;},{&quot;family&quot;:&quot;Donohue&quot;,&quot;given&quot;:&quot;James&quot;}],&quot;page&quot;:&quot;1–10&quot;,&quot;URL&quot;:&quot;https://doi.org/10.1145/3421590.3421606&quot;,&quot;accessed&quot;:{&quot;date-parts&quot;:[[&quot;2022&quot;,1,23]]},&quot;type&quot;:&quot;paper-conference&quot;,&quot;source&quot;:&quot;ACM Digital Library&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itle&quot;:&quot;Using semantic waves to analyse the effectiveness of unplugged computing activities&quot;,&quot;publisher&quot;:&quot;Association for Computing Machinery&quot;,&quot;publisher-place&quot;:&quot;New York, NY, USA&quot;,&quot;id&quot;:&quot;curzon_using_2020&quot;,&quot;citation-key&quot;:&quot;curzon_using_2020&quot;},&quot;suffix&quot;:&quot;&quot;,&quot;prefix&quot;:&quot;&quot;}],&quot;schema&quot;:&quot;https://github.com/citation-style-language/schema/raw/master/csl-citation.json&quot;} RNDryusshqecu"/>&lt;Do Zotero Refresh: [-@curzon_using_2020]&gt;<text:reference-mark-end text:name="ZOTERO_ITEM CSL_CITATION {&quot;properties&quot;:{&quot;formattedCitation&quot;:&quot;[-@curzon_using_2020]&quot;,&quot;noteIndex&quot;:0},&quot;citationID&quot;:&quot;hgfacsqf&quot;,&quot;citationItems&quot;:[{&quot;suppress-author&quot;:true,&quot;uris&quot;:[&quot;http://zotero.org/users/1913249/items/IHTMF2WC&quot;],&quot;id&quot;:3944,&quot;uri&quot;:[&quot;http://zotero.org/users/1913249/items/IHTMF2WC&quot;],&quot;itemData&quot;:{&quot;ISBN&quot;:&quot;978-1-4503-8759-0&quot;,&quot;container-title&quot;:&quot;Proceedings of the 15th Workshop on Primary and Secondary Computing Education&quot;,&quot;DOI&quot;:&quot;10.1145/3421590.3421606&quot;,&quot;event-place&quot;:&quot;New York, NY, USA&quot;,&quot;collection-title&quot;:&quot;WiPSCE '20&quot;,&quot;issued&quot;:{&quot;date-parts&quot;:[[&quot;2020&quot;,10,28]]},&quot;author&quot;:[{&quot;family&quot;:&quot;Curzon&quot;,&quot;given&quot;:&quot;Paul&quot;},{&quot;family&quot;:&quot;Waite&quot;,&quot;given&quot;:&quot;Jane&quot;},{&quot;family&quot;:&quot;Maton&quot;,&quot;given&quot;:&quot;Karl&quot;},{&quot;family&quot;:&quot;Donohue&quot;,&quot;given&quot;:&quot;James&quot;}],&quot;page&quot;:&quot;1–10&quot;,&quot;URL&quot;:&quot;https://doi.org/10.1145/3421590.3421606&quot;,&quot;accessed&quot;:{&quot;date-parts&quot;:[[&quot;2022&quot;,1,23]]},&quot;type&quot;:&quot;paper-conference&quot;,&quot;source&quot;:&quot;ACM Digital Library&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itle&quot;:&quot;Using semantic waves to analyse the effectiveness of unplugged computing activities&quot;,&quot;publisher&quot;:&quot;Association for Computing Machinery&quot;,&quot;publisher-place&quot;:&quot;New York, NY, USA&quot;,&quot;id&quot;:&quot;curzon_using_2020&quot;,&quot;citation-key&quot;:&quot;curzon_using_2020&quot;},&quot;suffix&quot;:&quot;&quot;,&quot;prefix&quot;:&quot;&quot;}],&quot;schema&quot;:&quot;https://github.com/citation-style-language/schema/raw/master/csl-citation.json&quot;} RNDryusshqecu"/>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1">semantic waves</text:span></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4" text:outline-level="4"><text:bookmark-start text:name="primm"/>PRIMM<text:bookmark-end text:name="primm"/></text:h>
      <text:p text:style-name="First_20_paragraph">FIND MATERIAL IN OTHER BOOK CHAPTERS</text:p>
      <text:p text:style-name="Text_20_body">PRIMM addresses the perceived need for structured and explicit approach to teaching computing concepts and is particularly aimed at a school setting <text:reference-mark-start text:name="ZOTERO_ITEM CSL_CITATION {&quot;properties&quot;:{&quot;formattedCitation&quot;:&quot;[@sentance_teaching_2019]&quot;,&quot;noteIndex&quot;:0},&quot;citationID&quot;:&quot;wijwdwky&quot;,&quot;citationItems&quot;:[{&quot;uris&quot;:[&quot;http://zotero.org/users/1913249/items/UVA9VT54&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DOI&quot;:&quot;10.1080/08993408.2019.1608781&quot;,&quot;id&quot;:&quot;sentance_teaching_2019&quot;,&quot;author&quot;:[{&quot;family&quot;:&quot;Sentance&quot;,&quot;given&quot;:&quot;Sue&quot;},{&quot;family&quot;:&quot;Waite&quot;,&quot;given&quot;:&quot;Jane&quot;},{&quot;family&quot;:&quot;Kallia&quot;,&quot;given&quot;:&quot;Maria&quot;}],&quot;ISSN&quot;:&quot;0899-3408&quot;,&quot;page&quot;:&quot;136-176&quot;,&quot;title-short&quot;:&quot;Teaching computer programming with PRIMM&quot;,&quot;volume&quot;:&quot;29&quot;,&quot;issue&quot;:&quot;2-3&quot;,&quot;URL&quot;:&quot;https://doi.org/10.1080/08993408.2019.1608781&quot;,&quot;source&quot;:&quot;Taylor and Francis+NEJM&quot;,&quot;type&quot;:&quot;article-journal&quot;,&quot;title&quot;:&quot;Teaching computer programming with PRIMM: a sociocultural perspective&quot;,&quot;container-title&quot;:&quot;Computer Science Education&quot;,&quot;accessed&quot;:{&quot;date-parts&quot;:[[&quot;2023&quot;,3,15]]},&quot;issued&quot;:{&quot;date-parts&quot;:[[&quot;2019&quot;,7,3]]},&quot;citation-key&quot;:&quot;sentance_teaching_2019&quot;},&quot;id&quot;:3685,&quot;uri&quot;:[&quot;http://zotero.org/users/1913249/items/UVA9VT54&quot;],&quot;suffix&quot;:&quot;&quot;,&quot;prefix&quot;:&quot;&quot;}],&quot;schema&quot;:&quot;https://github.com/citation-style-language/schema/raw/master/csl-citation.json&quot;} RNDzosxcaeiag"/>&lt;Do Zotero Refresh: [@sentance_teaching_2019]&gt;<text:reference-mark-end text:name="ZOTERO_ITEM CSL_CITATION {&quot;properties&quot;:{&quot;formattedCitation&quot;:&quot;[@sentance_teaching_2019]&quot;,&quot;noteIndex&quot;:0},&quot;citationID&quot;:&quot;wijwdwky&quot;,&quot;citationItems&quot;:[{&quot;uris&quot;:[&quot;http://zotero.org/users/1913249/items/UVA9VT54&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DOI&quot;:&quot;10.1080/08993408.2019.1608781&quot;,&quot;id&quot;:&quot;sentance_teaching_2019&quot;,&quot;author&quot;:[{&quot;family&quot;:&quot;Sentance&quot;,&quot;given&quot;:&quot;Sue&quot;},{&quot;family&quot;:&quot;Waite&quot;,&quot;given&quot;:&quot;Jane&quot;},{&quot;family&quot;:&quot;Kallia&quot;,&quot;given&quot;:&quot;Maria&quot;}],&quot;ISSN&quot;:&quot;0899-3408&quot;,&quot;page&quot;:&quot;136-176&quot;,&quot;title-short&quot;:&quot;Teaching computer programming with PRIMM&quot;,&quot;volume&quot;:&quot;29&quot;,&quot;issue&quot;:&quot;2-3&quot;,&quot;URL&quot;:&quot;https://doi.org/10.1080/08993408.2019.1608781&quot;,&quot;source&quot;:&quot;Taylor and Francis+NEJM&quot;,&quot;type&quot;:&quot;article-journal&quot;,&quot;title&quot;:&quot;Teaching computer programming with PRIMM: a sociocultural perspective&quot;,&quot;container-title&quot;:&quot;Computer Science Education&quot;,&quot;accessed&quot;:{&quot;date-parts&quot;:[[&quot;2023&quot;,3,15]]},&quot;issued&quot;:{&quot;date-parts&quot;:[[&quot;2019&quot;,7,3]]},&quot;citation-key&quot;:&quot;sentance_teaching_2019&quot;},&quot;id&quot;:3685,&quot;uri&quot;:[&quot;http://zotero.org/users/1913249/items/UVA9VT54&quot;],&quot;suffix&quot;:&quot;&quot;,&quot;prefix&quot;:&quot;&quot;}],&quot;schema&quot;:&quot;https://github.com/citation-style-language/schema/raw/master/csl-citation.json&quot;} RNDzosxcaeiag"/>.</text:p>
      <text:p text:style-name="Text_20_body"><text:span text:style-name="T2">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p text:style-name="Text_20_body">In proposing PRIMM Sentence et al highlights a deficit of exploration based approaches of Papert and constructionism proposed by Grover <text:reference-mark-start text:name="ZOTERO_ITEM CSL_CITATION {&quot;properties&quot;:{&quot;formattedCitation&quot;:&quot;[-@sentance_teaching_2019, p. 5]&quot;,&quot;noteIndex&quot;:0},&quot;citationID&quot;:&quot;aqmspgli&quot;,&quot;citationItems&quot;:[{&quot;suppress-author&quot;:true,&quot;locator&quot;:&quot; 5&quot;,&quot;id&quot;:3685,&quot;uri&quot;:[&quot;http://zotero.org/users/1913249/items/UVA9VT54&quot;],&quot;uris&quot;:[&quot;http://zotero.org/users/1913249/items/UVA9VT54&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DOI&quot;:&quot;10.1080/08993408.2019.1608781&quot;,&quot;id&quot;:&quot;sentance_teaching_2019&quot;,&quot;author&quot;:[{&quot;family&quot;:&quot;Sentance&quot;,&quot;given&quot;:&quot;Sue&quot;},{&quot;family&quot;:&quot;Waite&quot;,&quot;given&quot;:&quot;Jane&quot;},{&quot;family&quot;:&quot;Kallia&quot;,&quot;given&quot;:&quot;Maria&quot;}],&quot;ISSN&quot;:&quot;0899-3408&quot;,&quot;page&quot;:&quot;136-176&quot;,&quot;title-short&quot;:&quot;Teaching computer programming with PRIMM&quot;,&quot;volume&quot;:&quot;29&quot;,&quot;issue&quot;:&quot;2-3&quot;,&quot;URL&quot;:&quot;https://doi.org/10.1080/08993408.2019.1608781&quot;,&quot;source&quot;:&quot;Taylor and Francis+NEJM&quot;,&quot;type&quot;:&quot;article-journal&quot;,&quot;title&quot;:&quot;Teaching computer programming with PRIMM: a sociocultural perspective&quot;,&quot;container-title&quot;:&quot;Computer Science Education&quot;,&quot;accessed&quot;:{&quot;date-parts&quot;:[[&quot;2023&quot;,3,15]]},&quot;issued&quot;:{&quot;date-parts&quot;:[[&quot;2019&quot;,7,3]]},&quot;citation-key&quot;:&quot;sentance_teaching_2019&quot;},&quot;prefix&quot;:&quot;&quot;}],&quot;schema&quot;:&quot;https://github.com/citation-style-language/schema/raw/master/csl-citation.json&quot;} RNDocmrwizgfd"/>&lt;Do Zotero Refresh: [-@sentance_teaching_2019, p. 5]&gt;<text:reference-mark-end text:name="ZOTERO_ITEM CSL_CITATION {&quot;properties&quot;:{&quot;formattedCitation&quot;:&quot;[-@sentance_teaching_2019, p. 5]&quot;,&quot;noteIndex&quot;:0},&quot;citationID&quot;:&quot;aqmspgli&quot;,&quot;citationItems&quot;:[{&quot;suppress-author&quot;:true,&quot;locator&quot;:&quot; 5&quot;,&quot;id&quot;:3685,&quot;uri&quot;:[&quot;http://zotero.org/users/1913249/items/UVA9VT54&quot;],&quot;uris&quot;:[&quot;http://zotero.org/users/1913249/items/UVA9VT54&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DOI&quot;:&quot;10.1080/08993408.2019.1608781&quot;,&quot;id&quot;:&quot;sentance_teaching_2019&quot;,&quot;author&quot;:[{&quot;family&quot;:&quot;Sentance&quot;,&quot;given&quot;:&quot;Sue&quot;},{&quot;family&quot;:&quot;Waite&quot;,&quot;given&quot;:&quot;Jane&quot;},{&quot;family&quot;:&quot;Kallia&quot;,&quot;given&quot;:&quot;Maria&quot;}],&quot;ISSN&quot;:&quot;0899-3408&quot;,&quot;page&quot;:&quot;136-176&quot;,&quot;title-short&quot;:&quot;Teaching computer programming with PRIMM&quot;,&quot;volume&quot;:&quot;29&quot;,&quot;issue&quot;:&quot;2-3&quot;,&quot;URL&quot;:&quot;https://doi.org/10.1080/08993408.2019.1608781&quot;,&quot;source&quot;:&quot;Taylor and Francis+NEJM&quot;,&quot;type&quot;:&quot;article-journal&quot;,&quot;title&quot;:&quot;Teaching computer programming with PRIMM: a sociocultural perspective&quot;,&quot;container-title&quot;:&quot;Computer Science Education&quot;,&quot;accessed&quot;:{&quot;date-parts&quot;:[[&quot;2023&quot;,3,15]]},&quot;issued&quot;:{&quot;date-parts&quot;:[[&quot;2019&quot;,7,3]]},&quot;citation-key&quot;:&quot;sentance_teaching_2019&quot;},&quot;prefix&quot;:&quot;&quot;}],&quot;schema&quot;:&quot;https://github.com/citation-style-language/schema/raw/master/csl-citation.json&quot;} RNDocmrwizgfd"/></text:p>
      <text:p text:style-name="Text_20_body">However, given the importance of explicit instruction of concepts, it seems lacking then that there is no guidance on what concepts should be best explored via this pedagogy.</text:p>
      <text:p text:style-name="Text_20_body">A similar observation can be made of a linked pedagogy that of semantic waves which uses an example of algorithms in one research process but again does not link to an underlying framework of “complex” concepts to illustrate.</text:p>
      <text:p text:style-name="Text_20_body">We can turn to the UK curriculum perhaps for guidance.</text:p>
      <text:p text:style-name="Text_20_body">THIS COUDL BE PUT BEFORE CT - AND THEN CT IS EXPLPORED AS A FRAMEWORK OF CONCEPTS - THEN A PEDAGOGY</text:p>
      <text:p text:style-name="Text_20_body">DEVELOP THIS DEFICIT AND THE ASSUMPTIONS PRESENT IN A CRITICAL WAY ABSTRACT VS CONCRETE</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properties&quot;:{&quot;formattedCitation&quot;:&quot;[-@lee_computational_2011]&quot;,&quot;noteIndex&quot;:0},&quot;citationID&quot;:&quot;cpbcdtzg&quot;,&quot;citationItems&quot;:[{&quot;suppress-author&quot;:true,&quot;uris&quot;:[&quot;http://zotero.org/users/1913249/items/M2JH9UT3&quot;],&quot;id&quot;:3872,&quot;uri&quot;:[&quot;http://zotero.org/users/1913249/items/M2JH9UT3&quot;],&quot;itemData&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container-title&quot;:&quot;ACM Inroads&quot;,&quot;volume&quot;:&quot;2&quot;,&quot;DOI&quot;:&quot;10.1145/1929887.1929902&quot;,&quot;title&quot;:&quot;Computational thinking for youth in practice&quot;,&quot;accessed&quot;:{&quot;date-parts&quot;:[[&quot;2018&quot;,9,15]]},&quot;page&quot;:&quot;32–37&quot;,&quot;source&quot;:&quot;ACM Digital Library&quot;,&quot;issued&quot;:{&quot;date-parts&quot;:[[&quot;2011&quot;,2]]},&quot;id&quot;:&quot;lee_computational_2011&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N&quot;:&quot;2153-2184&quot;,&quot;citation-key&quot;:&quot;lee_computational_2011&quot;},&quot;suffix&quot;:&quot;&quot;,&quot;prefix&quot;:&quot;&quot;}],&quot;schema&quot;:&quot;https://github.com/citation-style-language/schema/raw/master/csl-citation.json&quot;} RNDtdoukplxia"/>&lt;Do Zotero Refresh: [-@lee_computational_2011]&gt;<text:reference-mark-end text:name="ZOTERO_ITEM CSL_CITATION {&quot;properties&quot;:{&quot;formattedCitation&quot;:&quot;[-@lee_computational_2011]&quot;,&quot;noteIndex&quot;:0},&quot;citationID&quot;:&quot;cpbcdtzg&quot;,&quot;citationItems&quot;:[{&quot;suppress-author&quot;:true,&quot;uris&quot;:[&quot;http://zotero.org/users/1913249/items/M2JH9UT3&quot;],&quot;id&quot;:3872,&quot;uri&quot;:[&quot;http://zotero.org/users/1913249/items/M2JH9UT3&quot;],&quot;itemData&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container-title&quot;:&quot;ACM Inroads&quot;,&quot;volume&quot;:&quot;2&quot;,&quot;DOI&quot;:&quot;10.1145/1929887.1929902&quot;,&quot;title&quot;:&quot;Computational thinking for youth in practice&quot;,&quot;accessed&quot;:{&quot;date-parts&quot;:[[&quot;2018&quot;,9,15]]},&quot;page&quot;:&quot;32–37&quot;,&quot;source&quot;:&quot;ACM Digital Library&quot;,&quot;issued&quot;:{&quot;date-parts&quot;:[[&quot;2011&quot;,2]]},&quot;id&quot;:&quot;lee_computational_2011&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N&quot;:&quot;2153-2184&quot;,&quot;citation-key&quot;:&quot;lee_computational_2011&quot;},&quot;suffix&quot;:&quot;&quot;,&quot;prefix&quot;:&quot;&quot;}],&quot;schema&quot;:&quot;https://github.com/citation-style-language/schema/raw/master/csl-citation.json&quot;} RNDtdoukplxia"/>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properties&quot;:{&quot;formattedCitation&quot;:&quot;[@denner_computer_2012; @denner_using_2014; @werner_pair_2013; @werner_children_2014]&quot;,&quot;noteIndex&quot;:0},&quot;citationID&quot;:&quot;etjsvvks&quot;,&quot;citationItems&quot;:[{&quot;uris&quot;:[&quot;http://zotero.org/users/1913249/items/VJ5HVJHB&quot;],&quot;itemData&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d&quot;:&quot;denner_computer_2012&quot;,&quot;author&quot;:[{&quot;family&quot;:&quot;Denner&quot;,&quot;given&quot;:&quot;Jill&quot;},{&quot;family&quot;:&quot;Werner&quot;,&quot;given&quot;:&quot;Linda&quot;},{&quot;family&quot;:&quot;Ortiz&quot;,&quot;given&quot;:&quot;Eloy&quot;}],&quot;ISSN&quot;:&quot;03601315&quot;,&quot;page&quot;:&quot;240-249&quot;,&quot;title-short&quot;:&quot;Computer games created by middle school girls&quot;,&quot;volume&quot;:&quot;58&quot;,&quot;issue&quot;:&quot;1&quot;,&quot;URL&quot;:&quot;http://linkinghub.elsevier.com/retrieve/pii/S0360131511001849&quot;,&quot;source&quot;:&quot;Crossref&quot;,&quot;type&quot;:&quot;article-journal&quot;,&quot;title&quot;:&quot;Computer games created by middle school girls: Can they be used to measure understanding of computer science concepts?&quot;,&quot;language&quot;:&quot;en&quot;,&quot;accessed&quot;:{&quot;date-parts&quot;:[[&quot;2018&quot;,4,21]]},&quot;issued&quot;:{&quot;date-parts&quot;:[[&quot;2012&quot;,1]]},&quot;citation-key&quot;:&quot;denner_computer_2012&quot;},&quot;id&quot;:275,&quot;uri&quot;:[&quot;http://zotero.org/users/1913249/items/VJ5HVJHB&quot;],&quot;suffix&quot;:&quot;&quot;,&quot;prefix&quot;:&quot;&quot;},{&quot;uris&quot;:[&quot;http://zotero.org/users/1913249/items/RUWZA8Q7&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d&quot;:&quot;denner_using_2014&quot;,&quot;author&quot;:[{&quot;family&quot;:&quot;Denner&quot;,&quot;given&quot;:&quot;Jill&quot;},{&quot;family&quot;:&quot;Werner&quot;,&quot;given&quot;:&quot;Linda&quot;},{&quot;family&quot;:&quot;Campe&quot;,&quot;given&quot;:&quot;Shannon&quot;},{&quot;family&quot;:&quot;Ortiz&quot;,&quot;given&quot;:&quot;Eloy&quot;}],&quot;ISSN&quot;:&quot;2155-6849 DOI: 10.4018/ijgbl.2014070102&quot;,&quot;page&quot;:&quot;13-22&quot;,&quot;volume&quot;:&quot;4&quot;,&quot;URL&quot;:&quot;https://www.igi-global.com/article/using-game-mechanics-to-measure-what-students-learn-from-programming-games/117696&quot;,&quot;type&quot;:&quot;article-journal&quot;,&quot;issue&quot;:&quot;3&quot;,&quot;title&quot;:&quot;Using game mechanics to measure what students learn from programming games&quot;,&quot;source&quot;:&quot;www.igi-global.com&quot;,&quot;issued&quot;:{&quot;date-parts&quot;:[[&quot;2014&quot;,7,1]]},&quot;container-title-short&quot;:&quot;IJGBL&quot;,&quot;license&quot;:&quot;Access limited to members&quot;,&quot;accessed&quot;:{&quot;date-parts&quot;:[[&quot;2018&quot;,4,21]]},&quot;language&quot;:&quot;en&quot;,&quot;citation-key&quot;:&quot;denner_using_2014&quot;},&quot;id&quot;:3768,&quot;uri&quot;:[&quot;http://zotero.org/users/1913249/items/RUWZA8Q7&quot;],&quot;suffix&quot;:&quot;&quot;,&quot;prefix&quot;:&quot;&quot;},{&quot;uris&quot;:[&quot;http://zotero.org/users/1913249/items/PH47MUUV&quot;],&quot;itemData&quot;:{&quot;URL&quot;:&quot;http://dl.acm.org/citation.cfm?doid=2445196.2445322&quot;,&quot;ISBN&quot;:&quot;978-1-4503-1868-6&quot;,&quot;type&quot;:&quot;paper-conference&quot;,&quot;publisher&quot;:&quot;ACM Press&quot;,&quot;title-short&quot;:&quot;Pair programming for middle school students&quot;,&quot;DOI&quot;:&quot;10.1145/2445196.2445322&quot;,&quot;title&quot;:&quot;Pair programming for middle school students: does friendship influence academic outcomes?&quot;,&quot;accessed&quot;:{&quot;date-parts&quot;:[[&quot;2018&quot;,4,21]]},&quot;page&quot;:&quot;421&quot;,&quot;source&quot;:&quot;Crossref&quot;,&quot;language&quot;:&quot;en&quot;,&quot;id&quot;:&quot;werner_pair_2013&quot;,&quot;issued&quot;:{&quot;date-parts&quot;:[[&quot;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citation-key&quot;:&quot;werner_pair_2013&quot;},&quot;id&quot;:280,&quot;uri&quot;:[&quot;http://zotero.org/users/1913249/items/PH47MUUV&quot;],&quot;suffix&quot;:&quot;&quot;,&quot;prefix&quot;:&quot;&quot;},{&quot;uris&quot;:[&quot;http://zotero.org/users/1913249/items/GK5Z3NX3&quot;],&quot;itemData&quot;:{&quot;container-title&quot;:&quot;ACM Transactions on Computing Education&quot;,&quot;DOI&quot;:&quot;10.1145/2677091&quot;,&quot;id&quot;:&quot;werner_children_2014&quot;,&quot;author&quot;:[{&quot;family&quot;:&quot;Werner&quot;,&quot;given&quot;:&quot;Linda&quot;},{&quot;family&quot;:&quot;Denner&quot;,&quot;given&quot;:&quot;Jill&quot;},{&quot;family&quot;:&quot;Campe&quot;,&quot;given&quot;:&quot;Shannon&quot;}],&quot;ISSN&quot;:&quot;19466226&quot;,&quot;page&quot;:&quot;1-22&quot;,&quot;title-short&quot;:&quot;Children Programming Games&quot;,&quot;volume&quot;:&quot;14&quot;,&quot;issue&quot;:&quot;4&quot;,&quot;URL&quot;:&quot;http://dl.acm.org/citation.cfm?doid=2698235.2677091&quot;,&quot;source&quot;:&quot;Crossref&quot;,&quot;type&quot;:&quot;article-journal&quot;,&quot;title&quot;:&quot;Children Programming Games: A Strategy for Measuring Computational Learning&quot;,&quot;accessed&quot;:{&quot;date-parts&quot;:[[&quot;2018&quot;,8,16]]},&quot;language&quot;:&quot;en&quot;,&quot;issued&quot;:{&quot;date-parts&quot;:[[&quot;2014&quot;,12,23]]},&quot;citation-key&quot;:&quot;werner_children_2014&quot;},&quot;id&quot;:2929,&quot;uri&quot;:[&quot;http://zotero.org/users/1913249/items/GK5Z3NX3&quot;],&quot;suffix&quot;:&quot;&quot;,&quot;prefix&quot;:&quot;&quot;}],&quot;schema&quot;:&quot;https://github.com/citation-style-language/schema/raw/master/csl-citation.json&quot;} RNDdjyinbyodb"/>&lt;Do Zotero Refresh: [@denner_computer_2012; @denner_using_2014; @werner_pair_2013; @werner_children_2014]&gt;<text:reference-mark-end text:name="ZOTERO_ITEM CSL_CITATION {&quot;properties&quot;:{&quot;formattedCitation&quot;:&quot;[@denner_computer_2012; @denner_using_2014; @werner_pair_2013; @werner_children_2014]&quot;,&quot;noteIndex&quot;:0},&quot;citationID&quot;:&quot;etjsvvks&quot;,&quot;citationItems&quot;:[{&quot;uris&quot;:[&quot;http://zotero.org/users/1913249/items/VJ5HVJHB&quot;],&quot;itemData&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d&quot;:&quot;denner_computer_2012&quot;,&quot;author&quot;:[{&quot;family&quot;:&quot;Denner&quot;,&quot;given&quot;:&quot;Jill&quot;},{&quot;family&quot;:&quot;Werner&quot;,&quot;given&quot;:&quot;Linda&quot;},{&quot;family&quot;:&quot;Ortiz&quot;,&quot;given&quot;:&quot;Eloy&quot;}],&quot;ISSN&quot;:&quot;03601315&quot;,&quot;page&quot;:&quot;240-249&quot;,&quot;title-short&quot;:&quot;Computer games created by middle school girls&quot;,&quot;volume&quot;:&quot;58&quot;,&quot;issue&quot;:&quot;1&quot;,&quot;URL&quot;:&quot;http://linkinghub.elsevier.com/retrieve/pii/S0360131511001849&quot;,&quot;source&quot;:&quot;Crossref&quot;,&quot;type&quot;:&quot;article-journal&quot;,&quot;title&quot;:&quot;Computer games created by middle school girls: Can they be used to measure understanding of computer science concepts?&quot;,&quot;language&quot;:&quot;en&quot;,&quot;accessed&quot;:{&quot;date-parts&quot;:[[&quot;2018&quot;,4,21]]},&quot;issued&quot;:{&quot;date-parts&quot;:[[&quot;2012&quot;,1]]},&quot;citation-key&quot;:&quot;denner_computer_2012&quot;},&quot;id&quot;:275,&quot;uri&quot;:[&quot;http://zotero.org/users/1913249/items/VJ5HVJHB&quot;],&quot;suffix&quot;:&quot;&quot;,&quot;prefix&quot;:&quot;&quot;},{&quot;uris&quot;:[&quot;http://zotero.org/users/1913249/items/RUWZA8Q7&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d&quot;:&quot;denner_using_2014&quot;,&quot;author&quot;:[{&quot;family&quot;:&quot;Denner&quot;,&quot;given&quot;:&quot;Jill&quot;},{&quot;family&quot;:&quot;Werner&quot;,&quot;given&quot;:&quot;Linda&quot;},{&quot;family&quot;:&quot;Campe&quot;,&quot;given&quot;:&quot;Shannon&quot;},{&quot;family&quot;:&quot;Ortiz&quot;,&quot;given&quot;:&quot;Eloy&quot;}],&quot;ISSN&quot;:&quot;2155-6849 DOI: 10.4018/ijgbl.2014070102&quot;,&quot;page&quot;:&quot;13-22&quot;,&quot;volume&quot;:&quot;4&quot;,&quot;URL&quot;:&quot;https://www.igi-global.com/article/using-game-mechanics-to-measure-what-students-learn-from-programming-games/117696&quot;,&quot;type&quot;:&quot;article-journal&quot;,&quot;issue&quot;:&quot;3&quot;,&quot;title&quot;:&quot;Using game mechanics to measure what students learn from programming games&quot;,&quot;source&quot;:&quot;www.igi-global.com&quot;,&quot;issued&quot;:{&quot;date-parts&quot;:[[&quot;2014&quot;,7,1]]},&quot;container-title-short&quot;:&quot;IJGBL&quot;,&quot;license&quot;:&quot;Access limited to members&quot;,&quot;accessed&quot;:{&quot;date-parts&quot;:[[&quot;2018&quot;,4,21]]},&quot;language&quot;:&quot;en&quot;,&quot;citation-key&quot;:&quot;denner_using_2014&quot;},&quot;id&quot;:3768,&quot;uri&quot;:[&quot;http://zotero.org/users/1913249/items/RUWZA8Q7&quot;],&quot;suffix&quot;:&quot;&quot;,&quot;prefix&quot;:&quot;&quot;},{&quot;uris&quot;:[&quot;http://zotero.org/users/1913249/items/PH47MUUV&quot;],&quot;itemData&quot;:{&quot;URL&quot;:&quot;http://dl.acm.org/citation.cfm?doid=2445196.2445322&quot;,&quot;ISBN&quot;:&quot;978-1-4503-1868-6&quot;,&quot;type&quot;:&quot;paper-conference&quot;,&quot;publisher&quot;:&quot;ACM Press&quot;,&quot;title-short&quot;:&quot;Pair programming for middle school students&quot;,&quot;DOI&quot;:&quot;10.1145/2445196.2445322&quot;,&quot;title&quot;:&quot;Pair programming for middle school students: does friendship influence academic outcomes?&quot;,&quot;accessed&quot;:{&quot;date-parts&quot;:[[&quot;2018&quot;,4,21]]},&quot;page&quot;:&quot;421&quot;,&quot;source&quot;:&quot;Crossref&quot;,&quot;language&quot;:&quot;en&quot;,&quot;id&quot;:&quot;werner_pair_2013&quot;,&quot;issued&quot;:{&quot;date-parts&quot;:[[&quot;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citation-key&quot;:&quot;werner_pair_2013&quot;},&quot;id&quot;:280,&quot;uri&quot;:[&quot;http://zotero.org/users/1913249/items/PH47MUUV&quot;],&quot;suffix&quot;:&quot;&quot;,&quot;prefix&quot;:&quot;&quot;},{&quot;uris&quot;:[&quot;http://zotero.org/users/1913249/items/GK5Z3NX3&quot;],&quot;itemData&quot;:{&quot;container-title&quot;:&quot;ACM Transactions on Computing Education&quot;,&quot;DOI&quot;:&quot;10.1145/2677091&quot;,&quot;id&quot;:&quot;werner_children_2014&quot;,&quot;author&quot;:[{&quot;family&quot;:&quot;Werner&quot;,&quot;given&quot;:&quot;Linda&quot;},{&quot;family&quot;:&quot;Denner&quot;,&quot;given&quot;:&quot;Jill&quot;},{&quot;family&quot;:&quot;Campe&quot;,&quot;given&quot;:&quot;Shannon&quot;}],&quot;ISSN&quot;:&quot;19466226&quot;,&quot;page&quot;:&quot;1-22&quot;,&quot;title-short&quot;:&quot;Children Programming Games&quot;,&quot;volume&quot;:&quot;14&quot;,&quot;issue&quot;:&quot;4&quot;,&quot;URL&quot;:&quot;http://dl.acm.org/citation.cfm?doid=2698235.2677091&quot;,&quot;source&quot;:&quot;Crossref&quot;,&quot;type&quot;:&quot;article-journal&quot;,&quot;title&quot;:&quot;Children Programming Games: A Strategy for Measuring Computational Learning&quot;,&quot;accessed&quot;:{&quot;date-parts&quot;:[[&quot;2018&quot;,8,16]]},&quot;language&quot;:&quot;en&quot;,&quot;issued&quot;:{&quot;date-parts&quot;:[[&quot;2014&quot;,12,23]]},&quot;citation-key&quot;:&quot;werner_children_2014&quot;},&quot;id&quot;:2929,&quot;uri&quot;:[&quot;http://zotero.org/users/1913249/items/GK5Z3NX3&quot;],&quot;suffix&quot;:&quot;&quot;,&quot;prefix&quot;:&quot;&quot;}],&quot;schema&quot;:&quot;https://github.com/citation-style-language/schema/raw/master/csl-citation.json&quot;} RNDdjyinbyodb"/>.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properties&quot;:{&quot;formattedCitation&quot;:&quot;[-@lee_computational_2011]&quot;,&quot;noteIndex&quot;:0},&quot;citationID&quot;:&quot;icicgxxr&quot;,&quot;citationItems&quot;:[{&quot;suppress-author&quot;:true,&quot;uris&quot;:[&quot;http://zotero.org/users/1913249/items/M2JH9UT3&quot;],&quot;id&quot;:3872,&quot;uri&quot;:[&quot;http://zotero.org/users/1913249/items/M2JH9UT3&quot;],&quot;itemData&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container-title&quot;:&quot;ACM Inroads&quot;,&quot;volume&quot;:&quot;2&quot;,&quot;DOI&quot;:&quot;10.1145/1929887.1929902&quot;,&quot;title&quot;:&quot;Computational thinking for youth in practice&quot;,&quot;accessed&quot;:{&quot;date-parts&quot;:[[&quot;2018&quot;,9,15]]},&quot;page&quot;:&quot;32–37&quot;,&quot;source&quot;:&quot;ACM Digital Library&quot;,&quot;issued&quot;:{&quot;date-parts&quot;:[[&quot;2011&quot;,2]]},&quot;id&quot;:&quot;lee_computational_2011&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N&quot;:&quot;2153-2184&quot;,&quot;citation-key&quot;:&quot;lee_computational_2011&quot;},&quot;suffix&quot;:&quot;&quot;,&quot;prefix&quot;:&quot;&quot;}],&quot;schema&quot;:&quot;https://github.com/citation-style-language/schema/raw/master/csl-citation.json&quot;} RNDmjouksotlj"/>&lt;Do Zotero Refresh: [-@lee_computational_2011]&gt;<text:reference-mark-end text:name="ZOTERO_ITEM CSL_CITATION {&quot;properties&quot;:{&quot;formattedCitation&quot;:&quot;[-@lee_computational_2011]&quot;,&quot;noteIndex&quot;:0},&quot;citationID&quot;:&quot;icicgxxr&quot;,&quot;citationItems&quot;:[{&quot;suppress-author&quot;:true,&quot;uris&quot;:[&quot;http://zotero.org/users/1913249/items/M2JH9UT3&quot;],&quot;id&quot;:3872,&quot;uri&quot;:[&quot;http://zotero.org/users/1913249/items/M2JH9UT3&quot;],&quot;itemData&quot;:{&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container-title&quot;:&quot;ACM Inroads&quot;,&quot;volume&quot;:&quot;2&quot;,&quot;DOI&quot;:&quot;10.1145/1929887.1929902&quot;,&quot;title&quot;:&quot;Computational thinking for youth in practice&quot;,&quot;accessed&quot;:{&quot;date-parts&quot;:[[&quot;2018&quot;,9,15]]},&quot;page&quot;:&quot;32–37&quot;,&quot;source&quot;:&quot;ACM Digital Library&quot;,&quot;issued&quot;:{&quot;date-parts&quot;:[[&quot;2011&quot;,2]]},&quot;id&quot;:&quot;lee_computational_2011&quot;,&quot;issue&quot;:&quot;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N&quot;:&quot;2153-2184&quot;,&quot;citation-key&quot;:&quot;lee_computational_2011&quot;},&quot;suffix&quot;:&quot;&quot;,&quot;prefix&quot;:&quot;&quot;}],&quot;schema&quot;:&quot;https://github.com/citation-style-language/schema/raw/master/csl-citation.json&quot;} RNDmjouksotlj"/></text:p>
      <text:p text:style-name="Text_20_body"><text:span text:style-name="T2">Use:</text:span> In the <text:span text:style-name="T1">Use</text:span> stage, coders build a familiarity with coding interfaces, code structures and syntax through scaffolded approaches which involve interacting with the program code and what it produces.</text:p>
      <text:p text:style-name="Text_20_body"><text:span text:style-name="T2">Modify:</text:span> In the <text:span text:style-name="T1">Modify</text:span> stage learners progress to working on real projects created by others. Learners deepen their knowledge of coding structures and practices by altering existing projects and templates to suit their own aims.</text:p>
      <text:p text:style-name="Text_20_body"><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properties&quot;:{&quot;formattedCitation&quot;:&quot;[@franklin_analysis_2020]&quot;,&quot;noteIndex&quot;:0},&quot;citationID&quot;:&quot;ovbsfabs&quot;,&quot;citationItems&quot;:[{&quot;uris&quot;:[&quot;http://zotero.org/users/1913249/items/7NFVC6Q7&quot;],&quot;itemData&quot;:{&quot;ISBN&quot;:&quot;978-1-4503-7092-9&quot;,&quot;publisher&quot;:&quot;ACM&quot;,&quot;DOI&quot;:&quot;10.1145/3372782.3406256&quot;,&quot;event-place&quot;:&quot;Virtual Event New Zealand&quot;,&quot;id&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age&quot;:&quot;14-24&quot;,&quot;URL&quot;:&quot;https://dl.acm.org/doi/10.1145/3372782.3406256&quot;,&quot;type&quot;:&quot;paper-conference&quot;,&quot;event-title&quot;:&quot;ICER '20: International Computing Education Research Conference&quot;,&quot;accessed&quot;:{&quot;date-parts&quot;:[[&quot;2021&quot;,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language&quot;:&quot;en&quot;,&quot;title&quot;:&quot;An Analysis of Use-Modify-Create Pedagogical Approach's Success in Balancing Structure and Student Agency&quot;,&quot;container-title&quot;:&quot;Proceedings of the 2020 ACM Conference on International Computing Education Research&quot;,&quot;publisher-place&quot;:&quot;Virtual Event New Zealand&quot;,&quot;issued&quot;:{&quot;date-parts&quot;:[[&quot;2020&quot;,8,10]]},&quot;citation-key&quot;:&quot;franklin_analysis_2020&quot;},&quot;id&quot;:2,&quot;uri&quot;:[&quot;http://zotero.org/users/1913249/items/7NFVC6Q7&quot;],&quot;suffix&quot;:&quot;&quot;,&quot;prefix&quot;:&quot;&quot;}],&quot;schema&quot;:&quot;https://github.com/citation-style-language/schema/raw/master/csl-citation.json&quot;} RNDbzheaqhjtn"/>&lt;Do Zotero Refresh: [@franklin_analysis_2020]&gt;<text:reference-mark-end text:name="ZOTERO_ITEM CSL_CITATION {&quot;properties&quot;:{&quot;formattedCitation&quot;:&quot;[@franklin_analysis_2020]&quot;,&quot;noteIndex&quot;:0},&quot;citationID&quot;:&quot;ovbsfabs&quot;,&quot;citationItems&quot;:[{&quot;uris&quot;:[&quot;http://zotero.org/users/1913249/items/7NFVC6Q7&quot;],&quot;itemData&quot;:{&quot;ISBN&quot;:&quot;978-1-4503-7092-9&quot;,&quot;publisher&quot;:&quot;ACM&quot;,&quot;DOI&quot;:&quot;10.1145/3372782.3406256&quot;,&quot;event-place&quot;:&quot;Virtual Event New Zealand&quot;,&quot;id&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age&quot;:&quot;14-24&quot;,&quot;URL&quot;:&quot;https://dl.acm.org/doi/10.1145/3372782.3406256&quot;,&quot;type&quot;:&quot;paper-conference&quot;,&quot;event-title&quot;:&quot;ICER '20: International Computing Education Research Conference&quot;,&quot;accessed&quot;:{&quot;date-parts&quot;:[[&quot;2021&quot;,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language&quot;:&quot;en&quot;,&quot;title&quot;:&quot;An Analysis of Use-Modify-Create Pedagogical Approach's Success in Balancing Structure and Student Agency&quot;,&quot;container-title&quot;:&quot;Proceedings of the 2020 ACM Conference on International Computing Education Research&quot;,&quot;publisher-place&quot;:&quot;Virtual Event New Zealand&quot;,&quot;issued&quot;:{&quot;date-parts&quot;:[[&quot;2020&quot;,8,10]]},&quot;citation-key&quot;:&quot;franklin_analysis_2020&quot;},&quot;id&quot;:2,&quot;uri&quot;:[&quot;http://zotero.org/users/1913249/items/7NFVC6Q7&quot;],&quot;suffix&quot;:&quot;&quot;,&quot;prefix&quot;:&quot;&quot;}],&quot;schema&quot;:&quot;https://github.com/citation-style-language/schema/raw/master/csl-citation.json&quot;} RNDbzheaqhjtn"/>.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properties&quot;:{&quot;formattedCitation&quot;:&quot;[@lytle_use_2019]&quot;,&quot;noteIndex&quot;:0},&quot;citationID&quot;:&quot;gqftatnk&quot;,&quot;citationItems&quot;:[{&quot;uris&quot;:[&quot;http://zotero.org/users/1913249/items/QJZKAUK6&quot;],&quot;itemData&quot;:{&quot;ISBN&quot;:&quot;978-1-4503-6895-7&quot;,&quot;publisher&quot;:&quot;ACM&quot;,&quot;DOI&quot;:&quot;10.1145/3304221.3319786&quot;,&quot;event-place&quot;:&quot;Aberdeen Scotland Uk&quot;,&quot;id&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age&quot;:&quot;395-401&quot;,&quot;title-short&quot;:&quot;Use, Modify, Create&quot;,&quot;URL&quot;:&quot;https://dl.acm.org/doi/10.1145/3304221.3319786&quot;,&quot;type&quot;:&quot;paper-conference&quot;,&quot;event-title&quot;:&quot;ITiCSE '19: Innovation and Technology in Computer Science Education&quot;,&quot;accessed&quot;:{&quot;date-parts&quot;:[[&quot;2021&quot;,3,25]]},&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language&quot;:&quot;en&quot;,&quot;title&quot;:&quot;Use, Modify, Create: Comparing Computational Thinking Lesson Progressions for STEM Classes&quot;,&quot;container-title&quot;:&quot;Proceedings of the 2019 ACM Conference on Innovation and Technology in Computer Science Education&quot;,&quot;publisher-place&quot;:&quot;Aberdeen Scotland Uk&quot;,&quot;issued&quot;:{&quot;date-parts&quot;:[[&quot;2019&quot;,7,2]]},&quot;citation-key&quot;:&quot;lytle_use_2019&quot;},&quot;id&quot;:74,&quot;uri&quot;:[&quot;http://zotero.org/users/1913249/items/QJZKAUK6&quot;],&quot;suffix&quot;:&quot;&quot;,&quot;prefix&quot;:&quot;&quot;}],&quot;schema&quot;:&quot;https://github.com/citation-style-language/schema/raw/master/csl-citation.json&quot;} RNDmcdylrtnkz"/>&lt;Do Zotero Refresh: [@lytle_use_2019]&gt;<text:reference-mark-end text:name="ZOTERO_ITEM CSL_CITATION {&quot;properties&quot;:{&quot;formattedCitation&quot;:&quot;[@lytle_use_2019]&quot;,&quot;noteIndex&quot;:0},&quot;citationID&quot;:&quot;gqftatnk&quot;,&quot;citationItems&quot;:[{&quot;uris&quot;:[&quot;http://zotero.org/users/1913249/items/QJZKAUK6&quot;],&quot;itemData&quot;:{&quot;ISBN&quot;:&quot;978-1-4503-6895-7&quot;,&quot;publisher&quot;:&quot;ACM&quot;,&quot;DOI&quot;:&quot;10.1145/3304221.3319786&quot;,&quot;event-place&quot;:&quot;Aberdeen Scotland Uk&quot;,&quot;id&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age&quot;:&quot;395-401&quot;,&quot;title-short&quot;:&quot;Use, Modify, Create&quot;,&quot;URL&quot;:&quot;https://dl.acm.org/doi/10.1145/3304221.3319786&quot;,&quot;type&quot;:&quot;paper-conference&quot;,&quot;event-title&quot;:&quot;ITiCSE '19: Innovation and Technology in Computer Science Education&quot;,&quot;accessed&quot;:{&quot;date-parts&quot;:[[&quot;2021&quot;,3,25]]},&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language&quot;:&quot;en&quot;,&quot;title&quot;:&quot;Use, Modify, Create: Comparing Computational Thinking Lesson Progressions for STEM Classes&quot;,&quot;container-title&quot;:&quot;Proceedings of the 2019 ACM Conference on Innovation and Technology in Computer Science Education&quot;,&quot;publisher-place&quot;:&quot;Aberdeen Scotland Uk&quot;,&quot;issued&quot;:{&quot;date-parts&quot;:[[&quot;2019&quot;,7,2]]},&quot;citation-key&quot;:&quot;lytle_use_2019&quot;},&quot;id&quot;:74,&quot;uri&quot;:[&quot;http://zotero.org/users/1913249/items/QJZKAUK6&quot;],&quot;suffix&quot;:&quot;&quot;,&quot;prefix&quot;:&quot;&quot;}],&quot;schema&quot;:&quot;https://github.com/citation-style-language/schema/raw/master/csl-citation.json&quot;} RNDmcdylrtnkz"/>.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2">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properties&quot;:{&quot;formattedCitation&quot;:&quot;[@lytle_use_2019-1; @lytle_use_2019]&quot;,&quot;noteIndex&quot;:0},&quot;citationID&quot;:&quot;nlspkatl&quot;,&quot;citationItems&quot;:[{&quot;uris&quot;:[&quot;http://zotero.org/users/1913249/items/KMBB3CBW&quot;],&quot;itemData&quot;:{&quot;ISBN&quot;:&quot;978-1-4503-7704-1&quot;,&quot;container-title&quot;:&quot;Proceedings of the 14th Workshop in Primary and Secondary Computing Education&quot;,&quot;DOI&quot;:&quot;10.1145/3361721.3362110&quot;,&quot;event-place&quot;:&quot;New York, NY, USA&quot;,&quot;collection-title&quot;:&quot;WiPSCE'19&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age&quot;:&quot;1–6&quot;,&quot;title-short&quot;:&quot;From 'Use' to 'Choose'&quot;,&quot;URL&quot;:&quot;https://dl.acm.org/doi/10.1145/3361721.3362110&quot;,&quot;accessed&quot;:{&quot;date-parts&quot;:[[&quot;2023&quot;,6,12]]},&quot;type&quot;:&quot;paper-conference&quot;,&quot;source&quot;:&quot;ACM Digital Libra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quot;:&quot;From 'Use' to 'Choose': Scaffolding CT Curricula and Exploring Student Choices while Programming (Practical Report)&quot;,&quot;publisher&quot;:&quot;Association for Computing Machinery&quot;,&quot;publisher-place&quot;:&quot;New York, NY, USA&quot;,&quot;id&quot;:&quot;lytle_use_2019-1&quot;,&quot;citation-key&quot;:&quot;lytle_use_2019-1&quot;},&quot;id&quot;:8703,&quot;uri&quot;:[&quot;http://zotero.org/users/1913249/items/KMBB3CBW&quot;],&quot;suffix&quot;:&quot;&quot;,&quot;prefix&quot;:&quot;&quot;},{&quot;uris&quot;:[&quot;http://zotero.org/users/1913249/items/QJZKAUK6&quot;],&quot;itemData&quot;:{&quot;ISBN&quot;:&quot;978-1-4503-6895-7&quot;,&quot;publisher&quot;:&quot;ACM&quot;,&quot;DOI&quot;:&quot;10.1145/3304221.3319786&quot;,&quot;event-place&quot;:&quot;Aberdeen Scotland Uk&quot;,&quot;id&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age&quot;:&quot;395-401&quot;,&quot;title-short&quot;:&quot;Use, Modify, Create&quot;,&quot;URL&quot;:&quot;https://dl.acm.org/doi/10.1145/3304221.3319786&quot;,&quot;type&quot;:&quot;paper-conference&quot;,&quot;event-title&quot;:&quot;ITiCSE '19: Innovation and Technology in Computer Science Education&quot;,&quot;accessed&quot;:{&quot;date-parts&quot;:[[&quot;2021&quot;,3,25]]},&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language&quot;:&quot;en&quot;,&quot;title&quot;:&quot;Use, Modify, Create: Comparing Computational Thinking Lesson Progressions for STEM Classes&quot;,&quot;container-title&quot;:&quot;Proceedings of the 2019 ACM Conference on Innovation and Technology in Computer Science Education&quot;,&quot;publisher-place&quot;:&quot;Aberdeen Scotland Uk&quot;,&quot;issued&quot;:{&quot;date-parts&quot;:[[&quot;2019&quot;,7,2]]},&quot;citation-key&quot;:&quot;lytle_use_2019&quot;},&quot;id&quot;:74,&quot;uri&quot;:[&quot;http://zotero.org/users/1913249/items/QJZKAUK6&quot;],&quot;suffix&quot;:&quot;&quot;,&quot;prefix&quot;:&quot;&quot;}],&quot;schema&quot;:&quot;https://github.com/citation-style-language/schema/raw/master/csl-citation.json&quot;} RNDqaukobauua"/>&lt;Do Zotero Refresh: [@lytle_use_2019-1; @lytle_use_2019]&gt;<text:reference-mark-end text:name="ZOTERO_ITEM CSL_CITATION {&quot;properties&quot;:{&quot;formattedCitation&quot;:&quot;[@lytle_use_2019-1; @lytle_use_2019]&quot;,&quot;noteIndex&quot;:0},&quot;citationID&quot;:&quot;nlspkatl&quot;,&quot;citationItems&quot;:[{&quot;uris&quot;:[&quot;http://zotero.org/users/1913249/items/KMBB3CBW&quot;],&quot;itemData&quot;:{&quot;ISBN&quot;:&quot;978-1-4503-7704-1&quot;,&quot;container-title&quot;:&quot;Proceedings of the 14th Workshop in Primary and Secondary Computing Education&quot;,&quot;DOI&quot;:&quot;10.1145/3361721.3362110&quot;,&quot;event-place&quot;:&quot;New York, NY, USA&quot;,&quot;collection-title&quot;:&quot;WiPSCE'19&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age&quot;:&quot;1–6&quot;,&quot;title-short&quot;:&quot;From 'Use' to 'Choose'&quot;,&quot;URL&quot;:&quot;https://dl.acm.org/doi/10.1145/3361721.3362110&quot;,&quot;accessed&quot;:{&quot;date-parts&quot;:[[&quot;2023&quot;,6,12]]},&quot;type&quot;:&quot;paper-conference&quot;,&quot;source&quot;:&quot;ACM Digital Libra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quot;:&quot;From 'Use' to 'Choose': Scaffolding CT Curricula and Exploring Student Choices while Programming (Practical Report)&quot;,&quot;publisher&quot;:&quot;Association for Computing Machinery&quot;,&quot;publisher-place&quot;:&quot;New York, NY, USA&quot;,&quot;id&quot;:&quot;lytle_use_2019-1&quot;,&quot;citation-key&quot;:&quot;lytle_use_2019-1&quot;},&quot;id&quot;:8703,&quot;uri&quot;:[&quot;http://zotero.org/users/1913249/items/KMBB3CBW&quot;],&quot;suffix&quot;:&quot;&quot;,&quot;prefix&quot;:&quot;&quot;},{&quot;uris&quot;:[&quot;http://zotero.org/users/1913249/items/QJZKAUK6&quot;],&quot;itemData&quot;:{&quot;ISBN&quot;:&quot;978-1-4503-6895-7&quot;,&quot;publisher&quot;:&quot;ACM&quot;,&quot;DOI&quot;:&quot;10.1145/3304221.3319786&quot;,&quot;event-place&quot;:&quot;Aberdeen Scotland Uk&quot;,&quot;id&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age&quot;:&quot;395-401&quot;,&quot;title-short&quot;:&quot;Use, Modify, Create&quot;,&quot;URL&quot;:&quot;https://dl.acm.org/doi/10.1145/3304221.3319786&quot;,&quot;type&quot;:&quot;paper-conference&quot;,&quot;event-title&quot;:&quot;ITiCSE '19: Innovation and Technology in Computer Science Education&quot;,&quot;accessed&quot;:{&quot;date-parts&quot;:[[&quot;2021&quot;,3,25]]},&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source&quot;:&quot;DOI.org (Crossref)&quot;,&quot;language&quot;:&quot;en&quot;,&quot;title&quot;:&quot;Use, Modify, Create: Comparing Computational Thinking Lesson Progressions for STEM Classes&quot;,&quot;container-title&quot;:&quot;Proceedings of the 2019 ACM Conference on Innovation and Technology in Computer Science Education&quot;,&quot;publisher-place&quot;:&quot;Aberdeen Scotland Uk&quot;,&quot;issued&quot;:{&quot;date-parts&quot;:[[&quot;2019&quot;,7,2]]},&quot;citation-key&quot;:&quot;lytle_use_2019&quot;},&quot;id&quot;:74,&quot;uri&quot;:[&quot;http://zotero.org/users/1913249/items/QJZKAUK6&quot;],&quot;suffix&quot;:&quot;&quot;,&quot;prefix&quot;:&quot;&quot;}],&quot;schema&quot;:&quot;https://github.com/citation-style-language/schema/raw/master/csl-citation.json&quot;} RNDqaukobauua"/></text:p>
      <text:list text:style-name="L16">
        <text:list-item>
          <text:p text:style-name="P18">Scaffold Students and Teachers- Providing the necessary programming blocks students need to complete a choice</text:p>
        </text:list-item>
        <text:list-item>
          <text:p text:style-name="P18">Differentiate Choices by Difficulty - create choice systems that have varying difficulty</text:p>
        </text:list-item>
        <text:list-item>
          <text:p text:style-name="P18">Create Choices that Show Visible and Immediate Changes</text:p>
        </text:list-item>
        <text:list-item>
          <text:p text:style-name="P18">Make things Complex, not Complicated</text:p>
        </text:list-item>
        <text:list-item>
          <text:p text:style-name="P18">Draw from Student Desires - students will engage more with the material, feeling like the creations are their own.</text:p>
        </text:list-item>
      </text:list>
      <text:p text:style-name="First_20_paragraph"><text:span text:style-name="T2">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microworlds"/>Microworlds<text:bookmark-end text:name="microworlds"/></text:h>
      <text:h text:style-name="Heading_20_4" text:outline-level="4"><text:bookmark-start text:name="microworlds-as-an-embodiment-of-umc-and-other-constructionist-design-principles"/>Microworlds as an embodiment of UMC and other constructionist design principles<text:bookmark-end text:name="microworlds-as-an-embodiment-of-umc-and-other-constructionist-design-principles"/></text:h>
      <text:p text:style-name="First_20_paragraph">Papert’s concept of microworlds refers to simplified computer simulations or models that provide a controlled environment in which students can explore and experiment with maths or physics concepts in a concrete way <text:reference-mark-start text:name="ZOTERO_ITEM CSL_CITATION {&quot;properties&quot;:{&quot;formattedCitation&quot;:&quot;[@harel_constructionism:_1991; @papert_mindstorms:_1980; @papert_childrens_1993]&quot;,&quot;noteIndex&quot;:0},&quot;citationID&quot;:&quot;oilakoyw&quot;,&quot;citationItems&quot;:[{&quot;uris&quot;:[&quot;http://zotero.org/users/1913249/items/P6QUTW6X&quot;],&quot;itemData&quot;:{&quot;ISBN&quot;:&quot;978-0-89391-785-2 978-0-89391-786-9&quot;,&quot;publisher&quot;:&quot;Ablex Pub. Corp&quot;,&quot;type&quot;:&quot;book&quot;,&quot;title-short&quot;:&quot;Constructionism&quot;,&quot;event-place&quot;:&quot;Norwood, N.J&quot;,&quot;title&quot;:&quot;Constructionism: research reports and essays, 1985-1990&quot;,&quot;number-of-pages&quot;:&quot;518&quot;,&quot;call-number&quot;:&quot;BF311 .C657 1991&quot;,&quot;source&quot;:&quot;Library of Congress ISBN&quot;,&quot;editor&quot;:[{&quot;family&quot;:&quot;Harel&quot;,&quot;given&quot;:&quot;Idit&quot;},{&quot;family&quot;:&quot;Papert&quot;,&quot;given&quot;:&quot;Seymour&quot;}],&quot;issued&quot;:{&quot;date-parts&quot;:[[&quot;1991&quot;]]},&quot;publisher-place&quot;:&quot;Norwood, N.J&quot;,&quot;id&quot;:&quot;harel_constructionism:_1991&quot;,&quot;citation-key&quot;:&quot;harel_constructionism:_1991&quot;},&quot;id&quot;:2018,&quot;uri&quot;:[&quot;http://zotero.org/users/1913249/items/P6QUTW6X&quot;],&quot;suffix&quot;:&quot;&quot;,&quot;prefix&quot;:&quot;&quot;},{&quot;uris&quot;:[&quot;http://zotero.org/users/1913249/items/FAVPGKNU&quot;],&quot;itemData&quot;:{&quot;ISBN&quot;:&quot;978-0-465-04627-0&quot;,&quot;publisher&quot;:&quot;Basic Books&quot;,&quot;type&quot;:&quot;book&quot;,&quot;title-short&quot;:&quot;Mindstorms&quot;,&quot;event-place&quot;:&quot;New York&quot;,&quot;title&quot;:&quot;Mindstorms: children, computers, and powerful ideas&quot;,&quot;number-of-pages&quot;:&quot;230&quot;,&quot;call-number&quot;:&quot;QA20.C65 P36 1980&quot;,&quot;source&quot;:&quot;Library of Congress ISBN&quot;,&quot;id&quot;:&quot;papert_mindstorms:_1980&quot;,&quot;publisher-place&quot;:&quot;New York&quot;,&quot;author&quot;:[{&quot;family&quot;:&quot;Papert&quot;,&quot;given&quot;:&quot;Seymour&quot;}],&quot;issued&quot;:{&quot;date-parts&quot;:[[&quot;1980&quot;]]},&quot;citation-key&quot;:&quot;papert_mindstorms:_1980&quot;},&quot;id&quot;:1691,&quot;uri&quot;:[&quot;http://zotero.org/users/1913249/items/FAVPGKNU&quot;],&quot;suffix&quot;:&quot;&quot;,&quot;prefix&quot;:&quot;&quot;},{&quot;uris&quot;:[&quot;http://zotero.org/users/1913249/items/ZWUAZAZN&quot;],&quot;itemData&quot;:{&quot;ISBN&quot;:&quot;0-465-01830-0 978-0-465-01830-7 0-465-01063-6 978-0-465-01063-9 0-7450-1603-0 978-0-7450-1603-0&quot;,&quot;publisher&quot;:&quot;BasicBooks&quot;,&quot;type&quot;:&quot;book&quot;,&quot;event-place&quot;:&quot;New York&quot;,&quot;title-short&quot;:&quot;The children's machine&quot;,&quot;title&quot;:&quot;The children's machine: rethinking school in the age of the computer&quot;,&quot;source&quot;:&quot;Open WorldCat&quot;,&quot;publisher-place&quot;:&quot;New York&quot;,&quot;issued&quot;:{&quot;date-parts&quot;:[[&quot;1993&quot;]]},&quot;language&quot;:&quot;English&quot;,&quot;author&quot;:[{&quot;family&quot;:&quot;Papert&quot;,&quot;given&quot;:&quot;Seymour&quot;}],&quot;id&quot;:&quot;papert_childrens_1993&quot;,&quot;citation-key&quot;:&quot;papert_childrens_1993&quot;},&quot;id&quot;:1131,&quot;uri&quot;:[&quot;http://zotero.org/users/1913249/items/ZWUAZAZN&quot;],&quot;suffix&quot;:&quot;&quot;,&quot;prefix&quot;:&quot;&quot;}],&quot;schema&quot;:&quot;https://github.com/citation-style-language/schema/raw/master/csl-citation.json&quot;} RNDgskqsyclnm"/>&lt;Do Zotero Refresh: [@harel_constructionism:_1991; @papert_mindstorms:_1980; @papert_childrens_1993]&gt;<text:reference-mark-end text:name="ZOTERO_ITEM CSL_CITATION {&quot;properties&quot;:{&quot;formattedCitation&quot;:&quot;[@harel_constructionism:_1991; @papert_mindstorms:_1980; @papert_childrens_1993]&quot;,&quot;noteIndex&quot;:0},&quot;citationID&quot;:&quot;oilakoyw&quot;,&quot;citationItems&quot;:[{&quot;uris&quot;:[&quot;http://zotero.org/users/1913249/items/P6QUTW6X&quot;],&quot;itemData&quot;:{&quot;ISBN&quot;:&quot;978-0-89391-785-2 978-0-89391-786-9&quot;,&quot;publisher&quot;:&quot;Ablex Pub. Corp&quot;,&quot;type&quot;:&quot;book&quot;,&quot;title-short&quot;:&quot;Constructionism&quot;,&quot;event-place&quot;:&quot;Norwood, N.J&quot;,&quot;title&quot;:&quot;Constructionism: research reports and essays, 1985-1990&quot;,&quot;number-of-pages&quot;:&quot;518&quot;,&quot;call-number&quot;:&quot;BF311 .C657 1991&quot;,&quot;source&quot;:&quot;Library of Congress ISBN&quot;,&quot;editor&quot;:[{&quot;family&quot;:&quot;Harel&quot;,&quot;given&quot;:&quot;Idit&quot;},{&quot;family&quot;:&quot;Papert&quot;,&quot;given&quot;:&quot;Seymour&quot;}],&quot;issued&quot;:{&quot;date-parts&quot;:[[&quot;1991&quot;]]},&quot;publisher-place&quot;:&quot;Norwood, N.J&quot;,&quot;id&quot;:&quot;harel_constructionism:_1991&quot;,&quot;citation-key&quot;:&quot;harel_constructionism:_1991&quot;},&quot;id&quot;:2018,&quot;uri&quot;:[&quot;http://zotero.org/users/1913249/items/P6QUTW6X&quot;],&quot;suffix&quot;:&quot;&quot;,&quot;prefix&quot;:&quot;&quot;},{&quot;uris&quot;:[&quot;http://zotero.org/users/1913249/items/FAVPGKNU&quot;],&quot;itemData&quot;:{&quot;ISBN&quot;:&quot;978-0-465-04627-0&quot;,&quot;publisher&quot;:&quot;Basic Books&quot;,&quot;type&quot;:&quot;book&quot;,&quot;title-short&quot;:&quot;Mindstorms&quot;,&quot;event-place&quot;:&quot;New York&quot;,&quot;title&quot;:&quot;Mindstorms: children, computers, and powerful ideas&quot;,&quot;number-of-pages&quot;:&quot;230&quot;,&quot;call-number&quot;:&quot;QA20.C65 P36 1980&quot;,&quot;source&quot;:&quot;Library of Congress ISBN&quot;,&quot;id&quot;:&quot;papert_mindstorms:_1980&quot;,&quot;publisher-place&quot;:&quot;New York&quot;,&quot;author&quot;:[{&quot;family&quot;:&quot;Papert&quot;,&quot;given&quot;:&quot;Seymour&quot;}],&quot;issued&quot;:{&quot;date-parts&quot;:[[&quot;1980&quot;]]},&quot;citation-key&quot;:&quot;papert_mindstorms:_1980&quot;},&quot;id&quot;:1691,&quot;uri&quot;:[&quot;http://zotero.org/users/1913249/items/FAVPGKNU&quot;],&quot;suffix&quot;:&quot;&quot;,&quot;prefix&quot;:&quot;&quot;},{&quot;uris&quot;:[&quot;http://zotero.org/users/1913249/items/ZWUAZAZN&quot;],&quot;itemData&quot;:{&quot;ISBN&quot;:&quot;0-465-01830-0 978-0-465-01830-7 0-465-01063-6 978-0-465-01063-9 0-7450-1603-0 978-0-7450-1603-0&quot;,&quot;publisher&quot;:&quot;BasicBooks&quot;,&quot;type&quot;:&quot;book&quot;,&quot;event-place&quot;:&quot;New York&quot;,&quot;title-short&quot;:&quot;The children's machine&quot;,&quot;title&quot;:&quot;The children's machine: rethinking school in the age of the computer&quot;,&quot;source&quot;:&quot;Open WorldCat&quot;,&quot;publisher-place&quot;:&quot;New York&quot;,&quot;issued&quot;:{&quot;date-parts&quot;:[[&quot;1993&quot;]]},&quot;language&quot;:&quot;English&quot;,&quot;author&quot;:[{&quot;family&quot;:&quot;Papert&quot;,&quot;given&quot;:&quot;Seymour&quot;}],&quot;id&quot;:&quot;papert_childrens_1993&quot;,&quot;citation-key&quot;:&quot;papert_childrens_1993&quot;},&quot;id&quot;:1131,&quot;uri&quot;:[&quot;http://zotero.org/users/1913249/items/ZWUAZAZN&quot;],&quot;suffix&quot;:&quot;&quot;,&quot;prefix&quot;:&quot;&quot;}],&quot;schema&quot;:&quot;https://github.com/citation-style-language/schema/raw/master/csl-citation.json&quot;} RNDgskqsyclnm"/>.</text:p>
      <text:p text:style-name="Text_20_body">Mircoworlds can be seen as the germ from which constructionist principles came in to focus <text:reference-mark-start text:name="ZOTERO_ITEM CSL_CITATION {&quot;properties&quot;:{&quot;formattedCitation&quot;:&quot;[@kafai_constructionism_1996-1; @kafai_mindstorms_2014]&quot;,&quot;noteIndex&quot;:0},&quot;citationID&quot;:&quot;lgychtmw&quot;,&quot;citationItems&quot;:[{&quot;uris&quot;:[&quot;http://zotero.org/users/1913249/items/MITIR6EX&quot;],&quot;itemData&quot;:{&quot;edition&quot;:&quot;1 edition&quot;,&quot;ISBN&quot;:&quot;978-0-8058-1985-4&quot;,&quot;type&quot;:&quot;book&quot;,&quot;publisher&quot;:&quot;Routledge&quot;,&quot;title-short&quot;:&quot;Constructionism in Practice&quot;,&quot;title&quot;:&quot;Constructionism in Practice: Designing, Thinking, and Learning in A Digital World&quot;,&quot;event-place&quot;:&quot;Mahwah, N.J&quot;,&quot;publisher-place&quot;:&quot;Mahwah, N.J&quot;,&quot;number-of-pages&quot;:&quot;360&quot;,&quot;source&quot;:&quot;Amazon&quot;,&quot;language&quot;:&quot;English&quot;,&quot;id&quot;:&quot;kafai_constructionism_1996-1&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author&quot;:[{&quot;family&quot;:&quot;Kafai&quot;,&quot;given&quot;:&quot;Yasmin B.&quot;},{&quot;family&quot;:&quot;Resnick&quot;,&quot;given&quot;:&quot;Mitchel&quot;}],&quot;issued&quot;:{&quot;date-parts&quot;:[[&quot;1996&quot;,1,4]]},&quot;citation-key&quot;:&quot;kafai_constructionism_1996-1&quot;},&quot;id&quot;:1746,&quot;uri&quot;:[&quot;http://zotero.org/users/1913249/items/MITIR6EX&quot;],&quot;suffix&quot;:&quot;&quot;,&quot;prefix&quot;:&quot;&quot;},{&quot;uris&quot;:[&quot;http://zotero.org/users/1913249/items/TNXYTNL9&quot;],&quot;itemData&quot;:{&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title&quot;:&quot;Mindstorms 2.0 Children, Programming, and Computational Participation&quot;,&quot;id&quot;:&quot;kafai_mindstorms_2014&quot;,&quot;source&quot;:&quot;ResearchGate&quot;,&quot;author&quot;:[{&quot;family&quot;:&quot;Kafai&quot;,&quot;given&quot;:&quot;Yasmin&quot;},{&quot;family&quot;:&quot;Burke&quot;,&quot;given&quot;:&quot;Quinn&quot;}],&quot;issued&quot;:{&quot;date-parts&quot;:[[&quot;2014&quot;,8,1]]},&quot;citation-key&quot;:&quot;kafai_mindstorms_2014&quot;},&quot;id&quot;:2899,&quot;uri&quot;:[&quot;http://zotero.org/users/1913249/items/TNXYTNL9&quot;],&quot;suffix&quot;:&quot;&quot;,&quot;prefix&quot;:&quot;&quot;}],&quot;schema&quot;:&quot;https://github.com/citation-style-language/schema/raw/master/csl-citation.json&quot;} RNDunqpoeyzfi"/>&lt;Do Zotero Refresh: [@kafai_constructionism_1996-1; @kafai_mindstorms_2014]&gt;<text:reference-mark-end text:name="ZOTERO_ITEM CSL_CITATION {&quot;properties&quot;:{&quot;formattedCitation&quot;:&quot;[@kafai_constructionism_1996-1; @kafai_mindstorms_2014]&quot;,&quot;noteIndex&quot;:0},&quot;citationID&quot;:&quot;lgychtmw&quot;,&quot;citationItems&quot;:[{&quot;uris&quot;:[&quot;http://zotero.org/users/1913249/items/MITIR6EX&quot;],&quot;itemData&quot;:{&quot;edition&quot;:&quot;1 edition&quot;,&quot;ISBN&quot;:&quot;978-0-8058-1985-4&quot;,&quot;type&quot;:&quot;book&quot;,&quot;publisher&quot;:&quot;Routledge&quot;,&quot;title-short&quot;:&quot;Constructionism in Practice&quot;,&quot;title&quot;:&quot;Constructionism in Practice: Designing, Thinking, and Learning in A Digital World&quot;,&quot;event-place&quot;:&quot;Mahwah, N.J&quot;,&quot;publisher-place&quot;:&quot;Mahwah, N.J&quot;,&quot;number-of-pages&quot;:&quot;360&quot;,&quot;source&quot;:&quot;Amazon&quot;,&quot;language&quot;:&quot;English&quot;,&quot;id&quot;:&quot;kafai_constructionism_1996-1&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author&quot;:[{&quot;family&quot;:&quot;Kafai&quot;,&quot;given&quot;:&quot;Yasmin B.&quot;},{&quot;family&quot;:&quot;Resnick&quot;,&quot;given&quot;:&quot;Mitchel&quot;}],&quot;issued&quot;:{&quot;date-parts&quot;:[[&quot;1996&quot;,1,4]]},&quot;citation-key&quot;:&quot;kafai_constructionism_1996-1&quot;},&quot;id&quot;:1746,&quot;uri&quot;:[&quot;http://zotero.org/users/1913249/items/MITIR6EX&quot;],&quot;suffix&quot;:&quot;&quot;,&quot;prefix&quot;:&quot;&quot;},{&quot;uris&quot;:[&quot;http://zotero.org/users/1913249/items/TNXYTNL9&quot;],&quot;itemData&quot;:{&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title&quot;:&quot;Mindstorms 2.0 Children, Programming, and Computational Participation&quot;,&quot;id&quot;:&quot;kafai_mindstorms_2014&quot;,&quot;source&quot;:&quot;ResearchGate&quot;,&quot;author&quot;:[{&quot;family&quot;:&quot;Kafai&quot;,&quot;given&quot;:&quot;Yasmin&quot;},{&quot;family&quot;:&quot;Burke&quot;,&quot;given&quot;:&quot;Quinn&quot;}],&quot;issued&quot;:{&quot;date-parts&quot;:[[&quot;2014&quot;,8,1]]},&quot;citation-key&quot;:&quot;kafai_mindstorms_2014&quot;},&quot;id&quot;:2899,&quot;uri&quot;:[&quot;http://zotero.org/users/1913249/items/TNXYTNL9&quot;],&quot;suffix&quot;:&quot;&quot;,&quot;prefix&quot;:&quot;&quot;}],&quot;schema&quot;:&quot;https://github.com/citation-style-language/schema/raw/master/csl-citation.json&quot;} RNDunqpoeyzfi"/>.</text:p>
      <text:p text:style-name="Text_20_body">Papert argued that microworlds could help students develop computational thinking skills by providing them with concrete objects and opportunities to experiment with computational processes and to reflect on their own thinking. Via microworlds, students engage in hands-on learning, to develop a deeper and more meaningful understanding of the concepts they were studying.</text:p>
      <text:p text:style-name="Text_20_body">While, examples of a Microworlds are diverse <text:reference-mark-start text:name="ZOTERO_ITEM CSL_CITATION {&quot;properties&quot;:{&quot;formattedCitation&quot;:&quot;[@rieber_microworlds_2004]&quot;,&quot;noteIndex&quot;:0},&quot;citationID&quot;:&quot;ndfuwplo&quot;,&quot;citationItems&quot;:[{&quot;uris&quot;:[&quot;http://zotero.org/users/1913249/items/GEI24XM2&quot;],&quot;itemData&quot;:{&quot;edition&quot;:&quot;2&quot;,&quot;ISBN&quot;:&quot;978-1-4106-0951-9&quot;,&quot;container-title&quot;:&quot;Handbook of Research on Educational Communications and Technology&quot;,&quot;title&quot;:&quot;Microworlds&quot;,&quot;number-of-pages&quot;:&quot;21&quot;,&quot;type&quot;:&quot;chapter&quot;,&quot;publisher&quot;:&quot;Routledge&quot;,&quot;id&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author&quot;:[{&quot;family&quot;:&quot;Rieber&quot;,&quot;given&quot;:&quot;Lloyd P.&quot;}],&quot;issued&quot;:{&quot;date-parts&quot;:[[&quot;2004&quot;]]},&quot;citation-key&quot;:&quot;rieber_microworlds_2004&quot;},&quot;id&quot;:9063,&quot;uri&quot;:[&quot;http://zotero.org/users/1913249/items/GEI24XM2&quot;],&quot;suffix&quot;:&quot;&quot;,&quot;prefix&quot;:&quot;&quot;}],&quot;schema&quot;:&quot;https://github.com/citation-style-language/schema/raw/master/csl-citation.json&quot;} RNDonzbaliznp"/>&lt;Do Zotero Refresh: [@rieber_microworlds_2004]&gt;<text:reference-mark-end text:name="ZOTERO_ITEM CSL_CITATION {&quot;properties&quot;:{&quot;formattedCitation&quot;:&quot;[@rieber_microworlds_2004]&quot;,&quot;noteIndex&quot;:0},&quot;citationID&quot;:&quot;ndfuwplo&quot;,&quot;citationItems&quot;:[{&quot;uris&quot;:[&quot;http://zotero.org/users/1913249/items/GEI24XM2&quot;],&quot;itemData&quot;:{&quot;edition&quot;:&quot;2&quot;,&quot;ISBN&quot;:&quot;978-1-4106-0951-9&quot;,&quot;container-title&quot;:&quot;Handbook of Research on Educational Communications and Technology&quot;,&quot;title&quot;:&quot;Microworlds&quot;,&quot;number-of-pages&quot;:&quot;21&quot;,&quot;type&quot;:&quot;chapter&quot;,&quot;publisher&quot;:&quot;Routledge&quot;,&quot;id&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author&quot;:[{&quot;family&quot;:&quot;Rieber&quot;,&quot;given&quot;:&quot;Lloyd P.&quot;}],&quot;issued&quot;:{&quot;date-parts&quot;:[[&quot;2004&quot;]]},&quot;citation-key&quot;:&quot;rieber_microworlds_2004&quot;},&quot;id&quot;:9063,&quot;uri&quot;:[&quot;http://zotero.org/users/1913249/items/GEI24XM2&quot;],&quot;suffix&quot;:&quot;&quot;,&quot;prefix&quot;:&quot;&quot;}],&quot;schema&quot;:&quot;https://github.com/citation-style-language/schema/raw/master/csl-citation.json&quot;} RNDonzbaliznp"/>, a Turtle drawing world using LOGO can be used here as an example. In the Mathland of the turtle which speaks only LOGO, children are drawn to speak LOGO to progress. The affordances of the physical turtle provide visible motivation.</text:p>
      <text:p text:style-name="Text_20_body">The work of Papert and the concept of microworlds continue to be influential in the field of educational technology <text:reference-mark-start text:name="ZOTERO_ITEM CSL_CITATION {&quot;properties&quot;:{&quot;formattedCitation&quot;:&quot;[@kafai_constructionism_1996-1]&quot;,&quot;noteIndex&quot;:0},&quot;citationID&quot;:&quot;szmnncdb&quot;,&quot;citationItems&quot;:[{&quot;uris&quot;:[&quot;http://zotero.org/users/1913249/items/MITIR6EX&quot;],&quot;itemData&quot;:{&quot;edition&quot;:&quot;1 edition&quot;,&quot;ISBN&quot;:&quot;978-0-8058-1985-4&quot;,&quot;type&quot;:&quot;book&quot;,&quot;publisher&quot;:&quot;Routledge&quot;,&quot;title-short&quot;:&quot;Constructionism in Practice&quot;,&quot;title&quot;:&quot;Constructionism in Practice: Designing, Thinking, and Learning in A Digital World&quot;,&quot;event-place&quot;:&quot;Mahwah, N.J&quot;,&quot;publisher-place&quot;:&quot;Mahwah, N.J&quot;,&quot;number-of-pages&quot;:&quot;360&quot;,&quot;source&quot;:&quot;Amazon&quot;,&quot;language&quot;:&quot;English&quot;,&quot;id&quot;:&quot;kafai_constructionism_1996-1&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author&quot;:[{&quot;family&quot;:&quot;Kafai&quot;,&quot;given&quot;:&quot;Yasmin B.&quot;},{&quot;family&quot;:&quot;Resnick&quot;,&quot;given&quot;:&quot;Mitchel&quot;}],&quot;issued&quot;:{&quot;date-parts&quot;:[[&quot;1996&quot;,1,4]]},&quot;citation-key&quot;:&quot;kafai_constructionism_1996-1&quot;},&quot;id&quot;:1746,&quot;uri&quot;:[&quot;http://zotero.org/users/1913249/items/MITIR6EX&quot;],&quot;suffix&quot;:&quot;&quot;,&quot;prefix&quot;:&quot;&quot;}],&quot;schema&quot;:&quot;https://github.com/citation-style-language/schema/raw/master/csl-citation.json&quot;} RNDhbamkoqpjm"/>&lt;Do Zotero Refresh: [@kafai_constructionism_1996-1]&gt;<text:reference-mark-end text:name="ZOTERO_ITEM CSL_CITATION {&quot;properties&quot;:{&quot;formattedCitation&quot;:&quot;[@kafai_constructionism_1996-1]&quot;,&quot;noteIndex&quot;:0},&quot;citationID&quot;:&quot;szmnncdb&quot;,&quot;citationItems&quot;:[{&quot;uris&quot;:[&quot;http://zotero.org/users/1913249/items/MITIR6EX&quot;],&quot;itemData&quot;:{&quot;edition&quot;:&quot;1 edition&quot;,&quot;ISBN&quot;:&quot;978-0-8058-1985-4&quot;,&quot;type&quot;:&quot;book&quot;,&quot;publisher&quot;:&quot;Routledge&quot;,&quot;title-short&quot;:&quot;Constructionism in Practice&quot;,&quot;title&quot;:&quot;Constructionism in Practice: Designing, Thinking, and Learning in A Digital World&quot;,&quot;event-place&quot;:&quot;Mahwah, N.J&quot;,&quot;publisher-place&quot;:&quot;Mahwah, N.J&quot;,&quot;number-of-pages&quot;:&quot;360&quot;,&quot;source&quot;:&quot;Amazon&quot;,&quot;language&quot;:&quot;English&quot;,&quot;id&quot;:&quot;kafai_constructionism_1996-1&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author&quot;:[{&quot;family&quot;:&quot;Kafai&quot;,&quot;given&quot;:&quot;Yasmin B.&quot;},{&quot;family&quot;:&quot;Resnick&quot;,&quot;given&quot;:&quot;Mitchel&quot;}],&quot;issued&quot;:{&quot;date-parts&quot;:[[&quot;1996&quot;,1,4]]},&quot;citation-key&quot;:&quot;kafai_constructionism_1996-1&quot;},&quot;id&quot;:1746,&quot;uri&quot;:[&quot;http://zotero.org/users/1913249/items/MITIR6EX&quot;],&quot;suffix&quot;:&quot;&quot;,&quot;prefix&quot;:&quot;&quot;}],&quot;schema&quot;:&quot;https://github.com/citation-style-language/schema/raw/master/csl-citation.json&quot;} RNDhbamkoqpjm"/>.</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properties&quot;:{&quot;formattedCitation&quot;:&quot;[@papert_turtles_2002]&quot;,&quot;noteIndex&quot;:0},&quot;citationID&quot;:&quot;fubtibvj&quot;,&quot;citationItems&quot;:[{&quot;uris&quot;:[&quot;http://zotero.org/users/1913249/items/J9XFMA4M&quot;],&quot;itemData&quot;:{&quot;container-title&quot;:&quot;Journal of Educational Computing Research&quot;,&quot;DOI&quot;:&quot;10.2190/XG11-B72E-JK04-K8TA&quot;,&quot;id&quot;:&quot;papert_turtles_2002&quot;,&quot;author&quot;:[{&quot;family&quot;:&quot;Papert&quot;,&quot;given&quot;:&quot;Seymour&quot;}],&quot;ISSN&quot;:&quot;0735-6331, 1541-4140&quot;,&quot;page&quot;:&quot;7-27&quot;,&quot;title-short&quot;:&quot;The Turtle's Long Slow Trip&quot;,&quot;volume&quot;:&quot;27&quot;,&quot;URL&quot;:&quot;http://journals.sagepub.com/doi/10.2190/XG11-B72E-JK04-K8TA&quot;,&quot;issue&quot;:&quot;1&quot;,&quot;type&quot;:&quot;article-journal&quot;,&quot;source&quot;:&quot;DOI.org (Crossref)&quot;,&quot;title&quot;:&quot;The Turtle's Long Slow Trip: Macro-Educological Perspectives on Microworlds&quot;,&quot;container-title-short&quot;:&quot;Journal of Educational Computing Research&quot;,&quot;issued&quot;:{&quot;date-parts&quot;:[[&quot;2002&quot;,7]]},&quot;accessed&quot;:{&quot;date-parts&quot;:[[&quot;2023&quot;,10,24]]},&quot;language&quot;:&quot;en&quot;,&quot;citation-key&quot;:&quot;papert_turtles_2002&quot;},&quot;id&quot;:9055,&quot;uri&quot;:[&quot;http://zotero.org/users/1913249/items/J9XFMA4M&quot;],&quot;suffix&quot;:&quot;&quot;,&quot;prefix&quot;:&quot;&quot;}],&quot;schema&quot;:&quot;https://github.com/citation-style-language/schema/raw/master/csl-citation.json&quot;} RNDmdiztbzfpm"/>&lt;Do Zotero Refresh: [@papert_turtles_2002]&gt;<text:reference-mark-end text:name="ZOTERO_ITEM CSL_CITATION {&quot;properties&quot;:{&quot;formattedCitation&quot;:&quot;[@papert_turtles_2002]&quot;,&quot;noteIndex&quot;:0},&quot;citationID&quot;:&quot;fubtibvj&quot;,&quot;citationItems&quot;:[{&quot;uris&quot;:[&quot;http://zotero.org/users/1913249/items/J9XFMA4M&quot;],&quot;itemData&quot;:{&quot;container-title&quot;:&quot;Journal of Educational Computing Research&quot;,&quot;DOI&quot;:&quot;10.2190/XG11-B72E-JK04-K8TA&quot;,&quot;id&quot;:&quot;papert_turtles_2002&quot;,&quot;author&quot;:[{&quot;family&quot;:&quot;Papert&quot;,&quot;given&quot;:&quot;Seymour&quot;}],&quot;ISSN&quot;:&quot;0735-6331, 1541-4140&quot;,&quot;page&quot;:&quot;7-27&quot;,&quot;title-short&quot;:&quot;The Turtle's Long Slow Trip&quot;,&quot;volume&quot;:&quot;27&quot;,&quot;URL&quot;:&quot;http://journals.sagepub.com/doi/10.2190/XG11-B72E-JK04-K8TA&quot;,&quot;issue&quot;:&quot;1&quot;,&quot;type&quot;:&quot;article-journal&quot;,&quot;source&quot;:&quot;DOI.org (Crossref)&quot;,&quot;title&quot;:&quot;The Turtle's Long Slow Trip: Macro-Educological Perspectives on Microworlds&quot;,&quot;container-title-short&quot;:&quot;Journal of Educational Computing Research&quot;,&quot;issued&quot;:{&quot;date-parts&quot;:[[&quot;2002&quot;,7]]},&quot;accessed&quot;:{&quot;date-parts&quot;:[[&quot;2023&quot;,10,24]]},&quot;language&quot;:&quot;en&quot;,&quot;citation-key&quot;:&quot;papert_turtles_2002&quot;},&quot;id&quot;:9055,&quot;uri&quot;:[&quot;http://zotero.org/users/1913249/items/J9XFMA4M&quot;],&quot;suffix&quot;:&quot;&quot;,&quot;prefix&quot;:&quot;&quot;}],&quot;schema&quot;:&quot;https://github.com/citation-style-language/schema/raw/master/csl-citation.json&quot;} RNDmdiztbzfpm"/>. There is a danger that the potential is ‘trivialised’<text:reference-mark-start text:name="ZOTERO_ITEM CSL_CITATION {&quot;properties&quot;:{&quot;formattedCitation&quot;:&quot;[@hoyles_microworldsschoolworlds_1993]&quot;,&quot;noteIndex&quot;:0},&quot;citationID&quot;:&quot;isoqtocd&quot;,&quot;citationItems&quot;:[{&quot;uris&quot;:[&quot;http://zotero.org/users/1913249/items/WN6ID63D&quot;],&quot;itemData&quot;:{&quot;ISBN&quot;:&quot;978-3-642-78542-9&quot;,&quot;publisher&quot;:&quot;Springer&quot;,&quot;DOI&quot;:&quot;10.1007/978-3-642-78542-9_1&quot;,&quot;event-place&quot;:&quot;Berlin, Heidelberg&quot;,&quot;collection-title&quot;:&quot;NATO ASI Series&quot;,&quot;id&quot;:&quot;hoyles_microworldsschoolworlds_1993&quot;,&quot;author&quot;:[{&quot;family&quot;:&quot;Hoyles&quot;,&quot;given&quot;:&quot;Celia&quot;}],&quot;page&quot;:&quot;1-17&quot;,&quot;title-short&quot;:&quot;Microworlds/Schoolworlds&quot;,&quot;type&quot;:&quot;paper-conference&quot;,&quot;title&quot;:&quot;Microworlds/Schoolworlds: The Transformation of an Innovation&quot;,&quot;language&quot;:&quot;en&quot;,&quot;source&quot;:&quot;Springer Link&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editor&quot;:[{&quot;family&quot;:&quot;Keitel&quot;,&quot;given&quot;:&quot;Christine&quot;},{&quot;family&quot;:&quot;Ruthven&quot;,&quot;given&quot;:&quot;Kenneth&quot;}],&quot;container-title&quot;:&quot;Learning from Computers: Mathematics Education and Technology&quot;,&quot;publisher-place&quot;:&quot;Berlin, Heidelberg&quot;,&quot;issued&quot;:{&quot;date-parts&quot;:[[&quot;1993&quot;]]},&quot;citation-key&quot;:&quot;hoyles_microworldsschoolworlds_1993&quot;},&quot;id&quot;:9056,&quot;uri&quot;:[&quot;http://zotero.org/users/1913249/items/WN6ID63D&quot;],&quot;suffix&quot;:&quot;&quot;,&quot;prefix&quot;:&quot;&quot;}],&quot;schema&quot;:&quot;https://github.com/citation-style-language/schema/raw/master/csl-citation.json&quot;} RNDdstmfzggsp"/>&lt;Do Zotero Refresh: [@hoyles_microworldsschoolworlds_1993]&gt;<text:reference-mark-end text:name="ZOTERO_ITEM CSL_CITATION {&quot;properties&quot;:{&quot;formattedCitation&quot;:&quot;[@hoyles_microworldsschoolworlds_1993]&quot;,&quot;noteIndex&quot;:0},&quot;citationID&quot;:&quot;isoqtocd&quot;,&quot;citationItems&quot;:[{&quot;uris&quot;:[&quot;http://zotero.org/users/1913249/items/WN6ID63D&quot;],&quot;itemData&quot;:{&quot;ISBN&quot;:&quot;978-3-642-78542-9&quot;,&quot;publisher&quot;:&quot;Springer&quot;,&quot;DOI&quot;:&quot;10.1007/978-3-642-78542-9_1&quot;,&quot;event-place&quot;:&quot;Berlin, Heidelberg&quot;,&quot;collection-title&quot;:&quot;NATO ASI Series&quot;,&quot;id&quot;:&quot;hoyles_microworldsschoolworlds_1993&quot;,&quot;author&quot;:[{&quot;family&quot;:&quot;Hoyles&quot;,&quot;given&quot;:&quot;Celia&quot;}],&quot;page&quot;:&quot;1-17&quot;,&quot;title-short&quot;:&quot;Microworlds/Schoolworlds&quot;,&quot;type&quot;:&quot;paper-conference&quot;,&quot;title&quot;:&quot;Microworlds/Schoolworlds: The Transformation of an Innovation&quot;,&quot;language&quot;:&quot;en&quot;,&quot;source&quot;:&quot;Springer Link&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editor&quot;:[{&quot;family&quot;:&quot;Keitel&quot;,&quot;given&quot;:&quot;Christine&quot;},{&quot;family&quot;:&quot;Ruthven&quot;,&quot;given&quot;:&quot;Kenneth&quot;}],&quot;container-title&quot;:&quot;Learning from Computers: Mathematics Education and Technology&quot;,&quot;publisher-place&quot;:&quot;Berlin, Heidelberg&quot;,&quot;issued&quot;:{&quot;date-parts&quot;:[[&quot;1993&quot;]]},&quot;citation-key&quot;:&quot;hoyles_microworldsschoolworlds_1993&quot;},&quot;id&quot;:9056,&quot;uri&quot;:[&quot;http://zotero.org/users/1913249/items/WN6ID63D&quot;],&quot;suffix&quot;:&quot;&quot;,&quot;prefix&quot;:&quot;&quot;}],&quot;schema&quot;:&quot;https://github.com/citation-style-language/schema/raw/master/csl-citation.json&quot;} RNDdstmfzggsp"/> into a vehicle for instruction based processes aimed narrowed to teacher chosen curricular concepts.</text:p>
      <text:p text:style-name="Text_20_body">Resnick’s work on constructionist design principles via software and tinkering tools merits summary here. CF - introduction.</text:p>
      <text:h text:style-name="Heading_20_4" text:outline-level="4"><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text:p>
      <text:p text:style-name="Text_20_body">The focus of half-baked games is to design them in a way which encourages malleability of the code in directions that the learner may find interesting <text:reference-mark-start text:name="ZOTERO_ITEM CSL_CITATION {&quot;properties&quot;:{&quot;formattedCitation&quot;:&quot;[@kynigos_half-baked_2007; @kynigos_children_2018]&quot;,&quot;noteIndex&quot;:0},&quot;citationID&quot;:&quot;ioyurhul&quot;,&quot;citationItems&quot;:[{&quot;uris&quot;:[&quot;http://zotero.org/users/1913249/items/49KSYPTU&quot;],&quot;itemData&quot;:{&quot;page&quot;:&quot;335-359&quot;,&quot;URL&quot;:&quot;https://www.ceeol.com/search/article-detail?id=60016&quot;,&quot;container-title&quot;:&quot;Informatics in Education - An International Journal&quot;,&quot;volume&quot;:&quot;6&quot;,&quot;type&quot;:&quot;article-journal&quot;,&quot;title&quot;:&quot;Half-Baked Logo Microworlds as Boundary Objects in Integrated Design&quot;,&quot;accessed&quot;:{&quot;date-parts&quot;:[[&quot;2018&quot;,9,15]]},&quot;language&quot;:&quot;English&quot;,&quot;source&quot;:&quot;www.ceeol.com&quot;,&quot;issued&quot;:{&quot;date-parts&quot;:[[&quot;2007&quot;]]},&quot;id&quot;:&quot;kynigos_half-baked_2007&quot;,&quot;issue&quot;:&quot;2&quot;,&quot;author&quot;:[{&quot;family&quot;:&quot;Kynigos&quot;,&quot;given&quot;:&quot;Chronis&quot;}],&quot;ISSN&quot;:&quot;1648-5831&quot;,&quot;citation-key&quot;:&quot;kynigos_half-baked_2007&quot;},&quot;id&quot;:2765,&quot;uri&quot;:[&quot;http://zotero.org/users/1913249/items/49KSYPTU&quot;],&quot;suffix&quot;:&quot;&quot;,&quot;prefix&quot;:&quot;&quot;},{&quot;uris&quot;:[&quot;http://zotero.org/users/1913249/items/KLB4BDFL&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container-title&quot;:&quot;International Journal of Child-Computer Interaction&quot;,&quot;type&quot;:&quot;article-journal&quot;,&quot;DOI&quot;:&quot;10.1016/j.ijcci.2018.04.001&quot;,&quot;title-short&quot;:&quot;Children challenging the design of half-baked games&quot;,&quot;accessed&quot;:{&quot;date-parts&quot;:[[&quot;2018&quot;,7,18]]},&quot;title&quot;:&quot;Children challenging the design of half-baked games: Expressing values through the process of game modding&quot;,&quot;source&quot;:&quot;ScienceDirect&quot;,&quot;issued&quot;:{&quot;date-parts&quot;:[[&quot;2018&quot;,4,21]]},&quot;id&quot;:&quot;kynigos_children_2018&quot;,&quot;ISSN&quot;:&quot;2212-8689&quot;,&quot;author&quot;:[{&quot;family&quot;:&quot;Kynigos&quot;,&quot;given&quot;:&quot;Chronis&quot;},{&quot;family&quot;:&quot;Yiannoutsou&quot;,&quot;given&quot;:&quot;Nikoleta&quot;}],&quot;container-title-short&quot;:&quot;International Journal of Child-Computer Interaction&quot;,&quot;citation-key&quot;:&quot;kynigos_children_2018&quot;},&quot;id&quot;:2576,&quot;uri&quot;:[&quot;http://zotero.org/users/1913249/items/KLB4BDFL&quot;],&quot;suffix&quot;:&quot;&quot;,&quot;prefix&quot;:&quot;&quot;}],&quot;schema&quot;:&quot;https://github.com/citation-style-language/schema/raw/master/csl-citation.json&quot;} RNDiurxhapvqj"/>&lt;Do Zotero Refresh: [@kynigos_half-baked_2007; @kynigos_children_2018]&gt;<text:reference-mark-end text:name="ZOTERO_ITEM CSL_CITATION {&quot;properties&quot;:{&quot;formattedCitation&quot;:&quot;[@kynigos_half-baked_2007; @kynigos_children_2018]&quot;,&quot;noteIndex&quot;:0},&quot;citationID&quot;:&quot;ioyurhul&quot;,&quot;citationItems&quot;:[{&quot;uris&quot;:[&quot;http://zotero.org/users/1913249/items/49KSYPTU&quot;],&quot;itemData&quot;:{&quot;page&quot;:&quot;335-359&quot;,&quot;URL&quot;:&quot;https://www.ceeol.com/search/article-detail?id=60016&quot;,&quot;container-title&quot;:&quot;Informatics in Education - An International Journal&quot;,&quot;volume&quot;:&quot;6&quot;,&quot;type&quot;:&quot;article-journal&quot;,&quot;title&quot;:&quot;Half-Baked Logo Microworlds as Boundary Objects in Integrated Design&quot;,&quot;accessed&quot;:{&quot;date-parts&quot;:[[&quot;2018&quot;,9,15]]},&quot;language&quot;:&quot;English&quot;,&quot;source&quot;:&quot;www.ceeol.com&quot;,&quot;issued&quot;:{&quot;date-parts&quot;:[[&quot;2007&quot;]]},&quot;id&quot;:&quot;kynigos_half-baked_2007&quot;,&quot;issue&quot;:&quot;2&quot;,&quot;author&quot;:[{&quot;family&quot;:&quot;Kynigos&quot;,&quot;given&quot;:&quot;Chronis&quot;}],&quot;ISSN&quot;:&quot;1648-5831&quot;,&quot;citation-key&quot;:&quot;kynigos_half-baked_2007&quot;},&quot;id&quot;:2765,&quot;uri&quot;:[&quot;http://zotero.org/users/1913249/items/49KSYPTU&quot;],&quot;suffix&quot;:&quot;&quot;,&quot;prefix&quot;:&quot;&quot;},{&quot;uris&quot;:[&quot;http://zotero.org/users/1913249/items/KLB4BDFL&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container-title&quot;:&quot;International Journal of Child-Computer Interaction&quot;,&quot;type&quot;:&quot;article-journal&quot;,&quot;DOI&quot;:&quot;10.1016/j.ijcci.2018.04.001&quot;,&quot;title-short&quot;:&quot;Children challenging the design of half-baked games&quot;,&quot;accessed&quot;:{&quot;date-parts&quot;:[[&quot;2018&quot;,7,18]]},&quot;title&quot;:&quot;Children challenging the design of half-baked games: Expressing values through the process of game modding&quot;,&quot;source&quot;:&quot;ScienceDirect&quot;,&quot;issued&quot;:{&quot;date-parts&quot;:[[&quot;2018&quot;,4,21]]},&quot;id&quot;:&quot;kynigos_children_2018&quot;,&quot;ISSN&quot;:&quot;2212-8689&quot;,&quot;author&quot;:[{&quot;family&quot;:&quot;Kynigos&quot;,&quot;given&quot;:&quot;Chronis&quot;},{&quot;family&quot;:&quot;Yiannoutsou&quot;,&quot;given&quot;:&quot;Nikoleta&quot;}],&quot;container-title-short&quot;:&quot;International Journal of Child-Computer Interaction&quot;,&quot;citation-key&quot;:&quot;kynigos_children_2018&quot;},&quot;id&quot;:2576,&quot;uri&quot;:[&quot;http://zotero.org/users/1913249/items/KLB4BDFL&quot;],&quot;suffix&quot;:&quot;&quot;,&quot;prefix&quot;:&quot;&quot;}],&quot;schema&quot;:&quot;https://github.com/citation-style-language/schema/raw/master/csl-citation.json&quot;} RNDiurxhapvqj"/>.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2">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properties&quot;:{&quot;formattedCitation&quot;:&quot;[@preston_using_2006]&quot;,&quot;noteIndex&quot;:0},&quot;citationID&quot;:&quot;jtnnmgzr&quot;,&quot;citationItems&quot;:[{&quot;uris&quot;:[&quot;http://zotero.org/users/1913249/items/US4XDX97&quot;],&quot;itemData&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d&quot;:&quot;preston_using_2006&quot;,&quot;author&quot;:[{&quot;family&quot;:&quot;Preston&quot;,&quot;given&quot;:&quot;David&quot;}],&quot;ISSN&quot;:&quot;2166-1685, 1550-1469&quot;,&quot;page&quot;:&quot;16-21&quot;,&quot;volume&quot;:&quot;3&quot;,&quot;URL&quot;:&quot;https://dl.acm.org/doi/10.1145/1113378.1113381&quot;,&quot;issue&quot;:&quot;1&quot;,&quot;type&quot;:&quot;article-journal&quot;,&quot;source&quot;:&quot;DOI.org (Crossref)&quot;,&quot;title&quot;:&quot;Using collaborative learning research to enhance pair programming pedagogy&quot;,&quot;container-title-short&quot;:&quot;SIGITE Newsl.&quot;,&quot;issued&quot;:{&quot;date-parts&quot;:[[&quot;2006&quot;,1]]},&quot;accessed&quot;:{&quot;date-parts&quot;:[[&quot;2023&quot;,6,15]]},&quot;language&quot;:&quot;en&quot;,&quot;citation-key&quot;:&quot;preston_using_2006&quot;},&quot;id&quot;:8773,&quot;uri&quot;:[&quot;http://zotero.org/users/1913249/items/US4XDX97&quot;],&quot;suffix&quot;:&quot;&quot;,&quot;prefix&quot;:&quot;&quot;}],&quot;schema&quot;:&quot;https://github.com/citation-style-language/schema/raw/master/csl-citation.json&quot;} RNDfgyyvgmube"/>&lt;Do Zotero Refresh: [@preston_using_2006]&gt;<text:reference-mark-end text:name="ZOTERO_ITEM CSL_CITATION {&quot;properties&quot;:{&quot;formattedCitation&quot;:&quot;[@preston_using_2006]&quot;,&quot;noteIndex&quot;:0},&quot;citationID&quot;:&quot;jtnnmgzr&quot;,&quot;citationItems&quot;:[{&quot;uris&quot;:[&quot;http://zotero.org/users/1913249/items/US4XDX97&quot;],&quot;itemData&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d&quot;:&quot;preston_using_2006&quot;,&quot;author&quot;:[{&quot;family&quot;:&quot;Preston&quot;,&quot;given&quot;:&quot;David&quot;}],&quot;ISSN&quot;:&quot;2166-1685, 1550-1469&quot;,&quot;page&quot;:&quot;16-21&quot;,&quot;volume&quot;:&quot;3&quot;,&quot;URL&quot;:&quot;https://dl.acm.org/doi/10.1145/1113378.1113381&quot;,&quot;issue&quot;:&quot;1&quot;,&quot;type&quot;:&quot;article-journal&quot;,&quot;source&quot;:&quot;DOI.org (Crossref)&quot;,&quot;title&quot;:&quot;Using collaborative learning research to enhance pair programming pedagogy&quot;,&quot;container-title-short&quot;:&quot;SIGITE Newsl.&quot;,&quot;issued&quot;:{&quot;date-parts&quot;:[[&quot;2006&quot;,1]]},&quot;accessed&quot;:{&quot;date-parts&quot;:[[&quot;2023&quot;,6,15]]},&quot;language&quot;:&quot;en&quot;,&quot;citation-key&quot;:&quot;preston_using_2006&quot;},&quot;id&quot;:8773,&quot;uri&quot;:[&quot;http://zotero.org/users/1913249/items/US4XDX97&quot;],&quot;suffix&quot;:&quot;&quot;,&quot;prefix&quot;:&quot;&quot;}],&quot;schema&quot;:&quot;https://github.com/citation-style-language/schema/raw/master/csl-citation.json&quot;} RNDfgyyvgmube"/> -</text:p>
      <text:p text:style-name="Text_20_body"><text:span text:style-name="T2">Concepts</text:span> - perhaps some of the underlying concepts like - joint problem spaces - resource interdependence from Preston</text:p>
      <text:h text:style-name="Heading_20_3" text:outline-level="3"><text:bookmark-start text:name="design-steps-frameworks-via-stages"/>Design steps frameworks via stages<text:bookmark-end text:name="design-steps-frameworks-via-stages"/></text:h>
      <text:p text:style-name="First_20_paragraph">Many design frameworks exist in diverse areas of production with varied degrees of adoption. One stream in CS stems from engineering and design thinking <text:reference-mark-start text:name="ZOTERO_ITEM CSL_CITATION {&quot;properties&quot;:{&quot;formattedCitation&quot;:&quot;[@mouza_imagining_2013; @resnick_all_2007; @winarno_steps_2020-1]&quot;,&quot;noteIndex&quot;:0},&quot;citationID&quot;:&quot;bvqjqhhx&quot;,&quot;citationItems&quot;:[{&quot;uris&quot;:[&quot;http://zotero.org/users/1913249/items/BYSB7AMS&quot;],&quot;itemData&quot;:{&quot;ISBN&quot;:&quot;978-1-4614-4695-8 978-1-4614-4696-5&quot;,&quot;publisher&quot;:&quot;Springer New York&quot;,&quot;DOI&quot;:&quot;10.1007/978-1-4614-4696-5_17&quot;,&quot;event-place&quot;:&quot;New York, NY&quot;,&quot;issued&quot;:{&quot;date-parts&quot;:[[&quot;2013&quot;]]},&quot;author&quot;:[{&quot;family&quot;:&quot;Brennan&quot;,&quot;given&quot;:&quot;Karen&quot;},{&quot;family&quot;:&quot;Resnick&quot;,&quot;given&quot;:&quot;Mitchel&quot;}],&quot;page&quot;:&quot;253-268&quot;,&quot;title-short&quot;:&quot;Imagining, Creating, Playing, Sharing, Reflecting&quot;,&quot;URL&quot;:&quot;http://link.springer.com/10.1007/978-1-4614-4696-5_17&quot;,&quot;type&quot;:&quot;chapter&quot;,&quot;accessed&quot;:{&quot;date-parts&quot;:[[&quot;2018&quot;,4,22]]},&quot;title&quot;:&quot;Imagining, Creating, Playing, Sharing, Reflecting: How Online Community Supports Young People as Designers of Interactive Media&quot;,&quot;source&quot;:&quot;Crossref&quot;,&quot;container-title&quot;:&quot;Emerging Technologies for the Classroom&quot;,&quot;editor&quot;:[{&quot;family&quot;:&quot;Mouza&quot;,&quot;given&quot;:&quot;Chrystalla&quot;},{&quot;family&quot;:&quot;Lavigne&quot;,&quot;given&quot;:&quot;Nancy&quot;}],&quot;language&quot;:&quot;en&quot;,&quot;publisher-place&quot;:&quot;New York, NY&quot;,&quot;id&quot;:&quot;mouza_imagining_2013&quot;,&quot;citation-key&quot;:&quot;mouza_imagining_2013&quot;},&quot;id&quot;:270,&quot;uri&quot;:[&quot;http://zotero.org/users/1913249/items/BYSB7AMS&quot;],&quot;suffix&quot;:&quot;&quot;,&quot;prefix&quot;:&quot;&quot;},{&quot;uris&quot;:[&quot;http://zotero.org/users/1913249/items/7KQUK5RV&quot;],&quot;itemData&quot;:{&quot;page&quot;:&quot;1–6&quot;,&quot;container-title&quot;:&quot;Proceedings of the 6th ACM SIGCHI conference on Creativity &amp; cognition&quot;,&quot;URL&quot;:&quot;http://dl.acm.org/citation.cfm?id=1254961&quot;,&quot;accessed&quot;:{&quot;date-parts&quot;:[[&quot;2017&quot;,3,14]]},&quot;type&quot;:&quot;paper-conference&quot;,&quot;source&quot;:&quot;Google Scholar&quot;,&quot;title&quot;:&quot;All I really need to know (about creative thinking) I learned (by studying how children learn) in kindergarten&quot;,&quot;id&quot;:&quot;resnick_all_2007&quot;,&quot;publisher&quot;:&quot;ACM&quot;,&quot;author&quot;:[{&quot;family&quot;:&quot;Resnick&quot;,&quot;given&quot;:&quot;Mitchel&quot;}],&quot;issued&quot;:{&quot;date-parts&quot;:[[&quot;2007&quot;]]},&quot;citation-key&quot;:&quot;resnick_all_2007&quot;},&quot;id&quot;:1624,&quot;uri&quot;:[&quot;http://zotero.org/users/1913249/items/7KQUK5RV&quot;],&quot;suffix&quot;:&quot;&quot;,&quot;prefix&quot;:&quot;&quot;},{&quot;uris&quot;:[&quot;http://zotero.org/users/1913249/items/S78ZPG6I&quot;],&quot;itemData&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d&quot;:&quot;winarno_steps_20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N&quot;:&quot;2149-360X&quot;,&quot;page&quot;:&quot;1345-1360&quot;,&quot;title-short&quot;:&quot;The steps of the Engineering Design Process (EDP) in science education&quot;,&quot;volume&quot;:&quot;8&quot;,&quot;issue&quot;:&quot;4&quot;,&quot;URL&quot;:&quot;http://dergipark.org.tr/en/doi/10.17478/jegys.766201&quot;,&quot;source&quot;:&quot;DOI.org (Crossref)&quot;,&quot;type&quot;:&quot;article-journal&quot;,&quot;title&quot;:&quot;The steps of the Engineering Design Process (EDP) in science education: A systematic literature review&quot;,&quot;language&quot;:&quot;en&quot;,&quot;accessed&quot;:{&quot;date-parts&quot;:[[&quot;2023&quot;,6,14]]},&quot;issued&quot;:{&quot;date-parts&quot;:[[&quot;2020&quot;,12,15]]},&quot;citation-key&quot;:&quot;winarno_steps_2020-1&quot;},&quot;id&quot;:8765,&quot;uri&quot;:[&quot;http://zotero.org/users/1913249/items/S78ZPG6I&quot;],&quot;suffix&quot;:&quot;&quot;,&quot;prefix&quot;:&quot;&quot;}],&quot;schema&quot;:&quot;https://github.com/citation-style-language/schema/raw/master/csl-citation.json&quot;} RNDixsygcstpe"/>&lt;Do Zotero Refresh: [@mouza_imagining_2013; @resnick_all_2007; @winarno_steps_2020-1]&gt;<text:reference-mark-end text:name="ZOTERO_ITEM CSL_CITATION {&quot;properties&quot;:{&quot;formattedCitation&quot;:&quot;[@mouza_imagining_2013; @resnick_all_2007; @winarno_steps_2020-1]&quot;,&quot;noteIndex&quot;:0},&quot;citationID&quot;:&quot;bvqjqhhx&quot;,&quot;citationItems&quot;:[{&quot;uris&quot;:[&quot;http://zotero.org/users/1913249/items/BYSB7AMS&quot;],&quot;itemData&quot;:{&quot;ISBN&quot;:&quot;978-1-4614-4695-8 978-1-4614-4696-5&quot;,&quot;publisher&quot;:&quot;Springer New York&quot;,&quot;DOI&quot;:&quot;10.1007/978-1-4614-4696-5_17&quot;,&quot;event-place&quot;:&quot;New York, NY&quot;,&quot;issued&quot;:{&quot;date-parts&quot;:[[&quot;2013&quot;]]},&quot;author&quot;:[{&quot;family&quot;:&quot;Brennan&quot;,&quot;given&quot;:&quot;Karen&quot;},{&quot;family&quot;:&quot;Resnick&quot;,&quot;given&quot;:&quot;Mitchel&quot;}],&quot;page&quot;:&quot;253-268&quot;,&quot;title-short&quot;:&quot;Imagining, Creating, Playing, Sharing, Reflecting&quot;,&quot;URL&quot;:&quot;http://link.springer.com/10.1007/978-1-4614-4696-5_17&quot;,&quot;type&quot;:&quot;chapter&quot;,&quot;accessed&quot;:{&quot;date-parts&quot;:[[&quot;2018&quot;,4,22]]},&quot;title&quot;:&quot;Imagining, Creating, Playing, Sharing, Reflecting: How Online Community Supports Young People as Designers of Interactive Media&quot;,&quot;source&quot;:&quot;Crossref&quot;,&quot;container-title&quot;:&quot;Emerging Technologies for the Classroom&quot;,&quot;editor&quot;:[{&quot;family&quot;:&quot;Mouza&quot;,&quot;given&quot;:&quot;Chrystalla&quot;},{&quot;family&quot;:&quot;Lavigne&quot;,&quot;given&quot;:&quot;Nancy&quot;}],&quot;language&quot;:&quot;en&quot;,&quot;publisher-place&quot;:&quot;New York, NY&quot;,&quot;id&quot;:&quot;mouza_imagining_2013&quot;,&quot;citation-key&quot;:&quot;mouza_imagining_2013&quot;},&quot;id&quot;:270,&quot;uri&quot;:[&quot;http://zotero.org/users/1913249/items/BYSB7AMS&quot;],&quot;suffix&quot;:&quot;&quot;,&quot;prefix&quot;:&quot;&quot;},{&quot;uris&quot;:[&quot;http://zotero.org/users/1913249/items/7KQUK5RV&quot;],&quot;itemData&quot;:{&quot;page&quot;:&quot;1–6&quot;,&quot;container-title&quot;:&quot;Proceedings of the 6th ACM SIGCHI conference on Creativity &amp; cognition&quot;,&quot;URL&quot;:&quot;http://dl.acm.org/citation.cfm?id=1254961&quot;,&quot;accessed&quot;:{&quot;date-parts&quot;:[[&quot;2017&quot;,3,14]]},&quot;type&quot;:&quot;paper-conference&quot;,&quot;source&quot;:&quot;Google Scholar&quot;,&quot;title&quot;:&quot;All I really need to know (about creative thinking) I learned (by studying how children learn) in kindergarten&quot;,&quot;id&quot;:&quot;resnick_all_2007&quot;,&quot;publisher&quot;:&quot;ACM&quot;,&quot;author&quot;:[{&quot;family&quot;:&quot;Resnick&quot;,&quot;given&quot;:&quot;Mitchel&quot;}],&quot;issued&quot;:{&quot;date-parts&quot;:[[&quot;2007&quot;]]},&quot;citation-key&quot;:&quot;resnick_all_2007&quot;},&quot;id&quot;:1624,&quot;uri&quot;:[&quot;http://zotero.org/users/1913249/items/7KQUK5RV&quot;],&quot;suffix&quot;:&quot;&quot;,&quot;prefix&quot;:&quot;&quot;},{&quot;uris&quot;:[&quot;http://zotero.org/users/1913249/items/S78ZPG6I&quot;],&quot;itemData&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d&quot;:&quot;winarno_steps_20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N&quot;:&quot;2149-360X&quot;,&quot;page&quot;:&quot;1345-1360&quot;,&quot;title-short&quot;:&quot;The steps of the Engineering Design Process (EDP) in science education&quot;,&quot;volume&quot;:&quot;8&quot;,&quot;issue&quot;:&quot;4&quot;,&quot;URL&quot;:&quot;http://dergipark.org.tr/en/doi/10.17478/jegys.766201&quot;,&quot;source&quot;:&quot;DOI.org (Crossref)&quot;,&quot;type&quot;:&quot;article-journal&quot;,&quot;title&quot;:&quot;The steps of the Engineering Design Process (EDP) in science education: A systematic literature review&quot;,&quot;language&quot;:&quot;en&quot;,&quot;accessed&quot;:{&quot;date-parts&quot;:[[&quot;2023&quot;,6,14]]},&quot;issued&quot;:{&quot;date-parts&quot;:[[&quot;2020&quot;,12,15]]},&quot;citation-key&quot;:&quot;winarno_steps_2020-1&quot;},&quot;id&quot;:8765,&quot;uri&quot;:[&quot;http://zotero.org/users/1913249/items/S78ZPG6I&quot;],&quot;suffix&quot;:&quot;&quot;,&quot;prefix&quot;:&quot;&quot;}],&quot;schema&quot;:&quot;https://github.com/citation-style-language/schema/raw/master/csl-citation.json&quot;} RNDixsygcstpe"/>.</text:p>
      <text:p text:style-name="Text_20_body">A typical framework from teach engineering website (<text:span text:style-name="T2">noauthor_engineering_nodate?</text:span>), takes the form of</text:p>
      <text:p text:style-name="P19">Ask: Identify the Need &amp; Constraints;</text:p>
      <text:p text:style-name="P20">Research the Problem;</text:p>
      <text:p text:style-name="P21">Imagine: Develop Possible Solutions;</text:p>
      <text:p text:style-name="P22">Plan: Select a Promising Solution;</text:p>
      <text:p text:style-name="P23">Create: Build a Prototype;</text:p>
      <text:p text:style-name="P24">Test and Evaluate Prototype; and Improve: Redesign as Needed</text:p>
      <text:p text:style-name="First_20_paragraph">While the value of design thinking stages for educators planning sessions seems clear, there is little research exploring how the stages could be used by learners to scaffold their own design process when engaging in making digital products.</text:p>
      <text:p text:style-name="Text_20_body">Elements of this framework are included in early literature to help adoption of new computing curriculum in UK <text:reference-mark-start text:name="ZOTERO_ITEM CSL_CITATION {&quot;properties&quot;:{&quot;formattedCitation&quot;:&quot;[@csizmadia_computational_2015]&quot;,&quot;noteIndex&quot;:0},&quot;citationID&quot;:&quot;brkcvmyl&quot;,&quot;citationItems&quot;:[{&quot;uris&quot;:[&quot;http://zotero.org/users/1913249/items/KAAAUYZ8&quot;],&quot;itemData&quot;:{&quot;type&quot;:&quot;report&quot;,&quot;id&quot;:&quot;csizmadia_computational_2015&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id&quot;:3915,&quot;uri&quot;:[&quot;http://zotero.org/users/1913249/items/KAAAUYZ8&quot;],&quot;suffix&quot;:&quot;&quot;,&quot;prefix&quot;:&quot;&quot;}],&quot;schema&quot;:&quot;https://github.com/citation-style-language/schema/raw/master/csl-citation.json&quot;} RNDvotdmcafah"/>&lt;Do Zotero Refresh: [@csizmadia_computational_2015]&gt;<text:reference-mark-end text:name="ZOTERO_ITEM CSL_CITATION {&quot;properties&quot;:{&quot;formattedCitation&quot;:&quot;[@csizmadia_computational_2015]&quot;,&quot;noteIndex&quot;:0},&quot;citationID&quot;:&quot;brkcvmyl&quot;,&quot;citationItems&quot;:[{&quot;uris&quot;:[&quot;http://zotero.org/users/1913249/items/KAAAUYZ8&quot;],&quot;itemData&quot;:{&quot;type&quot;:&quot;report&quot;,&quot;id&quot;:&quot;csizmadia_computational_2015&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id&quot;:3915,&quot;uri&quot;:[&quot;http://zotero.org/users/1913249/items/KAAAUYZ8&quot;],&quot;suffix&quot;:&quot;&quot;,&quot;prefix&quot;:&quot;&quot;}],&quot;schema&quot;:&quot;https://github.com/citation-style-language/schema/raw/master/csl-citation.json&quot;} RNDvotdmcafah"/>. However little guidance is provide and not stream really followed up unlike the focus on computational thinking <text:reference-mark-start text:name="ZOTERO_ITEM CSL_CITATION {&quot;properties&quot;:{&quot;formattedCitation&quot;:&quot;[@sentance_teachers_2015]&quot;,&quot;noteIndex&quot;:0},&quot;citationID&quot;:&quot;itayxbnt&quot;,&quot;citationItems&quot;:[{&quot;uris&quot;:[&quot;http://zotero.org/users/1913249/items/NFSDMJB8&quot;],&quot;itemData&quot;:{&quot;page&quot;:&quot;10&quot;,&quot;type&quot;:&quot;article-journal&quot;,&quot;title&quot;:&quot;Teachers’ perspectives on successful strategies for teaching Computing in school&quot;,&quot;source&quot;:&quot;Zotero&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issued&quot;:{&quot;date-parts&quot;:[[&quot;2015&quot;]]},&quot;id&quot;:&quot;sentance_teachers_2015&quot;,&quot;author&quot;:[{&quot;family&quot;:&quot;Sentance&quot;,&quot;given&quot;:&quot;Sue&quot;},{&quot;family&quot;:&quot;Csizmadia&quot;,&quot;given&quot;:&quot;Andrew&quot;}],&quot;language&quot;:&quot;en&quot;,&quot;citation-key&quot;:&quot;sentance_teachers_2015&quot;},&quot;id&quot;:3514,&quot;uri&quot;:[&quot;http://zotero.org/users/1913249/items/NFSDMJB8&quot;],&quot;suffix&quot;:&quot;&quot;,&quot;prefix&quot;:&quot;&quot;}],&quot;schema&quot;:&quot;https://github.com/citation-style-language/schema/raw/master/csl-citation.json&quot;} RNDginlzpcjry"/>&lt;Do Zotero Refresh: [@sentance_teachers_2015]&gt;<text:reference-mark-end text:name="ZOTERO_ITEM CSL_CITATION {&quot;properties&quot;:{&quot;formattedCitation&quot;:&quot;[@sentance_teachers_2015]&quot;,&quot;noteIndex&quot;:0},&quot;citationID&quot;:&quot;itayxbnt&quot;,&quot;citationItems&quot;:[{&quot;uris&quot;:[&quot;http://zotero.org/users/1913249/items/NFSDMJB8&quot;],&quot;itemData&quot;:{&quot;page&quot;:&quot;10&quot;,&quot;type&quot;:&quot;article-journal&quot;,&quot;title&quot;:&quot;Teachers’ perspectives on successful strategies for teaching Computing in school&quot;,&quot;source&quot;:&quot;Zotero&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issued&quot;:{&quot;date-parts&quot;:[[&quot;2015&quot;]]},&quot;id&quot;:&quot;sentance_teachers_2015&quot;,&quot;author&quot;:[{&quot;family&quot;:&quot;Sentance&quot;,&quot;given&quot;:&quot;Sue&quot;},{&quot;family&quot;:&quot;Csizmadia&quot;,&quot;given&quot;:&quot;Andrew&quot;}],&quot;language&quot;:&quot;en&quot;,&quot;citation-key&quot;:&quot;sentance_teachers_2015&quot;},&quot;id&quot;:3514,&quot;uri&quot;:[&quot;http://zotero.org/users/1913249/items/NFSDMJB8&quot;],&quot;suffix&quot;:&quot;&quot;,&quot;prefix&quot;:&quot;&quot;}],&quot;schema&quot;:&quot;https://github.com/citation-style-language/schema/raw/master/csl-citation.json&quot;} RNDginlzpcjry"/></text:p>
      <text:p text:style-name="Text_20_body">Resnick and Brennan <text:reference-mark-start text:name="ZOTERO_ITEM CSL_CITATION {&quot;properties&quot;:{&quot;formattedCitation&quot;:&quot;[@mouza_imagining_2013]&quot;,&quot;noteIndex&quot;:0},&quot;citationID&quot;:&quot;vqkrfdur&quot;,&quot;citationItems&quot;:[{&quot;uris&quot;:[&quot;http://zotero.org/users/1913249/items/BYSB7AMS&quot;],&quot;itemData&quot;:{&quot;ISBN&quot;:&quot;978-1-4614-4695-8 978-1-4614-4696-5&quot;,&quot;publisher&quot;:&quot;Springer New York&quot;,&quot;DOI&quot;:&quot;10.1007/978-1-4614-4696-5_17&quot;,&quot;event-place&quot;:&quot;New York, NY&quot;,&quot;issued&quot;:{&quot;date-parts&quot;:[[&quot;2013&quot;]]},&quot;author&quot;:[{&quot;family&quot;:&quot;Brennan&quot;,&quot;given&quot;:&quot;Karen&quot;},{&quot;family&quot;:&quot;Resnick&quot;,&quot;given&quot;:&quot;Mitchel&quot;}],&quot;page&quot;:&quot;253-268&quot;,&quot;title-short&quot;:&quot;Imagining, Creating, Playing, Sharing, Reflecting&quot;,&quot;URL&quot;:&quot;http://link.springer.com/10.1007/978-1-4614-4696-5_17&quot;,&quot;type&quot;:&quot;chapter&quot;,&quot;accessed&quot;:{&quot;date-parts&quot;:[[&quot;2018&quot;,4,22]]},&quot;title&quot;:&quot;Imagining, Creating, Playing, Sharing, Reflecting: How Online Community Supports Young People as Designers of Interactive Media&quot;,&quot;source&quot;:&quot;Crossref&quot;,&quot;container-title&quot;:&quot;Emerging Technologies for the Classroom&quot;,&quot;editor&quot;:[{&quot;family&quot;:&quot;Mouza&quot;,&quot;given&quot;:&quot;Chrystalla&quot;},{&quot;family&quot;:&quot;Lavigne&quot;,&quot;given&quot;:&quot;Nancy&quot;}],&quot;language&quot;:&quot;en&quot;,&quot;publisher-place&quot;:&quot;New York, NY&quot;,&quot;id&quot;:&quot;mouza_imagining_2013&quot;,&quot;citation-key&quot;:&quot;mouza_imagining_2013&quot;},&quot;id&quot;:270,&quot;uri&quot;:[&quot;http://zotero.org/users/1913249/items/BYSB7AMS&quot;],&quot;suffix&quot;:&quot;&quot;,&quot;prefix&quot;:&quot;&quot;}],&quot;schema&quot;:&quot;https://github.com/citation-style-language/schema/raw/master/csl-citation.json&quot;} RNDfvxgcfaddx"/>&lt;Do Zotero Refresh: [@mouza_imagining_2013]&gt;<text:reference-mark-end text:name="ZOTERO_ITEM CSL_CITATION {&quot;properties&quot;:{&quot;formattedCitation&quot;:&quot;[@mouza_imagining_2013]&quot;,&quot;noteIndex&quot;:0},&quot;citationID&quot;:&quot;vqkrfdur&quot;,&quot;citationItems&quot;:[{&quot;uris&quot;:[&quot;http://zotero.org/users/1913249/items/BYSB7AMS&quot;],&quot;itemData&quot;:{&quot;ISBN&quot;:&quot;978-1-4614-4695-8 978-1-4614-4696-5&quot;,&quot;publisher&quot;:&quot;Springer New York&quot;,&quot;DOI&quot;:&quot;10.1007/978-1-4614-4696-5_17&quot;,&quot;event-place&quot;:&quot;New York, NY&quot;,&quot;issued&quot;:{&quot;date-parts&quot;:[[&quot;2013&quot;]]},&quot;author&quot;:[{&quot;family&quot;:&quot;Brennan&quot;,&quot;given&quot;:&quot;Karen&quot;},{&quot;family&quot;:&quot;Resnick&quot;,&quot;given&quot;:&quot;Mitchel&quot;}],&quot;page&quot;:&quot;253-268&quot;,&quot;title-short&quot;:&quot;Imagining, Creating, Playing, Sharing, Reflecting&quot;,&quot;URL&quot;:&quot;http://link.springer.com/10.1007/978-1-4614-4696-5_17&quot;,&quot;type&quot;:&quot;chapter&quot;,&quot;accessed&quot;:{&quot;date-parts&quot;:[[&quot;2018&quot;,4,22]]},&quot;title&quot;:&quot;Imagining, Creating, Playing, Sharing, Reflecting: How Online Community Supports Young People as Designers of Interactive Media&quot;,&quot;source&quot;:&quot;Crossref&quot;,&quot;container-title&quot;:&quot;Emerging Technologies for the Classroom&quot;,&quot;editor&quot;:[{&quot;family&quot;:&quot;Mouza&quot;,&quot;given&quot;:&quot;Chrystalla&quot;},{&quot;family&quot;:&quot;Lavigne&quot;,&quot;given&quot;:&quot;Nancy&quot;}],&quot;language&quot;:&quot;en&quot;,&quot;publisher-place&quot;:&quot;New York, NY&quot;,&quot;id&quot;:&quot;mouza_imagining_2013&quot;,&quot;citation-key&quot;:&quot;mouza_imagining_2013&quot;},&quot;id&quot;:270,&quot;uri&quot;:[&quot;http://zotero.org/users/1913249/items/BYSB7AMS&quot;],&quot;suffix&quot;:&quot;&quot;,&quot;prefix&quot;:&quot;&quot;}],&quot;schema&quot;:&quot;https://github.com/citation-style-language/schema/raw/master/csl-citation.json&quot;} RNDfvxgcfaddx"/> focus on the affordances of tools and communties to support all aspects of students work on design stages without suggesting any processes from a teacher of student perspective.</text:p>
      <text:p text:style-name="Text_20_body">One exception is the work of Zainal et al <text:reference-mark-start text:name="ZOTERO_ITEM CSL_CITATION {&quot;properties&quot;:{&quot;formattedCitation&quot;:&quot;[@zainal_review_2021]&quot;,&quot;noteIndex&quot;:0},&quot;citationID&quot;:&quot;erqlzewy&quot;,&quot;citationItems&quot;:[{&quot;uris&quot;:[&quot;http://zotero.org/users/1913249/items/8ZFQP4RG&quot;],&quot;itemData&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d&quot;:{&quot;date-parts&quot;:[[&quot;2021&quot;,11,27]]},&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number&quot;:&quot;1&quot;,&quot;volume&quot;:&quot;24&quot;,&quot;URL&quot;:&quot;https://akademiabaru.com/submit/index.php/frle/article/view/4204&quot;,&quot;type&quot;:&quot;article-journal&quot;,&quot;issue&quot;:&quot;1&quot;,&quot;page&quot;:&quot;28-38&quot;,&quot;source&quot;:&quot;akademiabaru.com&quot;,&quot;license&quot;:&quot;Copyright (c) 2021 International Journal of Advanced Research in Future Ready Learning and Education&quot;,&quot;title&quot;:&quot;Review of Design Thinking Approach in Learning IoT Programming&quot;,&quot;accessed&quot;:{&quot;date-parts&quot;:[[&quot;2024&quot;,7,17]]},&quot;language&quot;:&quot;en&quot;,&quot;id&quot;:&quot;zainal_review_2021&quot;,&quot;citation-key&quot;:&quot;zainal_review_2021&quot;},&quot;id&quot;:9662,&quot;uri&quot;:[&quot;http://zotero.org/users/1913249/items/8ZFQP4RG&quot;],&quot;suffix&quot;:&quot;&quot;,&quot;prefix&quot;:&quot;&quot;}],&quot;schema&quot;:&quot;https://github.com/citation-style-language/schema/raw/master/csl-citation.json&quot;} RNDtyilwebgwg"/>&lt;Do Zotero Refresh: [@zainal_review_2021]&gt;<text:reference-mark-end text:name="ZOTERO_ITEM CSL_CITATION {&quot;properties&quot;:{&quot;formattedCitation&quot;:&quot;[@zainal_review_2021]&quot;,&quot;noteIndex&quot;:0},&quot;citationID&quot;:&quot;erqlzewy&quot;,&quot;citationItems&quot;:[{&quot;uris&quot;:[&quot;http://zotero.org/users/1913249/items/8ZFQP4RG&quot;],&quot;itemData&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d&quot;:{&quot;date-parts&quot;:[[&quot;2021&quot;,11,27]]},&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number&quot;:&quot;1&quot;,&quot;volume&quot;:&quot;24&quot;,&quot;URL&quot;:&quot;https://akademiabaru.com/submit/index.php/frle/article/view/4204&quot;,&quot;type&quot;:&quot;article-journal&quot;,&quot;issue&quot;:&quot;1&quot;,&quot;page&quot;:&quot;28-38&quot;,&quot;source&quot;:&quot;akademiabaru.com&quot;,&quot;license&quot;:&quot;Copyright (c) 2021 International Journal of Advanced Research in Future Ready Learning and Education&quot;,&quot;title&quot;:&quot;Review of Design Thinking Approach in Learning IoT Programming&quot;,&quot;accessed&quot;:{&quot;date-parts&quot;:[[&quot;2024&quot;,7,17]]},&quot;language&quot;:&quot;en&quot;,&quot;id&quot;:&quot;zainal_review_2021&quot;,&quot;citation-key&quot;:&quot;zainal_review_2021&quot;},&quot;id&quot;:9662,&quot;uri&quot;:[&quot;http://zotero.org/users/1913249/items/8ZFQP4RG&quot;],&quot;suffix&quot;:&quot;&quot;,&quot;prefix&quot;:&quot;&quot;}],&quot;schema&quot;:&quot;https://github.com/citation-style-language/schema/raw/master/csl-citation.json&quot;} RNDtyilwebgwg"/>, using the Stanford dschool design thinking framework <text:reference-mark-start text:name="ZOTERO_ITEM CSL_CITATION {&quot;properties&quot;:{&quot;formattedCitation&quot;:&quot;[@dam_5_2024]&quot;,&quot;noteIndex&quot;:0},&quot;citationID&quot;:&quot;kryqmvxp&quot;,&quot;citationItems&quot;:[{&quot;uris&quot;:[&quot;http://zotero.org/users/1913249/items/HRYVPW67&quot;],&quot;itemData&quot;:{&quot;abstract&quot;:&quot;The Design Thinking process is a human-centered, iterative methodology that designers use to solve problems. It has 5 steps—Empathize, Define, Ideate, Prototype and Test.&quot;,&quot;container-title&quot;:&quot;The Interaction Design Foundation&quot;,&quot;accessed&quot;:{&quot;date-parts&quot;:[[&quot;2024&quot;,7,17]]},&quot;URL&quot;:&quot;https://www.interaction-design.org/literature/article/5-stages-in-the-design-thinking-process&quot;,&quot;type&quot;:&quot;webpage&quot;,&quot;title&quot;:&quot;The 5 Stages in the Design Thinking Process&quot;,&quot;id&quot;:&quot;dam_5_2024&quot;,&quot;language&quot;:&quot;en&quot;,&quot;author&quot;:[{&quot;family&quot;:&quot;Dam&quot;,&quot;given&quot;:&quot;Rikke Friis&quot;}],&quot;issued&quot;:{&quot;date-parts&quot;:[[&quot;2024&quot;,7,18]]},&quot;citation-key&quot;:&quot;dam_5_2024&quot;},&quot;id&quot;:9671,&quot;uri&quot;:[&quot;http://zotero.org/users/1913249/items/HRYVPW67&quot;],&quot;suffix&quot;:&quot;&quot;,&quot;prefix&quot;:&quot;&quot;}],&quot;schema&quot;:&quot;https://github.com/citation-style-language/schema/raw/master/csl-citation.json&quot;} RNDbxsevwwmhv"/>&lt;Do Zotero Refresh: [@dam_5_2024]&gt;<text:reference-mark-end text:name="ZOTERO_ITEM CSL_CITATION {&quot;properties&quot;:{&quot;formattedCitation&quot;:&quot;[@dam_5_2024]&quot;,&quot;noteIndex&quot;:0},&quot;citationID&quot;:&quot;kryqmvxp&quot;,&quot;citationItems&quot;:[{&quot;uris&quot;:[&quot;http://zotero.org/users/1913249/items/HRYVPW67&quot;],&quot;itemData&quot;:{&quot;abstract&quot;:&quot;The Design Thinking process is a human-centered, iterative methodology that designers use to solve problems. It has 5 steps—Empathize, Define, Ideate, Prototype and Test.&quot;,&quot;container-title&quot;:&quot;The Interaction Design Foundation&quot;,&quot;accessed&quot;:{&quot;date-parts&quot;:[[&quot;2024&quot;,7,17]]},&quot;URL&quot;:&quot;https://www.interaction-design.org/literature/article/5-stages-in-the-design-thinking-process&quot;,&quot;type&quot;:&quot;webpage&quot;,&quot;title&quot;:&quot;The 5 Stages in the Design Thinking Process&quot;,&quot;id&quot;:&quot;dam_5_2024&quot;,&quot;language&quot;:&quot;en&quot;,&quot;author&quot;:[{&quot;family&quot;:&quot;Dam&quot;,&quot;given&quot;:&quot;Rikke Friis&quot;}],&quot;issued&quot;:{&quot;date-parts&quot;:[[&quot;2024&quot;,7,18]]},&quot;citation-key&quot;:&quot;dam_5_2024&quot;},&quot;id&quot;:9671,&quot;uri&quot;:[&quot;http://zotero.org/users/1913249/items/HRYVPW67&quot;],&quot;suffix&quot;:&quot;&quot;,&quot;prefix&quot;:&quot;&quot;}],&quot;schema&quot;:&quot;https://github.com/citation-style-language/schema/raw/master/csl-citation.json&quot;} RNDbxsevwwmhv"/> to structure the work on students in undertaking IoT project work.</text:p>
      <text:p text:style-name="Text_20_body">A wider review of design framework in STEM settings details discussion of varied definitions of stages themselves but less relating to the impact of the pedagogical use of design stages on learners <text:reference-mark-start text:name="ZOTERO_ITEM CSL_CITATION {&quot;properties&quot;:{&quot;formattedCitation&quot;:&quot;[@winarno_steps_2020-1]&quot;,&quot;noteIndex&quot;:0},&quot;citationID&quot;:&quot;qdukcdwz&quot;,&quot;citationItems&quot;:[{&quot;uris&quot;:[&quot;http://zotero.org/users/1913249/items/S78ZPG6I&quot;],&quot;itemData&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d&quot;:&quot;winarno_steps_20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N&quot;:&quot;2149-360X&quot;,&quot;page&quot;:&quot;1345-1360&quot;,&quot;title-short&quot;:&quot;The steps of the Engineering Design Process (EDP) in science education&quot;,&quot;volume&quot;:&quot;8&quot;,&quot;issue&quot;:&quot;4&quot;,&quot;URL&quot;:&quot;http://dergipark.org.tr/en/doi/10.17478/jegys.766201&quot;,&quot;source&quot;:&quot;DOI.org (Crossref)&quot;,&quot;type&quot;:&quot;article-journal&quot;,&quot;title&quot;:&quot;The steps of the Engineering Design Process (EDP) in science education: A systematic literature review&quot;,&quot;language&quot;:&quot;en&quot;,&quot;accessed&quot;:{&quot;date-parts&quot;:[[&quot;2023&quot;,6,14]]},&quot;issued&quot;:{&quot;date-parts&quot;:[[&quot;2020&quot;,12,15]]},&quot;citation-key&quot;:&quot;winarno_steps_2020-1&quot;},&quot;id&quot;:8765,&quot;uri&quot;:[&quot;http://zotero.org/users/1913249/items/S78ZPG6I&quot;],&quot;suffix&quot;:&quot;&quot;,&quot;prefix&quot;:&quot;&quot;}],&quot;schema&quot;:&quot;https://github.com/citation-style-language/schema/raw/master/csl-citation.json&quot;} RNDhxgeervcii"/>&lt;Do Zotero Refresh: [@winarno_steps_2020-1]&gt;<text:reference-mark-end text:name="ZOTERO_ITEM CSL_CITATION {&quot;properties&quot;:{&quot;formattedCitation&quot;:&quot;[@winarno_steps_2020-1]&quot;,&quot;noteIndex&quot;:0},&quot;citationID&quot;:&quot;qdukcdwz&quot;,&quot;citationItems&quot;:[{&quot;uris&quot;:[&quot;http://zotero.org/users/1913249/items/S78ZPG6I&quot;],&quot;itemData&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d&quot;:&quot;winarno_steps_20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N&quot;:&quot;2149-360X&quot;,&quot;page&quot;:&quot;1345-1360&quot;,&quot;title-short&quot;:&quot;The steps of the Engineering Design Process (EDP) in science education&quot;,&quot;volume&quot;:&quot;8&quot;,&quot;issue&quot;:&quot;4&quot;,&quot;URL&quot;:&quot;http://dergipark.org.tr/en/doi/10.17478/jegys.766201&quot;,&quot;source&quot;:&quot;DOI.org (Crossref)&quot;,&quot;type&quot;:&quot;article-journal&quot;,&quot;title&quot;:&quot;The steps of the Engineering Design Process (EDP) in science education: A systematic literature review&quot;,&quot;language&quot;:&quot;en&quot;,&quot;accessed&quot;:{&quot;date-parts&quot;:[[&quot;2023&quot;,6,14]]},&quot;issued&quot;:{&quot;date-parts&quot;:[[&quot;2020&quot;,12,15]]},&quot;citation-key&quot;:&quot;winarno_steps_2020-1&quot;},&quot;id&quot;:8765,&quot;uri&quot;:[&quot;http://zotero.org/users/1913249/items/S78ZPG6I&quot;],&quot;suffix&quot;:&quot;&quot;,&quot;prefix&quot;:&quot;&quot;}],&quot;schema&quot;:&quot;https://github.com/citation-style-language/schema/raw/master/csl-citation.json&quot;} RNDhxgeervcii"/>.</text:p>
      <text:p text:style-name="Text_20_body">The authours, note the lack of research investigating the potential of this approach and call for more work to be done in this area. ADD TO THE PROBLEMS STATEMENT.</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properties&quot;:{&quot;formattedCitation&quot;:&quot;[@gamma_design_1995]&quot;,&quot;noteIndex&quot;:0},&quot;citationID&quot;:&quot;ygxzepez&quot;,&quot;citationItems&quot;:[{&quot;uris&quot;:[&quot;http://zotero.org/users/1913249/items/6QPK4CLR&quot;],&quot;itemData&quot;:{&quot;type&quot;:&quot;book&quot;,&quot;title&quot;:&quot;Design patterns: elements of reusable object-oriented software&quot;,&quot;id&quot;:&quot;gamma_design_1995&quot;,&quot;publisher&quot;:&quot;Addison-Wesley&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id&quot;:3100,&quot;uri&quot;:[&quot;http://zotero.org/users/1913249/items/6QPK4CLR&quot;],&quot;suffix&quot;:&quot;&quot;,&quot;prefix&quot;:&quot;&quot;}],&quot;schema&quot;:&quot;https://github.com/citation-style-language/schema/raw/master/csl-citation.json&quot;} RNDlaltvcxqnz"/>&lt;Do Zotero Refresh: [@gamma_design_1995]&gt;<text:reference-mark-end text:name="ZOTERO_ITEM CSL_CITATION {&quot;properties&quot;:{&quot;formattedCitation&quot;:&quot;[@gamma_design_1995]&quot;,&quot;noteIndex&quot;:0},&quot;citationID&quot;:&quot;ygxzepez&quot;,&quot;citationItems&quot;:[{&quot;uris&quot;:[&quot;http://zotero.org/users/1913249/items/6QPK4CLR&quot;],&quot;itemData&quot;:{&quot;type&quot;:&quot;book&quot;,&quot;title&quot;:&quot;Design patterns: elements of reusable object-oriented software&quot;,&quot;id&quot;:&quot;gamma_design_1995&quot;,&quot;publisher&quot;:&quot;Addison-Wesley&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id&quot;:3100,&quot;uri&quot;:[&quot;http://zotero.org/users/1913249/items/6QPK4CLR&quot;],&quot;suffix&quot;:&quot;&quot;,&quot;prefix&quot;:&quot;&quot;}],&quot;schema&quot;:&quot;https://github.com/citation-style-language/schema/raw/master/csl-citation.json&quot;} RNDlaltvcxqnz"/>, and has also been adopted by game designers <text:reference-mark-start text:name="ZOTERO_ITEM CSL_CITATION {&quot;properties&quot;:{&quot;formattedCitation&quot;:&quot;[@bjork_patterns_2005]&quot;,&quot;noteIndex&quot;:0},&quot;citationID&quot;:&quot;tjzbggfl&quot;,&quot;citationItems&quot;:[{&quot;uris&quot;:[&quot;http://zotero.org/users/1913249/items/APVZF8QA&quot;],&quot;itemData&quot;:{&quot;edition&quot;:&quot;1st ed&quot;,&quot;ISBN&quot;:&quot;978-1-58450-354-5&quot;,&quot;type&quot;:&quot;book&quot;,&quot;publisher&quot;:&quot;Charles River Media&quot;,&quot;title&quot;:&quot;Patterns in game design&quot;,&quot;source&quot;:&quot;Library of Congress ISBN&quot;,&quot;event-place&quot;:&quot;Hingham, Mass&quot;,&quot;publisher-place&quot;:&quot;Hingham, Mass&quot;,&quot;collection-title&quot;:&quot;Charles River Media game development series&quot;,&quot;call-number&quot;:&quot;QA76.76.C672 B56 2005&quot;,&quot;number-of-pages&quot;:&quot;423&quot;,&quot;id&quot;:&quot;bjork_patterns_2005&quot;,&quot;language&quot;:&quot;en&quot;,&quot;author&quot;:[{&quot;family&quot;:&quot;Bjork&quot;,&quot;given&quot;:&quot;Staffan&quot;},{&quot;family&quot;:&quot;Holopainen&quot;,&quot;given&quot;:&quot;Jussi&quot;}],&quot;issued&quot;:{&quot;date-parts&quot;:[[&quot;2005&quot;]]},&quot;citation-key&quot;:&quot;bjork_patterns_2005&quot;},&quot;id&quot;:3102,&quot;uri&quot;:[&quot;http://zotero.org/users/1913249/items/APVZF8QA&quot;],&quot;suffix&quot;:&quot;&quot;,&quot;prefix&quot;:&quot;&quot;}],&quot;schema&quot;:&quot;https://github.com/citation-style-language/schema/raw/master/csl-citation.json&quot;} RNDxanfjllglp"/>&lt;Do Zotero Refresh: [@bjork_patterns_2005]&gt;<text:reference-mark-end text:name="ZOTERO_ITEM CSL_CITATION {&quot;properties&quot;:{&quot;formattedCitation&quot;:&quot;[@bjork_patterns_2005]&quot;,&quot;noteIndex&quot;:0},&quot;citationID&quot;:&quot;tjzbggfl&quot;,&quot;citationItems&quot;:[{&quot;uris&quot;:[&quot;http://zotero.org/users/1913249/items/APVZF8QA&quot;],&quot;itemData&quot;:{&quot;edition&quot;:&quot;1st ed&quot;,&quot;ISBN&quot;:&quot;978-1-58450-354-5&quot;,&quot;type&quot;:&quot;book&quot;,&quot;publisher&quot;:&quot;Charles River Media&quot;,&quot;title&quot;:&quot;Patterns in game design&quot;,&quot;source&quot;:&quot;Library of Congress ISBN&quot;,&quot;event-place&quot;:&quot;Hingham, Mass&quot;,&quot;publisher-place&quot;:&quot;Hingham, Mass&quot;,&quot;collection-title&quot;:&quot;Charles River Media game development series&quot;,&quot;call-number&quot;:&quot;QA76.76.C672 B56 2005&quot;,&quot;number-of-pages&quot;:&quot;423&quot;,&quot;id&quot;:&quot;bjork_patterns_2005&quot;,&quot;language&quot;:&quot;en&quot;,&quot;author&quot;:[{&quot;family&quot;:&quot;Bjork&quot;,&quot;given&quot;:&quot;Staffan&quot;},{&quot;family&quot;:&quot;Holopainen&quot;,&quot;given&quot;:&quot;Jussi&quot;}],&quot;issued&quot;:{&quot;date-parts&quot;:[[&quot;2005&quot;]]},&quot;citation-key&quot;:&quot;bjork_patterns_2005&quot;},&quot;id&quot;:3102,&quot;uri&quot;:[&quot;http://zotero.org/users/1913249/items/APVZF8QA&quot;],&quot;suffix&quot;:&quot;&quot;,&quot;prefix&quot;:&quot;&quot;}],&quot;schema&quot;:&quot;https://github.com/citation-style-language/schema/raw/master/csl-citation.json&quot;} RNDxanfjllglp"/>.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properties&quot;:{&quot;formattedCitation&quot;:&quot;[@azimullah_evaluating_2020; @da_cruz_silva_fostering_2019]&quot;,&quot;noteIndex&quot;:0},&quot;citationID&quot;:&quot;vpphqaam&quot;,&quot;citationItems&quot;:[{&quot;uris&quot;:[&quot;http://zotero.org/users/1913249/items/V3M39TJK&quot;],&quot;itemData&quot;:{&quot;ISBN&quot;:&quot;978-1-4503-7686-0&quot;,&quot;container-title&quot;:&quot;Proceedings of the Twenty-Second Australasian Computing Education Conference&quot;,&quot;DOI&quot;:&quot;10.1145/3373165.3373184&quot;,&quot;event-place&quot;:&quot;Melbourne, VIC, Australia&quot;,&quot;collection-title&quot;:&quot;ACE'20&quot;,&quot;issued&quot;:{&quot;date-parts&quot;:[[&quot;2020&quot;,2,3]]},&quot;author&quot;:[{&quot;family&quot;:&quot;Azimullah&quot;,&quot;given&quot;:&quot;Zain&quot;},{&quot;family&quot;:&quot;An&quot;,&quot;given&quot;:&quot;Young Sun&quot;},{&quot;family&quot;:&quot;Denny&quot;,&quot;given&quot;:&quot;Paul&quot;}],&quot;page&quot;:&quot;167–176&quot;,&quot;URL&quot;:&quot;http://doi.org/10.1145/3373165.3373184&quot;,&quot;accessed&quot;:{&quot;date-parts&quot;:[[&quot;2020&quot;,3,4]]},&quot;type&quot;:&quot;paper-conference&quot;,&quot;source&quot;:&quot;ACM Digital Library&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title&quot;:&quot;Evaluating an Interactive Tool for Teaching Design Patterns&quot;,&quot;publisher&quot;:&quot;Association for Computing Machinery&quot;,&quot;publisher-place&quot;:&quot;Melbourne, VIC, Australia&quot;,&quot;id&quot;:&quot;azimullah_evaluating_2020&quot;,&quot;citation-key&quot;:&quot;azimullah_evaluating_2020&quot;},&quot;id&quot;:3097,&quot;uri&quot;:[&quot;http://zotero.org/users/1913249/items/V3M39TJK&quot;],&quot;suffix&quot;:&quot;&quot;,&quot;prefix&quot;:&quot;&quot;},{&quot;uris&quot;:[&quot;http://zotero.org/users/1913249/items/7JBLC69Q&quot;],&quot;itemData&quot;:{&quot;ISBN&quot;:&quot;978-1-4503-7282-4&quot;,&quot;container-title&quot;:&quot;Proceedings of the XVIII Brazilian Symposium on Software Quality&quot;,&quot;DOI&quot;:&quot;10.1145/3364641.3364660&quot;,&quot;event-place&quot;:&quot;Fortaleza, Brazil&quot;,&quot;collection-title&quot;:&quot;SBQS'19&quot;,&quot;issued&quot;:{&quot;date-parts&quot;:[[&quot;2019&quot;,10,28]]},&quot;author&quot;:[{&quot;given&quot;:&quot;Diogo Soares&quot;,&quot;family&quot;:&quot;Cruz Silva&quot;,&quot;non-dropping-particle&quot;:&quot;da&quot;},{&quot;family&quot;:&quot;Schots&quot;,&quot;given&quot;:&quot;Marcelo&quot;},{&quot;family&quot;:&quot;Duboc&quot;,&quot;given&quot;:&quot;Leticia&quot;}],&quot;page&quot;:&quot;168–177&quot;,&quot;title-short&quot;:&quot;Fostering Design Patterns Education&quot;,&quot;URL&quot;:&quot;http://doi.org/10.1145/3364641.3364660&quot;,&quot;accessed&quot;:{&quot;date-parts&quot;:[[&quot;2020&quot;,3,4]]},&quot;type&quot;:&quot;paper-conference&quot;,&quot;source&quot;:&quot;ACM Digital Library&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title&quot;:&quot;Fostering Design Patterns Education: An Exemplar Inspired in the Angry Birds Game Franchise&quot;,&quot;publisher&quot;:&quot;Association for Computing Machinery&quot;,&quot;publisher-place&quot;:&quot;Fortaleza, Brazil&quot;,&quot;id&quot;:&quot;da_cruz_silva_fostering_2019&quot;,&quot;citation-key&quot;:&quot;da_cruz_silva_fostering_2019&quot;},&quot;id&quot;:3096,&quot;uri&quot;:[&quot;http://zotero.org/users/1913249/items/7JBLC69Q&quot;],&quot;suffix&quot;:&quot;&quot;,&quot;prefix&quot;:&quot;&quot;}],&quot;schema&quot;:&quot;https://github.com/citation-style-language/schema/raw/master/csl-citation.json&quot;} RNDdycqyvzxxg"/>&lt;Do Zotero Refresh: [@azimullah_evaluating_2020; @da_cruz_silva_fostering_2019]&gt;<text:reference-mark-end text:name="ZOTERO_ITEM CSL_CITATION {&quot;properties&quot;:{&quot;formattedCitation&quot;:&quot;[@azimullah_evaluating_2020; @da_cruz_silva_fostering_2019]&quot;,&quot;noteIndex&quot;:0},&quot;citationID&quot;:&quot;vpphqaam&quot;,&quot;citationItems&quot;:[{&quot;uris&quot;:[&quot;http://zotero.org/users/1913249/items/V3M39TJK&quot;],&quot;itemData&quot;:{&quot;ISBN&quot;:&quot;978-1-4503-7686-0&quot;,&quot;container-title&quot;:&quot;Proceedings of the Twenty-Second Australasian Computing Education Conference&quot;,&quot;DOI&quot;:&quot;10.1145/3373165.3373184&quot;,&quot;event-place&quot;:&quot;Melbourne, VIC, Australia&quot;,&quot;collection-title&quot;:&quot;ACE'20&quot;,&quot;issued&quot;:{&quot;date-parts&quot;:[[&quot;2020&quot;,2,3]]},&quot;author&quot;:[{&quot;family&quot;:&quot;Azimullah&quot;,&quot;given&quot;:&quot;Zain&quot;},{&quot;family&quot;:&quot;An&quot;,&quot;given&quot;:&quot;Young Sun&quot;},{&quot;family&quot;:&quot;Denny&quot;,&quot;given&quot;:&quot;Paul&quot;}],&quot;page&quot;:&quot;167–176&quot;,&quot;URL&quot;:&quot;http://doi.org/10.1145/3373165.3373184&quot;,&quot;accessed&quot;:{&quot;date-parts&quot;:[[&quot;2020&quot;,3,4]]},&quot;type&quot;:&quot;paper-conference&quot;,&quot;source&quot;:&quot;ACM Digital Library&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title&quot;:&quot;Evaluating an Interactive Tool for Teaching Design Patterns&quot;,&quot;publisher&quot;:&quot;Association for Computing Machinery&quot;,&quot;publisher-place&quot;:&quot;Melbourne, VIC, Australia&quot;,&quot;id&quot;:&quot;azimullah_evaluating_2020&quot;,&quot;citation-key&quot;:&quot;azimullah_evaluating_2020&quot;},&quot;id&quot;:3097,&quot;uri&quot;:[&quot;http://zotero.org/users/1913249/items/V3M39TJK&quot;],&quot;suffix&quot;:&quot;&quot;,&quot;prefix&quot;:&quot;&quot;},{&quot;uris&quot;:[&quot;http://zotero.org/users/1913249/items/7JBLC69Q&quot;],&quot;itemData&quot;:{&quot;ISBN&quot;:&quot;978-1-4503-7282-4&quot;,&quot;container-title&quot;:&quot;Proceedings of the XVIII Brazilian Symposium on Software Quality&quot;,&quot;DOI&quot;:&quot;10.1145/3364641.3364660&quot;,&quot;event-place&quot;:&quot;Fortaleza, Brazil&quot;,&quot;collection-title&quot;:&quot;SBQS'19&quot;,&quot;issued&quot;:{&quot;date-parts&quot;:[[&quot;2019&quot;,10,28]]},&quot;author&quot;:[{&quot;given&quot;:&quot;Diogo Soares&quot;,&quot;family&quot;:&quot;Cruz Silva&quot;,&quot;non-dropping-particle&quot;:&quot;da&quot;},{&quot;family&quot;:&quot;Schots&quot;,&quot;given&quot;:&quot;Marcelo&quot;},{&quot;family&quot;:&quot;Duboc&quot;,&quot;given&quot;:&quot;Leticia&quot;}],&quot;page&quot;:&quot;168–177&quot;,&quot;title-short&quot;:&quot;Fostering Design Patterns Education&quot;,&quot;URL&quot;:&quot;http://doi.org/10.1145/3364641.3364660&quot;,&quot;accessed&quot;:{&quot;date-parts&quot;:[[&quot;2020&quot;,3,4]]},&quot;type&quot;:&quot;paper-conference&quot;,&quot;source&quot;:&quot;ACM Digital Library&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title&quot;:&quot;Fostering Design Patterns Education: An Exemplar Inspired in the Angry Birds Game Franchise&quot;,&quot;publisher&quot;:&quot;Association for Computing Machinery&quot;,&quot;publisher-place&quot;:&quot;Fortaleza, Brazil&quot;,&quot;id&quot;:&quot;da_cruz_silva_fostering_2019&quot;,&quot;citation-key&quot;:&quot;da_cruz_silva_fostering_2019&quot;},&quot;id&quot;:3096,&quot;uri&quot;:[&quot;http://zotero.org/users/1913249/items/7JBLC69Q&quot;],&quot;suffix&quot;:&quot;&quot;,&quot;prefix&quot;:&quot;&quot;}],&quot;schema&quot;:&quot;https://github.com/citation-style-language/schema/raw/master/csl-citation.json&quot;} RNDdycqyvzxxg"/></text:p>
      <text:h text:style-name="Heading_20_4" text:outline-level="4"><text:bookmark-start text:name="gameplay-design-patterns"/>Game(play) design patterns<text:bookmark-end text:name="gameplay-design-patterns"/></text:h>
      <text:p text:style-name="First_20_paragraph">The term game design patterns (GDP) is used in different ways. Kreimeier (<text:span text:style-name="T2">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properties&quot;:{&quot;formattedCitation&quot;:&quot;[-@eriksson_using_2019]&quot;,&quot;noteIndex&quot;:0},&quot;citationID&quot;:&quot;rssciosy&quot;,&quot;citationItems&quot;:[{&quot;suppress-author&quot;:true,&quot;uris&quot;:[&quot;http://zotero.org/users/1913249/items/YJKSC8LM&quot;],&quot;id&quot;:3745,&quot;uri&quot;:[&quot;http://zotero.org/users/1913249/items/YJKSC8LM&quot;],&quot;itemData&quot;:{&quot;ISBN&quot;:&quot;978-1-4503-6690-8&quot;,&quot;publisher&quot;:&quot;ACM&quot;,&quot;DOI&quot;:&quot;10.1145/3311927.3323155&quot;,&quot;event-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age&quot;:&quot;15-25&quot;,&quot;URL&quot;:&quot;https://dl.acm.org/doi/10.1145/3311927.3323155&quot;,&quot;event-title&quot;:&quot;IDC '19: Interaction Design and Children&quot;,&quot;accessed&quot;:{&quot;date-parts&quot;:[[&quot;2022&quot;,8,9]]},&quot;type&quot;:&quot;paper-conference&quot;,&quot;source&quot;:&quot;DOI.org (Crossref)&quot;,&quot;container-title&quot;:&quot;Proceedings of the 18th ACM International Conference on Interaction Design and Children&quot;,&quot;title&quot;:&quot;Using Gameplay Design Patterns with Children in the Redesign of a Collaborative Co-located Game&quot;,&quot;language&quot;:&quot;en&quot;,&quot;publisher-place&quot;:&quot;Boise ID USA&quot;,&quot;id&quot;:&quot;eriksson_using_2019&quot;,&quot;citation-key&quot;:&quot;eriksson_using_2019&quot;},&quot;suffix&quot;:&quot;&quot;,&quot;prefix&quot;:&quot;&quot;}],&quot;schema&quot;:&quot;https://github.com/citation-style-language/schema/raw/master/csl-citation.json&quot;} RNDwizwucvxtt"/>&lt;Do Zotero Refresh: [-@eriksson_using_2019]&gt;<text:reference-mark-end text:name="ZOTERO_ITEM CSL_CITATION {&quot;properties&quot;:{&quot;formattedCitation&quot;:&quot;[-@eriksson_using_2019]&quot;,&quot;noteIndex&quot;:0},&quot;citationID&quot;:&quot;rssciosy&quot;,&quot;citationItems&quot;:[{&quot;suppress-author&quot;:true,&quot;uris&quot;:[&quot;http://zotero.org/users/1913249/items/YJKSC8LM&quot;],&quot;id&quot;:3745,&quot;uri&quot;:[&quot;http://zotero.org/users/1913249/items/YJKSC8LM&quot;],&quot;itemData&quot;:{&quot;ISBN&quot;:&quot;978-1-4503-6690-8&quot;,&quot;publisher&quot;:&quot;ACM&quot;,&quot;DOI&quot;:&quot;10.1145/3311927.3323155&quot;,&quot;event-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age&quot;:&quot;15-25&quot;,&quot;URL&quot;:&quot;https://dl.acm.org/doi/10.1145/3311927.3323155&quot;,&quot;event-title&quot;:&quot;IDC '19: Interaction Design and Children&quot;,&quot;accessed&quot;:{&quot;date-parts&quot;:[[&quot;2022&quot;,8,9]]},&quot;type&quot;:&quot;paper-conference&quot;,&quot;source&quot;:&quot;DOI.org (Crossref)&quot;,&quot;container-title&quot;:&quot;Proceedings of the 18th ACM International Conference on Interaction Design and Children&quot;,&quot;title&quot;:&quot;Using Gameplay Design Patterns with Children in the Redesign of a Collaborative Co-located Game&quot;,&quot;language&quot;:&quot;en&quot;,&quot;publisher-place&quot;:&quot;Boise ID USA&quot;,&quot;id&quot;:&quot;eriksson_using_2019&quot;,&quot;citation-key&quot;:&quot;eriksson_using_2019&quot;},&quot;suffix&quot;:&quot;&quot;,&quot;prefix&quot;:&quot;&quot;}],&quot;schema&quot;:&quot;https://github.com/citation-style-language/schema/raw/master/csl-citation.json&quot;} RNDwizwucvxtt"/> use the second interpretation rephrasing slightly as gameplay design patterns, thus placing emphasis on the exposure to the user via playing the game. They described the utility of games design patterns as a <text:span text:style-name="T1">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properties&quot;:{&quot;formattedCitation&quot;:&quot;[@bjork_patterns_2005]&quot;,&quot;noteIndex&quot;:0},&quot;citationID&quot;:&quot;stqpzusr&quot;,&quot;citationItems&quot;:[{&quot;uris&quot;:[&quot;http://zotero.org/users/1913249/items/APVZF8QA&quot;],&quot;itemData&quot;:{&quot;edition&quot;:&quot;1st ed&quot;,&quot;ISBN&quot;:&quot;978-1-58450-354-5&quot;,&quot;type&quot;:&quot;book&quot;,&quot;publisher&quot;:&quot;Charles River Media&quot;,&quot;title&quot;:&quot;Patterns in game design&quot;,&quot;source&quot;:&quot;Library of Congress ISBN&quot;,&quot;event-place&quot;:&quot;Hingham, Mass&quot;,&quot;publisher-place&quot;:&quot;Hingham, Mass&quot;,&quot;collection-title&quot;:&quot;Charles River Media game development series&quot;,&quot;call-number&quot;:&quot;QA76.76.C672 B56 2005&quot;,&quot;number-of-pages&quot;:&quot;423&quot;,&quot;id&quot;:&quot;bjork_patterns_2005&quot;,&quot;language&quot;:&quot;en&quot;,&quot;author&quot;:[{&quot;family&quot;:&quot;Bjork&quot;,&quot;given&quot;:&quot;Staffan&quot;},{&quot;family&quot;:&quot;Holopainen&quot;,&quot;given&quot;:&quot;Jussi&quot;}],&quot;issued&quot;:{&quot;date-parts&quot;:[[&quot;2005&quot;]]},&quot;citation-key&quot;:&quot;bjork_patterns_2005&quot;},&quot;id&quot;:3102,&quot;uri&quot;:[&quot;http://zotero.org/users/1913249/items/APVZF8QA&quot;],&quot;suffix&quot;:&quot;&quot;,&quot;prefix&quot;:&quot;&quot;}],&quot;schema&quot;:&quot;https://github.com/citation-style-language/schema/raw/master/csl-citation.json&quot;} RNDvvxdhovare"/>&lt;Do Zotero Refresh: [@bjork_patterns_2005]&gt;<text:reference-mark-end text:name="ZOTERO_ITEM CSL_CITATION {&quot;properties&quot;:{&quot;formattedCitation&quot;:&quot;[@bjork_patterns_2005]&quot;,&quot;noteIndex&quot;:0},&quot;citationID&quot;:&quot;stqpzusr&quot;,&quot;citationItems&quot;:[{&quot;uris&quot;:[&quot;http://zotero.org/users/1913249/items/APVZF8QA&quot;],&quot;itemData&quot;:{&quot;edition&quot;:&quot;1st ed&quot;,&quot;ISBN&quot;:&quot;978-1-58450-354-5&quot;,&quot;type&quot;:&quot;book&quot;,&quot;publisher&quot;:&quot;Charles River Media&quot;,&quot;title&quot;:&quot;Patterns in game design&quot;,&quot;source&quot;:&quot;Library of Congress ISBN&quot;,&quot;event-place&quot;:&quot;Hingham, Mass&quot;,&quot;publisher-place&quot;:&quot;Hingham, Mass&quot;,&quot;collection-title&quot;:&quot;Charles River Media game development series&quot;,&quot;call-number&quot;:&quot;QA76.76.C672 B56 2005&quot;,&quot;number-of-pages&quot;:&quot;423&quot;,&quot;id&quot;:&quot;bjork_patterns_2005&quot;,&quot;language&quot;:&quot;en&quot;,&quot;author&quot;:[{&quot;family&quot;:&quot;Bjork&quot;,&quot;given&quot;:&quot;Staffan&quot;},{&quot;family&quot;:&quot;Holopainen&quot;,&quot;given&quot;:&quot;Jussi&quot;}],&quot;issued&quot;:{&quot;date-parts&quot;:[[&quot;2005&quot;]]},&quot;citation-key&quot;:&quot;bjork_patterns_2005&quot;},&quot;id&quot;:3102,&quot;uri&quot;:[&quot;http://zotero.org/users/1913249/items/APVZF8QA&quot;],&quot;suffix&quot;:&quot;&quot;,&quot;prefix&quot;:&quot;&quot;}],&quot;schema&quot;:&quot;https://github.com/citation-style-language/schema/raw/master/csl-citation.json&quot;} RNDvvxdhovare"/>.</text:p>
      <text:p text:style-name="Text_20_body">In a design education intervention working with 11-12 year olds Eriksson and colleagues <text:reference-mark-start text:name="ZOTERO_ITEM CSL_CITATION {&quot;properties&quot;:{&quot;formattedCitation&quot;:&quot;[@eriksson_using_2019]&quot;,&quot;noteIndex&quot;:0},&quot;citationID&quot;:&quot;okcktbhn&quot;,&quot;citationItems&quot;:[{&quot;uris&quot;:[&quot;http://zotero.org/users/1913249/items/YJKSC8LM&quot;],&quot;itemData&quot;:{&quot;ISBN&quot;:&quot;978-1-4503-6690-8&quot;,&quot;publisher&quot;:&quot;ACM&quot;,&quot;DOI&quot;:&quot;10.1145/3311927.3323155&quot;,&quot;event-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age&quot;:&quot;15-25&quot;,&quot;URL&quot;:&quot;https://dl.acm.org/doi/10.1145/3311927.3323155&quot;,&quot;event-title&quot;:&quot;IDC '19: Interaction Design and Children&quot;,&quot;accessed&quot;:{&quot;date-parts&quot;:[[&quot;2022&quot;,8,9]]},&quot;type&quot;:&quot;paper-conference&quot;,&quot;source&quot;:&quot;DOI.org (Crossref)&quot;,&quot;container-title&quot;:&quot;Proceedings of the 18th ACM International Conference on Interaction Design and Children&quot;,&quot;title&quot;:&quot;Using Gameplay Design Patterns with Children in the Redesign of a Collaborative Co-located Game&quot;,&quot;language&quot;:&quot;en&quot;,&quot;publisher-place&quot;:&quot;Boise ID USA&quot;,&quot;id&quot;:&quot;eriksson_using_2019&quot;,&quot;citation-key&quot;:&quot;eriksson_using_2019&quot;},&quot;id&quot;:3745,&quot;uri&quot;:[&quot;http://zotero.org/users/1913249/items/YJKSC8LM&quot;],&quot;suffix&quot;:&quot;&quot;,&quot;prefix&quot;:&quot;&quot;}],&quot;schema&quot;:&quot;https://github.com/citation-style-language/schema/raw/master/csl-citation.json&quot;} RNDeckxvdqmtq"/>&lt;Do Zotero Refresh: [@eriksson_using_2019]&gt;<text:reference-mark-end text:name="ZOTERO_ITEM CSL_CITATION {&quot;properties&quot;:{&quot;formattedCitation&quot;:&quot;[@eriksson_using_2019]&quot;,&quot;noteIndex&quot;:0},&quot;citationID&quot;:&quot;okcktbhn&quot;,&quot;citationItems&quot;:[{&quot;uris&quot;:[&quot;http://zotero.org/users/1913249/items/YJKSC8LM&quot;],&quot;itemData&quot;:{&quot;ISBN&quot;:&quot;978-1-4503-6690-8&quot;,&quot;publisher&quot;:&quot;ACM&quot;,&quot;DOI&quot;:&quot;10.1145/3311927.3323155&quot;,&quot;event-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age&quot;:&quot;15-25&quot;,&quot;URL&quot;:&quot;https://dl.acm.org/doi/10.1145/3311927.3323155&quot;,&quot;event-title&quot;:&quot;IDC '19: Interaction Design and Children&quot;,&quot;accessed&quot;:{&quot;date-parts&quot;:[[&quot;2022&quot;,8,9]]},&quot;type&quot;:&quot;paper-conference&quot;,&quot;source&quot;:&quot;DOI.org (Crossref)&quot;,&quot;container-title&quot;:&quot;Proceedings of the 18th ACM International Conference on Interaction Design and Children&quot;,&quot;title&quot;:&quot;Using Gameplay Design Patterns with Children in the Redesign of a Collaborative Co-located Game&quot;,&quot;language&quot;:&quot;en&quot;,&quot;publisher-place&quot;:&quot;Boise ID USA&quot;,&quot;id&quot;:&quot;eriksson_using_2019&quot;,&quot;citation-key&quot;:&quot;eriksson_using_2019&quot;},&quot;id&quot;:3745,&quot;uri&quot;:[&quot;http://zotero.org/users/1913249/items/YJKSC8LM&quot;],&quot;suffix&quot;:&quot;&quot;,&quot;prefix&quot;:&quot;&quot;}],&quot;schema&quot;:&quot;https://github.com/citation-style-language/schema/raw/master/csl-citation.json&quot;} RNDeckxvdqmtq"/>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properties&quot;:{&quot;formattedCitation&quot;:&quot;[@baykal_using_2019]&quot;,&quot;noteIndex&quot;:0},&quot;citationID&quot;:&quot;hmhdhfgo&quot;,&quot;citationItems&quot;:[{&quot;uris&quot;:[&quot;http://zotero.org/users/1913249/items/B4TQHBCM&quot;],&quot;itemData&quot;:{&quot;ISBN&quot;:&quot;978-1-4503-5971-9&quot;,&quot;publisher&quot;:&quot;ACM&quot;,&quot;DOI&quot;:&quot;10.1145/3290607.3312889&quot;,&quot;event-place&quot;:&quot;Glasgow Scotland Uk&quot;,&quot;id&quot;:&quot;baykal_using_2019&quot;,&quot;author&quot;:[{&quot;family&quot;:&quot;Baykal&quot;,&quot;given&quot;:&quot;Gökce Elif&quot;},{&quot;family&quot;:&quot;Eriksson&quot;,&quot;given&quot;:&quot;Eva&quot;},{&quot;family&quot;:&quot;Björk&quot;,&quot;given&quot;:&quot;Staffan&quot;},{&quot;family&quot;:&quot;Torgersson&quot;,&quot;given&quot;:&quot;Olof&quot;}],&quot;page&quot;:&quot;1-6&quot;,&quot;URL&quot;:&quot;https://dl.acm.org/doi/10.1145/3290607.3312889&quot;,&quot;type&quot;:&quot;paper-conference&quot;,&quot;event-title&quot;:&quot;CHI '19: CHI Conference on Human Factors in Computing Systems&quot;,&quot;accessed&quot;:{&quot;date-parts&quot;:[[&quot;2023&quot;,3,15]]},&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source&quot;:&quot;DOI.org (Crossref)&quot;,&quot;language&quot;:&quot;en&quot;,&quot;title&quot;:&quot;Using Gameplay Design Patterns to Support Children's Collaborative Interactions for Learning&quot;,&quot;container-title&quot;:&quot;Extended Abstracts of the 2019 CHI Conference on Human Factors in Computing Systems&quot;,&quot;publisher-place&quot;:&quot;Glasgow Scotland Uk&quot;,&quot;issued&quot;:{&quot;date-parts&quot;:[[&quot;2019&quot;,5,2]]},&quot;citation-key&quot;:&quot;baykal_using_2019&quot;},&quot;id&quot;:3684,&quot;uri&quot;:[&quot;http://zotero.org/users/1913249/items/B4TQHBCM&quot;],&quot;suffix&quot;:&quot;&quot;,&quot;prefix&quot;:&quot;&quot;}],&quot;schema&quot;:&quot;https://github.com/citation-style-language/schema/raw/master/csl-citation.json&quot;} RNDucplhdwknp"/>&lt;Do Zotero Refresh: [@baykal_using_2019]&gt;<text:reference-mark-end text:name="ZOTERO_ITEM CSL_CITATION {&quot;properties&quot;:{&quot;formattedCitation&quot;:&quot;[@baykal_using_2019]&quot;,&quot;noteIndex&quot;:0},&quot;citationID&quot;:&quot;hmhdhfgo&quot;,&quot;citationItems&quot;:[{&quot;uris&quot;:[&quot;http://zotero.org/users/1913249/items/B4TQHBCM&quot;],&quot;itemData&quot;:{&quot;ISBN&quot;:&quot;978-1-4503-5971-9&quot;,&quot;publisher&quot;:&quot;ACM&quot;,&quot;DOI&quot;:&quot;10.1145/3290607.3312889&quot;,&quot;event-place&quot;:&quot;Glasgow Scotland Uk&quot;,&quot;id&quot;:&quot;baykal_using_2019&quot;,&quot;author&quot;:[{&quot;family&quot;:&quot;Baykal&quot;,&quot;given&quot;:&quot;Gökce Elif&quot;},{&quot;family&quot;:&quot;Eriksson&quot;,&quot;given&quot;:&quot;Eva&quot;},{&quot;family&quot;:&quot;Björk&quot;,&quot;given&quot;:&quot;Staffan&quot;},{&quot;family&quot;:&quot;Torgersson&quot;,&quot;given&quot;:&quot;Olof&quot;}],&quot;page&quot;:&quot;1-6&quot;,&quot;URL&quot;:&quot;https://dl.acm.org/doi/10.1145/3290607.3312889&quot;,&quot;type&quot;:&quot;paper-conference&quot;,&quot;event-title&quot;:&quot;CHI '19: CHI Conference on Human Factors in Computing Systems&quot;,&quot;accessed&quot;:{&quot;date-parts&quot;:[[&quot;2023&quot;,3,15]]},&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source&quot;:&quot;DOI.org (Crossref)&quot;,&quot;language&quot;:&quot;en&quot;,&quot;title&quot;:&quot;Using Gameplay Design Patterns to Support Children's Collaborative Interactions for Learning&quot;,&quot;container-title&quot;:&quot;Extended Abstracts of the 2019 CHI Conference on Human Factors in Computing Systems&quot;,&quot;publisher-place&quot;:&quot;Glasgow Scotland Uk&quot;,&quot;issued&quot;:{&quot;date-parts&quot;:[[&quot;2019&quot;,5,2]]},&quot;citation-key&quot;:&quot;baykal_using_2019&quot;},&quot;id&quot;:3684,&quot;uri&quot;:[&quot;http://zotero.org/users/1913249/items/B4TQHBCM&quot;],&quot;suffix&quot;:&quot;&quot;,&quot;prefix&quot;:&quot;&quot;}],&quot;schema&quot;:&quot;https://github.com/citation-style-language/schema/raw/master/csl-citation.json&quot;} RNDucplhdwknp"/>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2">Using Game Design pattern collections and code examples to help novice students.</text:span></text:p>
      <text:p text:style-name="Text_20_body">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properties&quot;:{&quot;formattedCitation&quot;:&quot;[@werner_fairy_2012]&quot;,&quot;noteIndex&quot;:0},&quot;citationID&quot;:&quot;mvdqxoot&quot;,&quot;citationItems&quot;:[{&quot;uris&quot;:[&quot;http://zotero.org/users/1913249/items/KKV74Q7K&quot;],&quot;itemData&quot;:{&quot;ISBN&quot;:&quot;978-1-4503-1098-7&quot;,&quot;container-title&quot;:&quot;Proceedings of the 43rd ACM Technical Symposium on Computer Science Education&quot;,&quot;DOI&quot;:&quot;10.1145/2157136.2157200&quot;,&quot;event-place&quot;:&quot;New York, NY, USA&quot;,&quot;collection-title&quot;:&quot;SIGCSE '12&quot;,&quot;issued&quot;:{&quot;date-parts&quot;:[[&quot;2012&quot;]]},&quot;author&quot;:[{&quot;family&quot;:&quot;Werner&quot;,&quot;given&quot;:&quot;Linda&quot;},{&quot;family&quot;:&quot;Denner&quot;,&quot;given&quot;:&quot;Jill&quot;},{&quot;family&quot;:&quot;Campe&quot;,&quot;given&quot;:&quot;Shannon&quot;},{&quot;family&quot;:&quot;Kawamoto&quot;,&quot;given&quot;:&quot;Damon Chizuru&quot;}],&quot;page&quot;:&quot;215–220&quot;,&quot;title-short&quot;:&quot;The Fairy Performance Assessment&quot;,&quot;URL&quot;:&quot;http://doi.acm.org/10.1145/2157136.2157200&quot;,&quot;accessed&quot;:{&quot;date-parts&quot;:[[&quot;2018&quot;,9,16]]},&quot;type&quot;:&quot;paper-conference&quot;,&quot;source&quot;:&quot;ACM Digital Library&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title&quot;:&quot;The Fairy Performance Assessment: Measuring Computational Thinking in Middle School&quot;,&quot;publisher&quot;:&quot;ACM&quot;,&quot;publisher-place&quot;:&quot;New York, NY, USA&quot;,&quot;id&quot;:&quot;werner_fairy_2012&quot;,&quot;citation-key&quot;:&quot;werner_fairy_2012&quot;},&quot;id&quot;:2727,&quot;uri&quot;:[&quot;http://zotero.org/users/1913249/items/KKV74Q7K&quot;],&quot;suffix&quot;:&quot;&quot;,&quot;prefix&quot;:&quot;&quot;}],&quot;schema&quot;:&quot;https://github.com/citation-style-language/schema/raw/master/csl-citation.json&quot;} RNDreglvoxdrf"/>&lt;Do Zotero Refresh: [@werner_fairy_2012]&gt;<text:reference-mark-end text:name="ZOTERO_ITEM CSL_CITATION {&quot;properties&quot;:{&quot;formattedCitation&quot;:&quot;[@werner_fairy_2012]&quot;,&quot;noteIndex&quot;:0},&quot;citationID&quot;:&quot;mvdqxoot&quot;,&quot;citationItems&quot;:[{&quot;uris&quot;:[&quot;http://zotero.org/users/1913249/items/KKV74Q7K&quot;],&quot;itemData&quot;:{&quot;ISBN&quot;:&quot;978-1-4503-1098-7&quot;,&quot;container-title&quot;:&quot;Proceedings of the 43rd ACM Technical Symposium on Computer Science Education&quot;,&quot;DOI&quot;:&quot;10.1145/2157136.2157200&quot;,&quot;event-place&quot;:&quot;New York, NY, USA&quot;,&quot;collection-title&quot;:&quot;SIGCSE '12&quot;,&quot;issued&quot;:{&quot;date-parts&quot;:[[&quot;2012&quot;]]},&quot;author&quot;:[{&quot;family&quot;:&quot;Werner&quot;,&quot;given&quot;:&quot;Linda&quot;},{&quot;family&quot;:&quot;Denner&quot;,&quot;given&quot;:&quot;Jill&quot;},{&quot;family&quot;:&quot;Campe&quot;,&quot;given&quot;:&quot;Shannon&quot;},{&quot;family&quot;:&quot;Kawamoto&quot;,&quot;given&quot;:&quot;Damon Chizuru&quot;}],&quot;page&quot;:&quot;215–220&quot;,&quot;title-short&quot;:&quot;The Fairy Performance Assessment&quot;,&quot;URL&quot;:&quot;http://doi.acm.org/10.1145/2157136.2157200&quot;,&quot;accessed&quot;:{&quot;date-parts&quot;:[[&quot;2018&quot;,9,16]]},&quot;type&quot;:&quot;paper-conference&quot;,&quot;source&quot;:&quot;ACM Digital Library&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title&quot;:&quot;The Fairy Performance Assessment: Measuring Computational Thinking in Middle School&quot;,&quot;publisher&quot;:&quot;ACM&quot;,&quot;publisher-place&quot;:&quot;New York, NY, USA&quot;,&quot;id&quot;:&quot;werner_fairy_2012&quot;,&quot;citation-key&quot;:&quot;werner_fairy_2012&quot;},&quot;id&quot;:2727,&quot;uri&quot;:[&quot;http://zotero.org/users/1913249/items/KKV74Q7K&quot;],&quot;suffix&quot;:&quot;&quot;,&quot;prefix&quot;:&quot;&quot;}],&quot;schema&quot;:&quot;https://github.com/citation-style-language/schema/raw/master/csl-citation.json&quot;} RNDreglvoxdrf"/>. The results - a limited use of standard CT concepts by students - led them to also investigate the use of students of game mechanics as well as more traditional CS constructions <text:reference-mark-start text:name="ZOTERO_ITEM CSL_CITATION {&quot;properties&quot;:{&quot;formattedCitation&quot;:&quot;[@werner_children_2012]&quot;,&quot;noteIndex&quot;:0},&quot;citationID&quot;:&quot;iyucbjoi&quot;,&quot;citationItems&quot;:[{&quot;uris&quot;:[&quot;http://zotero.org/users/1913249/items/GCEGTU8X&quot;],&quot;itemData&quot;:{&quot;ISBN&quot;:&quot;978-1-4503-1098-7&quot;,&quot;container-title&quot;:&quot;Proceedings of the 43rd ACM technical symposium on Computer Science Education&quot;,&quot;DOI&quot;:&quot;10.1145/2157136.2157263&quot;,&quot;event-place&quot;:&quot;New York, NY, USA&quot;,&quot;collection-title&quot;:&quot;SIGCSE '12&quot;,&quot;issued&quot;:{&quot;date-parts&quot;:[[&quot;2012&quot;,2,29]]},&quot;author&quot;:[{&quot;family&quot;:&quot;Werner&quot;,&quot;given&quot;:&quot;Linda&quot;},{&quot;family&quot;:&quot;Campe&quot;,&quot;given&quot;:&quot;Shannon&quot;},{&quot;family&quot;:&quot;Denner&quot;,&quot;given&quot;:&quot;Jill&quot;}],&quot;page&quot;:&quot;427–432&quot;,&quot;URL&quot;:&quot;https://dl.acm.org/doi/10.1145/2157136.2157263&quot;,&quot;accessed&quot;:{&quot;date-parts&quot;:[[&quot;2023&quot;,6,13]]},&quot;type&quot;:&quot;paper-conference&quot;,&quot;source&quot;:&quot;ACM Digital Library&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title&quot;:&quot;Children learning computer science concepts via Alice game-programming&quot;,&quot;publisher&quot;:&quot;Association for Computing Machinery&quot;,&quot;publisher-place&quot;:&quot;New York, NY, USA&quot;,&quot;id&quot;:&quot;werner_children_2012&quot;,&quot;citation-key&quot;:&quot;werner_children_2012&quot;},&quot;id&quot;:8716,&quot;uri&quot;:[&quot;http://zotero.org/users/1913249/items/GCEGTU8X&quot;],&quot;suffix&quot;:&quot;&quot;,&quot;prefix&quot;:&quot;&quot;}],&quot;schema&quot;:&quot;https://github.com/citation-style-language/schema/raw/master/csl-citation.json&quot;} RNDmksaafvdwt"/>&lt;Do Zotero Refresh: [@werner_children_2012]&gt;<text:reference-mark-end text:name="ZOTERO_ITEM CSL_CITATION {&quot;properties&quot;:{&quot;formattedCitation&quot;:&quot;[@werner_children_2012]&quot;,&quot;noteIndex&quot;:0},&quot;citationID&quot;:&quot;iyucbjoi&quot;,&quot;citationItems&quot;:[{&quot;uris&quot;:[&quot;http://zotero.org/users/1913249/items/GCEGTU8X&quot;],&quot;itemData&quot;:{&quot;ISBN&quot;:&quot;978-1-4503-1098-7&quot;,&quot;container-title&quot;:&quot;Proceedings of the 43rd ACM technical symposium on Computer Science Education&quot;,&quot;DOI&quot;:&quot;10.1145/2157136.2157263&quot;,&quot;event-place&quot;:&quot;New York, NY, USA&quot;,&quot;collection-title&quot;:&quot;SIGCSE '12&quot;,&quot;issued&quot;:{&quot;date-parts&quot;:[[&quot;2012&quot;,2,29]]},&quot;author&quot;:[{&quot;family&quot;:&quot;Werner&quot;,&quot;given&quot;:&quot;Linda&quot;},{&quot;family&quot;:&quot;Campe&quot;,&quot;given&quot;:&quot;Shannon&quot;},{&quot;family&quot;:&quot;Denner&quot;,&quot;given&quot;:&quot;Jill&quot;}],&quot;page&quot;:&quot;427–432&quot;,&quot;URL&quot;:&quot;https://dl.acm.org/doi/10.1145/2157136.2157263&quot;,&quot;accessed&quot;:{&quot;date-parts&quot;:[[&quot;2023&quot;,6,13]]},&quot;type&quot;:&quot;paper-conference&quot;,&quot;source&quot;:&quot;ACM Digital Library&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title&quot;:&quot;Children learning computer science concepts via Alice game-programming&quot;,&quot;publisher&quot;:&quot;Association for Computing Machinery&quot;,&quot;publisher-place&quot;:&quot;New York, NY, USA&quot;,&quot;id&quot;:&quot;werner_children_2012&quot;,&quot;citation-key&quot;:&quot;werner_children_2012&quot;},&quot;id&quot;:8716,&quot;uri&quot;:[&quot;http://zotero.org/users/1913249/items/GCEGTU8X&quot;],&quot;suffix&quot;:&quot;&quot;,&quot;prefix&quot;:&quot;&quot;}],&quot;schema&quot;:&quot;https://github.com/citation-style-language/schema/raw/master/csl-citation.json&quot;} RNDmksaafvdwt"/>.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properties&quot;:{&quot;formattedCitation&quot;:&quot;[@hoyles_pedagogy_1992]&quot;,&quot;noteIndex&quot;:0},&quot;citationID&quot;:&quot;sknjpuvk&quot;,&quot;citationItems&quot;:[{&quot;uris&quot;:[&quot;http://zotero.org/users/1913249/items/UHLQKVL8&quot;],&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d&quot;:&quot;hoyles_pedagogy_1992&quot;,&quot;author&quot;:[{&quot;family&quot;:&quot;Hoyles&quot;,&quot;given&quot;:&quot;Celia&quot;},{&quot;family&quot;:&quot;Noss&quot;,&quot;given&quot;:&quot;Richard&quot;}],&quot;ISSN&quot;:&quot;1573-0816&quot;,&quot;page&quot;:&quot;31-57&quot;,&quot;volume&quot;:&quot;23&quot;,&quot;URL&quot;:&quot;https://doi.org/10.1007/BF00302313&quot;,&quot;issue&quot;:&quot;1&quot;,&quot;type&quot;:&quot;article-journal&quot;,&quot;source&quot;:&quot;Springer Link&quot;,&quot;title&quot;:&quot;A pedagogy for mathematical microworlds&quot;,&quot;container-title-short&quot;:&quot;Educ Stud Math&quot;,&quot;issued&quot;:{&quot;date-parts&quot;:[[&quot;1992&quot;,2,1]]},&quot;accessed&quot;:{&quot;date-parts&quot;:[[&quot;2023&quot;,6,12]]},&quot;language&quot;:&quot;en&quot;,&quot;citation-key&quot;:&quot;hoyles_pedagogy_1992&quot;},&quot;id&quot;:8701,&quot;uri&quot;:[&quot;http://zotero.org/users/1913249/items/UHLQKVL8&quot;],&quot;suffix&quot;:&quot;&quot;,&quot;prefix&quot;:&quot;&quot;}],&quot;schema&quot;:&quot;https://github.com/citation-style-language/schema/raw/master/csl-citation.json&quot;} RNDitnaywysya"/>&lt;Do Zotero Refresh: [@hoyles_pedagogy_1992]&gt;<text:reference-mark-end text:name="ZOTERO_ITEM CSL_CITATION {&quot;properties&quot;:{&quot;formattedCitation&quot;:&quot;[@hoyles_pedagogy_1992]&quot;,&quot;noteIndex&quot;:0},&quot;citationID&quot;:&quot;sknjpuvk&quot;,&quot;citationItems&quot;:[{&quot;uris&quot;:[&quot;http://zotero.org/users/1913249/items/UHLQKVL8&quot;],&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d&quot;:&quot;hoyles_pedagogy_1992&quot;,&quot;author&quot;:[{&quot;family&quot;:&quot;Hoyles&quot;,&quot;given&quot;:&quot;Celia&quot;},{&quot;family&quot;:&quot;Noss&quot;,&quot;given&quot;:&quot;Richard&quot;}],&quot;ISSN&quot;:&quot;1573-0816&quot;,&quot;page&quot;:&quot;31-57&quot;,&quot;volume&quot;:&quot;23&quot;,&quot;URL&quot;:&quot;https://doi.org/10.1007/BF00302313&quot;,&quot;issue&quot;:&quot;1&quot;,&quot;type&quot;:&quot;article-journal&quot;,&quot;source&quot;:&quot;Springer Link&quot;,&quot;title&quot;:&quot;A pedagogy for mathematical microworlds&quot;,&quot;container-title-short&quot;:&quot;Educ Stud Math&quot;,&quot;issued&quot;:{&quot;date-parts&quot;:[[&quot;1992&quot;,2,1]]},&quot;accessed&quot;:{&quot;date-parts&quot;:[[&quot;2023&quot;,6,12]]},&quot;language&quot;:&quot;en&quot;,&quot;citation-key&quot;:&quot;hoyles_pedagogy_1992&quot;},&quot;id&quot;:8701,&quot;uri&quot;:[&quot;http://zotero.org/users/1913249/items/UHLQKVL8&quot;],&quot;suffix&quot;:&quot;&quot;,&quot;prefix&quot;:&quot;&quot;}],&quot;schema&quot;:&quot;https://github.com/citation-style-language/schema/raw/master/csl-citation.json&quot;} RNDitnaywysya"/> Franklin and friends suggest the use of the UMC framework <text:reference-mark-start text:name="ZOTERO_ITEM CSL_CITATION {&quot;properties&quot;:{&quot;formattedCitation&quot;:&quot;[@franklin_analysis_2020]&quot;,&quot;noteIndex&quot;:0},&quot;citationID&quot;:&quot;bmioxboy&quot;,&quot;citationItems&quot;:[{&quot;uris&quot;:[&quot;http://zotero.org/users/1913249/items/7NFVC6Q7&quot;],&quot;itemData&quot;:{&quot;ISBN&quot;:&quot;978-1-4503-7092-9&quot;,&quot;publisher&quot;:&quot;ACM&quot;,&quot;DOI&quot;:&quot;10.1145/3372782.3406256&quot;,&quot;event-place&quot;:&quot;Virtual Event New Zealand&quot;,&quot;id&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age&quot;:&quot;14-24&quot;,&quot;URL&quot;:&quot;https://dl.acm.org/doi/10.1145/3372782.3406256&quot;,&quot;type&quot;:&quot;paper-conference&quot;,&quot;event-title&quot;:&quot;ICER '20: International Computing Education Research Conference&quot;,&quot;accessed&quot;:{&quot;date-parts&quot;:[[&quot;2021&quot;,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language&quot;:&quot;en&quot;,&quot;title&quot;:&quot;An Analysis of Use-Modify-Create Pedagogical Approach's Success in Balancing Structure and Student Agency&quot;,&quot;container-title&quot;:&quot;Proceedings of the 2020 ACM Conference on International Computing Education Research&quot;,&quot;publisher-place&quot;:&quot;Virtual Event New Zealand&quot;,&quot;issued&quot;:{&quot;date-parts&quot;:[[&quot;2020&quot;,8,10]]},&quot;citation-key&quot;:&quot;franklin_analysis_2020&quot;},&quot;id&quot;:2,&quot;uri&quot;:[&quot;http://zotero.org/users/1913249/items/7NFVC6Q7&quot;],&quot;suffix&quot;:&quot;&quot;,&quot;prefix&quot;:&quot;&quot;}],&quot;schema&quot;:&quot;https://github.com/citation-style-language/schema/raw/master/csl-citation.json&quot;} RNDgkcdeunrec"/>&lt;Do Zotero Refresh: [@franklin_analysis_2020]&gt;<text:reference-mark-end text:name="ZOTERO_ITEM CSL_CITATION {&quot;properties&quot;:{&quot;formattedCitation&quot;:&quot;[@franklin_analysis_2020]&quot;,&quot;noteIndex&quot;:0},&quot;citationID&quot;:&quot;bmioxboy&quot;,&quot;citationItems&quot;:[{&quot;uris&quot;:[&quot;http://zotero.org/users/1913249/items/7NFVC6Q7&quot;],&quot;itemData&quot;:{&quot;ISBN&quot;:&quot;978-1-4503-7092-9&quot;,&quot;publisher&quot;:&quot;ACM&quot;,&quot;DOI&quot;:&quot;10.1145/3372782.3406256&quot;,&quot;event-place&quot;:&quot;Virtual Event New Zealand&quot;,&quot;id&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age&quot;:&quot;14-24&quot;,&quot;URL&quot;:&quot;https://dl.acm.org/doi/10.1145/3372782.3406256&quot;,&quot;type&quot;:&quot;paper-conference&quot;,&quot;event-title&quot;:&quot;ICER '20: International Computing Education Research Conference&quot;,&quot;accessed&quot;:{&quot;date-parts&quot;:[[&quot;2021&quot;,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source&quot;:&quot;DOI.org (Crossref)&quot;,&quot;language&quot;:&quot;en&quot;,&quot;title&quot;:&quot;An Analysis of Use-Modify-Create Pedagogical Approach's Success in Balancing Structure and Student Agency&quot;,&quot;container-title&quot;:&quot;Proceedings of the 2020 ACM Conference on International Computing Education Research&quot;,&quot;publisher-place&quot;:&quot;Virtual Event New Zealand&quot;,&quot;issued&quot;:{&quot;date-parts&quot;:[[&quot;2020&quot;,8,10]]},&quot;citation-key&quot;:&quot;franklin_analysis_2020&quot;},&quot;id&quot;:2,&quot;uri&quot;:[&quot;http://zotero.org/users/1913249/items/7NFVC6Q7&quot;],&quot;suffix&quot;:&quot;&quot;,&quot;prefix&quot;:&quot;&quot;}],&quot;schema&quot;:&quot;https://github.com/citation-style-language/schema/raw/master/csl-citation.json&quot;} RNDgkcdeunrec"/>. Other work from UMC proponent Lytle suggests a list of extensions to choose from swapping create for choose <text:reference-mark-start text:name="ZOTERO_ITEM CSL_CITATION {&quot;properties&quot;:{&quot;formattedCitation&quot;:&quot;[@lytle_use_2019-1]&quot;,&quot;noteIndex&quot;:0},&quot;citationID&quot;:&quot;lznutbur&quot;,&quot;citationItems&quot;:[{&quot;uris&quot;:[&quot;http://zotero.org/users/1913249/items/KMBB3CBW&quot;],&quot;itemData&quot;:{&quot;ISBN&quot;:&quot;978-1-4503-7704-1&quot;,&quot;container-title&quot;:&quot;Proceedings of the 14th Workshop in Primary and Secondary Computing Education&quot;,&quot;DOI&quot;:&quot;10.1145/3361721.3362110&quot;,&quot;event-place&quot;:&quot;New York, NY, USA&quot;,&quot;collection-title&quot;:&quot;WiPSCE'19&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age&quot;:&quot;1–6&quot;,&quot;title-short&quot;:&quot;From 'Use' to 'Choose'&quot;,&quot;URL&quot;:&quot;https://dl.acm.org/doi/10.1145/3361721.3362110&quot;,&quot;accessed&quot;:{&quot;date-parts&quot;:[[&quot;2023&quot;,6,12]]},&quot;type&quot;:&quot;paper-conference&quot;,&quot;source&quot;:&quot;ACM Digital Libra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quot;:&quot;From 'Use' to 'Choose': Scaffolding CT Curricula and Exploring Student Choices while Programming (Practical Report)&quot;,&quot;publisher&quot;:&quot;Association for Computing Machinery&quot;,&quot;publisher-place&quot;:&quot;New York, NY, USA&quot;,&quot;id&quot;:&quot;lytle_use_2019-1&quot;,&quot;citation-key&quot;:&quot;lytle_use_2019-1&quot;},&quot;id&quot;:8703,&quot;uri&quot;:[&quot;http://zotero.org/users/1913249/items/KMBB3CBW&quot;],&quot;suffix&quot;:&quot;&quot;,&quot;prefix&quot;:&quot;&quot;}],&quot;schema&quot;:&quot;https://github.com/citation-style-language/schema/raw/master/csl-citation.json&quot;} RNDxtjvtliczg"/>&lt;Do Zotero Refresh: [@lytle_use_2019-1]&gt;<text:reference-mark-end text:name="ZOTERO_ITEM CSL_CITATION {&quot;properties&quot;:{&quot;formattedCitation&quot;:&quot;[@lytle_use_2019-1]&quot;,&quot;noteIndex&quot;:0},&quot;citationID&quot;:&quot;lznutbur&quot;,&quot;citationItems&quot;:[{&quot;uris&quot;:[&quot;http://zotero.org/users/1913249/items/KMBB3CBW&quot;],&quot;itemData&quot;:{&quot;ISBN&quot;:&quot;978-1-4503-7704-1&quot;,&quot;container-title&quot;:&quot;Proceedings of the 14th Workshop in Primary and Secondary Computing Education&quot;,&quot;DOI&quot;:&quot;10.1145/3361721.3362110&quot;,&quot;event-place&quot;:&quot;New York, NY, USA&quot;,&quot;collection-title&quot;:&quot;WiPSCE'19&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age&quot;:&quot;1–6&quot;,&quot;title-short&quot;:&quot;From 'Use' to 'Choose'&quot;,&quot;URL&quot;:&quot;https://dl.acm.org/doi/10.1145/3361721.3362110&quot;,&quot;accessed&quot;:{&quot;date-parts&quot;:[[&quot;2023&quot;,6,12]]},&quot;type&quot;:&quot;paper-conference&quot;,&quot;source&quot;:&quot;ACM Digital Libra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title&quot;:&quot;From 'Use' to 'Choose': Scaffolding CT Curricula and Exploring Student Choices while Programming (Practical Report)&quot;,&quot;publisher&quot;:&quot;Association for Computing Machinery&quot;,&quot;publisher-place&quot;:&quot;New York, NY, USA&quot;,&quot;id&quot;:&quot;lytle_use_2019-1&quot;,&quot;citation-key&quot;:&quot;lytle_use_2019-1&quot;},&quot;id&quot;:8703,&quot;uri&quot;:[&quot;http://zotero.org/users/1913249/items/KMBB3CBW&quot;],&quot;suffix&quot;:&quot;&quot;,&quot;prefix&quot;:&quot;&quot;}],&quot;schema&quot;:&quot;https://github.com/citation-style-language/schema/raw/master/csl-citation.json&quot;} RNDxtjvtliczg"/>. Based partly on the cause of teacher stress caused by the open ended nature of the “Create” part of the model.</text:p>
      <text:p text:style-name="Text_20_body">Other researchers used to scaffold creation of coding projects by novices <text:reference-mark-start text:name="ZOTERO_ITEM CSL_CITATION {&quot;properties&quot;:{&quot;formattedCitation&quot;:&quot;[@wang_novices_2021]&quot;,&quot;noteIndex&quot;:0},&quot;citationID&quot;:&quot;eoelzgod&quot;,&quot;citationItems&quot;:[{&quot;uris&quot;:[&quot;http://zotero.org/users/1913249/items/D6ZVJHNB&quot;],&quot;itemData&quot;:{&quot;ISBN&quot;:&quot;978-1-4503-8214-4&quot;,&quot;container-title&quot;:&quot;Proceedings of the 26th ACM Conference on Innovation and Technology in Computer Science Education V. 1&quot;,&quot;DOI&quot;:&quot;10.1145/3430665.3456370&quot;,&quot;event-place&quot;:&quot;New York, NY, USA&quot;,&quot;collection-title&quot;:&quot;ITiCSE '21&quot;,&quot;issued&quot;:{&quot;date-parts&quot;:[[&quot;2021&quot;,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page&quot;:&quot;394–400&quot;,&quot;URL&quot;:&quot;https://dl.acm.org/doi/10.1145/3430665.3456370&quot;,&quot;accessed&quot;:{&quot;date-parts&quot;:[[&quot;2023&quot;,6,12]]},&quot;type&quot;:&quot;paper-conference&quot;,&quot;source&quot;:&quot;ACM Digital Libra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title&quot;:&quot;Novices' Learning Barriers When Using Code Examples in Open-Ended Programming&quot;,&quot;publisher&quot;:&quot;Association for Computing Machinery&quot;,&quot;publisher-place&quot;:&quot;New York, NY, USA&quot;,&quot;id&quot;:&quot;wang_novices_2021&quot;,&quot;citation-key&quot;:&quot;wang_novices_2021&quot;},&quot;id&quot;:8698,&quot;uri&quot;:[&quot;http://zotero.org/users/1913249/items/D6ZVJHNB&quot;],&quot;suffix&quot;:&quot;&quot;,&quot;prefix&quot;:&quot;&quot;}],&quot;schema&quot;:&quot;https://github.com/citation-style-language/schema/raw/master/csl-citation.json&quot;} RNDabveegerbx"/>&lt;Do Zotero Refresh: [@wang_novices_2021]&gt;<text:reference-mark-end text:name="ZOTERO_ITEM CSL_CITATION {&quot;properties&quot;:{&quot;formattedCitation&quot;:&quot;[@wang_novices_2021]&quot;,&quot;noteIndex&quot;:0},&quot;citationID&quot;:&quot;eoelzgod&quot;,&quot;citationItems&quot;:[{&quot;uris&quot;:[&quot;http://zotero.org/users/1913249/items/D6ZVJHNB&quot;],&quot;itemData&quot;:{&quot;ISBN&quot;:&quot;978-1-4503-8214-4&quot;,&quot;container-title&quot;:&quot;Proceedings of the 26th ACM Conference on Innovation and Technology in Computer Science Education V. 1&quot;,&quot;DOI&quot;:&quot;10.1145/3430665.3456370&quot;,&quot;event-place&quot;:&quot;New York, NY, USA&quot;,&quot;collection-title&quot;:&quot;ITiCSE '21&quot;,&quot;issued&quot;:{&quot;date-parts&quot;:[[&quot;2021&quot;,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page&quot;:&quot;394–400&quot;,&quot;URL&quot;:&quot;https://dl.acm.org/doi/10.1145/3430665.3456370&quot;,&quot;accessed&quot;:{&quot;date-parts&quot;:[[&quot;2023&quot;,6,12]]},&quot;type&quot;:&quot;paper-conference&quot;,&quot;source&quot;:&quot;ACM Digital Libra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title&quot;:&quot;Novices' Learning Barriers When Using Code Examples in Open-Ended Programming&quot;,&quot;publisher&quot;:&quot;Association for Computing Machinery&quot;,&quot;publisher-place&quot;:&quot;New York, NY, USA&quot;,&quot;id&quot;:&quot;wang_novices_2021&quot;,&quot;citation-key&quot;:&quot;wang_novices_2021&quot;},&quot;id&quot;:8698,&quot;uri&quot;:[&quot;http://zotero.org/users/1913249/items/D6ZVJHNB&quot;],&quot;suffix&quot;:&quot;&quot;,&quot;prefix&quot;:&quot;&quot;}],&quot;schema&quot;:&quot;https://github.com/citation-style-language/schema/raw/master/csl-citation.json&quot;} RNDabveegerbx"/> and note barriers students encoutered including, mapping barriers, other</text:p>
      <text:p text:style-name="Text_20_body"><text:span text:style-name="T2">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Text_20_body"><text:span text:style-name="T2">GAP in the research:</text:span></text:p>
      <text:p text:style-name="Text_20_body">No research for GDP pattern collection for to text code games with for CS or game studies in young people.</text:p>
      <text:h text:style-name="Heading_20_2" text:outline-level="2"><text:bookmark-start text:name="conclusion"/>Conclusion<text:bookmark-end text:name="conclusion"/></text:h>
      <text:h text:style-name="Heading_20_3" text:outline-level="3"><text:bookmark-start text:name="synthesis-of-chapter-discussion"/>Synthesis of chapter / discussion<text:bookmark-end text:name="synthesis-of-chapter-discussion"/></text:h>
      <text:p text:style-name="First_20_paragraph">A shorter summary leading up to the detailed problem statement of the thesis.</text:p>
      <text:p text:style-name="Text_20_body">Including some of the following elements</text:p>
      <text:list text:style-name="L17">
        <text:list-item>
          <text:p text:style-name="P25"><text:span text:style-name="T2">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25"><text:span text:style-name="T2">Tensions surrounding authenticity of tool use:</text:span> my desire to link with developer communities and the world of open sources introduces tensions.</text:p>
        </text:list-item>
        <text:list-item>
          <text:p text:style-name="P25"><text:span text:style-name="T2">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25"><text:span text:style-name="T2">Structural challenges continue but the stuggle continues:</text:span> schools, curriculum etc, financial sustainability, limits of sustained volunteer activities, - however change is possible, this research provides a possible avenue.</text:p>
        </text:list-item>
      </text:list>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text:style-name="L18">
        <text:list-item>
          <text:p text:style-name="P26">Discussion of implications of synthesis of the Literature review</text:p>
        </text:list-item>
        <text:list-item>
          <text:p text:style-name="P26">Description on how the RQs frame the problem to help an investigation via the data gathered.</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19">
        <text:list-item>
          <text:p text:style-name="P27">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properties&quot;:{&quot;formattedCitation&quot;:&quot;[@gomes2007learning]&quot;,&quot;noteIndex&quot;:0},&quot;citationID&quot;:&quot;swoppylj&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kumkaqzeby"/>&lt;Do Zotero Refresh: [@gomes2007learning]&gt;<text:reference-mark-end text:name="ZOTERO_ITEM CSL_CITATION {&quot;properties&quot;:{&quot;formattedCitation&quot;:&quot;[@gomes2007learning]&quot;,&quot;noteIndex&quot;:0},&quot;citationID&quot;:&quot;swoppylj&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kumkaqzeby"/> <text:reference-mark-start text:name="ZOTERO_ITEM CSL_CITATION {&quot;properties&quot;:{&quot;formattedCitation&quot;:&quot;[@joao_cross-analysis_2019]&quot;,&quot;noteIndex&quot;:0},&quot;citationID&quot;:&quot;lpblqwqv&quot;,&quot;citationItems&quot;:[{&quot;uris&quot;:[&quot;http://zotero.org/users/1913249/items/C7CNB5XA&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ISSN&quot;:&quot;2227-7102&quot;,&quot;number&quot;:&quot;3&quot;,&quot;URL&quot;:&quot;https://www.mdpi.com/2227-7102/9/3/181&quot;,&quot;volume&quot;:&quot;9&quot;,&quot;type&quot;:&quot;article-journal&quot;,&quot;page&quot;:&quot;181&quot;,&quot;issue&quot;:&quot;3&quot;,&quot;language&quot;:&quot;en&quot;,&quot;source&quot;:&quot;www.mdpi.com&quot;,&quot;publisher&quot;:&quot;Multidisciplinary Digital Publishing Institute&quot;,&quot;title&quot;:&quot;A Cross-analysis of Block-based and Visual Programming Apps with Computer Science Student-Teachers&quot;,&quot;accessed&quot;:{&quot;date-parts&quot;:[[&quot;2023&quot;,12,3]]},&quot;license&quot;:&quot;http://creativecommons.org/licenses/by/3.0/&quot;,&quot;issued&quot;:{&quot;date-parts&quot;:[[&quot;2019&quot;,9]]},&quot;citation-key&quot;:&quot;joao_cross-analysis_2019&quot;},&quot;id&quot;:9093,&quot;uri&quot;:[&quot;http://zotero.org/users/1913249/items/C7CNB5XA&quot;],&quot;suffix&quot;:&quot;&quot;,&quot;prefix&quot;:&quot;&quot;}],&quot;schema&quot;:&quot;https://github.com/citation-style-language/schema/raw/master/csl-citation.json&quot;} RNDdunfrgbgwr"/>&lt;Do Zotero Refresh: [@joao_cross-analysis_2019]&gt;<text:reference-mark-end text:name="ZOTERO_ITEM CSL_CITATION {&quot;properties&quot;:{&quot;formattedCitation&quot;:&quot;[@joao_cross-analysis_2019]&quot;,&quot;noteIndex&quot;:0},&quot;citationID&quot;:&quot;lpblqwqv&quot;,&quot;citationItems&quot;:[{&quot;uris&quot;:[&quot;http://zotero.org/users/1913249/items/C7CNB5XA&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ISSN&quot;:&quot;2227-7102&quot;,&quot;number&quot;:&quot;3&quot;,&quot;URL&quot;:&quot;https://www.mdpi.com/2227-7102/9/3/181&quot;,&quot;volume&quot;:&quot;9&quot;,&quot;type&quot;:&quot;article-journal&quot;,&quot;page&quot;:&quot;181&quot;,&quot;issue&quot;:&quot;3&quot;,&quot;language&quot;:&quot;en&quot;,&quot;source&quot;:&quot;www.mdpi.com&quot;,&quot;publisher&quot;:&quot;Multidisciplinary Digital Publishing Institute&quot;,&quot;title&quot;:&quot;A Cross-analysis of Block-based and Visual Programming Apps with Computer Science Student-Teachers&quot;,&quot;accessed&quot;:{&quot;date-parts&quot;:[[&quot;2023&quot;,12,3]]},&quot;license&quot;:&quot;http://creativecommons.org/licenses/by/3.0/&quot;,&quot;issued&quot;:{&quot;date-parts&quot;:[[&quot;2019&quot;,9]]},&quot;citation-key&quot;:&quot;joao_cross-analysis_2019&quot;},&quot;id&quot;:9093,&quot;uri&quot;:[&quot;http://zotero.org/users/1913249/items/C7CNB5XA&quot;],&quot;suffix&quot;:&quot;&quot;,&quot;prefix&quot;:&quot;&quot;}],&quot;schema&quot;:&quot;https://github.com/citation-style-language/schema/raw/master/csl-citation.json&quot;} RNDdunfrgbgwr"/>. and here</text:p>
      <text:p text:style-name="P28">&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properties&quot;:{&quot;formattedCitation&quot;:&quot;[@joao_cross-analysis_2019]&quot;,&quot;noteIndex&quot;:0},&quot;citationID&quot;:&quot;fhapbmzb&quot;,&quot;citationItems&quot;:[{&quot;uris&quot;:[&quot;http://zotero.org/users/1913249/items/C7CNB5XA&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ISSN&quot;:&quot;2227-7102&quot;,&quot;number&quot;:&quot;3&quot;,&quot;URL&quot;:&quot;https://www.mdpi.com/2227-7102/9/3/181&quot;,&quot;volume&quot;:&quot;9&quot;,&quot;type&quot;:&quot;article-journal&quot;,&quot;page&quot;:&quot;181&quot;,&quot;issue&quot;:&quot;3&quot;,&quot;language&quot;:&quot;en&quot;,&quot;source&quot;:&quot;www.mdpi.com&quot;,&quot;publisher&quot;:&quot;Multidisciplinary Digital Publishing Institute&quot;,&quot;title&quot;:&quot;A Cross-analysis of Block-based and Visual Programming Apps with Computer Science Student-Teachers&quot;,&quot;accessed&quot;:{&quot;date-parts&quot;:[[&quot;2023&quot;,12,3]]},&quot;license&quot;:&quot;http://creativecommons.org/licenses/by/3.0/&quot;,&quot;issued&quot;:{&quot;date-parts&quot;:[[&quot;2019&quot;,9]]},&quot;citation-key&quot;:&quot;joao_cross-analysis_2019&quot;},&quot;id&quot;:9093,&quot;uri&quot;:[&quot;http://zotero.org/users/1913249/items/C7CNB5XA&quot;],&quot;suffix&quot;:&quot;&quot;,&quot;prefix&quot;:&quot;&quot;}],&quot;schema&quot;:&quot;https://github.com/citation-style-language/schema/raw/master/csl-citation.json&quot;} RNDcygexrtydk"/>&lt;Do Zotero Refresh: [@joao_cross-analysis_2019]&gt;<text:reference-mark-end text:name="ZOTERO_ITEM CSL_CITATION {&quot;properties&quot;:{&quot;formattedCitation&quot;:&quot;[@joao_cross-analysis_2019]&quot;,&quot;noteIndex&quot;:0},&quot;citationID&quot;:&quot;fhapbmzb&quot;,&quot;citationItems&quot;:[{&quot;uris&quot;:[&quot;http://zotero.org/users/1913249/items/C7CNB5XA&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d&quot;:&quot;joao_cross-analysis_2019&quot;,&quot;author&quot;:[{&quot;family&quot;:&quot;João&quot;,&quot;given&quot;:&quot;Piedade&quot;},{&quot;family&quot;:&quot;Nuno&quot;,&quot;given&quot;:&quot;Dorotea&quot;},{&quot;family&quot;:&quot;Fábio&quot;,&quot;given&quot;:&quot;Sampaio Ferrentini&quot;},{&quot;family&quot;:&quot;Ana&quot;,&quot;given&quot;:&quot;Pedro&quot;}],&quot;ISSN&quot;:&quot;2227-7102&quot;,&quot;number&quot;:&quot;3&quot;,&quot;URL&quot;:&quot;https://www.mdpi.com/2227-7102/9/3/181&quot;,&quot;volume&quot;:&quot;9&quot;,&quot;type&quot;:&quot;article-journal&quot;,&quot;page&quot;:&quot;181&quot;,&quot;issue&quot;:&quot;3&quot;,&quot;language&quot;:&quot;en&quot;,&quot;source&quot;:&quot;www.mdpi.com&quot;,&quot;publisher&quot;:&quot;Multidisciplinary Digital Publishing Institute&quot;,&quot;title&quot;:&quot;A Cross-analysis of Block-based and Visual Programming Apps with Computer Science Student-Teachers&quot;,&quot;accessed&quot;:{&quot;date-parts&quot;:[[&quot;2023&quot;,12,3]]},&quot;license&quot;:&quot;http://creativecommons.org/licenses/by/3.0/&quot;,&quot;issued&quot;:{&quot;date-parts&quot;:[[&quot;2019&quot;,9]]},&quot;citation-key&quot;:&quot;joao_cross-analysis_2019&quot;},&quot;id&quot;:9093,&quot;uri&quot;:[&quot;http://zotero.org/users/1913249/items/C7CNB5XA&quot;],&quot;suffix&quot;:&quot;&quot;,&quot;prefix&quot;:&quot;&quot;}],&quot;schema&quot;:&quot;https://github.com/citation-style-language/schema/raw/master/csl-citation.json&quot;} RNDcygexrtydk"/>.</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properties&quot;:{&quot;formattedCitation&quot;:&quot;[@gomes2007learning]&quot;,&quot;noteIndex&quot;:0},&quot;citationID&quot;:&quot;vtfzntef&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zglvxqcxge"/>&lt;Do Zotero Refresh: [@gomes2007learning]&gt;<text:reference-mark-end text:name="ZOTERO_ITEM CSL_CITATION {&quot;properties&quot;:{&quot;formattedCitation&quot;:&quot;[@gomes2007learning]&quot;,&quot;noteIndex&quot;:0},&quot;citationID&quot;:&quot;vtfzntef&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zglvxqcxge"/></text:p>
      <text:p text:style-name="Text_20_body">Issues of needing levels of abstraction in learning programming <text:reference-mark-start text:name="ZOTERO_ITEM CSL_CITATION {&quot;properties&quot;:{&quot;formattedCitation&quot;:&quot;[@gomes2007learning]&quot;,&quot;noteIndex&quot;:0},&quot;citationID&quot;:&quot;kggnfnrc&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elbhvxbbwp"/>&lt;Do Zotero Refresh: [@gomes2007learning]&gt;<text:reference-mark-end text:name="ZOTERO_ITEM CSL_CITATION {&quot;properties&quot;:{&quot;formattedCitation&quot;:&quot;[@gomes2007learning]&quot;,&quot;noteIndex&quot;:0},&quot;citationID&quot;:&quot;kggnfnrc&quot;,&quot;citationItems&quot;:[{&quot;uris&quot;:[&quot;http://zotero.org/users/1913249/items/JRKNFC9F&quot;],&quot;itemData&quot;:{&quot;issued&quot;:{&quot;date-parts&quot;:[[&quot;2007&quot;]]},&quot;type&quot;:&quot;paper-conference&quot;,&quot;title&quot;:&quot;Learning to program-difficulties and solutions&quot;,&quot;id&quot;:&quot;gomes2007learning&quot;,&quot;volume&quot;:&quot;7&quot;,&quot;author&quot;:[{&quot;family&quot;:&quot;Gomes&quot;,&quot;given&quot;:&quot;Anabela&quot;},{&quot;family&quot;:&quot;Mendes&quot;,&quot;given&quot;:&quot;António José&quot;}],&quot;container-title&quot;:&quot;International conference on engineering Education–ICEE&quot;,&quot;citation-key&quot;:&quot;gomes2007learning&quot;},&quot;id&quot;:9092,&quot;uri&quot;:[&quot;http://zotero.org/users/1913249/items/JRKNFC9F&quot;],&quot;suffix&quot;:&quot;&quot;,&quot;prefix&quot;:&quot;&quot;}],&quot;schema&quot;:&quot;https://github.com/citation-style-language/schema/raw/master/csl-citation.json&quot;} RNDelbhvxbbwp"/>.</text:p>
      <text:p text:style-name="Text_20_body"><text:span text:style-name="T1">Specialist coding tools and computational kits</text:span></text:p>
      <text:p text:style-name="Text_20_body">There may software and hardware kits aimed at novice coders and in particular younger audience <text:reference-mark-start text:name="ZOTERO_ITEM CSL_CITATION {&quot;properties&quot;:{&quot;formattedCitation&quot;:&quot;[@yu_survey_2018]&quot;,&quot;noteIndex&quot;:0},&quot;citationID&quot;:&quot;ubuthgof&quot;,&quot;citationItems&quot;:[{&quot;uris&quot;:[&quot;http://zotero.org/users/1913249/items/FC7LF8E6&quot;],&quot;itemData&quot;:{&quot;ISBN&quot;:&quot;978-1-4503-5152-2&quot;,&quot;publisher&quot;:&quot;ACM Press&quot;,&quot;DOI&quot;:&quot;10.1145/3202185.3202738&quot;,&quot;event-place&quot;:&quot;Trondheim, Norway&quot;,&quot;id&quot;:&quot;yu_survey_2018&quot;,&quot;author&quot;:[{&quot;family&quot;:&quot;Yu&quot;,&quot;given&quot;:&quot;Junnan&quot;},{&quot;family&quot;:&quot;Roque&quot;,&quot;given&quot;:&quot;Ricarose&quot;}],&quot;page&quot;:&quot;289-299&quot;,&quot;URL&quot;:&quot;http://dl.acm.org/citation.cfm?doid=3202185.3202738&quot;,&quot;type&quot;:&quot;paper-conference&quot;,&quot;event-title&quot;:&quot;the 17th ACM Conference&quot;,&quot;accessed&quot;:{&quot;date-parts&quot;:[[&quot;2018&quot;,10,30]]},&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source&quot;:&quot;Crossref&quot;,&quot;language&quot;:&quot;en&quot;,&quot;title&quot;:&quot;A survey of computational kits for young children&quot;,&quot;container-title&quot;:&quot;Proceedings of the 17th ACM Conference on Interaction Design and Children  - IDC '18&quot;,&quot;publisher-place&quot;:&quot;Trondheim, Norway&quot;,&quot;issued&quot;:{&quot;date-parts&quot;:[[&quot;2018&quot;]]},&quot;citation-key&quot;:&quot;yu_survey_2018&quot;},&quot;id&quot;:2837,&quot;uri&quot;:[&quot;http://zotero.org/users/1913249/items/FC7LF8E6&quot;],&quot;suffix&quot;:&quot;&quot;,&quot;prefix&quot;:&quot;&quot;}],&quot;schema&quot;:&quot;https://github.com/citation-style-language/schema/raw/master/csl-citation.json&quot;} RNDwrddwnjcbo"/>&lt;Do Zotero Refresh: [@yu_survey_2018]&gt;<text:reference-mark-end text:name="ZOTERO_ITEM CSL_CITATION {&quot;properties&quot;:{&quot;formattedCitation&quot;:&quot;[@yu_survey_2018]&quot;,&quot;noteIndex&quot;:0},&quot;citationID&quot;:&quot;ubuthgof&quot;,&quot;citationItems&quot;:[{&quot;uris&quot;:[&quot;http://zotero.org/users/1913249/items/FC7LF8E6&quot;],&quot;itemData&quot;:{&quot;ISBN&quot;:&quot;978-1-4503-5152-2&quot;,&quot;publisher&quot;:&quot;ACM Press&quot;,&quot;DOI&quot;:&quot;10.1145/3202185.3202738&quot;,&quot;event-place&quot;:&quot;Trondheim, Norway&quot;,&quot;id&quot;:&quot;yu_survey_2018&quot;,&quot;author&quot;:[{&quot;family&quot;:&quot;Yu&quot;,&quot;given&quot;:&quot;Junnan&quot;},{&quot;family&quot;:&quot;Roque&quot;,&quot;given&quot;:&quot;Ricarose&quot;}],&quot;page&quot;:&quot;289-299&quot;,&quot;URL&quot;:&quot;http://dl.acm.org/citation.cfm?doid=3202185.3202738&quot;,&quot;type&quot;:&quot;paper-conference&quot;,&quot;event-title&quot;:&quot;the 17th ACM Conference&quot;,&quot;accessed&quot;:{&quot;date-parts&quot;:[[&quot;2018&quot;,10,30]]},&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source&quot;:&quot;Crossref&quot;,&quot;language&quot;:&quot;en&quot;,&quot;title&quot;:&quot;A survey of computational kits for young children&quot;,&quot;container-title&quot;:&quot;Proceedings of the 17th ACM Conference on Interaction Design and Children  - IDC '18&quot;,&quot;publisher-place&quot;:&quot;Trondheim, Norway&quot;,&quot;issued&quot;:{&quot;date-parts&quot;:[[&quot;2018&quot;]]},&quot;citation-key&quot;:&quot;yu_survey_2018&quot;},&quot;id&quot;:2837,&quot;uri&quot;:[&quot;http://zotero.org/users/1913249/items/FC7LF8E6&quot;],&quot;suffix&quot;:&quot;&quot;,&quot;prefix&quot;:&quot;&quot;}],&quot;schema&quot;:&quot;https://github.com/citation-style-language/schema/raw/master/csl-citation.json&quot;} RNDwrddwnjcbo"/>.</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20">
        <text:list-item>
          <text:p text:style-name="P29">Block coding vs text coding, syntax</text:p>
        </text:list-item>
        <text:list-item>
          <text:p text:style-name="P29">Design principles for game making tools, <text:reference-mark-start text:name="ZOTERO_ITEM CSL_CITATION {&quot;properties&quot;:{&quot;formattedCitation&quot;:&quot;[@kafai_connected_2016; @resnick_reflections_2005]&quot;,&quot;noteIndex&quot;:0},&quot;citationID&quot;:&quot;psqudrcz&quot;,&quot;citationItems&quot;:[{&quot;uris&quot;:[&quot;http://zotero.org/users/1913249/items/C9RM6JHC&quot;],&quot;itemData&quot;:{&quot;ISBN&quot;:&quot;978-0-262-03537-8&quot;,&quot;publisher&quot;:&quot;MIT Press&quot;,&quot;type&quot;:&quot;book&quot;,&quot;title-short&quot;:&quot;Connected Gaming&quot;,&quot;title&quot;:&quot;Connected Gaming: What Making Video Games Can Teach Us about Learning and Literacy&quot;,&quot;number-of-pages&quot;:&quot;221&quot;,&quot;source&quot;:&quot;Google Book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quot;2016&quot;,12,23]]},&quot;language&quot;:&quot;en&quot;,&quot;author&quot;:[{&quot;family&quot;:&quot;Kafai&quot;,&quot;given&quot;:&quot;Yasmin B.&quot;},{&quot;family&quot;:&quot;Burke&quot;,&quot;given&quot;:&quot;Quinn&quot;},{&quot;family&quot;:&quot;Steinkuehler&quot;,&quot;given&quot;:&quot;Constance&quot;}],&quot;id&quot;:&quot;kafai_connected_2016&quot;,&quot;citation-key&quot;:&quot;kafai_connected_2016&quot;},&quot;id&quot;:1409,&quot;uri&quot;:[&quot;http://zotero.org/users/1913249/items/C9RM6JHC&quot;],&quot;suffix&quot;:&quot;&quot;,&quot;prefix&quot;:&quot;&quot;},{&quot;uris&quot;:[&quot;http://zotero.org/users/1913249/items/VWHA2FJX&quot;],&quot;itemData&quot;:{&quot;page&quot;:&quot;117–122&quot;,&quot;container-title&quot;:&quot;Proceedings of the 2005 conference on Interaction design and children&quot;,&quot;URL&quot;:&quot;http://dl.acm.org/citation.cfm?id=1109556&quot;,&quot;accessed&quot;:{&quot;date-parts&quot;:[[&quot;2015&quot;,5,9]]},&quot;type&quot;:&quot;paper-conference&quot;,&quot;source&quot;:&quot;Google Scholar&quot;,&quot;title&quot;:&quot;Some reflections on designing construction kits for kids&quot;,&quot;id&quot;:&quot;resnick_reflections_2005&quot;,&quot;publisher&quot;:&quot;ACM&quot;,&quot;author&quot;:[{&quot;family&quot;:&quot;Resnick&quot;,&quot;given&quot;:&quot;Mitchel&quot;},{&quot;family&quot;:&quot;Silverman&quot;,&quot;given&quot;:&quot;Brian&quot;}],&quot;issued&quot;:{&quot;date-parts&quot;:[[&quot;2005&quot;]]},&quot;citation-key&quot;:&quot;resnick_reflections_2005&quot;},&quot;id&quot;:1095,&quot;uri&quot;:[&quot;http://zotero.org/users/1913249/items/VWHA2FJX&quot;],&quot;suffix&quot;:&quot;&quot;,&quot;prefix&quot;:&quot;&quot;}],&quot;schema&quot;:&quot;https://github.com/citation-style-language/schema/raw/master/csl-citation.json&quot;} RNDodalsvnnov"/>&lt;Do Zotero Refresh: [@kafai_connected_2016; @resnick_reflections_2005]&gt;<text:reference-mark-end text:name="ZOTERO_ITEM CSL_CITATION {&quot;properties&quot;:{&quot;formattedCitation&quot;:&quot;[@kafai_connected_2016; @resnick_reflections_2005]&quot;,&quot;noteIndex&quot;:0},&quot;citationID&quot;:&quot;psqudrcz&quot;,&quot;citationItems&quot;:[{&quot;uris&quot;:[&quot;http://zotero.org/users/1913249/items/C9RM6JHC&quot;],&quot;itemData&quot;:{&quot;ISBN&quot;:&quot;978-0-262-03537-8&quot;,&quot;publisher&quot;:&quot;MIT Press&quot;,&quot;type&quot;:&quot;book&quot;,&quot;title-short&quot;:&quot;Connected Gaming&quot;,&quot;title&quot;:&quot;Connected Gaming: What Making Video Games Can Teach Us about Learning and Literacy&quot;,&quot;number-of-pages&quot;:&quot;221&quot;,&quot;source&quot;:&quot;Google Book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quot;2016&quot;,12,23]]},&quot;language&quot;:&quot;en&quot;,&quot;author&quot;:[{&quot;family&quot;:&quot;Kafai&quot;,&quot;given&quot;:&quot;Yasmin B.&quot;},{&quot;family&quot;:&quot;Burke&quot;,&quot;given&quot;:&quot;Quinn&quot;},{&quot;family&quot;:&quot;Steinkuehler&quot;,&quot;given&quot;:&quot;Constance&quot;}],&quot;id&quot;:&quot;kafai_connected_2016&quot;,&quot;citation-key&quot;:&quot;kafai_connected_2016&quot;},&quot;id&quot;:1409,&quot;uri&quot;:[&quot;http://zotero.org/users/1913249/items/C9RM6JHC&quot;],&quot;suffix&quot;:&quot;&quot;,&quot;prefix&quot;:&quot;&quot;},{&quot;uris&quot;:[&quot;http://zotero.org/users/1913249/items/VWHA2FJX&quot;],&quot;itemData&quot;:{&quot;page&quot;:&quot;117–122&quot;,&quot;container-title&quot;:&quot;Proceedings of the 2005 conference on Interaction design and children&quot;,&quot;URL&quot;:&quot;http://dl.acm.org/citation.cfm?id=1109556&quot;,&quot;accessed&quot;:{&quot;date-parts&quot;:[[&quot;2015&quot;,5,9]]},&quot;type&quot;:&quot;paper-conference&quot;,&quot;source&quot;:&quot;Google Scholar&quot;,&quot;title&quot;:&quot;Some reflections on designing construction kits for kids&quot;,&quot;id&quot;:&quot;resnick_reflections_2005&quot;,&quot;publisher&quot;:&quot;ACM&quot;,&quot;author&quot;:[{&quot;family&quot;:&quot;Resnick&quot;,&quot;given&quot;:&quot;Mitchel&quot;},{&quot;family&quot;:&quot;Silverman&quot;,&quot;given&quot;:&quot;Brian&quot;}],&quot;issued&quot;:{&quot;date-parts&quot;:[[&quot;2005&quot;]]},&quot;citation-key&quot;:&quot;resnick_reflections_2005&quot;},&quot;id&quot;:1095,&quot;uri&quot;:[&quot;http://zotero.org/users/1913249/items/VWHA2FJX&quot;],&quot;suffix&quot;:&quot;&quot;,&quot;prefix&quot;:&quot;&quot;}],&quot;schema&quot;:&quot;https://github.com/citation-style-language/schema/raw/master/csl-citation.json&quot;} RNDodalsvnnov"/> ()</text:p>
        </text:list-item>
        <text:list-item>
          <text:p text:style-name="P29">Barriers in using support material for code examples- mapping, understanding, <text:reference-mark-start text:name="ZOTERO_ITEM CSL_CITATION {&quot;properties&quot;:{&quot;formattedCitation&quot;:&quot;[@wang_novices_2021]&quot;,&quot;noteIndex&quot;:0},&quot;citationID&quot;:&quot;tdaqudtq&quot;,&quot;citationItems&quot;:[{&quot;uris&quot;:[&quot;http://zotero.org/users/1913249/items/D6ZVJHNB&quot;],&quot;itemData&quot;:{&quot;ISBN&quot;:&quot;978-1-4503-8214-4&quot;,&quot;container-title&quot;:&quot;Proceedings of the 26th ACM Conference on Innovation and Technology in Computer Science Education V. 1&quot;,&quot;DOI&quot;:&quot;10.1145/3430665.3456370&quot;,&quot;event-place&quot;:&quot;New York, NY, USA&quot;,&quot;collection-title&quot;:&quot;ITiCSE '21&quot;,&quot;issued&quot;:{&quot;date-parts&quot;:[[&quot;2021&quot;,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page&quot;:&quot;394–400&quot;,&quot;URL&quot;:&quot;https://dl.acm.org/doi/10.1145/3430665.3456370&quot;,&quot;accessed&quot;:{&quot;date-parts&quot;:[[&quot;2023&quot;,6,12]]},&quot;type&quot;:&quot;paper-conference&quot;,&quot;source&quot;:&quot;ACM Digital Libra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title&quot;:&quot;Novices' Learning Barriers When Using Code Examples in Open-Ended Programming&quot;,&quot;publisher&quot;:&quot;Association for Computing Machinery&quot;,&quot;publisher-place&quot;:&quot;New York, NY, USA&quot;,&quot;id&quot;:&quot;wang_novices_2021&quot;,&quot;citation-key&quot;:&quot;wang_novices_2021&quot;},&quot;id&quot;:8698,&quot;uri&quot;:[&quot;http://zotero.org/users/1913249/items/D6ZVJHNB&quot;],&quot;suffix&quot;:&quot;&quot;,&quot;prefix&quot;:&quot;&quot;}],&quot;schema&quot;:&quot;https://github.com/citation-style-language/schema/raw/master/csl-citation.json&quot;} RNDrctsrilhcp"/>&lt;Do Zotero Refresh: [@wang_novices_2021]&gt;<text:reference-mark-end text:name="ZOTERO_ITEM CSL_CITATION {&quot;properties&quot;:{&quot;formattedCitation&quot;:&quot;[@wang_novices_2021]&quot;,&quot;noteIndex&quot;:0},&quot;citationID&quot;:&quot;tdaqudtq&quot;,&quot;citationItems&quot;:[{&quot;uris&quot;:[&quot;http://zotero.org/users/1913249/items/D6ZVJHNB&quot;],&quot;itemData&quot;:{&quot;ISBN&quot;:&quot;978-1-4503-8214-4&quot;,&quot;container-title&quot;:&quot;Proceedings of the 26th ACM Conference on Innovation and Technology in Computer Science Education V. 1&quot;,&quot;DOI&quot;:&quot;10.1145/3430665.3456370&quot;,&quot;event-place&quot;:&quot;New York, NY, USA&quot;,&quot;collection-title&quot;:&quot;ITiCSE '21&quot;,&quot;issued&quot;:{&quot;date-parts&quot;:[[&quot;2021&quot;,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page&quot;:&quot;394–400&quot;,&quot;URL&quot;:&quot;https://dl.acm.org/doi/10.1145/3430665.3456370&quot;,&quot;accessed&quot;:{&quot;date-parts&quot;:[[&quot;2023&quot;,6,12]]},&quot;type&quot;:&quot;paper-conference&quot;,&quot;source&quot;:&quot;ACM Digital Library&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title&quot;:&quot;Novices' Learning Barriers When Using Code Examples in Open-Ended Programming&quot;,&quot;publisher&quot;:&quot;Association for Computing Machinery&quot;,&quot;publisher-place&quot;:&quot;New York, NY, USA&quot;,&quot;id&quot;:&quot;wang_novices_2021&quot;,&quot;citation-key&quot;:&quot;wang_novices_2021&quot;},&quot;id&quot;:8698,&quot;uri&quot;:[&quot;http://zotero.org/users/1913249/items/D6ZVJHNB&quot;],&quot;suffix&quot;:&quot;&quot;,&quot;prefix&quot;:&quot;&quot;}],&quot;schema&quot;:&quot;https://github.com/citation-style-language/schema/raw/master/csl-citation.json&quot;} RNDrctsrilhcp"/></text:p>
        </text:list-item>
      </text:list>
      <text:p text:style-name="First_20_paragraph">Scratch and GSM merit particular examination as mini-case studies. The</text:p>
      <text:list text:style-name="L21">
        <text:list-item>
          <text:p text:style-name="P30">Scratch and community element.</text:p>
        </text:list-item>
        <text:list-item>
          <text:p text:style-name="P30">Remix as a feature: <text:reference-mark-start text:name="ZOTERO_ITEM CSL_CITATION {&quot;properties&quot;:{&quot;formattedCitation&quot;:&quot;[@amanullah_evaluating_2019]&quot;,&quot;noteIndex&quot;:0},&quot;citationID&quot;:&quot;zfooipab&quot;,&quot;citationItems&quot;:[{&quot;uris&quot;:[&quot;http://zotero.org/users/1913249/items/BB7BFTD6&quot;],&quot;itemData&quot;:{&quot;ISBN&quot;:&quot;978-1-72811-746-1&quot;,&quot;publisher&quot;:&quot;IEEE&quot;,&quot;DOI&quot;:&quot;10.1109/FIE43999.2019.9028475&quot;,&quot;event-place&quot;:&quot;Covington, KY, USA&quot;,&quot;id&quot;:&quot;amanullah_evaluating_2019&quot;,&quot;author&quot;:[{&quot;family&quot;:&quot;Amanullah&quot;,&quot;given&quot;:&quot;Kashif&quot;},{&quot;family&quot;:&quot;Bell&quot;,&quot;given&quot;:&quot;Tim&quot;}],&quot;page&quot;:&quot;1-8&quot;,&quot;URL&quot;:&quot;https://ieeexplore.ieee.org/document/9028475/&quot;,&quot;type&quot;:&quot;paper-conference&quot;,&quot;event-title&quot;:&quot;2019 IEEE Frontiers in Education Conference (FIE)&quot;,&quot;accessed&quot;:{&quot;date-parts&quot;:[[&quot;2023&quot;,12,1]]},&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source&quot;:&quot;DOI.org (Crossref)&quot;,&quot;language&quot;:&quot;en&quot;,&quot;title&quot;:&quot;Evaluating the Use of Remixing in Scratch Projects Based on Repertoire, Lines of Code (LOC), and Elementary Patterns&quot;,&quot;container-title&quot;:&quot;2019 IEEE Frontiers in Education Conference (FIE)&quot;,&quot;publisher-place&quot;:&quot;Covington, KY, USA&quot;,&quot;issued&quot;:{&quot;date-parts&quot;:[[&quot;2019&quot;,10]]},&quot;citation-key&quot;:&quot;amanullah_evaluating_2019&quot;},&quot;id&quot;:9090,&quot;uri&quot;:[&quot;http://zotero.org/users/1913249/items/BB7BFTD6&quot;],&quot;suffix&quot;:&quot;&quot;,&quot;prefix&quot;:&quot;&quot;}],&quot;schema&quot;:&quot;https://github.com/citation-style-language/schema/raw/master/csl-citation.json&quot;} RNDlnozihdjyx"/>&lt;Do Zotero Refresh: [@amanullah_evaluating_2019]&gt;<text:reference-mark-end text:name="ZOTERO_ITEM CSL_CITATION {&quot;properties&quot;:{&quot;formattedCitation&quot;:&quot;[@amanullah_evaluating_2019]&quot;,&quot;noteIndex&quot;:0},&quot;citationID&quot;:&quot;zfooipab&quot;,&quot;citationItems&quot;:[{&quot;uris&quot;:[&quot;http://zotero.org/users/1913249/items/BB7BFTD6&quot;],&quot;itemData&quot;:{&quot;ISBN&quot;:&quot;978-1-72811-746-1&quot;,&quot;publisher&quot;:&quot;IEEE&quot;,&quot;DOI&quot;:&quot;10.1109/FIE43999.2019.9028475&quot;,&quot;event-place&quot;:&quot;Covington, KY, USA&quot;,&quot;id&quot;:&quot;amanullah_evaluating_2019&quot;,&quot;author&quot;:[{&quot;family&quot;:&quot;Amanullah&quot;,&quot;given&quot;:&quot;Kashif&quot;},{&quot;family&quot;:&quot;Bell&quot;,&quot;given&quot;:&quot;Tim&quot;}],&quot;page&quot;:&quot;1-8&quot;,&quot;URL&quot;:&quot;https://ieeexplore.ieee.org/document/9028475/&quot;,&quot;type&quot;:&quot;paper-conference&quot;,&quot;event-title&quot;:&quot;2019 IEEE Frontiers in Education Conference (FIE)&quot;,&quot;accessed&quot;:{&quot;date-parts&quot;:[[&quot;2023&quot;,12,1]]},&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source&quot;:&quot;DOI.org (Crossref)&quot;,&quot;language&quot;:&quot;en&quot;,&quot;title&quot;:&quot;Evaluating the Use of Remixing in Scratch Projects Based on Repertoire, Lines of Code (LOC), and Elementary Patterns&quot;,&quot;container-title&quot;:&quot;2019 IEEE Frontiers in Education Conference (FIE)&quot;,&quot;publisher-place&quot;:&quot;Covington, KY, USA&quot;,&quot;issued&quot;:{&quot;date-parts&quot;:[[&quot;2019&quot;,10]]},&quot;citation-key&quot;:&quot;amanullah_evaluating_2019&quot;},&quot;id&quot;:9090,&quot;uri&quot;:[&quot;http://zotero.org/users/1913249/items/BB7BFTD6&quot;],&quot;suffix&quot;:&quot;&quot;,&quot;prefix&quot;:&quot;&quot;}],&quot;schema&quot;:&quot;https://github.com/citation-style-language/schema/raw/master/csl-citation.json&quot;} RNDlnozihdjyx"/></text:p>
        </text:list-item>
        <text:list-item>
          <text:p text:style-name="P30">Online log in</text:p>
        </text:list-item>
        <text:list-item>
          <text:p text:style-name="P30">library of assets to speed up creation</text:p>
        </text:list-item>
        <text:list-item>
          <text:p text:style-name="P30">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2">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properties&quot;:{&quot;formattedCitation&quot;:&quot;[-@papert_epistemological_1990]&quot;,&quot;noteIndex&quot;:0},&quot;citationID&quot;:&quot;mroeuiwl&quot;,&quot;citationItems&quot;:[{&quot;suppress-author&quot;:true,&quot;uris&quot;:[&quot;http://zotero.org/users/1913249/items/PN46846P&quot;],&quot;id&quot;:2017,&quot;uri&quot;:[&quot;http://zotero.org/users/1913249/items/PN46846P&quot;],&quot;itemData&quot;:{&quot;URL&quot;:&quot;http://www.papert.org/articles/EpistemologicalPluralism.html&quot;,&quot;container-title&quot;:&quot;Signs&quot;,&quot;volume&quot;:&quot;16&quot;,&quot;accessed&quot;:{&quot;date-parts&quot;:[[&quot;2017&quot;,11,1]]},&quot;type&quot;:&quot;article-journal&quot;,&quot;title&quot;:&quot;Epistemological Pluralism and the Revaluation of the Concrete&quot;,&quot;id&quot;:&quot;papert_epistemological_1990&quot;,&quot;issued&quot;:{&quot;date-parts&quot;:[[&quot;1990&quot;]]},&quot;author&quot;:[{&quot;family&quot;:&quot;Papert&quot;,&quot;given&quot;:&quot;Seymour&quot;},{&quot;family&quot;:&quot;Turkle&quot;,&quot;given&quot;:&quot;Sherry&quot;}],&quot;issue&quot;:&quot;1&quot;,&quot;citation-key&quot;:&quot;papert_epistemological_1990&quot;},&quot;suffix&quot;:&quot;&quot;,&quot;prefix&quot;:&quot;&quot;}],&quot;schema&quot;:&quot;https://github.com/citation-style-language/schema/raw/master/csl-citation.json&quot;} RNDrituxszmhh"/>&lt;Do Zotero Refresh: [-@papert_epistemological_1990]&gt;<text:reference-mark-end text:name="ZOTERO_ITEM CSL_CITATION {&quot;properties&quot;:{&quot;formattedCitation&quot;:&quot;[-@papert_epistemological_1990]&quot;,&quot;noteIndex&quot;:0},&quot;citationID&quot;:&quot;mroeuiwl&quot;,&quot;citationItems&quot;:[{&quot;suppress-author&quot;:true,&quot;uris&quot;:[&quot;http://zotero.org/users/1913249/items/PN46846P&quot;],&quot;id&quot;:2017,&quot;uri&quot;:[&quot;http://zotero.org/users/1913249/items/PN46846P&quot;],&quot;itemData&quot;:{&quot;URL&quot;:&quot;http://www.papert.org/articles/EpistemologicalPluralism.html&quot;,&quot;container-title&quot;:&quot;Signs&quot;,&quot;volume&quot;:&quot;16&quot;,&quot;accessed&quot;:{&quot;date-parts&quot;:[[&quot;2017&quot;,11,1]]},&quot;type&quot;:&quot;article-journal&quot;,&quot;title&quot;:&quot;Epistemological Pluralism and the Revaluation of the Concrete&quot;,&quot;id&quot;:&quot;papert_epistemological_1990&quot;,&quot;issued&quot;:{&quot;date-parts&quot;:[[&quot;1990&quot;]]},&quot;author&quot;:[{&quot;family&quot;:&quot;Papert&quot;,&quot;given&quot;:&quot;Seymour&quot;},{&quot;family&quot;:&quot;Turkle&quot;,&quot;given&quot;:&quot;Sherry&quot;}],&quot;issue&quot;:&quot;1&quot;,&quot;citation-key&quot;:&quot;papert_epistemological_1990&quot;},&quot;suffix&quot;:&quot;&quot;,&quot;prefix&quot;:&quot;&quot;}],&quot;schema&quot;:&quot;https://github.com/citation-style-language/schema/raw/master/csl-citation.json&quot;} RNDrituxszmhh"/>.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properties&quot;:{&quot;formattedCitation&quot;:&quot;[@wing_computational_2008]&quot;,&quot;noteIndex&quot;:0},&quot;citationID&quot;:&quot;chjnvxnd&quot;,&quot;citationItems&quot;:[{&quot;uris&quot;:[&quot;http://zotero.org/users/1913249/items/CQ6F79QS&quot;],&quot;itemData&quot;:{&quot;type&quot;:&quot;article-journal&quot;,&quot;page&quot;:&quot;3717-3725&quot;,&quot;URL&quot;:&quot;http://rsta.royalsocietypublishing.org/cgi/doi/10.1098/rsta.2008.0118&quot;,&quot;container-title&quot;:&quot;Philosophical Transactions of the Royal Society A: Mathematical, Physical and Engineering Sciences&quot;,&quot;volume&quot;:&quot;366&quot;,&quot;DOI&quot;:&quot;10.1098/rsta.2008.0118&quot;,&quot;title&quot;:&quot;Computational thinking and thinking about computing&quot;,&quot;accessed&quot;:{&quot;date-parts&quot;:[[&quot;2016&quot;,8,8]]},&quot;language&quot;:&quot;en&quot;,&quot;source&quot;:&quot;CrossRef&quot;,&quot;issued&quot;:{&quot;date-parts&quot;:[[&quot;2008&quot;,10,28]]},&quot;id&quot;:&quot;wing_computational_2008&quot;,&quot;issue&quot;:&quot;1881&quot;,&quot;author&quot;:[{&quot;family&quot;:&quot;Wing&quot;,&quot;given&quot;:&quot;J. M&quot;}],&quot;ISSN&quot;:&quot;1364-503X, 1471-2962&quot;,&quot;citation-key&quot;:&quot;wing_computational_2008&quot;},&quot;id&quot;:1293,&quot;uri&quot;:[&quot;http://zotero.org/users/1913249/items/CQ6F79QS&quot;],&quot;suffix&quot;:&quot;&quot;,&quot;prefix&quot;:&quot;&quot;}],&quot;schema&quot;:&quot;https://github.com/citation-style-language/schema/raw/master/csl-citation.json&quot;} RNDfqndoaudep"/>&lt;Do Zotero Refresh: [@wing_computational_2008]&gt;<text:reference-mark-end text:name="ZOTERO_ITEM CSL_CITATION {&quot;properties&quot;:{&quot;formattedCitation&quot;:&quot;[@wing_computational_2008]&quot;,&quot;noteIndex&quot;:0},&quot;citationID&quot;:&quot;chjnvxnd&quot;,&quot;citationItems&quot;:[{&quot;uris&quot;:[&quot;http://zotero.org/users/1913249/items/CQ6F79QS&quot;],&quot;itemData&quot;:{&quot;type&quot;:&quot;article-journal&quot;,&quot;page&quot;:&quot;3717-3725&quot;,&quot;URL&quot;:&quot;http://rsta.royalsocietypublishing.org/cgi/doi/10.1098/rsta.2008.0118&quot;,&quot;container-title&quot;:&quot;Philosophical Transactions of the Royal Society A: Mathematical, Physical and Engineering Sciences&quot;,&quot;volume&quot;:&quot;366&quot;,&quot;DOI&quot;:&quot;10.1098/rsta.2008.0118&quot;,&quot;title&quot;:&quot;Computational thinking and thinking about computing&quot;,&quot;accessed&quot;:{&quot;date-parts&quot;:[[&quot;2016&quot;,8,8]]},&quot;language&quot;:&quot;en&quot;,&quot;source&quot;:&quot;CrossRef&quot;,&quot;issued&quot;:{&quot;date-parts&quot;:[[&quot;2008&quot;,10,28]]},&quot;id&quot;:&quot;wing_computational_2008&quot;,&quot;issue&quot;:&quot;1881&quot;,&quot;author&quot;:[{&quot;family&quot;:&quot;Wing&quot;,&quot;given&quot;:&quot;J. M&quot;}],&quot;ISSN&quot;:&quot;1364-503X, 1471-2962&quot;,&quot;citation-key&quot;:&quot;wing_computational_2008&quot;},&quot;id&quot;:1293,&quot;uri&quot;:[&quot;http://zotero.org/users/1913249/items/CQ6F79QS&quot;],&quot;suffix&quot;:&quot;&quot;,&quot;prefix&quot;:&quot;&quot;}],&quot;schema&quot;:&quot;https://github.com/citation-style-language/schema/raw/master/csl-citation.json&quot;} RNDfqndoaudep"/>.</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properties&quot;:{&quot;formattedCitation&quot;:&quot;[@papert_childrens_1993, p. 143]&quot;,&quot;noteIndex&quot;:0},&quot;citationID&quot;:&quot;lbackuwh&quot;,&quot;citationItems&quot;:[{&quot;uris&quot;:[&quot;http://zotero.org/users/1913249/items/ZWUAZAZN&quot;],&quot;locator&quot;:&quot; 143&quot;,&quot;itemData&quot;:{&quot;ISBN&quot;:&quot;0-465-01830-0 978-0-465-01830-7 0-465-01063-6 978-0-465-01063-9 0-7450-1603-0 978-0-7450-1603-0&quot;,&quot;publisher&quot;:&quot;BasicBooks&quot;,&quot;type&quot;:&quot;book&quot;,&quot;event-place&quot;:&quot;New York&quot;,&quot;title-short&quot;:&quot;The children's machine&quot;,&quot;title&quot;:&quot;The children's machine: rethinking school in the age of the computer&quot;,&quot;source&quot;:&quot;Open WorldCat&quot;,&quot;publisher-place&quot;:&quot;New York&quot;,&quot;issued&quot;:{&quot;date-parts&quot;:[[&quot;1993&quot;]]},&quot;language&quot;:&quot;English&quot;,&quot;author&quot;:[{&quot;family&quot;:&quot;Papert&quot;,&quot;given&quot;:&quot;Seymour&quot;}],&quot;id&quot;:&quot;papert_childrens_1993&quot;,&quot;citation-key&quot;:&quot;papert_childrens_1993&quot;},&quot;id&quot;:1131,&quot;uri&quot;:[&quot;http://zotero.org/users/1913249/items/ZWUAZAZN&quot;],&quot;prefix&quot;:&quot;&quot;}],&quot;schema&quot;:&quot;https://github.com/citation-style-language/schema/raw/master/csl-citation.json&quot;} RNDmvuudxbmlw"/>&lt;Do Zotero Refresh: [@papert_childrens_1993, p. 143]&gt;<text:reference-mark-end text:name="ZOTERO_ITEM CSL_CITATION {&quot;properties&quot;:{&quot;formattedCitation&quot;:&quot;[@papert_childrens_1993, p. 143]&quot;,&quot;noteIndex&quot;:0},&quot;citationID&quot;:&quot;lbackuwh&quot;,&quot;citationItems&quot;:[{&quot;uris&quot;:[&quot;http://zotero.org/users/1913249/items/ZWUAZAZN&quot;],&quot;locator&quot;:&quot; 143&quot;,&quot;itemData&quot;:{&quot;ISBN&quot;:&quot;0-465-01830-0 978-0-465-01830-7 0-465-01063-6 978-0-465-01063-9 0-7450-1603-0 978-0-7450-1603-0&quot;,&quot;publisher&quot;:&quot;BasicBooks&quot;,&quot;type&quot;:&quot;book&quot;,&quot;event-place&quot;:&quot;New York&quot;,&quot;title-short&quot;:&quot;The children's machine&quot;,&quot;title&quot;:&quot;The children's machine: rethinking school in the age of the computer&quot;,&quot;source&quot;:&quot;Open WorldCat&quot;,&quot;publisher-place&quot;:&quot;New York&quot;,&quot;issued&quot;:{&quot;date-parts&quot;:[[&quot;1993&quot;]]},&quot;language&quot;:&quot;English&quot;,&quot;author&quot;:[{&quot;family&quot;:&quot;Papert&quot;,&quot;given&quot;:&quot;Seymour&quot;}],&quot;id&quot;:&quot;papert_childrens_1993&quot;,&quot;citation-key&quot;:&quot;papert_childrens_1993&quot;},&quot;id&quot;:1131,&quot;uri&quot;:[&quot;http://zotero.org/users/1913249/items/ZWUAZAZN&quot;],&quot;prefix&quot;:&quot;&quot;}],&quot;schema&quot;:&quot;https://github.com/citation-style-language/schema/raw/master/csl-citation.json&quot;} RNDmvuudxbmlw"/>.</text:p>
      <text:p text:style-name="Text_20_body">Kafai and Peppler also address the issues of gender identities and game design <text:reference-mark-start text:name="ZOTERO_ITEM CSL_CITATION {&quot;properties&quot;:{&quot;formattedCitation&quot;:&quot;[@kafai_beyond_2014]&quot;,&quot;noteIndex&quot;:0},&quot;citationID&quot;:&quot;kyapposd&quot;,&quot;citationItems&quot;:[{&quot;uris&quot;:[&quot;http://zotero.org/users/1913249/items/XCATBQNK&quot;],&quot;itemData&quot;:{&quot;ISBN&quot;:&quot;978-1-4503-2105-1&quot;,&quot;publisher&quot;:&quot;European Society for Socially Embedded Technologies&quot;,&quot;event-place&quot;:&quot;Siegen, Germany, Germany&quot;,&quot;collection-title&quot;:&quot;Gender IT '14&quot;,&quot;issued&quot;:{&quot;date-parts&quot;:[[&quot;2014&quot;]]},&quot;author&quot;:[{&quot;family&quot;:&quot;Kafai&quot;,&quot;given&quot;:&quot;Yasmin&quot;},{&quot;family&quot;:&quot;Burke&quot;,&quot;given&quot;:&quot;Quinn&quot;}],&quot;page&quot;:&quot;21:21–21:28&quot;,&quot;title-short&quot;:&quot;Beyond game design for broadening participation&quot;,&quot;URL&quot;:&quot;http://dl.acm.org/citation.cfm?id=2670296.2670301&quot;,&quot;accessed&quot;:{&quot;date-parts&quot;:[[&quot;2018&quot;,7,18]]},&quot;type&quot;:&quot;paper-conference&quot;,&quot;source&quot;:&quot;ACM Digital Librar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container-title&quot;:&quot;Proceedings of Gender and IT Appropriation. Science and Practice on Dialogue - Forum for Interdisciplinary Exchange&quot;,&quot;publisher-place&quot;:&quot;Siegen, Germany, Germany&quot;,&quot;id&quot;:&quot;kafai_beyond_2014&quot;,&quot;citation-key&quot;:&quot;kafai_beyond_2014&quot;},&quot;id&quot;:3759,&quot;uri&quot;:[&quot;http://zotero.org/users/1913249/items/XCATBQNK&quot;],&quot;suffix&quot;:&quot;&quot;,&quot;prefix&quot;:&quot;&quot;}],&quot;schema&quot;:&quot;https://github.com/citation-style-language/schema/raw/master/csl-citation.json&quot;} RNDongtcsudve"/>&lt;Do Zotero Refresh: [@kafai_beyond_2014]&gt;<text:reference-mark-end text:name="ZOTERO_ITEM CSL_CITATION {&quot;properties&quot;:{&quot;formattedCitation&quot;:&quot;[@kafai_beyond_2014]&quot;,&quot;noteIndex&quot;:0},&quot;citationID&quot;:&quot;kyapposd&quot;,&quot;citationItems&quot;:[{&quot;uris&quot;:[&quot;http://zotero.org/users/1913249/items/XCATBQNK&quot;],&quot;itemData&quot;:{&quot;ISBN&quot;:&quot;978-1-4503-2105-1&quot;,&quot;publisher&quot;:&quot;European Society for Socially Embedded Technologies&quot;,&quot;event-place&quot;:&quot;Siegen, Germany, Germany&quot;,&quot;collection-title&quot;:&quot;Gender IT '14&quot;,&quot;issued&quot;:{&quot;date-parts&quot;:[[&quot;2014&quot;]]},&quot;author&quot;:[{&quot;family&quot;:&quot;Kafai&quot;,&quot;given&quot;:&quot;Yasmin&quot;},{&quot;family&quot;:&quot;Burke&quot;,&quot;given&quot;:&quot;Quinn&quot;}],&quot;page&quot;:&quot;21:21–21:28&quot;,&quot;title-short&quot;:&quot;Beyond game design for broadening participation&quot;,&quot;URL&quot;:&quot;http://dl.acm.org/citation.cfm?id=2670296.2670301&quot;,&quot;accessed&quot;:{&quot;date-parts&quot;:[[&quot;2018&quot;,7,18]]},&quot;type&quot;:&quot;paper-conference&quot;,&quot;source&quot;:&quot;ACM Digital Librar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container-title&quot;:&quot;Proceedings of Gender and IT Appropriation. Science and Practice on Dialogue - Forum for Interdisciplinary Exchange&quot;,&quot;publisher-place&quot;:&quot;Siegen, Germany, Germany&quot;,&quot;id&quot;:&quot;kafai_beyond_2014&quot;,&quot;citation-key&quot;:&quot;kafai_beyond_2014&quot;},&quot;id&quot;:3759,&quot;uri&quot;:[&quot;http://zotero.org/users/1913249/items/XCATBQNK&quot;],&quot;suffix&quot;:&quot;&quot;,&quot;prefix&quot;:&quot;&quot;}],&quot;schema&quot;:&quot;https://github.com/citation-style-language/schema/raw/master/csl-citation.json&quot;} RNDongtcsudve"/> asking how to create new communities and learning environments which align with values of participants rather than aiming to break into existing ones.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properties&quot;:{&quot;formattedCitation&quot;:&quot;[@roque_engaging_nodate; @roque_becoming_2018]&quot;,&quot;noteIndex&quot;:0},&quot;citationID&quot;:&quot;xrmknher&quot;,&quot;citationItems&quot;:[{&quot;uris&quot;:[&quot;http://zotero.org/users/1913249/items/HQWRSNXL&quot;],&quot;itemData&quot;:{&quot;page&quot;:&quot;2&quot;,&quot;type&quot;:&quot;article-journal&quot;,&quot;source&quot;:&quot;Zotero&quot;,&quot;title&quot;:&quot;Engaging Parents as Creative Learning Partners in Computing&quot;,&quot;id&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family&quot;:&quot;Roque&quot;,&quot;given&quot;:&quot;Ricarose&quot;},{&quot;family&quot;:&quot;Lin&quot;,&quot;given&quot;:&quot;Karina&quot;},{&quot;family&quot;:&quot;Liuzzi&quot;,&quot;given&quot;:&quot;Richard&quot;}],&quot;language&quot;:&quot;en&quot;,&quot;citation-key&quot;:&quot;roque_engaging_nodate&quot;},&quot;id&quot;:3048,&quot;uri&quot;:[&quot;http://zotero.org/users/1913249/items/HQWRSNXL&quot;],&quot;suffix&quot;:&quot;&quot;,&quot;prefix&quot;:&quot;&quot;},{&quot;uris&quot;:[&quot;http://zotero.org/users/1913249/items/XLTF7MAT&quot;],&quot;itemData&quot;:{&quot;page&quot;:&quot;8&quot;,&quot;type&quot;:&quot;article-journal&quot;,&quot;title&quot;:&quot;Becoming Facilitators of Creative Computing in Out-of-School Settings&quot;,&quot;source&quot;:&quot;Zotero&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quot;2018&quot;]]},&quot;id&quot;:&quot;roque_becoming_2018&quot;,&quot;author&quot;:[{&quot;family&quot;:&quot;Roque&quot;,&quot;given&quot;:&quot;Ricarose&quot;},{&quot;family&quot;:&quot;Jain&quot;,&quot;given&quot;:&quot;Rupal&quot;}],&quot;language&quot;:&quot;en&quot;,&quot;citation-key&quot;:&quot;roque_becoming_2018&quot;},&quot;id&quot;:2772,&quot;uri&quot;:[&quot;http://zotero.org/users/1913249/items/XLTF7MAT&quot;],&quot;suffix&quot;:&quot;&quot;,&quot;prefix&quot;:&quot;&quot;}],&quot;schema&quot;:&quot;https://github.com/citation-style-language/schema/raw/master/csl-citation.json&quot;} RNDfgeqdopeee"/>&lt;Do Zotero Refresh: [@roque_engaging_nodate; @roque_becoming_2018]&gt;<text:reference-mark-end text:name="ZOTERO_ITEM CSL_CITATION {&quot;properties&quot;:{&quot;formattedCitation&quot;:&quot;[@roque_engaging_nodate; @roque_becoming_2018]&quot;,&quot;noteIndex&quot;:0},&quot;citationID&quot;:&quot;xrmknher&quot;,&quot;citationItems&quot;:[{&quot;uris&quot;:[&quot;http://zotero.org/users/1913249/items/HQWRSNXL&quot;],&quot;itemData&quot;:{&quot;page&quot;:&quot;2&quot;,&quot;type&quot;:&quot;article-journal&quot;,&quot;source&quot;:&quot;Zotero&quot;,&quot;title&quot;:&quot;Engaging Parents as Creative Learning Partners in Computing&quot;,&quot;id&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family&quot;:&quot;Roque&quot;,&quot;given&quot;:&quot;Ricarose&quot;},{&quot;family&quot;:&quot;Lin&quot;,&quot;given&quot;:&quot;Karina&quot;},{&quot;family&quot;:&quot;Liuzzi&quot;,&quot;given&quot;:&quot;Richard&quot;}],&quot;language&quot;:&quot;en&quot;,&quot;citation-key&quot;:&quot;roque_engaging_nodate&quot;},&quot;id&quot;:3048,&quot;uri&quot;:[&quot;http://zotero.org/users/1913249/items/HQWRSNXL&quot;],&quot;suffix&quot;:&quot;&quot;,&quot;prefix&quot;:&quot;&quot;},{&quot;uris&quot;:[&quot;http://zotero.org/users/1913249/items/XLTF7MAT&quot;],&quot;itemData&quot;:{&quot;page&quot;:&quot;8&quot;,&quot;type&quot;:&quot;article-journal&quot;,&quot;title&quot;:&quot;Becoming Facilitators of Creative Computing in Out-of-School Settings&quot;,&quot;source&quot;:&quot;Zotero&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ssued&quot;:{&quot;date-parts&quot;:[[&quot;2018&quot;]]},&quot;id&quot;:&quot;roque_becoming_2018&quot;,&quot;author&quot;:[{&quot;family&quot;:&quot;Roque&quot;,&quot;given&quot;:&quot;Ricarose&quot;},{&quot;family&quot;:&quot;Jain&quot;,&quot;given&quot;:&quot;Rupal&quot;}],&quot;language&quot;:&quot;en&quot;,&quot;citation-key&quot;:&quot;roque_becoming_2018&quot;},&quot;id&quot;:2772,&quot;uri&quot;:[&quot;http://zotero.org/users/1913249/items/XLTF7MAT&quot;],&quot;suffix&quot;:&quot;&quot;,&quot;prefix&quot;:&quot;&quot;}],&quot;schema&quot;:&quot;https://github.com/citation-style-language/schema/raw/master/csl-citation.json&quot;} RNDfgeqdopeee"/>.</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2">Gender related identities</text:span> - Important to caution against gender stereo-typing and identity in relation to computers <text:reference-mark-start text:name="ZOTERO_ITEM CSL_CITATION {&quot;properties&quot;:{&quot;formattedCitation&quot;:&quot;[@pelletier_gaming_2008]&quot;,&quot;noteIndex&quot;:0},&quot;citationID&quot;:&quot;swhhkoan&quot;,&quot;citationItems&quot;:[{&quot;uris&quot;:[&quot;http://zotero.org/users/1913249/items/CI3UYB78&quot;],&quot;itemData&quot;:{&quot;abstract&quot;:&quot;UCL Discovery is UCL's open access repository, showcasing and providing access to UCL research outputs from all UCL disciplines.&quot;,&quot;publisher&quot;:&quot;MIT Press&quot;,&quot;event-place&quot;:&quot;Cambridge, MA&quot;,&quot;issued&quot;:{&quot;date-parts&quot;:[[&quot;2008&quot;]]},&quot;author&quot;:[{&quot;family&quot;:&quot;Pelletier&quot;,&quot;given&quot;:&quot;C.&quot;}],&quot;page&quot;:&quot;145-159&quot;,&quot;title-short&quot;:&quot;Gaming in Context&quot;,&quot;URL&quot;:&quot;http://discovery.ucl.ac.uk/1561023/&quot;,&quot;accessed&quot;:{&quot;date-parts&quot;:[[&quot;2018&quot;,7,19]]},&quot;type&quot;:&quot;chapter&quot;,&quot;source&quot;:&quot;discovery.ucl.ac.uk&quot;,&quot;container-title&quot;:&quot;Beyond Barbie and Mortal Kombat: New Perspectives on Gender and Gaming&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itle&quot;:&quot;Gaming in Context: How Young People Construct Their Gendered Identities in Playing and Making Games&quot;,&quot;publisher-place&quot;:&quot;Cambridge, MA&quot;,&quot;id&quot;:&quot;pelletier_gaming_2008&quot;,&quot;citation-key&quot;:&quot;pelletier_gaming_2008&quot;},&quot;id&quot;:2943,&quot;uri&quot;:[&quot;http://zotero.org/users/1913249/items/CI3UYB78&quot;],&quot;suffix&quot;:&quot;&quot;,&quot;prefix&quot;:&quot;&quot;}],&quot;schema&quot;:&quot;https://github.com/citation-style-language/schema/raw/master/csl-citation.json&quot;} RNDhvrcaoumzi"/>&lt;Do Zotero Refresh: [@pelletier_gaming_2008]&gt;<text:reference-mark-end text:name="ZOTERO_ITEM CSL_CITATION {&quot;properties&quot;:{&quot;formattedCitation&quot;:&quot;[@pelletier_gaming_2008]&quot;,&quot;noteIndex&quot;:0},&quot;citationID&quot;:&quot;swhhkoan&quot;,&quot;citationItems&quot;:[{&quot;uris&quot;:[&quot;http://zotero.org/users/1913249/items/CI3UYB78&quot;],&quot;itemData&quot;:{&quot;abstract&quot;:&quot;UCL Discovery is UCL's open access repository, showcasing and providing access to UCL research outputs from all UCL disciplines.&quot;,&quot;publisher&quot;:&quot;MIT Press&quot;,&quot;event-place&quot;:&quot;Cambridge, MA&quot;,&quot;issued&quot;:{&quot;date-parts&quot;:[[&quot;2008&quot;]]},&quot;author&quot;:[{&quot;family&quot;:&quot;Pelletier&quot;,&quot;given&quot;:&quot;C.&quot;}],&quot;page&quot;:&quot;145-159&quot;,&quot;title-short&quot;:&quot;Gaming in Context&quot;,&quot;URL&quot;:&quot;http://discovery.ucl.ac.uk/1561023/&quot;,&quot;accessed&quot;:{&quot;date-parts&quot;:[[&quot;2018&quot;,7,19]]},&quot;type&quot;:&quot;chapter&quot;,&quot;source&quot;:&quot;discovery.ucl.ac.uk&quot;,&quot;container-title&quot;:&quot;Beyond Barbie and Mortal Kombat: New Perspectives on Gender and Gaming&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itle&quot;:&quot;Gaming in Context: How Young People Construct Their Gendered Identities in Playing and Making Games&quot;,&quot;publisher-place&quot;:&quot;Cambridge, MA&quot;,&quot;id&quot;:&quot;pelletier_gaming_2008&quot;,&quot;citation-key&quot;:&quot;pelletier_gaming_2008&quot;},&quot;id&quot;:2943,&quot;uri&quot;:[&quot;http://zotero.org/users/1913249/items/CI3UYB78&quot;],&quot;suffix&quot;:&quot;&quot;,&quot;prefix&quot;:&quot;&quot;}],&quot;schema&quot;:&quot;https://github.com/citation-style-language/schema/raw/master/csl-citation.json&quot;} RNDhvrcaoumzi"/>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2">Race related identities</text:span></text:p>
      <text:p text:style-name="Text_20_body">In study by Thayter and Ko <text:reference-mark-start text:name="ZOTERO_ITEM CSL_CITATION {&quot;properties&quot;:{&quot;formattedCitation&quot;:&quot;[@thayer_barriers_2017]&quot;,&quot;noteIndex&quot;:0},&quot;citationID&quot;:&quot;uezzldqo&quot;,&quot;citationItems&quot;:[{&quot;uris&quot;:[&quot;http://zotero.org/users/1913249/items/LV67TTVJ&quot;],&quot;itemData&quot;:{&quot;ISBN&quot;:&quot;978-1-4503-4968-0&quot;,&quot;container-title&quot;:&quot;Proceedings of the 2017 ACM Conference on International Computing Education Research&quot;,&quot;DOI&quot;:&quot;10.1145/3105726.3106176&quot;,&quot;event-place&quot;:&quot;New York, NY, USA&quot;,&quot;collection-title&quot;:&quot;ICER '17&quot;,&quot;issued&quot;:{&quot;date-parts&quot;:[[&quot;2017&quot;,8,14]]},&quot;author&quot;:[{&quot;family&quot;:&quot;Thayer&quot;,&quot;given&quot;:&quot;Kyle&quot;},{&quot;family&quot;:&quot;Ko&quot;,&quot;given&quot;:&quot;Amy J.&quot;}],&quot;page&quot;:&quot;245–253&quot;,&quot;URL&quot;:&quot;https://dl.acm.org/doi/10.1145/3105726.3106176&quot;,&quot;accessed&quot;:{&quot;date-parts&quot;:[[&quot;2023&quot;,10,3]]},&quot;type&quot;:&quot;paper-conference&quot;,&quot;source&quot;:&quot;ACM Digital Libra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title&quot;:&quot;Barriers Faced by Coding Bootcamp Students&quot;,&quot;publisher&quot;:&quot;Association for Computing Machinery&quot;,&quot;publisher-place&quot;:&quot;New York, NY, USA&quot;,&quot;id&quot;:&quot;thayer_barriers_2017&quot;,&quot;citation-key&quot;:&quot;thayer_barriers_2017&quot;},&quot;id&quot;:9011,&quot;uri&quot;:[&quot;http://zotero.org/users/1913249/items/LV67TTVJ&quot;],&quot;suffix&quot;:&quot;&quot;,&quot;prefix&quot;:&quot;&quot;}],&quot;schema&quot;:&quot;https://github.com/citation-style-language/schema/raw/master/csl-citation.json&quot;} RNDsftwjltrtd"/>&lt;Do Zotero Refresh: [@thayer_barriers_2017]&gt;<text:reference-mark-end text:name="ZOTERO_ITEM CSL_CITATION {&quot;properties&quot;:{&quot;formattedCitation&quot;:&quot;[@thayer_barriers_2017]&quot;,&quot;noteIndex&quot;:0},&quot;citationID&quot;:&quot;uezzldqo&quot;,&quot;citationItems&quot;:[{&quot;uris&quot;:[&quot;http://zotero.org/users/1913249/items/LV67TTVJ&quot;],&quot;itemData&quot;:{&quot;ISBN&quot;:&quot;978-1-4503-4968-0&quot;,&quot;container-title&quot;:&quot;Proceedings of the 2017 ACM Conference on International Computing Education Research&quot;,&quot;DOI&quot;:&quot;10.1145/3105726.3106176&quot;,&quot;event-place&quot;:&quot;New York, NY, USA&quot;,&quot;collection-title&quot;:&quot;ICER '17&quot;,&quot;issued&quot;:{&quot;date-parts&quot;:[[&quot;2017&quot;,8,14]]},&quot;author&quot;:[{&quot;family&quot;:&quot;Thayer&quot;,&quot;given&quot;:&quot;Kyle&quot;},{&quot;family&quot;:&quot;Ko&quot;,&quot;given&quot;:&quot;Amy J.&quot;}],&quot;page&quot;:&quot;245–253&quot;,&quot;URL&quot;:&quot;https://dl.acm.org/doi/10.1145/3105726.3106176&quot;,&quot;accessed&quot;:{&quot;date-parts&quot;:[[&quot;2023&quot;,10,3]]},&quot;type&quot;:&quot;paper-conference&quot;,&quot;source&quot;:&quot;ACM Digital Library&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title&quot;:&quot;Barriers Faced by Coding Bootcamp Students&quot;,&quot;publisher&quot;:&quot;Association for Computing Machinery&quot;,&quot;publisher-place&quot;:&quot;New York, NY, USA&quot;,&quot;id&quot;:&quot;thayer_barriers_2017&quot;,&quot;citation-key&quot;:&quot;thayer_barriers_2017&quot;},&quot;id&quot;:9011,&quot;uri&quot;:[&quot;http://zotero.org/users/1913249/items/LV67TTVJ&quot;],&quot;suffix&quot;:&quot;&quot;,&quot;prefix&quot;:&quot;&quot;}],&quot;schema&quot;:&quot;https://github.com/citation-style-language/schema/raw/master/csl-citation.json&quot;} RNDsftwjltrtd"/> the work of Margolis et al is analysed using concepts from communities of practice, type of barriers, and personal obstacles [(<text:span text:style-name="T2">margolis_stuck_2008?</text:span>);]</text:p>
      <text:p text:style-name="P31">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properties&quot;:{&quot;formattedCitation&quot;:&quot;[@disalvo_saving_2014; @disalvo_glitch_2009-1; @disalvo_learning_2008]&quot;,&quot;noteIndex&quot;:0},&quot;citationID&quot;:&quot;xkbwswas&quot;,&quot;citationItems&quot;:[{&quot;uris&quot;:[&quot;http://zotero.org/users/1913249/items/HKBNN53C&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d&quot;:&quot;disalvo_saving_2014&quot;,&quot;author&quot;:[{&quot;family&quot;:&quot;DiSalvo&quot;,&quot;given&quot;:&quot;Betsy&quot;},{&quot;family&quot;:&quot;Guzdial&quot;,&quot;given&quot;:&quot;Mark&quot;},{&quot;family&quot;:&quot;Bruckman&quot;,&quot;given&quot;:&quot;Amy&quot;},{&quot;family&quot;:&quot;McKlin&quot;,&quot;given&quot;:&quot;Tom&quot;}],&quot;ISSN&quot;:&quot;1050-8406&quot;,&quot;page&quot;:&quot;272-315&quot;,&quot;title-short&quot;:&quot;Saving Face While Geeking Out&quot;,&quot;volume&quot;:&quot;23&quot;,&quot;issue&quot;:&quot;3&quot;,&quot;source&quot;:&quot;Taylor and Francis+NEJM&quot;,&quot;URL&quot;:&quot;https://doi.org/10.1080/10508406.2014.893434&quot;,&quot;title&quot;:&quot;Saving Face While Geeking Out: Video Game Testing as a Justification for Learning Computer Science&quot;,&quot;type&quot;:&quot;article-journal&quot;,&quot;accessed&quot;:{&quot;date-parts&quot;:[[&quot;2018&quot;,7,16]]},&quot;issued&quot;:{&quot;date-parts&quot;:[[&quot;2014&quot;,7,3]]},&quot;citation-key&quot;:&quot;disalvo_saving_2014&quot;},&quot;id&quot;:2650,&quot;uri&quot;:[&quot;http://zotero.org/users/1913249/items/HKBNN53C&quot;],&quot;suffix&quot;:&quot;&quot;,&quot;prefix&quot;:&quot;&quot;},{&quot;uris&quot;:[&quot;http://zotero.org/users/1913249/items/9GLLZLMB&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type&quot;:&quot;paper-conference&quot;,&quot;title&quot;:&quot;Glitch Game Testers: African American Men Breaking Open the Console&quot;,&quot;source&quot;:&quot;Zotero&quot;,&quot;page&quot;:&quot;7&quot;,&quot;id&quot;:&quot;disalvo_glitch_2009-1&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id&quot;:2670,&quot;uri&quot;:[&quot;http://zotero.org/users/1913249/items/9GLLZLMB&quot;],&quot;suffix&quot;:&quot;&quot;,&quot;prefix&quot;:&quot;&quot;},{&quot;uris&quot;:[&quot;http://zotero.org/users/1913249/items/XMLVAMHU&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d&quot;:&quot;disalvo_learning_2008&quot;,&quot;author&quot;:[{&quot;family&quot;:&quot;DiSalvo&quot;,&quot;given&quot;:&quot;Betsy James&quot;},{&quot;family&quot;:&quot;Crowley&quot;,&quot;given&quot;:&quot;Kevin&quot;},{&quot;family&quot;:&quot;Norwood&quot;,&quot;given&quot;:&quot;Roy&quot;}],&quot;ISSN&quot;:&quot;1555-4120&quot;,&quot;page&quot;:&quot;131-141&quot;,&quot;title-short&quot;:&quot;Learning in Context                                                    ,                                                             Learning in Context&quot;,&quot;volume&quot;:&quot;3&quot;,&quot;URL&quot;:&quot;http://journals.sagepub.com/doi/abs/10.1177/1555412008314130&quot;,&quot;issue&quot;:&quot;2&quot;,&quot;type&quot;:&quot;article-journal&quot;,&quot;source&quot;:&quot;SAGE Journals&quot;,&quot;title&quot;:&quot;Learning in Context                                                    ,                                                             Learning in Context: Digital Games and Young Black Men             ,                      Digital Games and Young Black Men&quot;,&quot;container-title-short&quot;:&quot;Games and Culture&quot;,&quot;issued&quot;:{&quot;date-parts&quot;:[[&quot;2008&quot;,4,1]]},&quot;accessed&quot;:{&quot;date-parts&quot;:[[&quot;2018&quot;,7,16]]},&quot;language&quot;:&quot;en&quot;,&quot;citation-key&quot;:&quot;disalvo_learning_2008&quot;},&quot;id&quot;:2651,&quot;uri&quot;:[&quot;http://zotero.org/users/1913249/items/XMLVAMHU&quot;],&quot;suffix&quot;:&quot;&quot;,&quot;prefix&quot;:&quot;&quot;}],&quot;schema&quot;:&quot;https://github.com/citation-style-language/schema/raw/master/csl-citation.json&quot;} RNDwlwmaortlb"/>&lt;Do Zotero Refresh: [@disalvo_saving_2014; @disalvo_glitch_2009-1; @disalvo_learning_2008]&gt;<text:reference-mark-end text:name="ZOTERO_ITEM CSL_CITATION {&quot;properties&quot;:{&quot;formattedCitation&quot;:&quot;[@disalvo_saving_2014; @disalvo_glitch_2009-1; @disalvo_learning_2008]&quot;,&quot;noteIndex&quot;:0},&quot;citationID&quot;:&quot;xkbwswas&quot;,&quot;citationItems&quot;:[{&quot;uris&quot;:[&quot;http://zotero.org/users/1913249/items/HKBNN53C&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d&quot;:&quot;disalvo_saving_2014&quot;,&quot;author&quot;:[{&quot;family&quot;:&quot;DiSalvo&quot;,&quot;given&quot;:&quot;Betsy&quot;},{&quot;family&quot;:&quot;Guzdial&quot;,&quot;given&quot;:&quot;Mark&quot;},{&quot;family&quot;:&quot;Bruckman&quot;,&quot;given&quot;:&quot;Amy&quot;},{&quot;family&quot;:&quot;McKlin&quot;,&quot;given&quot;:&quot;Tom&quot;}],&quot;ISSN&quot;:&quot;1050-8406&quot;,&quot;page&quot;:&quot;272-315&quot;,&quot;title-short&quot;:&quot;Saving Face While Geeking Out&quot;,&quot;volume&quot;:&quot;23&quot;,&quot;issue&quot;:&quot;3&quot;,&quot;source&quot;:&quot;Taylor and Francis+NEJM&quot;,&quot;URL&quot;:&quot;https://doi.org/10.1080/10508406.2014.893434&quot;,&quot;title&quot;:&quot;Saving Face While Geeking Out: Video Game Testing as a Justification for Learning Computer Science&quot;,&quot;type&quot;:&quot;article-journal&quot;,&quot;accessed&quot;:{&quot;date-parts&quot;:[[&quot;2018&quot;,7,16]]},&quot;issued&quot;:{&quot;date-parts&quot;:[[&quot;2014&quot;,7,3]]},&quot;citation-key&quot;:&quot;disalvo_saving_2014&quot;},&quot;id&quot;:2650,&quot;uri&quot;:[&quot;http://zotero.org/users/1913249/items/HKBNN53C&quot;],&quot;suffix&quot;:&quot;&quot;,&quot;prefix&quot;:&quot;&quot;},{&quot;uris&quot;:[&quot;http://zotero.org/users/1913249/items/9GLLZLMB&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type&quot;:&quot;paper-conference&quot;,&quot;title&quot;:&quot;Glitch Game Testers: African American Men Breaking Open the Console&quot;,&quot;source&quot;:&quot;Zotero&quot;,&quot;page&quot;:&quot;7&quot;,&quot;id&quot;:&quot;disalvo_glitch_2009-1&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id&quot;:2670,&quot;uri&quot;:[&quot;http://zotero.org/users/1913249/items/9GLLZLMB&quot;],&quot;suffix&quot;:&quot;&quot;,&quot;prefix&quot;:&quot;&quot;},{&quot;uris&quot;:[&quot;http://zotero.org/users/1913249/items/XMLVAMHU&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d&quot;:&quot;disalvo_learning_2008&quot;,&quot;author&quot;:[{&quot;family&quot;:&quot;DiSalvo&quot;,&quot;given&quot;:&quot;Betsy James&quot;},{&quot;family&quot;:&quot;Crowley&quot;,&quot;given&quot;:&quot;Kevin&quot;},{&quot;family&quot;:&quot;Norwood&quot;,&quot;given&quot;:&quot;Roy&quot;}],&quot;ISSN&quot;:&quot;1555-4120&quot;,&quot;page&quot;:&quot;131-141&quot;,&quot;title-short&quot;:&quot;Learning in Context                                                    ,                                                             Learning in Context&quot;,&quot;volume&quot;:&quot;3&quot;,&quot;URL&quot;:&quot;http://journals.sagepub.com/doi/abs/10.1177/1555412008314130&quot;,&quot;issue&quot;:&quot;2&quot;,&quot;type&quot;:&quot;article-journal&quot;,&quot;source&quot;:&quot;SAGE Journals&quot;,&quot;title&quot;:&quot;Learning in Context                                                    ,                                                             Learning in Context: Digital Games and Young Black Men             ,                      Digital Games and Young Black Men&quot;,&quot;container-title-short&quot;:&quot;Games and Culture&quot;,&quot;issued&quot;:{&quot;date-parts&quot;:[[&quot;2008&quot;,4,1]]},&quot;accessed&quot;:{&quot;date-parts&quot;:[[&quot;2018&quot;,7,16]]},&quot;language&quot;:&quot;en&quot;,&quot;citation-key&quot;:&quot;disalvo_learning_2008&quot;},&quot;id&quot;:2651,&quot;uri&quot;:[&quot;http://zotero.org/users/1913249/items/XMLVAMHU&quot;],&quot;suffix&quot;:&quot;&quot;,&quot;prefix&quot;:&quot;&quot;}],&quot;schema&quot;:&quot;https://github.com/citation-style-language/schema/raw/master/csl-citation.json&quot;} RNDwlwmaortlb"/></text:p>
      <text:p text:style-name="Text_20_body"><text:span text:style-name="T2">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properties&quot;:{&quot;formattedCitation&quot;:&quot;[@tekinbas_quest_2010]&quot;,&quot;noteIndex&quot;:0},&quot;citationID&quot;:&quot;fetyizsz&quot;,&quot;citationItems&quot;:[{&quot;uris&quot;:[&quot;http://zotero.org/users/1913249/items/3AQZ3WDH&quot;],&quot;itemData&quot;:{&quot;type&quot;:&quot;book&quot;,&quot;ISBN&quot;:&quot;978-0-262-51565-8&quot;,&quot;title-short&quot;:&quot;Quest to learn&quot;,&quot;publisher&quot;:&quot;The MIT Press&quot;,&quot;title&quot;:&quot;Quest to learn: developing the school for digital kids&quot;,&quot;DOI&quot;:&quot;10.7551/mitpress/8909.001.0001&quot;,&quot;event-place&quot;:&quot;Cambridge, Mass&quot;,&quot;publisher-place&quot;:&quot;Cambridge, Mass&quot;,&quot;number-of-pages&quot;:&quot;164&quot;,&quot;source&quot;:&quot;Amazon&quot;,&quot;language&quot;:&quot;English&quot;,&quot;id&quot;:&quot;tekinbas_quest_2010&quot;,&quot;issued&quot;:{&quot;date-parts&quot;:[[&quot;2010&quot;,10,29]]},&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citation-key&quot;:&quot;tekinbas_quest_2010&quot;},&quot;id&quot;:3874,&quot;uri&quot;:[&quot;http://zotero.org/users/1913249/items/3AQZ3WDH&quot;],&quot;suffix&quot;:&quot;&quot;,&quot;prefix&quot;:&quot;&quot;}],&quot;schema&quot;:&quot;https://github.com/citation-style-language/schema/raw/master/csl-citation.json&quot;} RNDmgicvfnxcf"/>&lt;Do Zotero Refresh: [@tekinbas_quest_2010]&gt;<text:reference-mark-end text:name="ZOTERO_ITEM CSL_CITATION {&quot;properties&quot;:{&quot;formattedCitation&quot;:&quot;[@tekinbas_quest_2010]&quot;,&quot;noteIndex&quot;:0},&quot;citationID&quot;:&quot;fetyizsz&quot;,&quot;citationItems&quot;:[{&quot;uris&quot;:[&quot;http://zotero.org/users/1913249/items/3AQZ3WDH&quot;],&quot;itemData&quot;:{&quot;type&quot;:&quot;book&quot;,&quot;ISBN&quot;:&quot;978-0-262-51565-8&quot;,&quot;title-short&quot;:&quot;Quest to learn&quot;,&quot;publisher&quot;:&quot;The MIT Press&quot;,&quot;title&quot;:&quot;Quest to learn: developing the school for digital kids&quot;,&quot;DOI&quot;:&quot;10.7551/mitpress/8909.001.0001&quot;,&quot;event-place&quot;:&quot;Cambridge, Mass&quot;,&quot;publisher-place&quot;:&quot;Cambridge, Mass&quot;,&quot;number-of-pages&quot;:&quot;164&quot;,&quot;source&quot;:&quot;Amazon&quot;,&quot;language&quot;:&quot;English&quot;,&quot;id&quot;:&quot;tekinbas_quest_2010&quot;,&quot;issued&quot;:{&quot;date-parts&quot;:[[&quot;2010&quot;,10,29]]},&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citation-key&quot;:&quot;tekinbas_quest_2010&quot;},&quot;id&quot;:3874,&quot;uri&quot;:[&quot;http://zotero.org/users/1913249/items/3AQZ3WDH&quot;],&quot;suffix&quot;:&quot;&quot;,&quot;prefix&quot;:&quot;&quot;}],&quot;schema&quot;:&quot;https://github.com/citation-style-language/schema/raw/master/csl-citation.json&quot;} RNDmgicvfnxcf"/>.</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properties&quot;:{&quot;formattedCitation&quot;:&quot;[@livingstone_next_2011]&quot;,&quot;noteIndex&quot;:0},&quot;citationID&quot;:&quot;tcypoucp&quot;,&quot;citationItems&quot;:[{&quot;uris&quot;:[&quot;http://zotero.org/users/1913249/items/VBXU3WDU&quot;],&quot;itemData&quot;:{&quot;type&quot;:&quot;report&quot;,&quot;title&quot;:&quot;Next Gen: Transforming the UK into the world’s leading talent hub for the video games and visual effects industries&quot;,&quot;id&quot;:&quot;livingstone_next_2011&quot;,&quot;publisher&quot;:&quot;National Endowment for Science, Technology and the Arts (NESTA),&quot;,&quot;author&quot;:[{&quot;family&quot;:&quot;Livingstone&quot;,&quot;given&quot;:&quot;Ian&quot;},{&quot;family&quot;:&quot;Hope&quot;,&quot;given&quot;:&quot;Alex&quot;}],&quot;issued&quot;:{&quot;date-parts&quot;:[[&quot;2011&quot;]]},&quot;citation-key&quot;:&quot;livingstone_next_2011&quot;},&quot;id&quot;:3457,&quot;uri&quot;:[&quot;http://zotero.org/users/1913249/items/VBXU3WDU&quot;],&quot;suffix&quot;:&quot;&quot;,&quot;prefix&quot;:&quot;&quot;}],&quot;schema&quot;:&quot;https://github.com/citation-style-language/schema/raw/master/csl-citation.json&quot;} RNDiujuvoyong"/>&lt;Do Zotero Refresh: [@livingstone_next_2011]&gt;<text:reference-mark-end text:name="ZOTERO_ITEM CSL_CITATION {&quot;properties&quot;:{&quot;formattedCitation&quot;:&quot;[@livingstone_next_2011]&quot;,&quot;noteIndex&quot;:0},&quot;citationID&quot;:&quot;tcypoucp&quot;,&quot;citationItems&quot;:[{&quot;uris&quot;:[&quot;http://zotero.org/users/1913249/items/VBXU3WDU&quot;],&quot;itemData&quot;:{&quot;type&quot;:&quot;report&quot;,&quot;title&quot;:&quot;Next Gen: Transforming the UK into the world’s leading talent hub for the video games and visual effects industries&quot;,&quot;id&quot;:&quot;livingstone_next_2011&quot;,&quot;publisher&quot;:&quot;National Endowment for Science, Technology and the Arts (NESTA),&quot;,&quot;author&quot;:[{&quot;family&quot;:&quot;Livingstone&quot;,&quot;given&quot;:&quot;Ian&quot;},{&quot;family&quot;:&quot;Hope&quot;,&quot;given&quot;:&quot;Alex&quot;}],&quot;issued&quot;:{&quot;date-parts&quot;:[[&quot;2011&quot;]]},&quot;citation-key&quot;:&quot;livingstone_next_2011&quot;},&quot;id&quot;:3457,&quot;uri&quot;:[&quot;http://zotero.org/users/1913249/items/VBXU3WDU&quot;],&quot;suffix&quot;:&quot;&quot;,&quot;prefix&quot;:&quot;&quot;}],&quot;schema&quot;:&quot;https://github.com/citation-style-language/schema/raw/master/csl-citation.json&quot;} RNDiujuvoyong"/>.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22">
        <text:list-item>
          <text:p text:style-name="P32">New curriculum</text:p>
        </text:list-item>
        <text:list-item>
          <text:p text:style-name="P32">bursaries</text:p>
        </text:list-item>
        <text:list-item>
          <text:p text:style-name="P32">CPD</text:p>
        </text:list-item>
        <text:list-item>
          <text:p text:style-name="P32">CAS and community responses</text:p>
        </text:list-item>
        <text:list-item>
          <text:p text:style-name="P32">tapping into the enthusiast maker culture</text:p>
        </text:list-item>
      </text:list>
      <text:p text:style-name="First_20_paragraph"><text:span text:style-name="T2">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2">Games in Schools</text:span></text:p>
      <text:p text:style-name="Text_20_body">The After the Reboot report <text:reference-mark-start text:name="ZOTERO_ITEM CSL_CITATION {&quot;properties&quot;:{&quot;formattedCitation&quot;:&quot;[@waite_pedagogy_2017]&quot;,&quot;noteIndex&quot;:0},&quot;citationID&quot;:&quot;ofgamodi&quot;,&quot;citationItems&quot;:[{&quot;uris&quot;:[&quot;http://zotero.org/users/1913249/items/R4M4KKC8&quot;],&quot;itemData&quot;:{&quot;page&quot;:&quot;90&quot;,&quot;publisher&quot;:&quot;Royal Society&quot;,&quot;URL&quot;:&quot;https://royalsociety.org/%7E/media/policy/projects/computing-education/literature-review-pedagogy-in-teaching.pdf&quot;,&quot;type&quot;:&quot;report&quot;,&quot;source&quot;:&quot;Zotero&quot;,&quot;title&quot;:&quot;Pedagogy in teaching Computer Science in schools: A Literature Review&quot;,&quot;issued&quot;:{&quot;date-parts&quot;:[[&quot;2017&quot;]]},&quot;id&quot;:&quot;waite_pedagogy_2017&quot;,&quot;author&quot;:[{&quot;family&quot;:&quot;Waite&quot;,&quot;given&quot;:&quot;Jane&quot;}],&quot;language&quot;:&quot;en&quot;,&quot;citation-key&quot;:&quot;waite_pedagogy_2017&quot;},&quot;id&quot;:3869,&quot;uri&quot;:[&quot;http://zotero.org/users/1913249/items/R4M4KKC8&quot;],&quot;suffix&quot;:&quot;&quot;,&quot;prefix&quot;:&quot;&quot;}],&quot;schema&quot;:&quot;https://github.com/citation-style-language/schema/raw/master/csl-citation.json&quot;} RNDuqfwwyzuoo"/>&lt;Do Zotero Refresh: [@waite_pedagogy_2017]&gt;<text:reference-mark-end text:name="ZOTERO_ITEM CSL_CITATION {&quot;properties&quot;:{&quot;formattedCitation&quot;:&quot;[@waite_pedagogy_2017]&quot;,&quot;noteIndex&quot;:0},&quot;citationID&quot;:&quot;ofgamodi&quot;,&quot;citationItems&quot;:[{&quot;uris&quot;:[&quot;http://zotero.org/users/1913249/items/R4M4KKC8&quot;],&quot;itemData&quot;:{&quot;page&quot;:&quot;90&quot;,&quot;publisher&quot;:&quot;Royal Society&quot;,&quot;URL&quot;:&quot;https://royalsociety.org/%7E/media/policy/projects/computing-education/literature-review-pedagogy-in-teaching.pdf&quot;,&quot;type&quot;:&quot;report&quot;,&quot;source&quot;:&quot;Zotero&quot;,&quot;title&quot;:&quot;Pedagogy in teaching Computer Science in schools: A Literature Review&quot;,&quot;issued&quot;:{&quot;date-parts&quot;:[[&quot;2017&quot;]]},&quot;id&quot;:&quot;waite_pedagogy_2017&quot;,&quot;author&quot;:[{&quot;family&quot;:&quot;Waite&quot;,&quot;given&quot;:&quot;Jane&quot;}],&quot;language&quot;:&quot;en&quot;,&quot;citation-key&quot;:&quot;waite_pedagogy_2017&quot;},&quot;id&quot;:3869,&quot;uri&quot;:[&quot;http://zotero.org/users/1913249/items/R4M4KKC8&quot;],&quot;suffix&quot;:&quot;&quot;,&quot;prefix&quot;:&quot;&quot;}],&quot;schema&quot;:&quot;https://github.com/citation-style-language/schema/raw/master/csl-citation.json&quot;} RNDuqfwwyzuoo"/>,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properties&quot;:{&quot;formattedCitation&quot;:&quot;[@livingstone_digital_2018]&quot;,&quot;noteIndex&quot;:0},&quot;citationID&quot;:&quot;oqdxlmrh&quot;,&quot;citationItems&quot;:[{&quot;uris&quot;:[&quot;http://zotero.org/users/1913249/items/TGJKKB2I&quot;],&quot;itemData&quot;:{&quot;type&quot;:&quot;article-journal&quot;,&quot;id&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id&quot;:3031,&quot;uri&quot;:[&quot;http://zotero.org/users/1913249/items/TGJKKB2I&quot;],&quot;suffix&quot;:&quot;&quot;,&quot;prefix&quot;:&quot;&quot;}],&quot;schema&quot;:&quot;https://github.com/citation-style-language/schema/raw/master/csl-citation.json&quot;} RNDbqwoxkudlg"/>&lt;Do Zotero Refresh: [@livingstone_digital_2018]&gt;<text:reference-mark-end text:name="ZOTERO_ITEM CSL_CITATION {&quot;properties&quot;:{&quot;formattedCitation&quot;:&quot;[@livingstone_digital_2018]&quot;,&quot;noteIndex&quot;:0},&quot;citationID&quot;:&quot;oqdxlmrh&quot;,&quot;citationItems&quot;:[{&quot;uris&quot;:[&quot;http://zotero.org/users/1913249/items/TGJKKB2I&quot;],&quot;itemData&quot;:{&quot;type&quot;:&quot;article-journal&quot;,&quot;id&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id&quot;:3031,&quot;uri&quot;:[&quot;http://zotero.org/users/1913249/items/TGJKKB2I&quot;],&quot;suffix&quot;:&quot;&quot;,&quot;prefix&quot;:&quot;&quot;}],&quot;schema&quot;:&quot;https://github.com/citation-style-language/schema/raw/master/csl-citation.json&quot;} RNDbqwoxkudlg"/> uncovering a rich repertoire concepts and practices that families may bring into a non-formal game making process.</text:p>
      <text:p text:style-name="Text_20_body">Retro gaming has a place in our society’s public memory <text:reference-mark-start text:name="ZOTERO_ITEM CSL_CITATION {&quot;properties&quot;:{&quot;formattedCitation&quot;:&quot;[@heineman2014public]&quot;,&quot;noteIndex&quot;:0},&quot;citationID&quot;:&quot;soomftjb&quot;,&quot;citationItems&quot;:[{&quot;uris&quot;:[&quot;http://zotero.org/users/1913249/items/XEE4UU7T&quot;],&quot;itemData&quot;:{&quot;page&quot;:&quot;1–24&quot;,&quot;container-title&quot;:&quot;Journal of Games Criticism&quot;,&quot;volume&quot;:&quot;1&quot;,&quot;issue&quot;:&quot;1&quot;,&quot;type&quot;:&quot;article-journal&quot;,&quot;id&quot;:&quot;heineman2014public&quot;,&quot;title&quot;:&quot;Public memory and gamer identity: Retrogaming as nostalgia&quot;,&quot;author&quot;:[{&quot;family&quot;:&quot;Heineman&quot;,&quot;given&quot;:&quot;David S&quot;}],&quot;issued&quot;:{&quot;date-parts&quot;:[[&quot;2014&quot;]]},&quot;citation-key&quot;:&quot;heineman2014public&quot;},&quot;id&quot;:9601,&quot;uri&quot;:[&quot;http://zotero.org/users/1913249/items/XEE4UU7T&quot;],&quot;suffix&quot;:&quot;&quot;,&quot;prefix&quot;:&quot;&quot;}],&quot;schema&quot;:&quot;https://github.com/citation-style-language/schema/raw/master/csl-citation.json&quot;} RNDsiwhwkyzij"/>&lt;Do Zotero Refresh: [@heineman2014public]&gt;<text:reference-mark-end text:name="ZOTERO_ITEM CSL_CITATION {&quot;properties&quot;:{&quot;formattedCitation&quot;:&quot;[@heineman2014public]&quot;,&quot;noteIndex&quot;:0},&quot;citationID&quot;:&quot;soomftjb&quot;,&quot;citationItems&quot;:[{&quot;uris&quot;:[&quot;http://zotero.org/users/1913249/items/XEE4UU7T&quot;],&quot;itemData&quot;:{&quot;page&quot;:&quot;1–24&quot;,&quot;container-title&quot;:&quot;Journal of Games Criticism&quot;,&quot;volume&quot;:&quot;1&quot;,&quot;issue&quot;:&quot;1&quot;,&quot;type&quot;:&quot;article-journal&quot;,&quot;id&quot;:&quot;heineman2014public&quot;,&quot;title&quot;:&quot;Public memory and gamer identity: Retrogaming as nostalgia&quot;,&quot;author&quot;:[{&quot;family&quot;:&quot;Heineman&quot;,&quot;given&quot;:&quot;David S&quot;}],&quot;issued&quot;:{&quot;date-parts&quot;:[[&quot;2014&quot;]]},&quot;citation-key&quot;:&quot;heineman2014public&quot;},&quot;id&quot;:9601,&quot;uri&quot;:[&quot;http://zotero.org/users/1913249/items/XEE4UU7T&quot;],&quot;suffix&quot;:&quot;&quot;,&quot;prefix&quot;:&quot;&quot;}],&quot;schema&quot;:&quot;https://github.com/citation-style-language/schema/raw/master/csl-citation.json&quot;} RNDsiwhwkyzij"/>.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2">ito_connected_2013-1?</text:span>; <text:span text:style-name="T2">ito_hanging_2010?</text:span>), and Gee and the process of tapping into affinity groups and affinity spaces <text:reference-mark-start text:name="ZOTERO_ITEM CSL_CITATION {&quot;properties&quot;:{&quot;formattedCitation&quot;:&quot;[@gee_what_2004]&quot;,&quot;noteIndex&quot;:0},&quot;citationID&quot;:&quot;xwrickxr&quot;,&quot;citationItems&quot;:[{&quot;uris&quot;:[&quot;http://zotero.org/users/1913249/items/M6377K76&quot;],&quot;itemData&quot;:{&quot;edition&quot;:&quot;1. paperback ed&quot;,&quot;ISBN&quot;:&quot;978-1-4039-6538-7&quot;,&quot;type&quot;:&quot;book&quot;,&quot;publisher&quot;:&quot;Palgrave Macmillan&quot;,&quot;title&quot;:&quot;What video games have to teach us about learning and literacy&quot;,&quot;number-of-pages&quot;:&quot;225&quot;,&quot;event-place&quot;:&quot;New York, NY&quot;,&quot;publisher-place&quot;:&quot;New York, NY&quot;,&quot;collection-title&quot;:&quot;Education&quot;,&quot;source&quot;:&quot;Gemeinsamer Bibliotheksverbund ISBN&quot;,&quot;note&quot;:&quot;OCLC: 255334132&quot;,&quot;id&quot;:&quot;gee_what_2004&quot;,&quot;language&quot;:&quot;eng&quot;,&quot;author&quot;:[{&quot;family&quot;:&quot;Gee&quot;,&quot;given&quot;:&quot;James Paul&quot;}],&quot;issued&quot;:{&quot;date-parts&quot;:[[&quot;2004&quot;]]},&quot;citation-key&quot;:&quot;gee_what_2004&quot;},&quot;id&quot;:1584,&quot;uri&quot;:[&quot;http://zotero.org/users/1913249/items/M6377K76&quot;],&quot;suffix&quot;:&quot;&quot;,&quot;prefix&quot;:&quot;&quot;}],&quot;schema&quot;:&quot;https://github.com/citation-style-language/schema/raw/master/csl-citation.json&quot;} RNDxclgddoall"/>&lt;Do Zotero Refresh: [@gee_what_2004]&gt;<text:reference-mark-end text:name="ZOTERO_ITEM CSL_CITATION {&quot;properties&quot;:{&quot;formattedCitation&quot;:&quot;[@gee_what_2004]&quot;,&quot;noteIndex&quot;:0},&quot;citationID&quot;:&quot;xwrickxr&quot;,&quot;citationItems&quot;:[{&quot;uris&quot;:[&quot;http://zotero.org/users/1913249/items/M6377K76&quot;],&quot;itemData&quot;:{&quot;edition&quot;:&quot;1. paperback ed&quot;,&quot;ISBN&quot;:&quot;978-1-4039-6538-7&quot;,&quot;type&quot;:&quot;book&quot;,&quot;publisher&quot;:&quot;Palgrave Macmillan&quot;,&quot;title&quot;:&quot;What video games have to teach us about learning and literacy&quot;,&quot;number-of-pages&quot;:&quot;225&quot;,&quot;event-place&quot;:&quot;New York, NY&quot;,&quot;publisher-place&quot;:&quot;New York, NY&quot;,&quot;collection-title&quot;:&quot;Education&quot;,&quot;source&quot;:&quot;Gemeinsamer Bibliotheksverbund ISBN&quot;,&quot;note&quot;:&quot;OCLC: 255334132&quot;,&quot;id&quot;:&quot;gee_what_2004&quot;,&quot;language&quot;:&quot;eng&quot;,&quot;author&quot;:[{&quot;family&quot;:&quot;Gee&quot;,&quot;given&quot;:&quot;James Paul&quot;}],&quot;issued&quot;:{&quot;date-parts&quot;:[[&quot;2004&quot;]]},&quot;citation-key&quot;:&quot;gee_what_2004&quot;},&quot;id&quot;:1584,&quot;uri&quot;:[&quot;http://zotero.org/users/1913249/items/M6377K76&quot;],&quot;suffix&quot;:&quot;&quot;,&quot;prefix&quot;:&quot;&quot;}],&quot;schema&quot;:&quot;https://github.com/citation-style-language/schema/raw/master/csl-citation.json&quot;} RNDxclgddoall"/>.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citationID&quot;:&quot;kjkttxuk&quot;,&quot;citationItems&quot;:[{&quot;uris&quot;:[&quot;http://zotero.org/users/1913249/items/47HDZ7G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publisher&quot;:&quot;punctum books&quot;,&quot;URL&quot;:&quot;https://library.oapen.org/handle/20.500.12657/25441&quot;,&quot;DOI&quot;:&quot;10.21983/P3.0188.1.00&quot;,&quot;type&quot;:&quot;book&quot;,&quot;accessed&quot;:{&quot;date-parts&quot;:[[&quot;2022&quot;,8,7]]},&quot;title&quot;:&quot;The retro-futurism of cuteness&quot;,&quot;source&quot;:&quot;library.oapen.org&quot;,&quot;note&quot;:&quot;Accepted: 2019-03-26 23:55&quot;,&quot;editor&quot;:[{&quot;family&quot;:&quot;Boyle&quot;,&quot;given&quot;:&quot;Jen&quot;},{&quot;family&quot;:&quot;Kao&quot;,&quot;given&quot;:&quot;Wan-Chuan&quot;}],&quot;language&quot;:&quot;English&quot;,&quot;issued&quot;:{&quot;date-parts&quot;:[[&quot;2017&quot;]]},&quot;id&quot;:&quot;boyle_retro-futurism_2017&quot;,&quot;citation-key&quot;:&quot;boyle_retro-futurism_2017&quot;},&quot;id&quot;:3743,&quot;uri&quot;:[&quot;http://zotero.org/users/1913249/items/47HDZ7GT&quot;],&quot;suffix&quot;:&quot;&quot;,&quot;prefix&quot;:&quot;&quot;}],&quot;schema&quot;:&quot;https://github.com/citation-style-language/schema/raw/master/csl-citation.json&quot;} RNDklxnzvjrdl"/>&lt;Do Zotero Refresh: [@boyle_retro-futurism_2017]&gt;<text:reference-mark-end text:name="ZOTERO_ITEM CSL_CITATION {&quot;properties&quot;:{&quot;formattedCitation&quot;:&quot;[@boyle_retro-futurism_2017]&quot;,&quot;noteIndex&quot;:0},&quot;citationID&quot;:&quot;kjkttxuk&quot;,&quot;citationItems&quot;:[{&quot;uris&quot;:[&quot;http://zotero.org/users/1913249/items/47HDZ7G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publisher&quot;:&quot;punctum books&quot;,&quot;URL&quot;:&quot;https://library.oapen.org/handle/20.500.12657/25441&quot;,&quot;DOI&quot;:&quot;10.21983/P3.0188.1.00&quot;,&quot;type&quot;:&quot;book&quot;,&quot;accessed&quot;:{&quot;date-parts&quot;:[[&quot;2022&quot;,8,7]]},&quot;title&quot;:&quot;The retro-futurism of cuteness&quot;,&quot;source&quot;:&quot;library.oapen.org&quot;,&quot;note&quot;:&quot;Accepted: 2019-03-26 23:55&quot;,&quot;editor&quot;:[{&quot;family&quot;:&quot;Boyle&quot;,&quot;given&quot;:&quot;Jen&quot;},{&quot;family&quot;:&quot;Kao&quot;,&quot;given&quot;:&quot;Wan-Chuan&quot;}],&quot;language&quot;:&quot;English&quot;,&quot;issued&quot;:{&quot;date-parts&quot;:[[&quot;2017&quot;]]},&quot;id&quot;:&quot;boyle_retro-futurism_2017&quot;,&quot;citation-key&quot;:&quot;boyle_retro-futurism_2017&quot;},&quot;id&quot;:3743,&quot;uri&quot;:[&quot;http://zotero.org/users/1913249/items/47HDZ7GT&quot;],&quot;suffix&quot;:&quot;&quot;,&quot;prefix&quot;:&quot;&quot;}],&quot;schema&quot;:&quot;https://github.com/citation-style-language/schema/raw/master/csl-citation.json&quot;} RNDklxnzvjrd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properties&quot;:{&quot;formattedCitation&quot;:&quot;[@garda_nostalgia_2014]&quot;,&quot;noteIndex&quot;:0},&quot;citationID&quot;:&quot;bacydoeh&quot;,&quot;citationItems&quot;:[{&quot;uris&quot;:[&quot;http://zotero.org/users/1913249/items/U5QUFD8Q&quot;],&quot;itemData&quot;:{&quot;ISBN&quot;:&quot;ISSN 2342-9666&quot;,&quot;container-title&quot;:&quot;DiGRA - Proceedings of the 2013 DiGRA International Conference: DeFragging Game Studies&quot;,&quot;type&quot;:&quot;paper-conference&quot;,&quot;URL&quot;:&quot;http://www.digra.org/wp-content/uploads/digital-library/paper_310.pdf&quot;,&quot;issued&quot;:{&quot;date-parts&quot;:[[&quot;2014&quot;,8]]},&quot;title&quot;:&quot;Nostalgia in retro game design&quot;,&quot;author&quot;:[{&quot;family&quot;:&quot;Garda&quot;,&quot;given&quot;:&quot;Maria B&quot;}],&quot;id&quot;:&quot;garda_nostalgia_2014&quot;,&quot;citation-key&quot;:&quot;garda_nostalgia_2014&quot;},&quot;id&quot;:3757,&quot;uri&quot;:[&quot;http://zotero.org/users/1913249/items/U5QUFD8Q&quot;],&quot;suffix&quot;:&quot;&quot;,&quot;prefix&quot;:&quot;&quot;}],&quot;schema&quot;:&quot;https://github.com/citation-style-language/schema/raw/master/csl-citation.json&quot;} RNDrthdesnplg"/>&lt;Do Zotero Refresh: [@garda_nostalgia_2014]&gt;<text:reference-mark-end text:name="ZOTERO_ITEM CSL_CITATION {&quot;properties&quot;:{&quot;formattedCitation&quot;:&quot;[@garda_nostalgia_2014]&quot;,&quot;noteIndex&quot;:0},&quot;citationID&quot;:&quot;bacydoeh&quot;,&quot;citationItems&quot;:[{&quot;uris&quot;:[&quot;http://zotero.org/users/1913249/items/U5QUFD8Q&quot;],&quot;itemData&quot;:{&quot;ISBN&quot;:&quot;ISSN 2342-9666&quot;,&quot;container-title&quot;:&quot;DiGRA - Proceedings of the 2013 DiGRA International Conference: DeFragging Game Studies&quot;,&quot;type&quot;:&quot;paper-conference&quot;,&quot;URL&quot;:&quot;http://www.digra.org/wp-content/uploads/digital-library/paper_310.pdf&quot;,&quot;issued&quot;:{&quot;date-parts&quot;:[[&quot;2014&quot;,8]]},&quot;title&quot;:&quot;Nostalgia in retro game design&quot;,&quot;author&quot;:[{&quot;family&quot;:&quot;Garda&quot;,&quot;given&quot;:&quot;Maria B&quot;}],&quot;id&quot;:&quot;garda_nostalgia_2014&quot;,&quot;citation-key&quot;:&quot;garda_nostalgia_2014&quot;},&quot;id&quot;:3757,&quot;uri&quot;:[&quot;http://zotero.org/users/1913249/items/U5QUFD8Q&quot;],&quot;suffix&quot;:&quot;&quot;,&quot;prefix&quot;:&quot;&quot;}],&quot;schema&quot;:&quot;https://github.com/citation-style-language/schema/raw/master/csl-citation.json&quot;} RNDrthdesnplg"/>.</text:p>
      <text:p text:style-name="Text_20_body">Building on the concept of participatory culture <text:reference-mark-start text:name="ZOTERO_ITEM CSL_CITATION {&quot;properties&quot;:{&quot;formattedCitation&quot;:&quot;[@jenkins_confronting_2009]&quot;,&quot;noteIndex&quot;:0},&quot;citationID&quot;:&quot;mgrxrokq&quot;,&quot;citationItems&quot;:[{&quot;uris&quot;:[&quot;http://zotero.org/users/1913249/items/J5I7XRGH&quot;],&quot;itemData&quot;:{&quot;ISBN&quot;:&quot;978-0-262-51362-3&quot;,&quot;type&quot;:&quot;book&quot;,&quot;publisher&quot;:&quot;The MIT Press&quot;,&quot;title-short&quot;:&quot;Confronting the challenges of participatory culture&quot;,&quot;title&quot;:&quot;Confronting the challenges of participatory culture: media education for the 21st century&quot;,&quot;event-place&quot;:&quot;Cambridge, MA&quot;,&quot;source&quot;:&quot;Library of Congress ISBN&quot;,&quot;collection-title&quot;:&quot;The John D. and Catherine T. MacArthur Foundation Reports on Digital Media and Learning&quot;,&quot;call-number&quot;:&quot;P96.M4 J46 2009&quot;,&quot;publisher-place&quot;:&quot;Cambridge, MA&quot;,&quot;id&quot;:&quot;jenkins_confronting_2009&quot;,&quot;number-of-pages&quot;:&quot;129&quot;,&quot;author&quot;:[{&quot;family&quot;:&quot;Jenkins&quot;,&quot;given&quot;:&quot;Henry&quot;}],&quot;issued&quot;:{&quot;date-parts&quot;:[[&quot;2009&quot;]]},&quot;citation-key&quot;:&quot;jenkins_confronting_2009&quot;},&quot;id&quot;:2384,&quot;uri&quot;:[&quot;http://zotero.org/users/1913249/items/J5I7XRGH&quot;],&quot;suffix&quot;:&quot;&quot;,&quot;prefix&quot;:&quot;&quot;}],&quot;schema&quot;:&quot;https://github.com/citation-style-language/schema/raw/master/csl-citation.json&quot;} RNDjthnfjoihr"/>&lt;Do Zotero Refresh: [@jenkins_confronting_2009]&gt;<text:reference-mark-end text:name="ZOTERO_ITEM CSL_CITATION {&quot;properties&quot;:{&quot;formattedCitation&quot;:&quot;[@jenkins_confronting_2009]&quot;,&quot;noteIndex&quot;:0},&quot;citationID&quot;:&quot;mgrxrokq&quot;,&quot;citationItems&quot;:[{&quot;uris&quot;:[&quot;http://zotero.org/users/1913249/items/J5I7XRGH&quot;],&quot;itemData&quot;:{&quot;ISBN&quot;:&quot;978-0-262-51362-3&quot;,&quot;type&quot;:&quot;book&quot;,&quot;publisher&quot;:&quot;The MIT Press&quot;,&quot;title-short&quot;:&quot;Confronting the challenges of participatory culture&quot;,&quot;title&quot;:&quot;Confronting the challenges of participatory culture: media education for the 21st century&quot;,&quot;event-place&quot;:&quot;Cambridge, MA&quot;,&quot;source&quot;:&quot;Library of Congress ISBN&quot;,&quot;collection-title&quot;:&quot;The John D. and Catherine T. MacArthur Foundation Reports on Digital Media and Learning&quot;,&quot;call-number&quot;:&quot;P96.M4 J46 2009&quot;,&quot;publisher-place&quot;:&quot;Cambridge, MA&quot;,&quot;id&quot;:&quot;jenkins_confronting_2009&quot;,&quot;number-of-pages&quot;:&quot;129&quot;,&quot;author&quot;:[{&quot;family&quot;:&quot;Jenkins&quot;,&quot;given&quot;:&quot;Henry&quot;}],&quot;issued&quot;:{&quot;date-parts&quot;:[[&quot;2009&quot;]]},&quot;citation-key&quot;:&quot;jenkins_confronting_2009&quot;},&quot;id&quot;:2384,&quot;uri&quot;:[&quot;http://zotero.org/users/1913249/items/J5I7XRGH&quot;],&quot;suffix&quot;:&quot;&quot;,&quot;prefix&quot;:&quot;&quot;}],&quot;schema&quot;:&quot;https://github.com/citation-style-language/schema/raw/master/csl-citation.json&quot;} RNDjthnfjoihr"/>,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properties&quot;:{&quot;formattedCitation&quot;:&quot;[@fensham-smith_invisible_2021]&quot;,&quot;noteIndex&quot;:0},&quot;citationID&quot;:&quot;wmyofgrj&quot;,&quot;citationItems&quot;:[{&quot;uris&quot;:[&quot;http://zotero.org/users/1913249/items/F748Z3W8&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d&quot;:&quot;fensham-smith_invisible_2021&quot;,&quot;author&quot;:[{&quot;family&quot;:&quot;Fensham-Smith&quot;,&quot;given&quot;:&quot;Amber Joy&quot;}],&quot;ISSN&quot;:&quot;1338-1563&quot;,&quot;page&quot;:&quot;5-27&quot;,&quot;title-short&quot;:&quot;Invisible pedagogies in home education&quot;,&quot;volume&quot;:&quot;12&quot;,&quot;issue&quot;:&quot;1&quot;,&quot;URL&quot;:&quot;https://www.sciendo.com/article/10.2478/jped-2021-0001&quot;,&quot;source&quot;:&quot;DOI.org (Crossref)&quot;,&quot;type&quot;:&quot;article-journal&quot;,&quot;title&quot;:&quot;Invisible pedagogies in home education: Freedom, power and control&quot;,&quot;language&quot;:&quot;en&quot;,&quot;accessed&quot;:{&quot;date-parts&quot;:[[&quot;2023&quot;,10,2]]},&quot;issued&quot;:{&quot;date-parts&quot;:[[&quot;2021&quot;,6,1]]},&quot;citation-key&quot;:&quot;fensham-smith_invisible_2021&quot;},&quot;id&quot;:8983,&quot;uri&quot;:[&quot;http://zotero.org/users/1913249/items/F748Z3W8&quot;],&quot;suffix&quot;:&quot;&quot;,&quot;prefix&quot;:&quot;&quot;}],&quot;schema&quot;:&quot;https://github.com/citation-style-language/schema/raw/master/csl-citation.json&quot;} RNDyeyklkqcih"/>&lt;Do Zotero Refresh: [@fensham-smith_invisible_2021]&gt;<text:reference-mark-end text:name="ZOTERO_ITEM CSL_CITATION {&quot;properties&quot;:{&quot;formattedCitation&quot;:&quot;[@fensham-smith_invisible_2021]&quot;,&quot;noteIndex&quot;:0},&quot;citationID&quot;:&quot;wmyofgrj&quot;,&quot;citationItems&quot;:[{&quot;uris&quot;:[&quot;http://zotero.org/users/1913249/items/F748Z3W8&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d&quot;:&quot;fensham-smith_invisible_2021&quot;,&quot;author&quot;:[{&quot;family&quot;:&quot;Fensham-Smith&quot;,&quot;given&quot;:&quot;Amber Joy&quot;}],&quot;ISSN&quot;:&quot;1338-1563&quot;,&quot;page&quot;:&quot;5-27&quot;,&quot;title-short&quot;:&quot;Invisible pedagogies in home education&quot;,&quot;volume&quot;:&quot;12&quot;,&quot;issue&quot;:&quot;1&quot;,&quot;URL&quot;:&quot;https://www.sciendo.com/article/10.2478/jped-2021-0001&quot;,&quot;source&quot;:&quot;DOI.org (Crossref)&quot;,&quot;type&quot;:&quot;article-journal&quot;,&quot;title&quot;:&quot;Invisible pedagogies in home education: Freedom, power and control&quot;,&quot;language&quot;:&quot;en&quot;,&quot;accessed&quot;:{&quot;date-parts&quot;:[[&quot;2023&quot;,10,2]]},&quot;issued&quot;:{&quot;date-parts&quot;:[[&quot;2021&quot;,6,1]]},&quot;citation-key&quot;:&quot;fensham-smith_invisible_2021&quot;},&quot;id&quot;:8983,&quot;uri&quot;:[&quot;http://zotero.org/users/1913249/items/F748Z3W8&quot;],&quot;suffix&quot;:&quot;&quot;,&quot;prefix&quot;:&quot;&quot;}],&quot;schema&quot;:&quot;https://github.com/citation-style-language/schema/raw/master/csl-citation.json&quot;} RNDyeyklkqcih"/>. Classic ideas of reasons for HE include pedagogy and ideology <text:reference-mark-start text:name="ZOTERO_ITEM CSL_CITATION {&quot;properties&quot;:{&quot;formattedCitation&quot;:&quot;[@galen_home_1991]&quot;,&quot;noteIndex&quot;:0},&quot;citationID&quot;:&quot;rsyamgor&quot;,&quot;citationItems&quot;:[{&quot;uris&quot;:[&quot;http://zotero.org/users/1913249/items/ZQHZ2GU8&quot;],&quot;itemData&quot;:{&quot;ISBN&quot;:&quot;978-0-313-38882-8&quot;,&quot;publisher&quot;:&quot;Bloomsbury Publishing USA&quot;,&quot;type&quot;:&quot;book&quot;,&quot;title-short&quot;:&quot;Home Schooling&quot;,&quot;title&quot;:&quot;Home Schooling: Political, Historical, and Pedagogical Perspectives&quot;,&quot;number-of-pages&quot;:&quot;224&quot;,&quot;source&quot;:&quot;Google Books&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language&quot;:&quot;en&quot;,&quot;author&quot;:[{&quot;family&quot;:&quot;Galen&quot;,&quot;given&quot;:&quot;Jane Van&quot;},{&quot;family&quot;:&quot;Pitman&quot;,&quot;given&quot;:&quot;Mary Anne&quot;}],&quot;id&quot;:&quot;galen_home_1991&quot;,&quot;citation-key&quot;:&quot;galen_home_1991&quot;},&quot;id&quot;:8975,&quot;uri&quot;:[&quot;http://zotero.org/users/1913249/items/ZQHZ2GU8&quot;],&quot;suffix&quot;:&quot;&quot;,&quot;prefix&quot;:&quot;&quot;}],&quot;schema&quot;:&quot;https://github.com/citation-style-language/schema/raw/master/csl-citation.json&quot;} RNDpczxuvjtjp"/>&lt;Do Zotero Refresh: [@galen_home_1991]&gt;<text:reference-mark-end text:name="ZOTERO_ITEM CSL_CITATION {&quot;properties&quot;:{&quot;formattedCitation&quot;:&quot;[@galen_home_1991]&quot;,&quot;noteIndex&quot;:0},&quot;citationID&quot;:&quot;rsyamgor&quot;,&quot;citationItems&quot;:[{&quot;uris&quot;:[&quot;http://zotero.org/users/1913249/items/ZQHZ2GU8&quot;],&quot;itemData&quot;:{&quot;ISBN&quot;:&quot;978-0-313-38882-8&quot;,&quot;publisher&quot;:&quot;Bloomsbury Publishing USA&quot;,&quot;type&quot;:&quot;book&quot;,&quot;title-short&quot;:&quot;Home Schooling&quot;,&quot;title&quot;:&quot;Home Schooling: Political, Historical, and Pedagogical Perspectives&quot;,&quot;number-of-pages&quot;:&quot;224&quot;,&quot;source&quot;:&quot;Google Books&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language&quot;:&quot;en&quot;,&quot;author&quot;:[{&quot;family&quot;:&quot;Galen&quot;,&quot;given&quot;:&quot;Jane Van&quot;},{&quot;family&quot;:&quot;Pitman&quot;,&quot;given&quot;:&quot;Mary Anne&quot;}],&quot;id&quot;:&quot;galen_home_1991&quot;,&quot;citation-key&quot;:&quot;galen_home_1991&quot;},&quot;id&quot;:8975,&quot;uri&quot;:[&quot;http://zotero.org/users/1913249/items/ZQHZ2GU8&quot;],&quot;suffix&quot;:&quot;&quot;,&quot;prefix&quot;:&quot;&quot;}],&quot;schema&quot;:&quot;https://github.com/citation-style-language/schema/raw/master/csl-citation.json&quot;} RNDpczxuvjtjp"/> <text:reference-mark-start text:name="ZOTERO_ITEM CSL_CITATION {&quot;properties&quot;:{&quot;formattedCitation&quot;:&quot;[@rothermel_can_2003]&quot;,&quot;noteIndex&quot;:0},&quot;citationID&quot;:&quot;zayxfxhq&quot;,&quot;citationItems&quot;:[{&quot;uris&quot;:[&quot;http://zotero.org/users/1913249/items/AKHEZBKX&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ublisher&quot;:&quot;Routledge&quot;,&quot;DOI&quot;:&quot;10.1080/09500790308668293&quot;,&quot;id&quot;:&quot;rothermel_can_2003&quot;,&quot;author&quot;:[{&quot;family&quot;:&quot;Rothermel&quot;,&quot;given&quot;:&quot;Paula&quot;}],&quot;ISSN&quot;:&quot;0950-0790&quot;,&quot;page&quot;:&quot;74-89&quot;,&quot;volume&quot;:&quot;17&quot;,&quot;issue&quot;:&quot;2-3&quot;,&quot;URL&quot;:&quot;https://doi.org/10.1080/09500790308668293&quot;,&quot;source&quot;:&quot;Taylor and Francis+NEJM&quot;,&quot;type&quot;:&quot;article-journal&quot;,&quot;title&quot;:&quot;Can We Classify Motives for Home Education?&quot;,&quot;container-title&quot;:&quot;Evaluation &amp; Research in Education&quot;,&quot;accessed&quot;:{&quot;date-parts&quot;:[[&quot;2023&quot;,10,2]]},&quot;issued&quot;:{&quot;date-parts&quot;:[[&quot;2003&quot;,5,15]]},&quot;citation-key&quot;:&quot;rothermel_can_2003&quot;},&quot;id&quot;:8977,&quot;uri&quot;:[&quot;http://zotero.org/users/1913249/items/AKHEZBKX&quot;],&quot;suffix&quot;:&quot;&quot;,&quot;prefix&quot;:&quot;&quot;}],&quot;schema&quot;:&quot;https://github.com/citation-style-language/schema/raw/master/csl-citation.json&quot;} RNDiysqfjjekv"/>&lt;Do Zotero Refresh: [@rothermel_can_2003]&gt;<text:reference-mark-end text:name="ZOTERO_ITEM CSL_CITATION {&quot;properties&quot;:{&quot;formattedCitation&quot;:&quot;[@rothermel_can_2003]&quot;,&quot;noteIndex&quot;:0},&quot;citationID&quot;:&quot;zayxfxhq&quot;,&quot;citationItems&quot;:[{&quot;uris&quot;:[&quot;http://zotero.org/users/1913249/items/AKHEZBKX&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ublisher&quot;:&quot;Routledge&quot;,&quot;DOI&quot;:&quot;10.1080/09500790308668293&quot;,&quot;id&quot;:&quot;rothermel_can_2003&quot;,&quot;author&quot;:[{&quot;family&quot;:&quot;Rothermel&quot;,&quot;given&quot;:&quot;Paula&quot;}],&quot;ISSN&quot;:&quot;0950-0790&quot;,&quot;page&quot;:&quot;74-89&quot;,&quot;volume&quot;:&quot;17&quot;,&quot;issue&quot;:&quot;2-3&quot;,&quot;URL&quot;:&quot;https://doi.org/10.1080/09500790308668293&quot;,&quot;source&quot;:&quot;Taylor and Francis+NEJM&quot;,&quot;type&quot;:&quot;article-journal&quot;,&quot;title&quot;:&quot;Can We Classify Motives for Home Education?&quot;,&quot;container-title&quot;:&quot;Evaluation &amp; Research in Education&quot;,&quot;accessed&quot;:{&quot;date-parts&quot;:[[&quot;2023&quot;,10,2]]},&quot;issued&quot;:{&quot;date-parts&quot;:[[&quot;2003&quot;,5,15]]},&quot;citation-key&quot;:&quot;rothermel_can_2003&quot;},&quot;id&quot;:8977,&quot;uri&quot;:[&quot;http://zotero.org/users/1913249/items/AKHEZBKX&quot;],&quot;suffix&quot;:&quot;&quot;,&quot;prefix&quot;:&quot;&quot;}],&quot;schema&quot;:&quot;https://github.com/citation-style-language/schema/raw/master/csl-citation.json&quot;} RNDiysqfjjekv"/>, and often both. - Unschooling, Holt, drawing out interests of children in everyday activities and facilitating learning around that <text:reference-mark-start text:name="ZOTERO_ITEM CSL_CITATION {&quot;properties&quot;:{&quot;formattedCitation&quot;:&quot;[@gray_challenges_2013]&quot;,&quot;noteIndex&quot;:0},&quot;citationID&quot;:&quot;kzmablyw&quot;,&quot;citationItems&quot;:[{&quot;uris&quot;:[&quot;http://zotero.org/users/1913249/items/CUNAU5ZC&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volume&quot;:&quot;7&quot;,&quot;issue&quot;:&quot;14&quot;,&quot;type&quot;:&quot;article-journal&quot;,&quot;source&quot;:&quot;Zotero&quot;,&quot;title&quot;:&quot;The Challenges and Benefits of Unschooling, According to 232 Families Who Have Chosen that Route&quot;,&quot;issued&quot;:{&quot;date-parts&quot;:[[&quot;2013&quot;]]},&quot;language&quot;:&quot;en&quot;,&quot;author&quot;:[{&quot;family&quot;:&quot;Gray&quot;,&quot;given&quot;:&quot;Peter&quot;},{&quot;family&quot;:&quot;Riley&quot;,&quot;given&quot;:&quot;Gina&quot;}],&quot;id&quot;:&quot;gray_challenges_2013&quot;,&quot;citation-key&quot;:&quot;gray_challenges_2013&quot;},&quot;id&quot;:8982,&quot;uri&quot;:[&quot;http://zotero.org/users/1913249/items/CUNAU5ZC&quot;],&quot;suffix&quot;:&quot;&quot;,&quot;prefix&quot;:&quot;&quot;}],&quot;schema&quot;:&quot;https://github.com/citation-style-language/schema/raw/master/csl-citation.json&quot;} RNDhhprxorvlx"/>&lt;Do Zotero Refresh: [@gray_challenges_2013]&gt;<text:reference-mark-end text:name="ZOTERO_ITEM CSL_CITATION {&quot;properties&quot;:{&quot;formattedCitation&quot;:&quot;[@gray_challenges_2013]&quot;,&quot;noteIndex&quot;:0},&quot;citationID&quot;:&quot;kzmablyw&quot;,&quot;citationItems&quot;:[{&quot;uris&quot;:[&quot;http://zotero.org/users/1913249/items/CUNAU5ZC&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volume&quot;:&quot;7&quot;,&quot;issue&quot;:&quot;14&quot;,&quot;type&quot;:&quot;article-journal&quot;,&quot;source&quot;:&quot;Zotero&quot;,&quot;title&quot;:&quot;The Challenges and Benefits of Unschooling, According to 232 Families Who Have Chosen that Route&quot;,&quot;issued&quot;:{&quot;date-parts&quot;:[[&quot;2013&quot;]]},&quot;language&quot;:&quot;en&quot;,&quot;author&quot;:[{&quot;family&quot;:&quot;Gray&quot;,&quot;given&quot;:&quot;Peter&quot;},{&quot;family&quot;:&quot;Riley&quot;,&quot;given&quot;:&quot;Gina&quot;}],&quot;id&quot;:&quot;gray_challenges_2013&quot;,&quot;citation-key&quot;:&quot;gray_challenges_2013&quot;},&quot;id&quot;:8982,&quot;uri&quot;:[&quot;http://zotero.org/users/1913249/items/CUNAU5ZC&quot;],&quot;suffix&quot;:&quot;&quot;,&quot;prefix&quot;:&quot;&quot;}],&quot;schema&quot;:&quot;https://github.com/citation-style-language/schema/raw/master/csl-citation.json&quot;} RNDhhprxorvlx"/> - Webs of learning Illich - home ed families active in identifying networks to tap into <text:reference-mark-start text:name="ZOTERO_ITEM CSL_CITATION {&quot;properties&quot;:{&quot;formattedCitation&quot;:&quot;[@doroudi_relevance_2023]&quot;,&quot;noteIndex&quot;:0},&quot;citationID&quot;:&quot;ttnbrgsx&quot;,&quot;citationItems&quot;:[{&quot;uris&quot;:[&quot;http://zotero.org/users/1913249/items/CR7JKY94&quot;],&quot;itemData&quot;:{&quot;ISBN&quot;:&quot;9798400700255&quot;,&quot;container-title&quot;:&quot;Proceedings of the Tenth ACM Conference on Learning @ Scale&quot;,&quot;DOI&quot;:&quot;10.1145/3573051.3593386&quot;,&quot;event-place&quot;:&quot;New York, NY, USA&quot;,&quot;collection-title&quot;:&quot;L@S '23&quot;,&quot;issued&quot;:{&quot;date-parts&quot;:[[&quot;2023&quot;,7,20]]},&quot;author&quot;:[{&quot;family&quot;:&quot;Doroudi&quot;,&quot;given&quot;:&quot;Shayan&quot;},{&quot;family&quot;:&quot;Ahmad&quot;,&quot;given&quot;:&quot;Yusuf&quot;}],&quot;page&quot;:&quot;99–109&quot;,&quot;URL&quot;:&quot;https://dl.acm.org/doi/10.1145/3573051.3593386&quot;,&quot;accessed&quot;:{&quot;date-parts&quot;:[[&quot;2023&quot;,10,2]]},&quot;type&quot;:&quot;paper-conference&quot;,&quot;source&quot;:&quot;ACM Digital Libra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title&quot;:&quot;The Relevance of Ivan Illich's Learning Webs 50 Years On&quot;,&quot;publisher&quot;:&quot;Association for Computing Machinery&quot;,&quot;publisher-place&quot;:&quot;New York, NY, USA&quot;,&quot;id&quot;:&quot;doroudi_relevance_2023&quot;,&quot;citation-key&quot;:&quot;doroudi_relevance_2023&quot;},&quot;id&quot;:8980,&quot;uri&quot;:[&quot;http://zotero.org/users/1913249/items/CR7JKY94&quot;],&quot;suffix&quot;:&quot;&quot;,&quot;prefix&quot;:&quot;&quot;}],&quot;schema&quot;:&quot;https://github.com/citation-style-language/schema/raw/master/csl-citation.json&quot;} RNDqbbbwmajnc"/>&lt;Do Zotero Refresh: [@doroudi_relevance_2023]&gt;<text:reference-mark-end text:name="ZOTERO_ITEM CSL_CITATION {&quot;properties&quot;:{&quot;formattedCitation&quot;:&quot;[@doroudi_relevance_2023]&quot;,&quot;noteIndex&quot;:0},&quot;citationID&quot;:&quot;ttnbrgsx&quot;,&quot;citationItems&quot;:[{&quot;uris&quot;:[&quot;http://zotero.org/users/1913249/items/CR7JKY94&quot;],&quot;itemData&quot;:{&quot;ISBN&quot;:&quot;9798400700255&quot;,&quot;container-title&quot;:&quot;Proceedings of the Tenth ACM Conference on Learning @ Scale&quot;,&quot;DOI&quot;:&quot;10.1145/3573051.3593386&quot;,&quot;event-place&quot;:&quot;New York, NY, USA&quot;,&quot;collection-title&quot;:&quot;L@S '23&quot;,&quot;issued&quot;:{&quot;date-parts&quot;:[[&quot;2023&quot;,7,20]]},&quot;author&quot;:[{&quot;family&quot;:&quot;Doroudi&quot;,&quot;given&quot;:&quot;Shayan&quot;},{&quot;family&quot;:&quot;Ahmad&quot;,&quot;given&quot;:&quot;Yusuf&quot;}],&quot;page&quot;:&quot;99–109&quot;,&quot;URL&quot;:&quot;https://dl.acm.org/doi/10.1145/3573051.3593386&quot;,&quot;accessed&quot;:{&quot;date-parts&quot;:[[&quot;2023&quot;,10,2]]},&quot;type&quot;:&quot;paper-conference&quot;,&quot;source&quot;:&quot;ACM Digital Library&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title&quot;:&quot;The Relevance of Ivan Illich's Learning Webs 50 Years On&quot;,&quot;publisher&quot;:&quot;Association for Computing Machinery&quot;,&quot;publisher-place&quot;:&quot;New York, NY, USA&quot;,&quot;id&quot;:&quot;doroudi_relevance_2023&quot;,&quot;citation-key&quot;:&quot;doroudi_relevance_2023&quot;},&quot;id&quot;:8980,&quot;uri&quot;:[&quot;http://zotero.org/users/1913249/items/CR7JKY94&quot;],&quot;suffix&quot;:&quot;&quot;,&quot;prefix&quot;:&quot;&quot;}],&quot;schema&quot;:&quot;https://github.com/citation-style-language/schema/raw/master/csl-citation.json&quot;} RNDqbbbwmajnc"/>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properties&quot;:{&quot;formattedCitation&quot;:&quot;[@degner_digital_2022; @schwan_understanding_2014]&quot;,&quot;noteIndex&quot;:0},&quot;citationID&quot;:&quot;ulyctntq&quot;,&quot;citationItems&quot;:[{&quot;uris&quot;:[&quot;http://zotero.org/users/1913249/items/NI47KCRP&quot;],&quot;itemData&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ontainer-title&quot;:&quot;Computers and Education Open&quot;,&quot;DOI&quot;:&quot;10.1016/j.caeo.2021.100068&quot;,&quot;id&quot;:&quot;degner_digital_2022&quot;,&quot;author&quot;:[{&quot;family&quot;:&quot;Degner&quot;,&quot;given&quot;:&quot;Miriam&quot;},{&quot;family&quot;:&quot;Moser&quot;,&quot;given&quot;:&quot;Stephanie&quot;},{&quot;family&quot;:&quot;Lewalter&quot;,&quot;given&quot;:&quot;Doris&quot;}],&quot;ISSN&quot;:&quot;2666-5573&quot;,&quot;page&quot;:&quot;100068&quot;,&quot;title-short&quot;:&quot;Digital media in institutional informal learning places&quot;,&quot;volume&quot;:&quot;3&quot;,&quot;accessed&quot;:{&quot;date-parts&quot;:[[&quot;2023&quot;,6,13]]},&quot;URL&quot;:&quot;https://www.sciencedirect.com/science/article/pii/S2666557321000392&quot;,&quot;source&quot;:&quot;ScienceDirect&quot;,&quot;type&quot;:&quot;article-journal&quot;,&quot;container-title-short&quot;:&quot;Computers and Education Open&quot;,&quot;title&quot;:&quot;Digital media in institutional informal learning places: A systematic literature review&quot;,&quot;language&quot;:&quot;en&quot;,&quot;issued&quot;:{&quot;date-parts&quot;:[[&quot;2022&quot;,12,1]]},&quot;citation-key&quot;:&quot;degner_digital_2022&quot;},&quot;id&quot;:8721,&quot;uri&quot;:[&quot;http://zotero.org/users/1913249/items/NI47KCRP&quot;],&quot;suffix&quot;:&quot;&quot;,&quot;prefix&quot;:&quot;&quot;},{&quot;uris&quot;:[&quot;http://zotero.org/users/1913249/items/RSMBNEVH&quot;],&quot;itemData&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publisher&quot;:&quot;Routledge&quot;,&quot;DOI&quot;:&quot;10.1080/00461520.2014.917588&quot;,&quot;id&quot;:&quot;schwan_understanding_2014&quot;,&quot;author&quot;:[{&quot;family&quot;:&quot;Schwan&quot;,&quot;given&quot;:&quot;Stephan&quot;},{&quot;family&quot;:&quot;Grajal&quot;,&quot;given&quot;:&quot;Alejandro&quot;},{&quot;family&quot;:&quot;Lewalter&quot;,&quot;given&quot;:&quot;Doris&quot;}],&quot;ISSN&quot;:&quot;0046-1520&quot;,&quot;page&quot;:&quot;70-85&quot;,&quot;title-short&quot;:&quot;Understanding and Engagement in Places of Science Experience&quot;,&quot;volume&quot;:&quot;49&quot;,&quot;issue&quot;:&quot;2&quot;,&quot;URL&quot;:&quot;https://doi.org/10.1080/00461520.2014.917588&quot;,&quot;source&quot;:&quot;Taylor and Francis+NEJM&quot;,&quot;type&quot;:&quot;article-journal&quot;,&quot;title&quot;:&quot;Understanding and Engagement in Places of Science Experience: Science Museums, Science Centers, Zoos, and Aquariums&quot;,&quot;container-title&quot;:&quot;Educational Psychologist&quot;,&quot;accessed&quot;:{&quot;date-parts&quot;:[[&quot;2023&quot;,6,13]]},&quot;issued&quot;:{&quot;date-parts&quot;:[[&quot;2014&quot;,4,3]]},&quot;citation-key&quot;:&quot;schwan_understanding_2014&quot;},&quot;id&quot;:8724,&quot;uri&quot;:[&quot;http://zotero.org/users/1913249/items/RSMBNEVH&quot;],&quot;suffix&quot;:&quot;&quot;,&quot;prefix&quot;:&quot;&quot;}],&quot;schema&quot;:&quot;https://github.com/citation-style-language/schema/raw/master/csl-citation.json&quot;} RNDclmoifiwhz"/>&lt;Do Zotero Refresh: [@degner_digital_2022; @schwan_understanding_2014]&gt;<text:reference-mark-end text:name="ZOTERO_ITEM CSL_CITATION {&quot;properties&quot;:{&quot;formattedCitation&quot;:&quot;[@degner_digital_2022; @schwan_understanding_2014]&quot;,&quot;noteIndex&quot;:0},&quot;citationID&quot;:&quot;ulyctntq&quot;,&quot;citationItems&quot;:[{&quot;uris&quot;:[&quot;http://zotero.org/users/1913249/items/NI47KCRP&quot;],&quot;itemData&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ontainer-title&quot;:&quot;Computers and Education Open&quot;,&quot;DOI&quot;:&quot;10.1016/j.caeo.2021.100068&quot;,&quot;id&quot;:&quot;degner_digital_2022&quot;,&quot;author&quot;:[{&quot;family&quot;:&quot;Degner&quot;,&quot;given&quot;:&quot;Miriam&quot;},{&quot;family&quot;:&quot;Moser&quot;,&quot;given&quot;:&quot;Stephanie&quot;},{&quot;family&quot;:&quot;Lewalter&quot;,&quot;given&quot;:&quot;Doris&quot;}],&quot;ISSN&quot;:&quot;2666-5573&quot;,&quot;page&quot;:&quot;100068&quot;,&quot;title-short&quot;:&quot;Digital media in institutional informal learning places&quot;,&quot;volume&quot;:&quot;3&quot;,&quot;accessed&quot;:{&quot;date-parts&quot;:[[&quot;2023&quot;,6,13]]},&quot;URL&quot;:&quot;https://www.sciencedirect.com/science/article/pii/S2666557321000392&quot;,&quot;source&quot;:&quot;ScienceDirect&quot;,&quot;type&quot;:&quot;article-journal&quot;,&quot;container-title-short&quot;:&quot;Computers and Education Open&quot;,&quot;title&quot;:&quot;Digital media in institutional informal learning places: A systematic literature review&quot;,&quot;language&quot;:&quot;en&quot;,&quot;issued&quot;:{&quot;date-parts&quot;:[[&quot;2022&quot;,12,1]]},&quot;citation-key&quot;:&quot;degner_digital_2022&quot;},&quot;id&quot;:8721,&quot;uri&quot;:[&quot;http://zotero.org/users/1913249/items/NI47KCRP&quot;],&quot;suffix&quot;:&quot;&quot;,&quot;prefix&quot;:&quot;&quot;},{&quot;uris&quot;:[&quot;http://zotero.org/users/1913249/items/RSMBNEVH&quot;],&quot;itemData&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publisher&quot;:&quot;Routledge&quot;,&quot;DOI&quot;:&quot;10.1080/00461520.2014.917588&quot;,&quot;id&quot;:&quot;schwan_understanding_2014&quot;,&quot;author&quot;:[{&quot;family&quot;:&quot;Schwan&quot;,&quot;given&quot;:&quot;Stephan&quot;},{&quot;family&quot;:&quot;Grajal&quot;,&quot;given&quot;:&quot;Alejandro&quot;},{&quot;family&quot;:&quot;Lewalter&quot;,&quot;given&quot;:&quot;Doris&quot;}],&quot;ISSN&quot;:&quot;0046-1520&quot;,&quot;page&quot;:&quot;70-85&quot;,&quot;title-short&quot;:&quot;Understanding and Engagement in Places of Science Experience&quot;,&quot;volume&quot;:&quot;49&quot;,&quot;issue&quot;:&quot;2&quot;,&quot;URL&quot;:&quot;https://doi.org/10.1080/00461520.2014.917588&quot;,&quot;source&quot;:&quot;Taylor and Francis+NEJM&quot;,&quot;type&quot;:&quot;article-journal&quot;,&quot;title&quot;:&quot;Understanding and Engagement in Places of Science Experience: Science Museums, Science Centers, Zoos, and Aquariums&quot;,&quot;container-title&quot;:&quot;Educational Psychologist&quot;,&quot;accessed&quot;:{&quot;date-parts&quot;:[[&quot;2023&quot;,6,13]]},&quot;issued&quot;:{&quot;date-parts&quot;:[[&quot;2014&quot;,4,3]]},&quot;citation-key&quot;:&quot;schwan_understanding_2014&quot;},&quot;id&quot;:8724,&quot;uri&quot;:[&quot;http://zotero.org/users/1913249/items/RSMBNEVH&quot;],&quot;suffix&quot;:&quot;&quot;,&quot;prefix&quot;:&quot;&quot;}],&quot;schema&quot;:&quot;https://github.com/citation-style-language/schema/raw/master/csl-citation.json&quot;} RNDclmoifiwhz"/></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33">"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34">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properties&quot;:{&quot;formattedCitation&quot;:&quot;[@kajamaa_young_2019]&quot;,&quot;noteIndex&quot;:0},&quot;citationID&quot;:&quot;czxtbzuy&quot;,&quot;citationItems&quot;:[{&quot;uris&quot;:[&quot;http://zotero.org/users/1913249/items/NMNI59A8&quot;],&quot;itemData&quot;:{&quot;container-title&quot;:&quot;Mind, Culture, and Activity&quot;,&quot;DOI&quot;:&quot;10.1080/10749039.2019.1652653&quot;,&quot;id&quot;:&quot;kajamaa_young_2019&quot;,&quot;author&quot;:[{&quot;family&quot;:&quot;Kajamaa&quot;,&quot;given&quot;:&quot;Anu&quot;},{&quot;family&quot;:&quot;Kumpulainen&quot;,&quot;given&quot;:&quot;Kristiina&quot;}],&quot;ISSN&quot;:&quot;1074-9039, 1532-7884&quot;,&quot;page&quot;:&quot;201-206&quot;,&quot;volume&quot;:&quot;26&quot;,&quot;URL&quot;:&quot;https://www.tandfonline.com/doi/full/10.1080/10749039.2019.1652653&quot;,&quot;issue&quot;:&quot;3&quot;,&quot;type&quot;:&quot;article-journal&quot;,&quot;source&quot;:&quot;DOI.org (Crossref)&quot;,&quot;title&quot;:&quot;Young people, digital mediation, and transformative agency, special issue (part 1)&quot;,&quot;container-title-short&quot;:&quot;Mind, Culture, and Activity&quot;,&quot;issued&quot;:{&quot;date-parts&quot;:[[&quot;2019&quot;,7,3]]},&quot;accessed&quot;:{&quot;date-parts&quot;:[[&quot;2024&quot;,6,26]]},&quot;language&quot;:&quot;en&quot;,&quot;citation-key&quot;:&quot;kajamaa_young_2019&quot;},&quot;id&quot;:9515,&quot;uri&quot;:[&quot;http://zotero.org/users/1913249/items/NMNI59A8&quot;],&quot;suffix&quot;:&quot;&quot;,&quot;prefix&quot;:&quot;&quot;}],&quot;schema&quot;:&quot;https://github.com/citation-style-language/schema/raw/master/csl-citation.json&quot;} RNDmvhzyckxee"/>&lt;Do Zotero Refresh: [@kajamaa_young_2019]&gt;<text:reference-mark-end text:name="ZOTERO_ITEM CSL_CITATION {&quot;properties&quot;:{&quot;formattedCitation&quot;:&quot;[@kajamaa_young_2019]&quot;,&quot;noteIndex&quot;:0},&quot;citationID&quot;:&quot;czxtbzuy&quot;,&quot;citationItems&quot;:[{&quot;uris&quot;:[&quot;http://zotero.org/users/1913249/items/NMNI59A8&quot;],&quot;itemData&quot;:{&quot;container-title&quot;:&quot;Mind, Culture, and Activity&quot;,&quot;DOI&quot;:&quot;10.1080/10749039.2019.1652653&quot;,&quot;id&quot;:&quot;kajamaa_young_2019&quot;,&quot;author&quot;:[{&quot;family&quot;:&quot;Kajamaa&quot;,&quot;given&quot;:&quot;Anu&quot;},{&quot;family&quot;:&quot;Kumpulainen&quot;,&quot;given&quot;:&quot;Kristiina&quot;}],&quot;ISSN&quot;:&quot;1074-9039, 1532-7884&quot;,&quot;page&quot;:&quot;201-206&quot;,&quot;volume&quot;:&quot;26&quot;,&quot;URL&quot;:&quot;https://www.tandfonline.com/doi/full/10.1080/10749039.2019.1652653&quot;,&quot;issue&quot;:&quot;3&quot;,&quot;type&quot;:&quot;article-journal&quot;,&quot;source&quot;:&quot;DOI.org (Crossref)&quot;,&quot;title&quot;:&quot;Young people, digital mediation, and transformative agency, special issue (part 1)&quot;,&quot;container-title-short&quot;:&quot;Mind, Culture, and Activity&quot;,&quot;issued&quot;:{&quot;date-parts&quot;:[[&quot;2019&quot;,7,3]]},&quot;accessed&quot;:{&quot;date-parts&quot;:[[&quot;2024&quot;,6,26]]},&quot;language&quot;:&quot;en&quot;,&quot;citation-key&quot;:&quot;kajamaa_young_2019&quot;},&quot;id&quot;:9515,&quot;uri&quot;:[&quot;http://zotero.org/users/1913249/items/NMNI59A8&quot;],&quot;suffix&quot;:&quot;&quot;,&quot;prefix&quot;:&quot;&quot;}],&quot;schema&quot;:&quot;https://github.com/citation-style-language/schema/raw/master/csl-citation.json&quot;} RNDmvhzyckxee"/>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properties&quot;:{&quot;formattedCitation&quot;:&quot;[@moll_funds_1992]&quot;,&quot;noteIndex&quot;:0},&quot;citationID&quot;:&quot;lxunihbr&quot;,&quot;citationItems&quot;:[{&quot;uris&quot;:[&quot;http://zotero.org/users/1913249/items/EXBRQZWW&quot;],&quot;itemData&quot;:{&quot;page&quot;:&quot;132-141&quot;,&quot;container-title&quot;:&quot;Theory into Practice&quot;,&quot;volume&quot;:&quot;31&quot;,&quot;URL&quot;:&quot;http://www.jstor.org/stable/1476399&quot;,&quot;issue&quot;:&quot;2,&quot;,&quot;type&quot;:&quot;article-journal&quot;,&quot;source&quot;:&quot;Zotero&quot;,&quot;title&quot;:&quot;Funds of knowledge for teaching: using a qualitative approach to connect homes and classrooms&quot;,&quot;id&quot;:&quot;moll_funds_1992&quot;,&quot;language&quot;:&quot;en&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id&quot;:3871,&quot;uri&quot;:[&quot;http://zotero.org/users/1913249/items/EXBRQZWW&quot;],&quot;suffix&quot;:&quot;&quot;,&quot;prefix&quot;:&quot;&quot;}],&quot;schema&quot;:&quot;https://github.com/citation-style-language/schema/raw/master/csl-citation.json&quot;} RNDnknujquhkw"/>&lt;Do Zotero Refresh: [@moll_funds_1992]&gt;<text:reference-mark-end text:name="ZOTERO_ITEM CSL_CITATION {&quot;properties&quot;:{&quot;formattedCitation&quot;:&quot;[@moll_funds_1992]&quot;,&quot;noteIndex&quot;:0},&quot;citationID&quot;:&quot;lxunihbr&quot;,&quot;citationItems&quot;:[{&quot;uris&quot;:[&quot;http://zotero.org/users/1913249/items/EXBRQZWW&quot;],&quot;itemData&quot;:{&quot;page&quot;:&quot;132-141&quot;,&quot;container-title&quot;:&quot;Theory into Practice&quot;,&quot;volume&quot;:&quot;31&quot;,&quot;URL&quot;:&quot;http://www.jstor.org/stable/1476399&quot;,&quot;issue&quot;:&quot;2,&quot;,&quot;type&quot;:&quot;article-journal&quot;,&quot;source&quot;:&quot;Zotero&quot;,&quot;title&quot;:&quot;Funds of knowledge for teaching: using a qualitative approach to connect homes and classrooms&quot;,&quot;id&quot;:&quot;moll_funds_1992&quot;,&quot;language&quot;:&quot;en&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id&quot;:3871,&quot;uri&quot;:[&quot;http://zotero.org/users/1913249/items/EXBRQZWW&quot;],&quot;suffix&quot;:&quot;&quot;,&quot;prefix&quot;:&quot;&quot;}],&quot;schema&quot;:&quot;https://github.com/citation-style-language/schema/raw/master/csl-citation.json&quot;} RNDnknujquhkw"/>.</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properties&quot;:{&quot;formattedCitation&quot;:&quot;[@rajala_utopian_2023]&quot;,&quot;noteIndex&quot;:0},&quot;citationID&quot;:&quot;gfutabsz&quot;,&quot;citationItems&quot;:[{&quot;uris&quot;:[&quot;http://zotero.org/users/1913249/items/ZHZADF6X&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d&quot;:&quot;rajala_utopian_2023&quot;,&quot;author&quot;:[{&quot;family&quot;:&quot;Rajala&quot;,&quot;given&quot;:&quot;Antti&quot;},{&quot;family&quot;:&quot;Cole&quot;,&quot;given&quot;:&quot;Michael&quot;},{&quot;family&quot;:&quot;Esteban-Guitart&quot;,&quot;given&quot;:&quot;Moises&quot;}],&quot;ISSN&quot;:&quot;1050-8406, 1532-7809&quot;,&quot;page&quot;:&quot;110-136&quot;,&quot;title-short&quot;:&quot;Utopian methodology&quot;,&quot;volume&quot;:&quot;32&quot;,&quot;URL&quot;:&quot;https://www.tandfonline.com/doi/full/10.1080/10508406.2022.2144736&quot;,&quot;issue&quot;:&quot;1&quot;,&quot;type&quot;:&quot;article-journal&quot;,&quot;source&quot;:&quot;DOI.org (Crossref)&quot;,&quot;title&quot;:&quot;Utopian methodology: Researching educational interventions to promote equity over multiple timescales&quot;,&quot;container-title-short&quot;:&quot;Journal of the Learning Sciences&quot;,&quot;issued&quot;:{&quot;date-parts&quot;:[[&quot;2023&quot;,1,1]]},&quot;accessed&quot;:{&quot;date-parts&quot;:[[&quot;2023&quot;,7,6]]},&quot;language&quot;:&quot;en&quot;,&quot;citation-key&quot;:&quot;rajala_utopian_2023&quot;},&quot;id&quot;:8895,&quot;uri&quot;:[&quot;http://zotero.org/users/1913249/items/ZHZADF6X&quot;],&quot;suffix&quot;:&quot;&quot;,&quot;prefix&quot;:&quot;&quot;}],&quot;schema&quot;:&quot;https://github.com/citation-style-language/schema/raw/master/csl-citation.json&quot;} RNDddwhhhfcvo"/>&lt;Do Zotero Refresh: [@rajala_utopian_2023]&gt;<text:reference-mark-end text:name="ZOTERO_ITEM CSL_CITATION {&quot;properties&quot;:{&quot;formattedCitation&quot;:&quot;[@rajala_utopian_2023]&quot;,&quot;noteIndex&quot;:0},&quot;citationID&quot;:&quot;gfutabsz&quot;,&quot;citationItems&quot;:[{&quot;uris&quot;:[&quot;http://zotero.org/users/1913249/items/ZHZADF6X&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d&quot;:&quot;rajala_utopian_2023&quot;,&quot;author&quot;:[{&quot;family&quot;:&quot;Rajala&quot;,&quot;given&quot;:&quot;Antti&quot;},{&quot;family&quot;:&quot;Cole&quot;,&quot;given&quot;:&quot;Michael&quot;},{&quot;family&quot;:&quot;Esteban-Guitart&quot;,&quot;given&quot;:&quot;Moises&quot;}],&quot;ISSN&quot;:&quot;1050-8406, 1532-7809&quot;,&quot;page&quot;:&quot;110-136&quot;,&quot;title-short&quot;:&quot;Utopian methodology&quot;,&quot;volume&quot;:&quot;32&quot;,&quot;URL&quot;:&quot;https://www.tandfonline.com/doi/full/10.1080/10508406.2022.2144736&quot;,&quot;issue&quot;:&quot;1&quot;,&quot;type&quot;:&quot;article-journal&quot;,&quot;source&quot;:&quot;DOI.org (Crossref)&quot;,&quot;title&quot;:&quot;Utopian methodology: Researching educational interventions to promote equity over multiple timescales&quot;,&quot;container-title-short&quot;:&quot;Journal of the Learning Sciences&quot;,&quot;issued&quot;:{&quot;date-parts&quot;:[[&quot;2023&quot;,1,1]]},&quot;accessed&quot;:{&quot;date-parts&quot;:[[&quot;2023&quot;,7,6]]},&quot;language&quot;:&quot;en&quot;,&quot;citation-key&quot;:&quot;rajala_utopian_2023&quot;},&quot;id&quot;:8895,&quot;uri&quot;:[&quot;http://zotero.org/users/1913249/items/ZHZADF6X&quot;],&quot;suffix&quot;:&quot;&quot;,&quot;prefix&quot;:&quot;&quot;}],&quot;schema&quot;:&quot;https://github.com/citation-style-language/schema/raw/master/csl-citation.json&quot;} RNDddwhhhfcvo"/>.</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properties&quot;:{&quot;formattedCitation&quot;:&quot;[@moll_funds_1992]&quot;,&quot;noteIndex&quot;:0},&quot;citationID&quot;:&quot;jxfxhtrr&quot;,&quot;citationItems&quot;:[{&quot;uris&quot;:[&quot;http://zotero.org/users/1913249/items/EXBRQZWW&quot;],&quot;itemData&quot;:{&quot;page&quot;:&quot;132-141&quot;,&quot;container-title&quot;:&quot;Theory into Practice&quot;,&quot;volume&quot;:&quot;31&quot;,&quot;URL&quot;:&quot;http://www.jstor.org/stable/1476399&quot;,&quot;issue&quot;:&quot;2,&quot;,&quot;type&quot;:&quot;article-journal&quot;,&quot;source&quot;:&quot;Zotero&quot;,&quot;title&quot;:&quot;Funds of knowledge for teaching: using a qualitative approach to connect homes and classrooms&quot;,&quot;id&quot;:&quot;moll_funds_1992&quot;,&quot;language&quot;:&quot;en&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id&quot;:3871,&quot;uri&quot;:[&quot;http://zotero.org/users/1913249/items/EXBRQZWW&quot;],&quot;suffix&quot;:&quot;&quot;,&quot;prefix&quot;:&quot;&quot;}],&quot;schema&quot;:&quot;https://github.com/citation-style-language/schema/raw/master/csl-citation.json&quot;} RNDkmyuifzcya"/>&lt;Do Zotero Refresh: [@moll_funds_1992]&gt;<text:reference-mark-end text:name="ZOTERO_ITEM CSL_CITATION {&quot;properties&quot;:{&quot;formattedCitation&quot;:&quot;[@moll_funds_1992]&quot;,&quot;noteIndex&quot;:0},&quot;citationID&quot;:&quot;jxfxhtrr&quot;,&quot;citationItems&quot;:[{&quot;uris&quot;:[&quot;http://zotero.org/users/1913249/items/EXBRQZWW&quot;],&quot;itemData&quot;:{&quot;page&quot;:&quot;132-141&quot;,&quot;container-title&quot;:&quot;Theory into Practice&quot;,&quot;volume&quot;:&quot;31&quot;,&quot;URL&quot;:&quot;http://www.jstor.org/stable/1476399&quot;,&quot;issue&quot;:&quot;2,&quot;,&quot;type&quot;:&quot;article-journal&quot;,&quot;source&quot;:&quot;Zotero&quot;,&quot;title&quot;:&quot;Funds of knowledge for teaching: using a qualitative approach to connect homes and classrooms&quot;,&quot;id&quot;:&quot;moll_funds_1992&quot;,&quot;language&quot;:&quot;en&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id&quot;:3871,&quot;uri&quot;:[&quot;http://zotero.org/users/1913249/items/EXBRQZWW&quot;],&quot;suffix&quot;:&quot;&quot;,&quot;prefix&quot;:&quot;&quot;}],&quot;schema&quot;:&quot;https://github.com/citation-style-language/schema/raw/master/csl-citation.json&quot;} RNDkmyuifzcya"/>.</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properties&quot;:{&quot;formattedCitation&quot;:&quot;[-@picton_video_2020]&quot;,&quot;noteIndex&quot;:0},&quot;citationID&quot;:&quot;drahuwoc&quot;,&quot;citationItems&quot;:[{&quot;suppress-author&quot;:true,&quot;uris&quot;:[&quot;http://zotero.org/users/1913249/items/T96LXVV8&quot;],&quot;id&quot;:3767,&quot;uri&quot;:[&quot;http://zotero.org/users/1913249/items/T96LXVV8&quot;],&quot;itemData&quot;:{&quot;page&quot;:&quot;31&quot;,&quot;publisher&quot;:&quot;National Literacy Trust&quot;,&quot;URL&quot;:&quot;https://cdn.literacytrust.org.uk/media/documents/Video_game_playing_and_literacy_report_final_updated.pdf&quot;,&quot;type&quot;:&quot;report&quot;,&quot;source&quot;:&quot;Zotero&quot;,&quot;title&quot;:&quot;Video game playing and literacy: a survey of young people aged 11 to 16&quot;,&quot;issued&quot;:{&quot;date-parts&quot;:[[&quot;2020&quot;]]},&quot;id&quot;:&quot;picton_video_2020&quot;,&quot;author&quot;:[{&quot;family&quot;:&quot;Picton&quot;,&quot;given&quot;:&quot;Irene&quot;},{&quot;family&quot;:&quot;Clark&quot;,&quot;given&quot;:&quot;Christina&quot;},{&quot;family&quot;:&quot;Judge&quot;,&quot;given&quot;:&quot;Tim&quot;}],&quot;language&quot;:&quot;en&quot;,&quot;citation-key&quot;:&quot;picton_video_2020&quot;},&quot;suffix&quot;:&quot;&quot;,&quot;prefix&quot;:&quot;&quot;}],&quot;schema&quot;:&quot;https://github.com/citation-style-language/schema/raw/master/csl-citation.json&quot;} RNDetezhownle"/>&lt;Do Zotero Refresh: [-@picton_video_2020]&gt;<text:reference-mark-end text:name="ZOTERO_ITEM CSL_CITATION {&quot;properties&quot;:{&quot;formattedCitation&quot;:&quot;[-@picton_video_2020]&quot;,&quot;noteIndex&quot;:0},&quot;citationID&quot;:&quot;drahuwoc&quot;,&quot;citationItems&quot;:[{&quot;suppress-author&quot;:true,&quot;uris&quot;:[&quot;http://zotero.org/users/1913249/items/T96LXVV8&quot;],&quot;id&quot;:3767,&quot;uri&quot;:[&quot;http://zotero.org/users/1913249/items/T96LXVV8&quot;],&quot;itemData&quot;:{&quot;page&quot;:&quot;31&quot;,&quot;publisher&quot;:&quot;National Literacy Trust&quot;,&quot;URL&quot;:&quot;https://cdn.literacytrust.org.uk/media/documents/Video_game_playing_and_literacy_report_final_updated.pdf&quot;,&quot;type&quot;:&quot;report&quot;,&quot;source&quot;:&quot;Zotero&quot;,&quot;title&quot;:&quot;Video game playing and literacy: a survey of young people aged 11 to 16&quot;,&quot;issued&quot;:{&quot;date-parts&quot;:[[&quot;2020&quot;]]},&quot;id&quot;:&quot;picton_video_2020&quot;,&quot;author&quot;:[{&quot;family&quot;:&quot;Picton&quot;,&quot;given&quot;:&quot;Irene&quot;},{&quot;family&quot;:&quot;Clark&quot;,&quot;given&quot;:&quot;Christina&quot;},{&quot;family&quot;:&quot;Judge&quot;,&quot;given&quot;:&quot;Tim&quot;}],&quot;language&quot;:&quot;en&quot;,&quot;citation-key&quot;:&quot;picton_video_2020&quot;},&quot;suffix&quot;:&quot;&quot;,&quot;prefix&quot;:&quot;&quot;}],&quot;schema&quot;:&quot;https://github.com/citation-style-language/schema/raw/master/csl-citation.json&quot;} RNDetezhownle"/>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properties&quot;:{&quot;formattedCitation&quot;:&quot;[-@denner_using_2014]&quot;,&quot;noteIndex&quot;:0},&quot;citationID&quot;:&quot;hdvrquly&quot;,&quot;citationItems&quot;:[{&quot;suppress-author&quot;:true,&quot;uris&quot;:[&quot;http://zotero.org/users/1913249/items/RUWZA8Q7&quot;],&quot;id&quot;:3768,&quot;uri&quot;:[&quot;http://zotero.org/users/1913249/items/RUWZA8Q7&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d&quot;:&quot;denner_using_2014&quot;,&quot;author&quot;:[{&quot;family&quot;:&quot;Denner&quot;,&quot;given&quot;:&quot;Jill&quot;},{&quot;family&quot;:&quot;Werner&quot;,&quot;given&quot;:&quot;Linda&quot;},{&quot;family&quot;:&quot;Campe&quot;,&quot;given&quot;:&quot;Shannon&quot;},{&quot;family&quot;:&quot;Ortiz&quot;,&quot;given&quot;:&quot;Eloy&quot;}],&quot;ISSN&quot;:&quot;2155-6849 DOI: 10.4018/ijgbl.2014070102&quot;,&quot;page&quot;:&quot;13-22&quot;,&quot;volume&quot;:&quot;4&quot;,&quot;URL&quot;:&quot;https://www.igi-global.com/article/using-game-mechanics-to-measure-what-students-learn-from-programming-games/117696&quot;,&quot;type&quot;:&quot;article-journal&quot;,&quot;issue&quot;:&quot;3&quot;,&quot;title&quot;:&quot;Using game mechanics to measure what students learn from programming games&quot;,&quot;source&quot;:&quot;www.igi-global.com&quot;,&quot;issued&quot;:{&quot;date-parts&quot;:[[&quot;2014&quot;,7,1]]},&quot;container-title-short&quot;:&quot;IJGBL&quot;,&quot;license&quot;:&quot;Access limited to members&quot;,&quot;accessed&quot;:{&quot;date-parts&quot;:[[&quot;2018&quot;,4,21]]},&quot;language&quot;:&quot;en&quot;,&quot;citation-key&quot;:&quot;denner_using_2014&quot;},&quot;suffix&quot;:&quot;&quot;,&quot;prefix&quot;:&quot;&quot;}],&quot;schema&quot;:&quot;https://github.com/citation-style-language/schema/raw/master/csl-citation.json&quot;} RNDzlbymfpmmk"/>&lt;Do Zotero Refresh: [-@denner_using_2014]&gt;<text:reference-mark-end text:name="ZOTERO_ITEM CSL_CITATION {&quot;properties&quot;:{&quot;formattedCitation&quot;:&quot;[-@denner_using_2014]&quot;,&quot;noteIndex&quot;:0},&quot;citationID&quot;:&quot;hdvrquly&quot;,&quot;citationItems&quot;:[{&quot;suppress-author&quot;:true,&quot;uris&quot;:[&quot;http://zotero.org/users/1913249/items/RUWZA8Q7&quot;],&quot;id&quot;:3768,&quot;uri&quot;:[&quot;http://zotero.org/users/1913249/items/RUWZA8Q7&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d&quot;:&quot;denner_using_2014&quot;,&quot;author&quot;:[{&quot;family&quot;:&quot;Denner&quot;,&quot;given&quot;:&quot;Jill&quot;},{&quot;family&quot;:&quot;Werner&quot;,&quot;given&quot;:&quot;Linda&quot;},{&quot;family&quot;:&quot;Campe&quot;,&quot;given&quot;:&quot;Shannon&quot;},{&quot;family&quot;:&quot;Ortiz&quot;,&quot;given&quot;:&quot;Eloy&quot;}],&quot;ISSN&quot;:&quot;2155-6849 DOI: 10.4018/ijgbl.2014070102&quot;,&quot;page&quot;:&quot;13-22&quot;,&quot;volume&quot;:&quot;4&quot;,&quot;URL&quot;:&quot;https://www.igi-global.com/article/using-game-mechanics-to-measure-what-students-learn-from-programming-games/117696&quot;,&quot;type&quot;:&quot;article-journal&quot;,&quot;issue&quot;:&quot;3&quot;,&quot;title&quot;:&quot;Using game mechanics to measure what students learn from programming games&quot;,&quot;source&quot;:&quot;www.igi-global.com&quot;,&quot;issued&quot;:{&quot;date-parts&quot;:[[&quot;2014&quot;,7,1]]},&quot;container-title-short&quot;:&quot;IJGBL&quot;,&quot;license&quot;:&quot;Access limited to members&quot;,&quot;accessed&quot;:{&quot;date-parts&quot;:[[&quot;2018&quot;,4,21]]},&quot;language&quot;:&quot;en&quot;,&quot;citation-key&quot;:&quot;denner_using_2014&quot;},&quot;suffix&quot;:&quot;&quot;,&quot;prefix&quot;:&quot;&quot;}],&quot;schema&quot;:&quot;https://github.com/citation-style-language/schema/raw/master/csl-citation.json&quot;} RNDzlbymfpmmk"/>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properties&quot;:{&quot;formattedCitation&quot;:&quot;[@mozilla_foundation_webmaker_2014]&quot;,&quot;noteIndex&quot;:0},&quot;citationID&quot;:&quot;jamnurnc&quot;,&quot;citationItems&quot;:[{&quot;uris&quot;:[&quot;http://zotero.org/users/1913249/items/MRBIFKUU&quot;],&quot;itemData&quot;:{&quot;URL&quot;:&quot;https://wiki.mozilla.org/Webmaker/Whitepaper&quot;,&quot;type&quot;:&quot;webpage&quot;,&quot;title&quot;:&quot;Webmaker Whitepaper&quot;,&quot;id&quot;:&quot;mozilla_foundation_webmaker_2014&quot;,&quot;issued&quot;:{&quot;date-parts&quot;:[[&quot;2014&quot;]]},&quot;author&quot;:[{&quot;literal&quot;:&quot;Mozilla Foundation&quot;}],&quot;citation-key&quot;:&quot;mozilla_foundation_webmaker_2014&quot;,&quot;accessed&quot;:{&quot;date-parts&quot;:[[&quot;2015&quot;,5,9]]}},&quot;id&quot;:1091,&quot;uri&quot;:[&quot;http://zotero.org/users/1913249/items/MRBIFKUU&quot;],&quot;suffix&quot;:&quot;&quot;,&quot;prefix&quot;:&quot;&quot;}],&quot;schema&quot;:&quot;https://github.com/citation-style-language/schema/raw/master/csl-citation.json&quot;} RNDfkqroxukok"/>&lt;Do Zotero Refresh: [@mozilla_foundation_webmaker_2014]&gt;<text:reference-mark-end text:name="ZOTERO_ITEM CSL_CITATION {&quot;properties&quot;:{&quot;formattedCitation&quot;:&quot;[@mozilla_foundation_webmaker_2014]&quot;,&quot;noteIndex&quot;:0},&quot;citationID&quot;:&quot;jamnurnc&quot;,&quot;citationItems&quot;:[{&quot;uris&quot;:[&quot;http://zotero.org/users/1913249/items/MRBIFKUU&quot;],&quot;itemData&quot;:{&quot;URL&quot;:&quot;https://wiki.mozilla.org/Webmaker/Whitepaper&quot;,&quot;type&quot;:&quot;webpage&quot;,&quot;title&quot;:&quot;Webmaker Whitepaper&quot;,&quot;id&quot;:&quot;mozilla_foundation_webmaker_2014&quot;,&quot;issued&quot;:{&quot;date-parts&quot;:[[&quot;2014&quot;]]},&quot;author&quot;:[{&quot;literal&quot;:&quot;Mozilla Foundation&quot;}],&quot;citation-key&quot;:&quot;mozilla_foundation_webmaker_2014&quot;,&quot;accessed&quot;:{&quot;date-parts&quot;:[[&quot;2015&quot;,5,9]]}},&quot;id&quot;:1091,&quot;uri&quot;:[&quot;http://zotero.org/users/1913249/items/MRBIFKUU&quot;],&quot;suffix&quot;:&quot;&quot;,&quot;prefix&quot;:&quot;&quot;}],&quot;schema&quot;:&quot;https://github.com/citation-style-language/schema/raw/master/csl-citation.json&quot;} RNDfkqroxukok"/>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properties&quot;:{&quot;formattedCitation&quot;:&quot;[@chesterman_webmaking_2015]&quot;,&quot;noteIndex&quot;:0},&quot;citationID&quot;:&quot;eajemkcz&quot;,&quot;citationItems&quot;:[{&quot;uris&quot;:[&quot;http://zotero.org/users/1913249/items/UIIVWFPB&quot;],&quot;itemData&quot;:{&quot;URL&quot;:&quot;http://digitalducks.org/blog/project-report-webmaking/&quot;,&quot;type&quot;:&quot;webpage&quot;,&quot;title&quot;:&quot;Webmaking using Javascript to promote student engagement and constructivist learning approaches at KS3&quot;,&quot;id&quot;:&quot;chesterman_webmaking_2015&quot;,&quot;issued&quot;:{&quot;date-parts&quot;:[[&quot;2015&quot;]]},&quot;author&quot;:[{&quot;family&quot;:&quot;Chesterman&quot;,&quot;given&quot;:&quot;Mick&quot;}],&quot;citation-key&quot;:&quot;chesterman_webmaking_2015&quot;,&quot;accessed&quot;:{&quot;date-parts&quot;:[[&quot;2016&quot;,3,19]]}},&quot;id&quot;:1019,&quot;uri&quot;:[&quot;http://zotero.org/users/1913249/items/UIIVWFPB&quot;],&quot;suffix&quot;:&quot;&quot;,&quot;prefix&quot;:&quot;&quot;}],&quot;schema&quot;:&quot;https://github.com/citation-style-language/schema/raw/master/csl-citation.json&quot;} RNDpslccvcpix"/>&lt;Do Zotero Refresh: [@chesterman_webmaking_2015]&gt;<text:reference-mark-end text:name="ZOTERO_ITEM CSL_CITATION {&quot;properties&quot;:{&quot;formattedCitation&quot;:&quot;[@chesterman_webmaking_2015]&quot;,&quot;noteIndex&quot;:0},&quot;citationID&quot;:&quot;eajemkcz&quot;,&quot;citationItems&quot;:[{&quot;uris&quot;:[&quot;http://zotero.org/users/1913249/items/UIIVWFPB&quot;],&quot;itemData&quot;:{&quot;URL&quot;:&quot;http://digitalducks.org/blog/project-report-webmaking/&quot;,&quot;type&quot;:&quot;webpage&quot;,&quot;title&quot;:&quot;Webmaking using Javascript to promote student engagement and constructivist learning approaches at KS3&quot;,&quot;id&quot;:&quot;chesterman_webmaking_2015&quot;,&quot;issued&quot;:{&quot;date-parts&quot;:[[&quot;2015&quot;]]},&quot;author&quot;:[{&quot;family&quot;:&quot;Chesterman&quot;,&quot;given&quot;:&quot;Mick&quot;}],&quot;citation-key&quot;:&quot;chesterman_webmaking_2015&quot;,&quot;accessed&quot;:{&quot;date-parts&quot;:[[&quot;2016&quot;,3,19]]}},&quot;id&quot;:1019,&quot;uri&quot;:[&quot;http://zotero.org/users/1913249/items/UIIVWFPB&quot;],&quot;suffix&quot;:&quot;&quot;,&quot;prefix&quot;:&quot;&quot;}],&quot;schema&quot;:&quot;https://github.com/citation-style-language/schema/raw/master/csl-citation.json&quot;} RNDpslccvcpix"/>.</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h text:style-name="Heading_20_3" text:outline-level="3"><text:bookmark-start text:name="authentic-web-technology-code-playgrounds"/>Authentic web technology &amp; Code playgrounds<text:bookmark-end text:name="authentic-web-technology-code-playgrounds"/></text:h>
      <text:p text:style-name="First_20_paragraph">Later in this thesis I problematise the use of the work authentic in learning <text:reference-mark-start text:name="ZOTERO_ITEM CSL_CITATION {&quot;properties&quot;:{&quot;formattedCitation&quot;:&quot;[@lee_none_2016]&quot;,&quot;noteIndex&quot;:0},&quot;citationID&quot;:&quot;gwzmgqev&quot;,&quot;citationItems&quot;:[{&quot;uris&quot;:[&quot;http://zotero.org/users/1913249/items/NN25MFNI&quot;],&quot;itemData&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publisher&quot;:&quot;Routledge&quot;,&quot;DOI&quot;:&quot;10.1080/10665684.2016.1227157&quot;,&quot;id&quot;:&quot;lee_none_2016&quot;,&quot;author&quot;:[{&quot;family&quot;:&quot;Lee&quot;,&quot;given&quot;:&quot;Clifford H.&quot;},{&quot;family&quot;:&quot;Soep&quot;,&quot;given&quot;:&quot;Elisabeth&quot;}],&quot;ISSN&quot;:&quot;1066-5684&quot;,&quot;page&quot;:&quot;480-492&quot;,&quot;title-short&quot;:&quot;None But Ourselves Can Free Our Minds&quot;,&quot;volume&quot;:&quot;49&quot;,&quot;issue&quot;:&quot;4&quot;,&quot;URL&quot;:&quot;https://doi.org/10.1080/10665684.2016.1227157&quot;,&quot;source&quot;:&quot;Taylor and Francis+NEJM&quot;,&quot;type&quot;:&quot;article-journal&quot;,&quot;title&quot;:&quot;None But Ourselves Can Free Our Minds: Critical Computational Literacy as a Pedagogy of Resistance&quot;,&quot;container-title&quot;:&quot;Equity &amp; Excellence in Education&quot;,&quot;accessed&quot;:{&quot;date-parts&quot;:[[&quot;2023&quot;,10,2]]},&quot;issued&quot;:{&quot;date-parts&quot;:[[&quot;2016&quot;,10,1]]},&quot;citation-key&quot;:&quot;lee_none_2016&quot;},&quot;id&quot;:8970,&quot;uri&quot;:[&quot;http://zotero.org/users/1913249/items/NN25MFNI&quot;],&quot;suffix&quot;:&quot;&quot;,&quot;prefix&quot;:&quot;&quot;}],&quot;schema&quot;:&quot;https://github.com/citation-style-language/schema/raw/master/csl-citation.json&quot;} RNDnyfcjkdtop"/>&lt;Do Zotero Refresh: [@lee_none_2016]&gt;<text:reference-mark-end text:name="ZOTERO_ITEM CSL_CITATION {&quot;properties&quot;:{&quot;formattedCitation&quot;:&quot;[@lee_none_2016]&quot;,&quot;noteIndex&quot;:0},&quot;citationID&quot;:&quot;gwzmgqev&quot;,&quot;citationItems&quot;:[{&quot;uris&quot;:[&quot;http://zotero.org/users/1913249/items/NN25MFNI&quot;],&quot;itemData&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publisher&quot;:&quot;Routledge&quot;,&quot;DOI&quot;:&quot;10.1080/10665684.2016.1227157&quot;,&quot;id&quot;:&quot;lee_none_2016&quot;,&quot;author&quot;:[{&quot;family&quot;:&quot;Lee&quot;,&quot;given&quot;:&quot;Clifford H.&quot;},{&quot;family&quot;:&quot;Soep&quot;,&quot;given&quot;:&quot;Elisabeth&quot;}],&quot;ISSN&quot;:&quot;1066-5684&quot;,&quot;page&quot;:&quot;480-492&quot;,&quot;title-short&quot;:&quot;None But Ourselves Can Free Our Minds&quot;,&quot;volume&quot;:&quot;49&quot;,&quot;issue&quot;:&quot;4&quot;,&quot;URL&quot;:&quot;https://doi.org/10.1080/10665684.2016.1227157&quot;,&quot;source&quot;:&quot;Taylor and Francis+NEJM&quot;,&quot;type&quot;:&quot;article-journal&quot;,&quot;title&quot;:&quot;None But Ourselves Can Free Our Minds: Critical Computational Literacy as a Pedagogy of Resistance&quot;,&quot;container-title&quot;:&quot;Equity &amp; Excellence in Education&quot;,&quot;accessed&quot;:{&quot;date-parts&quot;:[[&quot;2023&quot;,10,2]]},&quot;issued&quot;:{&quot;date-parts&quot;:[[&quot;2016&quot;,10,1]]},&quot;citation-key&quot;:&quot;lee_none_2016&quot;},&quot;id&quot;:8970,&quot;uri&quot;:[&quot;http://zotero.org/users/1913249/items/NN25MFNI&quot;],&quot;suffix&quot;:&quot;&quot;,&quot;prefix&quot;:&quot;&quot;}],&quot;schema&quot;:&quot;https://github.com/citation-style-language/schema/raw/master/csl-citation.json&quot;} RNDnyfcjkdtop"/>.</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properties&quot;:{&quot;formattedCitation&quot;:&quot;[@shaffer_thick_1999; @warr_bridging_2020]&quot;,&quot;noteIndex&quot;:0},&quot;citationID&quot;:&quot;eroukawn&quot;,&quot;citationItems&quot;:[{&quot;uris&quot;:[&quot;http://zotero.org/users/1913249/items/WKM9K5XV&quot;],&quot;itemData&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volume&quot;:&quot;10&quot;,&quot;type&quot;:&quot;article-journal&quot;,&quot;source&quot;:&quot;ResearchGate&quot;,&quot;title-short&quot;:&quot;\&quot;Thick\&quot; Authenticity&quot;,&quot;issued&quot;:{&quot;date-parts&quot;:[[&quot;1999&quot;,1,1]]},&quot;title&quot;:&quot;\&quot;Thick\&quot; Authenticity: New Media and Authentic Learning&quot;,&quot;author&quot;:[{&quot;family&quot;:&quot;Shaffer&quot;,&quot;given&quot;:&quot;David&quot;},{&quot;family&quot;:&quot;Resnick&quot;,&quot;given&quot;:&quot;Mitchel&quot;}],&quot;id&quot;:&quot;shaffer_thick_1999&quot;,&quot;citation-key&quot;:&quot;shaffer_thick_1999&quot;},&quot;id&quot;:1678,&quot;uri&quot;:[&quot;http://zotero.org/users/1913249/items/WKM9K5XV&quot;],&quot;suffix&quot;:&quot;&quot;,&quot;prefix&quot;:&quot;&quot;},{&quot;uris&quot;:[&quot;http://zotero.org/users/1913249/items/UXPTJGX7&quot;],&quot;itemData&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d&quot;:&quot;warr_bridging_2020&quot;,&quot;author&quot;:[{&quot;family&quot;:&quot;Warr&quot;,&quot;given&quot;:&quot;Melissa&quot;},{&quot;family&quot;:&quot;West&quot;,&quot;given&quot;:&quot;Richard E.&quot;}],&quot;ISSN&quot;:&quot;1541-5015&quot;,&quot;number&quot;:&quot;1&quot;,&quot;title-short&quot;:&quot;Bridging Academic Disciplines with Interdisciplinary Project-based Learning&quot;,&quot;volume&quot;:&quot;14&quot;,&quot;URL&quot;:&quot;https://scholarworks.iu.edu/journals/index.php/ijpbl/article/view/28590&quot;,&quot;issue&quot;:&quot;1&quot;,&quot;type&quot;:&quot;article-journal&quot;,&quot;source&quot;:&quot;scholarworks.iu.edu&quot;,&quot;language&quot;:&quot;en&quot;,&quot;title&quot;:&quot;Bridging Academic Disciplines with Interdisciplinary Project-based Learning: Challenges and Opportunities&quot;,&quot;accessed&quot;:{&quot;date-parts&quot;:[[&quot;2023&quot;,12,19]]},&quot;license&quot;:&quot;Copyright (c) 2020 Melissa Warr, Richard E. West&quot;,&quot;issued&quot;:{&quot;date-parts&quot;:[[&quot;2020&quot;,5,29]]},&quot;citation-key&quot;:&quot;warr_bridging_2020&quot;},&quot;id&quot;:9124,&quot;uri&quot;:[&quot;http://zotero.org/users/1913249/items/UXPTJGX7&quot;],&quot;suffix&quot;:&quot;&quot;,&quot;prefix&quot;:&quot;&quot;}],&quot;schema&quot;:&quot;https://github.com/citation-style-language/schema/raw/master/csl-citation.json&quot;} RNDvydewjawwh"/>&lt;Do Zotero Refresh: [@shaffer_thick_1999; @warr_bridging_2020]&gt;<text:reference-mark-end text:name="ZOTERO_ITEM CSL_CITATION {&quot;properties&quot;:{&quot;formattedCitation&quot;:&quot;[@shaffer_thick_1999; @warr_bridging_2020]&quot;,&quot;noteIndex&quot;:0},&quot;citationID&quot;:&quot;eroukawn&quot;,&quot;citationItems&quot;:[{&quot;uris&quot;:[&quot;http://zotero.org/users/1913249/items/WKM9K5XV&quot;],&quot;itemData&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volume&quot;:&quot;10&quot;,&quot;type&quot;:&quot;article-journal&quot;,&quot;source&quot;:&quot;ResearchGate&quot;,&quot;title-short&quot;:&quot;\&quot;Thick\&quot; Authenticity&quot;,&quot;issued&quot;:{&quot;date-parts&quot;:[[&quot;1999&quot;,1,1]]},&quot;title&quot;:&quot;\&quot;Thick\&quot; Authenticity: New Media and Authentic Learning&quot;,&quot;author&quot;:[{&quot;family&quot;:&quot;Shaffer&quot;,&quot;given&quot;:&quot;David&quot;},{&quot;family&quot;:&quot;Resnick&quot;,&quot;given&quot;:&quot;Mitchel&quot;}],&quot;id&quot;:&quot;shaffer_thick_1999&quot;,&quot;citation-key&quot;:&quot;shaffer_thick_1999&quot;},&quot;id&quot;:1678,&quot;uri&quot;:[&quot;http://zotero.org/users/1913249/items/WKM9K5XV&quot;],&quot;suffix&quot;:&quot;&quot;,&quot;prefix&quot;:&quot;&quot;},{&quot;uris&quot;:[&quot;http://zotero.org/users/1913249/items/UXPTJGX7&quot;],&quot;itemData&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d&quot;:&quot;warr_bridging_2020&quot;,&quot;author&quot;:[{&quot;family&quot;:&quot;Warr&quot;,&quot;given&quot;:&quot;Melissa&quot;},{&quot;family&quot;:&quot;West&quot;,&quot;given&quot;:&quot;Richard E.&quot;}],&quot;ISSN&quot;:&quot;1541-5015&quot;,&quot;number&quot;:&quot;1&quot;,&quot;title-short&quot;:&quot;Bridging Academic Disciplines with Interdisciplinary Project-based Learning&quot;,&quot;volume&quot;:&quot;14&quot;,&quot;URL&quot;:&quot;https://scholarworks.iu.edu/journals/index.php/ijpbl/article/view/28590&quot;,&quot;issue&quot;:&quot;1&quot;,&quot;type&quot;:&quot;article-journal&quot;,&quot;source&quot;:&quot;scholarworks.iu.edu&quot;,&quot;language&quot;:&quot;en&quot;,&quot;title&quot;:&quot;Bridging Academic Disciplines with Interdisciplinary Project-based Learning: Challenges and Opportunities&quot;,&quot;accessed&quot;:{&quot;date-parts&quot;:[[&quot;2023&quot;,12,19]]},&quot;license&quot;:&quot;Copyright (c) 2020 Melissa Warr, Richard E. West&quot;,&quot;issued&quot;:{&quot;date-parts&quot;:[[&quot;2020&quot;,5,29]]},&quot;citation-key&quot;:&quot;warr_bridging_2020&quot;},&quot;id&quot;:9124,&quot;uri&quot;:[&quot;http://zotero.org/users/1913249/items/UXPTJGX7&quot;],&quot;suffix&quot;:&quot;&quot;,&quot;prefix&quot;:&quot;&quot;}],&quot;schema&quot;:&quot;https://github.com/citation-style-language/schema/raw/master/csl-citation.json&quot;} RNDvydewjawwh"/>.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properties&quot;:{&quot;formattedCitation&quot;:&quot;[@aitken_dorothy_2013]&quot;,&quot;noteIndex&quot;:0},&quot;citationID&quot;:&quot;madzzjcj&quot;,&quot;citationItems&quot;:[{&quot;uris&quot;:[&quot;http://zotero.org/users/1913249/items/8HEQF7AH&quot;],&quot;itemData&quot;:{&quot;page&quot;:&quot;34–56&quot;,&quot;container-title&quot;:&quot;Connecting curriculum linking learning&quot;,&quot;URL&quot;:&quot;http://www.academia.edu/download/31717276/MOTE_Chapter_3_Aitken_Pages_from_Connecting_Curriculum__Fraser__v3_220213.pdf&quot;,&quot;accessed&quot;:{&quot;date-parts&quot;:[[&quot;2016&quot;,11,28]]},&quot;type&quot;:&quot;article-journal&quot;,&quot;source&quot;:&quot;Google Scholar&quot;,&quot;title-short&quot;:&quot;Dorothy Heathcote’s Mantle of the expert approach to teaching and learning&quot;,&quot;id&quot;:&quot;aitken_dorothy_2013&quot;,&quot;title&quot;:&quot;Dorothy Heathcote’s Mantle of the expert approach to teaching and learning: A brief introduction&quot;,&quot;author&quot;:[{&quot;family&quot;:&quot;Aitken&quot;,&quot;given&quot;:&quot;Viv&quot;}],&quot;issued&quot;:{&quot;date-parts&quot;:[[&quot;2013&quot;]]},&quot;citation-key&quot;:&quot;aitken_dorothy_2013&quot;},&quot;id&quot;:318,&quot;uri&quot;:[&quot;http://zotero.org/users/1913249/items/8HEQF7AH&quot;],&quot;suffix&quot;:&quot;&quot;,&quot;prefix&quot;:&quot;&quot;}],&quot;schema&quot;:&quot;https://github.com/citation-style-language/schema/raw/master/csl-citation.json&quot;} RNDtfciuhajbl"/>&lt;Do Zotero Refresh: [@aitken_dorothy_2013]&gt;<text:reference-mark-end text:name="ZOTERO_ITEM CSL_CITATION {&quot;properties&quot;:{&quot;formattedCitation&quot;:&quot;[@aitken_dorothy_2013]&quot;,&quot;noteIndex&quot;:0},&quot;citationID&quot;:&quot;madzzjcj&quot;,&quot;citationItems&quot;:[{&quot;uris&quot;:[&quot;http://zotero.org/users/1913249/items/8HEQF7AH&quot;],&quot;itemData&quot;:{&quot;page&quot;:&quot;34–56&quot;,&quot;container-title&quot;:&quot;Connecting curriculum linking learning&quot;,&quot;URL&quot;:&quot;http://www.academia.edu/download/31717276/MOTE_Chapter_3_Aitken_Pages_from_Connecting_Curriculum__Fraser__v3_220213.pdf&quot;,&quot;accessed&quot;:{&quot;date-parts&quot;:[[&quot;2016&quot;,11,28]]},&quot;type&quot;:&quot;article-journal&quot;,&quot;source&quot;:&quot;Google Scholar&quot;,&quot;title-short&quot;:&quot;Dorothy Heathcote’s Mantle of the expert approach to teaching and learning&quot;,&quot;id&quot;:&quot;aitken_dorothy_2013&quot;,&quot;title&quot;:&quot;Dorothy Heathcote’s Mantle of the expert approach to teaching and learning: A brief introduction&quot;,&quot;author&quot;:[{&quot;family&quot;:&quot;Aitken&quot;,&quot;given&quot;:&quot;Viv&quot;}],&quot;issued&quot;:{&quot;date-parts&quot;:[[&quot;2013&quot;]]},&quot;citation-key&quot;:&quot;aitken_dorothy_2013&quot;},&quot;id&quot;:318,&quot;uri&quot;:[&quot;http://zotero.org/users/1913249/items/8HEQF7AH&quot;],&quot;suffix&quot;:&quot;&quot;,&quot;prefix&quot;:&quot;&quot;}],&quot;schema&quot;:&quot;https://github.com/citation-style-language/schema/raw/master/csl-citation.json&quot;} RNDtfciuhajbl"/>.</text:p>
      <text:p text:style-name="Text_20_body">Heathcote discusses authenticity in detail in her writings <text:reference-mark-start text:name="ZOTERO_ITEM CSL_CITATION {&quot;properties&quot;:{&quot;formattedCitation&quot;:&quot;[@heathcote_dorothy_1984]&quot;,&quot;noteIndex&quot;:0},&quot;citationID&quot;:&quot;jxzewcjs&quot;,&quot;citationItems&quot;:[{&quot;uris&quot;:[&quot;http://zotero.org/users/1913249/items/8ZBRVTW7&quot;],&quot;itemData&quot;:{&quot;type&quot;:&quot;book&quot;,&quot;ISBN&quot;:&quot;978-0-09-149261-8&quot;,&quot;title-short&quot;:&quot;Dorothy Heathcote&quot;,&quot;publisher&quot;:&quot;Hutchinson&quot;,&quot;title&quot;:&quot;Dorothy Heathcote: collected writings on education and drama&quot;,&quot;language&quot;:&quot;eng&quot;,&quot;event-place&quot;:&quot;London&quot;,&quot;publisher-place&quot;:&quot;London&quot;,&quot;number-of-pages&quot;:&quot;218&quot;,&quot;source&quot;:&quot;Open WorldCat&quot;,&quot;note&quot;:&quot;OCLC: 12584606&quot;,&quot;id&quot;:&quot;heathcote_dorothy_1984&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id&quot;:3671,&quot;uri&quot;:[&quot;http://zotero.org/users/1913249/items/8ZBRVTW7&quot;],&quot;suffix&quot;:&quot;&quot;,&quot;prefix&quot;:&quot;&quot;}],&quot;schema&quot;:&quot;https://github.com/citation-style-language/schema/raw/master/csl-citation.json&quot;} RNDmjpirbjvbi"/>&lt;Do Zotero Refresh: [@heathcote_dorothy_1984]&gt;<text:reference-mark-end text:name="ZOTERO_ITEM CSL_CITATION {&quot;properties&quot;:{&quot;formattedCitation&quot;:&quot;[@heathcote_dorothy_1984]&quot;,&quot;noteIndex&quot;:0},&quot;citationID&quot;:&quot;jxzewcjs&quot;,&quot;citationItems&quot;:[{&quot;uris&quot;:[&quot;http://zotero.org/users/1913249/items/8ZBRVTW7&quot;],&quot;itemData&quot;:{&quot;type&quot;:&quot;book&quot;,&quot;ISBN&quot;:&quot;978-0-09-149261-8&quot;,&quot;title-short&quot;:&quot;Dorothy Heathcote&quot;,&quot;publisher&quot;:&quot;Hutchinson&quot;,&quot;title&quot;:&quot;Dorothy Heathcote: collected writings on education and drama&quot;,&quot;language&quot;:&quot;eng&quot;,&quot;event-place&quot;:&quot;London&quot;,&quot;publisher-place&quot;:&quot;London&quot;,&quot;number-of-pages&quot;:&quot;218&quot;,&quot;source&quot;:&quot;Open WorldCat&quot;,&quot;note&quot;:&quot;OCLC: 12584606&quot;,&quot;id&quot;:&quot;heathcote_dorothy_1984&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id&quot;:3671,&quot;uri&quot;:[&quot;http://zotero.org/users/1913249/items/8ZBRVTW7&quot;],&quot;suffix&quot;:&quot;&quot;,&quot;prefix&quot;:&quot;&quot;}],&quot;schema&quot;:&quot;https://github.com/citation-style-language/schema/raw/master/csl-citation.json&quot;} RNDmjpirbjvbi"/>.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properties&quot;:{&quot;formattedCitation&quot;:&quot;[@hinton_workplace-focused_nodate]&quot;,&quot;noteIndex&quot;:0},&quot;citationID&quot;:&quot;edsyjvhd&quot;,&quot;citationItems&quot;:[{&quot;uris&quot;:[&quot;http://zotero.org/users/1913249/items/2NLLQFAQ&quot;],&quot;itemData&quot;:{&quot;source&quot;:&quot;Zotero&quot;,&quot;type&quot;:&quot;article-journal&quot;,&quot;id&quot;:&quot;hinton_workplace-focused_nodate&quot;,&quot;title&quot;:&quot;Workplace-focused Development Drama (Mantle of the Expert) and Writing&quot;,&quot;author&quot;:[{&quot;family&quot;:&quot;Hinton&quot;,&quot;given&quot;:&quot;Lisa&quot;}],&quot;language&quot;:&quot;en&quot;,&quot;citation-key&quot;:&quot;hinton_workplace-focused_nodate&quot;},&quot;id&quot;:3677,&quot;uri&quot;:[&quot;http://zotero.org/users/1913249/items/2NLLQFAQ&quot;],&quot;suffix&quot;:&quot;&quot;,&quot;prefix&quot;:&quot;&quot;}],&quot;schema&quot;:&quot;https://github.com/citation-style-language/schema/raw/master/csl-citation.json&quot;} RNDcindtwbsby"/>&lt;Do Zotero Refresh: [@hinton_workplace-focused_nodate]&gt;<text:reference-mark-end text:name="ZOTERO_ITEM CSL_CITATION {&quot;properties&quot;:{&quot;formattedCitation&quot;:&quot;[@hinton_workplace-focused_nodate]&quot;,&quot;noteIndex&quot;:0},&quot;citationID&quot;:&quot;edsyjvhd&quot;,&quot;citationItems&quot;:[{&quot;uris&quot;:[&quot;http://zotero.org/users/1913249/items/2NLLQFAQ&quot;],&quot;itemData&quot;:{&quot;source&quot;:&quot;Zotero&quot;,&quot;type&quot;:&quot;article-journal&quot;,&quot;id&quot;:&quot;hinton_workplace-focused_nodate&quot;,&quot;title&quot;:&quot;Workplace-focused Development Drama (Mantle of the Expert) and Writing&quot;,&quot;author&quot;:[{&quot;family&quot;:&quot;Hinton&quot;,&quot;given&quot;:&quot;Lisa&quot;}],&quot;language&quot;:&quot;en&quot;,&quot;citation-key&quot;:&quot;hinton_workplace-focused_nodate&quot;},&quot;id&quot;:3677,&quot;uri&quot;:[&quot;http://zotero.org/users/1913249/items/2NLLQFAQ&quot;],&quot;suffix&quot;:&quot;&quot;,&quot;prefix&quot;:&quot;&quot;}],&quot;schema&quot;:&quot;https://github.com/citation-style-language/schema/raw/master/csl-citation.json&quot;} RNDcindtwbsby"/></text:p>
      <text:p text:style-name="Text_20_body">Rainer and Bolton explore some of the rigidity of the MoE approach in terms of time allocated and other factors. Rainer outlines a wider scope of a process drama <text:reference-mark-start text:name="ZOTERO_ITEM CSL_CITATION {&quot;properties&quot;:{&quot;formattedCitation&quot;:&quot;[-@rainer_drama_2012]&quot;,&quot;noteIndex&quot;:0},&quot;citationID&quot;:&quot;vkqhugpm&quot;,&quot;citationItems&quot;:[{&quot;suppress-author&quot;:true,&quot;uris&quot;:[&quot;http://zotero.org/users/1913249/items/L9DXC8RY&quot;],&quot;id&quot;:3679,&quot;uri&quot;:[&quot;http://zotero.org/users/1913249/items/L9DXC8RY&quot;],&quot;itemData&quot;:{&quot;ISBN&quot;:&quot;978-1-136-49649-3&quot;,&quot;publisher&quot;:&quot;Routledge&quot;,&quot;type&quot;:&quot;book&quot;,&quot;title-short&quot;:&quot;Drama at the Heart of the Secondary School&quot;,&quot;title&quot;:&quot;Drama at the Heart of the Secondary School: Projects to Promote Authentic Learning&quot;,&quot;number-of-pages&quot;:&quot;286&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author&quot;:[{&quot;family&quot;:&quot;Rainer&quot;,&quot;given&quot;:&quot;John&quot;},{&quot;family&quot;:&quot;Lewis&quot;,&quot;given&quot;:&quot;Martin&quot;}],&quot;id&quot;:&quot;rainer_drama_2012&quot;,&quot;citation-key&quot;:&quot;rainer_drama_2012&quot;},&quot;suffix&quot;:&quot;&quot;,&quot;prefix&quot;:&quot;&quot;}],&quot;schema&quot;:&quot;https://github.com/citation-style-language/schema/raw/master/csl-citation.json&quot;} RNDhzhjhlnakw"/>&lt;Do Zotero Refresh: [-@rainer_drama_2012]&gt;<text:reference-mark-end text:name="ZOTERO_ITEM CSL_CITATION {&quot;properties&quot;:{&quot;formattedCitation&quot;:&quot;[-@rainer_drama_2012]&quot;,&quot;noteIndex&quot;:0},&quot;citationID&quot;:&quot;vkqhugpm&quot;,&quot;citationItems&quot;:[{&quot;suppress-author&quot;:true,&quot;uris&quot;:[&quot;http://zotero.org/users/1913249/items/L9DXC8RY&quot;],&quot;id&quot;:3679,&quot;uri&quot;:[&quot;http://zotero.org/users/1913249/items/L9DXC8RY&quot;],&quot;itemData&quot;:{&quot;ISBN&quot;:&quot;978-1-136-49649-3&quot;,&quot;publisher&quot;:&quot;Routledge&quot;,&quot;type&quot;:&quot;book&quot;,&quot;title-short&quot;:&quot;Drama at the Heart of the Secondary School&quot;,&quot;title&quot;:&quot;Drama at the Heart of the Secondary School: Projects to Promote Authentic Learning&quot;,&quot;number-of-pages&quot;:&quot;286&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author&quot;:[{&quot;family&quot;:&quot;Rainer&quot;,&quot;given&quot;:&quot;John&quot;},{&quot;family&quot;:&quot;Lewis&quot;,&quot;given&quot;:&quot;Martin&quot;}],&quot;id&quot;:&quot;rainer_drama_2012&quot;,&quot;citation-key&quot;:&quot;rainer_drama_2012&quot;},&quot;suffix&quot;:&quot;&quot;,&quot;prefix&quot;:&quot;&quot;}],&quot;schema&quot;:&quot;https://github.com/citation-style-language/schema/raw/master/csl-citation.json&quot;} RNDhzhjhlnakw"/>.</text:p>
      <text:p text:style-name="Text_20_body"><text:span text:style-name="T2">Other forms of process dramas and STEM education</text:span></text:p>
      <text:p text:style-name="Text_20_body">MoE is one form of other process drama. Others exist. They share similar aims. MoE can be seen as formulaic <text:reference-mark-start text:name="ZOTERO_ITEM CSL_CITATION {&quot;properties&quot;:{&quot;formattedCitation&quot;:&quot;[@rainer_drama_2012]&quot;,&quot;noteIndex&quot;:0},&quot;citationID&quot;:&quot;vraxznbt&quot;,&quot;citationItems&quot;:[{&quot;uris&quot;:[&quot;http://zotero.org/users/1913249/items/L9DXC8RY&quot;],&quot;itemData&quot;:{&quot;ISBN&quot;:&quot;978-1-136-49649-3&quot;,&quot;publisher&quot;:&quot;Routledge&quot;,&quot;type&quot;:&quot;book&quot;,&quot;title-short&quot;:&quot;Drama at the Heart of the Secondary School&quot;,&quot;title&quot;:&quot;Drama at the Heart of the Secondary School: Projects to Promote Authentic Learning&quot;,&quot;number-of-pages&quot;:&quot;286&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author&quot;:[{&quot;family&quot;:&quot;Rainer&quot;,&quot;given&quot;:&quot;John&quot;},{&quot;family&quot;:&quot;Lewis&quot;,&quot;given&quot;:&quot;Martin&quot;}],&quot;id&quot;:&quot;rainer_drama_2012&quot;,&quot;citation-key&quot;:&quot;rainer_drama_2012&quot;},&quot;id&quot;:3679,&quot;uri&quot;:[&quot;http://zotero.org/users/1913249/items/L9DXC8RY&quot;],&quot;suffix&quot;:&quot;&quot;,&quot;prefix&quot;:&quot;&quot;}],&quot;schema&quot;:&quot;https://github.com/citation-style-language/schema/raw/master/csl-citation.json&quot;} RNDkdmlbhwsor"/>&lt;Do Zotero Refresh: [@rainer_drama_2012]&gt;<text:reference-mark-end text:name="ZOTERO_ITEM CSL_CITATION {&quot;properties&quot;:{&quot;formattedCitation&quot;:&quot;[@rainer_drama_2012]&quot;,&quot;noteIndex&quot;:0},&quot;citationID&quot;:&quot;vraxznbt&quot;,&quot;citationItems&quot;:[{&quot;uris&quot;:[&quot;http://zotero.org/users/1913249/items/L9DXC8RY&quot;],&quot;itemData&quot;:{&quot;ISBN&quot;:&quot;978-1-136-49649-3&quot;,&quot;publisher&quot;:&quot;Routledge&quot;,&quot;type&quot;:&quot;book&quot;,&quot;title-short&quot;:&quot;Drama at the Heart of the Secondary School&quot;,&quot;title&quot;:&quot;Drama at the Heart of the Secondary School: Projects to Promote Authentic Learning&quot;,&quot;number-of-pages&quot;:&quot;286&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author&quot;:[{&quot;family&quot;:&quot;Rainer&quot;,&quot;given&quot;:&quot;John&quot;},{&quot;family&quot;:&quot;Lewis&quot;,&quot;given&quot;:&quot;Martin&quot;}],&quot;id&quot;:&quot;rainer_drama_2012&quot;,&quot;citation-key&quot;:&quot;rainer_drama_2012&quot;},&quot;id&quot;:3679,&quot;uri&quot;:[&quot;http://zotero.org/users/1913249/items/L9DXC8RY&quot;],&quot;suffix&quot;:&quot;&quot;,&quot;prefix&quot;:&quot;&quot;}],&quot;schema&quot;:&quot;https://github.com/citation-style-language/schema/raw/master/csl-citation.json&quot;} RNDkdmlbhwsor"/>, or prohibitively time consuming <text:reference-mark-start text:name="ZOTERO_ITEM CSL_CITATION {&quot;properties&quot;:{&quot;formattedCitation&quot;:&quot;[@heathcote_drama_1994]&quot;,&quot;noteIndex&quot;:0},&quot;citationID&quot;:&quot;yedgelpm&quot;,&quot;citationItems&quot;:[{&quot;uris&quot;:[&quot;http://zotero.org/users/1913249/items/FUU3FZWS&quot;],&quot;itemData&quot;:{&quot;type&quot;:&quot;book&quot;,&quot;title&quot;:&quot;Drama for Learning: Dorothy Heathcote's Mantle of the Expert Approach to Education. Dimensions of Drama Series.&quot;,&quot;id&quot;:&quot;heathcote_drama_1994&quot;,&quot;publisher&quot;:&quot;ERIC&quot;,&quot;author&quot;:[{&quot;family&quot;:&quot;Heathcote&quot;,&quot;given&quot;:&quot;Dorothy&quot;},{&quot;family&quot;:&quot;Bolton&quot;,&quot;given&quot;:&quot;Gavin&quot;}],&quot;issued&quot;:{&quot;date-parts&quot;:[[&quot;1994&quot;]]},&quot;citation-key&quot;:&quot;heathcote_drama_1994&quot;},&quot;id&quot;:3253,&quot;uri&quot;:[&quot;http://zotero.org/users/1913249/items/FUU3FZWS&quot;],&quot;suffix&quot;:&quot;&quot;,&quot;prefix&quot;:&quot;&quot;}],&quot;schema&quot;:&quot;https://github.com/citation-style-language/schema/raw/master/csl-citation.json&quot;} RNDwcmhzhyzfy"/>&lt;Do Zotero Refresh: [@heathcote_drama_1994]&gt;<text:reference-mark-end text:name="ZOTERO_ITEM CSL_CITATION {&quot;properties&quot;:{&quot;formattedCitation&quot;:&quot;[@heathcote_drama_1994]&quot;,&quot;noteIndex&quot;:0},&quot;citationID&quot;:&quot;yedgelpm&quot;,&quot;citationItems&quot;:[{&quot;uris&quot;:[&quot;http://zotero.org/users/1913249/items/FUU3FZWS&quot;],&quot;itemData&quot;:{&quot;type&quot;:&quot;book&quot;,&quot;title&quot;:&quot;Drama for Learning: Dorothy Heathcote's Mantle of the Expert Approach to Education. Dimensions of Drama Series.&quot;,&quot;id&quot;:&quot;heathcote_drama_1994&quot;,&quot;publisher&quot;:&quot;ERIC&quot;,&quot;author&quot;:[{&quot;family&quot;:&quot;Heathcote&quot;,&quot;given&quot;:&quot;Dorothy&quot;},{&quot;family&quot;:&quot;Bolton&quot;,&quot;given&quot;:&quot;Gavin&quot;}],&quot;issued&quot;:{&quot;date-parts&quot;:[[&quot;1994&quot;]]},&quot;citation-key&quot;:&quot;heathcote_drama_1994&quot;},&quot;id&quot;:3253,&quot;uri&quot;:[&quot;http://zotero.org/users/1913249/items/FUU3FZWS&quot;],&quot;suffix&quot;:&quot;&quot;,&quot;prefix&quot;:&quot;&quot;}],&quot;schema&quot;:&quot;https://github.com/citation-style-language/schema/raw/master/csl-citation.json&quot;} RNDwcmhzhyzfy"/>.</text:p>
      <text:p text:style-name="Text_20_body">Rainer chapter <text:reference-mark-start text:name="ZOTERO_ITEM CSL_CITATION {&quot;properties&quot;:{&quot;formattedCitation&quot;:&quot;[@rainer_drama_2012]&quot;,&quot;noteIndex&quot;:0},&quot;citationID&quot;:&quot;nhsykekm&quot;,&quot;citationItems&quot;:[{&quot;uris&quot;:[&quot;http://zotero.org/users/1913249/items/L9DXC8RY&quot;],&quot;itemData&quot;:{&quot;ISBN&quot;:&quot;978-1-136-49649-3&quot;,&quot;publisher&quot;:&quot;Routledge&quot;,&quot;type&quot;:&quot;book&quot;,&quot;title-short&quot;:&quot;Drama at the Heart of the Secondary School&quot;,&quot;title&quot;:&quot;Drama at the Heart of the Secondary School: Projects to Promote Authentic Learning&quot;,&quot;number-of-pages&quot;:&quot;286&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author&quot;:[{&quot;family&quot;:&quot;Rainer&quot;,&quot;given&quot;:&quot;John&quot;},{&quot;family&quot;:&quot;Lewis&quot;,&quot;given&quot;:&quot;Martin&quot;}],&quot;id&quot;:&quot;rainer_drama_2012&quot;,&quot;citation-key&quot;:&quot;rainer_drama_2012&quot;},&quot;id&quot;:3679,&quot;uri&quot;:[&quot;http://zotero.org/users/1913249/items/L9DXC8RY&quot;],&quot;suffix&quot;:&quot;&quot;,&quot;prefix&quot;:&quot;&quot;}],&quot;schema&quot;:&quot;https://github.com/citation-style-language/schema/raw/master/csl-citation.json&quot;} RNDmgeaycfbij"/>&lt;Do Zotero Refresh: [@rainer_drama_2012]&gt;<text:reference-mark-end text:name="ZOTERO_ITEM CSL_CITATION {&quot;properties&quot;:{&quot;formattedCitation&quot;:&quot;[@rainer_drama_2012]&quot;,&quot;noteIndex&quot;:0},&quot;citationID&quot;:&quot;nhsykekm&quot;,&quot;citationItems&quot;:[{&quot;uris&quot;:[&quot;http://zotero.org/users/1913249/items/L9DXC8RY&quot;],&quot;itemData&quot;:{&quot;ISBN&quot;:&quot;978-1-136-49649-3&quot;,&quot;publisher&quot;:&quot;Routledge&quot;,&quot;type&quot;:&quot;book&quot;,&quot;title-short&quot;:&quot;Drama at the Heart of the Secondary School&quot;,&quot;title&quot;:&quot;Drama at the Heart of the Secondary School: Projects to Promote Authentic Learning&quot;,&quot;number-of-pages&quot;:&quot;286&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author&quot;:[{&quot;family&quot;:&quot;Rainer&quot;,&quot;given&quot;:&quot;John&quot;},{&quot;family&quot;:&quot;Lewis&quot;,&quot;given&quot;:&quot;Martin&quot;}],&quot;id&quot;:&quot;rainer_drama_2012&quot;,&quot;citation-key&quot;:&quot;rainer_drama_2012&quot;},&quot;id&quot;:3679,&quot;uri&quot;:[&quot;http://zotero.org/users/1913249/items/L9DXC8RY&quot;],&quot;suffix&quot;:&quot;&quot;,&quot;prefix&quot;:&quot;&quot;}],&quot;schema&quot;:&quot;https://github.com/citation-style-language/schema/raw/master/csl-citation.json&quot;} RNDmgeaycfbij"/>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properties&quot;:{&quot;formattedCitation&quot;:&quot;[@fields_picking_2013; @gill_process_2012]&quot;,&quot;noteIndex&quot;:0},&quot;citationID&quot;:&quot;myvjaiqa&quot;,&quot;citationItems&quot;:[{&quot;uris&quot;:[&quot;http://zotero.org/users/1913249/items/5JSJU8ID&quot;],&quot;itemData&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ublisher&quot;:&quot;Routledge&quot;,&quot;DOI&quot;:&quot;10.1080/10749039.2012.691199&quot;,&quot;id&quot;:&quot;fields_picking_2013&quot;,&quot;author&quot;:[{&quot;family&quot;:&quot;Fields&quot;,&quot;given&quot;:&quot;Deborah&quot;},{&quot;family&quot;:&quot;Enyedy&quot;,&quot;given&quot;:&quot;Noel&quot;}],&quot;ISSN&quot;:&quot;1074-9039&quot;,&quot;page&quot;:&quot;113-131&quot;,&quot;title-short&quot;:&quot;Picking Up the Mantle of “Expert”&quot;,&quot;volume&quot;:&quot;20&quot;,&quot;issue&quot;:&quot;2&quot;,&quot;URL&quot;:&quot;https://doi.org/10.1080/10749039.2012.691199&quot;,&quot;source&quot;:&quot;Taylor and Francis+NEJM&quot;,&quot;type&quot;:&quot;article-journal&quot;,&quot;title&quot;:&quot;Picking Up the Mantle of “Expert”: Assigned Roles, Assertion of Identity, and Peer Recognition Within a Programming Class&quot;,&quot;container-title&quot;:&quot;Mind, Culture, and Activity&quot;,&quot;accessed&quot;:{&quot;date-parts&quot;:[[&quot;2022&quot;,7,21]]},&quot;issued&quot;:{&quot;date-parts&quot;:[[&quot;2013&quot;,4,1]]},&quot;citation-key&quot;:&quot;fields_picking_2013&quot;},&quot;id&quot;:3888,&quot;uri&quot;:[&quot;http://zotero.org/users/1913249/items/5JSJU8ID&quot;],&quot;suffix&quot;:&quot;&quot;,&quot;prefix&quot;:&quot;&quot;},{&quot;uris&quot;:[&quot;http://zotero.org/users/1913249/items/6EJQTJ7J&quot;],&quot;itemData&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volume&quot;:&quot;20&quot;,&quot;type&quot;:&quot;article-journal&quot;,&quot;title-short&quot;:&quot;Process drama&quot;,&quot;title&quot;:&quot;Process drama: Bridging the Arts and the Sciences&quot;,&quot;source&quot;:&quot;ResearchGate&quot;,&quot;page&quot;:&quot;1299-1310&quot;,&quot;container-title-short&quot;:&quot;Pertanika Journal of Social Science and Humanities&quot;,&quot;issued&quot;:{&quot;date-parts&quot;:[[&quot;2012&quot;,2,13]]},&quot;author&quot;:[{&quot;family&quot;:&quot;Gill&quot;,&quot;given&quot;:&quot;Chamkaur&quot;}],&quot;id&quot;:&quot;gill_process_2012&quot;,&quot;citation-key&quot;:&quot;gill_process_2012&quot;},&quot;id&quot;:3670,&quot;uri&quot;:[&quot;http://zotero.org/users/1913249/items/6EJQTJ7J&quot;],&quot;suffix&quot;:&quot;&quot;,&quot;prefix&quot;:&quot;&quot;}],&quot;schema&quot;:&quot;https://github.com/citation-style-language/schema/raw/master/csl-citation.json&quot;} RNDppavondglo"/>&lt;Do Zotero Refresh: [@fields_picking_2013; @gill_process_2012]&gt;<text:reference-mark-end text:name="ZOTERO_ITEM CSL_CITATION {&quot;properties&quot;:{&quot;formattedCitation&quot;:&quot;[@fields_picking_2013; @gill_process_2012]&quot;,&quot;noteIndex&quot;:0},&quot;citationID&quot;:&quot;myvjaiqa&quot;,&quot;citationItems&quot;:[{&quot;uris&quot;:[&quot;http://zotero.org/users/1913249/items/5JSJU8ID&quot;],&quot;itemData&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ublisher&quot;:&quot;Routledge&quot;,&quot;DOI&quot;:&quot;10.1080/10749039.2012.691199&quot;,&quot;id&quot;:&quot;fields_picking_2013&quot;,&quot;author&quot;:[{&quot;family&quot;:&quot;Fields&quot;,&quot;given&quot;:&quot;Deborah&quot;},{&quot;family&quot;:&quot;Enyedy&quot;,&quot;given&quot;:&quot;Noel&quot;}],&quot;ISSN&quot;:&quot;1074-9039&quot;,&quot;page&quot;:&quot;113-131&quot;,&quot;title-short&quot;:&quot;Picking Up the Mantle of “Expert”&quot;,&quot;volume&quot;:&quot;20&quot;,&quot;issue&quot;:&quot;2&quot;,&quot;URL&quot;:&quot;https://doi.org/10.1080/10749039.2012.691199&quot;,&quot;source&quot;:&quot;Taylor and Francis+NEJM&quot;,&quot;type&quot;:&quot;article-journal&quot;,&quot;title&quot;:&quot;Picking Up the Mantle of “Expert”: Assigned Roles, Assertion of Identity, and Peer Recognition Within a Programming Class&quot;,&quot;container-title&quot;:&quot;Mind, Culture, and Activity&quot;,&quot;accessed&quot;:{&quot;date-parts&quot;:[[&quot;2022&quot;,7,21]]},&quot;issued&quot;:{&quot;date-parts&quot;:[[&quot;2013&quot;,4,1]]},&quot;citation-key&quot;:&quot;fields_picking_2013&quot;},&quot;id&quot;:3888,&quot;uri&quot;:[&quot;http://zotero.org/users/1913249/items/5JSJU8ID&quot;],&quot;suffix&quot;:&quot;&quot;,&quot;prefix&quot;:&quot;&quot;},{&quot;uris&quot;:[&quot;http://zotero.org/users/1913249/items/6EJQTJ7J&quot;],&quot;itemData&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volume&quot;:&quot;20&quot;,&quot;type&quot;:&quot;article-journal&quot;,&quot;title-short&quot;:&quot;Process drama&quot;,&quot;title&quot;:&quot;Process drama: Bridging the Arts and the Sciences&quot;,&quot;source&quot;:&quot;ResearchGate&quot;,&quot;page&quot;:&quot;1299-1310&quot;,&quot;container-title-short&quot;:&quot;Pertanika Journal of Social Science and Humanities&quot;,&quot;issued&quot;:{&quot;date-parts&quot;:[[&quot;2012&quot;,2,13]]},&quot;author&quot;:[{&quot;family&quot;:&quot;Gill&quot;,&quot;given&quot;:&quot;Chamkaur&quot;}],&quot;id&quot;:&quot;gill_process_2012&quot;,&quot;citation-key&quot;:&quot;gill_process_2012&quot;},&quot;id&quot;:3670,&quot;uri&quot;:[&quot;http://zotero.org/users/1913249/items/6EJQTJ7J&quot;],&quot;suffix&quot;:&quot;&quot;,&quot;prefix&quot;:&quot;&quot;}],&quot;schema&quot;:&quot;https://github.com/citation-style-language/schema/raw/master/csl-citation.json&quot;} RNDppavondglo"/>.</text:p>
      <text:p text:style-name="Text_20_body">My own work with Manchester Met University drama education department explored the value of coding in role. <text:reference-mark-start text:name="ZOTERO_ITEM CSL_CITATION {&quot;properties&quot;:{&quot;formattedCitation&quot;:&quot;[@caldwell_drama_2019]&quot;,&quot;noteIndex&quot;:0},&quot;citationID&quot;:&quot;kvawcexa&quot;,&quot;citationItems&quot;:[{&quot;uris&quot;:[&quot;http://zotero.org/users/1913249/items/5P66QFBW&quot;],&quot;itemData&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ype&quot;:&quot;chapter&quot;,&quot;container-title&quot;:&quot;STEM in the Primary Curriculum&quot;,&quot;title&quot;:&quot;Drama and STEM&quot;,&quot;language&quot;:&quot;English&quot;,&quot;event-place&quot;:&quot;Thousand Oaks, CA&quot;,&quot;publisher-place&quot;:&quot;Thousand Oaks, CA&quot;,&quot;publisher&quot;:&quot;Learning Matters&quot;,&quot;source&quot;:&quot;Amazon&quot;,&quot;issued&quot;:{&quot;date-parts&quot;:[[&quot;2019&quot;,3,25]]},&quot;editor&quot;:[{&quot;family&quot;:&quot;Caldwell&quot;,&quot;given&quot;:&quot;Helen&quot;},{&quot;family&quot;:&quot;Pope&quot;,&quot;given&quot;:&quot;Sue&quot;}],&quot;ISBN&quot;:&quot;978-1-5264-7435-3&quot;,&quot;author&quot;:[{&quot;family&quot;:&quot;Patterson&quot;,&quot;given&quot;:&quot;Rebecca&quot;},{&quot;family&quot;:&quot;Chesterman&quot;,&quot;given&quot;:&quot;Mick&quot;},{&quot;family&quot;:&quot;Ramsey&quot;,&quot;given&quot;:&quot;Alison&quot;}],&quot;id&quot;:&quot;caldwell_drama_2019&quot;,&quot;citation-key&quot;:&quot;caldwell_drama_2019&quot;},&quot;id&quot;:3257,&quot;uri&quot;:[&quot;http://zotero.org/users/1913249/items/5P66QFBW&quot;],&quot;suffix&quot;:&quot;&quot;,&quot;prefix&quot;:&quot;&quot;}],&quot;schema&quot;:&quot;https://github.com/citation-style-language/schema/raw/master/csl-citation.json&quot;} RNDgdcpnpnjzo"/>&lt;Do Zotero Refresh: [@caldwell_drama_2019]&gt;<text:reference-mark-end text:name="ZOTERO_ITEM CSL_CITATION {&quot;properties&quot;:{&quot;formattedCitation&quot;:&quot;[@caldwell_drama_2019]&quot;,&quot;noteIndex&quot;:0},&quot;citationID&quot;:&quot;kvawcexa&quot;,&quot;citationItems&quot;:[{&quot;uris&quot;:[&quot;http://zotero.org/users/1913249/items/5P66QFBW&quot;],&quot;itemData&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ype&quot;:&quot;chapter&quot;,&quot;container-title&quot;:&quot;STEM in the Primary Curriculum&quot;,&quot;title&quot;:&quot;Drama and STEM&quot;,&quot;language&quot;:&quot;English&quot;,&quot;event-place&quot;:&quot;Thousand Oaks, CA&quot;,&quot;publisher-place&quot;:&quot;Thousand Oaks, CA&quot;,&quot;publisher&quot;:&quot;Learning Matters&quot;,&quot;source&quot;:&quot;Amazon&quot;,&quot;issued&quot;:{&quot;date-parts&quot;:[[&quot;2019&quot;,3,25]]},&quot;editor&quot;:[{&quot;family&quot;:&quot;Caldwell&quot;,&quot;given&quot;:&quot;Helen&quot;},{&quot;family&quot;:&quot;Pope&quot;,&quot;given&quot;:&quot;Sue&quot;}],&quot;ISBN&quot;:&quot;978-1-5264-7435-3&quot;,&quot;author&quot;:[{&quot;family&quot;:&quot;Patterson&quot;,&quot;given&quot;:&quot;Rebecca&quot;},{&quot;family&quot;:&quot;Chesterman&quot;,&quot;given&quot;:&quot;Mick&quot;},{&quot;family&quot;:&quot;Ramsey&quot;,&quot;given&quot;:&quot;Alison&quot;}],&quot;id&quot;:&quot;caldwell_drama_2019&quot;,&quot;citation-key&quot;:&quot;caldwell_drama_2019&quot;},&quot;id&quot;:3257,&quot;uri&quot;:[&quot;http://zotero.org/users/1913249/items/5P66QFBW&quot;],&quot;suffix&quot;:&quot;&quot;,&quot;prefix&quot;:&quot;&quot;}],&quot;schema&quot;:&quot;https://github.com/citation-style-language/schema/raw/master/csl-citation.json&quot;} RNDgdcpnpnjzo"/></text:p>
      <text:h text:style-name="Heading_20_3" text:outline-level="3"><text:bookmark-start text:name="situating-computational-thinking-within-curricular-concerns"/>Situating Computational thinking within curricular concerns<text:bookmark-end text:name="situating-computational-thinking-within-curricular-concerns"/></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properties&quot;:{&quot;formattedCitation&quot;:&quot;[@tedre_long_2016]&quot;,&quot;noteIndex&quot;:0},&quot;citationID&quot;:&quot;rqohfocu&quot;,&quot;citationItems&quot;:[{&quot;uris&quot;:[&quot;http://zotero.org/users/1913249/items/D6IF6PH5&quot;],&quot;itemData&quot;:{&quot;ISBN&quot;:&quot;978-1-4503-4770-9&quot;,&quot;publisher&quot;:&quot;ACM&quot;,&quot;DOI&quot;:&quot;10.1145/2999541.2999542&quot;,&quot;event-place&quot;:&quot;Koli Finland&quot;,&quot;id&quot;:&quot;tedre_long_2016&quot;,&quot;author&quot;:[{&quot;family&quot;:&quot;Tedre&quot;,&quot;given&quot;:&quot;Matti&quot;},{&quot;family&quot;:&quot;Denning&quot;,&quot;given&quot;:&quot;Peter J.&quot;}],&quot;page&quot;:&quot;120-129&quot;,&quot;URL&quot;:&quot;https://dl.acm.org/doi/10.1145/2999541.2999542&quot;,&quot;type&quot;:&quot;paper-conference&quot;,&quot;event-title&quot;:&quot;Koli Calling 2016: 16th Koli Calling International Conference on Computing Education Research&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source&quot;:&quot;DOI.org (Crossref)&quot;,&quot;language&quot;:&quot;en&quot;,&quot;title&quot;:&quot;The long quest for computational thinking&quot;,&quot;container-title&quot;:&quot;Proceedings of the 16th Koli Calling International Conference on Computing Education Research&quot;,&quot;publisher-place&quot;:&quot;Koli Finland&quot;,&quot;issued&quot;:{&quot;date-parts&quot;:[[&quot;2016&quot;,11,24]]},&quot;citation-key&quot;:&quot;tedre_long_2016&quot;},&quot;id&quot;:83,&quot;uri&quot;:[&quot;http://zotero.org/users/1913249/items/D6IF6PH5&quot;],&quot;suffix&quot;:&quot;&quot;,&quot;prefix&quot;:&quot;&quot;}],&quot;schema&quot;:&quot;https://github.com/citation-style-language/schema/raw/master/csl-citation.json&quot;} RNDcfaotlkuim"/>&lt;Do Zotero Refresh: [@tedre_long_2016]&gt;<text:reference-mark-end text:name="ZOTERO_ITEM CSL_CITATION {&quot;properties&quot;:{&quot;formattedCitation&quot;:&quot;[@tedre_long_2016]&quot;,&quot;noteIndex&quot;:0},&quot;citationID&quot;:&quot;rqohfocu&quot;,&quot;citationItems&quot;:[{&quot;uris&quot;:[&quot;http://zotero.org/users/1913249/items/D6IF6PH5&quot;],&quot;itemData&quot;:{&quot;ISBN&quot;:&quot;978-1-4503-4770-9&quot;,&quot;publisher&quot;:&quot;ACM&quot;,&quot;DOI&quot;:&quot;10.1145/2999541.2999542&quot;,&quot;event-place&quot;:&quot;Koli Finland&quot;,&quot;id&quot;:&quot;tedre_long_2016&quot;,&quot;author&quot;:[{&quot;family&quot;:&quot;Tedre&quot;,&quot;given&quot;:&quot;Matti&quot;},{&quot;family&quot;:&quot;Denning&quot;,&quot;given&quot;:&quot;Peter J.&quot;}],&quot;page&quot;:&quot;120-129&quot;,&quot;URL&quot;:&quot;https://dl.acm.org/doi/10.1145/2999541.2999542&quot;,&quot;type&quot;:&quot;paper-conference&quot;,&quot;event-title&quot;:&quot;Koli Calling 2016: 16th Koli Calling International Conference on Computing Education Research&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source&quot;:&quot;DOI.org (Crossref)&quot;,&quot;language&quot;:&quot;en&quot;,&quot;title&quot;:&quot;The long quest for computational thinking&quot;,&quot;container-title&quot;:&quot;Proceedings of the 16th Koli Calling International Conference on Computing Education Research&quot;,&quot;publisher-place&quot;:&quot;Koli Finland&quot;,&quot;issued&quot;:{&quot;date-parts&quot;:[[&quot;2016&quot;,11,24]]},&quot;citation-key&quot;:&quot;tedre_long_2016&quot;},&quot;id&quot;:83,&quot;uri&quot;:[&quot;http://zotero.org/users/1913249/items/D6IF6PH5&quot;],&quot;suffix&quot;:&quot;&quot;,&quot;prefix&quot;:&quot;&quot;}],&quot;schema&quot;:&quot;https://github.com/citation-style-language/schema/raw/master/csl-citation.json&quot;} RNDcfaotlkuim"/>.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properties&quot;:{&quot;formattedCitation&quot;:&quot;[@wing2011research]&quot;,&quot;noteIndex&quot;:0},&quot;citationID&quot;:&quot;ygnfjpvw&quot;,&quot;citationItems&quot;:[{&quot;uris&quot;:[&quot;http://zotero.org/users/1913249/items/JH4LGUDX&quot;],&quot;itemData&quot;:{&quot;page&quot;:&quot;20–23&quot;,&quot;container-title&quot;:&quot;The link magazine&quot;,&quot;volume&quot;:&quot;6&quot;,&quot;type&quot;:&quot;article-journal&quot;,&quot;issued&quot;:{&quot;date-parts&quot;:[[&quot;2011&quot;]]},&quot;title&quot;:&quot;Research notebook: Computational thinking—What and why&quot;,&quot;author&quot;:[{&quot;family&quot;:&quot;Wing&quot;,&quot;given&quot;:&quot;Jeanette&quot;}],&quot;id&quot;:&quot;wing2011research&quot;,&quot;citation-key&quot;:&quot;wing2011research&quot;},&quot;id&quot;:3913,&quot;uri&quot;:[&quot;http://zotero.org/users/1913249/items/JH4LGUDX&quot;],&quot;suffix&quot;:&quot;&quot;,&quot;prefix&quot;:&quot;&quot;}],&quot;schema&quot;:&quot;https://github.com/citation-style-language/schema/raw/master/csl-citation.json&quot;} RNDeigdxxtmez"/>&lt;Do Zotero Refresh: [@wing2011research]&gt;<text:reference-mark-end text:name="ZOTERO_ITEM CSL_CITATION {&quot;properties&quot;:{&quot;formattedCitation&quot;:&quot;[@wing2011research]&quot;,&quot;noteIndex&quot;:0},&quot;citationID&quot;:&quot;ygnfjpvw&quot;,&quot;citationItems&quot;:[{&quot;uris&quot;:[&quot;http://zotero.org/users/1913249/items/JH4LGUDX&quot;],&quot;itemData&quot;:{&quot;page&quot;:&quot;20–23&quot;,&quot;container-title&quot;:&quot;The link magazine&quot;,&quot;volume&quot;:&quot;6&quot;,&quot;type&quot;:&quot;article-journal&quot;,&quot;issued&quot;:{&quot;date-parts&quot;:[[&quot;2011&quot;]]},&quot;title&quot;:&quot;Research notebook: Computational thinking—What and why&quot;,&quot;author&quot;:[{&quot;family&quot;:&quot;Wing&quot;,&quot;given&quot;:&quot;Jeanette&quot;}],&quot;id&quot;:&quot;wing2011research&quot;,&quot;citation-key&quot;:&quot;wing2011research&quot;},&quot;id&quot;:3913,&quot;uri&quot;:[&quot;http://zotero.org/users/1913249/items/JH4LGUDX&quot;],&quot;suffix&quot;:&quot;&quot;,&quot;prefix&quot;:&quot;&quot;}],&quot;schema&quot;:&quot;https://github.com/citation-style-language/schema/raw/master/csl-citation.json&quot;} RNDeigdxxtmez"/>. Many learning resources designed to support the computing curriculum present this principle as four key pillars of CT: decomposition, pattern recognition, abstraction and algorithmic thinking <text:reference-mark-start text:name="ZOTERO_ITEM CSL_CITATION {&quot;properties&quot;:{&quot;formattedCitation&quot;:&quot;[@bbc_bitesize_introduction_nodate]&quot;,&quot;noteIndex&quot;:0},&quot;citationID&quot;:&quot;bhtdmtsg&quot;,&quot;citationItems&quot;:[{&quot;uris&quot;:[&quot;http://zotero.org/users/1913249/items/IA6P67BV&quot;],&quot;itemData&quot;:{&quot;abstract&quot;:&quot;Introducing computational thinking&quot;,&quot;container-title&quot;:&quot;BBC Bitesize&quot;,&quot;accessed&quot;:{&quot;date-parts&quot;:[[&quot;2021&quot;,3,26]]},&quot;URL&quot;:&quot;https://www.bbc.co.uk/bitesize/guides/zp92mp3/revision/1&quot;,&quot;type&quot;:&quot;webpage&quot;,&quot;title-short&quot;:&quot;What is computational thinking?&quot;,&quot;id&quot;:&quot;bbc_bitesize_introduction_nodate&quot;,&quot;title&quot;:&quot;Introduction to computational thinking - KS3 Computer Science Revision&quot;,&quot;author&quot;:[{&quot;literal&quot;:&quot;BBC Bitesize&quot;}],&quot;language&quot;:&quot;en-GB&quot;,&quot;citation-key&quot;:&quot;bbc_bitesize_introduction_nodate&quot;},&quot;id&quot;:71,&quot;uri&quot;:[&quot;http://zotero.org/users/1913249/items/IA6P67BV&quot;],&quot;suffix&quot;:&quot;&quot;,&quot;prefix&quot;:&quot;&quot;}],&quot;schema&quot;:&quot;https://github.com/citation-style-language/schema/raw/master/csl-citation.json&quot;} RNDfcanoztbec"/>&lt;Do Zotero Refresh: [@bbc_bitesize_introduction_nodate]&gt;<text:reference-mark-end text:name="ZOTERO_ITEM CSL_CITATION {&quot;properties&quot;:{&quot;formattedCitation&quot;:&quot;[@bbc_bitesize_introduction_nodate]&quot;,&quot;noteIndex&quot;:0},&quot;citationID&quot;:&quot;bhtdmtsg&quot;,&quot;citationItems&quot;:[{&quot;uris&quot;:[&quot;http://zotero.org/users/1913249/items/IA6P67BV&quot;],&quot;itemData&quot;:{&quot;abstract&quot;:&quot;Introducing computational thinking&quot;,&quot;container-title&quot;:&quot;BBC Bitesize&quot;,&quot;accessed&quot;:{&quot;date-parts&quot;:[[&quot;2021&quot;,3,26]]},&quot;URL&quot;:&quot;https://www.bbc.co.uk/bitesize/guides/zp92mp3/revision/1&quot;,&quot;type&quot;:&quot;webpage&quot;,&quot;title-short&quot;:&quot;What is computational thinking?&quot;,&quot;id&quot;:&quot;bbc_bitesize_introduction_nodate&quot;,&quot;title&quot;:&quot;Introduction to computational thinking - KS3 Computer Science Revision&quot;,&quot;author&quot;:[{&quot;literal&quot;:&quot;BBC Bitesize&quot;}],&quot;language&quot;:&quot;en-GB&quot;,&quot;citation-key&quot;:&quot;bbc_bitesize_introduction_nodate&quot;},&quot;id&quot;:71,&quot;uri&quot;:[&quot;http://zotero.org/users/1913249/items/IA6P67BV&quot;],&quot;suffix&quot;:&quot;&quot;,&quot;prefix&quot;:&quot;&quot;}],&quot;schema&quot;:&quot;https://github.com/citation-style-language/schema/raw/master/csl-citation.json&quot;} RNDfcanoztbec"/>. The essence here is to deal with concepts and principles as abstract and separate from the context of coding.</text:p>
      <text:p text:style-name="Text_20_body">Another widely used definition of CT by Brennan and Resnick <text:reference-mark-start text:name="ZOTERO_ITEM CSL_CITATION {&quot;properties&quot;:{&quot;formattedCitation&quot;:&quot;[-@brennan_new_2012]&quot;,&quot;noteIndex&quot;:0},&quot;citationID&quot;:&quot;rzzvifzf&quot;,&quot;citationItems&quot;:[{&quot;suppress-author&quot;:true,&quot;uris&quot;:[&quot;http://zotero.org/users/1913249/items/7IHK4HWD&quot;],&quot;id&quot;:271,&quot;uri&quot;:[&quot;http://zotero.org/users/1913249/items/7IHK4HWD&quot;],&quot;itemData&quot;:{&quot;page&quot;:&quot;25&quot;,&quot;type&quot;:&quot;article-journal&quot;,&quot;title&quot;:&quot;New frameworks for studying and assessing the development of computational thinking&quot;,&quot;source&quot;:&quot;Zotero&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ssued&quot;:{&quot;date-parts&quot;:[[&quot;2012&quot;]]},&quot;id&quot;:&quot;brennan_new_2012&quot;,&quot;author&quot;:[{&quot;family&quot;:&quot;Brennan&quot;,&quot;given&quot;:&quot;Karen&quot;},{&quot;family&quot;:&quot;Resnick&quot;,&quot;given&quot;:&quot;Mitchel&quot;}],&quot;language&quot;:&quot;en&quot;,&quot;citation-key&quot;:&quot;brennan_new_2012&quot;},&quot;suffix&quot;:&quot;&quot;,&quot;prefix&quot;:&quot;&quot;}],&quot;schema&quot;:&quot;https://github.com/citation-style-language/schema/raw/master/csl-citation.json&quot;} RNDdsrhstolwb"/>&lt;Do Zotero Refresh: [-@brennan_new_2012]&gt;<text:reference-mark-end text:name="ZOTERO_ITEM CSL_CITATION {&quot;properties&quot;:{&quot;formattedCitation&quot;:&quot;[-@brennan_new_2012]&quot;,&quot;noteIndex&quot;:0},&quot;citationID&quot;:&quot;rzzvifzf&quot;,&quot;citationItems&quot;:[{&quot;suppress-author&quot;:true,&quot;uris&quot;:[&quot;http://zotero.org/users/1913249/items/7IHK4HWD&quot;],&quot;id&quot;:271,&quot;uri&quot;:[&quot;http://zotero.org/users/1913249/items/7IHK4HWD&quot;],&quot;itemData&quot;:{&quot;page&quot;:&quot;25&quot;,&quot;type&quot;:&quot;article-journal&quot;,&quot;title&quot;:&quot;New frameworks for studying and assessing the development of computational thinking&quot;,&quot;source&quot;:&quot;Zotero&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ssued&quot;:{&quot;date-parts&quot;:[[&quot;2012&quot;]]},&quot;id&quot;:&quot;brennan_new_2012&quot;,&quot;author&quot;:[{&quot;family&quot;:&quot;Brennan&quot;,&quot;given&quot;:&quot;Karen&quot;},{&quot;family&quot;:&quot;Resnick&quot;,&quot;given&quot;:&quot;Mitchel&quot;}],&quot;language&quot;:&quot;en&quot;,&quot;citation-key&quot;:&quot;brennan_new_2012&quot;},&quot;suffix&quot;:&quot;&quot;,&quot;prefix&quot;:&quot;&quot;}],&quot;schema&quot;:&quot;https://github.com/citation-style-language/schema/raw/master/csl-citation.json&quot;} RNDdsrhstolwb"/>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properties&quot;:{&quot;formattedCitation&quot;:&quot;[@lye_review_2014]&quot;,&quot;noteIndex&quot;:0},&quot;citationID&quot;:&quot;foikrjxf&quot;,&quot;citationItems&quot;:[{&quot;uris&quot;:[&quot;http://zotero.org/users/1913249/items/8MV3LZYA&quot;],&quot;itemData&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d&quot;:&quot;lye_review_2014&quot;,&quot;author&quot;:[{&quot;family&quot;:&quot;Lye&quot;,&quot;given&quot;:&quot;Sze Yee&quot;},{&quot;family&quot;:&quot;Koh&quot;,&quot;given&quot;:&quot;Joyce Hwee Ling&quot;}],&quot;ISSN&quot;:&quot;0747-5632&quot;,&quot;page&quot;:&quot;51-61&quot;,&quot;title-short&quot;:&quot;Review on teaching and learning of computational thinking through programming&quot;,&quot;volume&quot;:&quot;41&quot;,&quot;accessed&quot;:{&quot;date-parts&quot;:[[&quot;2018&quot;,9,16]]},&quot;source&quot;:&quot;ScienceDirect&quot;,&quot;URL&quot;:&quot;http://www.sciencedirect.com/science/article/pii/S0747563214004634&quot;,&quot;container-title-short&quot;:&quot;Computers in Human Behavior&quot;,&quot;type&quot;:&quot;article-journal&quot;,&quot;title&quot;:&quot;Review on teaching and learning of computational thinking through programming: What is next for K-12?&quot;,&quot;issued&quot;:{&quot;date-parts&quot;:[[&quot;2014&quot;,12,1]]},&quot;citation-key&quot;:&quot;lye_review_2014&quot;},&quot;id&quot;:2729,&quot;uri&quot;:[&quot;http://zotero.org/users/1913249/items/8MV3LZYA&quot;],&quot;suffix&quot;:&quot;&quot;,&quot;prefix&quot;:&quot;&quot;}],&quot;schema&quot;:&quot;https://github.com/citation-style-language/schema/raw/master/csl-citation.json&quot;} RNDiqhmtymtuv"/>&lt;Do Zotero Refresh: [@lye_review_2014]&gt;<text:reference-mark-end text:name="ZOTERO_ITEM CSL_CITATION {&quot;properties&quot;:{&quot;formattedCitation&quot;:&quot;[@lye_review_2014]&quot;,&quot;noteIndex&quot;:0},&quot;citationID&quot;:&quot;foikrjxf&quot;,&quot;citationItems&quot;:[{&quot;uris&quot;:[&quot;http://zotero.org/users/1913249/items/8MV3LZYA&quot;],&quot;itemData&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d&quot;:&quot;lye_review_2014&quot;,&quot;author&quot;:[{&quot;family&quot;:&quot;Lye&quot;,&quot;given&quot;:&quot;Sze Yee&quot;},{&quot;family&quot;:&quot;Koh&quot;,&quot;given&quot;:&quot;Joyce Hwee Ling&quot;}],&quot;ISSN&quot;:&quot;0747-5632&quot;,&quot;page&quot;:&quot;51-61&quot;,&quot;title-short&quot;:&quot;Review on teaching and learning of computational thinking through programming&quot;,&quot;volume&quot;:&quot;41&quot;,&quot;accessed&quot;:{&quot;date-parts&quot;:[[&quot;2018&quot;,9,16]]},&quot;source&quot;:&quot;ScienceDirect&quot;,&quot;URL&quot;:&quot;http://www.sciencedirect.com/science/article/pii/S0747563214004634&quot;,&quot;container-title-short&quot;:&quot;Computers in Human Behavior&quot;,&quot;type&quot;:&quot;article-journal&quot;,&quot;title&quot;:&quot;Review on teaching and learning of computational thinking through programming: What is next for K-12?&quot;,&quot;issued&quot;:{&quot;date-parts&quot;:[[&quot;2014&quot;,12,1]]},&quot;citation-key&quot;:&quot;lye_review_2014&quot;},&quot;id&quot;:2729,&quot;uri&quot;:[&quot;http://zotero.org/users/1913249/items/8MV3LZYA&quot;],&quot;suffix&quot;:&quot;&quot;,&quot;prefix&quot;:&quot;&quot;}],&quot;schema&quot;:&quot;https://github.com/citation-style-language/schema/raw/master/csl-citation.json&quot;} RNDiqhmtymtuv"/>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properties&quot;:{&quot;formattedCitation&quot;:&quot;[@csizmadia_computational_2015-1]&quot;,&quot;noteIndex&quot;:0},&quot;citationID&quot;:&quot;ztacmsje&quot;,&quot;citationItems&quot;:[{&quot;uris&quot;:[&quot;http://zotero.org/users/1913249/items/Z5NBBV7S&quot;],&quot;itemData&quot;:{&quot;type&quot;:&quot;report&quot;,&quot;source&quot;:&quot;ResearchGate&quot;,&quot;title&quot;:&quot;Computational thinking - a guide for teachers&quot;,&quot;id&quot;:&quot;csizmadia_computational_2015-1&quot;,&quot;publisher&quot;:&quot;Computing at School&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id&quot;:3914,&quot;uri&quot;:[&quot;http://zotero.org/users/1913249/items/Z5NBBV7S&quot;],&quot;suffix&quot;:&quot;&quot;,&quot;prefix&quot;:&quot;&quot;}],&quot;schema&quot;:&quot;https://github.com/citation-style-language/schema/raw/master/csl-citation.json&quot;} RNDlypiauxieo"/>&lt;Do Zotero Refresh: [@csizmadia_computational_2015-1]&gt;<text:reference-mark-end text:name="ZOTERO_ITEM CSL_CITATION {&quot;properties&quot;:{&quot;formattedCitation&quot;:&quot;[@csizmadia_computational_2015-1]&quot;,&quot;noteIndex&quot;:0},&quot;citationID&quot;:&quot;ztacmsje&quot;,&quot;citationItems&quot;:[{&quot;uris&quot;:[&quot;http://zotero.org/users/1913249/items/Z5NBBV7S&quot;],&quot;itemData&quot;:{&quot;type&quot;:&quot;report&quot;,&quot;source&quot;:&quot;ResearchGate&quot;,&quot;title&quot;:&quot;Computational thinking - a guide for teachers&quot;,&quot;id&quot;:&quot;csizmadia_computational_2015-1&quot;,&quot;publisher&quot;:&quot;Computing at School&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id&quot;:3914,&quot;uri&quot;:[&quot;http://zotero.org/users/1913249/items/Z5NBBV7S&quot;],&quot;suffix&quot;:&quot;&quot;,&quot;prefix&quot;:&quot;&quot;}],&quot;schema&quot;:&quot;https://github.com/citation-style-language/schema/raw/master/csl-citation.json&quot;} RNDlypiauxieo"/> have included elements of this applied framework as well as other more abstract CT concepts.</text:p>
      <text:h text:style-name="Heading_20_3" text:outline-level="3"><text:bookmark-start text:name="studies-exploring-ct-as-an-pedagogical-framework-to-support-learning-computer-coding"/>Studies exploring CT as an pedagogical framework to support learning computer coding<text:bookmark-end text:name="studies-exploring-ct-as-an-pedagogical-framework-to-support-learning-computer-coding"/></text:h>
      <text:p text:style-name="First_20_paragraph">The term abstraction has varied interpretation even within the field of computer science education <text:reference-mark-start text:name="ZOTERO_ITEM CSL_CITATION {&quot;properties&quot;:{&quot;formattedCitation&quot;:&quot;[@hazzan_reducing_2002]&quot;,&quot;noteIndex&quot;:0},&quot;citationID&quot;:&quot;rcuzsbmm&quot;,&quot;citationItems&quot;:[{&quot;uris&quot;:[&quot;http://zotero.org/users/1913249/items/UENCJTPP&quot;],&quot;itemData&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d&quot;:&quot;hazzan_reducing_2002&quot;,&quot;author&quot;:[{&quot;family&quot;:&quot;Hazzan&quot;,&quot;given&quot;:&quot;Orit&quot;}],&quot;ISSN&quot;:&quot;0097-8418&quot;,&quot;page&quot;:&quot;156–160&quot;,&quot;volume&quot;:&quot;34&quot;,&quot;issue&quot;:&quot;3&quot;,&quot;URL&quot;:&quot;https://doi.org/10.1145/637610.544461&quot;,&quot;source&quot;:&quot;September 2002&quot;,&quot;type&quot;:&quot;article-journal&quot;,&quot;container-title-short&quot;:&quot;SIGCSE Bull.&quot;,&quot;title&quot;:&quot;Reducing abstraction level when learning computability theory concepts&quot;,&quot;issued&quot;:{&quot;date-parts&quot;:[[&quot;2002&quot;,6,24]]},&quot;accessed&quot;:{&quot;date-parts&quot;:[[&quot;2023&quot;,3,14]]},&quot;citation-key&quot;:&quot;hazzan_reducing_2002&quot;},&quot;id&quot;:3699,&quot;uri&quot;:[&quot;http://zotero.org/users/1913249/items/UENCJTPP&quot;],&quot;suffix&quot;:&quot;&quot;,&quot;prefix&quot;:&quot;&quot;}],&quot;schema&quot;:&quot;https://github.com/citation-style-language/schema/raw/master/csl-citation.json&quot;} RNDazfuuenvgz"/>&lt;Do Zotero Refresh: [@hazzan_reducing_2002]&gt;<text:reference-mark-end text:name="ZOTERO_ITEM CSL_CITATION {&quot;properties&quot;:{&quot;formattedCitation&quot;:&quot;[@hazzan_reducing_2002]&quot;,&quot;noteIndex&quot;:0},&quot;citationID&quot;:&quot;rcuzsbmm&quot;,&quot;citationItems&quot;:[{&quot;uris&quot;:[&quot;http://zotero.org/users/1913249/items/UENCJTPP&quot;],&quot;itemData&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d&quot;:&quot;hazzan_reducing_2002&quot;,&quot;author&quot;:[{&quot;family&quot;:&quot;Hazzan&quot;,&quot;given&quot;:&quot;Orit&quot;}],&quot;ISSN&quot;:&quot;0097-8418&quot;,&quot;page&quot;:&quot;156–160&quot;,&quot;volume&quot;:&quot;34&quot;,&quot;issue&quot;:&quot;3&quot;,&quot;URL&quot;:&quot;https://doi.org/10.1145/637610.544461&quot;,&quot;source&quot;:&quot;September 2002&quot;,&quot;type&quot;:&quot;article-journal&quot;,&quot;container-title-short&quot;:&quot;SIGCSE Bull.&quot;,&quot;title&quot;:&quot;Reducing abstraction level when learning computability theory concepts&quot;,&quot;issued&quot;:{&quot;date-parts&quot;:[[&quot;2002&quot;,6,24]]},&quot;accessed&quot;:{&quot;date-parts&quot;:[[&quot;2023&quot;,3,14]]},&quot;citation-key&quot;:&quot;hazzan_reducing_2002&quot;},&quot;id&quot;:3699,&quot;uri&quot;:[&quot;http://zotero.org/users/1913249/items/UENCJTPP&quot;],&quot;suffix&quot;:&quot;&quot;,&quot;prefix&quot;:&quot;&quot;}],&quot;schema&quot;:&quot;https://github.com/citation-style-language/schema/raw/master/csl-citation.json&quot;} RNDazfuuenvgz"/>. Papert and Turkle’s <text:reference-mark-start text:name="ZOTERO_ITEM CSL_CITATION {&quot;properties&quot;:{&quot;formattedCitation&quot;:&quot;[-@papert_epistemological_1990]&quot;,&quot;noteIndex&quot;:0},&quot;citationID&quot;:&quot;nqdzptip&quot;,&quot;citationItems&quot;:[{&quot;suppress-author&quot;:true,&quot;uris&quot;:[&quot;http://zotero.org/users/1913249/items/PN46846P&quot;],&quot;id&quot;:2017,&quot;uri&quot;:[&quot;http://zotero.org/users/1913249/items/PN46846P&quot;],&quot;itemData&quot;:{&quot;URL&quot;:&quot;http://www.papert.org/articles/EpistemologicalPluralism.html&quot;,&quot;container-title&quot;:&quot;Signs&quot;,&quot;volume&quot;:&quot;16&quot;,&quot;accessed&quot;:{&quot;date-parts&quot;:[[&quot;2017&quot;,11,1]]},&quot;type&quot;:&quot;article-journal&quot;,&quot;title&quot;:&quot;Epistemological Pluralism and the Revaluation of the Concrete&quot;,&quot;id&quot;:&quot;papert_epistemological_1990&quot;,&quot;issued&quot;:{&quot;date-parts&quot;:[[&quot;1990&quot;]]},&quot;author&quot;:[{&quot;family&quot;:&quot;Papert&quot;,&quot;given&quot;:&quot;Seymour&quot;},{&quot;family&quot;:&quot;Turkle&quot;,&quot;given&quot;:&quot;Sherry&quot;}],&quot;issue&quot;:&quot;1&quot;,&quot;citation-key&quot;:&quot;papert_epistemological_1990&quot;},&quot;suffix&quot;:&quot;&quot;,&quot;prefix&quot;:&quot;&quot;}],&quot;schema&quot;:&quot;https://github.com/citation-style-language/schema/raw/master/csl-citation.json&quot;} RNDnfxsuovooo"/>&lt;Do Zotero Refresh: [-@papert_epistemological_1990]&gt;<text:reference-mark-end text:name="ZOTERO_ITEM CSL_CITATION {&quot;properties&quot;:{&quot;formattedCitation&quot;:&quot;[-@papert_epistemological_1990]&quot;,&quot;noteIndex&quot;:0},&quot;citationID&quot;:&quot;nqdzptip&quot;,&quot;citationItems&quot;:[{&quot;suppress-author&quot;:true,&quot;uris&quot;:[&quot;http://zotero.org/users/1913249/items/PN46846P&quot;],&quot;id&quot;:2017,&quot;uri&quot;:[&quot;http://zotero.org/users/1913249/items/PN46846P&quot;],&quot;itemData&quot;:{&quot;URL&quot;:&quot;http://www.papert.org/articles/EpistemologicalPluralism.html&quot;,&quot;container-title&quot;:&quot;Signs&quot;,&quot;volume&quot;:&quot;16&quot;,&quot;accessed&quot;:{&quot;date-parts&quot;:[[&quot;2017&quot;,11,1]]},&quot;type&quot;:&quot;article-journal&quot;,&quot;title&quot;:&quot;Epistemological Pluralism and the Revaluation of the Concrete&quot;,&quot;id&quot;:&quot;papert_epistemological_1990&quot;,&quot;issued&quot;:{&quot;date-parts&quot;:[[&quot;1990&quot;]]},&quot;author&quot;:[{&quot;family&quot;:&quot;Papert&quot;,&quot;given&quot;:&quot;Seymour&quot;},{&quot;family&quot;:&quot;Turkle&quot;,&quot;given&quot;:&quot;Sherry&quot;}],&quot;issue&quot;:&quot;1&quot;,&quot;citation-key&quot;:&quot;papert_epistemological_1990&quot;},&quot;suffix&quot;:&quot;&quot;,&quot;prefix&quot;:&quot;&quot;}],&quot;schema&quot;:&quot;https://github.com/citation-style-language/schema/raw/master/csl-citation.json&quot;} RNDnfxsuovooo"/>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properties&quot;:{&quot;formattedCitation&quot;:&quot;[-@wilensky1991abstract]&quot;,&quot;noteIndex&quot;:0},&quot;citationID&quot;:&quot;pbaqbfkv&quot;,&quot;citationItems&quot;:[{&quot;suppress-author&quot;:true,&quot;uris&quot;:[&quot;http://zotero.org/users/1913249/items/U3NMBFHL&quot;],&quot;id&quot;:3687,&quot;uri&quot;:[&quot;http://zotero.org/users/1913249/items/U3NMBFHL&quot;],&quot;itemData&quot;:{&quot;type&quot;:&quot;book&quot;,&quot;title&quot;:&quot;Abstract meditations on the concrete and concrete implications for mathematics education&quot;,&quot;id&quot;:&quot;wilensky1991abstract&quot;,&quot;publisher&quot;:&quot;Epistemology and Learning Group, MIT Media Laboratory Cambridge, MA&quot;,&quot;author&quot;:[{&quot;family&quot;:&quot;Wilensky&quot;,&quot;given&quot;:&quot;Uri&quot;}],&quot;issued&quot;:{&quot;date-parts&quot;:[[&quot;1991&quot;]]},&quot;citation-key&quot;:&quot;wilensky1991abstract&quot;},&quot;suffix&quot;:&quot;&quot;,&quot;prefix&quot;:&quot;&quot;}],&quot;schema&quot;:&quot;https://github.com/citation-style-language/schema/raw/master/csl-citation.json&quot;} RNDkyqqxehbew"/>&lt;Do Zotero Refresh: [-@wilensky1991abstract]&gt;<text:reference-mark-end text:name="ZOTERO_ITEM CSL_CITATION {&quot;properties&quot;:{&quot;formattedCitation&quot;:&quot;[-@wilensky1991abstract]&quot;,&quot;noteIndex&quot;:0},&quot;citationID&quot;:&quot;pbaqbfkv&quot;,&quot;citationItems&quot;:[{&quot;suppress-author&quot;:true,&quot;uris&quot;:[&quot;http://zotero.org/users/1913249/items/U3NMBFHL&quot;],&quot;id&quot;:3687,&quot;uri&quot;:[&quot;http://zotero.org/users/1913249/items/U3NMBFHL&quot;],&quot;itemData&quot;:{&quot;type&quot;:&quot;book&quot;,&quot;title&quot;:&quot;Abstract meditations on the concrete and concrete implications for mathematics education&quot;,&quot;id&quot;:&quot;wilensky1991abstract&quot;,&quot;publisher&quot;:&quot;Epistemology and Learning Group, MIT Media Laboratory Cambridge, MA&quot;,&quot;author&quot;:[{&quot;family&quot;:&quot;Wilensky&quot;,&quot;given&quot;:&quot;Uri&quot;}],&quot;issued&quot;:{&quot;date-parts&quot;:[[&quot;1991&quot;]]},&quot;citation-key&quot;:&quot;wilensky1991abstract&quot;},&quot;suffix&quot;:&quot;&quot;,&quot;prefix&quot;:&quot;&quot;}],&quot;schema&quot;:&quot;https://github.com/citation-style-language/schema/raw/master/csl-citation.json&quot;} RNDkyqqxehbew"/> questions the nature of abstract in this context arguing that all objects and concepts are abstract until familiarity makes them more concrete to the user.</text:p>
      <text:p text:style-name="Text_20_body">Tedre and Denning’s <text:reference-mark-start text:name="ZOTERO_ITEM CSL_CITATION {&quot;properties&quot;:{&quot;formattedCitation&quot;:&quot;[-@tedre_long_2016]&quot;,&quot;noteIndex&quot;:0},&quot;citationID&quot;:&quot;umlisibm&quot;,&quot;citationItems&quot;:[{&quot;suppress-author&quot;:true,&quot;uris&quot;:[&quot;http://zotero.org/users/1913249/items/D6IF6PH5&quot;],&quot;id&quot;:83,&quot;uri&quot;:[&quot;http://zotero.org/users/1913249/items/D6IF6PH5&quot;],&quot;itemData&quot;:{&quot;ISBN&quot;:&quot;978-1-4503-4770-9&quot;,&quot;publisher&quot;:&quot;ACM&quot;,&quot;DOI&quot;:&quot;10.1145/2999541.2999542&quot;,&quot;event-place&quot;:&quot;Koli Finland&quot;,&quot;id&quot;:&quot;tedre_long_2016&quot;,&quot;author&quot;:[{&quot;family&quot;:&quot;Tedre&quot;,&quot;given&quot;:&quot;Matti&quot;},{&quot;family&quot;:&quot;Denning&quot;,&quot;given&quot;:&quot;Peter J.&quot;}],&quot;page&quot;:&quot;120-129&quot;,&quot;URL&quot;:&quot;https://dl.acm.org/doi/10.1145/2999541.2999542&quot;,&quot;type&quot;:&quot;paper-conference&quot;,&quot;event-title&quot;:&quot;Koli Calling 2016: 16th Koli Calling International Conference on Computing Education Research&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source&quot;:&quot;DOI.org (Crossref)&quot;,&quot;language&quot;:&quot;en&quot;,&quot;title&quot;:&quot;The long quest for computational thinking&quot;,&quot;container-title&quot;:&quot;Proceedings of the 16th Koli Calling International Conference on Computing Education Research&quot;,&quot;publisher-place&quot;:&quot;Koli Finland&quot;,&quot;issued&quot;:{&quot;date-parts&quot;:[[&quot;2016&quot;,11,24]]},&quot;citation-key&quot;:&quot;tedre_long_2016&quot;},&quot;suffix&quot;:&quot;&quot;,&quot;prefix&quot;:&quot;&quot;}],&quot;schema&quot;:&quot;https://github.com/citation-style-language/schema/raw/master/csl-citation.json&quot;} RNDxwamkqnkgp"/>&lt;Do Zotero Refresh: [-@tedre_long_2016]&gt;<text:reference-mark-end text:name="ZOTERO_ITEM CSL_CITATION {&quot;properties&quot;:{&quot;formattedCitation&quot;:&quot;[-@tedre_long_2016]&quot;,&quot;noteIndex&quot;:0},&quot;citationID&quot;:&quot;umlisibm&quot;,&quot;citationItems&quot;:[{&quot;suppress-author&quot;:true,&quot;uris&quot;:[&quot;http://zotero.org/users/1913249/items/D6IF6PH5&quot;],&quot;id&quot;:83,&quot;uri&quot;:[&quot;http://zotero.org/users/1913249/items/D6IF6PH5&quot;],&quot;itemData&quot;:{&quot;ISBN&quot;:&quot;978-1-4503-4770-9&quot;,&quot;publisher&quot;:&quot;ACM&quot;,&quot;DOI&quot;:&quot;10.1145/2999541.2999542&quot;,&quot;event-place&quot;:&quot;Koli Finland&quot;,&quot;id&quot;:&quot;tedre_long_2016&quot;,&quot;author&quot;:[{&quot;family&quot;:&quot;Tedre&quot;,&quot;given&quot;:&quot;Matti&quot;},{&quot;family&quot;:&quot;Denning&quot;,&quot;given&quot;:&quot;Peter J.&quot;}],&quot;page&quot;:&quot;120-129&quot;,&quot;URL&quot;:&quot;https://dl.acm.org/doi/10.1145/2999541.2999542&quot;,&quot;type&quot;:&quot;paper-conference&quot;,&quot;event-title&quot;:&quot;Koli Calling 2016: 16th Koli Calling International Conference on Computing Education Research&quot;,&quot;accessed&quot;:{&quot;date-parts&quot;:[[&quot;2021&quot;,2,22]]},&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source&quot;:&quot;DOI.org (Crossref)&quot;,&quot;language&quot;:&quot;en&quot;,&quot;title&quot;:&quot;The long quest for computational thinking&quot;,&quot;container-title&quot;:&quot;Proceedings of the 16th Koli Calling International Conference on Computing Education Research&quot;,&quot;publisher-place&quot;:&quot;Koli Finland&quot;,&quot;issued&quot;:{&quot;date-parts&quot;:[[&quot;2016&quot;,11,24]]},&quot;citation-key&quot;:&quot;tedre_long_2016&quot;},&quot;suffix&quot;:&quot;&quot;,&quot;prefix&quot;:&quot;&quot;}],&quot;schema&quot;:&quot;https://github.com/citation-style-language/schema/raw/master/csl-citation.json&quot;} RNDxwamkqnkgp"/> review of CT cautions against a too narrow definition of CT that highlights formal abstractions as represented by Wing’s take on CT <text:reference-mark-start text:name="ZOTERO_ITEM CSL_CITATION {&quot;properties&quot;:{&quot;formattedCitation&quot;:&quot;[-@wing_computational_2008]&quot;,&quot;noteIndex&quot;:0},&quot;citationID&quot;:&quot;qrkapbrm&quot;,&quot;citationItems&quot;:[{&quot;suppress-author&quot;:true,&quot;uris&quot;:[&quot;http://zotero.org/users/1913249/items/CQ6F79QS&quot;],&quot;id&quot;:1293,&quot;uri&quot;:[&quot;http://zotero.org/users/1913249/items/CQ6F79QS&quot;],&quot;itemData&quot;:{&quot;type&quot;:&quot;article-journal&quot;,&quot;page&quot;:&quot;3717-3725&quot;,&quot;URL&quot;:&quot;http://rsta.royalsocietypublishing.org/cgi/doi/10.1098/rsta.2008.0118&quot;,&quot;container-title&quot;:&quot;Philosophical Transactions of the Royal Society A: Mathematical, Physical and Engineering Sciences&quot;,&quot;volume&quot;:&quot;366&quot;,&quot;DOI&quot;:&quot;10.1098/rsta.2008.0118&quot;,&quot;title&quot;:&quot;Computational thinking and thinking about computing&quot;,&quot;accessed&quot;:{&quot;date-parts&quot;:[[&quot;2016&quot;,8,8]]},&quot;language&quot;:&quot;en&quot;,&quot;source&quot;:&quot;CrossRef&quot;,&quot;issued&quot;:{&quot;date-parts&quot;:[[&quot;2008&quot;,10,28]]},&quot;id&quot;:&quot;wing_computational_2008&quot;,&quot;issue&quot;:&quot;1881&quot;,&quot;author&quot;:[{&quot;family&quot;:&quot;Wing&quot;,&quot;given&quot;:&quot;J. M&quot;}],&quot;ISSN&quot;:&quot;1364-503X, 1471-2962&quot;,&quot;citation-key&quot;:&quot;wing_computational_2008&quot;},&quot;suffix&quot;:&quot;&quot;,&quot;prefix&quot;:&quot;&quot;}],&quot;schema&quot;:&quot;https://github.com/citation-style-language/schema/raw/master/csl-citation.json&quot;} RNDgzokvixhrp"/>&lt;Do Zotero Refresh: [-@wing_computational_2008]&gt;<text:reference-mark-end text:name="ZOTERO_ITEM CSL_CITATION {&quot;properties&quot;:{&quot;formattedCitation&quot;:&quot;[-@wing_computational_2008]&quot;,&quot;noteIndex&quot;:0},&quot;citationID&quot;:&quot;qrkapbrm&quot;,&quot;citationItems&quot;:[{&quot;suppress-author&quot;:true,&quot;uris&quot;:[&quot;http://zotero.org/users/1913249/items/CQ6F79QS&quot;],&quot;id&quot;:1293,&quot;uri&quot;:[&quot;http://zotero.org/users/1913249/items/CQ6F79QS&quot;],&quot;itemData&quot;:{&quot;type&quot;:&quot;article-journal&quot;,&quot;page&quot;:&quot;3717-3725&quot;,&quot;URL&quot;:&quot;http://rsta.royalsocietypublishing.org/cgi/doi/10.1098/rsta.2008.0118&quot;,&quot;container-title&quot;:&quot;Philosophical Transactions of the Royal Society A: Mathematical, Physical and Engineering Sciences&quot;,&quot;volume&quot;:&quot;366&quot;,&quot;DOI&quot;:&quot;10.1098/rsta.2008.0118&quot;,&quot;title&quot;:&quot;Computational thinking and thinking about computing&quot;,&quot;accessed&quot;:{&quot;date-parts&quot;:[[&quot;2016&quot;,8,8]]},&quot;language&quot;:&quot;en&quot;,&quot;source&quot;:&quot;CrossRef&quot;,&quot;issued&quot;:{&quot;date-parts&quot;:[[&quot;2008&quot;,10,28]]},&quot;id&quot;:&quot;wing_computational_2008&quot;,&quot;issue&quot;:&quot;1881&quot;,&quot;author&quot;:[{&quot;family&quot;:&quot;Wing&quot;,&quot;given&quot;:&quot;J. M&quot;}],&quot;ISSN&quot;:&quot;1364-503X, 1471-2962&quot;,&quot;citation-key&quot;:&quot;wing_computational_2008&quot;},&quot;suffix&quot;:&quot;&quot;,&quot;prefix&quot;:&quot;&quot;}],&quot;schema&quot;:&quot;https://github.com/citation-style-language/schema/raw/master/csl-citation.json&quot;} RNDgzokvixhrp"/>. This is not to argue that Wing’s approach to CT is without technical merit <text:reference-mark-start text:name="ZOTERO_ITEM CSL_CITATION {&quot;properties&quot;:{&quot;formattedCitation&quot;:&quot;[@lodi_computational_2021]&quot;,&quot;noteIndex&quot;:0},&quot;citationID&quot;:&quot;qscnpcaz&quot;,&quot;citationItems&quot;:[{&quot;uris&quot;:[&quot;http://zotero.org/users/1913249/items/SZW59GAB&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d&quot;:&quot;lodi_computational_2021&quot;,&quot;author&quot;:[{&quot;family&quot;:&quot;Lodi&quot;,&quot;given&quot;:&quot;Michael&quot;},{&quot;family&quot;:&quot;Martini&quot;,&quot;given&quot;:&quot;Simone&quot;}],&quot;ISSN&quot;:&quot;1573-1901&quot;,&quot;page&quot;:&quot;883-908&quot;,&quot;volume&quot;:&quot;30&quot;,&quot;URL&quot;:&quot;https://doi.org/10.1007/s11191-021-00202-5&quot;,&quot;issue&quot;:&quot;4&quot;,&quot;type&quot;:&quot;article-journal&quot;,&quot;source&quot;:&quot;Springer Link&quot;,&quot;title&quot;:&quot;Computational Thinking, Between Papert and Wing&quot;,&quot;container-title-short&quot;:&quot;Sci &amp; Educ&quot;,&quot;issued&quot;:{&quot;date-parts&quot;:[[&quot;2021&quot;,8,1]]},&quot;accessed&quot;:{&quot;date-parts&quot;:[[&quot;2023&quot;,3,14]]},&quot;language&quot;:&quot;en&quot;,&quot;citation-key&quot;:&quot;lodi_computational_2021&quot;},&quot;id&quot;:3696,&quot;uri&quot;:[&quot;http://zotero.org/users/1913249/items/SZW59GAB&quot;],&quot;suffix&quot;:&quot;&quot;,&quot;prefix&quot;:&quot;&quot;}],&quot;schema&quot;:&quot;https://github.com/citation-style-language/schema/raw/master/csl-citation.json&quot;} RNDtokzdbrncg"/>&lt;Do Zotero Refresh: [@lodi_computational_2021]&gt;<text:reference-mark-end text:name="ZOTERO_ITEM CSL_CITATION {&quot;properties&quot;:{&quot;formattedCitation&quot;:&quot;[@lodi_computational_2021]&quot;,&quot;noteIndex&quot;:0},&quot;citationID&quot;:&quot;qscnpcaz&quot;,&quot;citationItems&quot;:[{&quot;uris&quot;:[&quot;http://zotero.org/users/1913249/items/SZW59GAB&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d&quot;:&quot;lodi_computational_2021&quot;,&quot;author&quot;:[{&quot;family&quot;:&quot;Lodi&quot;,&quot;given&quot;:&quot;Michael&quot;},{&quot;family&quot;:&quot;Martini&quot;,&quot;given&quot;:&quot;Simone&quot;}],&quot;ISSN&quot;:&quot;1573-1901&quot;,&quot;page&quot;:&quot;883-908&quot;,&quot;volume&quot;:&quot;30&quot;,&quot;URL&quot;:&quot;https://doi.org/10.1007/s11191-021-00202-5&quot;,&quot;issue&quot;:&quot;4&quot;,&quot;type&quot;:&quot;article-journal&quot;,&quot;source&quot;:&quot;Springer Link&quot;,&quot;title&quot;:&quot;Computational Thinking, Between Papert and Wing&quot;,&quot;container-title-short&quot;:&quot;Sci &amp; Educ&quot;,&quot;issued&quot;:{&quot;date-parts&quot;:[[&quot;2021&quot;,8,1]]},&quot;accessed&quot;:{&quot;date-parts&quot;:[[&quot;2023&quot;,3,14]]},&quot;language&quot;:&quot;en&quot;,&quot;citation-key&quot;:&quot;lodi_computational_2021&quot;},&quot;id&quot;:3696,&quot;uri&quot;:[&quot;http://zotero.org/users/1913249/items/SZW59GAB&quot;],&quot;suffix&quot;:&quot;&quot;,&quot;prefix&quot;:&quot;&quot;}],&quot;schema&quot;:&quot;https://github.com/citation-style-language/schema/raw/master/csl-citation.json&quot;} RNDtokzdbrncg"/>,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properties&quot;:{&quot;formattedCitation&quot;:&quot;[@resnick_coding_2020]&quot;,&quot;noteIndex&quot;:0},&quot;citationID&quot;:&quot;putvthgp&quot;,&quot;citationItems&quot;:[{&quot;uris&quot;:[&quot;http://zotero.org/users/1913249/items/VYS48CXK&quot;],&quot;itemData&quot;:{&quot;abstract&quot;:&quot;While millions of students worldwide have enjoyed coding experiences over the last decade, the next challenge is spreading educational values and approaches.&quot;,&quot;container-title&quot;:&quot;Communications of the ACM&quot;,&quot;DOI&quot;:&quot;10.1145/3375546&quot;,&quot;id&quot;:&quot;resnick_coding_2020&quot;,&quot;author&quot;:[{&quot;family&quot;:&quot;Resnick&quot;,&quot;given&quot;:&quot;Mitchel&quot;},{&quot;family&quot;:&quot;Rusk&quot;,&quot;given&quot;:&quot;Natalie&quot;}],&quot;ISSN&quot;:&quot;0001-0782, 1557-7317&quot;,&quot;page&quot;:&quot;120-127&quot;,&quot;volume&quot;:&quot;63&quot;,&quot;URL&quot;:&quot;https://dl.acm.org/doi/10.1145/3375546&quot;,&quot;issue&quot;:&quot;11&quot;,&quot;type&quot;:&quot;article-journal&quot;,&quot;source&quot;:&quot;DOI.org (Crossref)&quot;,&quot;title&quot;:&quot;Coding at a crossroads&quot;,&quot;container-title-short&quot;:&quot;Commun. ACM&quot;,&quot;issued&quot;:{&quot;date-parts&quot;:[[&quot;2020&quot;,10,22]]},&quot;accessed&quot;:{&quot;date-parts&quot;:[[&quot;2021&quot;,12,21]]},&quot;language&quot;:&quot;en&quot;,&quot;citation-key&quot;:&quot;resnick_coding_2020&quot;},&quot;id&quot;:3,&quot;uri&quot;:[&quot;http://zotero.org/users/1913249/items/VYS48CXK&quot;],&quot;suffix&quot;:&quot;&quot;,&quot;prefix&quot;:&quot;&quot;}],&quot;schema&quot;:&quot;https://github.com/citation-style-language/schema/raw/master/csl-citation.json&quot;} RNDqdwhtmavap"/>&lt;Do Zotero Refresh: [@resnick_coding_2020]&gt;<text:reference-mark-end text:name="ZOTERO_ITEM CSL_CITATION {&quot;properties&quot;:{&quot;formattedCitation&quot;:&quot;[@resnick_coding_2020]&quot;,&quot;noteIndex&quot;:0},&quot;citationID&quot;:&quot;putvthgp&quot;,&quot;citationItems&quot;:[{&quot;uris&quot;:[&quot;http://zotero.org/users/1913249/items/VYS48CXK&quot;],&quot;itemData&quot;:{&quot;abstract&quot;:&quot;While millions of students worldwide have enjoyed coding experiences over the last decade, the next challenge is spreading educational values and approaches.&quot;,&quot;container-title&quot;:&quot;Communications of the ACM&quot;,&quot;DOI&quot;:&quot;10.1145/3375546&quot;,&quot;id&quot;:&quot;resnick_coding_2020&quot;,&quot;author&quot;:[{&quot;family&quot;:&quot;Resnick&quot;,&quot;given&quot;:&quot;Mitchel&quot;},{&quot;family&quot;:&quot;Rusk&quot;,&quot;given&quot;:&quot;Natalie&quot;}],&quot;ISSN&quot;:&quot;0001-0782, 1557-7317&quot;,&quot;page&quot;:&quot;120-127&quot;,&quot;volume&quot;:&quot;63&quot;,&quot;URL&quot;:&quot;https://dl.acm.org/doi/10.1145/3375546&quot;,&quot;issue&quot;:&quot;11&quot;,&quot;type&quot;:&quot;article-journal&quot;,&quot;source&quot;:&quot;DOI.org (Crossref)&quot;,&quot;title&quot;:&quot;Coding at a crossroads&quot;,&quot;container-title-short&quot;:&quot;Commun. ACM&quot;,&quot;issued&quot;:{&quot;date-parts&quot;:[[&quot;2020&quot;,10,22]]},&quot;accessed&quot;:{&quot;date-parts&quot;:[[&quot;2021&quot;,12,21]]},&quot;language&quot;:&quot;en&quot;,&quot;citation-key&quot;:&quot;resnick_coding_2020&quot;},&quot;id&quot;:3,&quot;uri&quot;:[&quot;http://zotero.org/users/1913249/items/VYS48CXK&quot;],&quot;suffix&quot;:&quot;&quot;,&quot;prefix&quot;:&quot;&quot;}],&quot;schema&quot;:&quot;https://github.com/citation-style-language/schema/raw/master/csl-citation.json&quot;} RNDqdwhtmavap"/>.</text:p>
      <text:p text:style-name="Text_20_body">In teaching computing pedagogy the concept of levels of abstraction can be taught to students to help them understand the level of abstraction that they are working at <text:reference-mark-start text:name="ZOTERO_ITEM CSL_CITATION {&quot;properties&quot;:{&quot;formattedCitation&quot;:&quot;[@statter_teaching_2016; @waite_abstraction_2016; @waite_abstraction_2018-1]&quot;,&quot;noteIndex&quot;:0},&quot;citationID&quot;:&quot;yaproars&quot;,&quot;citationItems&quot;:[{&quot;uris&quot;:[&quot;http://zotero.org/users/1913249/items/94B8KBTT&quot;],&quot;itemData&quot;:{&quot;ISBN&quot;:&quot;978-1-4503-4223-0&quot;,&quot;publisher&quot;:&quot;ACM Press&quot;,&quot;DOI&quot;:&quot;10.1145/2978249.2978261&quot;,&quot;event-place&quot;:&quot;M&amp;#252;nster, Germany&quot;,&quot;id&quot;:&quot;statter_teaching_2016&quot;,&quot;author&quot;:[{&quot;family&quot;:&quot;Statter&quot;,&quot;given&quot;:&quot;David&quot;},{&quot;family&quot;:&quot;Armoni&quot;,&quot;given&quot;:&quot;Michal&quot;}],&quot;page&quot;:&quot;80-83&quot;,&quot;URL&quot;:&quot;http://dl.acm.org/citation.cfm?doid=2978249.2978261&quot;,&quot;type&quot;:&quot;paper-conference&quot;,&quot;event-title&quot;:&quot;the 11th Workshop in Primary and Secondary Computing Education&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language&quot;:&quot;en&quot;,&quot;title&quot;:&quot;Teaching Abstract Thinking in Introduction to Computer Science for 7th Graders&quot;,&quot;container-title&quot;:&quot;Proceedings of the 11th Workshop in Primary and Secondary Computing Education on ZZZ - WiPSCE '16&quot;,&quot;publisher-place&quot;:&quot;M&amp;#252;nster, Germany&quot;,&quot;issued&quot;:{&quot;date-parts&quot;:[[&quot;2016&quot;]]},&quot;citation-key&quot;:&quot;statter_teaching_2016&quot;},&quot;id&quot;:3583,&quot;uri&quot;:[&quot;http://zotero.org/users/1913249/items/94B8KBTT&quot;],&quot;suffix&quot;:&quot;&quot;,&quot;prefix&quot;:&quot;&quot;},{&quot;uris&quot;:[&quot;http://zotero.org/users/1913249/items/39JH9QJG&quot;],&quot;itemData&quot;:{&quot;ISBN&quot;:&quot;978-1-4503-4223-0&quot;,&quot;publisher&quot;:&quot;ACM Press&quot;,&quot;DOI&quot;:&quot;10.1145/2978249.2978272&quot;,&quot;event-place&quot;:&quot;M&amp;#252;nster, Germany&quot;,&quot;id&quot;:&quot;waite_abstraction_2016&quot;,&quot;author&quot;:[{&quot;family&quot;:&quot;Waite&quot;,&quot;given&quot;:&quot;Jane&quot;},{&quot;family&quot;:&quot;Curzon&quot;,&quot;given&quot;:&quot;Paul&quot;},{&quot;family&quot;:&quot;Marsh&quot;,&quot;given&quot;:&quot;William&quot;},{&quot;family&quot;:&quot;Sentance&quot;,&quot;given&quot;:&quot;Sue&quot;}],&quot;page&quot;:&quot;112-113&quot;,&quot;URL&quot;:&quot;http://dl.acm.org/citation.cfm?doid=2978249.2978272&quot;,&quot;type&quot;:&quot;paper-conference&quot;,&quot;event-title&quot;:&quot;the 11th Workshop in Primary and Secondary Computing Education&quot;,&quot;accessed&quot;:{&quot;date-parts&quot;:[[&quot;2020&quot;,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language&quot;:&quot;en&quot;,&quot;title&quot;:&quot;Abstraction and common classroom activities&quot;,&quot;container-title&quot;:&quot;Proceedings of the 11th Workshop in Primary and Secondary Computing Education on ZZZ - WiPSCE '16&quot;,&quot;publisher-place&quot;:&quot;M&amp;#252;nster, Germany&quot;,&quot;issued&quot;:{&quot;date-parts&quot;:[[&quot;2016&quot;]]},&quot;citation-key&quot;:&quot;waite_abstraction_2016&quot;},&quot;id&quot;:3588,&quot;uri&quot;:[&quot;http://zotero.org/users/1913249/items/39JH9QJG&quot;],&quot;suffix&quot;:&quot;&quot;,&quot;prefix&quot;:&quot;&quot;},{&quot;uris&quot;:[&quot;http://zotero.org/users/1913249/items/8KSA6TV2&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d&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number&quot;:&quot;1&quot;,&quot;title-short&quot;:&quot;Abstraction in action&quot;,&quot;volume&quot;:&quot;2&quot;,&quot;URL&quot;:&quot;https://ijcses.org/index.php/ijcses/article/view/23&quot;,&quot;type&quot;:&quot;article-journal&quot;,&quot;issue&quot;:&quot;1&quot;,&quot;page&quot;:&quot;14-40&quot;,&quot;source&quot;:&quot;ijcses.org&quot;,&quot;language&quot;:&quot;en&quot;,&quot;title&quot;:&quot;Abstraction in action: K-5 teachers' uses of levels of abstraction, particularly the design level, in teaching programming.&quot;,&quot;accessed&quot;:{&quot;date-parts&quot;:[[&quot;2020&quot;,10,17]]},&quot;license&quot;:&quot;Copyright (c) 2018 Jane Lisa Waite, Paul Curzon, William Marsh, Sue Sentance, Alex Hadwen-Bennett&quot;,&quot;issued&quot;:{&quot;date-parts&quot;:[[&quot;2018&quot;,1,31]]},&quot;citation-key&quot;:&quot;waite_abstraction_2018-1&quot;},&quot;id&quot;:3663,&quot;uri&quot;:[&quot;http://zotero.org/users/1913249/items/8KSA6TV2&quot;],&quot;suffix&quot;:&quot;&quot;,&quot;prefix&quot;:&quot;&quot;}],&quot;schema&quot;:&quot;https://github.com/citation-style-language/schema/raw/master/csl-citation.json&quot;} RNDbigdpvxirr"/>&lt;Do Zotero Refresh: [@statter_teaching_2016; @waite_abstraction_2016; @waite_abstraction_2018-1]&gt;<text:reference-mark-end text:name="ZOTERO_ITEM CSL_CITATION {&quot;properties&quot;:{&quot;formattedCitation&quot;:&quot;[@statter_teaching_2016; @waite_abstraction_2016; @waite_abstraction_2018-1]&quot;,&quot;noteIndex&quot;:0},&quot;citationID&quot;:&quot;yaproars&quot;,&quot;citationItems&quot;:[{&quot;uris&quot;:[&quot;http://zotero.org/users/1913249/items/94B8KBTT&quot;],&quot;itemData&quot;:{&quot;ISBN&quot;:&quot;978-1-4503-4223-0&quot;,&quot;publisher&quot;:&quot;ACM Press&quot;,&quot;DOI&quot;:&quot;10.1145/2978249.2978261&quot;,&quot;event-place&quot;:&quot;M&amp;#252;nster, Germany&quot;,&quot;id&quot;:&quot;statter_teaching_2016&quot;,&quot;author&quot;:[{&quot;family&quot;:&quot;Statter&quot;,&quot;given&quot;:&quot;David&quot;},{&quot;family&quot;:&quot;Armoni&quot;,&quot;given&quot;:&quot;Michal&quot;}],&quot;page&quot;:&quot;80-83&quot;,&quot;URL&quot;:&quot;http://dl.acm.org/citation.cfm?doid=2978249.2978261&quot;,&quot;type&quot;:&quot;paper-conference&quot;,&quot;event-title&quot;:&quot;the 11th Workshop in Primary and Secondary Computing Education&quot;,&quot;accessed&quot;:{&quot;date-parts&quot;:[[&quot;2020&quot;,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language&quot;:&quot;en&quot;,&quot;title&quot;:&quot;Teaching Abstract Thinking in Introduction to Computer Science for 7th Graders&quot;,&quot;container-title&quot;:&quot;Proceedings of the 11th Workshop in Primary and Secondary Computing Education on ZZZ - WiPSCE '16&quot;,&quot;publisher-place&quot;:&quot;M&amp;#252;nster, Germany&quot;,&quot;issued&quot;:{&quot;date-parts&quot;:[[&quot;2016&quot;]]},&quot;citation-key&quot;:&quot;statter_teaching_2016&quot;},&quot;id&quot;:3583,&quot;uri&quot;:[&quot;http://zotero.org/users/1913249/items/94B8KBTT&quot;],&quot;suffix&quot;:&quot;&quot;,&quot;prefix&quot;:&quot;&quot;},{&quot;uris&quot;:[&quot;http://zotero.org/users/1913249/items/39JH9QJG&quot;],&quot;itemData&quot;:{&quot;ISBN&quot;:&quot;978-1-4503-4223-0&quot;,&quot;publisher&quot;:&quot;ACM Press&quot;,&quot;DOI&quot;:&quot;10.1145/2978249.2978272&quot;,&quot;event-place&quot;:&quot;M&amp;#252;nster, Germany&quot;,&quot;id&quot;:&quot;waite_abstraction_2016&quot;,&quot;author&quot;:[{&quot;family&quot;:&quot;Waite&quot;,&quot;given&quot;:&quot;Jane&quot;},{&quot;family&quot;:&quot;Curzon&quot;,&quot;given&quot;:&quot;Paul&quot;},{&quot;family&quot;:&quot;Marsh&quot;,&quot;given&quot;:&quot;William&quot;},{&quot;family&quot;:&quot;Sentance&quot;,&quot;given&quot;:&quot;Sue&quot;}],&quot;page&quot;:&quot;112-113&quot;,&quot;URL&quot;:&quot;http://dl.acm.org/citation.cfm?doid=2978249.2978272&quot;,&quot;type&quot;:&quot;paper-conference&quot;,&quot;event-title&quot;:&quot;the 11th Workshop in Primary and Secondary Computing Education&quot;,&quot;accessed&quot;:{&quot;date-parts&quot;:[[&quot;2020&quot;,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language&quot;:&quot;en&quot;,&quot;title&quot;:&quot;Abstraction and common classroom activities&quot;,&quot;container-title&quot;:&quot;Proceedings of the 11th Workshop in Primary and Secondary Computing Education on ZZZ - WiPSCE '16&quot;,&quot;publisher-place&quot;:&quot;M&amp;#252;nster, Germany&quot;,&quot;issued&quot;:{&quot;date-parts&quot;:[[&quot;2016&quot;]]},&quot;citation-key&quot;:&quot;waite_abstraction_2016&quot;},&quot;id&quot;:3588,&quot;uri&quot;:[&quot;http://zotero.org/users/1913249/items/39JH9QJG&quot;],&quot;suffix&quot;:&quot;&quot;,&quot;prefix&quot;:&quot;&quot;},{&quot;uris&quot;:[&quot;http://zotero.org/users/1913249/items/8KSA6TV2&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d&quot;:&quot;waite_abstraction_2018-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number&quot;:&quot;1&quot;,&quot;title-short&quot;:&quot;Abstraction in action&quot;,&quot;volume&quot;:&quot;2&quot;,&quot;URL&quot;:&quot;https://ijcses.org/index.php/ijcses/article/view/23&quot;,&quot;type&quot;:&quot;article-journal&quot;,&quot;issue&quot;:&quot;1&quot;,&quot;page&quot;:&quot;14-40&quot;,&quot;source&quot;:&quot;ijcses.org&quot;,&quot;language&quot;:&quot;en&quot;,&quot;title&quot;:&quot;Abstraction in action: K-5 teachers' uses of levels of abstraction, particularly the design level, in teaching programming.&quot;,&quot;accessed&quot;:{&quot;date-parts&quot;:[[&quot;2020&quot;,10,17]]},&quot;license&quot;:&quot;Copyright (c) 2018 Jane Lisa Waite, Paul Curzon, William Marsh, Sue Sentance, Alex Hadwen-Bennett&quot;,&quot;issued&quot;:{&quot;date-parts&quot;:[[&quot;2018&quot;,1,31]]},&quot;citation-key&quot;:&quot;waite_abstraction_2018-1&quot;},&quot;id&quot;:3663,&quot;uri&quot;:[&quot;http://zotero.org/users/1913249/items/8KSA6TV2&quot;],&quot;suffix&quot;:&quot;&quot;,&quot;prefix&quot;:&quot;&quot;}],&quot;schema&quot;:&quot;https://github.com/citation-style-language/schema/raw/master/csl-citation.json&quot;} RNDbigdpvxirr"/>.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formattedCitation&quot;:&quot;[@waite_abstraction_2018]&quot;,&quot;noteIndex&quot;:0},&quot;citationID&quot;:&quot;qxghbcpu&quot;,&quot;citationItems&quot;:[{&quot;uris&quot;:[&quot;http://zotero.org/users/1913249/items/5QGUDFAX&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d&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page&quot;:&quot;14&quot;,&quot;title-short&quot;:&quot;Abstraction in action&quot;,&quot;volume&quot;:&quot;2&quot;,&quot;URL&quot;:&quot;http://ijcses.org/index.php/ijcses/article/view/23&quot;,&quot;issue&quot;:&quot;1&quot;,&quot;type&quot;:&quot;article-journal&quot;,&quot;source&quot;:&quot;DOI.org (Crossref)&quot;,&quot;title&quot;:&quot;Abstraction in action: K-5 teachers' uses of levels of abstraction, particularly the design level, in teaching programming.&quot;,&quot;container-title-short&quot;:&quot;IJCSES&quot;,&quot;issued&quot;:{&quot;date-parts&quot;:[[&quot;2018&quot;,1,31]]},&quot;accessed&quot;:{&quot;date-parts&quot;:[[&quot;2019&quot;,12,10]]},&quot;language&quot;:&quot;en&quot;,&quot;citation-key&quot;:&quot;waite_abstraction_2018&quot;},&quot;id&quot;:3132,&quot;uri&quot;:[&quot;http://zotero.org/users/1913249/items/5QGUDFAX&quot;],&quot;suffix&quot;:&quot;&quot;,&quot;prefix&quot;:&quot;&quot;}],&quot;schema&quot;:&quot;https://github.com/citation-style-language/schema/raw/master/csl-citation.json&quot;} RNDppqpfoqugf"/>&lt;Do Zotero Refresh: [@waite_abstraction_2018]&gt;<text:reference-mark-end text:name="ZOTERO_ITEM CSL_CITATION {&quot;properties&quot;:{&quot;formattedCitation&quot;:&quot;[@waite_abstraction_2018]&quot;,&quot;noteIndex&quot;:0},&quot;citationID&quot;:&quot;qxghbcpu&quot;,&quot;citationItems&quot;:[{&quot;uris&quot;:[&quot;http://zotero.org/users/1913249/items/5QGUDFAX&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d&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N&quot;:&quot;2513-8359&quot;,&quot;page&quot;:&quot;14&quot;,&quot;title-short&quot;:&quot;Abstraction in action&quot;,&quot;volume&quot;:&quot;2&quot;,&quot;URL&quot;:&quot;http://ijcses.org/index.php/ijcses/article/view/23&quot;,&quot;issue&quot;:&quot;1&quot;,&quot;type&quot;:&quot;article-journal&quot;,&quot;source&quot;:&quot;DOI.org (Crossref)&quot;,&quot;title&quot;:&quot;Abstraction in action: K-5 teachers' uses of levels of abstraction, particularly the design level, in teaching programming.&quot;,&quot;container-title-short&quot;:&quot;IJCSES&quot;,&quot;issued&quot;:{&quot;date-parts&quot;:[[&quot;2018&quot;,1,31]]},&quot;accessed&quot;:{&quot;date-parts&quot;:[[&quot;2019&quot;,12,10]]},&quot;language&quot;:&quot;en&quot;,&quot;citation-key&quot;:&quot;waite_abstraction_2018&quot;},&quot;id&quot;:3132,&quot;uri&quot;:[&quot;http://zotero.org/users/1913249/items/5QGUDFAX&quot;],&quot;suffix&quot;:&quot;&quot;,&quot;prefix&quot;:&quot;&quot;}],&quot;schema&quot;:&quot;https://github.com/citation-style-language/schema/raw/master/csl-citation.json&quot;} RNDppqpfoqugf"/></text:p>
      <text:h text:style-name="Heading_20_2" text:outline-level="2"><text:bookmark-start text:name="to-perhaps-add-to-lit-review"/>To perhaps add to Lit REVIEW<text:bookmark-end text:name="to-perhaps-add-to-lit-review"/></text:h>
      <text:list text:style-name="L23">
        <text:list-item>
          <text:p text:style-name="P35">Hands on Education - what is it? Examples in STEM context<text:reference-mark-start text:name="ZOTERO_ITEM CSL_CITATION {&quot;properties&quot;:{&quot;formattedCitation&quot;:&quot;[@holstermann_hands-activities_2010]&quot;,&quot;noteIndex&quot;:0},&quot;citationID&quot;:&quot;uxxwgdav&quot;,&quot;citationItems&quot;:[{&quot;uris&quot;:[&quot;http://zotero.org/users/1913249/items/LAUUU8X9&quot;],&quot;itemData&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d&quot;:&quot;holstermann_hands-activities_2010&quot;,&quot;author&quot;:[{&quot;family&quot;:&quot;Holstermann&quot;,&quot;given&quot;:&quot;Nina&quot;},{&quot;family&quot;:&quot;Grube&quot;,&quot;given&quot;:&quot;Dietmar&quot;},{&quot;family&quot;:&quot;Bögeholz&quot;,&quot;given&quot;:&quot;Susanne&quot;}],&quot;ISSN&quot;:&quot;1573-1898&quot;,&quot;page&quot;:&quot;743-757&quot;,&quot;volume&quot;:&quot;40&quot;,&quot;URL&quot;:&quot;https://doi.org/10.1007/s11165-009-9142-0&quot;,&quot;issue&quot;:&quot;5&quot;,&quot;type&quot;:&quot;article-journal&quot;,&quot;source&quot;:&quot;Springer Link&quot;,&quot;title&quot;:&quot;Hands-on Activities and Their Influence on Students’ Interest&quot;,&quot;container-title-short&quot;:&quot;Res Sci Educ&quot;,&quot;issued&quot;:{&quot;date-parts&quot;:[[&quot;2010&quot;,11,1]]},&quot;accessed&quot;:{&quot;date-parts&quot;:[[&quot;2023&quot;,11,20]]},&quot;language&quot;:&quot;en&quot;,&quot;citation-key&quot;:&quot;holstermann_hands-activities_2010&quot;},&quot;id&quot;:9077,&quot;uri&quot;:[&quot;http://zotero.org/users/1913249/items/LAUUU8X9&quot;],&quot;suffix&quot;:&quot;&quot;,&quot;prefix&quot;:&quot;&quot;}],&quot;schema&quot;:&quot;https://github.com/citation-style-language/schema/raw/master/csl-citation.json&quot;} RNDzxeqpunvcp"/>&lt;Do Zotero Refresh: [@holstermann_hands-activities_2010]&gt;<text:reference-mark-end text:name="ZOTERO_ITEM CSL_CITATION {&quot;properties&quot;:{&quot;formattedCitation&quot;:&quot;[@holstermann_hands-activities_2010]&quot;,&quot;noteIndex&quot;:0},&quot;citationID&quot;:&quot;uxxwgdav&quot;,&quot;citationItems&quot;:[{&quot;uris&quot;:[&quot;http://zotero.org/users/1913249/items/LAUUU8X9&quot;],&quot;itemData&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d&quot;:&quot;holstermann_hands-activities_2010&quot;,&quot;author&quot;:[{&quot;family&quot;:&quot;Holstermann&quot;,&quot;given&quot;:&quot;Nina&quot;},{&quot;family&quot;:&quot;Grube&quot;,&quot;given&quot;:&quot;Dietmar&quot;},{&quot;family&quot;:&quot;Bögeholz&quot;,&quot;given&quot;:&quot;Susanne&quot;}],&quot;ISSN&quot;:&quot;1573-1898&quot;,&quot;page&quot;:&quot;743-757&quot;,&quot;volume&quot;:&quot;40&quot;,&quot;URL&quot;:&quot;https://doi.org/10.1007/s11165-009-9142-0&quot;,&quot;issue&quot;:&quot;5&quot;,&quot;type&quot;:&quot;article-journal&quot;,&quot;source&quot;:&quot;Springer Link&quot;,&quot;title&quot;:&quot;Hands-on Activities and Their Influence on Students’ Interest&quot;,&quot;container-title-short&quot;:&quot;Res Sci Educ&quot;,&quot;issued&quot;:{&quot;date-parts&quot;:[[&quot;2010&quot;,11,1]]},&quot;accessed&quot;:{&quot;date-parts&quot;:[[&quot;2023&quot;,11,20]]},&quot;language&quot;:&quot;en&quot;,&quot;citation-key&quot;:&quot;holstermann_hands-activities_2010&quot;},&quot;id&quot;:9077,&quot;uri&quot;:[&quot;http://zotero.org/users/1913249/items/LAUUU8X9&quot;],&quot;suffix&quot;:&quot;&quot;,&quot;prefix&quot;:&quot;&quot;}],&quot;schema&quot;:&quot;https://github.com/citation-style-language/schema/raw/master/csl-citation.json&quot;} RNDzxeqpunvcp"/>.</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2">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2">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list text:style-name="L24">
        <text:list-item>
          <text:p text:style-name="P36">girl’s low self-confidence in the area of computing compared to their ability <text:reference-mark-start text:name="ZOTERO_ITEM CSL_CITATION {&quot;properties&quot;:{&quot;formattedCitation&quot;:&quot;[@beyer_gender_2003; @margolis_unlocking_2002]&quot;,&quot;noteIndex&quot;:0},&quot;citationID&quot;:&quot;yrknhacn&quot;,&quot;citationItems&quot;:[{&quot;uris&quot;:[&quot;http://zotero.org/users/1913249/items/4V4VNGBJ&quot;],&quot;itemData&quot;:{&quot;ISBN&quot;:&quot;978-1-58113-648-7&quot;,&quot;container-title&quot;:&quot;Proceedings of the 34th SIGCSE Technical Symposium on Computer Science Education&quot;,&quot;DOI&quot;:&quot;10.1145/611892.611930&quot;,&quot;event-place&quot;:&quot;New York, NY, USA&quot;,&quot;collection-title&quot;:&quot;SIGCSE '03&quot;,&quot;issued&quot;:{&quot;date-parts&quot;:[[&quot;2003&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page&quot;:&quot;49–53&quot;,&quot;URL&quot;:&quot;http://doi.acm.org/10.1145/611892.611930&quot;,&quot;accessed&quot;:{&quot;date-parts&quot;:[[&quot;2018&quot;,9,19]]},&quot;type&quot;:&quot;paper-conference&quot;,&quot;source&quot;:&quot;ACM Digital Library&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title&quot;:&quot;Gender Differences in Computer Science Students&quot;,&quot;publisher&quot;:&quot;ACM&quot;,&quot;publisher-place&quot;:&quot;New York, NY, USA&quot;,&quot;id&quot;:&quot;beyer_gender_2003&quot;,&quot;citation-key&quot;:&quot;beyer_gender_2003&quot;},&quot;id&quot;:2691,&quot;uri&quot;:[&quot;http://zotero.org/users/1913249/items/4V4VNGBJ&quot;],&quot;suffix&quot;:&quot;&quot;,&quot;prefix&quot;:&quot;&quot;},{&quot;uris&quot;:[&quot;http://zotero.org/users/1913249/items/4YCD88M7&quot;],&quot;itemData&quot;:{&quot;ISBN&quot;:&quot;978-0-262-13398-2&quot;,&quot;type&quot;:&quot;book&quot;,&quot;publisher&quot;:&quot;MIT Press&quot;,&quot;title-short&quot;:&quot;Unlocking the clubhouse&quot;,&quot;title&quot;:&quot;Unlocking the clubhouse: women in computing&quot;,&quot;event-place&quot;:&quot;Cambridge, Mass&quot;,&quot;source&quot;:&quot;Library of Congress ISBN&quot;,&quot;number-of-pages&quot;:&quot;172&quot;,&quot;call-number&quot;:&quot;QA76.25 .M35 2002&quot;,&quot;publisher-place&quot;:&quot;Cambridge, Mass&quot;,&quot;id&quot;:&quot;margolis_unlocking_2002&quot;,&quot;language&quot;:&quot;en&quot;,&quot;author&quot;:[{&quot;family&quot;:&quot;Margolis&quot;,&quot;given&quot;:&quot;Jane&quot;},{&quot;family&quot;:&quot;Fisher&quot;,&quot;given&quot;:&quot;Allan&quot;}],&quot;issued&quot;:{&quot;date-parts&quot;:[[&quot;2002&quot;]]},&quot;citation-key&quot;:&quot;margolis_unlocking_2002&quot;},&quot;id&quot;:2699,&quot;uri&quot;:[&quot;http://zotero.org/users/1913249/items/4YCD88M7&quot;],&quot;suffix&quot;:&quot;&quot;,&quot;prefix&quot;:&quot;&quot;}],&quot;schema&quot;:&quot;https://github.com/citation-style-language/schema/raw/master/csl-citation.json&quot;} RNDpsivxdsvzy"/>&lt;Do Zotero Refresh: [@beyer_gender_2003; @margolis_unlocking_2002]&gt;<text:reference-mark-end text:name="ZOTERO_ITEM CSL_CITATION {&quot;properties&quot;:{&quot;formattedCitation&quot;:&quot;[@beyer_gender_2003; @margolis_unlocking_2002]&quot;,&quot;noteIndex&quot;:0},&quot;citationID&quot;:&quot;yrknhacn&quot;,&quot;citationItems&quot;:[{&quot;uris&quot;:[&quot;http://zotero.org/users/1913249/items/4V4VNGBJ&quot;],&quot;itemData&quot;:{&quot;ISBN&quot;:&quot;978-1-58113-648-7&quot;,&quot;container-title&quot;:&quot;Proceedings of the 34th SIGCSE Technical Symposium on Computer Science Education&quot;,&quot;DOI&quot;:&quot;10.1145/611892.611930&quot;,&quot;event-place&quot;:&quot;New York, NY, USA&quot;,&quot;collection-title&quot;:&quot;SIGCSE '03&quot;,&quot;issued&quot;:{&quot;date-parts&quot;:[[&quot;2003&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page&quot;:&quot;49–53&quot;,&quot;URL&quot;:&quot;http://doi.acm.org/10.1145/611892.611930&quot;,&quot;accessed&quot;:{&quot;date-parts&quot;:[[&quot;2018&quot;,9,19]]},&quot;type&quot;:&quot;paper-conference&quot;,&quot;source&quot;:&quot;ACM Digital Library&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title&quot;:&quot;Gender Differences in Computer Science Students&quot;,&quot;publisher&quot;:&quot;ACM&quot;,&quot;publisher-place&quot;:&quot;New York, NY, USA&quot;,&quot;id&quot;:&quot;beyer_gender_2003&quot;,&quot;citation-key&quot;:&quot;beyer_gender_2003&quot;},&quot;id&quot;:2691,&quot;uri&quot;:[&quot;http://zotero.org/users/1913249/items/4V4VNGBJ&quot;],&quot;suffix&quot;:&quot;&quot;,&quot;prefix&quot;:&quot;&quot;},{&quot;uris&quot;:[&quot;http://zotero.org/users/1913249/items/4YCD88M7&quot;],&quot;itemData&quot;:{&quot;ISBN&quot;:&quot;978-0-262-13398-2&quot;,&quot;type&quot;:&quot;book&quot;,&quot;publisher&quot;:&quot;MIT Press&quot;,&quot;title-short&quot;:&quot;Unlocking the clubhouse&quot;,&quot;title&quot;:&quot;Unlocking the clubhouse: women in computing&quot;,&quot;event-place&quot;:&quot;Cambridge, Mass&quot;,&quot;source&quot;:&quot;Library of Congress ISBN&quot;,&quot;number-of-pages&quot;:&quot;172&quot;,&quot;call-number&quot;:&quot;QA76.25 .M35 2002&quot;,&quot;publisher-place&quot;:&quot;Cambridge, Mass&quot;,&quot;id&quot;:&quot;margolis_unlocking_2002&quot;,&quot;language&quot;:&quot;en&quot;,&quot;author&quot;:[{&quot;family&quot;:&quot;Margolis&quot;,&quot;given&quot;:&quot;Jane&quot;},{&quot;family&quot;:&quot;Fisher&quot;,&quot;given&quot;:&quot;Allan&quot;}],&quot;issued&quot;:{&quot;date-parts&quot;:[[&quot;2002&quot;]]},&quot;citation-key&quot;:&quot;margolis_unlocking_2002&quot;},&quot;id&quot;:2699,&quot;uri&quot;:[&quot;http://zotero.org/users/1913249/items/4YCD88M7&quot;],&quot;suffix&quot;:&quot;&quot;,&quot;prefix&quot;:&quot;&quot;}],&quot;schema&quot;:&quot;https://github.com/citation-style-language/schema/raw/master/csl-citation.json&quot;} RNDpsivxdsvzy"/></text:p>
        </text:list-item>
      </text:list>
      <text:p text:style-name="First_20_paragraph"><text:span text:style-name="T2">Research</text:span> Extensive research by Roberson on game making in schools measured gender differences in performance and attitudes to game making and computing in pre post tests <text:reference-mark-start text:name="ZOTERO_ITEM CSL_CITATION {&quot;properties&quot;:{&quot;formattedCitation&quot;:&quot;[@robertson_making_2012; @robertson_influence_2013]&quot;,&quot;noteIndex&quot;:0},&quot;citationID&quot;:&quot;yzuxxyom&quot;,&quot;citationItems&quot;:[{&quot;uris&quot;:[&quot;http://zotero.org/users/1913249/items/34QR9L8P&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d&quot;:&quot;robertson_making_2012&quot;,&quot;author&quot;:[{&quot;family&quot;:&quot;Robertson&quot;,&quot;given&quot;:&quot;Judy&quot;}],&quot;ISSN&quot;:&quot;03601315&quot;,&quot;page&quot;:&quot;385-398&quot;,&quot;title-short&quot;:&quot;Making games in the classroom&quot;,&quot;volume&quot;:&quot;59&quot;,&quot;issue&quot;:&quot;2&quot;,&quot;URL&quot;:&quot;http://linkinghub.elsevier.com/retrieve/pii/S0360131511003368&quot;,&quot;source&quot;:&quot;Crossref&quot;,&quot;type&quot;:&quot;article-journal&quot;,&quot;title&quot;:&quot;Making games in the classroom: Benefits and gender concerns&quot;,&quot;language&quot;:&quot;en&quot;,&quot;accessed&quot;:{&quot;date-parts&quot;:[[&quot;2018&quot;,4,28]]},&quot;issued&quot;:{&quot;date-parts&quot;:[[&quot;2012&quot;,9]]},&quot;citation-key&quot;:&quot;robertson_making_2012&quot;},&quot;id&quot;:239,&quot;uri&quot;:[&quot;http://zotero.org/users/1913249/items/34QR9L8P&quot;],&quot;suffix&quot;:&quot;&quot;,&quot;prefix&quot;:&quot;&quot;},{&quot;uris&quot;:[&quot;http://zotero.org/users/1913249/items/U2DI4YFQ&quot;],&quot;itemData&quot;:{&quot;type&quot;:&quot;article-journal&quot;,&quot;page&quot;:&quot;58-83&quot;,&quot;URL&quot;:&quot;http://www.tandfonline.com/doi/abs/10.1080/08993408.2013.774155&quot;,&quot;container-title&quot;:&quot;Computer Science Education&quot;,&quot;volume&quot;:&quot;23&quot;,&quot;DOI&quot;:&quot;10.1080/08993408.2013.774155&quot;,&quot;title&quot;:&quot;The influence of a game-making project on male and female learners’ attitudes to computing&quot;,&quot;accessed&quot;:{&quot;date-parts&quot;:[[&quot;2018&quot;,4,21]]},&quot;language&quot;:&quot;en&quot;,&quot;source&quot;:&quot;Crossref&quot;,&quot;issued&quot;:{&quot;date-parts&quot;:[[&quot;2013&quot;,3]]},&quot;id&quot;:&quot;robertson_influence_2013&quot;,&quot;issue&quot;:&quot;1&quot;,&quot;author&quot;:[{&quot;family&quot;:&quot;Robertson&quot;,&quot;given&quot;:&quot;Judy&quot;}],&quot;ISSN&quot;:&quot;0899-3408, 1744-5175&quot;,&quot;citation-key&quot;:&quot;robertson_influence_2013&quot;},&quot;id&quot;:273,&quot;uri&quot;:[&quot;http://zotero.org/users/1913249/items/U2DI4YFQ&quot;],&quot;suffix&quot;:&quot;&quot;,&quot;prefix&quot;:&quot;&quot;}],&quot;schema&quot;:&quot;https://github.com/citation-style-language/schema/raw/master/csl-citation.json&quot;} RNDtcivrgnbtv"/>&lt;Do Zotero Refresh: [@robertson_making_2012; @robertson_influence_2013]&gt;<text:reference-mark-end text:name="ZOTERO_ITEM CSL_CITATION {&quot;properties&quot;:{&quot;formattedCitation&quot;:&quot;[@robertson_making_2012; @robertson_influence_2013]&quot;,&quot;noteIndex&quot;:0},&quot;citationID&quot;:&quot;yzuxxyom&quot;,&quot;citationItems&quot;:[{&quot;uris&quot;:[&quot;http://zotero.org/users/1913249/items/34QR9L8P&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d&quot;:&quot;robertson_making_2012&quot;,&quot;author&quot;:[{&quot;family&quot;:&quot;Robertson&quot;,&quot;given&quot;:&quot;Judy&quot;}],&quot;ISSN&quot;:&quot;03601315&quot;,&quot;page&quot;:&quot;385-398&quot;,&quot;title-short&quot;:&quot;Making games in the classroom&quot;,&quot;volume&quot;:&quot;59&quot;,&quot;issue&quot;:&quot;2&quot;,&quot;URL&quot;:&quot;http://linkinghub.elsevier.com/retrieve/pii/S0360131511003368&quot;,&quot;source&quot;:&quot;Crossref&quot;,&quot;type&quot;:&quot;article-journal&quot;,&quot;title&quot;:&quot;Making games in the classroom: Benefits and gender concerns&quot;,&quot;language&quot;:&quot;en&quot;,&quot;accessed&quot;:{&quot;date-parts&quot;:[[&quot;2018&quot;,4,28]]},&quot;issued&quot;:{&quot;date-parts&quot;:[[&quot;2012&quot;,9]]},&quot;citation-key&quot;:&quot;robertson_making_2012&quot;},&quot;id&quot;:239,&quot;uri&quot;:[&quot;http://zotero.org/users/1913249/items/34QR9L8P&quot;],&quot;suffix&quot;:&quot;&quot;,&quot;prefix&quot;:&quot;&quot;},{&quot;uris&quot;:[&quot;http://zotero.org/users/1913249/items/U2DI4YFQ&quot;],&quot;itemData&quot;:{&quot;type&quot;:&quot;article-journal&quot;,&quot;page&quot;:&quot;58-83&quot;,&quot;URL&quot;:&quot;http://www.tandfonline.com/doi/abs/10.1080/08993408.2013.774155&quot;,&quot;container-title&quot;:&quot;Computer Science Education&quot;,&quot;volume&quot;:&quot;23&quot;,&quot;DOI&quot;:&quot;10.1080/08993408.2013.774155&quot;,&quot;title&quot;:&quot;The influence of a game-making project on male and female learners’ attitudes to computing&quot;,&quot;accessed&quot;:{&quot;date-parts&quot;:[[&quot;2018&quot;,4,21]]},&quot;language&quot;:&quot;en&quot;,&quot;source&quot;:&quot;Crossref&quot;,&quot;issued&quot;:{&quot;date-parts&quot;:[[&quot;2013&quot;,3]]},&quot;id&quot;:&quot;robertson_influence_2013&quot;,&quot;issue&quot;:&quot;1&quot;,&quot;author&quot;:[{&quot;family&quot;:&quot;Robertson&quot;,&quot;given&quot;:&quot;Judy&quot;}],&quot;ISSN&quot;:&quot;0899-3408, 1744-5175&quot;,&quot;citation-key&quot;:&quot;robertson_influence_2013&quot;},&quot;id&quot;:273,&quot;uri&quot;:[&quot;http://zotero.org/users/1913249/items/U2DI4YFQ&quot;],&quot;suffix&quot;:&quot;&quot;,&quot;prefix&quot;:&quot;&quot;}],&quot;schema&quot;:&quot;https://github.com/citation-style-language/schema/raw/master/csl-citation.json&quot;} RNDtcivrgnbtv"/>.</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properties&quot;:{&quot;formattedCitation&quot;:&quot;[@denner_girls_2007]&quot;,&quot;noteIndex&quot;:0},&quot;citationID&quot;:&quot;bwiqpqmm&quot;,&quot;citationItems&quot;:[{&quot;uris&quot;:[&quot;http://zotero.org/users/1913249/items/UUXJYAW7&quot;],&quot;itemData&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volume&quot;:&quot;10&quot;,&quot;issue&quot;:&quot;1&quot;,&quot;type&quot;:&quot;article-journal&quot;,&quot;source&quot;:&quot;CiteSeer&quot;,&quot;title-short&quot;:&quot;The Girls Creating Games Program&quot;,&quot;id&quot;:&quot;denner_girls_2007&quot;,&quot;title&quot;:&quot;The Girls Creating Games Program: An Innovative Approach to Integrating Technology into Middle School&quot;,&quot;author&quot;:[{&quot;family&quot;:&quot;Denner&quot;,&quot;given&quot;:&quot;Jill&quot;}],&quot;issued&quot;:{&quot;date-parts&quot;:[[&quot;2007&quot;]]},&quot;citation-key&quot;:&quot;denner_girls_2007&quot;},&quot;id&quot;:2687,&quot;uri&quot;:[&quot;http://zotero.org/users/1913249/items/UUXJYAW7&quot;],&quot;suffix&quot;:&quot;&quot;,&quot;prefix&quot;:&quot;&quot;}],&quot;schema&quot;:&quot;https://github.com/citation-style-language/schema/raw/master/csl-citation.json&quot;} RNDtehsdgsyep"/>&lt;Do Zotero Refresh: [@denner_girls_2007]&gt;<text:reference-mark-end text:name="ZOTERO_ITEM CSL_CITATION {&quot;properties&quot;:{&quot;formattedCitation&quot;:&quot;[@denner_girls_2007]&quot;,&quot;noteIndex&quot;:0},&quot;citationID&quot;:&quot;bwiqpqmm&quot;,&quot;citationItems&quot;:[{&quot;uris&quot;:[&quot;http://zotero.org/users/1913249/items/UUXJYAW7&quot;],&quot;itemData&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volume&quot;:&quot;10&quot;,&quot;issue&quot;:&quot;1&quot;,&quot;type&quot;:&quot;article-journal&quot;,&quot;source&quot;:&quot;CiteSeer&quot;,&quot;title-short&quot;:&quot;The Girls Creating Games Program&quot;,&quot;id&quot;:&quot;denner_girls_2007&quot;,&quot;title&quot;:&quot;The Girls Creating Games Program: An Innovative Approach to Integrating Technology into Middle School&quot;,&quot;author&quot;:[{&quot;family&quot;:&quot;Denner&quot;,&quot;given&quot;:&quot;Jill&quot;}],&quot;issued&quot;:{&quot;date-parts&quot;:[[&quot;2007&quot;]]},&quot;citation-key&quot;:&quot;denner_girls_2007&quot;},&quot;id&quot;:2687,&quot;uri&quot;:[&quot;http://zotero.org/users/1913249/items/UUXJYAW7&quot;],&quot;suffix&quot;:&quot;&quot;,&quot;prefix&quot;:&quot;&quot;}],&quot;schema&quot;:&quot;https://github.com/citation-style-language/schema/raw/master/csl-citation.json&quot;} RNDtehsdgsyep"/>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properties&quot;:{&quot;formattedCitation&quot;:&quot;[@robertson_making_2012; @robertson_adventure_2007]&quot;,&quot;noteIndex&quot;:0},&quot;citationID&quot;:&quot;xscqukmm&quot;,&quot;citationItems&quot;:[{&quot;uris&quot;:[&quot;http://zotero.org/users/1913249/items/34QR9L8P&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d&quot;:&quot;robertson_making_2012&quot;,&quot;author&quot;:[{&quot;family&quot;:&quot;Robertson&quot;,&quot;given&quot;:&quot;Judy&quot;}],&quot;ISSN&quot;:&quot;03601315&quot;,&quot;page&quot;:&quot;385-398&quot;,&quot;title-short&quot;:&quot;Making games in the classroom&quot;,&quot;volume&quot;:&quot;59&quot;,&quot;issue&quot;:&quot;2&quot;,&quot;URL&quot;:&quot;http://linkinghub.elsevier.com/retrieve/pii/S0360131511003368&quot;,&quot;source&quot;:&quot;Crossref&quot;,&quot;type&quot;:&quot;article-journal&quot;,&quot;title&quot;:&quot;Making games in the classroom: Benefits and gender concerns&quot;,&quot;language&quot;:&quot;en&quot;,&quot;accessed&quot;:{&quot;date-parts&quot;:[[&quot;2018&quot;,4,28]]},&quot;issued&quot;:{&quot;date-parts&quot;:[[&quot;2012&quot;,9]]},&quot;citation-key&quot;:&quot;robertson_making_2012&quot;},&quot;id&quot;:239,&quot;uri&quot;:[&quot;http://zotero.org/users/1913249/items/34QR9L8P&quot;],&quot;suffix&quot;:&quot;&quot;,&quot;prefix&quot;:&quot;&quot;},{&quot;uris&quot;:[&quot;http://zotero.org/users/1913249/items/XUCHIJK7&quot;],&quot;itemData&quot;:{&quot;page&quot;:&quot;37–44&quot;,&quot;container-title&quot;:&quot;Proceedings of the 6th international conference on Interaction design and children&quot;,&quot;URL&quot;:&quot;http://dl.acm.org/citation.cfm?id=1297285&quot;,&quot;type&quot;:&quot;paper-conference&quot;,&quot;accessed&quot;:{&quot;date-parts&quot;:[[&quot;2017&quot;,6,19]]},&quot;title-short&quot;:&quot;Adventure Author&quot;,&quot;source&quot;:&quot;Google Scholar&quot;,&quot;title&quot;:&quot;Adventure Author: a learning environment to support creative design&quot;,&quot;id&quot;:&quot;robertson_adventure_2007&quot;,&quot;publisher&quot;:&quot;ACM&quot;,&quot;author&quot;:[{&quot;family&quot;:&quot;Robertson&quot;,&quot;given&quot;:&quot;Judy&quot;},{&quot;family&quot;:&quot;Nicholson&quot;,&quot;given&quot;:&quot;Keiron&quot;}],&quot;issued&quot;:{&quot;date-parts&quot;:[[&quot;2007&quot;]]},&quot;citation-key&quot;:&quot;robertson_adventure_2007&quot;},&quot;id&quot;:1471,&quot;uri&quot;:[&quot;http://zotero.org/users/1913249/items/XUCHIJK7&quot;],&quot;suffix&quot;:&quot;&quot;,&quot;prefix&quot;:&quot;&quot;}],&quot;schema&quot;:&quot;https://github.com/citation-style-language/schema/raw/master/csl-citation.json&quot;} RNDqankvpgdgv"/>&lt;Do Zotero Refresh: [@robertson_making_2012; @robertson_adventure_2007]&gt;<text:reference-mark-end text:name="ZOTERO_ITEM CSL_CITATION {&quot;properties&quot;:{&quot;formattedCitation&quot;:&quot;[@robertson_making_2012; @robertson_adventure_2007]&quot;,&quot;noteIndex&quot;:0},&quot;citationID&quot;:&quot;xscqukmm&quot;,&quot;citationItems&quot;:[{&quot;uris&quot;:[&quot;http://zotero.org/users/1913249/items/34QR9L8P&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d&quot;:&quot;robertson_making_2012&quot;,&quot;author&quot;:[{&quot;family&quot;:&quot;Robertson&quot;,&quot;given&quot;:&quot;Judy&quot;}],&quot;ISSN&quot;:&quot;03601315&quot;,&quot;page&quot;:&quot;385-398&quot;,&quot;title-short&quot;:&quot;Making games in the classroom&quot;,&quot;volume&quot;:&quot;59&quot;,&quot;issue&quot;:&quot;2&quot;,&quot;URL&quot;:&quot;http://linkinghub.elsevier.com/retrieve/pii/S0360131511003368&quot;,&quot;source&quot;:&quot;Crossref&quot;,&quot;type&quot;:&quot;article-journal&quot;,&quot;title&quot;:&quot;Making games in the classroom: Benefits and gender concerns&quot;,&quot;language&quot;:&quot;en&quot;,&quot;accessed&quot;:{&quot;date-parts&quot;:[[&quot;2018&quot;,4,28]]},&quot;issued&quot;:{&quot;date-parts&quot;:[[&quot;2012&quot;,9]]},&quot;citation-key&quot;:&quot;robertson_making_2012&quot;},&quot;id&quot;:239,&quot;uri&quot;:[&quot;http://zotero.org/users/1913249/items/34QR9L8P&quot;],&quot;suffix&quot;:&quot;&quot;,&quot;prefix&quot;:&quot;&quot;},{&quot;uris&quot;:[&quot;http://zotero.org/users/1913249/items/XUCHIJK7&quot;],&quot;itemData&quot;:{&quot;page&quot;:&quot;37–44&quot;,&quot;container-title&quot;:&quot;Proceedings of the 6th international conference on Interaction design and children&quot;,&quot;URL&quot;:&quot;http://dl.acm.org/citation.cfm?id=1297285&quot;,&quot;type&quot;:&quot;paper-conference&quot;,&quot;accessed&quot;:{&quot;date-parts&quot;:[[&quot;2017&quot;,6,19]]},&quot;title-short&quot;:&quot;Adventure Author&quot;,&quot;source&quot;:&quot;Google Scholar&quot;,&quot;title&quot;:&quot;Adventure Author: a learning environment to support creative design&quot;,&quot;id&quot;:&quot;robertson_adventure_2007&quot;,&quot;publisher&quot;:&quot;ACM&quot;,&quot;author&quot;:[{&quot;family&quot;:&quot;Robertson&quot;,&quot;given&quot;:&quot;Judy&quot;},{&quot;family&quot;:&quot;Nicholson&quot;,&quot;given&quot;:&quot;Keiron&quot;}],&quot;issued&quot;:{&quot;date-parts&quot;:[[&quot;2007&quot;]]},&quot;citation-key&quot;:&quot;robertson_adventure_2007&quot;},&quot;id&quot;:1471,&quot;uri&quot;:[&quot;http://zotero.org/users/1913249/items/XUCHIJK7&quot;],&quot;suffix&quot;:&quot;&quot;,&quot;prefix&quot;:&quot;&quot;}],&quot;schema&quot;:&quot;https://github.com/citation-style-language/schema/raw/master/csl-citation.json&quot;} RNDqankvpgdgv"/>.</text:p>
      <text:p text:style-name="Text_20_body"><text:span text:style-name="T2">Addressing Race related identities</text:span> Glitch game testers <text:reference-mark-start text:name="ZOTERO_ITEM CSL_CITATION {&quot;properties&quot;:{&quot;formattedCitation&quot;:&quot;[@disalvo_saving_2014; @disalvo_glitch_2009-1; @disalvo_learning_2008]&quot;,&quot;noteIndex&quot;:0},&quot;citationID&quot;:&quot;tsinxqfb&quot;,&quot;citationItems&quot;:[{&quot;uris&quot;:[&quot;http://zotero.org/users/1913249/items/HKBNN53C&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d&quot;:&quot;disalvo_saving_2014&quot;,&quot;author&quot;:[{&quot;family&quot;:&quot;DiSalvo&quot;,&quot;given&quot;:&quot;Betsy&quot;},{&quot;family&quot;:&quot;Guzdial&quot;,&quot;given&quot;:&quot;Mark&quot;},{&quot;family&quot;:&quot;Bruckman&quot;,&quot;given&quot;:&quot;Amy&quot;},{&quot;family&quot;:&quot;McKlin&quot;,&quot;given&quot;:&quot;Tom&quot;}],&quot;ISSN&quot;:&quot;1050-8406&quot;,&quot;page&quot;:&quot;272-315&quot;,&quot;title-short&quot;:&quot;Saving Face While Geeking Out&quot;,&quot;volume&quot;:&quot;23&quot;,&quot;issue&quot;:&quot;3&quot;,&quot;source&quot;:&quot;Taylor and Francis+NEJM&quot;,&quot;URL&quot;:&quot;https://doi.org/10.1080/10508406.2014.893434&quot;,&quot;title&quot;:&quot;Saving Face While Geeking Out: Video Game Testing as a Justification for Learning Computer Science&quot;,&quot;type&quot;:&quot;article-journal&quot;,&quot;accessed&quot;:{&quot;date-parts&quot;:[[&quot;2018&quot;,7,16]]},&quot;issued&quot;:{&quot;date-parts&quot;:[[&quot;2014&quot;,7,3]]},&quot;citation-key&quot;:&quot;disalvo_saving_2014&quot;},&quot;id&quot;:2650,&quot;uri&quot;:[&quot;http://zotero.org/users/1913249/items/HKBNN53C&quot;],&quot;suffix&quot;:&quot;&quot;,&quot;prefix&quot;:&quot;&quot;},{&quot;uris&quot;:[&quot;http://zotero.org/users/1913249/items/9GLLZLMB&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type&quot;:&quot;paper-conference&quot;,&quot;title&quot;:&quot;Glitch Game Testers: African American Men Breaking Open the Console&quot;,&quot;source&quot;:&quot;Zotero&quot;,&quot;page&quot;:&quot;7&quot;,&quot;id&quot;:&quot;disalvo_glitch_2009-1&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id&quot;:2670,&quot;uri&quot;:[&quot;http://zotero.org/users/1913249/items/9GLLZLMB&quot;],&quot;suffix&quot;:&quot;&quot;,&quot;prefix&quot;:&quot;&quot;},{&quot;uris&quot;:[&quot;http://zotero.org/users/1913249/items/XMLVAMHU&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d&quot;:&quot;disalvo_learning_2008&quot;,&quot;author&quot;:[{&quot;family&quot;:&quot;DiSalvo&quot;,&quot;given&quot;:&quot;Betsy James&quot;},{&quot;family&quot;:&quot;Crowley&quot;,&quot;given&quot;:&quot;Kevin&quot;},{&quot;family&quot;:&quot;Norwood&quot;,&quot;given&quot;:&quot;Roy&quot;}],&quot;ISSN&quot;:&quot;1555-4120&quot;,&quot;page&quot;:&quot;131-141&quot;,&quot;title-short&quot;:&quot;Learning in Context                                                    ,                                                             Learning in Context&quot;,&quot;volume&quot;:&quot;3&quot;,&quot;URL&quot;:&quot;http://journals.sagepub.com/doi/abs/10.1177/1555412008314130&quot;,&quot;issue&quot;:&quot;2&quot;,&quot;type&quot;:&quot;article-journal&quot;,&quot;source&quot;:&quot;SAGE Journals&quot;,&quot;title&quot;:&quot;Learning in Context                                                    ,                                                             Learning in Context: Digital Games and Young Black Men             ,                      Digital Games and Young Black Men&quot;,&quot;container-title-short&quot;:&quot;Games and Culture&quot;,&quot;issued&quot;:{&quot;date-parts&quot;:[[&quot;2008&quot;,4,1]]},&quot;accessed&quot;:{&quot;date-parts&quot;:[[&quot;2018&quot;,7,16]]},&quot;language&quot;:&quot;en&quot;,&quot;citation-key&quot;:&quot;disalvo_learning_2008&quot;},&quot;id&quot;:2651,&quot;uri&quot;:[&quot;http://zotero.org/users/1913249/items/XMLVAMHU&quot;],&quot;suffix&quot;:&quot;&quot;,&quot;prefix&quot;:&quot;&quot;}],&quot;schema&quot;:&quot;https://github.com/citation-style-language/schema/raw/master/csl-citation.json&quot;} RNDxyzbnxupnp"/>&lt;Do Zotero Refresh: [@disalvo_saving_2014; @disalvo_glitch_2009-1; @disalvo_learning_2008]&gt;<text:reference-mark-end text:name="ZOTERO_ITEM CSL_CITATION {&quot;properties&quot;:{&quot;formattedCitation&quot;:&quot;[@disalvo_saving_2014; @disalvo_glitch_2009-1; @disalvo_learning_2008]&quot;,&quot;noteIndex&quot;:0},&quot;citationID&quot;:&quot;tsinxqfb&quot;,&quot;citationItems&quot;:[{&quot;uris&quot;:[&quot;http://zotero.org/users/1913249/items/HKBNN53C&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d&quot;:&quot;disalvo_saving_2014&quot;,&quot;author&quot;:[{&quot;family&quot;:&quot;DiSalvo&quot;,&quot;given&quot;:&quot;Betsy&quot;},{&quot;family&quot;:&quot;Guzdial&quot;,&quot;given&quot;:&quot;Mark&quot;},{&quot;family&quot;:&quot;Bruckman&quot;,&quot;given&quot;:&quot;Amy&quot;},{&quot;family&quot;:&quot;McKlin&quot;,&quot;given&quot;:&quot;Tom&quot;}],&quot;ISSN&quot;:&quot;1050-8406&quot;,&quot;page&quot;:&quot;272-315&quot;,&quot;title-short&quot;:&quot;Saving Face While Geeking Out&quot;,&quot;volume&quot;:&quot;23&quot;,&quot;issue&quot;:&quot;3&quot;,&quot;source&quot;:&quot;Taylor and Francis+NEJM&quot;,&quot;URL&quot;:&quot;https://doi.org/10.1080/10508406.2014.893434&quot;,&quot;title&quot;:&quot;Saving Face While Geeking Out: Video Game Testing as a Justification for Learning Computer Science&quot;,&quot;type&quot;:&quot;article-journal&quot;,&quot;accessed&quot;:{&quot;date-parts&quot;:[[&quot;2018&quot;,7,16]]},&quot;issued&quot;:{&quot;date-parts&quot;:[[&quot;2014&quot;,7,3]]},&quot;citation-key&quot;:&quot;disalvo_saving_2014&quot;},&quot;id&quot;:2650,&quot;uri&quot;:[&quot;http://zotero.org/users/1913249/items/HKBNN53C&quot;],&quot;suffix&quot;:&quot;&quot;,&quot;prefix&quot;:&quot;&quot;},{&quot;uris&quot;:[&quot;http://zotero.org/users/1913249/items/9GLLZLMB&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type&quot;:&quot;paper-conference&quot;,&quot;title&quot;:&quot;Glitch Game Testers: African American Men Breaking Open the Console&quot;,&quot;source&quot;:&quot;Zotero&quot;,&quot;page&quot;:&quot;7&quot;,&quot;id&quot;:&quot;disalvo_glitch_2009-1&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id&quot;:2670,&quot;uri&quot;:[&quot;http://zotero.org/users/1913249/items/9GLLZLMB&quot;],&quot;suffix&quot;:&quot;&quot;,&quot;prefix&quot;:&quot;&quot;},{&quot;uris&quot;:[&quot;http://zotero.org/users/1913249/items/XMLVAMHU&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d&quot;:&quot;disalvo_learning_2008&quot;,&quot;author&quot;:[{&quot;family&quot;:&quot;DiSalvo&quot;,&quot;given&quot;:&quot;Betsy James&quot;},{&quot;family&quot;:&quot;Crowley&quot;,&quot;given&quot;:&quot;Kevin&quot;},{&quot;family&quot;:&quot;Norwood&quot;,&quot;given&quot;:&quot;Roy&quot;}],&quot;ISSN&quot;:&quot;1555-4120&quot;,&quot;page&quot;:&quot;131-141&quot;,&quot;title-short&quot;:&quot;Learning in Context                                                    ,                                                             Learning in Context&quot;,&quot;volume&quot;:&quot;3&quot;,&quot;URL&quot;:&quot;http://journals.sagepub.com/doi/abs/10.1177/1555412008314130&quot;,&quot;issue&quot;:&quot;2&quot;,&quot;type&quot;:&quot;article-journal&quot;,&quot;source&quot;:&quot;SAGE Journals&quot;,&quot;title&quot;:&quot;Learning in Context                                                    ,                                                             Learning in Context: Digital Games and Young Black Men             ,                      Digital Games and Young Black Men&quot;,&quot;container-title-short&quot;:&quot;Games and Culture&quot;,&quot;issued&quot;:{&quot;date-parts&quot;:[[&quot;2008&quot;,4,1]]},&quot;accessed&quot;:{&quot;date-parts&quot;:[[&quot;2018&quot;,7,16]]},&quot;language&quot;:&quot;en&quot;,&quot;citation-key&quot;:&quot;disalvo_learning_2008&quot;},&quot;id&quot;:2651,&quot;uri&quot;:[&quot;http://zotero.org/users/1913249/items/XMLVAMHU&quot;],&quot;suffix&quot;:&quot;&quot;,&quot;prefix&quot;:&quot;&quot;}],&quot;schema&quot;:&quot;https://github.com/citation-style-language/schema/raw/master/csl-citation.json&quot;} RNDxyzbnxupnp"/></text:p>
      <text:p text:style-name="Text_20_body"><text:span text:style-name="T2">Other Non-dominant identities</text:span></text:p>
      <text:p text:style-name="Text_20_body">Shift to other tactics like Family Connect ### 5th Dimension Case Study</text:p>
      <text:p text:style-name="Text_20_body">Insert a summary of context, motivation and some of the processes to address cultural issues in 5th dimension project</text:p>
      <text:p text:style-name="Text_20_body">A case studey from a socio-cultural perspective is exemplified by the 5th Dimension (5D) project led by Michael Cole <text:reference-mark-start text:name="ZOTERO_ITEM CSL_CITATION {&quot;properties&quot;:{&quot;formattedCitation&quot;:&quot;[@cole_design-based_2016]&quot;,&quot;noteIndex&quot;:0},&quot;citationID&quot;:&quot;aabrapbw&quot;,&quot;citationItems&quot;:[{&quot;uris&quot;:[&quot;http://zotero.org/users/1913249/items/FYCLWKSL&quot;],&quot;itemData&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DOI&quot;:&quot;10.1080/10508406.2016.1187148&quot;,&quot;id&quot;:&quot;cole_design-based_2016&quot;,&quot;author&quot;:[{&quot;family&quot;:&quot;Cole&quot;,&quot;given&quot;:&quot;Michael&quot;},{&quot;family&quot;:&quot;Packer&quot;,&quot;given&quot;:&quot;Martin&quot;}],&quot;ISSN&quot;:&quot;1050-8406&quot;,&quot;page&quot;:&quot;503-530&quot;,&quot;volume&quot;:&quot;25&quot;,&quot;issue&quot;:&quot;4&quot;,&quot;URL&quot;:&quot;https://doi.org/10.1080/10508406.2016.1187148&quot;,&quot;source&quot;:&quot;Taylor and Francis+NEJM&quot;,&quot;type&quot;:&quot;article-journal&quot;,&quot;title&quot;:&quot;Design-Based Intervention Research as the Science of the Doubly Artificial&quot;,&quot;container-title&quot;:&quot;Journal of the Learning Sciences&quot;,&quot;accessed&quot;:{&quot;date-parts&quot;:[[&quot;2023&quot;,7,4]]},&quot;issued&quot;:{&quot;date-parts&quot;:[[&quot;2016&quot;,10,1]]},&quot;citation-key&quot;:&quot;cole_design-based_2016&quot;},&quot;id&quot;:8878,&quot;uri&quot;:[&quot;http://zotero.org/users/1913249/items/FYCLWKSL&quot;],&quot;suffix&quot;:&quot;&quot;,&quot;prefix&quot;:&quot;&quot;}],&quot;schema&quot;:&quot;https://github.com/citation-style-language/schema/raw/master/csl-citation.json&quot;} RNDeizketdnha"/>&lt;Do Zotero Refresh: [@cole_design-based_2016]&gt;<text:reference-mark-end text:name="ZOTERO_ITEM CSL_CITATION {&quot;properties&quot;:{&quot;formattedCitation&quot;:&quot;[@cole_design-based_2016]&quot;,&quot;noteIndex&quot;:0},&quot;citationID&quot;:&quot;aabrapbw&quot;,&quot;citationItems&quot;:[{&quot;uris&quot;:[&quot;http://zotero.org/users/1913249/items/FYCLWKSL&quot;],&quot;itemData&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DOI&quot;:&quot;10.1080/10508406.2016.1187148&quot;,&quot;id&quot;:&quot;cole_design-based_2016&quot;,&quot;author&quot;:[{&quot;family&quot;:&quot;Cole&quot;,&quot;given&quot;:&quot;Michael&quot;},{&quot;family&quot;:&quot;Packer&quot;,&quot;given&quot;:&quot;Martin&quot;}],&quot;ISSN&quot;:&quot;1050-8406&quot;,&quot;page&quot;:&quot;503-530&quot;,&quot;volume&quot;:&quot;25&quot;,&quot;issue&quot;:&quot;4&quot;,&quot;URL&quot;:&quot;https://doi.org/10.1080/10508406.2016.1187148&quot;,&quot;source&quot;:&quot;Taylor and Francis+NEJM&quot;,&quot;type&quot;:&quot;article-journal&quot;,&quot;title&quot;:&quot;Design-Based Intervention Research as the Science of the Doubly Artificial&quot;,&quot;container-title&quot;:&quot;Journal of the Learning Sciences&quot;,&quot;accessed&quot;:{&quot;date-parts&quot;:[[&quot;2023&quot;,7,4]]},&quot;issued&quot;:{&quot;date-parts&quot;:[[&quot;2016&quot;,10,1]]},&quot;citation-key&quot;:&quot;cole_design-based_2016&quot;},&quot;id&quot;:8878,&quot;uri&quot;:[&quot;http://zotero.org/users/1913249/items/FYCLWKSL&quot;],&quot;suffix&quot;:&quot;&quot;,&quot;prefix&quot;:&quot;&quot;}],&quot;schema&quot;:&quot;https://github.com/citation-style-language/schema/raw/master/csl-citation.json&quot;} RNDeizketdnha"/>.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properties&quot;:{&quot;formattedCitation&quot;:&quot;[@brown_cultural_2008]&quot;,&quot;noteIndex&quot;:0},&quot;citationID&quot;:&quot;dncalccy&quot;,&quot;citationItems&quot;:[{&quot;uris&quot;:[&quot;http://zotero.org/users/1913249/items/8QZDB9FX&quot;],&quot;itemData&quot;:{&quot;ISBN&quot;:&quot;978-0-470-75354-5&quot;,&quot;URL&quot;:&quot;http://onlinelibrary.wiley.com/doi/10.1002/9780470753545.ch17/summary&quot;,&quot;container-title&quot;:&quot;Learning for Life in the 21st Century: Sociocultural Perspectives on the Future of Education&quot;,&quot;type&quot;:&quot;chapter&quot;,&quot;DOI&quot;:&quot;10.1002/9780470753545.ch17&quot;,&quot;title&quot;:&quot;Cultural Historical Activity Theory and the Expansion of Opportunities for Learning After School&quot;,&quot;accessed&quot;:{&quot;date-parts&quot;:[[&quot;2017&quot;,7,28]]},&quot;publisher&quot;:&quot;Blackwell Publishing Ltd&quot;,&quot;source&quot;:&quot;onlinelibrary.wiley.com&quot;,&quot;page&quot;:&quot;225-238&quot;,&quot;id&quot;:&quot;brown_cultural_2008&quot;,&quot;language&quot;:&quot;en&quot;,&quot;author&quot;:[{&quot;family&quot;:&quot;Brown&quot;,&quot;given&quot;:&quot;Katherine&quot;},{&quot;family&quot;:&quot;Cole&quot;,&quot;given&quot;:&quot;Michael&quot;}],&quot;issued&quot;:{&quot;date-parts&quot;:[[&quot;2008&quot;,1,14]]},&quot;citation-key&quot;:&quot;brown_cultural_2008&quot;},&quot;id&quot;:1441,&quot;uri&quot;:[&quot;http://zotero.org/users/1913249/items/8QZDB9FX&quot;],&quot;suffix&quot;:&quot;&quot;,&quot;prefix&quot;:&quot;&quot;}],&quot;schema&quot;:&quot;https://github.com/citation-style-language/schema/raw/master/csl-citation.json&quot;} RNDzwonloonfp"/>&lt;Do Zotero Refresh: [@brown_cultural_2008]&gt;<text:reference-mark-end text:name="ZOTERO_ITEM CSL_CITATION {&quot;properties&quot;:{&quot;formattedCitation&quot;:&quot;[@brown_cultural_2008]&quot;,&quot;noteIndex&quot;:0},&quot;citationID&quot;:&quot;dncalccy&quot;,&quot;citationItems&quot;:[{&quot;uris&quot;:[&quot;http://zotero.org/users/1913249/items/8QZDB9FX&quot;],&quot;itemData&quot;:{&quot;ISBN&quot;:&quot;978-0-470-75354-5&quot;,&quot;URL&quot;:&quot;http://onlinelibrary.wiley.com/doi/10.1002/9780470753545.ch17/summary&quot;,&quot;container-title&quot;:&quot;Learning for Life in the 21st Century: Sociocultural Perspectives on the Future of Education&quot;,&quot;type&quot;:&quot;chapter&quot;,&quot;DOI&quot;:&quot;10.1002/9780470753545.ch17&quot;,&quot;title&quot;:&quot;Cultural Historical Activity Theory and the Expansion of Opportunities for Learning After School&quot;,&quot;accessed&quot;:{&quot;date-parts&quot;:[[&quot;2017&quot;,7,28]]},&quot;publisher&quot;:&quot;Blackwell Publishing Ltd&quot;,&quot;source&quot;:&quot;onlinelibrary.wiley.com&quot;,&quot;page&quot;:&quot;225-238&quot;,&quot;id&quot;:&quot;brown_cultural_2008&quot;,&quot;language&quot;:&quot;en&quot;,&quot;author&quot;:[{&quot;family&quot;:&quot;Brown&quot;,&quot;given&quot;:&quot;Katherine&quot;},{&quot;family&quot;:&quot;Cole&quot;,&quot;given&quot;:&quot;Michael&quot;}],&quot;issued&quot;:{&quot;date-parts&quot;:[[&quot;2008&quot;,1,14]]},&quot;citation-key&quot;:&quot;brown_cultural_2008&quot;},&quot;id&quot;:1441,&quot;uri&quot;:[&quot;http://zotero.org/users/1913249/items/8QZDB9FX&quot;],&quot;suffix&quot;:&quot;&quot;,&quot;prefix&quot;:&quot;&quot;}],&quot;schema&quot;:&quot;https://github.com/citation-style-language/schema/raw/master/csl-citation.json&quot;} RNDzwonloonfp"/>.</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This technique emerged in this study as one of value and is explored in chapters x and y.</text:p>
      <text:h text:style-name="Heading_20_2" text:outline-level="2"><text:bookmark-start text:name="project-based-learning-pbl"/>Project Based Learning (PBL)<text:bookmark-end text:name="project-based-learning-pbl"/></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25">
        <text:list-item>
          <text:p text:style-name="P37">Student choice</text:p>
        </text:list-item>
      </text:list>
      <text:p text:style-name="First_20_paragraph"><text:span text:style-name="T2">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properties&quot;:{&quot;formattedCitation&quot;:&quot;[@black-hawkins_achievement_2008]&quot;,&quot;noteIndex&quot;:0},&quot;citationID&quot;:&quot;chlgqlru&quot;,&quot;citationItems&quot;:[{&quot;uris&quot;:[&quot;http://zotero.org/users/1913249/items/CTT4LVZ4&quot;],&quot;itemData&quot;:{&quot;type&quot;:&quot;paper-conference&quot;,&quot;title&quot;:&quot;Achievement and inclusion in schools and classrooms: Participation and pedagogy&quot;,&quot;id&quot;:&quot;black-hawkins_achievement_2008&quot;,&quot;issued&quot;:{&quot;date-parts&quot;:[[&quot;2008&quot;]]},&quot;author&quot;:[{&quot;family&quot;:&quot;Black-Hawkins&quot;,&quot;given&quot;:&quot;Kristine&quot;},{&quot;family&quot;:&quot;Florian&quot;,&quot;given&quot;:&quot;Lani&quot;},{&quot;family&quot;:&quot;Rouse&quot;,&quot;given&quot;:&quot;Martyn&quot;}],&quot;container-title&quot;:&quot;Artículo presentado en la conferencia de British Educational Research Association. Universidad Heriot Watt. Edinburgh&quot;,&quot;citation-key&quot;:&quot;black-hawkins_achievement_2008&quot;},&quot;id&quot;:3616,&quot;uri&quot;:[&quot;http://zotero.org/users/1913249/items/CTT4LVZ4&quot;],&quot;suffix&quot;:&quot;&quot;,&quot;prefix&quot;:&quot;&quot;}],&quot;schema&quot;:&quot;https://github.com/citation-style-language/schema/raw/master/csl-citation.json&quot;} RNDfuhmvlzylk"/>&lt;Do Zotero Refresh: [@black-hawkins_achievement_2008]&gt;<text:reference-mark-end text:name="ZOTERO_ITEM CSL_CITATION {&quot;properties&quot;:{&quot;formattedCitation&quot;:&quot;[@black-hawkins_achievement_2008]&quot;,&quot;noteIndex&quot;:0},&quot;citationID&quot;:&quot;chlgqlru&quot;,&quot;citationItems&quot;:[{&quot;uris&quot;:[&quot;http://zotero.org/users/1913249/items/CTT4LVZ4&quot;],&quot;itemData&quot;:{&quot;type&quot;:&quot;paper-conference&quot;,&quot;title&quot;:&quot;Achievement and inclusion in schools and classrooms: Participation and pedagogy&quot;,&quot;id&quot;:&quot;black-hawkins_achievement_2008&quot;,&quot;issued&quot;:{&quot;date-parts&quot;:[[&quot;2008&quot;]]},&quot;author&quot;:[{&quot;family&quot;:&quot;Black-Hawkins&quot;,&quot;given&quot;:&quot;Kristine&quot;},{&quot;family&quot;:&quot;Florian&quot;,&quot;given&quot;:&quot;Lani&quot;},{&quot;family&quot;:&quot;Rouse&quot;,&quot;given&quot;:&quot;Martyn&quot;}],&quot;container-title&quot;:&quot;Artículo presentado en la conferencia de British Educational Research Association. Universidad Heriot Watt. Edinburgh&quot;,&quot;citation-key&quot;:&quot;black-hawkins_achievement_2008&quot;},&quot;id&quot;:3616,&quot;uri&quot;:[&quot;http://zotero.org/users/1913249/items/CTT4LVZ4&quot;],&quot;suffix&quot;:&quot;&quot;,&quot;prefix&quot;:&quot;&quot;}],&quot;schema&quot;:&quot;https://github.com/citation-style-language/schema/raw/master/csl-citation.json&quot;} RNDfuhmvlzylk"/>. The issue of alienation from the culture of computing in schools has been identified as an issue of concern especially for girls and some ethnic minorities <text:reference-mark-start text:name="ZOTERO_ITEM CSL_CITATION {&quot;properties&quot;:{&quot;formattedCitation&quot;:&quot;[@the_royal_society_after_2017]&quot;,&quot;noteIndex&quot;:0},&quot;citationID&quot;:&quot;bnjakxow&quot;,&quot;citationItems&quot;:[{&quot;uris&quot;:[&quot;http://zotero.org/users/1913249/items/VC9G3QNW&quot;],&quot;itemData&quot;:{&quot;URL&quot;:&quot;https://royalsociety.org/topics-policy/projects/computing-education/&quot;,&quot;publisher&quot;:&quot;The Royal Society&quot;,&quot;accessed&quot;:{&quot;date-parts&quot;:[[&quot;2018&quot;,7,2]]},&quot;type&quot;:&quot;report&quot;,&quot;source&quot;:&quot;ResearchGate&quot;,&quot;title-short&quot;:&quot;After the Reboot&quot;,&quot;issued&quot;:{&quot;date-parts&quot;:[[&quot;2017&quot;]]},&quot;title&quot;:&quot;After the Reboot: Computing Education in UK Schools&quot;,&quot;author&quot;:[{&quot;literal&quot;:&quot;The Royal Society&quot;}],&quot;id&quot;:&quot;the_royal_society_after_2017&quot;,&quot;citation-key&quot;:&quot;the_royal_society_after_2017&quot;},&quot;id&quot;:2292,&quot;uri&quot;:[&quot;http://zotero.org/users/1913249/items/VC9G3QNW&quot;],&quot;suffix&quot;:&quot;&quot;,&quot;prefix&quot;:&quot;&quot;}],&quot;schema&quot;:&quot;https://github.com/citation-style-language/schema/raw/master/csl-citation.json&quot;} RNDmcjsrladsq"/>&lt;Do Zotero Refresh: [@the_royal_society_after_2017]&gt;<text:reference-mark-end text:name="ZOTERO_ITEM CSL_CITATION {&quot;properties&quot;:{&quot;formattedCitation&quot;:&quot;[@the_royal_society_after_2017]&quot;,&quot;noteIndex&quot;:0},&quot;citationID&quot;:&quot;bnjakxow&quot;,&quot;citationItems&quot;:[{&quot;uris&quot;:[&quot;http://zotero.org/users/1913249/items/VC9G3QNW&quot;],&quot;itemData&quot;:{&quot;URL&quot;:&quot;https://royalsociety.org/topics-policy/projects/computing-education/&quot;,&quot;publisher&quot;:&quot;The Royal Society&quot;,&quot;accessed&quot;:{&quot;date-parts&quot;:[[&quot;2018&quot;,7,2]]},&quot;type&quot;:&quot;report&quot;,&quot;source&quot;:&quot;ResearchGate&quot;,&quot;title-short&quot;:&quot;After the Reboot&quot;,&quot;issued&quot;:{&quot;date-parts&quot;:[[&quot;2017&quot;]]},&quot;title&quot;:&quot;After the Reboot: Computing Education in UK Schools&quot;,&quot;author&quot;:[{&quot;literal&quot;:&quot;The Royal Society&quot;}],&quot;id&quot;:&quot;the_royal_society_after_2017&quot;,&quot;citation-key&quot;:&quot;the_royal_society_after_2017&quot;},&quot;id&quot;:2292,&quot;uri&quot;:[&quot;http://zotero.org/users/1913249/items/VC9G3QNW&quot;],&quot;suffix&quot;:&quot;&quot;,&quot;prefix&quot;:&quot;&quot;}],&quot;schema&quot;:&quot;https://github.com/citation-style-language/schema/raw/master/csl-citation.json&quot;} RNDmcjsrladsq"/>. Recent studies study the use of games and playful techniques to overcome exclusion from the culture of computing <text:reference-mark-start text:name="ZOTERO_ITEM CSL_CITATION {&quot;properties&quot;:{&quot;formattedCitation&quot;:&quot;[@kafai_diversifying_2017; @kafai_beyond_2014]&quot;,&quot;noteIndex&quot;:0},&quot;citationID&quot;:&quot;ojkuesha&quot;,&quot;citationItems&quot;:[{&quot;uris&quot;:[&quot;http://zotero.org/users/1913249/items/BB9XR78K&quot;],&quot;itemData&quot;:{&quot;type&quot;:&quot;book&quot;,&quot;ISBN&quot;:&quot;978-1-365-83026-6&quot;,&quot;title-short&quot;:&quot;Diversifying barbie and mortal kombat&quot;,&quot;publisher&quot;:&quot;ETC Press&quot;,&quot;title&quot;:&quot;Diversifying barbie and mortal kombat: intersectional perspectives and inclusive designs in gaming&quot;,&quot;DOI&quot;:&quot;10.1184/R1/6686738&quot;,&quot;event-place&quot;:&quot;Pittsburgh&quot;,&quot;publisher-place&quot;:&quot;Pittsburgh&quot;,&quot;number-of-pages&quot;:&quot;320&quot;,&quot;source&quot;:&quot;Google Books&quot;,&quot;language&quot;:&quot;en&quot;,&quot;id&quot;:&quot;kafai_diversifying_2017&quot;,&quot;issued&quot;:{&quot;date-parts&quot;:[[&quot;2017&quot;,3,21]]},&quot;author&quot;:[{&quot;family&quot;:&quot;Kafai&quot;,&quot;given&quot;:&quot;Yasmin&quot;},{&quot;family&quot;:&quot;Richard&quot;,&quot;given&quot;:&quot;Gabriela T.&quot;},{&quot;family&quot;:&quot;Tynes&quot;,&quot;given&quot;:&quot;Brendesha 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citation-key&quot;:&quot;kafai_diversifying_2017&quot;},&quot;id&quot;:3760,&quot;uri&quot;:[&quot;http://zotero.org/users/1913249/items/BB9XR78K&quot;],&quot;suffix&quot;:&quot;&quot;,&quot;prefix&quot;:&quot;&quot;},{&quot;uris&quot;:[&quot;http://zotero.org/users/1913249/items/XCATBQNK&quot;],&quot;itemData&quot;:{&quot;ISBN&quot;:&quot;978-1-4503-2105-1&quot;,&quot;publisher&quot;:&quot;European Society for Socially Embedded Technologies&quot;,&quot;event-place&quot;:&quot;Siegen, Germany, Germany&quot;,&quot;collection-title&quot;:&quot;Gender IT '14&quot;,&quot;issued&quot;:{&quot;date-parts&quot;:[[&quot;2014&quot;]]},&quot;author&quot;:[{&quot;family&quot;:&quot;Kafai&quot;,&quot;given&quot;:&quot;Yasmin&quot;},{&quot;family&quot;:&quot;Burke&quot;,&quot;given&quot;:&quot;Quinn&quot;}],&quot;page&quot;:&quot;21:21–21:28&quot;,&quot;title-short&quot;:&quot;Beyond game design for broadening participation&quot;,&quot;URL&quot;:&quot;http://dl.acm.org/citation.cfm?id=2670296.2670301&quot;,&quot;accessed&quot;:{&quot;date-parts&quot;:[[&quot;2018&quot;,7,18]]},&quot;type&quot;:&quot;paper-conference&quot;,&quot;source&quot;:&quot;ACM Digital Librar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container-title&quot;:&quot;Proceedings of Gender and IT Appropriation. Science and Practice on Dialogue - Forum for Interdisciplinary Exchange&quot;,&quot;publisher-place&quot;:&quot;Siegen, Germany, Germany&quot;,&quot;id&quot;:&quot;kafai_beyond_2014&quot;,&quot;citation-key&quot;:&quot;kafai_beyond_2014&quot;},&quot;id&quot;:3759,&quot;uri&quot;:[&quot;http://zotero.org/users/1913249/items/XCATBQNK&quot;],&quot;suffix&quot;:&quot;&quot;,&quot;prefix&quot;:&quot;&quot;}],&quot;schema&quot;:&quot;https://github.com/citation-style-language/schema/raw/master/csl-citation.json&quot;} RNDdgzoracabm"/>&lt;Do Zotero Refresh: [@kafai_diversifying_2017; @kafai_beyond_2014]&gt;<text:reference-mark-end text:name="ZOTERO_ITEM CSL_CITATION {&quot;properties&quot;:{&quot;formattedCitation&quot;:&quot;[@kafai_diversifying_2017; @kafai_beyond_2014]&quot;,&quot;noteIndex&quot;:0},&quot;citationID&quot;:&quot;ojkuesha&quot;,&quot;citationItems&quot;:[{&quot;uris&quot;:[&quot;http://zotero.org/users/1913249/items/BB9XR78K&quot;],&quot;itemData&quot;:{&quot;type&quot;:&quot;book&quot;,&quot;ISBN&quot;:&quot;978-1-365-83026-6&quot;,&quot;title-short&quot;:&quot;Diversifying barbie and mortal kombat&quot;,&quot;publisher&quot;:&quot;ETC Press&quot;,&quot;title&quot;:&quot;Diversifying barbie and mortal kombat: intersectional perspectives and inclusive designs in gaming&quot;,&quot;DOI&quot;:&quot;10.1184/R1/6686738&quot;,&quot;event-place&quot;:&quot;Pittsburgh&quot;,&quot;publisher-place&quot;:&quot;Pittsburgh&quot;,&quot;number-of-pages&quot;:&quot;320&quot;,&quot;source&quot;:&quot;Google Books&quot;,&quot;language&quot;:&quot;en&quot;,&quot;id&quot;:&quot;kafai_diversifying_2017&quot;,&quot;issued&quot;:{&quot;date-parts&quot;:[[&quot;2017&quot;,3,21]]},&quot;author&quot;:[{&quot;family&quot;:&quot;Kafai&quot;,&quot;given&quot;:&quot;Yasmin&quot;},{&quot;family&quot;:&quot;Richard&quot;,&quot;given&quot;:&quot;Gabriela T.&quot;},{&quot;family&quot;:&quot;Tynes&quot;,&quot;given&quot;:&quot;Brendesha 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citation-key&quot;:&quot;kafai_diversifying_2017&quot;},&quot;id&quot;:3760,&quot;uri&quot;:[&quot;http://zotero.org/users/1913249/items/BB9XR78K&quot;],&quot;suffix&quot;:&quot;&quot;,&quot;prefix&quot;:&quot;&quot;},{&quot;uris&quot;:[&quot;http://zotero.org/users/1913249/items/XCATBQNK&quot;],&quot;itemData&quot;:{&quot;ISBN&quot;:&quot;978-1-4503-2105-1&quot;,&quot;publisher&quot;:&quot;European Society for Socially Embedded Technologies&quot;,&quot;event-place&quot;:&quot;Siegen, Germany, Germany&quot;,&quot;collection-title&quot;:&quot;Gender IT '14&quot;,&quot;issued&quot;:{&quot;date-parts&quot;:[[&quot;2014&quot;]]},&quot;author&quot;:[{&quot;family&quot;:&quot;Kafai&quot;,&quot;given&quot;:&quot;Yasmin&quot;},{&quot;family&quot;:&quot;Burke&quot;,&quot;given&quot;:&quot;Quinn&quot;}],&quot;page&quot;:&quot;21:21–21:28&quot;,&quot;title-short&quot;:&quot;Beyond game design for broadening participation&quot;,&quot;URL&quot;:&quot;http://dl.acm.org/citation.cfm?id=2670296.2670301&quot;,&quot;accessed&quot;:{&quot;date-parts&quot;:[[&quot;2018&quot;,7,18]]},&quot;type&quot;:&quot;paper-conference&quot;,&quot;source&quot;:&quot;ACM Digital Librar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container-title&quot;:&quot;Proceedings of Gender and IT Appropriation. Science and Practice on Dialogue - Forum for Interdisciplinary Exchange&quot;,&quot;publisher-place&quot;:&quot;Siegen, Germany, Germany&quot;,&quot;id&quot;:&quot;kafai_beyond_2014&quot;,&quot;citation-key&quot;:&quot;kafai_beyond_2014&quot;},&quot;id&quot;:3759,&quot;uri&quot;:[&quot;http://zotero.org/users/1913249/items/XCATBQNK&quot;],&quot;suffix&quot;:&quot;&quot;,&quot;prefix&quot;:&quot;&quot;}],&quot;schema&quot;:&quot;https://github.com/citation-style-language/schema/raw/master/csl-citation.json&quot;} RNDdgzoracabm"/>.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properties&quot;:{&quot;formattedCitation&quot;:&quot;[@basham_understanding_2013]&quot;,&quot;noteIndex&quot;:0},&quot;citationID&quot;:&quot;ypilrsdj&quot;,&quot;citationItems&quot;:[{&quot;uris&quot;:[&quot;http://zotero.org/users/1913249/items/ZEEIICT3&quot;],&quot;itemData&quot;:{&quot;container-title&quot;:&quot;Teaching Exceptional Children&quot;,&quot;DOI&quot;:&quot;10.1177/004005991304500401&quot;,&quot;id&quot;:&quot;basham_understanding_2013&quot;,&quot;author&quot;:[{&quot;family&quot;:&quot;Basham&quot;,&quot;given&quot;:&quot;James D.&quot;},{&quot;family&quot;:&quot;Marino&quot;,&quot;given&quot;:&quot;Matthew T.&quot;}],&quot;ISSN&quot;:&quot;0040-0599, 2163-5684&quot;,&quot;page&quot;:&quot;8-15&quot;,&quot;volume&quot;:&quot;45&quot;,&quot;URL&quot;:&quot;http://journals.sagepub.com/doi/10.1177/004005991304500401&quot;,&quot;issue&quot;:&quot;4&quot;,&quot;type&quot;:&quot;article-journal&quot;,&quot;source&quot;:&quot;DOI.org (Crossref)&quot;,&quot;title&quot;:&quot;Understanding stem education and supporting students through universal design for learning&quot;,&quot;container-title-short&quot;:&quot;Teaching Exceptional Children&quot;,&quot;issued&quot;:{&quot;date-parts&quot;:[[&quot;2013&quot;,3]]},&quot;accessed&quot;:{&quot;date-parts&quot;:[[&quot;2022&quot;,3,31]]},&quot;language&quot;:&quot;en&quot;,&quot;citation-key&quot;:&quot;basham_understanding_2013&quot;},&quot;id&quot;:3742,&quot;uri&quot;:[&quot;http://zotero.org/users/1913249/items/ZEEIICT3&quot;],&quot;suffix&quot;:&quot;&quot;,&quot;prefix&quot;:&quot;&quot;}],&quot;schema&quot;:&quot;https://github.com/citation-style-language/schema/raw/master/csl-citation.json&quot;} RNDddnwtcgewl"/>&lt;Do Zotero Refresh: [@basham_understanding_2013]&gt;<text:reference-mark-end text:name="ZOTERO_ITEM CSL_CITATION {&quot;properties&quot;:{&quot;formattedCitation&quot;:&quot;[@basham_understanding_2013]&quot;,&quot;noteIndex&quot;:0},&quot;citationID&quot;:&quot;ypilrsdj&quot;,&quot;citationItems&quot;:[{&quot;uris&quot;:[&quot;http://zotero.org/users/1913249/items/ZEEIICT3&quot;],&quot;itemData&quot;:{&quot;container-title&quot;:&quot;Teaching Exceptional Children&quot;,&quot;DOI&quot;:&quot;10.1177/004005991304500401&quot;,&quot;id&quot;:&quot;basham_understanding_2013&quot;,&quot;author&quot;:[{&quot;family&quot;:&quot;Basham&quot;,&quot;given&quot;:&quot;James D.&quot;},{&quot;family&quot;:&quot;Marino&quot;,&quot;given&quot;:&quot;Matthew T.&quot;}],&quot;ISSN&quot;:&quot;0040-0599, 2163-5684&quot;,&quot;page&quot;:&quot;8-15&quot;,&quot;volume&quot;:&quot;45&quot;,&quot;URL&quot;:&quot;http://journals.sagepub.com/doi/10.1177/004005991304500401&quot;,&quot;issue&quot;:&quot;4&quot;,&quot;type&quot;:&quot;article-journal&quot;,&quot;source&quot;:&quot;DOI.org (Crossref)&quot;,&quot;title&quot;:&quot;Understanding stem education and supporting students through universal design for learning&quot;,&quot;container-title-short&quot;:&quot;Teaching Exceptional Children&quot;,&quot;issued&quot;:{&quot;date-parts&quot;:[[&quot;2013&quot;,3]]},&quot;accessed&quot;:{&quot;date-parts&quot;:[[&quot;2022&quot;,3,31]]},&quot;language&quot;:&quot;en&quot;,&quot;citation-key&quot;:&quot;basham_understanding_2013&quot;},&quot;id&quot;:3742,&quot;uri&quot;:[&quot;http://zotero.org/users/1913249/items/ZEEIICT3&quot;],&quot;suffix&quot;:&quot;&quot;,&quot;prefix&quot;:&quot;&quot;}],&quot;schema&quot;:&quot;https://github.com/citation-style-language/schema/raw/master/csl-citation.json&quot;} RNDddnwtcgewl"/>.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properties&quot;:{&quot;formattedCitation&quot;:&quot;[@hernandez_aalborg_2015]&quot;,&quot;noteIndex&quot;:0},&quot;citationID&quot;:&quot;wdlzklnb&quot;,&quot;citationItems&quot;:[{&quot;uris&quot;:[&quot;http://zotero.org/users/1913249/items/GUME4KHQ&quot;],&quot;itemData&quot;:{&quot;URL&quot;:&quot;https://journals.aau.dk/index.php/pbl/article/view/1206&quot;,&quot;container-title&quot;:&quot;Journal of Problem Based Learning in Higher Education&quot;,&quot;volume&quot;:&quot;3&quot;,&quot;accessed&quot;:{&quot;date-parts&quot;:[[&quot;2016&quot;,11,27]]},&quot;type&quot;:&quot;article-journal&quot;,&quot;source&quot;:&quot;Google Scholar&quot;,&quot;title&quot;:&quot;The Aalborg University PO-PBL Model from a Socio-cultural Learning Perspective&quot;,&quot;id&quot;:&quot;hernandez_aalborg_2015&quot;,&quot;issued&quot;:{&quot;date-parts&quot;:[[&quot;2015&quot;]]},&quot;author&quot;:[{&quot;family&quot;:&quot;Hernandez&quot;,&quot;given&quot;:&quot;Carola&quot;},{&quot;family&quot;:&quot;Ravn&quot;,&quot;given&quot;:&quot;Ole&quot;},{&quot;family&quot;:&quot;Valero&quot;,&quot;given&quot;:&quot;Paola&quot;}],&quot;issue&quot;:&quot;2&quot;,&quot;citation-key&quot;:&quot;hernandez_aalborg_2015&quot;},&quot;id&quot;:332,&quot;uri&quot;:[&quot;http://zotero.org/users/1913249/items/GUME4KHQ&quot;],&quot;suffix&quot;:&quot;&quot;,&quot;prefix&quot;:&quot;&quot;}],&quot;schema&quot;:&quot;https://github.com/citation-style-language/schema/raw/master/csl-citation.json&quot;} RNDlqcmdbbmmt"/>&lt;Do Zotero Refresh: [@hernandez_aalborg_2015]&gt;<text:reference-mark-end text:name="ZOTERO_ITEM CSL_CITATION {&quot;properties&quot;:{&quot;formattedCitation&quot;:&quot;[@hernandez_aalborg_2015]&quot;,&quot;noteIndex&quot;:0},&quot;citationID&quot;:&quot;wdlzklnb&quot;,&quot;citationItems&quot;:[{&quot;uris&quot;:[&quot;http://zotero.org/users/1913249/items/GUME4KHQ&quot;],&quot;itemData&quot;:{&quot;URL&quot;:&quot;https://journals.aau.dk/index.php/pbl/article/view/1206&quot;,&quot;container-title&quot;:&quot;Journal of Problem Based Learning in Higher Education&quot;,&quot;volume&quot;:&quot;3&quot;,&quot;accessed&quot;:{&quot;date-parts&quot;:[[&quot;2016&quot;,11,27]]},&quot;type&quot;:&quot;article-journal&quot;,&quot;source&quot;:&quot;Google Scholar&quot;,&quot;title&quot;:&quot;The Aalborg University PO-PBL Model from a Socio-cultural Learning Perspective&quot;,&quot;id&quot;:&quot;hernandez_aalborg_2015&quot;,&quot;issued&quot;:{&quot;date-parts&quot;:[[&quot;2015&quot;]]},&quot;author&quot;:[{&quot;family&quot;:&quot;Hernandez&quot;,&quot;given&quot;:&quot;Carola&quot;},{&quot;family&quot;:&quot;Ravn&quot;,&quot;given&quot;:&quot;Ole&quot;},{&quot;family&quot;:&quot;Valero&quot;,&quot;given&quot;:&quot;Paola&quot;}],&quot;issue&quot;:&quot;2&quot;,&quot;citation-key&quot;:&quot;hernandez_aalborg_2015&quot;},&quot;id&quot;:332,&quot;uri&quot;:[&quot;http://zotero.org/users/1913249/items/GUME4KHQ&quot;],&quot;suffix&quot;:&quot;&quot;,&quot;prefix&quot;:&quot;&quot;}],&quot;schema&quot;:&quot;https://github.com/citation-style-language/schema/raw/master/csl-citation.json&quot;} RNDlqcmdbbmmt"/></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properties&quot;:{&quot;formattedCitation&quot;:&quot;[@cook_using_2016]&quot;,&quot;noteIndex&quot;:0},&quot;citationID&quot;:&quot;eqditqen&quot;,&quot;citationItems&quot;:[{&quot;uris&quot;:[&quot;http://zotero.org/users/1913249/items/NQJRLAS4&quot;],&quot;itemData&quot;:{&quot;type&quot;:&quot;chapter&quot;,&quot;page&quot;:&quot;239-248&quot;,&quot;title&quot;:&quot;Using universal design for learning to personalize an evidence-based practice for students with disabilities&quot;,&quot;id&quot;:&quot;cook_using_2016&quot;,&quot;source&quot;:&quot;ResearchGate&quot;,&quot;author&quot;:[{&quot;family&quot;:&quot;Cook&quot;,&quot;given&quot;:&quot;Sara&quot;},{&quot;family&quot;:&quot;Rao&quot;,&quot;given&quot;:&quot;Kavita&quot;},{&quot;family&quot;:&quot;Cook&quot;,&quot;given&quot;:&quot;Bryan&quot;}],&quot;issued&quot;:{&quot;date-parts&quot;:[[&quot;2016&quot;,1,1]]},&quot;citation-key&quot;:&quot;cook_using_2016&quot;},&quot;id&quot;:3931,&quot;uri&quot;:[&quot;http://zotero.org/users/1913249/items/NQJRLAS4&quot;],&quot;suffix&quot;:&quot;&quot;,&quot;prefix&quot;:&quot;&quot;}],&quot;schema&quot;:&quot;https://github.com/citation-style-language/schema/raw/master/csl-citation.json&quot;} RNDskrpvothnd"/>&lt;Do Zotero Refresh: [@cook_using_2016]&gt;<text:reference-mark-end text:name="ZOTERO_ITEM CSL_CITATION {&quot;properties&quot;:{&quot;formattedCitation&quot;:&quot;[@cook_using_2016]&quot;,&quot;noteIndex&quot;:0},&quot;citationID&quot;:&quot;eqditqen&quot;,&quot;citationItems&quot;:[{&quot;uris&quot;:[&quot;http://zotero.org/users/1913249/items/NQJRLAS4&quot;],&quot;itemData&quot;:{&quot;type&quot;:&quot;chapter&quot;,&quot;page&quot;:&quot;239-248&quot;,&quot;title&quot;:&quot;Using universal design for learning to personalize an evidence-based practice for students with disabilities&quot;,&quot;id&quot;:&quot;cook_using_2016&quot;,&quot;source&quot;:&quot;ResearchGate&quot;,&quot;author&quot;:[{&quot;family&quot;:&quot;Cook&quot;,&quot;given&quot;:&quot;Sara&quot;},{&quot;family&quot;:&quot;Rao&quot;,&quot;given&quot;:&quot;Kavita&quot;},{&quot;family&quot;:&quot;Cook&quot;,&quot;given&quot;:&quot;Bryan&quot;}],&quot;issued&quot;:{&quot;date-parts&quot;:[[&quot;2016&quot;,1,1]]},&quot;citation-key&quot;:&quot;cook_using_2016&quot;},&quot;id&quot;:3931,&quot;uri&quot;:[&quot;http://zotero.org/users/1913249/items/NQJRLAS4&quot;],&quot;suffix&quot;:&quot;&quot;,&quot;prefix&quot;:&quot;&quot;}],&quot;schema&quot;:&quot;https://github.com/citation-style-language/schema/raw/master/csl-citation.json&quot;} RNDskrpvothnd"/> explored the alignment of UDL with another framework, CRA, which consists of a three stage model to support learners to develop concepts <text:reference-mark-start text:name="ZOTERO_ITEM CSL_CITATION {&quot;properties&quot;:{&quot;formattedCitation&quot;:&quot;[@fyfe_concreteness_2014]&quot;,&quot;noteIndex&quot;:0},&quot;citationID&quot;:&quot;sbferhqv&quot;,&quot;citationItems&quot;:[{&quot;uris&quot;:[&quot;http://zotero.org/users/1913249/items/5L265CMQ&quot;],&quot;itemData&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d&quot;:&quot;fyfe_concreteness_2014&quot;,&quot;author&quot;:[{&quot;family&quot;:&quot;Fyfe&quot;,&quot;given&quot;:&quot;Emily R.&quot;},{&quot;family&quot;:&quot;McNeil&quot;,&quot;given&quot;:&quot;Nicole M.&quot;},{&quot;family&quot;:&quot;Son&quot;,&quot;given&quot;:&quot;Ji Y.&quot;},{&quot;family&quot;:&quot;Goldstone&quot;,&quot;given&quot;:&quot;Robert L.&quot;}],&quot;ISSN&quot;:&quot;1040-726X, 1573-336X&quot;,&quot;page&quot;:&quot;9-25&quot;,&quot;title-short&quot;:&quot;Concreteness Fading in Mathematics and Science Instruction&quot;,&quot;volume&quot;:&quot;26&quot;,&quot;URL&quot;:&quot;http://link.springer.com/10.1007/s10648-014-9249-3&quot;,&quot;issue&quot;:&quot;1&quot;,&quot;type&quot;:&quot;article-journal&quot;,&quot;source&quot;:&quot;DOI.org (Crossref)&quot;,&quot;title&quot;:&quot;Concreteness Fading in Mathematics and Science Instruction: a Systematic Review&quot;,&quot;container-title-short&quot;:&quot;Educ Psychol Rev&quot;,&quot;issued&quot;:{&quot;date-parts&quot;:[[&quot;2014&quot;,3]]},&quot;accessed&quot;:{&quot;date-parts&quot;:[[&quot;2021&quot;,3,28]]},&quot;language&quot;:&quot;en&quot;,&quot;citation-key&quot;:&quot;fyfe_concreteness_2014&quot;},&quot;id&quot;:65,&quot;uri&quot;:[&quot;http://zotero.org/users/1913249/items/5L265CMQ&quot;],&quot;suffix&quot;:&quot;&quot;,&quot;prefix&quot;:&quot;&quot;}],&quot;schema&quot;:&quot;https://github.com/citation-style-language/schema/raw/master/csl-citation.json&quot;} RNDjshvmllqtf"/>&lt;Do Zotero Refresh: [@fyfe_concreteness_2014]&gt;<text:reference-mark-end text:name="ZOTERO_ITEM CSL_CITATION {&quot;properties&quot;:{&quot;formattedCitation&quot;:&quot;[@fyfe_concreteness_2014]&quot;,&quot;noteIndex&quot;:0},&quot;citationID&quot;:&quot;sbferhqv&quot;,&quot;citationItems&quot;:[{&quot;uris&quot;:[&quot;http://zotero.org/users/1913249/items/5L265CMQ&quot;],&quot;itemData&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d&quot;:&quot;fyfe_concreteness_2014&quot;,&quot;author&quot;:[{&quot;family&quot;:&quot;Fyfe&quot;,&quot;given&quot;:&quot;Emily R.&quot;},{&quot;family&quot;:&quot;McNeil&quot;,&quot;given&quot;:&quot;Nicole M.&quot;},{&quot;family&quot;:&quot;Son&quot;,&quot;given&quot;:&quot;Ji Y.&quot;},{&quot;family&quot;:&quot;Goldstone&quot;,&quot;given&quot;:&quot;Robert L.&quot;}],&quot;ISSN&quot;:&quot;1040-726X, 1573-336X&quot;,&quot;page&quot;:&quot;9-25&quot;,&quot;title-short&quot;:&quot;Concreteness Fading in Mathematics and Science Instruction&quot;,&quot;volume&quot;:&quot;26&quot;,&quot;URL&quot;:&quot;http://link.springer.com/10.1007/s10648-014-9249-3&quot;,&quot;issue&quot;:&quot;1&quot;,&quot;type&quot;:&quot;article-journal&quot;,&quot;source&quot;:&quot;DOI.org (Crossref)&quot;,&quot;title&quot;:&quot;Concreteness Fading in Mathematics and Science Instruction: a Systematic Review&quot;,&quot;container-title-short&quot;:&quot;Educ Psychol Rev&quot;,&quot;issued&quot;:{&quot;date-parts&quot;:[[&quot;2014&quot;,3]]},&quot;accessed&quot;:{&quot;date-parts&quot;:[[&quot;2021&quot;,3,28]]},&quot;language&quot;:&quot;en&quot;,&quot;citation-key&quot;:&quot;fyfe_concreteness_2014&quot;},&quot;id&quot;:65,&quot;uri&quot;:[&quot;http://zotero.org/users/1913249/items/5L265CMQ&quot;],&quot;suffix&quot;:&quot;&quot;,&quot;prefix&quot;:&quot;&quot;}],&quot;schema&quot;:&quot;https://github.com/citation-style-language/schema/raw/master/csl-citation.json&quot;} RNDjshvmllqtf"/>.</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properties&quot;:{&quot;formattedCitation&quot;:&quot;[@olsson2014conceptual]&quot;,&quot;noteIndex&quot;:0},&quot;citationID&quot;:&quot;gyszikpe&quot;,&quot;citationItems&quot;:[{&quot;uris&quot;:[&quot;http://zotero.org/users/1913249/items/CCN7UC6X&quot;],&quot;itemData&quot;:{&quot;page&quot;:&quot;1–16&quot;,&quot;container-title&quot;:&quot;Digital games research association (DiGRA), snowbird, utah, USA (2014)&quot;,&quot;type&quot;:&quot;paper-conference&quot;,&quot;title&quot;:&quot;The conceptual relationship model: understanding patterns and mechanics in game design&quot;,&quot;issued&quot;:{&quot;date-parts&quot;:[[&quot;2014&quot;]]},&quot;publisher&quot;:&quot;DiGRA&quot;,&quot;author&quot;:[{&quot;family&quot;:&quot;Olsson&quot;,&quot;given&quot;:&quot;Carl Magnus&quot;},{&quot;family&quot;:&quot;Björk&quot;,&quot;given&quot;:&quot;Staffan&quot;},{&quot;family&quot;:&quot;Dahlskog&quot;,&quot;given&quot;:&quot;Steve&quot;}],&quot;id&quot;:&quot;olsson2014conceptual&quot;,&quot;citation-key&quot;:&quot;olsson2014conceptual&quot;},&quot;id&quot;:8683,&quot;uri&quot;:[&quot;http://zotero.org/users/1913249/items/CCN7UC6X&quot;],&quot;suffix&quot;:&quot;&quot;,&quot;prefix&quot;:&quot;&quot;}],&quot;schema&quot;:&quot;https://github.com/citation-style-language/schema/raw/master/csl-citation.json&quot;} RNDyimmmenrif"/>&lt;Do Zotero Refresh: [@olsson2014conceptual]&gt;<text:reference-mark-end text:name="ZOTERO_ITEM CSL_CITATION {&quot;properties&quot;:{&quot;formattedCitation&quot;:&quot;[@olsson2014conceptual]&quot;,&quot;noteIndex&quot;:0},&quot;citationID&quot;:&quot;gyszikpe&quot;,&quot;citationItems&quot;:[{&quot;uris&quot;:[&quot;http://zotero.org/users/1913249/items/CCN7UC6X&quot;],&quot;itemData&quot;:{&quot;page&quot;:&quot;1–16&quot;,&quot;container-title&quot;:&quot;Digital games research association (DiGRA), snowbird, utah, USA (2014)&quot;,&quot;type&quot;:&quot;paper-conference&quot;,&quot;title&quot;:&quot;The conceptual relationship model: understanding patterns and mechanics in game design&quot;,&quot;issued&quot;:{&quot;date-parts&quot;:[[&quot;2014&quot;]]},&quot;publisher&quot;:&quot;DiGRA&quot;,&quot;author&quot;:[{&quot;family&quot;:&quot;Olsson&quot;,&quot;given&quot;:&quot;Carl Magnus&quot;},{&quot;family&quot;:&quot;Björk&quot;,&quot;given&quot;:&quot;Staffan&quot;},{&quot;family&quot;:&quot;Dahlskog&quot;,&quot;given&quot;:&quot;Steve&quot;}],&quot;id&quot;:&quot;olsson2014conceptual&quot;,&quot;citation-key&quot;:&quot;olsson2014conceptual&quot;},&quot;id&quot;:8683,&quot;uri&quot;:[&quot;http://zotero.org/users/1913249/items/CCN7UC6X&quot;],&quot;suffix&quot;:&quot;&quot;,&quot;prefix&quot;:&quot;&quot;}],&quot;schema&quot;:&quot;https://github.com/citation-style-language/schema/raw/master/csl-citation.json&quot;} RNDyimmmenrif"/>.</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2">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properties&quot;:{&quot;formattedCitation&quot;:&quot;[@mayer_should_2004]&quot;,&quot;noteIndex&quot;:0},&quot;citationID&quot;:&quot;zzaiside&quot;,&quot;citationItems&quot;:[{&quot;uris&quot;:[&quot;http://zotero.org/users/1913249/items/7TSBS695&quot;],&quot;itemData&quot;:{&quot;type&quot;:&quot;article-journal&quot;,&quot;page&quot;:&quot;14-19&quot;,&quot;URL&quot;:&quot;http://doi.apa.org/getdoi.cfm?doi=10.1037/0003-066X.59.1.14&quot;,&quot;container-title&quot;:&quot;American Psychologist&quot;,&quot;volume&quot;:&quot;59&quot;,&quot;DOI&quot;:&quot;10.1037/0003-066X.59.1.14&quot;,&quot;title&quot;:&quot;Should There Be a Three-Strikes Rule Against Pure Discovery Learning?&quot;,&quot;accessed&quot;:{&quot;date-parts&quot;:[[&quot;2017&quot;,10,2]]},&quot;language&quot;:&quot;en&quot;,&quot;source&quot;:&quot;CrossRef&quot;,&quot;issued&quot;:{&quot;date-parts&quot;:[[&quot;2004&quot;]]},&quot;id&quot;:&quot;mayer_should_2004&quot;,&quot;issue&quot;:&quot;1&quot;,&quot;author&quot;:[{&quot;family&quot;:&quot;Mayer&quot;,&quot;given&quot;:&quot;Richard E.&quot;}],&quot;ISSN&quot;:&quot;1935-990X, 0003-066X&quot;,&quot;citation-key&quot;:&quot;mayer_should_2004&quot;},&quot;id&quot;:1907,&quot;uri&quot;:[&quot;http://zotero.org/users/1913249/items/7TSBS695&quot;],&quot;suffix&quot;:&quot;&quot;,&quot;prefix&quot;:&quot;&quot;}],&quot;schema&quot;:&quot;https://github.com/citation-style-language/schema/raw/master/csl-citation.json&quot;} RNDtpunublmbu"/>&lt;Do Zotero Refresh: [@mayer_should_2004]&gt;<text:reference-mark-end text:name="ZOTERO_ITEM CSL_CITATION {&quot;properties&quot;:{&quot;formattedCitation&quot;:&quot;[@mayer_should_2004]&quot;,&quot;noteIndex&quot;:0},&quot;citationID&quot;:&quot;zzaiside&quot;,&quot;citationItems&quot;:[{&quot;uris&quot;:[&quot;http://zotero.org/users/1913249/items/7TSBS695&quot;],&quot;itemData&quot;:{&quot;type&quot;:&quot;article-journal&quot;,&quot;page&quot;:&quot;14-19&quot;,&quot;URL&quot;:&quot;http://doi.apa.org/getdoi.cfm?doi=10.1037/0003-066X.59.1.14&quot;,&quot;container-title&quot;:&quot;American Psychologist&quot;,&quot;volume&quot;:&quot;59&quot;,&quot;DOI&quot;:&quot;10.1037/0003-066X.59.1.14&quot;,&quot;title&quot;:&quot;Should There Be a Three-Strikes Rule Against Pure Discovery Learning?&quot;,&quot;accessed&quot;:{&quot;date-parts&quot;:[[&quot;2017&quot;,10,2]]},&quot;language&quot;:&quot;en&quot;,&quot;source&quot;:&quot;CrossRef&quot;,&quot;issued&quot;:{&quot;date-parts&quot;:[[&quot;2004&quot;]]},&quot;id&quot;:&quot;mayer_should_2004&quot;,&quot;issue&quot;:&quot;1&quot;,&quot;author&quot;:[{&quot;family&quot;:&quot;Mayer&quot;,&quot;given&quot;:&quot;Richard E.&quot;}],&quot;ISSN&quot;:&quot;1935-990X, 0003-066X&quot;,&quot;citation-key&quot;:&quot;mayer_should_2004&quot;},&quot;id&quot;:1907,&quot;uri&quot;:[&quot;http://zotero.org/users/1913249/items/7TSBS695&quot;],&quot;suffix&quot;:&quot;&quot;,&quot;prefix&quot;:&quot;&quot;}],&quot;schema&quot;:&quot;https://github.com/citation-style-language/schema/raw/master/csl-citation.json&quot;} RNDtpunublmbu"/>.</text:p>
      <text:p text:style-name="Text_20_body">On the other end of the spectrum, tutorials are a common way of learning coding and exist in many forms and formats <text:reference-mark-start text:name="ZOTERO_ITEM CSL_CITATION {&quot;properties&quot;:{&quot;formattedCitation&quot;:&quot;[@head_composing_2020; @kim_pedagogical_2017]&quot;,&quot;noteIndex&quot;:0},&quot;citationID&quot;:&quot;xqzwzlil&quot;,&quot;citationItems&quot;:[{&quot;uris&quot;:[&quot;http://zotero.org/users/1913249/items/7I5JT79P&quot;],&quot;itemData&quot;:{&quot;ISBN&quot;:&quot;978-1-4503-6708-0&quot;,&quot;container-title&quot;:&quot;Proceedings of the 2020 CHI Conference on Human Factors in Computing Systems&quot;,&quot;DOI&quot;:&quot;10.1145/3313831.3376798&quot;,&quot;event-place&quot;:&quot;New York, NY, USA&quot;,&quot;collection-title&quot;:&quot;CHI '20&quot;,&quot;issued&quot;:{&quot;date-parts&quot;:[[&quot;2020&quot;,4,23]]},&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page&quot;:&quot;1–12&quot;,&quot;URL&quot;:&quot;https://dl.acm.org/doi/10.1145/3313831.3376798&quot;,&quot;accessed&quot;:{&quot;date-parts&quot;:[[&quot;2023&quot;,6,13]]},&quot;type&quot;:&quot;paper-conference&quot;,&quot;source&quot;:&quot;ACM Digital Library&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title&quot;:&quot;Composing Flexibly-Organized Step-by-Step Tutorials from Linked Source Code, Snippets, and Outputs&quot;,&quot;publisher&quot;:&quot;Association for Computing Machinery&quot;,&quot;publisher-place&quot;:&quot;New York, NY, USA&quot;,&quot;id&quot;:&quot;head_composing_2020&quot;,&quot;citation-key&quot;:&quot;head_composing_2020&quot;},&quot;id&quot;:8712,&quot;uri&quot;:[&quot;http://zotero.org/users/1913249/items/7I5JT79P&quot;],&quot;suffix&quot;:&quot;&quot;,&quot;prefix&quot;:&quot;&quot;},{&quot;uris&quot;:[&quot;http://zotero.org/users/1913249/items/BVPG23QV&quot;],&quot;itemData&quot;:{&quot;ISBN&quot;:&quot;978-1-4503-4698-6&quot;,&quot;container-title&quot;:&quot;Proceedings of the 2017 ACM SIGCSE Technical Symposium on Computer Science Education&quot;,&quot;DOI&quot;:&quot;10.1145/3017680.3017728&quot;,&quot;event-place&quot;:&quot;New York, NY, USA&quot;,&quot;collection-title&quot;:&quot;SIGCSE '17&quot;,&quot;issued&quot;:{&quot;date-parts&quot;:[[&quot;2017&quot;,3,8]]},&quot;author&quot;:[{&quot;family&quot;:&quot;Kim&quot;,&quot;given&quot;:&quot;Ada S.&quot;},{&quot;family&quot;:&quot;Ko&quot;,&quot;given&quot;:&quot;Amy J.&quot;}],&quot;page&quot;:&quot;321–326&quot;,&quot;URL&quot;:&quot;https://dl.acm.org/doi/10.1145/3017680.3017728&quot;,&quot;accessed&quot;:{&quot;date-parts&quot;:[[&quot;2023&quot;,6,13]]},&quot;type&quot;:&quot;paper-conference&quot;,&quot;source&quot;:&quot;ACM Digital Libra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itle&quot;:&quot;A Pedagogical Analysis of Online Coding Tutorials&quot;,&quot;publisher&quot;:&quot;Association for Computing Machinery&quot;,&quot;publisher-place&quot;:&quot;New York, NY, USA&quot;,&quot;id&quot;:&quot;kim_pedagogical_2017&quot;,&quot;citation-key&quot;:&quot;kim_pedagogical_2017&quot;},&quot;id&quot;:8714,&quot;uri&quot;:[&quot;http://zotero.org/users/1913249/items/BVPG23QV&quot;],&quot;suffix&quot;:&quot;&quot;,&quot;prefix&quot;:&quot;&quot;}],&quot;schema&quot;:&quot;https://github.com/citation-style-language/schema/raw/master/csl-citation.json&quot;} RNDpwcybcyckq"/>&lt;Do Zotero Refresh: [@head_composing_2020; @kim_pedagogical_2017]&gt;<text:reference-mark-end text:name="ZOTERO_ITEM CSL_CITATION {&quot;properties&quot;:{&quot;formattedCitation&quot;:&quot;[@head_composing_2020; @kim_pedagogical_2017]&quot;,&quot;noteIndex&quot;:0},&quot;citationID&quot;:&quot;xqzwzlil&quot;,&quot;citationItems&quot;:[{&quot;uris&quot;:[&quot;http://zotero.org/users/1913249/items/7I5JT79P&quot;],&quot;itemData&quot;:{&quot;ISBN&quot;:&quot;978-1-4503-6708-0&quot;,&quot;container-title&quot;:&quot;Proceedings of the 2020 CHI Conference on Human Factors in Computing Systems&quot;,&quot;DOI&quot;:&quot;10.1145/3313831.3376798&quot;,&quot;event-place&quot;:&quot;New York, NY, USA&quot;,&quot;collection-title&quot;:&quot;CHI '20&quot;,&quot;issued&quot;:{&quot;date-parts&quot;:[[&quot;2020&quot;,4,23]]},&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page&quot;:&quot;1–12&quot;,&quot;URL&quot;:&quot;https://dl.acm.org/doi/10.1145/3313831.3376798&quot;,&quot;accessed&quot;:{&quot;date-parts&quot;:[[&quot;2023&quot;,6,13]]},&quot;type&quot;:&quot;paper-conference&quot;,&quot;source&quot;:&quot;ACM Digital Library&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title&quot;:&quot;Composing Flexibly-Organized Step-by-Step Tutorials from Linked Source Code, Snippets, and Outputs&quot;,&quot;publisher&quot;:&quot;Association for Computing Machinery&quot;,&quot;publisher-place&quot;:&quot;New York, NY, USA&quot;,&quot;id&quot;:&quot;head_composing_2020&quot;,&quot;citation-key&quot;:&quot;head_composing_2020&quot;},&quot;id&quot;:8712,&quot;uri&quot;:[&quot;http://zotero.org/users/1913249/items/7I5JT79P&quot;],&quot;suffix&quot;:&quot;&quot;,&quot;prefix&quot;:&quot;&quot;},{&quot;uris&quot;:[&quot;http://zotero.org/users/1913249/items/BVPG23QV&quot;],&quot;itemData&quot;:{&quot;ISBN&quot;:&quot;978-1-4503-4698-6&quot;,&quot;container-title&quot;:&quot;Proceedings of the 2017 ACM SIGCSE Technical Symposium on Computer Science Education&quot;,&quot;DOI&quot;:&quot;10.1145/3017680.3017728&quot;,&quot;event-place&quot;:&quot;New York, NY, USA&quot;,&quot;collection-title&quot;:&quot;SIGCSE '17&quot;,&quot;issued&quot;:{&quot;date-parts&quot;:[[&quot;2017&quot;,3,8]]},&quot;author&quot;:[{&quot;family&quot;:&quot;Kim&quot;,&quot;given&quot;:&quot;Ada S.&quot;},{&quot;family&quot;:&quot;Ko&quot;,&quot;given&quot;:&quot;Amy J.&quot;}],&quot;page&quot;:&quot;321–326&quot;,&quot;URL&quot;:&quot;https://dl.acm.org/doi/10.1145/3017680.3017728&quot;,&quot;accessed&quot;:{&quot;date-parts&quot;:[[&quot;2023&quot;,6,13]]},&quot;type&quot;:&quot;paper-conference&quot;,&quot;source&quot;:&quot;ACM Digital Libra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itle&quot;:&quot;A Pedagogical Analysis of Online Coding Tutorials&quot;,&quot;publisher&quot;:&quot;Association for Computing Machinery&quot;,&quot;publisher-place&quot;:&quot;New York, NY, USA&quot;,&quot;id&quot;:&quot;kim_pedagogical_2017&quot;,&quot;citation-key&quot;:&quot;kim_pedagogical_2017&quot;},&quot;id&quot;:8714,&quot;uri&quot;:[&quot;http://zotero.org/users/1913249/items/BVPG23QV&quot;],&quot;suffix&quot;:&quot;&quot;,&quot;prefix&quot;:&quot;&quot;}],&quot;schema&quot;:&quot;https://github.com/citation-style-language/schema/raw/master/csl-citation.json&quot;} RNDpwcybcyckq"/>.</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properties&quot;:{&quot;formattedCitation&quot;:&quot;[@kim_pedagogical_2017, p. 325]&quot;,&quot;noteIndex&quot;:0},&quot;citationID&quot;:&quot;kovedqrx&quot;,&quot;citationItems&quot;:[{&quot;uris&quot;:[&quot;http://zotero.org/users/1913249/items/BVPG23QV&quot;],&quot;locator&quot;:&quot; 325&quot;,&quot;itemData&quot;:{&quot;ISBN&quot;:&quot;978-1-4503-4698-6&quot;,&quot;container-title&quot;:&quot;Proceedings of the 2017 ACM SIGCSE Technical Symposium on Computer Science Education&quot;,&quot;DOI&quot;:&quot;10.1145/3017680.3017728&quot;,&quot;event-place&quot;:&quot;New York, NY, USA&quot;,&quot;collection-title&quot;:&quot;SIGCSE '17&quot;,&quot;issued&quot;:{&quot;date-parts&quot;:[[&quot;2017&quot;,3,8]]},&quot;author&quot;:[{&quot;family&quot;:&quot;Kim&quot;,&quot;given&quot;:&quot;Ada S.&quot;},{&quot;family&quot;:&quot;Ko&quot;,&quot;given&quot;:&quot;Amy J.&quot;}],&quot;page&quot;:&quot;321–326&quot;,&quot;URL&quot;:&quot;https://dl.acm.org/doi/10.1145/3017680.3017728&quot;,&quot;accessed&quot;:{&quot;date-parts&quot;:[[&quot;2023&quot;,6,13]]},&quot;type&quot;:&quot;paper-conference&quot;,&quot;source&quot;:&quot;ACM Digital Libra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itle&quot;:&quot;A Pedagogical Analysis of Online Coding Tutorials&quot;,&quot;publisher&quot;:&quot;Association for Computing Machinery&quot;,&quot;publisher-place&quot;:&quot;New York, NY, USA&quot;,&quot;id&quot;:&quot;kim_pedagogical_2017&quot;,&quot;citation-key&quot;:&quot;kim_pedagogical_2017&quot;},&quot;id&quot;:8714,&quot;uri&quot;:[&quot;http://zotero.org/users/1913249/items/BVPG23QV&quot;],&quot;prefix&quot;:&quot;&quot;}],&quot;schema&quot;:&quot;https://github.com/citation-style-language/schema/raw/master/csl-citation.json&quot;} RNDsdktxikwek"/>&lt;Do Zotero Refresh: [@kim_pedagogical_2017, p. 325]&gt;<text:reference-mark-end text:name="ZOTERO_ITEM CSL_CITATION {&quot;properties&quot;:{&quot;formattedCitation&quot;:&quot;[@kim_pedagogical_2017, p. 325]&quot;,&quot;noteIndex&quot;:0},&quot;citationID&quot;:&quot;kovedqrx&quot;,&quot;citationItems&quot;:[{&quot;uris&quot;:[&quot;http://zotero.org/users/1913249/items/BVPG23QV&quot;],&quot;locator&quot;:&quot; 325&quot;,&quot;itemData&quot;:{&quot;ISBN&quot;:&quot;978-1-4503-4698-6&quot;,&quot;container-title&quot;:&quot;Proceedings of the 2017 ACM SIGCSE Technical Symposium on Computer Science Education&quot;,&quot;DOI&quot;:&quot;10.1145/3017680.3017728&quot;,&quot;event-place&quot;:&quot;New York, NY, USA&quot;,&quot;collection-title&quot;:&quot;SIGCSE '17&quot;,&quot;issued&quot;:{&quot;date-parts&quot;:[[&quot;2017&quot;,3,8]]},&quot;author&quot;:[{&quot;family&quot;:&quot;Kim&quot;,&quot;given&quot;:&quot;Ada S.&quot;},{&quot;family&quot;:&quot;Ko&quot;,&quot;given&quot;:&quot;Amy J.&quot;}],&quot;page&quot;:&quot;321–326&quot;,&quot;URL&quot;:&quot;https://dl.acm.org/doi/10.1145/3017680.3017728&quot;,&quot;accessed&quot;:{&quot;date-parts&quot;:[[&quot;2023&quot;,6,13]]},&quot;type&quot;:&quot;paper-conference&quot;,&quot;source&quot;:&quot;ACM Digital Library&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itle&quot;:&quot;A Pedagogical Analysis of Online Coding Tutorials&quot;,&quot;publisher&quot;:&quot;Association for Computing Machinery&quot;,&quot;publisher-place&quot;:&quot;New York, NY, USA&quot;,&quot;id&quot;:&quot;kim_pedagogical_2017&quot;,&quot;citation-key&quot;:&quot;kim_pedagogical_2017&quot;},&quot;id&quot;:8714,&quot;uri&quot;:[&quot;http://zotero.org/users/1913249/items/BVPG23QV&quot;],&quot;prefix&quot;:&quot;&quot;}],&quot;schema&quot;:&quot;https://github.com/citation-style-language/schema/raw/master/csl-citation.json&quot;} RNDsdktxikwek"/>.</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properties&quot;:{&quot;formattedCitation&quot;:&quot;[@kirschner_why_2006; @kollar_collaboration_2006]&quot;,&quot;noteIndex&quot;:0},&quot;citationID&quot;:&quot;hmvxiywk&quot;,&quot;citationItems&quot;:[{&quot;uris&quot;:[&quot;http://zotero.org/users/1913249/items/F84HG9BX&quot;],&quot;itemData&quot;:{&quot;page&quot;:&quot;75–86&quot;,&quot;container-title&quot;:&quot;Educational psychologist&quot;,&quot;volume&quot;:&quot;41&quot;,&quot;issue&quot;:&quot;2&quot;,&quot;type&quot;:&quot;article-journal&quot;,&quot;source&quot;:&quot;Google Scholar&quot;,&quot;title-short&quot;:&quot;Why minimal guidance during instruction does not work&quot;,&quot;id&quot;:&quot;kirschner_why_2006&quot;,&quot;title&quot;:&quot;Why minimal guidance during instruction does not work: An analysis of the failure of constructivist, discovery, problem-based, experiential, and inquiry-based teaching&quot;,&quot;author&quot;:[{&quot;family&quot;:&quot;Kirschner&quot;,&quot;given&quot;:&quot;Paul A.&quot;},{&quot;family&quot;:&quot;Sweller&quot;,&quot;given&quot;:&quot;John&quot;},{&quot;family&quot;:&quot;Clark&quot;,&quot;given&quot;:&quot;Richard E.&quot;}],&quot;issued&quot;:{&quot;date-parts&quot;:[[&quot;2006&quot;]]},&quot;citation-key&quot;:&quot;kirschner_why_2006&quot;},&quot;id&quot;:1832,&quot;uri&quot;:[&quot;http://zotero.org/users/1913249/items/F84HG9BX&quot;],&quot;suffix&quot;:&quot;&quot;,&quot;prefix&quot;:&quot;&quot;},{&quot;uris&quot;:[&quot;http://zotero.org/users/1913249/items/XC38WUCL&quot;],&quot;itemData&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container-title&quot;:&quot;Educational Psychology Review&quot;,&quot;DOI&quot;:&quot;10.1007/s10648-006-9007-2&quot;,&quot;id&quot;:&quot;kollar_collaboration_2006&quot;,&quot;author&quot;:[{&quot;family&quot;:&quot;Kollar&quot;,&quot;given&quot;:&quot;Ingo&quot;},{&quot;family&quot;:&quot;Fischer&quot;,&quot;given&quot;:&quot;Frank&quot;},{&quot;family&quot;:&quot;Hesse&quot;,&quot;given&quot;:&quot;Friedrich W.&quot;}],&quot;ISSN&quot;:&quot;1573-336X&quot;,&quot;page&quot;:&quot;159-185&quot;,&quot;volume&quot;:&quot;18&quot;,&quot;URL&quot;:&quot;https://doi.org/10.1007/s10648-006-9007-2&quot;,&quot;issue&quot;:&quot;2&quot;,&quot;type&quot;:&quot;article-journal&quot;,&quot;source&quot;:&quot;Springer Link&quot;,&quot;title&quot;:&quot;Collaboration Scripts – A Conceptual Analysis&quot;,&quot;container-title-short&quot;:&quot;Educ Psychol Rev&quot;,&quot;issued&quot;:{&quot;date-parts&quot;:[[&quot;2006&quot;,6,1]]},&quot;accessed&quot;:{&quot;date-parts&quot;:[[&quot;2018&quot;,12,20]]},&quot;language&quot;:&quot;en&quot;,&quot;citation-key&quot;:&quot;kollar_collaboration_2006&quot;},&quot;id&quot;:176,&quot;uri&quot;:[&quot;http://zotero.org/users/1913249/items/XC38WUCL&quot;],&quot;suffix&quot;:&quot;&quot;,&quot;prefix&quot;:&quot;&quot;}],&quot;schema&quot;:&quot;https://github.com/citation-style-language/schema/raw/master/csl-citation.json&quot;} RNDaunllyzgcd"/>&lt;Do Zotero Refresh: [@kirschner_why_2006; @kollar_collaboration_2006]&gt;<text:reference-mark-end text:name="ZOTERO_ITEM CSL_CITATION {&quot;properties&quot;:{&quot;formattedCitation&quot;:&quot;[@kirschner_why_2006; @kollar_collaboration_2006]&quot;,&quot;noteIndex&quot;:0},&quot;citationID&quot;:&quot;hmvxiywk&quot;,&quot;citationItems&quot;:[{&quot;uris&quot;:[&quot;http://zotero.org/users/1913249/items/F84HG9BX&quot;],&quot;itemData&quot;:{&quot;page&quot;:&quot;75–86&quot;,&quot;container-title&quot;:&quot;Educational psychologist&quot;,&quot;volume&quot;:&quot;41&quot;,&quot;issue&quot;:&quot;2&quot;,&quot;type&quot;:&quot;article-journal&quot;,&quot;source&quot;:&quot;Google Scholar&quot;,&quot;title-short&quot;:&quot;Why minimal guidance during instruction does not work&quot;,&quot;id&quot;:&quot;kirschner_why_2006&quot;,&quot;title&quot;:&quot;Why minimal guidance during instruction does not work: An analysis of the failure of constructivist, discovery, problem-based, experiential, and inquiry-based teaching&quot;,&quot;author&quot;:[{&quot;family&quot;:&quot;Kirschner&quot;,&quot;given&quot;:&quot;Paul A.&quot;},{&quot;family&quot;:&quot;Sweller&quot;,&quot;given&quot;:&quot;John&quot;},{&quot;family&quot;:&quot;Clark&quot;,&quot;given&quot;:&quot;Richard E.&quot;}],&quot;issued&quot;:{&quot;date-parts&quot;:[[&quot;2006&quot;]]},&quot;citation-key&quot;:&quot;kirschner_why_2006&quot;},&quot;id&quot;:1832,&quot;uri&quot;:[&quot;http://zotero.org/users/1913249/items/F84HG9BX&quot;],&quot;suffix&quot;:&quot;&quot;,&quot;prefix&quot;:&quot;&quot;},{&quot;uris&quot;:[&quot;http://zotero.org/users/1913249/items/XC38WUCL&quot;],&quot;itemData&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container-title&quot;:&quot;Educational Psychology Review&quot;,&quot;DOI&quot;:&quot;10.1007/s10648-006-9007-2&quot;,&quot;id&quot;:&quot;kollar_collaboration_2006&quot;,&quot;author&quot;:[{&quot;family&quot;:&quot;Kollar&quot;,&quot;given&quot;:&quot;Ingo&quot;},{&quot;family&quot;:&quot;Fischer&quot;,&quot;given&quot;:&quot;Frank&quot;},{&quot;family&quot;:&quot;Hesse&quot;,&quot;given&quot;:&quot;Friedrich W.&quot;}],&quot;ISSN&quot;:&quot;1573-336X&quot;,&quot;page&quot;:&quot;159-185&quot;,&quot;volume&quot;:&quot;18&quot;,&quot;URL&quot;:&quot;https://doi.org/10.1007/s10648-006-9007-2&quot;,&quot;issue&quot;:&quot;2&quot;,&quot;type&quot;:&quot;article-journal&quot;,&quot;source&quot;:&quot;Springer Link&quot;,&quot;title&quot;:&quot;Collaboration Scripts – A Conceptual Analysis&quot;,&quot;container-title-short&quot;:&quot;Educ Psychol Rev&quot;,&quot;issued&quot;:{&quot;date-parts&quot;:[[&quot;2006&quot;,6,1]]},&quot;accessed&quot;:{&quot;date-parts&quot;:[[&quot;2018&quot;,12,20]]},&quot;language&quot;:&quot;en&quot;,&quot;citation-key&quot;:&quot;kollar_collaboration_2006&quot;},&quot;id&quot;:176,&quot;uri&quot;:[&quot;http://zotero.org/users/1913249/items/XC38WUCL&quot;],&quot;suffix&quot;:&quot;&quot;,&quot;prefix&quot;:&quot;&quot;}],&quot;schema&quot;:&quot;https://github.com/citation-style-language/schema/raw/master/csl-citation.json&quot;} RNDaunllyzgcd"/></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2">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properties&quot;:{&quot;formattedCitation&quot;:&quot;[-@rainer_drama_2012]&quot;,&quot;noteIndex&quot;:0},&quot;citationID&quot;:&quot;xubpxlju&quot;,&quot;citationItems&quot;:[{&quot;suppress-author&quot;:true,&quot;uris&quot;:[&quot;http://zotero.org/users/1913249/items/L9DXC8RY&quot;],&quot;id&quot;:3679,&quot;uri&quot;:[&quot;http://zotero.org/users/1913249/items/L9DXC8RY&quot;],&quot;itemData&quot;:{&quot;ISBN&quot;:&quot;978-1-136-49649-3&quot;,&quot;publisher&quot;:&quot;Routledge&quot;,&quot;type&quot;:&quot;book&quot;,&quot;title-short&quot;:&quot;Drama at the Heart of the Secondary School&quot;,&quot;title&quot;:&quot;Drama at the Heart of the Secondary School: Projects to Promote Authentic Learning&quot;,&quot;number-of-pages&quot;:&quot;286&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author&quot;:[{&quot;family&quot;:&quot;Rainer&quot;,&quot;given&quot;:&quot;John&quot;},{&quot;family&quot;:&quot;Lewis&quot;,&quot;given&quot;:&quot;Martin&quot;}],&quot;id&quot;:&quot;rainer_drama_2012&quot;,&quot;citation-key&quot;:&quot;rainer_drama_2012&quot;},&quot;suffix&quot;:&quot;&quot;,&quot;prefix&quot;:&quot;&quot;}],&quot;schema&quot;:&quot;https://github.com/citation-style-language/schema/raw/master/csl-citation.json&quot;} RNDutrydzkzxt"/>&lt;Do Zotero Refresh: [-@rainer_drama_2012]&gt;<text:reference-mark-end text:name="ZOTERO_ITEM CSL_CITATION {&quot;properties&quot;:{&quot;formattedCitation&quot;:&quot;[-@rainer_drama_2012]&quot;,&quot;noteIndex&quot;:0},&quot;citationID&quot;:&quot;xubpxlju&quot;,&quot;citationItems&quot;:[{&quot;suppress-author&quot;:true,&quot;uris&quot;:[&quot;http://zotero.org/users/1913249/items/L9DXC8RY&quot;],&quot;id&quot;:3679,&quot;uri&quot;:[&quot;http://zotero.org/users/1913249/items/L9DXC8RY&quot;],&quot;itemData&quot;:{&quot;ISBN&quot;:&quot;978-1-136-49649-3&quot;,&quot;publisher&quot;:&quot;Routledge&quot;,&quot;type&quot;:&quot;book&quot;,&quot;title-short&quot;:&quot;Drama at the Heart of the Secondary School&quot;,&quot;title&quot;:&quot;Drama at the Heart of the Secondary School: Projects to Promote Authentic Learning&quot;,&quot;number-of-pages&quot;:&quot;286&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sued&quot;:{&quot;date-parts&quot;:[[&quot;2012&quot;,3,15]]},&quot;language&quot;:&quot;en&quot;,&quot;author&quot;:[{&quot;family&quot;:&quot;Rainer&quot;,&quot;given&quot;:&quot;John&quot;},{&quot;family&quot;:&quot;Lewis&quot;,&quot;given&quot;:&quot;Martin&quot;}],&quot;id&quot;:&quot;rainer_drama_2012&quot;,&quot;citation-key&quot;:&quot;rainer_drama_2012&quot;},&quot;suffix&quot;:&quot;&quot;,&quot;prefix&quot;:&quot;&quot;}],&quot;schema&quot;:&quot;https://github.com/citation-style-language/schema/raw/master/csl-citation.json&quot;} RNDutrydzkzxt"/>.</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properties&quot;:{&quot;formattedCitation&quot;:&quot;[@garneli_computing_2015-1; @humble_use_nodate]&quot;,&quot;noteIndex&quot;:0},&quot;citationID&quot;:&quot;ytezorkz&quot;,&quot;citationItems&quot;:[{&quot;uris&quot;:[&quot;http://zotero.org/users/1913249/items/JS7WH5LK&quot;],&quot;itemData&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type&quot;:&quot;paper-conference&quot;,&quot;DOI&quot;:&quot;10.1109/EDUCON.2015.7096023&quot;,&quot;event-title&quot;:&quot;2015 IEEE Global Engineering Education Conference (EDUCON)&quot;,&quot;title-short&quot;:&quot;Computing education in K-12 schools&quot;,&quot;title&quot;:&quot;Computing education in K-12 schools: A review of the literature&quot;,&quot;source&quot;:&quot;IEEE Xplore&quot;,&quot;page&quot;:&quot;543-551&quot;,&quot;id&quot;:&quot;garneli_computing_2015-1&quot;,&quot;issued&quot;:{&quot;date-parts&quot;:[[&quot;2015&quot;,3]]},&quot;author&quot;:[{&quot;family&quot;:&quot;Garneli&quot;,&quot;given&quot;:&quot;Varvara&quot;},{&quot;family&quot;:&quot;Giannakos&quot;,&quot;given&quot;:&quot;Michail N.&quot;},{&quot;family&quot;:&quot;Chorianopoulos&quot;,&quot;given&quot;:&quot;Konstantinos&quot;}],&quot;ISSN&quot;:&quot;2165-9567&quot;,&quot;citation-key&quot;:&quot;garneli_computing_2015-1&quot;},&quot;id&quot;:8832,&quot;uri&quot;:[&quot;http://zotero.org/users/1913249/items/JS7WH5LK&quot;],&quot;suffix&quot;:&quot;&quot;,&quot;prefix&quot;:&quot;&quot;},{&quot;uris&quot;:[&quot;http://zotero.org/users/1913249/items/TDQEKVP4&quot;],&quot;itemData&quot;:{&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title&quot;:&quot;The use of Programming Tools in Teaching and Learning Material by K-12 Teachers&quot;,&quot;id&quot;:&quot;humble_use_nodate&quot;,&quot;source&quot;:&quot;Zotero&quot;,&quot;author&quot;:[{&quot;family&quot;:&quot;Humble&quot;,&quot;given&quot;:&quot;Niklas&quot;}],&quot;language&quot;:&quot;en&quot;,&quot;citation-key&quot;:&quot;humble_use_nodate&quot;},&quot;id&quot;:8831,&quot;uri&quot;:[&quot;http://zotero.org/users/1913249/items/TDQEKVP4&quot;],&quot;suffix&quot;:&quot;&quot;,&quot;prefix&quot;:&quot;&quot;}],&quot;schema&quot;:&quot;https://github.com/citation-style-language/schema/raw/master/csl-citation.json&quot;} RNDqkgsndmptk"/>&lt;Do Zotero Refresh: [@garneli_computing_2015-1; @humble_use_nodate]&gt;<text:reference-mark-end text:name="ZOTERO_ITEM CSL_CITATION {&quot;properties&quot;:{&quot;formattedCitation&quot;:&quot;[@garneli_computing_2015-1; @humble_use_nodate]&quot;,&quot;noteIndex&quot;:0},&quot;citationID&quot;:&quot;ytezorkz&quot;,&quot;citationItems&quot;:[{&quot;uris&quot;:[&quot;http://zotero.org/users/1913249/items/JS7WH5LK&quot;],&quot;itemData&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type&quot;:&quot;paper-conference&quot;,&quot;DOI&quot;:&quot;10.1109/EDUCON.2015.7096023&quot;,&quot;event-title&quot;:&quot;2015 IEEE Global Engineering Education Conference (EDUCON)&quot;,&quot;title-short&quot;:&quot;Computing education in K-12 schools&quot;,&quot;title&quot;:&quot;Computing education in K-12 schools: A review of the literature&quot;,&quot;source&quot;:&quot;IEEE Xplore&quot;,&quot;page&quot;:&quot;543-551&quot;,&quot;id&quot;:&quot;garneli_computing_2015-1&quot;,&quot;issued&quot;:{&quot;date-parts&quot;:[[&quot;2015&quot;,3]]},&quot;author&quot;:[{&quot;family&quot;:&quot;Garneli&quot;,&quot;given&quot;:&quot;Varvara&quot;},{&quot;family&quot;:&quot;Giannakos&quot;,&quot;given&quot;:&quot;Michail N.&quot;},{&quot;family&quot;:&quot;Chorianopoulos&quot;,&quot;given&quot;:&quot;Konstantinos&quot;}],&quot;ISSN&quot;:&quot;2165-9567&quot;,&quot;citation-key&quot;:&quot;garneli_computing_2015-1&quot;},&quot;id&quot;:8832,&quot;uri&quot;:[&quot;http://zotero.org/users/1913249/items/JS7WH5LK&quot;],&quot;suffix&quot;:&quot;&quot;,&quot;prefix&quot;:&quot;&quot;},{&quot;uris&quot;:[&quot;http://zotero.org/users/1913249/items/TDQEKVP4&quot;],&quot;itemData&quot;:{&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title&quot;:&quot;The use of Programming Tools in Teaching and Learning Material by K-12 Teachers&quot;,&quot;id&quot;:&quot;humble_use_nodate&quot;,&quot;source&quot;:&quot;Zotero&quot;,&quot;author&quot;:[{&quot;family&quot;:&quot;Humble&quot;,&quot;given&quot;:&quot;Niklas&quot;}],&quot;language&quot;:&quot;en&quot;,&quot;citation-key&quot;:&quot;humble_use_nodate&quot;},&quot;id&quot;:8831,&quot;uri&quot;:[&quot;http://zotero.org/users/1913249/items/TDQEKVP4&quot;],&quot;suffix&quot;:&quot;&quot;,&quot;prefix&quot;:&quot;&quot;}],&quot;schema&quot;:&quot;https://github.com/citation-style-language/schema/raw/master/csl-citation.json&quot;} RNDqkgsndmptk"/>,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26">
        <text:list-item>
          <text:p text:style-name="P38">New curriculum</text:p>
        </text:list-item>
        <text:list-item>
          <text:p text:style-name="P38">bursaries</text:p>
        </text:list-item>
        <text:list-item>
          <text:p text:style-name="P38">CPD</text:p>
        </text:list-item>
        <text:list-item>
          <text:p text:style-name="P38">CAS and community responses</text:p>
        </text:list-item>
        <text:list-item>
          <text:p text:style-name="P38">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27">
        <text:list-item>
          <text:p text:style-name="P39">Foundations support innovation and therefore are difficult to maintain</text:p>
        </text:list-item>
        <text:list-item>
          <text:p text:style-name="P39">Enthusiast responses are hard to maintain in face of conflicting Factors</text:p>
        </text:list-item>
        <text:list-item>
          <text:p text:style-name="P39">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2">Research / University context</text:span></text:p>
      <text:list text:style-name="L28">
        <text:list-item>
          <text:p text:style-name="P40">University partnership context. Service learnings.</text:p>
        </text:list-item>
        <text:list-item>
          <text:p text:style-name="P40">Examples like Scratch with MiT. Barefoot computing which was Kent?</text:p>
        </text:list-item>
        <text:list-item>
          <text:p text:style-name="P40">Service learning to support code clubs</text:p>
        </text:list-item>
      </text:list>
      <text:p text:style-name="First_20_paragraph"><text:span text:style-name="T2">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removed"/>Removed<text:bookmark-end text:name="removed"/></text:h>
      <text:list text:style-name="L29">
        <text:list-item>
          <text:p text:style-name="P41">Tinkering -Design-based &amp; Tinkering / Exploratory - Bevan et al -hci and affordance theory, technical barriers , solved by design - link with contructionis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4-07-24T07:57:17Z</meta:creation-date>
    <dc:date>2024-07-24T07:57:1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